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anning trigo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Xacc</text:p>
          </table:table-cell>
          <table:table-cell office:value-type="string">
            <text:p>sin left</text:p>
          </table:table-cell>
          <table:table-cell office:value-type="string">
            <text:p>cos right</text:p>
          </table:table-cell>
          <table:table-cell/>
          <table:table-cell office:value-type="string">
            <text:p>x</text:p>
          </table:table-cell>
          <table:table-cell office:value-type="string">
            <text:p>sinx</text:p>
          </table:table-cell>
          <table:table-cell office:value-type="string">
            <text:p>cosx</text:p>
          </table:table-cell>
        </table:table-row>
        <table:table-row table:style-name="ro1">
          <table:table-cell office:value-type="float" office:value="-75">
            <text:p>-75</text:p>
          </table:table-cell>
          <table:table-cell table:formula="of:=SIN(((75+[.A2])/300)*PI())" office:value-type="float" office:value="0">
            <text:p>0</text:p>
          </table:table-cell>
          <table:table-cell table:formula="of:=COS((75+[.A2])/300*PI())" office:value-type="float" office:value="1">
            <text:p>1</text:p>
          </table:table-cell>
          <table:table-cell/>
          <table:table-cell office:value-type="float" office:value="-3.1416">
            <text:p>-3,1416</text:p>
          </table:table-cell>
          <table:table-cell table:formula="of:=SIN([.E2])" office:value-type="float" office:value="0.00000734641020664359">
            <text:p>7,34641020664359E-006</text:p>
          </table:table-cell>
          <table:table-cell table:formula="of:=COS([.E2])" office:value-type="float" office:value="-0.999999999973015">
            <text:p>-1</text:p>
          </table:table-cell>
        </table:table-row>
        <table:table-row table:style-name="ro1">
          <table:table-cell office:value-type="float" office:value="-74">
            <text:p>-74</text:p>
          </table:table-cell>
          <table:table-cell table:formula="of:=SIN(((75+[.A3])/300)*PI())" office:value-type="float" office:value="0.0104717841162458">
            <text:p>0,0104717841</text:p>
          </table:table-cell>
          <table:table-cell table:formula="of:=COS((75+[.A3])/300*PI())" office:value-type="float" office:value="0.999945169365512">
            <text:p>0,9999451694</text:p>
          </table:table-cell>
          <table:table-cell/>
          <table:table-cell office:value-type="float" office:value="0">
            <text:p>0</text:p>
          </table:table-cell>
          <table:table-cell table:formula="of:=SIN([.E3])" office:value-type="float" office:value="0">
            <text:p>0</text:p>
          </table:table-cell>
          <table:table-cell table:formula="of:=COS([.E3])" office:value-type="float" office:value="1">
            <text:p>1</text:p>
          </table:table-cell>
        </table:table-row>
        <table:table-row table:style-name="ro1">
          <table:table-cell office:value-type="float" office:value="-73">
            <text:p>-73</text:p>
          </table:table-cell>
          <table:table-cell table:formula="of:=SIN(((75+[.A4])/300)*PI())" office:value-type="float" office:value="0.020942419883357">
            <text:p>0,0209424199</text:p>
          </table:table-cell>
          <table:table-cell table:formula="of:=COS((75+[.A4])/300*PI())" office:value-type="float" office:value="0.999780683474845">
            <text:p>0,9997806835</text:p>
          </table:table-cell>
          <table:table-cell/>
          <table:table-cell office:value-type="float" office:value="3.14">
            <text:p>3,14</text:p>
          </table:table-cell>
          <table:table-cell table:formula="of:=SIN([.E4])" office:value-type="float" office:value="0.00159265291648683">
            <text:p>0,0015926529</text:p>
          </table:table-cell>
          <table:table-cell table:formula="of:=COS([.E4])" office:value-type="float" office:value="-0.999998731727539">
            <text:p>-0,9999987317</text:p>
          </table:table-cell>
        </table:table-row>
        <table:table-row table:style-name="ro1">
          <table:table-cell office:value-type="float" office:value="-72">
            <text:p>-72</text:p>
          </table:table-cell>
          <table:table-cell table:formula="of:=SIN(((75+[.A5])/300)*PI())" office:value-type="float" office:value="0.0314107590781283">
            <text:p>0,0314107591</text:p>
          </table:table-cell>
          <table:table-cell table:formula="of:=COS((75+[.A5])/300*PI())" office:value-type="float" office:value="0.999506560365731">
            <text:p>0,9995065604</text:p>
          </table:table-cell>
          <table:table-cell table:number-columns-repeated="4"/>
        </table:table-row>
        <table:table-row table:style-name="ro1">
          <table:table-cell office:value-type="float" office:value="-71">
            <text:p>-71</text:p>
          </table:table-cell>
          <table:table-cell table:formula="of:=SIN(((75+[.A6])/300)*PI())" office:value-type="float" office:value="0.0418756537291996">
            <text:p>0,0418756537</text:p>
          </table:table-cell>
          <table:table-cell table:formula="of:=COS((75+[.A6])/300*PI())" office:value-type="float" office:value="0.999122830098858">
            <text:p>0,9991228301</text:p>
          </table:table-cell>
          <table:table-cell table:number-columns-repeated="4"/>
        </table:table-row>
        <table:table-row table:style-name="ro1">
          <table:table-cell office:value-type="float" office:value="-70">
            <text:p>-70</text:p>
          </table:table-cell>
          <table:table-cell table:formula="of:=SIN(((75+[.A7])/300)*PI())" office:value-type="float" office:value="0.0523359562429438">
            <text:p>0,0523359562</text:p>
          </table:table-cell>
          <table:table-cell table:formula="of:=COS((75+[.A7])/300*PI())" office:value-type="float" office:value="0.998629534754574">
            <text:p>0,9986295348</text:p>
          </table:table-cell>
          <table:table-cell table:number-columns-repeated="4"/>
        </table:table-row>
        <table:table-row table:style-name="ro1">
          <table:table-cell office:value-type="float" office:value="-69">
            <text:p>-69</text:p>
          </table:table-cell>
          <table:table-cell table:formula="of:=SIN(((75+[.A8])/300)*PI())" office:value-type="float" office:value="0.0627905195293134">
            <text:p>0,0627905195</text:p>
          </table:table-cell>
          <table:table-cell table:formula="of:=COS((75+[.A8])/300*PI())" office:value-type="float" office:value="0.998026728428271">
            <text:p>0,9980267284</text:p>
          </table:table-cell>
          <table:table-cell table:number-columns-repeated="4"/>
        </table:table-row>
        <table:table-row table:style-name="ro1">
          <table:table-cell office:value-type="float" office:value="-68">
            <text:p>-68</text:p>
          </table:table-cell>
          <table:table-cell table:formula="of:=SIN(((75+[.A9])/300)*PI())" office:value-type="float" office:value="0.0732381971276317">
            <text:p>0,0732381971</text:p>
          </table:table-cell>
          <table:table-cell table:formula="of:=COS((75+[.A9])/300*PI())" office:value-type="float" office:value="0.997314477224458">
            <text:p>0,9973144772</text:p>
          </table:table-cell>
          <table:table-cell table:number-columns-repeated="4"/>
        </table:table-row>
        <table:table-row table:style-name="ro1">
          <table:table-cell office:value-type="float" office:value="-67">
            <text:p>-67</text:p>
          </table:table-cell>
          <table:table-cell table:formula="of:=SIN(((75+[.A10])/300)*PI())" office:value-type="float" office:value="0.0836778433323155">
            <text:p>0,0836778433</text:p>
          </table:table-cell>
          <table:table-cell table:formula="of:=COS((75+[.A10])/300*PI())" office:value-type="float" office:value="0.996492859249504">
            <text:p>0,9964928592</text:p>
          </table:table-cell>
          <table:table-cell table:number-columns-repeated="4"/>
        </table:table-row>
        <table:table-row table:style-name="ro1">
          <table:table-cell office:value-type="float" office:value="-66">
            <text:p>-66</text:p>
          </table:table-cell>
          <table:table-cell table:formula="of:=SIN(((75+[.A11])/300)*PI())" office:value-type="float" office:value="0.0941083133185143">
            <text:p>0,0941083133</text:p>
          </table:table-cell>
          <table:table-cell table:formula="of:=COS((75+[.A11])/300*PI())" office:value-type="float" office:value="0.99556196460308">
            <text:p>0,9955619646</text:p>
          </table:table-cell>
          <table:table-cell/>
          <table:table-cell>
            <draw:frame table:end-cell-address="'panning trigo'.L31" table:end-x="1.029cm" table:end-y="0.068cm" draw:z-index="0" draw:style-name="gr1" draw:text-style-name="P1" svg:width="15.999cm" svg:height="8.999cm" svg:x="0.837cm" svg:y="0.101cm">
              <draw:object draw:notify-on-update-of-ranges="'panning trigo'.A2:'panning trigo'.A152 'panning trigo'.A2:'panning trigo'.A152 'panning trigo'.B1:'panning trigo'.B1 'panning trigo'.B2:'panning trigo'.B152 'panning trigo'.A2:'panning trigo'.A152 'panning trigo'.C1:'panning trigo'.C1 'panning trigo'.C2:'panning trigo'.C15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table:formula="of:=SIN(((75+[.A12])/300)*PI())" office:value-type="float" office:value="0.104528463267653">
            <text:p>0,1045284633</text:p>
          </table:table-cell>
          <table:table-cell table:formula="of:=COS((75+[.A12])/300*PI())" office:value-type="float" office:value="0.994521895368273">
            <text:p>0,9945218954</text:p>
          </table:table-cell>
          <table:table-cell table:number-columns-repeated="4"/>
        </table:table-row>
        <table:table-row table:style-name="ro1">
          <table:table-cell office:value-type="float" office:value="-64">
            <text:p>-64</text:p>
          </table:table-cell>
          <table:table-cell table:formula="of:=SIN(((75+[.A13])/300)*PI())" office:value-type="float" office:value="0.114937150492867">
            <text:p>0,1149371505</text:p>
          </table:table-cell>
          <table:table-cell table:formula="of:=COS((75+[.A13])/300*PI())" office:value-type="float" office:value="0.993372765600396">
            <text:p>0,9933727656</text:p>
          </table:table-cell>
          <table:table-cell table:number-columns-repeated="4"/>
        </table:table-row>
        <table:table-row table:style-name="ro1">
          <table:table-cell office:value-type="float" office:value="-63">
            <text:p>-63</text:p>
          </table:table-cell>
          <table:table-cell table:formula="of:=SIN(((75+[.A14])/300)*PI())" office:value-type="float" office:value="0.125333233564304">
            <text:p>0,1253332336</text:p>
          </table:table-cell>
          <table:table-cell table:formula="of:=COS((75+[.A14])/300*PI())" office:value-type="float" office:value="0.992114701314478">
            <text:p>0,9921147013</text:p>
          </table:table-cell>
          <table:table-cell table:number-columns-repeated="4"/>
        </table:table-row>
        <table:table-row table:style-name="ro1">
          <table:table-cell office:value-type="float" office:value="-62">
            <text:p>-62</text:p>
          </table:table-cell>
          <table:table-cell table:formula="of:=SIN(((75+[.A15])/300)*PI())" office:value-type="float" office:value="0.135715572434304">
            <text:p>0,1357155724</text:p>
          </table:table-cell>
          <table:table-cell table:formula="of:=COS((75+[.A15])/300*PI())" office:value-type="float" office:value="0.990747840471444">
            <text:p>0,9907478405</text:p>
          </table:table-cell>
          <table:table-cell table:number-columns-repeated="4"/>
        </table:table-row>
        <table:table-row table:style-name="ro1">
          <table:table-cell office:value-type="float" office:value="-61">
            <text:p>-61</text:p>
          </table:table-cell>
          <table:table-cell table:formula="of:=SIN(((75+[.A16])/300)*PI())" office:value-type="float" office:value="0.146083028562412">
            <text:p>0,1460830286</text:p>
          </table:table-cell>
          <table:table-cell table:formula="of:=COS((75+[.A16])/300*PI())" office:value-type="float" office:value="0.989272332962988">
            <text:p>0,989272333</text:p>
          </table:table-cell>
          <table:table-cell table:number-columns-repeated="4"/>
        </table:table-row>
        <table:table-row table:style-name="ro1">
          <table:table-cell office:value-type="float" office:value="-60">
            <text:p>-60</text:p>
          </table:table-cell>
          <table:table-cell table:formula="of:=SIN(((75+[.A17])/300)*PI())" office:value-type="float" office:value="0.156434465040231">
            <text:p>0,156434465</text:p>
          </table:table-cell>
          <table:table-cell table:formula="of:=COS((75+[.A17])/300*PI())" office:value-type="float" office:value="0.987688340595138">
            <text:p>0,9876883406</text:p>
          </table:table-cell>
          <table:table-cell table:number-columns-repeated="4"/>
        </table:table-row>
        <table:table-row table:style-name="ro1">
          <table:table-cell office:value-type="float" office:value="-59">
            <text:p>-59</text:p>
          </table:table-cell>
          <table:table-cell table:formula="of:=SIN(((75+[.A18])/300)*PI())" office:value-type="float" office:value="0.166768746716102">
            <text:p>0,1667687467</text:p>
          </table:table-cell>
          <table:table-cell table:formula="of:=COS((75+[.A18])/300*PI())" office:value-type="float" office:value="0.985996037070505">
            <text:p>0,9859960371</text:p>
          </table:table-cell>
          <table:table-cell table:number-columns-repeated="4"/>
        </table:table-row>
        <table:table-row table:style-name="ro1">
          <table:table-cell office:value-type="float" office:value="-58">
            <text:p>-58</text:p>
          </table:table-cell>
          <table:table-cell table:formula="of:=SIN(((75+[.A19])/300)*PI())" office:value-type="float" office:value="0.177084740319583">
            <text:p>0,1770847403</text:p>
          </table:table-cell>
          <table:table-cell table:formula="of:=COS((75+[.A19])/300*PI())" office:value-type="float" office:value="0.984195607969242">
            <text:p>0,984195608</text:p>
          </table:table-cell>
          <table:table-cell table:number-columns-repeated="4"/>
        </table:table-row>
        <table:table-row table:style-name="ro1">
          <table:table-cell office:value-type="float" office:value="-57">
            <text:p>-57</text:p>
          </table:table-cell>
          <table:table-cell table:formula="of:=SIN(((75+[.A20])/300)*PI())" office:value-type="float" office:value="0.187381314585725">
            <text:p>0,1873813146</text:p>
          </table:table-cell>
          <table:table-cell table:formula="of:=COS((75+[.A20])/300*PI())" office:value-type="float" office:value="0.982287250728689">
            <text:p>0,9822872507</text:p>
          </table:table-cell>
          <table:table-cell table:number-columns-repeated="4"/>
        </table:table-row>
        <table:table-row table:style-name="ro1">
          <table:table-cell office:value-type="float" office:value="-56">
            <text:p>-56</text:p>
          </table:table-cell>
          <table:table-cell table:formula="of:=SIN(((75+[.A21])/300)*PI())" office:value-type="float" office:value="0.197657340379126">
            <text:p>0,1976573404</text:p>
          </table:table-cell>
          <table:table-cell table:formula="of:=COS((75+[.A21])/300*PI())" office:value-type="float" office:value="0.980271174621722">
            <text:p>0,9802711746</text:p>
          </table:table-cell>
          <table:table-cell table:number-columns-repeated="4"/>
        </table:table-row>
        <table:table-row table:style-name="ro1">
          <table:table-cell office:value-type="float" office:value="-55">
            <text:p>-55</text:p>
          </table:table-cell>
          <table:table-cell table:formula="of:=SIN(((75+[.A22])/300)*PI())" office:value-type="float" office:value="0.207911690817759">
            <text:p>0,2079116908</text:p>
          </table:table-cell>
          <table:table-cell table:formula="of:=COS((75+[.A22])/300*PI())" office:value-type="float" office:value="0.978147600733806">
            <text:p>0,9781476007</text:p>
          </table:table-cell>
          <table:table-cell table:number-columns-repeated="4"/>
        </table:table-row>
        <table:table-row table:style-name="ro1">
          <table:table-cell office:value-type="float" office:value="-54">
            <text:p>-54</text:p>
          </table:table-cell>
          <table:table-cell table:formula="of:=SIN(((75+[.A23])/300)*PI())" office:value-type="float" office:value="0.218143241396543">
            <text:p>0,2181432414</text:p>
          </table:table-cell>
          <table:table-cell table:formula="of:=COS((75+[.A23])/300*PI())" office:value-type="float" office:value="0.975916761938747">
            <text:p>0,9759167619</text:p>
          </table:table-cell>
          <table:table-cell table:number-columns-repeated="4"/>
        </table:table-row>
        <table:table-row table:style-name="ro1">
          <table:table-cell office:value-type="float" office:value="-53">
            <text:p>-53</text:p>
          </table:table-cell>
          <table:table-cell table:formula="of:=SIN(((75+[.A24])/300)*PI())" office:value-type="float" office:value="0.228350870110656">
            <text:p>0,2283508701</text:p>
          </table:table-cell>
          <table:table-cell table:formula="of:=COS((75+[.A24])/300*PI())" office:value-type="float" office:value="0.97357890287316">
            <text:p>0,9735789029</text:p>
          </table:table-cell>
          <table:table-cell table:number-columns-repeated="4"/>
        </table:table-row>
        <table:table-row table:style-name="ro1">
          <table:table-cell office:value-type="float" office:value="-52">
            <text:p>-52</text:p>
          </table:table-cell>
          <table:table-cell table:formula="of:=SIN(((75+[.A25])/300)*PI())" office:value-type="float" office:value="0.238533457578581">
            <text:p>0,2385334576</text:p>
          </table:table-cell>
          <table:table-cell table:formula="of:=COS((75+[.A25])/300*PI())" office:value-type="float" office:value="0.971134279909636">
            <text:p>0,9711342799</text:p>
          </table:table-cell>
          <table:table-cell table:number-columns-repeated="4"/>
        </table:table-row>
        <table:table-row table:style-name="ro1">
          <table:table-cell office:value-type="float" office:value="-51">
            <text:p>-51</text:p>
          </table:table-cell>
          <table:table-cell table:formula="of:=SIN(((75+[.A26])/300)*PI())" office:value-type="float" office:value="0.248689887164855">
            <text:p>0,2486898872</text:p>
          </table:table-cell>
          <table:table-cell table:formula="of:=COS((75+[.A26])/300*PI())" office:value-type="float" office:value="0.968583161128631">
            <text:p>0,9685831611</text:p>
          </table:table-cell>
          <table:table-cell table:number-columns-repeated="4"/>
        </table:table-row>
        <table:table-row table:style-name="ro1">
          <table:table-cell office:value-type="float" office:value="-50">
            <text:p>-50</text:p>
          </table:table-cell>
          <table:table-cell table:formula="of:=SIN(((75+[.A27])/300)*PI())" office:value-type="float" office:value="0.258819045102521">
            <text:p>0,2588190451</text:p>
          </table:table-cell>
          <table:table-cell table:formula="of:=COS((75+[.A27])/300*PI())" office:value-type="float" office:value="0.965925826289068">
            <text:p>0,9659258263</text:p>
          </table:table-cell>
          <table:table-cell table:number-columns-repeated="4"/>
        </table:table-row>
        <table:table-row table:style-name="ro1">
          <table:table-cell office:value-type="float" office:value="-49">
            <text:p>-49</text:p>
          </table:table-cell>
          <table:table-cell table:formula="of:=SIN(((75+[.A28])/300)*PI())" office:value-type="float" office:value="0.268919820615266">
            <text:p>0,2689198206</text:p>
          </table:table-cell>
          <table:table-cell table:formula="of:=COS((75+[.A28])/300*PI())" office:value-type="float" office:value="0.963162566797658">
            <text:p>0,9631625668</text:p>
          </table:table-cell>
          <table:table-cell table:number-columns-repeated="4"/>
        </table:table-row>
        <table:table-row table:style-name="ro1">
          <table:table-cell office:value-type="float" office:value="-48">
            <text:p>-48</text:p>
          </table:table-cell>
          <table:table-cell table:formula="of:=SIN(((75+[.A29])/300)*PI())" office:value-type="float" office:value="0.278991106039229">
            <text:p>0,278991106</text:p>
          </table:table-cell>
          <table:table-cell table:formula="of:=COS((75+[.A29])/300*PI())" office:value-type="float" office:value="0.960293685676943">
            <text:p>0,9602936857</text:p>
          </table:table-cell>
          <table:table-cell table:number-columns-repeated="4"/>
        </table:table-row>
        <table:table-row table:style-name="ro1">
          <table:table-cell office:value-type="float" office:value="-47">
            <text:p>-47</text:p>
          </table:table-cell>
          <table:table-cell table:formula="of:=SIN(((75+[.A30])/300)*PI())" office:value-type="float" office:value="0.289031796944472">
            <text:p>0,2890317969</text:p>
          </table:table-cell>
          <table:table-cell table:formula="of:=COS((75+[.A30])/300*PI())" office:value-type="float" office:value="0.957319497532067">
            <text:p>0,9573194975</text:p>
          </table:table-cell>
          <table:table-cell table:number-columns-repeated="4"/>
        </table:table-row>
        <table:table-row table:style-name="ro1">
          <table:table-cell office:value-type="float" office:value="-46">
            <text:p>-46</text:p>
          </table:table-cell>
          <table:table-cell table:formula="of:=SIN(((75+[.A31])/300)*PI())" office:value-type="float" office:value="0.299040792256087">
            <text:p>0,2990407923</text:p>
          </table:table-cell>
          <table:table-cell table:formula="of:=COS((75+[.A31])/300*PI())" office:value-type="float" office:value="0.954240328516277">
            <text:p>0,9542403285</text:p>
          </table:table-cell>
          <table:table-cell table:number-columns-repeated="4"/>
        </table:table-row>
        <table:table-row table:style-name="ro1">
          <table:table-cell office:value-type="float" office:value="-45">
            <text:p>-45</text:p>
          </table:table-cell>
          <table:table-cell table:formula="of:=SIN(((75+[.A32])/300)*PI())" office:value-type="float" office:value="0.309016994374947">
            <text:p>0,3090169944</text:p>
          </table:table-cell>
          <table:table-cell table:formula="of:=COS((75+[.A32])/300*PI())" office:value-type="float" office:value="0.951056516295153">
            <text:p>0,9510565163</text:p>
          </table:table-cell>
          <table:table-cell table:number-columns-repeated="4"/>
        </table:table-row>
        <table:table-row table:style-name="ro1">
          <table:table-cell office:value-type="float" office:value="-44">
            <text:p>-44</text:p>
          </table:table-cell>
          <table:table-cell table:formula="of:=SIN(((75+[.A33])/300)*PI())" office:value-type="float" office:value="0.31895930929807">
            <text:p>0,3189593093</text:p>
          </table:table-cell>
          <table:table-cell table:formula="of:=COS((75+[.A33])/300*PI())" office:value-type="float" office:value="0.947768410009586">
            <text:p>0,94776841</text:p>
          </table:table-cell>
          <table:table-cell table:number-columns-repeated="4"/>
        </table:table-row>
        <table:table-row table:style-name="ro1">
          <table:table-cell office:value-type="float" office:value="-43">
            <text:p>-43</text:p>
          </table:table-cell>
          <table:table-cell table:formula="of:=SIN(((75+[.A34])/300)*PI())" office:value-type="float" office:value="0.328866646738583">
            <text:p>0,3288666467</text:p>
          </table:table-cell>
          <table:table-cell table:formula="of:=COS((75+[.A34])/300*PI())" office:value-type="float" office:value="0.944376370237481">
            <text:p>0,9443763702</text:p>
          </table:table-cell>
          <table:table-cell table:number-columns-repeated="4"/>
        </table:table-row>
        <table:table-row table:style-name="ro1">
          <table:table-cell office:value-type="float" office:value="-42">
            <text:p>-42</text:p>
          </table:table-cell>
          <table:table-cell table:formula="of:=SIN(((75+[.A35])/300)*PI())" office:value-type="float" office:value="0.338737920245291">
            <text:p>0,3387379202</text:p>
          </table:table-cell>
          <table:table-cell table:formula="of:=COS((75+[.A35])/300*PI())" office:value-type="float" office:value="0.940880768954225">
            <text:p>0,940880769</text:p>
          </table:table-cell>
          <table:table-cell table:number-columns-repeated="4"/>
        </table:table-row>
        <table:table-row table:style-name="ro1">
          <table:table-cell office:value-type="float" office:value="-41">
            <text:p>-41</text:p>
          </table:table-cell>
          <table:table-cell table:formula="of:=SIN(((75+[.A36])/300)*PI())" office:value-type="float" office:value="0.348572047321815">
            <text:p>0,3485720473</text:p>
          </table:table-cell>
          <table:table-cell table:formula="of:=COS((75+[.A36])/300*PI())" office:value-type="float" office:value="0.937281989491891">
            <text:p>0,9372819895</text:p>
          </table:table-cell>
          <table:table-cell table:number-columns-repeated="4"/>
        </table:table-row>
        <table:table-row table:style-name="ro1">
          <table:table-cell office:value-type="float" office:value="-40">
            <text:p>-40</text:p>
          </table:table-cell>
          <table:table-cell table:formula="of:=SIN(((75+[.A37])/300)*PI())" office:value-type="float" office:value="0.3583679495453">
            <text:p>0,3583679495</text:p>
          </table:table-cell>
          <table:table-cell table:formula="of:=COS((75+[.A37])/300*PI())" office:value-type="float" office:value="0.933580426497202">
            <text:p>0,9335804265</text:p>
          </table:table-cell>
          <table:table-cell table:number-columns-repeated="4"/>
        </table:table-row>
        <table:table-row table:style-name="ro1">
          <table:table-cell office:value-type="float" office:value="-39">
            <text:p>-39</text:p>
          </table:table-cell>
          <table:table-cell table:formula="of:=SIN(((75+[.A38])/300)*PI())" office:value-type="float" office:value="0.368124552684678">
            <text:p>0,3681245527</text:p>
          </table:table-cell>
          <table:table-cell table:formula="of:=COS((75+[.A38])/300*PI())" office:value-type="float" office:value="0.929776485888251">
            <text:p>0,9297764859</text:p>
          </table:table-cell>
          <table:table-cell table:number-columns-repeated="4"/>
        </table:table-row>
        <table:table-row table:style-name="ro1">
          <table:table-cell office:value-type="float" office:value="-38">
            <text:p>-38</text:p>
          </table:table-cell>
          <table:table-cell table:formula="of:=SIN(((75+[.A39])/300)*PI())" office:value-type="float" office:value="0.377840786818467">
            <text:p>0,3778407868</text:p>
          </table:table-cell>
          <table:table-cell table:formula="of:=COS((75+[.A39])/300*PI())" office:value-type="float" office:value="0.925870584809995">
            <text:p>0,9258705848</text:p>
          </table:table-cell>
          <table:table-cell table:number-columns-repeated="4"/>
        </table:table-row>
        <table:table-row table:style-name="ro1">
          <table:table-cell office:value-type="float" office:value="-37">
            <text:p>-37</text:p>
          </table:table-cell>
          <table:table-cell table:formula="of:=SIN(((75+[.A40])/300)*PI())" office:value-type="float" office:value="0.387515586452103">
            <text:p>0,3875155865</text:p>
          </table:table-cell>
          <table:table-cell table:formula="of:=COS((75+[.A40])/300*PI())" office:value-type="float" office:value="0.9218631515885">
            <text:p>0,9218631516</text:p>
          </table:table-cell>
          <table:table-cell table:number-columns-repeated="4"/>
        </table:table-row>
        <table:table-row table:style-name="ro1">
          <table:table-cell office:value-type="float" office:value="-36">
            <text:p>-36</text:p>
          </table:table-cell>
          <table:table-cell table:formula="of:=SIN(((75+[.A41])/300)*PI())" office:value-type="float" office:value="0.397147890634781">
            <text:p>0,3971478906</text:p>
          </table:table-cell>
          <table:table-cell table:formula="of:=COS((75+[.A41])/300*PI())" office:value-type="float" office:value="0.917754625683981">
            <text:p>0,9177546257</text:p>
          </table:table-cell>
          <table:table-cell table:number-columns-repeated="4"/>
        </table:table-row>
        <table:table-row table:style-name="ro1">
          <table:table-cell office:value-type="float" office:value="-35">
            <text:p>-35</text:p>
          </table:table-cell>
          <table:table-cell table:formula="of:=SIN(((75+[.A42])/300)*PI())" office:value-type="float" office:value="0.4067366430758">
            <text:p>0,4067366431</text:p>
          </table:table-cell>
          <table:table-cell table:formula="of:=COS((75+[.A42])/300*PI())" office:value-type="float" office:value="0.913545457642601">
            <text:p>0,9135454576</text:p>
          </table:table-cell>
          <table:table-cell table:number-columns-repeated="4"/>
        </table:table-row>
        <table:table-row table:style-name="ro1">
          <table:table-cell office:value-type="float" office:value="-34">
            <text:p>-34</text:p>
          </table:table-cell>
          <table:table-cell table:formula="of:=SIN(((75+[.A43])/300)*PI())" office:value-type="float" office:value="0.416280792260401">
            <text:p>0,4162807923</text:p>
          </table:table-cell>
          <table:table-cell table:formula="of:=COS((75+[.A43])/300*PI())" office:value-type="float" office:value="0.909236109047069">
            <text:p>0,909236109</text:p>
          </table:table-cell>
          <table:table-cell table:number-columns-repeated="4"/>
        </table:table-row>
        <table:table-row table:style-name="ro1">
          <table:table-cell office:value-type="float" office:value="-33">
            <text:p>-33</text:p>
          </table:table-cell>
          <table:table-cell table:formula="of:=SIN(((75+[.A44])/300)*PI())" office:value-type="float" office:value="0.425779291565073">
            <text:p>0,4257792916</text:p>
          </table:table-cell>
          <table:table-cell table:formula="of:=COS((75+[.A44])/300*PI())" office:value-type="float" office:value="0.90482705246602">
            <text:p>0,9048270525</text:p>
          </table:table-cell>
          <table:table-cell table:number-columns-repeated="4"/>
        </table:table-row>
        <table:table-row table:style-name="ro1">
          <table:table-cell office:value-type="float" office:value="-32">
            <text:p>-32</text:p>
          </table:table-cell>
          <table:table-cell table:formula="of:=SIN(((75+[.A45])/300)*PI())" office:value-type="float" office:value="0.435231099372327">
            <text:p>0,4352310994</text:p>
          </table:table-cell>
          <table:table-cell table:formula="of:=COS((75+[.A45])/300*PI())" office:value-type="float" office:value="0.900318771402194">
            <text:p>0,9003187714</text:p>
          </table:table-cell>
          <table:table-cell table:number-columns-repeated="4"/>
        </table:table-row>
        <table:table-row table:style-name="ro1">
          <table:table-cell office:value-type="float" office:value="-31">
            <text:p>-31</text:p>
          </table:table-cell>
          <table:table-cell table:formula="of:=SIN(((75+[.A46])/300)*PI())" office:value-type="float" office:value="0.444635179184927">
            <text:p>0,4446351792</text:p>
          </table:table-cell>
          <table:table-cell table:formula="of:=COS((75+[.A46])/300*PI())" office:value-type="float" office:value="0.895711760239413">
            <text:p>0,8957117602</text:p>
          </table:table-cell>
          <table:table-cell table:number-columns-repeated="4"/>
        </table:table-row>
        <table:table-row table:style-name="ro1">
          <table:table-cell office:value-type="float" office:value="-30">
            <text:p>-30</text:p>
          </table:table-cell>
          <table:table-cell table:formula="of:=SIN(((75+[.A47])/300)*PI())" office:value-type="float" office:value="0.453990499739547">
            <text:p>0,4539904997</text:p>
          </table:table-cell>
          <table:table-cell table:formula="of:=COS((75+[.A47])/300*PI())" office:value-type="float" office:value="0.891006524188368">
            <text:p>0,8910065242</text:p>
          </table:table-cell>
          <table:table-cell table:number-columns-repeated="4"/>
        </table:table-row>
        <table:table-row table:style-name="ro1">
          <table:table-cell office:value-type="float" office:value="-29">
            <text:p>-29</text:p>
          </table:table-cell>
          <table:table-cell table:formula="of:=SIN(((75+[.A48])/300)*PI())" office:value-type="float" office:value="0.463296035119862">
            <text:p>0,4632960351</text:p>
          </table:table-cell>
          <table:table-cell table:formula="of:=COS((75+[.A48])/300*PI())" office:value-type="float" office:value="0.886203579231215">
            <text:p>0,8862035792</text:p>
          </table:table-cell>
          <table:table-cell table:number-columns-repeated="4"/>
        </table:table-row>
        <table:table-row table:style-name="ro1">
          <table:table-cell office:value-type="float" office:value="-28">
            <text:p>-28</text:p>
          </table:table-cell>
          <table:table-cell table:formula="of:=SIN(((75+[.A49])/300)*PI())" office:value-type="float" office:value="0.472550764869054">
            <text:p>0,4725507649</text:p>
          </table:table-cell>
          <table:table-cell table:formula="of:=COS((75+[.A49])/300*PI())" office:value-type="float" office:value="0.881303452064992">
            <text:p>0,8813034521</text:p>
          </table:table-cell>
          <table:table-cell table:number-columns-repeated="4"/>
        </table:table-row>
        <table:table-row table:style-name="ro1">
          <table:table-cell office:value-type="float" office:value="-27">
            <text:p>-27</text:p>
          </table:table-cell>
          <table:table-cell table:formula="of:=SIN(((75+[.A50])/300)*PI())" office:value-type="float" office:value="0.481753674101715">
            <text:p>0,4817536741</text:p>
          </table:table-cell>
          <table:table-cell table:formula="of:=COS((75+[.A50])/300*PI())" office:value-type="float" office:value="0.876306680043864">
            <text:p>0,87630668</text:p>
          </table:table-cell>
          <table:table-cell table:number-columns-repeated="4"/>
        </table:table-row>
        <table:table-row table:style-name="ro1">
          <table:table-cell office:value-type="float" office:value="-26">
            <text:p>-26</text:p>
          </table:table-cell>
          <table:table-cell table:formula="of:=SIN(((75+[.A51])/300)*PI())" office:value-type="float" office:value="0.490903753615141">
            <text:p>0,4909037536</text:p>
          </table:table-cell>
          <table:table-cell table:formula="of:=COS((75+[.A51])/300*PI())" office:value-type="float" office:value="0.871213811120189">
            <text:p>0,8712138111</text:p>
          </table:table-cell>
          <table:table-cell table:number-columns-repeated="4"/>
        </table:table-row>
        <table:table-row table:style-name="ro1">
          <table:table-cell office:value-type="float" office:value="-25">
            <text:p>-25</text:p>
          </table:table-cell>
          <table:table-cell table:formula="of:=SIN(((75+[.A52])/300)*PI())" office:value-type="float" office:value="0.5">
            <text:p>0,5</text:p>
          </table:table-cell>
          <table:table-cell table:formula="of:=COS((75+[.A52])/300*PI())" office:value-type="float" office:value="0.866025403784439">
            <text:p>0,8660254038</text:p>
          </table:table-cell>
          <table:table-cell table:number-columns-repeated="4"/>
        </table:table-row>
        <table:table-row table:style-name="ro1">
          <table:table-cell office:value-type="float" office:value="-24">
            <text:p>-24</text:p>
          </table:table-cell>
          <table:table-cell table:formula="of:=SIN(((75+[.A53])/300)*PI())" office:value-type="float" office:value="0.509041415750371">
            <text:p>0,5090414158</text:p>
          </table:table-cell>
          <table:table-cell table:formula="of:=COS((75+[.A53])/300*PI())" office:value-type="float" office:value="0.860742027003944">
            <text:p>0,860742027</text:p>
          </table:table-cell>
          <table:table-cell table:number-columns-repeated="4"/>
        </table:table-row>
        <table:table-row table:style-name="ro1">
          <table:table-cell office:value-type="float" office:value="-23">
            <text:p>-23</text:p>
          </table:table-cell>
          <table:table-cell table:formula="of:=SIN(((75+[.A54])/300)*PI())" office:value-type="float" office:value="0.51802700937313">
            <text:p>0,5180270094</text:p>
          </table:table-cell>
          <table:table-cell table:formula="of:=COS((75+[.A54])/300*PI())" office:value-type="float" office:value="0.855364260160507">
            <text:p>0,8553642602</text:p>
          </table:table-cell>
          <table:table-cell table:number-columns-repeated="4"/>
        </table:table-row>
        <table:table-row table:style-name="ro1">
          <table:table-cell office:value-type="float" office:value="-22">
            <text:p>-22</text:p>
          </table:table-cell>
          <table:table-cell table:formula="of:=SIN(((75+[.A55])/300)*PI())" office:value-type="float" office:value="0.526955795496678">
            <text:p>0,5269557955</text:p>
          </table:table-cell>
          <table:table-cell table:formula="of:=COS((75+[.A55])/300*PI())" office:value-type="float" office:value="0.849892692986864">
            <text:p>0,849892693</text:p>
          </table:table-cell>
          <table:table-cell table:number-columns-repeated="4"/>
        </table:table-row>
        <table:table-row table:style-name="ro1">
          <table:table-cell office:value-type="float" office:value="-21">
            <text:p>-21</text:p>
          </table:table-cell>
          <table:table-cell table:formula="of:=SIN(((75+[.A56])/300)*PI())" office:value-type="float" office:value="0.535826794978997">
            <text:p>0,535826795</text:p>
          </table:table-cell>
          <table:table-cell table:formula="of:=COS((75+[.A56])/300*PI())" office:value-type="float" office:value="0.844327925502015">
            <text:p>0,8443279255</text:p>
          </table:table-cell>
          <table:table-cell table:number-columns-repeated="4"/>
        </table:table-row>
        <table:table-row table:style-name="ro1">
          <table:table-cell office:value-type="float" office:value="-20">
            <text:p>-20</text:p>
          </table:table-cell>
          <table:table-cell table:formula="of:=SIN(((75+[.A57])/300)*PI())" office:value-type="float" office:value="0.544639035015027">
            <text:p>0,544639035</text:p>
          </table:table-cell>
          <table:table-cell table:formula="of:=COS((75+[.A57])/300*PI())" office:value-type="float" office:value="0.838670567945424">
            <text:p>0,8386705679</text:p>
          </table:table-cell>
          <table:table-cell table:number-columns-repeated="4"/>
        </table:table-row>
        <table:table-row table:style-name="ro1">
          <table:table-cell office:value-type="float" office:value="-19">
            <text:p>-19</text:p>
          </table:table-cell>
          <table:table-cell table:formula="of:=SIN(((75+[.A58])/300)*PI())" office:value-type="float" office:value="0.553391549243344">
            <text:p>0,5533915492</text:p>
          </table:table-cell>
          <table:table-cell table:formula="of:=COS((75+[.A58])/300*PI())" office:value-type="float" office:value="0.832921240710099">
            <text:p>0,8329212407</text:p>
          </table:table-cell>
          <table:table-cell table:number-columns-repeated="4"/>
        </table:table-row>
        <table:table-row table:style-name="ro1">
          <table:table-cell office:value-type="float" office:value="-18">
            <text:p>-18</text:p>
          </table:table-cell>
          <table:table-cell table:formula="of:=SIN(((75+[.A59])/300)*PI())" office:value-type="float" office:value="0.562083377852131">
            <text:p>0,5620833779</text:p>
          </table:table-cell>
          <table:table-cell table:formula="of:=COS((75+[.A59])/300*PI())" office:value-type="float" office:value="0.827080574274562">
            <text:p>0,8270805743</text:p>
          </table:table-cell>
          <table:table-cell table:number-columns-repeated="4"/>
        </table:table-row>
        <table:table-row table:style-name="ro1">
          <table:table-cell office:value-type="float" office:value="-17">
            <text:p>-17</text:p>
          </table:table-cell>
          <table:table-cell table:formula="of:=SIN(((75+[.A60])/300)*PI())" office:value-type="float" office:value="0.570713567684432">
            <text:p>0,5707135677</text:p>
          </table:table-cell>
          <table:table-cell table:formula="of:=COS((75+[.A60])/300*PI())" office:value-type="float" office:value="0.821149209133704">
            <text:p>0,8211492091</text:p>
          </table:table-cell>
          <table:table-cell table:number-columns-repeated="4"/>
        </table:table-row>
        <table:table-row table:style-name="ro1">
          <table:table-cell office:value-type="float" office:value="-16">
            <text:p>-16</text:p>
          </table:table-cell>
          <table:table-cell table:formula="of:=SIN(((75+[.A61])/300)*PI())" office:value-type="float" office:value="0.579281172342679">
            <text:p>0,5792811723</text:p>
          </table:table-cell>
          <table:table-cell table:formula="of:=COS((75+[.A61])/300*PI())" office:value-type="float" office:value="0.815127795728554">
            <text:p>0,8151277957</text:p>
          </table:table-cell>
          <table:table-cell table:number-columns-repeated="4"/>
        </table:table-row>
        <table:table-row table:style-name="ro1">
          <table:table-cell office:value-type="float" office:value="-15">
            <text:p>-15</text:p>
          </table:table-cell>
          <table:table-cell table:formula="of:=SIN(((75+[.A62])/300)*PI())" office:value-type="float" office:value="0.587785252292473">
            <text:p>0,5877852523</text:p>
          </table:table-cell>
          <table:table-cell table:formula="of:=COS((75+[.A62])/300*PI())" office:value-type="float" office:value="0.809016994374947">
            <text:p>0,8090169944</text:p>
          </table:table-cell>
          <table:table-cell table:number-columns-repeated="4"/>
        </table:table-row>
        <table:table-row table:style-name="ro1">
          <table:table-cell office:value-type="float" office:value="-14">
            <text:p>-14</text:p>
          </table:table-cell>
          <table:table-cell table:formula="of:=SIN(((75+[.A63])/300)*PI())" office:value-type="float" office:value="0.596224874965616">
            <text:p>0,596224875</text:p>
          </table:table-cell>
          <table:table-cell table:formula="of:=COS((75+[.A63])/300*PI())" office:value-type="float" office:value="0.802817475191115">
            <text:p>0,8028174752</text:p>
          </table:table-cell>
          <table:table-cell table:number-columns-repeated="4"/>
        </table:table-row>
        <table:table-row table:style-name="ro1">
          <table:table-cell office:value-type="float" office:value="-13">
            <text:p>-13</text:p>
          </table:table-cell>
          <table:table-cell table:formula="of:=SIN(((75+[.A64])/300)*PI())" office:value-type="float" office:value="0.604599114862375">
            <text:p>0,6045991149</text:p>
          </table:table-cell>
          <table:table-cell table:formula="of:=COS((75+[.A64])/300*PI())" office:value-type="float" office:value="0.796529918024196">
            <text:p>0,796529918</text:p>
          </table:table-cell>
          <table:table-cell table:number-columns-repeated="4"/>
        </table:table-row>
        <table:table-row table:style-name="ro1">
          <table:table-cell office:value-type="float" office:value="-12">
            <text:p>-12</text:p>
          </table:table-cell>
          <table:table-cell table:formula="of:=SIN(((75+[.A65])/300)*PI())" office:value-type="float" office:value="0.612907053652976">
            <text:p>0,6129070537</text:p>
          </table:table-cell>
          <table:table-cell table:formula="of:=COS((75+[.A65])/300*PI())" office:value-type="float" office:value="0.79015501237569">
            <text:p>0,7901550124</text:p>
          </table:table-cell>
          <table:table-cell table:number-columns-repeated="4"/>
        </table:table-row>
        <table:table-row table:style-name="ro1">
          <table:table-cell office:value-type="float" office:value="-11">
            <text:p>-11</text:p>
          </table:table-cell>
          <table:table-cell table:formula="of:=SIN(((75+[.A66])/300)*PI())" office:value-type="float" office:value="0.62114778027831">
            <text:p>0,6211477803</text:p>
          </table:table-cell>
          <table:table-cell table:formula="of:=COS((75+[.A66])/300*PI())" office:value-type="float" office:value="0.78369345732584">
            <text:p>0,7836934573</text:p>
          </table:table-cell>
          <table:table-cell table:number-columns-repeated="4"/>
        </table:table-row>
        <table:table-row table:style-name="ro1">
          <table:table-cell office:value-type="float" office:value="-10">
            <text:p>-10</text:p>
          </table:table-cell>
          <table:table-cell table:formula="of:=SIN(((75+[.A67])/300)*PI())" office:value-type="float" office:value="0.629320391049837">
            <text:p>0,629320391</text:p>
          </table:table-cell>
          <table:table-cell table:formula="of:=COS((75+[.A67])/300*PI())" office:value-type="float" office:value="0.777145961456971">
            <text:p>0,7771459615</text:p>
          </table:table-cell>
          <table:table-cell table:number-columns-repeated="4"/>
        </table:table-row>
        <table:table-row table:style-name="ro1">
          <table:table-cell office:value-type="float" office:value="-9">
            <text:p>-9</text:p>
          </table:table-cell>
          <table:table-cell table:formula="of:=SIN(((75+[.A68])/300)*PI())" office:value-type="float" office:value="0.63742398974869">
            <text:p>0,6374239897</text:p>
          </table:table-cell>
          <table:table-cell table:formula="of:=COS((75+[.A68])/300*PI())" office:value-type="float" office:value="0.770513242775789">
            <text:p>0,7705132428</text:p>
          </table:table-cell>
          <table:table-cell table:number-columns-repeated="4"/>
        </table:table-row>
        <table:table-row table:style-name="ro1">
          <table:table-cell office:value-type="float" office:value="-8">
            <text:p>-8</text:p>
          </table:table-cell>
          <table:table-cell table:formula="of:=SIN(((75+[.A69])/300)*PI())" office:value-type="float" office:value="0.64545768772395">
            <text:p>0,6454576877</text:p>
          </table:table-cell>
          <table:table-cell table:formula="of:=COS((75+[.A69])/300*PI())" office:value-type="float" office:value="0.763796028634642">
            <text:p>0,7637960286</text:p>
          </table:table-cell>
          <table:table-cell table:number-columns-repeated="4"/>
        </table:table-row>
        <table:table-row table:style-name="ro1">
          <table:table-cell office:value-type="float" office:value="-7">
            <text:p>-7</text:p>
          </table:table-cell>
          <table:table-cell table:formula="of:=SIN(((75+[.A70])/300)*PI())" office:value-type="float" office:value="0.653420603990105">
            <text:p>0,653420604</text:p>
          </table:table-cell>
          <table:table-cell table:formula="of:=COS((75+[.A70])/300*PI())" office:value-type="float" office:value="0.756995055651756">
            <text:p>0,7569950557</text:p>
          </table:table-cell>
          <table:table-cell table:number-columns-repeated="4"/>
        </table:table-row>
        <table:table-row table:style-name="ro1">
          <table:table-cell office:value-type="float" office:value="-6">
            <text:p>-6</text:p>
          </table:table-cell>
          <table:table-cell table:formula="of:=SIN(((75+[.A71])/300)*PI())" office:value-type="float" office:value="0.661311865323652">
            <text:p>0,6613118653</text:p>
          </table:table-cell>
          <table:table-cell table:formula="of:=COS((75+[.A71])/300*PI())" office:value-type="float" office:value="0.75011106963046">
            <text:p>0,7501110696</text:p>
          </table:table-cell>
          <table:table-cell table:number-columns-repeated="4"/>
        </table:table-row>
        <table:table-row table:style-name="ro1">
          <table:table-cell office:value-type="float" office:value="-5">
            <text:p>-5</text:p>
          </table:table-cell>
          <table:table-cell table:formula="of:=SIN(((75+[.A72])/300)*PI())" office:value-type="float" office:value="0.669130606358858">
            <text:p>0,6691306064</text:p>
          </table:table-cell>
          <table:table-cell table:formula="of:=COS((75+[.A72])/300*PI())" office:value-type="float" office:value="0.743144825477394">
            <text:p>0,7431448255</text:p>
          </table:table-cell>
          <table:table-cell table:number-columns-repeated="4"/>
        </table:table-row>
        <table:table-row table:style-name="ro1">
          <table:table-cell office:value-type="float" office:value="-4">
            <text:p>-4</text:p>
          </table:table-cell>
          <table:table-cell table:formula="of:=SIN(((75+[.A73])/300)*PI())" office:value-type="float" office:value="0.676875969682661">
            <text:p>0,6768759697</text:p>
          </table:table-cell>
          <table:table-cell table:formula="of:=COS((75+[.A73])/300*PI())" office:value-type="float" office:value="0.736097087119734">
            <text:p>0,7360970871</text:p>
          </table:table-cell>
          <table:table-cell table:number-columns-repeated="4"/>
        </table:table-row>
        <table:table-row table:style-name="ro1">
          <table:table-cell office:value-type="float" office:value="-3">
            <text:p>-3</text:p>
          </table:table-cell>
          <table:table-cell table:formula="of:=SIN(((75+[.A74])/300)*PI())" office:value-type="float" office:value="0.684547105928689">
            <text:p>0,6845471059</text:p>
          </table:table-cell>
          <table:table-cell table:formula="of:=COS((75+[.A74])/300*PI())" office:value-type="float" office:value="0.728968627421412">
            <text:p>0,7289686274</text:p>
          </table:table-cell>
          <table:table-cell table:number-columns-repeated="4"/>
        </table:table-row>
        <table:table-row table:style-name="ro1">
          <table:table-cell office:value-type="float" office:value="-2">
            <text:p>-2</text:p>
          </table:table-cell>
          <table:table-cell table:formula="of:=SIN(((75+[.A75])/300)*PI())" office:value-type="float" office:value="0.692143173870407">
            <text:p>0,6921431739</text:p>
          </table:table-cell>
          <table:table-cell table:formula="of:=COS((75+[.A75])/300*PI())" office:value-type="float" office:value="0.721760228098362">
            <text:p>0,7217602281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table:formula="of:=SIN(((75+[.A76])/300)*PI())" office:value-type="float" office:value="0.699663340513365">
            <text:p>0,6996633405</text:p>
          </table:table-cell>
          <table:table-cell table:formula="of:=COS((75+[.A76])/300*PI())" office:value-type="float" office:value="0.714472679632803">
            <text:p>0,714472679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formula="of:=SIN(((75+[.A77])/300)*PI())" office:value-type="float" office:value="0.707106781186547">
            <text:p>0,7071067812</text:p>
          </table:table-cell>
          <table:table-cell table:formula="of:=COS((75+[.A77])/300*PI())" office:value-type="float" office:value="0.707106781186548">
            <text:p>0,707106781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SIN(((75+[.A78])/300)*PI())" office:value-type="float" office:value="0.714472679632803">
            <text:p>0,7144726796</text:p>
          </table:table-cell>
          <table:table-cell table:formula="of:=COS((75+[.A78])/300*PI())" office:value-type="float" office:value="0.699663340513365">
            <text:p>0,699663340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SIN(((75+[.A79])/300)*PI())" office:value-type="float" office:value="0.721760228098362">
            <text:p>0,7217602281</text:p>
          </table:table-cell>
          <table:table-cell table:formula="of:=COS((75+[.A79])/300*PI())" office:value-type="float" office:value="0.692143173870407">
            <text:p>0,692143173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formula="of:=SIN(((75+[.A80])/300)*PI())" office:value-type="float" office:value="0.728968627421412">
            <text:p>0,7289686274</text:p>
          </table:table-cell>
          <table:table-cell table:formula="of:=COS((75+[.A80])/300*PI())" office:value-type="float" office:value="0.684547105928689">
            <text:p>0,6845471059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SIN(((75+[.A81])/300)*PI())" office:value-type="float" office:value="0.736097087119734">
            <text:p>0,7360970871</text:p>
          </table:table-cell>
          <table:table-cell table:formula="of:=COS((75+[.A81])/300*PI())" office:value-type="float" office:value="0.676875969682661">
            <text:p>0,6768759697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IN(((75+[.A82])/300)*PI())" office:value-type="float" office:value="0.743144825477394">
            <text:p>0,7431448255</text:p>
          </table:table-cell>
          <table:table-cell table:formula="of:=COS((75+[.A82])/300*PI())" office:value-type="float" office:value="0.669130606358858">
            <text:p>0,669130606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formula="of:=SIN(((75+[.A83])/300)*PI())" office:value-type="float" office:value="0.75011106963046">
            <text:p>0,7501110696</text:p>
          </table:table-cell>
          <table:table-cell table:formula="of:=COS((75+[.A83])/300*PI())" office:value-type="float" office:value="0.661311865323652">
            <text:p>0,6613118653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formula="of:=SIN(((75+[.A84])/300)*PI())" office:value-type="float" office:value="0.756995055651756">
            <text:p>0,7569950557</text:p>
          </table:table-cell>
          <table:table-cell table:formula="of:=COS((75+[.A84])/300*PI())" office:value-type="float" office:value="0.653420603990105">
            <text:p>0,65342060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formula="of:=SIN(((75+[.A85])/300)*PI())" office:value-type="float" office:value="0.763796028634642">
            <text:p>0,7637960286</text:p>
          </table:table-cell>
          <table:table-cell table:formula="of:=COS((75+[.A85])/300*PI())" office:value-type="float" office:value="0.645457687723951">
            <text:p>0,6454576877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formula="of:=SIN(((75+[.A86])/300)*PI())" office:value-type="float" office:value="0.770513242775789">
            <text:p>0,7705132428</text:p>
          </table:table-cell>
          <table:table-cell table:formula="of:=COS((75+[.A86])/300*PI())" office:value-type="float" office:value="0.63742398974869">
            <text:p>0,6374239897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formula="of:=SIN(((75+[.A87])/300)*PI())" office:value-type="float" office:value="0.777145961456971">
            <text:p>0,7771459615</text:p>
          </table:table-cell>
          <table:table-cell table:formula="of:=COS((75+[.A87])/300*PI())" office:value-type="float" office:value="0.629320391049837">
            <text:p>0,62932039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formula="of:=SIN(((75+[.A88])/300)*PI())" office:value-type="float" office:value="0.78369345732584">
            <text:p>0,7836934573</text:p>
          </table:table-cell>
          <table:table-cell table:formula="of:=COS((75+[.A88])/300*PI())" office:value-type="float" office:value="0.62114778027831">
            <text:p>0,6211477803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formula="of:=SIN(((75+[.A89])/300)*PI())" office:value-type="float" office:value="0.79015501237569">
            <text:p>0,7901550124</text:p>
          </table:table-cell>
          <table:table-cell table:formula="of:=COS((75+[.A89])/300*PI())" office:value-type="float" office:value="0.612907053652977">
            <text:p>0,6129070537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SIN(((75+[.A90])/300)*PI())" office:value-type="float" office:value="0.796529918024196">
            <text:p>0,796529918</text:p>
          </table:table-cell>
          <table:table-cell table:formula="of:=COS((75+[.A90])/300*PI())" office:value-type="float" office:value="0.604599114862375">
            <text:p>0,6045991149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SIN(((75+[.A91])/300)*PI())" office:value-type="float" office:value="0.802817475191115">
            <text:p>0,8028174752</text:p>
          </table:table-cell>
          <table:table-cell table:formula="of:=COS((75+[.A91])/300*PI())" office:value-type="float" office:value="0.596224874965616">
            <text:p>0,59622487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SIN(((75+[.A92])/300)*PI())" office:value-type="float" office:value="0.809016994374947">
            <text:p>0,8090169944</text:p>
          </table:table-cell>
          <table:table-cell table:formula="of:=COS((75+[.A92])/300*PI())" office:value-type="float" office:value="0.587785252292473">
            <text:p>0,5877852523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SIN(((75+[.A93])/300)*PI())" office:value-type="float" office:value="0.815127795728554">
            <text:p>0,8151277957</text:p>
          </table:table-cell>
          <table:table-cell table:formula="of:=COS((75+[.A93])/300*PI())" office:value-type="float" office:value="0.579281172342679">
            <text:p>0,5792811723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SIN(((75+[.A94])/300)*PI())" office:value-type="float" office:value="0.821149209133704">
            <text:p>0,8211492091</text:p>
          </table:table-cell>
          <table:table-cell table:formula="of:=COS((75+[.A94])/300*PI())" office:value-type="float" office:value="0.570713567684432">
            <text:p>0,5707135677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SIN(((75+[.A95])/300)*PI())" office:value-type="float" office:value="0.827080574274562">
            <text:p>0,8270805743</text:p>
          </table:table-cell>
          <table:table-cell table:formula="of:=COS((75+[.A95])/300*PI())" office:value-type="float" office:value="0.562083377852131">
            <text:p>0,5620833779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SIN(((75+[.A96])/300)*PI())" office:value-type="float" office:value="0.8329212407101">
            <text:p>0,8329212407</text:p>
          </table:table-cell>
          <table:table-cell table:formula="of:=COS((75+[.A96])/300*PI())" office:value-type="float" office:value="0.553391549243344">
            <text:p>0,5533915492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SIN(((75+[.A97])/300)*PI())" office:value-type="float" office:value="0.838670567945424">
            <text:p>0,8386705679</text:p>
          </table:table-cell>
          <table:table-cell table:formula="of:=COS((75+[.A97])/300*PI())" office:value-type="float" office:value="0.544639035015027">
            <text:p>0,544639035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formula="of:=SIN(((75+[.A98])/300)*PI())" office:value-type="float" office:value="0.844327925502015">
            <text:p>0,8443279255</text:p>
          </table:table-cell>
          <table:table-cell table:formula="of:=COS((75+[.A98])/300*PI())" office:value-type="float" office:value="0.535826794978997">
            <text:p>0,53582679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formula="of:=SIN(((75+[.A99])/300)*PI())" office:value-type="float" office:value="0.849892692986864">
            <text:p>0,849892693</text:p>
          </table:table-cell>
          <table:table-cell table:formula="of:=COS((75+[.A99])/300*PI())" office:value-type="float" office:value="0.526955795496678">
            <text:p>0,5269557955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formula="of:=SIN(((75+[.A100])/300)*PI())" office:value-type="float" office:value="0.855364260160507">
            <text:p>0,8553642602</text:p>
          </table:table-cell>
          <table:table-cell table:formula="of:=COS((75+[.A100])/300*PI())" office:value-type="float" office:value="0.51802700937313">
            <text:p>0,5180270094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formula="of:=SIN(((75+[.A101])/300)*PI())" office:value-type="float" office:value="0.860742027003944">
            <text:p>0,860742027</text:p>
          </table:table-cell>
          <table:table-cell table:formula="of:=COS((75+[.A101])/300*PI())" office:value-type="float" office:value="0.509041415750371">
            <text:p>0,5090414158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formula="of:=SIN(((75+[.A102])/300)*PI())" office:value-type="float" office:value="0.866025403784439">
            <text:p>0,8660254038</text:p>
          </table:table-cell>
          <table:table-cell table:formula="of:=COS((75+[.A102])/300*PI())" office:value-type="float" office:value="0.5">
            <text:p>0,5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formula="of:=SIN(((75+[.A103])/300)*PI())" office:value-type="float" office:value="0.871213811120189">
            <text:p>0,8712138111</text:p>
          </table:table-cell>
          <table:table-cell table:formula="of:=COS((75+[.A103])/300*PI())" office:value-type="float" office:value="0.490903753615141">
            <text:p>0,4909037536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formula="of:=SIN(((75+[.A104])/300)*PI())" office:value-type="float" office:value="0.876306680043864">
            <text:p>0,87630668</text:p>
          </table:table-cell>
          <table:table-cell table:formula="of:=COS((75+[.A104])/300*PI())" office:value-type="float" office:value="0.481753674101715">
            <text:p>0,4817536741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formula="of:=SIN(((75+[.A105])/300)*PI())" office:value-type="float" office:value="0.881303452064992">
            <text:p>0,8813034521</text:p>
          </table:table-cell>
          <table:table-cell table:formula="of:=COS((75+[.A105])/300*PI())" office:value-type="float" office:value="0.472550764869054">
            <text:p>0,4725507649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formula="of:=SIN(((75+[.A106])/300)*PI())" office:value-type="float" office:value="0.886203579231215">
            <text:p>0,8862035792</text:p>
          </table:table-cell>
          <table:table-cell table:formula="of:=COS((75+[.A106])/300*PI())" office:value-type="float" office:value="0.463296035119862">
            <text:p>0,4632960351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formula="of:=SIN(((75+[.A107])/300)*PI())" office:value-type="float" office:value="0.891006524188368">
            <text:p>0,8910065242</text:p>
          </table:table-cell>
          <table:table-cell table:formula="of:=COS((75+[.A107])/300*PI())" office:value-type="float" office:value="0.453990499739547">
            <text:p>0,4539904997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formula="of:=SIN(((75+[.A108])/300)*PI())" office:value-type="float" office:value="0.895711760239413">
            <text:p>0,8957117602</text:p>
          </table:table-cell>
          <table:table-cell table:formula="of:=COS((75+[.A108])/300*PI())" office:value-type="float" office:value="0.444635179184928">
            <text:p>0,4446351792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table:formula="of:=SIN(((75+[.A109])/300)*PI())" office:value-type="float" office:value="0.900318771402194">
            <text:p>0,9003187714</text:p>
          </table:table-cell>
          <table:table-cell table:formula="of:=COS((75+[.A109])/300*PI())" office:value-type="float" office:value="0.435231099372327">
            <text:p>0,4352310994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table:formula="of:=SIN(((75+[.A110])/300)*PI())" office:value-type="float" office:value="0.90482705246602">
            <text:p>0,9048270525</text:p>
          </table:table-cell>
          <table:table-cell table:formula="of:=COS((75+[.A110])/300*PI())" office:value-type="float" office:value="0.425779291565073">
            <text:p>0,4257792916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formula="of:=SIN(((75+[.A111])/300)*PI())" office:value-type="float" office:value="0.909236109047069">
            <text:p>0,909236109</text:p>
          </table:table-cell>
          <table:table-cell table:formula="of:=COS((75+[.A111])/300*PI())" office:value-type="float" office:value="0.416280792260401">
            <text:p>0,4162807923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formula="of:=SIN(((75+[.A112])/300)*PI())" office:value-type="float" office:value="0.913545457642601">
            <text:p>0,9135454576</text:p>
          </table:table-cell>
          <table:table-cell table:formula="of:=COS((75+[.A112])/300*PI())" office:value-type="float" office:value="0.4067366430758">
            <text:p>0,4067366431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formula="of:=SIN(((75+[.A113])/300)*PI())" office:value-type="float" office:value="0.917754625683981">
            <text:p>0,9177546257</text:p>
          </table:table-cell>
          <table:table-cell table:formula="of:=COS((75+[.A113])/300*PI())" office:value-type="float" office:value="0.397147890634781">
            <text:p>0,397147890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formula="of:=SIN(((75+[.A114])/300)*PI())" office:value-type="float" office:value="0.9218631515885">
            <text:p>0,9218631516</text:p>
          </table:table-cell>
          <table:table-cell table:formula="of:=COS((75+[.A114])/300*PI())" office:value-type="float" office:value="0.387515586452103">
            <text:p>0,3875155865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formula="of:=SIN(((75+[.A115])/300)*PI())" office:value-type="float" office:value="0.925870584809995">
            <text:p>0,9258705848</text:p>
          </table:table-cell>
          <table:table-cell table:formula="of:=COS((75+[.A115])/300*PI())" office:value-type="float" office:value="0.377840786818467">
            <text:p>0,3778407868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formula="of:=SIN(((75+[.A116])/300)*PI())" office:value-type="float" office:value="0.929776485888251">
            <text:p>0,9297764859</text:p>
          </table:table-cell>
          <table:table-cell table:formula="of:=COS((75+[.A116])/300*PI())" office:value-type="float" office:value="0.368124552684678">
            <text:p>0,3681245527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formula="of:=SIN(((75+[.A117])/300)*PI())" office:value-type="float" office:value="0.933580426497202">
            <text:p>0,9335804265</text:p>
          </table:table-cell>
          <table:table-cell table:formula="of:=COS((75+[.A117])/300*PI())" office:value-type="float" office:value="0.3583679495453">
            <text:p>0,3583679495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table:formula="of:=SIN(((75+[.A118])/300)*PI())" office:value-type="float" office:value="0.937281989491891">
            <text:p>0,9372819895</text:p>
          </table:table-cell>
          <table:table-cell table:formula="of:=COS((75+[.A118])/300*PI())" office:value-type="float" office:value="0.348572047321815">
            <text:p>0,3485720473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formula="of:=SIN(((75+[.A119])/300)*PI())" office:value-type="float" office:value="0.940880768954225">
            <text:p>0,940880769</text:p>
          </table:table-cell>
          <table:table-cell table:formula="of:=COS((75+[.A119])/300*PI())" office:value-type="float" office:value="0.338737920245291">
            <text:p>0,3387379202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table:formula="of:=SIN(((75+[.A120])/300)*PI())" office:value-type="float" office:value="0.944376370237481">
            <text:p>0,9443763702</text:p>
          </table:table-cell>
          <table:table-cell table:formula="of:=COS((75+[.A120])/300*PI())" office:value-type="float" office:value="0.328866646738583">
            <text:p>0,3288666467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formula="of:=SIN(((75+[.A121])/300)*PI())" office:value-type="float" office:value="0.947768410009586">
            <text:p>0,94776841</text:p>
          </table:table-cell>
          <table:table-cell table:formula="of:=COS((75+[.A121])/300*PI())" office:value-type="float" office:value="0.31895930929807">
            <text:p>0,3189593093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formula="of:=SIN(((75+[.A122])/300)*PI())" office:value-type="float" office:value="0.951056516295153">
            <text:p>0,9510565163</text:p>
          </table:table-cell>
          <table:table-cell table:formula="of:=COS((75+[.A122])/300*PI())" office:value-type="float" office:value="0.309016994374947">
            <text:p>0,3090169944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table:formula="of:=SIN(((75+[.A123])/300)*PI())" office:value-type="float" office:value="0.954240328516277">
            <text:p>0,9542403285</text:p>
          </table:table-cell>
          <table:table-cell table:formula="of:=COS((75+[.A123])/300*PI())" office:value-type="float" office:value="0.299040792256087">
            <text:p>0,2990407923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table:formula="of:=SIN(((75+[.A124])/300)*PI())" office:value-type="float" office:value="0.957319497532067">
            <text:p>0,9573194975</text:p>
          </table:table-cell>
          <table:table-cell table:formula="of:=COS((75+[.A124])/300*PI())" office:value-type="float" office:value="0.289031796944472">
            <text:p>0,2890317969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formula="of:=SIN(((75+[.A125])/300)*PI())" office:value-type="float" office:value="0.960293685676943">
            <text:p>0,9602936857</text:p>
          </table:table-cell>
          <table:table-cell table:formula="of:=COS((75+[.A125])/300*PI())" office:value-type="float" office:value="0.278991106039229">
            <text:p>0,278991106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table:formula="of:=SIN(((75+[.A126])/300)*PI())" office:value-type="float" office:value="0.963162566797658">
            <text:p>0,9631625668</text:p>
          </table:table-cell>
          <table:table-cell table:formula="of:=COS((75+[.A126])/300*PI())" office:value-type="float" office:value="0.268919820615266">
            <text:p>0,2689198206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SIN(((75+[.A127])/300)*PI())" office:value-type="float" office:value="0.965925826289068">
            <text:p>0,9659258263</text:p>
          </table:table-cell>
          <table:table-cell table:formula="of:=COS((75+[.A127])/300*PI())" office:value-type="float" office:value="0.258819045102521">
            <text:p>0,2588190451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table:formula="of:=SIN(((75+[.A128])/300)*PI())" office:value-type="float" office:value="0.968583161128631">
            <text:p>0,9685831611</text:p>
          </table:table-cell>
          <table:table-cell table:formula="of:=COS((75+[.A128])/300*PI())" office:value-type="float" office:value="0.248689887164855">
            <text:p>0,2486898872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table:formula="of:=SIN(((75+[.A129])/300)*PI())" office:value-type="float" office:value="0.971134279909636">
            <text:p>0,9711342799</text:p>
          </table:table-cell>
          <table:table-cell table:formula="of:=COS((75+[.A129])/300*PI())" office:value-type="float" office:value="0.238533457578581">
            <text:p>0,2385334576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table:formula="of:=SIN(((75+[.A130])/300)*PI())" office:value-type="float" office:value="0.97357890287316">
            <text:p>0,9735789029</text:p>
          </table:table-cell>
          <table:table-cell table:formula="of:=COS((75+[.A130])/300*PI())" office:value-type="float" office:value="0.228350870110656">
            <text:p>0,2283508701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table:formula="of:=SIN(((75+[.A131])/300)*PI())" office:value-type="float" office:value="0.975916761938747">
            <text:p>0,9759167619</text:p>
          </table:table-cell>
          <table:table-cell table:formula="of:=COS((75+[.A131])/300*PI())" office:value-type="float" office:value="0.218143241396543">
            <text:p>0,2181432414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formula="of:=SIN(((75+[.A132])/300)*PI())" office:value-type="float" office:value="0.978147600733806">
            <text:p>0,9781476007</text:p>
          </table:table-cell>
          <table:table-cell table:formula="of:=COS((75+[.A132])/300*PI())" office:value-type="float" office:value="0.207911690817759">
            <text:p>0,2079116908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table:formula="of:=SIN(((75+[.A133])/300)*PI())" office:value-type="float" office:value="0.980271174621722">
            <text:p>0,9802711746</text:p>
          </table:table-cell>
          <table:table-cell table:formula="of:=COS((75+[.A133])/300*PI())" office:value-type="float" office:value="0.197657340379126">
            <text:p>0,1976573404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table:formula="of:=SIN(((75+[.A134])/300)*PI())" office:value-type="float" office:value="0.982287250728689">
            <text:p>0,9822872507</text:p>
          </table:table-cell>
          <table:table-cell table:formula="of:=COS((75+[.A134])/300*PI())" office:value-type="float" office:value="0.187381314585725">
            <text:p>0,1873813146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table:formula="of:=SIN(((75+[.A135])/300)*PI())" office:value-type="float" office:value="0.984195607969242">
            <text:p>0,984195608</text:p>
          </table:table-cell>
          <table:table-cell table:formula="of:=COS((75+[.A135])/300*PI())" office:value-type="float" office:value="0.177084740319583">
            <text:p>0,1770847403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table:formula="of:=SIN(((75+[.A136])/300)*PI())" office:value-type="float" office:value="0.985996037070505">
            <text:p>0,9859960371</text:p>
          </table:table-cell>
          <table:table-cell table:formula="of:=COS((75+[.A136])/300*PI())" office:value-type="float" office:value="0.166768746716102">
            <text:p>0,1667687467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formula="of:=SIN(((75+[.A137])/300)*PI())" office:value-type="float" office:value="0.987688340595138">
            <text:p>0,9876883406</text:p>
          </table:table-cell>
          <table:table-cell table:formula="of:=COS((75+[.A137])/300*PI())" office:value-type="float" office:value="0.156434465040231">
            <text:p>0,156434465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formula="of:=SIN(((75+[.A138])/300)*PI())" office:value-type="float" office:value="0.989272332962988">
            <text:p>0,989272333</text:p>
          </table:table-cell>
          <table:table-cell table:formula="of:=COS((75+[.A138])/300*PI())" office:value-type="float" office:value="0.146083028562412">
            <text:p>0,1460830286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table:formula="of:=SIN(((75+[.A139])/300)*PI())" office:value-type="float" office:value="0.990747840471444">
            <text:p>0,9907478405</text:p>
          </table:table-cell>
          <table:table-cell table:formula="of:=COS((75+[.A139])/300*PI())" office:value-type="float" office:value="0.135715572434304">
            <text:p>0,1357155724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table:formula="of:=SIN(((75+[.A140])/300)*PI())" office:value-type="float" office:value="0.992114701314478">
            <text:p>0,9921147013</text:p>
          </table:table-cell>
          <table:table-cell table:formula="of:=COS((75+[.A140])/300*PI())" office:value-type="float" office:value="0.125333233564304">
            <text:p>0,1253332336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formula="of:=SIN(((75+[.A141])/300)*PI())" office:value-type="float" office:value="0.993372765600396">
            <text:p>0,9933727656</text:p>
          </table:table-cell>
          <table:table-cell table:formula="of:=COS((75+[.A141])/300*PI())" office:value-type="float" office:value="0.114937150492867">
            <text:p>0,114937150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formula="of:=SIN(((75+[.A142])/300)*PI())" office:value-type="float" office:value="0.994521895368273">
            <text:p>0,9945218954</text:p>
          </table:table-cell>
          <table:table-cell table:formula="of:=COS((75+[.A142])/300*PI())" office:value-type="float" office:value="0.104528463267653">
            <text:p>0,1045284633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table:formula="of:=SIN(((75+[.A143])/300)*PI())" office:value-type="float" office:value="0.99556196460308">
            <text:p>0,9955619646</text:p>
          </table:table-cell>
          <table:table-cell table:formula="of:=COS((75+[.A143])/300*PI())" office:value-type="float" office:value="0.0941083133185145">
            <text:p>0,0941083133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table:formula="of:=SIN(((75+[.A144])/300)*PI())" office:value-type="float" office:value="0.996492859249504">
            <text:p>0,9964928592</text:p>
          </table:table-cell>
          <table:table-cell table:formula="of:=COS((75+[.A144])/300*PI())" office:value-type="float" office:value="0.0836778433323157">
            <text:p>0,0836778433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table:formula="of:=SIN(((75+[.A145])/300)*PI())" office:value-type="float" office:value="0.997314477224458">
            <text:p>0,9973144772</text:p>
          </table:table-cell>
          <table:table-cell table:formula="of:=COS((75+[.A145])/300*PI())" office:value-type="float" office:value="0.0732381971276316">
            <text:p>0,0732381971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table:formula="of:=SIN(((75+[.A146])/300)*PI())" office:value-type="float" office:value="0.998026728428271">
            <text:p>0,9980267284</text:p>
          </table:table-cell>
          <table:table-cell table:formula="of:=COS((75+[.A146])/300*PI())" office:value-type="float" office:value="0.0627905195293135">
            <text:p>0,0627905195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formula="of:=SIN(((75+[.A147])/300)*PI())" office:value-type="float" office:value="0.998629534754574">
            <text:p>0,9986295348</text:p>
          </table:table-cell>
          <table:table-cell table:formula="of:=COS((75+[.A147])/300*PI())" office:value-type="float" office:value="0.052335956242944">
            <text:p>0,0523359562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table:formula="of:=SIN(((75+[.A148])/300)*PI())" office:value-type="float" office:value="0.999122830098858">
            <text:p>0,9991228301</text:p>
          </table:table-cell>
          <table:table-cell table:formula="of:=COS((75+[.A148])/300*PI())" office:value-type="float" office:value="0.0418756537291995">
            <text:p>0,0418756537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table:formula="of:=SIN(((75+[.A149])/300)*PI())" office:value-type="float" office:value="0.999506560365731">
            <text:p>0,9995065604</text:p>
          </table:table-cell>
          <table:table-cell table:formula="of:=COS((75+[.A149])/300*PI())" office:value-type="float" office:value="0.0314107590781284">
            <text:p>0,0314107591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table:formula="of:=SIN(((75+[.A150])/300)*PI())" office:value-type="float" office:value="0.999780683474845">
            <text:p>0,9997806835</text:p>
          </table:table-cell>
          <table:table-cell table:formula="of:=COS((75+[.A150])/300*PI())" office:value-type="float" office:value="0.020942419883357">
            <text:p>0,0209424199</text:p>
          </table:table-cell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table:formula="of:=SIN(((75+[.A151])/300)*PI())" office:value-type="float" office:value="0.999945169365512">
            <text:p>0,9999451694</text:p>
          </table:table-cell>
          <table:table-cell table:formula="of:=COS((75+[.A151])/300*PI())" office:value-type="float" office:value="0.0104717841162459">
            <text:p>0,0104717841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formula="of:=SIN(((75+[.A152])/300)*PI())" office:value-type="float" office:value="1">
            <text:p>1</text:p>
          </table:table-cell>
          <table:table-cell table:formula="of:=COS((75+[.A152])/300*PI())" office:value-type="float" office:value="6.12323399573677E-017">
            <text:p>6,12323399573677E-017</text:p>
          </table:table-cell>
          <table:table-cell table:number-columns-repeated="4"/>
        </table:table-row>
      </table:table>
      <table:table table:name="volume exponetiel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A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formula="of:=[.A2]^2/1048576" office:value-type="float" office:value="0">
            <text:p>0</text:p>
          </table:table-cell>
          <table:table-cell table:formula="of:=[.A2]^3/1024^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[.A3]^2/1048576" office:value-type="float" office:value="0.00000095367431640625">
            <text:p>9,5367431640625E-007</text:p>
          </table:table-cell>
          <table:table-cell table:formula="of:=[.A3]^3/1024^3" office:value-type="float" office:value="0.000000000931322574615479">
            <text:p>9,31322574615479E-010</text:p>
          </table:table-cell>
          <table:table-cell/>
          <table:table-cell>
            <draw:frame table:end-cell-address="'volume exponetiel'.L35" table:end-x="1.617cm" table:end-y="0.301cm" draw:z-index="0" draw:style-name="gr1" draw:text-style-name="P1" svg:width="15.984cm" svg:height="14.43cm" svg:x="1.44cm" svg:y="0.323cm">
              <draw:object draw:notify-on-update-of-ranges="'volume exponetiel'.A3:'volume exponetiel'.A1025 'volume exponetiel'.B2:'volume exponetiel'.B2 'volume exponetiel'.B3:'volume exponetiel'.B1025 'volume exponetiel'.A3:'volume exponetiel'.A1025 'volume exponetiel'.C2:'volume exponetiel'.C2 'volume exponetiel'.C3:'volume exponetiel'.C102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4]^2/1048576" office:value-type="float" office:value="0.000003814697265625">
            <text:p>3,814697265625E-006</text:p>
          </table:table-cell>
          <table:table-cell table:formula="of:=[.A4]^3/1024^3" office:value-type="float" office:value="0.00000000745058059692383">
            <text:p>7,45058059692383E-009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A5]^2/1048576" office:value-type="float" office:value="0.00000858306884765625">
            <text:p>8,58306884765625E-006</text:p>
          </table:table-cell>
          <table:table-cell table:formula="of:=[.A5]^3/1024^3" office:value-type="float" office:value="0.0000000251457095146179">
            <text:p>2,51457095146179E-00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A6]^2/1048576" office:value-type="float" office:value="0.0000152587890625">
            <text:p>1,52587890625E-005</text:p>
          </table:table-cell>
          <table:table-cell table:formula="of:=[.A6]^3/1024^3" office:value-type="float" office:value="0.0000000596046447753906">
            <text:p>5,96046447753906E-00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A7]^2/1048576" office:value-type="float" office:value="0.0000238418579101562">
            <text:p>2,38418579101562E-005</text:p>
          </table:table-cell>
          <table:table-cell table:formula="of:=[.A7]^3/1024^3" office:value-type="float" office:value="0.000000116415321826935">
            <text:p>1,16415321826935E-007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A8]^2/1048576" office:value-type="float" office:value="0.000034332275390625">
            <text:p>3,4332275390625E-005</text:p>
          </table:table-cell>
          <table:table-cell table:formula="of:=[.A8]^3/1024^3" office:value-type="float" office:value="0.000000201165676116943">
            <text:p>2,01165676116943E-007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A9]^2/1048576" office:value-type="float" office:value="0.0000467300415039063">
            <text:p>0,00004673</text:p>
          </table:table-cell>
          <table:table-cell table:formula="of:=[.A9]^3/1024^3" office:value-type="float" office:value="0.000000319443643093109">
            <text:p>3,19443643093109E-00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A10]^2/1048576" office:value-type="float" office:value="0.00006103515625">
            <text:p>6,103515625E-005</text:p>
          </table:table-cell>
          <table:table-cell table:formula="of:=[.A10]^3/1024^3" office:value-type="float" office:value="0.000000476837158203125">
            <text:p>4,76837158203125E-007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A11]^2/1048576" office:value-type="float" office:value="0.0000772476196289062">
            <text:p>7,72476196289062E-005</text:p>
          </table:table-cell>
          <table:table-cell table:formula="of:=[.A11]^3/1024^3" office:value-type="float" office:value="0.000000678934156894684">
            <text:p>6,78934156894684E-00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A12]^2/1048576" office:value-type="float" office:value="0.000095367431640625">
            <text:p>9,5367431640625E-005</text:p>
          </table:table-cell>
          <table:table-cell table:formula="of:=[.A12]^3/1024^3" office:value-type="float" office:value="0.000000931322574615479">
            <text:p>9,31322574615479E-007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A13]^2/1048576" office:value-type="float" office:value="0.000115394592285156">
            <text:p>0,0001153946</text:p>
          </table:table-cell>
          <table:table-cell table:formula="of:=[.A13]^3/1024^3" office:value-type="float" office:value="0.0000012395903468132">
            <text:p>1,2395903468132E-00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A14]^2/1048576" office:value-type="float" office:value="0.0001373291015625">
            <text:p>0,0001373291</text:p>
          </table:table-cell>
          <table:table-cell table:formula="of:=[.A14]^3/1024^3" office:value-type="float" office:value="0.00000160932540893555">
            <text:p>1,60932540893555E-00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A15]^2/1048576" office:value-type="float" office:value="0.000161170959472656">
            <text:p>0,000161171</text:p>
          </table:table-cell>
          <table:table-cell table:formula="of:=[.A15]^3/1024^3" office:value-type="float" office:value="0.00000204611569643021">
            <text:p>2,04611569643021E-006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A16]^2/1048576" office:value-type="float" office:value="0.000186920166015625">
            <text:p>0,0001869202</text:p>
          </table:table-cell>
          <table:table-cell table:formula="of:=[.A16]^3/1024^3" office:value-type="float" office:value="0.00000255554914474487">
            <text:p>2,55554914474487E-006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A17]^2/1048576" office:value-type="float" office:value="0.000214576721191406">
            <text:p>0,0002145767</text:p>
          </table:table-cell>
          <table:table-cell table:formula="of:=[.A17]^3/1024^3" office:value-type="float" office:value="0.00000314321368932724">
            <text:p>3,14321368932724E-00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A18]^2/1048576" office:value-type="float" office:value="0.000244140625">
            <text:p>0,0002441406</text:p>
          </table:table-cell>
          <table:table-cell table:formula="of:=[.A18]^3/1024^3" office:value-type="float" office:value="0.000003814697265625">
            <text:p>3,814697265625E-006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A19]^2/1048576" office:value-type="float" office:value="0.000275611877441406">
            <text:p>0,0002756119</text:p>
          </table:table-cell>
          <table:table-cell table:formula="of:=[.A19]^3/1024^3" office:value-type="float" office:value="0.00000457558780908585">
            <text:p>4,57558780908585E-00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A20]^2/1048576" office:value-type="float" office:value="0.000308990478515625">
            <text:p>0,0003089905</text:p>
          </table:table-cell>
          <table:table-cell table:formula="of:=[.A20]^3/1024^3" office:value-type="float" office:value="0.00000543147325515747">
            <text:p>5,43147325515747E-0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A21]^2/1048576" office:value-type="float" office:value="0.000344276428222656">
            <text:p>0,0003442764</text:p>
          </table:table-cell>
          <table:table-cell table:formula="of:=[.A21]^3/1024^3" office:value-type="float" office:value="0.00000638794153928757">
            <text:p>6,38794153928757E-006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A22]^2/1048576" office:value-type="float" office:value="0.0003814697265625">
            <text:p>0,0003814697</text:p>
          </table:table-cell>
          <table:table-cell table:formula="of:=[.A22]^3/1024^3" office:value-type="float" office:value="0.00000745058059692383">
            <text:p>7,45058059692383E-00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A23]^2/1048576" office:value-type="float" office:value="0.000420570373535156">
            <text:p>0,0004205704</text:p>
          </table:table-cell>
          <table:table-cell table:formula="of:=[.A23]^3/1024^3" office:value-type="float" office:value="0.00000862497836351395">
            <text:p>0,000008625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A24]^2/1048576" office:value-type="float" office:value="0.000461578369140625">
            <text:p>0,0004615784</text:p>
          </table:table-cell>
          <table:table-cell table:formula="of:=[.A24]^3/1024^3" office:value-type="float" office:value="0.00000991672277450562">
            <text:p>9,91672277450562E-00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A25]^2/1048576" office:value-type="float" office:value="0.000504493713378906">
            <text:p>0,0005044937</text:p>
          </table:table-cell>
          <table:table-cell table:formula="of:=[.A25]^3/1024^3" office:value-type="float" office:value="0.0000113314017653465">
            <text:p>1,13314017653465E-005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A26]^2/1048576" office:value-type="float" office:value="0.00054931640625">
            <text:p>0,0005493164</text:p>
          </table:table-cell>
          <table:table-cell table:formula="of:=[.A26]^3/1024^3" office:value-type="float" office:value="0.0000128746032714844">
            <text:p>1,28746032714844E-005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A27]^2/1048576" office:value-type="float" office:value="0.000596046447753906">
            <text:p>0,0005960464</text:p>
          </table:table-cell>
          <table:table-cell table:formula="of:=[.A27]^3/1024^3" office:value-type="float" office:value="0.0000145519152283669">
            <text:p>1,45519152283669E-00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A28]^2/1048576" office:value-type="float" office:value="0.000644683837890625">
            <text:p>0,0006446838</text:p>
          </table:table-cell>
          <table:table-cell table:formula="of:=[.A28]^3/1024^3" office:value-type="float" office:value="0.0000163689255714416">
            <text:p>1,63689255714416E-005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A29]^2/1048576" office:value-type="float" office:value="0.000695228576660156">
            <text:p>0,0006952286</text:p>
          </table:table-cell>
          <table:table-cell table:formula="of:=[.A29]^3/1024^3" office:value-type="float" office:value="0.0000183312222361565">
            <text:p>1,83312222361565E-005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A30]^2/1048576" office:value-type="float" office:value="0.0007476806640625">
            <text:p>0,0007476807</text:p>
          </table:table-cell>
          <table:table-cell table:formula="of:=[.A30]^3/1024^3" office:value-type="float" office:value="0.000020444393157959">
            <text:p>2,0444393157959E-005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A31]^2/1048576" office:value-type="float" office:value="0.000802040100097656">
            <text:p>0,0008020401</text:p>
          </table:table-cell>
          <table:table-cell table:formula="of:=[.A31]^3/1024^3" office:value-type="float" office:value="0.0000227140262722969">
            <text:p>0,000022714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A32]^2/1048576" office:value-type="float" office:value="0.000858306884765625">
            <text:p>0,0008583069</text:p>
          </table:table-cell>
          <table:table-cell table:formula="of:=[.A32]^3/1024^3" office:value-type="float" office:value="0.0000251457095146179">
            <text:p>2,51457095146179E-005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A33]^2/1048576" office:value-type="float" office:value="0.000916481018066406">
            <text:p>0,000916481</text:p>
          </table:table-cell>
          <table:table-cell table:formula="of:=[.A33]^3/1024^3" office:value-type="float" office:value="0.0000277450308203697">
            <text:p>0,000027745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A34]^2/1048576" office:value-type="float" office:value="0.0009765625">
            <text:p>0,0009765625</text:p>
          </table:table-cell>
          <table:table-cell table:formula="of:=[.A34]^3/1024^3" office:value-type="float" office:value="0.000030517578125">
            <text:p>3,0517578125E-005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A35]^2/1048576" office:value-type="float" office:value="0.00103855133056641">
            <text:p>0,0010385513</text:p>
          </table:table-cell>
          <table:table-cell table:formula="of:=[.A35]^3/1024^3" office:value-type="float" office:value="0.0000334689393639564">
            <text:p>3,34689393639564E-005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A36]^2/1048576" office:value-type="float" office:value="0.00110244750976563">
            <text:p>0,0011024475</text:p>
          </table:table-cell>
          <table:table-cell table:formula="of:=[.A36]^3/1024^3" office:value-type="float" office:value="0.0000366047024726868">
            <text:p>3,66047024726868E-00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A37]^2/1048576" office:value-type="float" office:value="0.00116825103759766">
            <text:p>0,001168251</text:p>
          </table:table-cell>
          <table:table-cell table:formula="of:=[.A37]^3/1024^3" office:value-type="float" office:value="0.0000399304553866386">
            <text:p>3,99304553866386E-005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A38]^2/1048576" office:value-type="float" office:value="0.0012359619140625">
            <text:p>0,0012359619</text:p>
          </table:table-cell>
          <table:table-cell table:formula="of:=[.A38]^3/1024^3" office:value-type="float" office:value="0.0000434517860412598">
            <text:p>4,34517860412598E-005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A39]^2/1048576" office:value-type="float" office:value="0.00130558013916016">
            <text:p>0,0013055801</text:p>
          </table:table-cell>
          <table:table-cell table:formula="of:=[.A39]^3/1024^3" office:value-type="float" office:value="0.0000471742823719978">
            <text:p>4,71742823719978E-005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A40]^2/1048576" office:value-type="float" office:value="0.00137710571289063">
            <text:p>0,0013771057</text:p>
          </table:table-cell>
          <table:table-cell table:formula="of:=[.A40]^3/1024^3" office:value-type="float" office:value="0.0000511035323143005">
            <text:p>5,11035323143005E-005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A41]^2/1048576" office:value-type="float" office:value="0.00145053863525391">
            <text:p>0,0014505386</text:p>
          </table:table-cell>
          <table:table-cell table:formula="of:=[.A41]^3/1024^3" office:value-type="float" office:value="0.0000552451238036156">
            <text:p>5,52451238036156E-005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A42]^2/1048576" office:value-type="float" office:value="0.00152587890625">
            <text:p>0,0015258789</text:p>
          </table:table-cell>
          <table:table-cell table:formula="of:=[.A42]^3/1024^3" office:value-type="float" office:value="0.0000596046447753906">
            <text:p>5,96046447753906E-005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A43]^2/1048576" office:value-type="float" office:value="0.00160312652587891">
            <text:p>0,0016031265</text:p>
          </table:table-cell>
          <table:table-cell table:formula="of:=[.A43]^3/1024^3" office:value-type="float" office:value="0.0000641876831650734">
            <text:p>6,41876831650734E-005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A44]^2/1048576" office:value-type="float" office:value="0.00168228149414063">
            <text:p>0,0016822815</text:p>
          </table:table-cell>
          <table:table-cell table:formula="of:=[.A44]^3/1024^3" office:value-type="float" office:value="0.0000689998269081116">
            <text:p>6,89998269081116E-005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A45]^2/1048576" office:value-type="float" office:value="0.00176334381103516">
            <text:p>0,0017633438</text:p>
          </table:table-cell>
          <table:table-cell table:formula="of:=[.A45]^3/1024^3" office:value-type="float" office:value="0.0000740466639399528">
            <text:p>7,40466639399528E-005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A46]^2/1048576" office:value-type="float" office:value="0.0018463134765625">
            <text:p>0,0018463135</text:p>
          </table:table-cell>
          <table:table-cell table:formula="of:=[.A46]^3/1024^3" office:value-type="float" office:value="0.0000793337821960449">
            <text:p>7,93337821960449E-005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A47]^2/1048576" office:value-type="float" office:value="0.00193119049072266">
            <text:p>0,0019311905</text:p>
          </table:table-cell>
          <table:table-cell table:formula="of:=[.A47]^3/1024^3" office:value-type="float" office:value="0.0000848667696118355">
            <text:p>8,48667696118355E-005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A48]^2/1048576" office:value-type="float" office:value="0.00201797485351562">
            <text:p>0,0020179749</text:p>
          </table:table-cell>
          <table:table-cell table:formula="of:=[.A48]^3/1024^3" office:value-type="float" office:value="0.0000906512141227722">
            <text:p>9,06512141227722E-005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A49]^2/1048576" office:value-type="float" office:value="0.00210666656494141">
            <text:p>0,0021066666</text:p>
          </table:table-cell>
          <table:table-cell table:formula="of:=[.A49]^3/1024^3" office:value-type="float" office:value="0.0000966927036643028">
            <text:p>9,66927036643028E-005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A50]^2/1048576" office:value-type="float" office:value="0.002197265625">
            <text:p>0,0021972656</text:p>
          </table:table-cell>
          <table:table-cell table:formula="of:=[.A50]^3/1024^3" office:value-type="float" office:value="0.000102996826171875">
            <text:p>0,0001029968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A51]^2/1048576" office:value-type="float" office:value="0.00228977203369141">
            <text:p>0,002289772</text:p>
          </table:table-cell>
          <table:table-cell table:formula="of:=[.A51]^3/1024^3" office:value-type="float" office:value="0.000109569169580936">
            <text:p>0,000109569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A52]^2/1048576" office:value-type="float" office:value="0.00238418579101562">
            <text:p>0,0023841858</text:p>
          </table:table-cell>
          <table:table-cell table:formula="of:=[.A52]^3/1024^3" office:value-type="float" office:value="0.000116415321826935">
            <text:p>0,0001164153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A53]^2/1048576" office:value-type="float" office:value="0.00248050689697266">
            <text:p>0,0024805069</text:p>
          </table:table-cell>
          <table:table-cell table:formula="of:=[.A53]^3/1024^3" office:value-type="float" office:value="0.000123540870845318">
            <text:p>0,0001235409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A54]^2/1048576" office:value-type="float" office:value="0.0025787353515625">
            <text:p>0,0025787354</text:p>
          </table:table-cell>
          <table:table-cell table:formula="of:=[.A54]^3/1024^3" office:value-type="float" office:value="0.000130951404571533">
            <text:p>0,0001309514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A55]^2/1048576" office:value-type="float" office:value="0.00267887115478516">
            <text:p>0,0026788712</text:p>
          </table:table-cell>
          <table:table-cell table:formula="of:=[.A55]^3/1024^3" office:value-type="float" office:value="0.000138652510941029">
            <text:p>0,0001386525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A56]^2/1048576" office:value-type="float" office:value="0.00278091430664062">
            <text:p>0,0027809143</text:p>
          </table:table-cell>
          <table:table-cell table:formula="of:=[.A56]^3/1024^3" office:value-type="float" office:value="0.000146649777889252">
            <text:p>0,0001466498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A57]^2/1048576" office:value-type="float" office:value="0.00288486480712891">
            <text:p>0,0028848648</text:p>
          </table:table-cell>
          <table:table-cell table:formula="of:=[.A57]^3/1024^3" office:value-type="float" office:value="0.00015494879335165">
            <text:p>0,0001549488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A58]^2/1048576" office:value-type="float" office:value="0.00299072265625">
            <text:p>0,0029907227</text:p>
          </table:table-cell>
          <table:table-cell table:formula="of:=[.A58]^3/1024^3" office:value-type="float" office:value="0.000163555145263672">
            <text:p>0,0001635551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A59]^2/1048576" office:value-type="float" office:value="0.00309848785400391">
            <text:p>0,0030984879</text:p>
          </table:table-cell>
          <table:table-cell table:formula="of:=[.A59]^3/1024^3" office:value-type="float" office:value="0.000172474421560764">
            <text:p>0,0001724744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A60]^2/1048576" office:value-type="float" office:value="0.00320816040039062">
            <text:p>0,0032081604</text:p>
          </table:table-cell>
          <table:table-cell table:formula="of:=[.A60]^3/1024^3" office:value-type="float" office:value="0.000181712210178375">
            <text:p>0,0001817122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A61]^2/1048576" office:value-type="float" office:value="0.00331974029541016">
            <text:p>0,0033197403</text:p>
          </table:table-cell>
          <table:table-cell table:formula="of:=[.A61]^3/1024^3" office:value-type="float" office:value="0.000191274099051952">
            <text:p>0,0001912741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A62]^2/1048576" office:value-type="float" office:value="0.0034332275390625">
            <text:p>0,0034332275</text:p>
          </table:table-cell>
          <table:table-cell table:formula="of:=[.A62]^3/1024^3" office:value-type="float" office:value="0.000201165676116943">
            <text:p>0,0002011657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A63]^2/1048576" office:value-type="float" office:value="0.00354862213134766">
            <text:p>0,0035486221</text:p>
          </table:table-cell>
          <table:table-cell table:formula="of:=[.A63]^3/1024^3" office:value-type="float" office:value="0.000211392529308796">
            <text:p>0,0002113925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A64]^2/1048576" office:value-type="float" office:value="0.00366592407226562">
            <text:p>0,0036659241</text:p>
          </table:table-cell>
          <table:table-cell table:formula="of:=[.A64]^3/1024^3" office:value-type="float" office:value="0.000221960246562958">
            <text:p>0,0002219602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A65]^2/1048576" office:value-type="float" office:value="0.00378513336181641">
            <text:p>0,0037851334</text:p>
          </table:table-cell>
          <table:table-cell table:formula="of:=[.A65]^3/1024^3" office:value-type="float" office:value="0.000232874415814877">
            <text:p>0,0002328744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A66]^2/1048576" office:value-type="float" office:value="0.00390625">
            <text:p>0,00390625</text:p>
          </table:table-cell>
          <table:table-cell table:formula="of:=[.A66]^3/1024^3" office:value-type="float" office:value="0.000244140625">
            <text:p>0,0002441406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A67]^2/1048576" office:value-type="float" office:value="0.00402927398681641">
            <text:p>0,004029274</text:p>
          </table:table-cell>
          <table:table-cell table:formula="of:=[.A67]^3/1024^3" office:value-type="float" office:value="0.000255764462053776">
            <text:p>0,0002557645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A68]^2/1048576" office:value-type="float" office:value="0.00415420532226563">
            <text:p>0,0041542053</text:p>
          </table:table-cell>
          <table:table-cell table:formula="of:=[.A68]^3/1024^3" office:value-type="float" office:value="0.000267751514911652">
            <text:p>0,0002677515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A69]^2/1048576" office:value-type="float" office:value="0.00428104400634766">
            <text:p>0,004281044</text:p>
          </table:table-cell>
          <table:table-cell table:formula="of:=[.A69]^3/1024^3" office:value-type="float" office:value="0.000280107371509075">
            <text:p>0,0002801074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A70]^2/1048576" office:value-type="float" office:value="0.0044097900390625">
            <text:p>0,00440979</text:p>
          </table:table-cell>
          <table:table-cell table:formula="of:=[.A70]^3/1024^3" office:value-type="float" office:value="0.000292837619781494">
            <text:p>0,0002928376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A71]^2/1048576" office:value-type="float" office:value="0.00454044342041016">
            <text:p>0,0045404434</text:p>
          </table:table-cell>
          <table:table-cell table:formula="of:=[.A71]^3/1024^3" office:value-type="float" office:value="0.000305947847664356">
            <text:p>0,0003059478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A72]^2/1048576" office:value-type="float" office:value="0.00467300415039063">
            <text:p>0,0046730042</text:p>
          </table:table-cell>
          <table:table-cell table:formula="of:=[.A72]^3/1024^3" office:value-type="float" office:value="0.000319443643093109">
            <text:p>0,0003194436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A73]^2/1048576" office:value-type="float" office:value="0.00480747222900391">
            <text:p>0,0048074722</text:p>
          </table:table-cell>
          <table:table-cell table:formula="of:=[.A73]^3/1024^3" office:value-type="float" office:value="0.000333330594003201">
            <text:p>0,0003333306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A74]^2/1048576" office:value-type="float" office:value="0.00494384765625">
            <text:p>0,0049438477</text:p>
          </table:table-cell>
          <table:table-cell table:formula="of:=[.A74]^3/1024^3" office:value-type="float" office:value="0.000347614288330078">
            <text:p>0,0003476143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A75]^2/1048576" office:value-type="float" office:value="0.00508213043212891">
            <text:p>0,0050821304</text:p>
          </table:table-cell>
          <table:table-cell table:formula="of:=[.A75]^3/1024^3" office:value-type="float" office:value="0.00036230031400919">
            <text:p>0,0003623003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A76]^2/1048576" office:value-type="float" office:value="0.00522232055664063">
            <text:p>0,0052223206</text:p>
          </table:table-cell>
          <table:table-cell table:formula="of:=[.A76]^3/1024^3" office:value-type="float" office:value="0.000377394258975983">
            <text:p>0,0003773943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A77]^2/1048576" office:value-type="float" office:value="0.00536441802978516">
            <text:p>0,005364418</text:p>
          </table:table-cell>
          <table:table-cell table:formula="of:=[.A77]^3/1024^3" office:value-type="float" office:value="0.000392901711165905">
            <text:p>0,0003929017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A78]^2/1048576" office:value-type="float" office:value="0.0055084228515625">
            <text:p>0,0055084229</text:p>
          </table:table-cell>
          <table:table-cell table:formula="of:=[.A78]^3/1024^3" office:value-type="float" office:value="0.000408828258514404">
            <text:p>0,0004088283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A79]^2/1048576" office:value-type="float" office:value="0.00565433502197266">
            <text:p>0,005654335</text:p>
          </table:table-cell>
          <table:table-cell table:formula="of:=[.A79]^3/1024^3" office:value-type="float" office:value="0.000425179488956928">
            <text:p>0,0004251795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A80]^2/1048576" office:value-type="float" office:value="0.00580215454101563">
            <text:p>0,0058021545</text:p>
          </table:table-cell>
          <table:table-cell table:formula="of:=[.A80]^3/1024^3" office:value-type="float" office:value="0.000441960990428925">
            <text:p>0,000441961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A81]^2/1048576" office:value-type="float" office:value="0.00595188140869141">
            <text:p>0,0059518814</text:p>
          </table:table-cell>
          <table:table-cell table:formula="of:=[.A81]^3/1024^3" office:value-type="float" office:value="0.000459178350865841">
            <text:p>0,0004591784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A82]^2/1048576" office:value-type="float" office:value="0.006103515625">
            <text:p>0,0061035156</text:p>
          </table:table-cell>
          <table:table-cell table:formula="of:=[.A82]^3/1024^3" office:value-type="float" office:value="0.000476837158203125">
            <text:p>0,0004768372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A83]^2/1048576" office:value-type="float" office:value="0.00625705718994141">
            <text:p>0,0062570572</text:p>
          </table:table-cell>
          <table:table-cell table:formula="of:=[.A83]^3/1024^3" office:value-type="float" office:value="0.000494943000376225">
            <text:p>0,000494943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A84]^2/1048576" office:value-type="float" office:value="0.00641250610351563">
            <text:p>0,0064125061</text:p>
          </table:table-cell>
          <table:table-cell table:formula="of:=[.A84]^3/1024^3" office:value-type="float" office:value="0.000513501465320587">
            <text:p>0,0005135015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A85]^2/1048576" office:value-type="float" office:value="0.00656986236572266">
            <text:p>0,0065698624</text:p>
          </table:table-cell>
          <table:table-cell table:formula="of:=[.A85]^3/1024^3" office:value-type="float" office:value="0.000532518140971661">
            <text:p>0,0005325181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A86]^2/1048576" office:value-type="float" office:value="0.0067291259765625">
            <text:p>0,006729126</text:p>
          </table:table-cell>
          <table:table-cell table:formula="of:=[.A86]^3/1024^3" office:value-type="float" office:value="0.000551998615264893">
            <text:p>0,0005519986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A87]^2/1048576" office:value-type="float" office:value="0.00689029693603516">
            <text:p>0,0068902969</text:p>
          </table:table-cell>
          <table:table-cell table:formula="of:=[.A87]^3/1024^3" office:value-type="float" office:value="0.000571948476135731">
            <text:p>0,0005719485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A88]^2/1048576" office:value-type="float" office:value="0.00705337524414063">
            <text:p>0,0070533752</text:p>
          </table:table-cell>
          <table:table-cell table:formula="of:=[.A88]^3/1024^3" office:value-type="float" office:value="0.000592373311519623">
            <text:p>0,0005923733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A89]^2/1048576" office:value-type="float" office:value="0.00721836090087891">
            <text:p>0,0072183609</text:p>
          </table:table-cell>
          <table:table-cell table:formula="of:=[.A89]^3/1024^3" office:value-type="float" office:value="0.000613278709352016">
            <text:p>0,0006132787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A90]^2/1048576" office:value-type="float" office:value="0.00738525390625">
            <text:p>0,0073852539</text:p>
          </table:table-cell>
          <table:table-cell table:formula="of:=[.A90]^3/1024^3" office:value-type="float" office:value="0.000634670257568359">
            <text:p>0,0006346703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A91]^2/1048576" office:value-type="float" office:value="0.00755405426025391">
            <text:p>0,0075540543</text:p>
          </table:table-cell>
          <table:table-cell table:formula="of:=[.A91]^3/1024^3" office:value-type="float" office:value="0.000656553544104099">
            <text:p>0,0006565535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A92]^2/1048576" office:value-type="float" office:value="0.00772476196289063">
            <text:p>0,007724762</text:p>
          </table:table-cell>
          <table:table-cell table:formula="of:=[.A92]^3/1024^3" office:value-type="float" office:value="0.000678934156894684">
            <text:p>0,000678934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A93]^2/1048576" office:value-type="float" office:value="0.00789737701416016">
            <text:p>0,007897377</text:p>
          </table:table-cell>
          <table:table-cell table:formula="of:=[.A93]^3/1024^3" office:value-type="float" office:value="0.000701817683875561">
            <text:p>0,0007018177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A94]^2/1048576" office:value-type="float" office:value="0.0080718994140625">
            <text:p>0,0080718994</text:p>
          </table:table-cell>
          <table:table-cell table:formula="of:=[.A94]^3/1024^3" office:value-type="float" office:value="0.000725209712982178">
            <text:p>0,0007252097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A95]^2/1048576" office:value-type="float" office:value="0.00824832916259766">
            <text:p>0,0082483292</text:p>
          </table:table-cell>
          <table:table-cell table:formula="of:=[.A95]^3/1024^3" office:value-type="float" office:value="0.000749115832149982">
            <text:p>0,0007491158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A96]^2/1048576" office:value-type="float" office:value="0.00842666625976563">
            <text:p>0,0084266663</text:p>
          </table:table-cell>
          <table:table-cell table:formula="of:=[.A96]^3/1024^3" office:value-type="float" office:value="0.000773541629314423">
            <text:p>0,0007735416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A97]^2/1048576" office:value-type="float" office:value="0.00860691070556641">
            <text:p>0,0086069107</text:p>
          </table:table-cell>
          <table:table-cell table:formula="of:=[.A97]^3/1024^3" office:value-type="float" office:value="0.000798492692410946">
            <text:p>0,0007984927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A98]^2/1048576" office:value-type="float" office:value="0.0087890625">
            <text:p>0,0087890625</text:p>
          </table:table-cell>
          <table:table-cell table:formula="of:=[.A98]^3/1024^3" office:value-type="float" office:value="0.000823974609375">
            <text:p>0,0008239746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A99]^2/1048576" office:value-type="float" office:value="0.00897312164306641">
            <text:p>0,0089731216</text:p>
          </table:table-cell>
          <table:table-cell table:formula="of:=[.A99]^3/1024^3" office:value-type="float" office:value="0.000849992968142033">
            <text:p>0,000849993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A100]^2/1048576" office:value-type="float" office:value="0.00915908813476563">
            <text:p>0,0091590881</text:p>
          </table:table-cell>
          <table:table-cell table:formula="of:=[.A100]^3/1024^3" office:value-type="float" office:value="0.000876553356647491">
            <text:p>0,0008765534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A101]^2/1048576" office:value-type="float" office:value="0.00934696197509766">
            <text:p>0,009346962</text:p>
          </table:table-cell>
          <table:table-cell table:formula="of:=[.A101]^3/1024^3" office:value-type="float" office:value="0.000903661362826824">
            <text:p>0,000903661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A102]^2/1048576" office:value-type="float" office:value="0.0095367431640625">
            <text:p>0,0095367432</text:p>
          </table:table-cell>
          <table:table-cell table:formula="of:=[.A102]^3/1024^3" office:value-type="float" office:value="0.000931322574615479">
            <text:p>0,0009313226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A103]^2/1048576" office:value-type="float" office:value="0.00972843170166016">
            <text:p>0,0097284317</text:p>
          </table:table-cell>
          <table:table-cell table:formula="of:=[.A103]^3/1024^3" office:value-type="float" office:value="0.000959542579948902">
            <text:p>0,0009595426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A104]^2/1048576" office:value-type="float" office:value="0.00992202758789063">
            <text:p>0,0099220276</text:p>
          </table:table-cell>
          <table:table-cell table:formula="of:=[.A104]^3/1024^3" office:value-type="float" office:value="0.000988326966762543">
            <text:p>0,000988327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A105]^2/1048576" office:value-type="float" office:value="0.0101175308227539">
            <text:p>0,0101175308</text:p>
          </table:table-cell>
          <table:table-cell table:formula="of:=[.A105]^3/1024^3" office:value-type="float" office:value="0.00101768132299185">
            <text:p>0,0010176813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A106]^2/1048576" office:value-type="float" office:value="0.01031494140625">
            <text:p>0,0103149414</text:p>
          </table:table-cell>
          <table:table-cell table:formula="of:=[.A106]^3/1024^3" office:value-type="float" office:value="0.00104761123657227">
            <text:p>0,0010476112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A107]^2/1048576" office:value-type="float" office:value="0.0105142593383789">
            <text:p>0,0105142593</text:p>
          </table:table-cell>
          <table:table-cell table:formula="of:=[.A107]^3/1024^3" office:value-type="float" office:value="0.00107812229543924">
            <text:p>0,0010781223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A108]^2/1048576" office:value-type="float" office:value="0.0107154846191406">
            <text:p>0,0107154846</text:p>
          </table:table-cell>
          <table:table-cell table:formula="of:=[.A108]^3/1024^3" office:value-type="float" office:value="0.00110922008752823">
            <text:p>0,0011092201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A109]^2/1048576" office:value-type="float" office:value="0.0109186172485352">
            <text:p>0,0109186172</text:p>
          </table:table-cell>
          <table:table-cell table:formula="of:=[.A109]^3/1024^3" office:value-type="float" office:value="0.00114091020077467">
            <text:p>0,0011409102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A110]^2/1048576" office:value-type="float" office:value="0.0111236572265625">
            <text:p>0,0111236572</text:p>
          </table:table-cell>
          <table:table-cell table:formula="of:=[.A110]^3/1024^3" office:value-type="float" office:value="0.00117319822311401">
            <text:p>0,0011731982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A111]^2/1048576" office:value-type="float" office:value="0.0113306045532227">
            <text:p>0,0113306046</text:p>
          </table:table-cell>
          <table:table-cell table:formula="of:=[.A111]^3/1024^3" office:value-type="float" office:value="0.00120608974248171">
            <text:p>0,0012060897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A112]^2/1048576" office:value-type="float" office:value="0.0115394592285156">
            <text:p>0,0115394592</text:p>
          </table:table-cell>
          <table:table-cell table:formula="of:=[.A112]^3/1024^3" office:value-type="float" office:value="0.0012395903468132">
            <text:p>0,0012395903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A113]^2/1048576" office:value-type="float" office:value="0.0117502212524414">
            <text:p>0,0117502213</text:p>
          </table:table-cell>
          <table:table-cell table:formula="of:=[.A113]^3/1024^3" office:value-type="float" office:value="0.00127370562404394">
            <text:p>0,0012737056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A114]^2/1048576" office:value-type="float" office:value="0.011962890625">
            <text:p>0,0119628906</text:p>
          </table:table-cell>
          <table:table-cell table:formula="of:=[.A114]^3/1024^3" office:value-type="float" office:value="0.00130844116210938">
            <text:p>0,0013084412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A115]^2/1048576" office:value-type="float" office:value="0.0121774673461914">
            <text:p>0,0121774673</text:p>
          </table:table-cell>
          <table:table-cell table:formula="of:=[.A115]^3/1024^3" office:value-type="float" office:value="0.00134380254894495">
            <text:p>0,0013438025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A116]^2/1048576" office:value-type="float" office:value="0.0123939514160156">
            <text:p>0,0123939514</text:p>
          </table:table-cell>
          <table:table-cell table:formula="of:=[.A116]^3/1024^3" office:value-type="float" office:value="0.00137979537248611">
            <text:p>0,0013797954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A117]^2/1048576" office:value-type="float" office:value="0.0126123428344727">
            <text:p>0,0126123428</text:p>
          </table:table-cell>
          <table:table-cell table:formula="of:=[.A117]^3/1024^3" office:value-type="float" office:value="0.00141642522066832">
            <text:p>0,0014164252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A118]^2/1048576" office:value-type="float" office:value="0.0128326416015625">
            <text:p>0,0128326416</text:p>
          </table:table-cell>
          <table:table-cell table:formula="of:=[.A118]^3/1024^3" office:value-type="float" office:value="0.001453697681427">
            <text:p>0,0014536977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A119]^2/1048576" office:value-type="float" office:value="0.0130548477172852">
            <text:p>0,0130548477</text:p>
          </table:table-cell>
          <table:table-cell table:formula="of:=[.A119]^3/1024^3" office:value-type="float" office:value="0.00149161834269762">
            <text:p>0,0014916183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A120]^2/1048576" office:value-type="float" office:value="0.0132789611816406">
            <text:p>0,0132789612</text:p>
          </table:table-cell>
          <table:table-cell table:formula="of:=[.A120]^3/1024^3" office:value-type="float" office:value="0.00153019279241562">
            <text:p>0,0015301928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A121]^2/1048576" office:value-type="float" office:value="0.0135049819946289">
            <text:p>0,013504982</text:p>
          </table:table-cell>
          <table:table-cell table:formula="of:=[.A121]^3/1024^3" office:value-type="float" office:value="0.00156942661851645">
            <text:p>0,0015694266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A122]^2/1048576" office:value-type="float" office:value="0.01373291015625">
            <text:p>0,0137329102</text:p>
          </table:table-cell>
          <table:table-cell table:formula="of:=[.A122]^3/1024^3" office:value-type="float" office:value="0.00160932540893555">
            <text:p>0,0016093254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A123]^2/1048576" office:value-type="float" office:value="0.0139627456665039">
            <text:p>0,0139627457</text:p>
          </table:table-cell>
          <table:table-cell table:formula="of:=[.A123]^3/1024^3" office:value-type="float" office:value="0.00164989475160837">
            <text:p>0,0016498948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A124]^2/1048576" office:value-type="float" office:value="0.0141944885253906">
            <text:p>0,0141944885</text:p>
          </table:table-cell>
          <table:table-cell table:formula="of:=[.A124]^3/1024^3" office:value-type="float" office:value="0.00169114023447037">
            <text:p>0,0016911402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A125]^2/1048576" office:value-type="float" office:value="0.0144281387329102">
            <text:p>0,0144281387</text:p>
          </table:table-cell>
          <table:table-cell table:formula="of:=[.A125]^3/1024^3" office:value-type="float" office:value="0.00173306744545698">
            <text:p>0,0017330674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A126]^2/1048576" office:value-type="float" office:value="0.0146636962890625">
            <text:p>0,0146636963</text:p>
          </table:table-cell>
          <table:table-cell table:formula="of:=[.A126]^3/1024^3" office:value-type="float" office:value="0.00177568197250366">
            <text:p>0,001775682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A127]^2/1048576" office:value-type="float" office:value="0.0149011611938477">
            <text:p>0,0149011612</text:p>
          </table:table-cell>
          <table:table-cell table:formula="of:=[.A127]^3/1024^3" office:value-type="float" office:value="0.00181898940354586">
            <text:p>0,0018189894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A128]^2/1048576" office:value-type="float" office:value="0.0151405334472656">
            <text:p>0,0151405334</text:p>
          </table:table-cell>
          <table:table-cell table:formula="of:=[.A128]^3/1024^3" office:value-type="float" office:value="0.00186299532651901">
            <text:p>0,0018629953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A129]^2/1048576" office:value-type="float" office:value="0.0153818130493164">
            <text:p>0,015381813</text:p>
          </table:table-cell>
          <table:table-cell table:formula="of:=[.A129]^3/1024^3" office:value-type="float" office:value="0.00190770532935858">
            <text:p>0,0019077053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A130]^2/1048576" office:value-type="float" office:value="0.015625">
            <text:p>0,015625</text:p>
          </table:table-cell>
          <table:table-cell table:formula="of:=[.A130]^3/1024^3" office:value-type="float" office:value="0.001953125">
            <text:p>0,001953125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A131]^2/1048576" office:value-type="float" office:value="0.0158700942993164">
            <text:p>0,0158700943</text:p>
          </table:table-cell>
          <table:table-cell table:formula="of:=[.A131]^3/1024^3" office:value-type="float" office:value="0.00199925992637873">
            <text:p>0,0019992599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A132]^2/1048576" office:value-type="float" office:value="0.0161170959472656">
            <text:p>0,0161170959</text:p>
          </table:table-cell>
          <table:table-cell table:formula="of:=[.A132]^3/1024^3" office:value-type="float" office:value="0.00204611569643021">
            <text:p>0,0020461157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A133]^2/1048576" office:value-type="float" office:value="0.0163660049438477">
            <text:p>0,0163660049</text:p>
          </table:table-cell>
          <table:table-cell table:formula="of:=[.A133]^3/1024^3" office:value-type="float" office:value="0.00209369789808989">
            <text:p>0,0020936979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A134]^2/1048576" office:value-type="float" office:value="0.0166168212890625">
            <text:p>0,0166168213</text:p>
          </table:table-cell>
          <table:table-cell table:formula="of:=[.A134]^3/1024^3" office:value-type="float" office:value="0.00214201211929321">
            <text:p>0,0021420121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A135]^2/1048576" office:value-type="float" office:value="0.0168695449829102">
            <text:p>0,016869545</text:p>
          </table:table-cell>
          <table:table-cell table:formula="of:=[.A135]^3/1024^3" office:value-type="float" office:value="0.00219106394797564">
            <text:p>0,0021910639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A136]^2/1048576" office:value-type="float" office:value="0.0171241760253906">
            <text:p>0,017124176</text:p>
          </table:table-cell>
          <table:table-cell table:formula="of:=[.A136]^3/1024^3" office:value-type="float" office:value="0.0022408589720726">
            <text:p>0,002240859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A137]^2/1048576" office:value-type="float" office:value="0.0173807144165039">
            <text:p>0,0173807144</text:p>
          </table:table-cell>
          <table:table-cell table:formula="of:=[.A137]^3/1024^3" office:value-type="float" office:value="0.00229140277951956">
            <text:p>0,0022914028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A138]^2/1048576" office:value-type="float" office:value="0.01763916015625">
            <text:p>0,0176391602</text:p>
          </table:table-cell>
          <table:table-cell table:formula="of:=[.A138]^3/1024^3" office:value-type="float" office:value="0.00234270095825195">
            <text:p>0,002342701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A139]^2/1048576" office:value-type="float" office:value="0.0178995132446289">
            <text:p>0,0178995132</text:p>
          </table:table-cell>
          <table:table-cell table:formula="of:=[.A139]^3/1024^3" office:value-type="float" office:value="0.00239475909620523">
            <text:p>0,0023947591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A140]^2/1048576" office:value-type="float" office:value="0.0181617736816406">
            <text:p>0,0181617737</text:p>
          </table:table-cell>
          <table:table-cell table:formula="of:=[.A140]^3/1024^3" office:value-type="float" office:value="0.00244758278131485">
            <text:p>0,0024475828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A141]^2/1048576" office:value-type="float" office:value="0.0184259414672852">
            <text:p>0,0184259415</text:p>
          </table:table-cell>
          <table:table-cell table:formula="of:=[.A141]^3/1024^3" office:value-type="float" office:value="0.00250117760151625">
            <text:p>0,0025011776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A142]^2/1048576" office:value-type="float" office:value="0.0186920166015625">
            <text:p>0,0186920166</text:p>
          </table:table-cell>
          <table:table-cell table:formula="of:=[.A142]^3/1024^3" office:value-type="float" office:value="0.00255554914474487">
            <text:p>0,0025555491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A143]^2/1048576" office:value-type="float" office:value="0.0189599990844727">
            <text:p>0,0189599991</text:p>
          </table:table-cell>
          <table:table-cell table:formula="of:=[.A143]^3/1024^3" office:value-type="float" office:value="0.00261070299893618">
            <text:p>0,002610703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A144]^2/1048576" office:value-type="float" office:value="0.0192298889160156">
            <text:p>0,0192298889</text:p>
          </table:table-cell>
          <table:table-cell table:formula="of:=[.A144]^3/1024^3" office:value-type="float" office:value="0.0026666447520256">
            <text:p>0,0026666448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A145]^2/1048576" office:value-type="float" office:value="0.0195016860961914">
            <text:p>0,0195016861</text:p>
          </table:table-cell>
          <table:table-cell table:formula="of:=[.A145]^3/1024^3" office:value-type="float" office:value="0.0027233799919486">
            <text:p>0,00272338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A146]^2/1048576" office:value-type="float" office:value="0.019775390625">
            <text:p>0,0197753906</text:p>
          </table:table-cell>
          <table:table-cell table:formula="of:=[.A146]^3/1024^3" office:value-type="float" office:value="0.00278091430664062">
            <text:p>0,0027809143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A147]^2/1048576" office:value-type="float" office:value="0.0200510025024414">
            <text:p>0,0200510025</text:p>
          </table:table-cell>
          <table:table-cell table:formula="of:=[.A147]^3/1024^3" office:value-type="float" office:value="0.00283925328403711">
            <text:p>0,0028392533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A148]^2/1048576" office:value-type="float" office:value="0.0203285217285156">
            <text:p>0,0203285217</text:p>
          </table:table-cell>
          <table:table-cell table:formula="of:=[.A148]^3/1024^3" office:value-type="float" office:value="0.00289840251207352">
            <text:p>0,0028984025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A149]^2/1048576" office:value-type="float" office:value="0.0206079483032227">
            <text:p>0,0206079483</text:p>
          </table:table-cell>
          <table:table-cell table:formula="of:=[.A149]^3/1024^3" office:value-type="float" office:value="0.00295836757868528">
            <text:p>0,0029583676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A150]^2/1048576" office:value-type="float" office:value="0.0208892822265625">
            <text:p>0,0208892822</text:p>
          </table:table-cell>
          <table:table-cell table:formula="of:=[.A150]^3/1024^3" office:value-type="float" office:value="0.00301915407180786">
            <text:p>0,0030191541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A151]^2/1048576" office:value-type="float" office:value="0.0211725234985352">
            <text:p>0,0211725235</text:p>
          </table:table-cell>
          <table:table-cell table:formula="of:=[.A151]^3/1024^3" office:value-type="float" office:value="0.0030807675793767">
            <text:p>0,0030807676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A152]^2/1048576" office:value-type="float" office:value="0.0214576721191406">
            <text:p>0,0214576721</text:p>
          </table:table-cell>
          <table:table-cell table:formula="of:=[.A152]^3/1024^3" office:value-type="float" office:value="0.00314321368932724">
            <text:p>0,0031432137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A153]^2/1048576" office:value-type="float" office:value="0.0217447280883789">
            <text:p>0,0217447281</text:p>
          </table:table-cell>
          <table:table-cell table:formula="of:=[.A153]^3/1024^3" office:value-type="float" office:value="0.00320649798959494">
            <text:p>0,003206498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A154]^2/1048576" office:value-type="float" office:value="0.02203369140625">
            <text:p>0,0220336914</text:p>
          </table:table-cell>
          <table:table-cell table:formula="of:=[.A154]^3/1024^3" office:value-type="float" office:value="0.00327062606811523">
            <text:p>0,0032706261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A155]^2/1048576" office:value-type="float" office:value="0.0223245620727539">
            <text:p>0,0223245621</text:p>
          </table:table-cell>
          <table:table-cell table:formula="of:=[.A155]^3/1024^3" office:value-type="float" office:value="0.00333560351282358">
            <text:p>0,0033356035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A156]^2/1048576" office:value-type="float" office:value="0.0226173400878906">
            <text:p>0,0226173401</text:p>
          </table:table-cell>
          <table:table-cell table:formula="of:=[.A156]^3/1024^3" office:value-type="float" office:value="0.00340143591165543">
            <text:p>0,0034014359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A157]^2/1048576" office:value-type="float" office:value="0.0229120254516602">
            <text:p>0,0229120255</text:p>
          </table:table-cell>
          <table:table-cell table:formula="of:=[.A157]^3/1024^3" office:value-type="float" office:value="0.00346812885254621">
            <text:p>0,0034681289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A158]^2/1048576" office:value-type="float" office:value="0.0232086181640625">
            <text:p>0,0232086182</text:p>
          </table:table-cell>
          <table:table-cell table:formula="of:=[.A158]^3/1024^3" office:value-type="float" office:value="0.0035356879234314">
            <text:p>0,0035356879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A159]^2/1048576" office:value-type="float" office:value="0.0235071182250977">
            <text:p>0,0235071182</text:p>
          </table:table-cell>
          <table:table-cell table:formula="of:=[.A159]^3/1024^3" office:value-type="float" office:value="0.00360411871224642">
            <text:p>0,0036041187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A160]^2/1048576" office:value-type="float" office:value="0.0238075256347656">
            <text:p>0,0238075256</text:p>
          </table:table-cell>
          <table:table-cell table:formula="of:=[.A160]^3/1024^3" office:value-type="float" office:value="0.00367342680692673">
            <text:p>0,0036734268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A161]^2/1048576" office:value-type="float" office:value="0.0241098403930664">
            <text:p>0,0241098404</text:p>
          </table:table-cell>
          <table:table-cell table:formula="of:=[.A161]^3/1024^3" office:value-type="float" office:value="0.00374361779540777">
            <text:p>0,0037436178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A162]^2/1048576" office:value-type="float" office:value="0.0244140625">
            <text:p>0,0244140625</text:p>
          </table:table-cell>
          <table:table-cell table:formula="of:=[.A162]^3/1024^3" office:value-type="float" office:value="0.003814697265625">
            <text:p>0,0038146973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A163]^2/1048576" office:value-type="float" office:value="0.0247201919555664">
            <text:p>0,024720192</text:p>
          </table:table-cell>
          <table:table-cell table:formula="of:=[.A163]^3/1024^3" office:value-type="float" office:value="0.00388667080551386">
            <text:p>0,0038866708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A164]^2/1048576" office:value-type="float" office:value="0.0250282287597656">
            <text:p>0,0250282288</text:p>
          </table:table-cell>
          <table:table-cell table:formula="of:=[.A164]^3/1024^3" office:value-type="float" office:value="0.0039595440030098">
            <text:p>0,003959544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A165]^2/1048576" office:value-type="float" office:value="0.0253381729125977">
            <text:p>0,0253381729</text:p>
          </table:table-cell>
          <table:table-cell table:formula="of:=[.A165]^3/1024^3" office:value-type="float" office:value="0.00403332244604826">
            <text:p>0,0040333224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A166]^2/1048576" office:value-type="float" office:value="0.0256500244140625">
            <text:p>0,0256500244</text:p>
          </table:table-cell>
          <table:table-cell table:formula="of:=[.A166]^3/1024^3" office:value-type="float" office:value="0.0041080117225647">
            <text:p>0,0041080117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A167]^2/1048576" office:value-type="float" office:value="0.0259637832641602">
            <text:p>0,0259637833</text:p>
          </table:table-cell>
          <table:table-cell table:formula="of:=[.A167]^3/1024^3" office:value-type="float" office:value="0.00418361742049456">
            <text:p>0,0041836174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A168]^2/1048576" office:value-type="float" office:value="0.0262794494628906">
            <text:p>0,0262794495</text:p>
          </table:table-cell>
          <table:table-cell table:formula="of:=[.A168]^3/1024^3" office:value-type="float" office:value="0.00426014512777329">
            <text:p>0,0042601451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A169]^2/1048576" office:value-type="float" office:value="0.0265970230102539">
            <text:p>0,026597023</text:p>
          </table:table-cell>
          <table:table-cell table:formula="of:=[.A169]^3/1024^3" office:value-type="float" office:value="0.00433760043233633">
            <text:p>0,0043376004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A170]^2/1048576" office:value-type="float" office:value="0.02691650390625">
            <text:p>0,0269165039</text:p>
          </table:table-cell>
          <table:table-cell table:formula="of:=[.A170]^3/1024^3" office:value-type="float" office:value="0.00441598892211914">
            <text:p>0,0044159889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A171]^2/1048576" office:value-type="float" office:value="0.0272378921508789">
            <text:p>0,0272378922</text:p>
          </table:table-cell>
          <table:table-cell table:formula="of:=[.A171]^3/1024^3" office:value-type="float" office:value="0.00449531618505716">
            <text:p>0,0044953162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A172]^2/1048576" office:value-type="float" office:value="0.0275611877441406">
            <text:p>0,0275611877</text:p>
          </table:table-cell>
          <table:table-cell table:formula="of:=[.A172]^3/1024^3" office:value-type="float" office:value="0.00457558780908585">
            <text:p>0,0045755878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A173]^2/1048576" office:value-type="float" office:value="0.0278863906860352">
            <text:p>0,0278863907</text:p>
          </table:table-cell>
          <table:table-cell table:formula="of:=[.A173]^3/1024^3" office:value-type="float" office:value="0.00465680938214064">
            <text:p>0,0046568094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A174]^2/1048576" office:value-type="float" office:value="0.0282135009765625">
            <text:p>0,028213501</text:p>
          </table:table-cell>
          <table:table-cell table:formula="of:=[.A174]^3/1024^3" office:value-type="float" office:value="0.00473898649215698">
            <text:p>0,0047389865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A175]^2/1048576" office:value-type="float" office:value="0.0285425186157227">
            <text:p>0,0285425186</text:p>
          </table:table-cell>
          <table:table-cell table:formula="of:=[.A175]^3/1024^3" office:value-type="float" office:value="0.00482212472707033">
            <text:p>0,0048221247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A176]^2/1048576" office:value-type="float" office:value="0.0288734436035156">
            <text:p>0,0288734436</text:p>
          </table:table-cell>
          <table:table-cell table:formula="of:=[.A176]^3/1024^3" office:value-type="float" office:value="0.00490622967481613">
            <text:p>0,0049062297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A177]^2/1048576" office:value-type="float" office:value="0.0292062759399414">
            <text:p>0,0292062759</text:p>
          </table:table-cell>
          <table:table-cell table:formula="of:=[.A177]^3/1024^3" office:value-type="float" office:value="0.00499130692332983">
            <text:p>0,0049913069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A178]^2/1048576" office:value-type="float" office:value="0.029541015625">
            <text:p>0,0295410156</text:p>
          </table:table-cell>
          <table:table-cell table:formula="of:=[.A178]^3/1024^3" office:value-type="float" office:value="0.00507736206054688">
            <text:p>0,0050773621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A179]^2/1048576" office:value-type="float" office:value="0.0298776626586914">
            <text:p>0,0298776627</text:p>
          </table:table-cell>
          <table:table-cell table:formula="of:=[.A179]^3/1024^3" office:value-type="float" office:value="0.00516440067440271">
            <text:p>0,0051644007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A180]^2/1048576" office:value-type="float" office:value="0.0302162170410156">
            <text:p>0,030216217</text:p>
          </table:table-cell>
          <table:table-cell table:formula="of:=[.A180]^3/1024^3" office:value-type="float" office:value="0.00525242835283279">
            <text:p>0,0052524284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A181]^2/1048576" office:value-type="float" office:value="0.0305566787719727">
            <text:p>0,0305566788</text:p>
          </table:table-cell>
          <table:table-cell table:formula="of:=[.A181]^3/1024^3" office:value-type="float" office:value="0.00534145068377256">
            <text:p>0,0053414507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A182]^2/1048576" office:value-type="float" office:value="0.0308990478515625">
            <text:p>0,0308990479</text:p>
          </table:table-cell>
          <table:table-cell table:formula="of:=[.A182]^3/1024^3" office:value-type="float" office:value="0.00543147325515747">
            <text:p>0,0054314733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A183]^2/1048576" office:value-type="float" office:value="0.0312433242797852">
            <text:p>0,0312433243</text:p>
          </table:table-cell>
          <table:table-cell table:formula="of:=[.A183]^3/1024^3" office:value-type="float" office:value="0.00552250165492296">
            <text:p>0,0055225017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A184]^2/1048576" office:value-type="float" office:value="0.0315895080566406">
            <text:p>0,0315895081</text:p>
          </table:table-cell>
          <table:table-cell table:formula="of:=[.A184]^3/1024^3" office:value-type="float" office:value="0.00561454147100449">
            <text:p>0,0056145415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A185]^2/1048576" office:value-type="float" office:value="0.0319375991821289">
            <text:p>0,0319375992</text:p>
          </table:table-cell>
          <table:table-cell table:formula="of:=[.A185]^3/1024^3" office:value-type="float" office:value="0.00570759829133749">
            <text:p>0,0057075983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A186]^2/1048576" office:value-type="float" office:value="0.03228759765625">
            <text:p>0,0322875977</text:p>
          </table:table-cell>
          <table:table-cell table:formula="of:=[.A186]^3/1024^3" office:value-type="float" office:value="0.00580167770385742">
            <text:p>0,0058016777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A187]^2/1048576" office:value-type="float" office:value="0.0326395034790039">
            <text:p>0,0326395035</text:p>
          </table:table-cell>
          <table:table-cell table:formula="of:=[.A187]^3/1024^3" office:value-type="float" office:value="0.00589678529649973">
            <text:p>0,0058967853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A188]^2/1048576" office:value-type="float" office:value="0.0329933166503906">
            <text:p>0,0329933167</text:p>
          </table:table-cell>
          <table:table-cell table:formula="of:=[.A188]^3/1024^3" office:value-type="float" office:value="0.00599292665719986">
            <text:p>0,0059929267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A189]^2/1048576" office:value-type="float" office:value="0.0333490371704102">
            <text:p>0,0333490372</text:p>
          </table:table-cell>
          <table:table-cell table:formula="of:=[.A189]^3/1024^3" office:value-type="float" office:value="0.00609010737389326">
            <text:p>0,0060901074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A190]^2/1048576" office:value-type="float" office:value="0.0337066650390625">
            <text:p>0,033706665</text:p>
          </table:table-cell>
          <table:table-cell table:formula="of:=[.A190]^3/1024^3" office:value-type="float" office:value="0.00618833303451538">
            <text:p>0,006188333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A191]^2/1048576" office:value-type="float" office:value="0.0340662002563477">
            <text:p>0,0340662003</text:p>
          </table:table-cell>
          <table:table-cell table:formula="of:=[.A191]^3/1024^3" office:value-type="float" office:value="0.00628760922700167">
            <text:p>0,0062876092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A192]^2/1048576" office:value-type="float" office:value="0.0344276428222656">
            <text:p>0,0344276428</text:p>
          </table:table-cell>
          <table:table-cell table:formula="of:=[.A192]^3/1024^3" office:value-type="float" office:value="0.00638794153928757">
            <text:p>0,0063879415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A193]^2/1048576" office:value-type="float" office:value="0.0347909927368164">
            <text:p>0,0347909927</text:p>
          </table:table-cell>
          <table:table-cell table:formula="of:=[.A193]^3/1024^3" office:value-type="float" office:value="0.00648933555930853">
            <text:p>0,0064893356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A194]^2/1048576" office:value-type="float" office:value="0.03515625">
            <text:p>0,03515625</text:p>
          </table:table-cell>
          <table:table-cell table:formula="of:=[.A194]^3/1024^3" office:value-type="float" office:value="0.006591796875">
            <text:p>0,0065917969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A195]^2/1048576" office:value-type="float" office:value="0.0355234146118164">
            <text:p>0,0355234146</text:p>
          </table:table-cell>
          <table:table-cell table:formula="of:=[.A195]^3/1024^3" office:value-type="float" office:value="0.00669533107429743">
            <text:p>0,0066953311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A196]^2/1048576" office:value-type="float" office:value="0.0358924865722656">
            <text:p>0,0358924866</text:p>
          </table:table-cell>
          <table:table-cell table:formula="of:=[.A196]^3/1024^3" office:value-type="float" office:value="0.00679994374513626">
            <text:p>0,0067999437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A197]^2/1048576" office:value-type="float" office:value="0.0362634658813477">
            <text:p>0,0362634659</text:p>
          </table:table-cell>
          <table:table-cell table:formula="of:=[.A197]^3/1024^3" office:value-type="float" office:value="0.00690564047545195">
            <text:p>0,0069056405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A198]^2/1048576" office:value-type="float" office:value="0.0366363525390625">
            <text:p>0,0366363525</text:p>
          </table:table-cell>
          <table:table-cell table:formula="of:=[.A198]^3/1024^3" office:value-type="float" office:value="0.00701242685317993">
            <text:p>0,0070124269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A199]^2/1048576" office:value-type="float" office:value="0.0370111465454102">
            <text:p>0,0370111465</text:p>
          </table:table-cell>
          <table:table-cell table:formula="of:=[.A199]^3/1024^3" office:value-type="float" office:value="0.00712030846625567">
            <text:p>0,0071203085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A200]^2/1048576" office:value-type="float" office:value="0.0373878479003906">
            <text:p>0,0373878479</text:p>
          </table:table-cell>
          <table:table-cell table:formula="of:=[.A200]^3/1024^3" office:value-type="float" office:value="0.00722929090261459">
            <text:p>0,0072292909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A201]^2/1048576" office:value-type="float" office:value="0.0377664566040039">
            <text:p>0,0377664566</text:p>
          </table:table-cell>
          <table:table-cell table:formula="of:=[.A201]^3/1024^3" office:value-type="float" office:value="0.00733937975019217">
            <text:p>0,007339379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A202]^2/1048576" office:value-type="float" office:value="0.03814697265625">
            <text:p>0,0381469727</text:p>
          </table:table-cell>
          <table:table-cell table:formula="of:=[.A202]^3/1024^3" office:value-type="float" office:value="0.00745058059692383">
            <text:p>0,0074505806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A203]^2/1048576" office:value-type="float" office:value="0.0385293960571289">
            <text:p>0,0385293961</text:p>
          </table:table-cell>
          <table:table-cell table:formula="of:=[.A203]^3/1024^3" office:value-type="float" office:value="0.00756289903074503">
            <text:p>0,007562899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A204]^2/1048576" office:value-type="float" office:value="0.0389137268066406">
            <text:p>0,0389137268</text:p>
          </table:table-cell>
          <table:table-cell table:formula="of:=[.A204]^3/1024^3" office:value-type="float" office:value="0.00767634063959122">
            <text:p>0,0076763406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A205]^2/1048576" office:value-type="float" office:value="0.0392999649047852">
            <text:p>0,0392999649</text:p>
          </table:table-cell>
          <table:table-cell table:formula="of:=[.A205]^3/1024^3" office:value-type="float" office:value="0.00779091101139784">
            <text:p>0,007790911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A206]^2/1048576" office:value-type="float" office:value="0.0396881103515625">
            <text:p>0,0396881104</text:p>
          </table:table-cell>
          <table:table-cell table:formula="of:=[.A206]^3/1024^3" office:value-type="float" office:value="0.00790661573410034">
            <text:p>0,0079066157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A207]^2/1048576" office:value-type="float" office:value="0.0400781631469727">
            <text:p>0,0400781631</text:p>
          </table:table-cell>
          <table:table-cell table:formula="of:=[.A207]^3/1024^3" office:value-type="float" office:value="0.00802346039563417">
            <text:p>0,0080234604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A208]^2/1048576" office:value-type="float" office:value="0.0404701232910156">
            <text:p>0,0404701233</text:p>
          </table:table-cell>
          <table:table-cell table:formula="of:=[.A208]^3/1024^3" office:value-type="float" office:value="0.00814145058393478">
            <text:p>0,0081414506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A209]^2/1048576" office:value-type="float" office:value="0.0408639907836914">
            <text:p>0,0408639908</text:p>
          </table:table-cell>
          <table:table-cell table:formula="of:=[.A209]^3/1024^3" office:value-type="float" office:value="0.00826059188693762">
            <text:p>0,0082605919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A210]^2/1048576" office:value-type="float" office:value="0.041259765625">
            <text:p>0,0412597656</text:p>
          </table:table-cell>
          <table:table-cell table:formula="of:=[.A210]^3/1024^3" office:value-type="float" office:value="0.00838088989257813">
            <text:p>0,0083808899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A211]^2/1048576" office:value-type="float" office:value="0.0416574478149414">
            <text:p>0,0416574478</text:p>
          </table:table-cell>
          <table:table-cell table:formula="of:=[.A211]^3/1024^3" office:value-type="float" office:value="0.00850235018879175">
            <text:p>0,0085023502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A212]^2/1048576" office:value-type="float" office:value="0.0420570373535156">
            <text:p>0,0420570374</text:p>
          </table:table-cell>
          <table:table-cell table:formula="of:=[.A212]^3/1024^3" office:value-type="float" office:value="0.00862497836351395">
            <text:p>0,0086249784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A213]^2/1048576" office:value-type="float" office:value="0.0424585342407227">
            <text:p>0,0424585342</text:p>
          </table:table-cell>
          <table:table-cell table:formula="of:=[.A213]^3/1024^3" office:value-type="float" office:value="0.00874878000468016">
            <text:p>0,00874878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A214]^2/1048576" office:value-type="float" office:value="0.0428619384765625">
            <text:p>0,0428619385</text:p>
          </table:table-cell>
          <table:table-cell table:formula="of:=[.A214]^3/1024^3" office:value-type="float" office:value="0.00887376070022583">
            <text:p>0,0088737607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A215]^2/1048576" office:value-type="float" office:value="0.0432672500610352">
            <text:p>0,0432672501</text:p>
          </table:table-cell>
          <table:table-cell table:formula="of:=[.A215]^3/1024^3" office:value-type="float" office:value="0.00899992603808641">
            <text:p>0,008999926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A216]^2/1048576" office:value-type="float" office:value="0.0436744689941406">
            <text:p>0,043674469</text:p>
          </table:table-cell>
          <table:table-cell table:formula="of:=[.A216]^3/1024^3" office:value-type="float" office:value="0.00912728160619736">
            <text:p>0,0091272816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A217]^2/1048576" office:value-type="float" office:value="0.0440835952758789">
            <text:p>0,0440835953</text:p>
          </table:table-cell>
          <table:table-cell table:formula="of:=[.A217]^3/1024^3" office:value-type="float" office:value="0.00925583299249411">
            <text:p>0,009255833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A218]^2/1048576" office:value-type="float" office:value="0.04449462890625">
            <text:p>0,0444946289</text:p>
          </table:table-cell>
          <table:table-cell table:formula="of:=[.A218]^3/1024^3" office:value-type="float" office:value="0.00938558578491211">
            <text:p>0,0093855858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A219]^2/1048576" office:value-type="float" office:value="0.0449075698852539">
            <text:p>0,0449075699</text:p>
          </table:table-cell>
          <table:table-cell table:formula="of:=[.A219]^3/1024^3" office:value-type="float" office:value="0.00951654557138681">
            <text:p>0,0095165456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A220]^2/1048576" office:value-type="float" office:value="0.0453224182128906">
            <text:p>0,0453224182</text:p>
          </table:table-cell>
          <table:table-cell table:formula="of:=[.A220]^3/1024^3" office:value-type="float" office:value="0.00964871793985367">
            <text:p>0,0096487179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A221]^2/1048576" office:value-type="float" office:value="0.0457391738891602">
            <text:p>0,0457391739</text:p>
          </table:table-cell>
          <table:table-cell table:formula="of:=[.A221]^3/1024^3" office:value-type="float" office:value="0.00978210847824812">
            <text:p>0,0097821085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A222]^2/1048576" office:value-type="float" office:value="0.0461578369140625">
            <text:p>0,0461578369</text:p>
          </table:table-cell>
          <table:table-cell table:formula="of:=[.A222]^3/1024^3" office:value-type="float" office:value="0.00991672277450562">
            <text:p>0,0099167228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A223]^2/1048576" office:value-type="float" office:value="0.0465784072875977">
            <text:p>0,0465784073</text:p>
          </table:table-cell>
          <table:table-cell table:formula="of:=[.A223]^3/1024^3" office:value-type="float" office:value="0.0100525664165616">
            <text:p>0,0100525664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A224]^2/1048576" office:value-type="float" office:value="0.0470008850097656">
            <text:p>0,047000885</text:p>
          </table:table-cell>
          <table:table-cell table:formula="of:=[.A224]^3/1024^3" office:value-type="float" office:value="0.0101896449923515">
            <text:p>0,010189645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A225]^2/1048576" office:value-type="float" office:value="0.0474252700805664">
            <text:p>0,0474252701</text:p>
          </table:table-cell>
          <table:table-cell table:formula="of:=[.A225]^3/1024^3" office:value-type="float" office:value="0.0103279640898108">
            <text:p>0,0103279641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A226]^2/1048576" office:value-type="float" office:value="0.0478515625">
            <text:p>0,0478515625</text:p>
          </table:table-cell>
          <table:table-cell table:formula="of:=[.A226]^3/1024^3" office:value-type="float" office:value="0.010467529296875">
            <text:p>0,0104675293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A227]^2/1048576" office:value-type="float" office:value="0.0482797622680664">
            <text:p>0,0482797623</text:p>
          </table:table-cell>
          <table:table-cell table:formula="of:=[.A227]^3/1024^3" office:value-type="float" office:value="0.0106083462014794">
            <text:p>0,0106083462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A228]^2/1048576" office:value-type="float" office:value="0.0487098693847656">
            <text:p>0,0487098694</text:p>
          </table:table-cell>
          <table:table-cell table:formula="of:=[.A228]^3/1024^3" office:value-type="float" office:value="0.0107504203915596">
            <text:p>0,0107504204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A229]^2/1048576" office:value-type="float" office:value="0.0491418838500977">
            <text:p>0,0491418839</text:p>
          </table:table-cell>
          <table:table-cell table:formula="of:=[.A229]^3/1024^3" office:value-type="float" office:value="0.0108937574550509">
            <text:p>0,0108937575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A230]^2/1048576" office:value-type="float" office:value="0.0495758056640625">
            <text:p>0,0495758057</text:p>
          </table:table-cell>
          <table:table-cell table:formula="of:=[.A230]^3/1024^3" office:value-type="float" office:value="0.0110383629798889">
            <text:p>0,011038363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A231]^2/1048576" office:value-type="float" office:value="0.0500116348266602">
            <text:p>0,0500116348</text:p>
          </table:table-cell>
          <table:table-cell table:formula="of:=[.A231]^3/1024^3" office:value-type="float" office:value="0.011184242554009">
            <text:p>0,0111842426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A232]^2/1048576" office:value-type="float" office:value="0.0504493713378906">
            <text:p>0,0504493713</text:p>
          </table:table-cell>
          <table:table-cell table:formula="of:=[.A232]^3/1024^3" office:value-type="float" office:value="0.0113314017653465">
            <text:p>0,0113314018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A233]^2/1048576" office:value-type="float" office:value="0.0508890151977539">
            <text:p>0,0508890152</text:p>
          </table:table-cell>
          <table:table-cell table:formula="of:=[.A233]^3/1024^3" office:value-type="float" office:value="0.0114798462018371">
            <text:p>0,0114798462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A234]^2/1048576" office:value-type="float" office:value="0.05133056640625">
            <text:p>0,0513305664</text:p>
          </table:table-cell>
          <table:table-cell table:formula="of:=[.A234]^3/1024^3" office:value-type="float" office:value="0.011629581451416">
            <text:p>0,0116295815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A235]^2/1048576" office:value-type="float" office:value="0.0517740249633789">
            <text:p>0,051774025</text:p>
          </table:table-cell>
          <table:table-cell table:formula="of:=[.A235]^3/1024^3" office:value-type="float" office:value="0.0117806131020188">
            <text:p>0,0117806131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A236]^2/1048576" office:value-type="float" office:value="0.0522193908691406">
            <text:p>0,0522193909</text:p>
          </table:table-cell>
          <table:table-cell table:formula="of:=[.A236]^3/1024^3" office:value-type="float" office:value="0.011932946741581">
            <text:p>0,0119329467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A237]^2/1048576" office:value-type="float" office:value="0.0526666641235352">
            <text:p>0,0526666641</text:p>
          </table:table-cell>
          <table:table-cell table:formula="of:=[.A237]^3/1024^3" office:value-type="float" office:value="0.0120865879580379">
            <text:p>0,012086588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A238]^2/1048576" office:value-type="float" office:value="0.0531158447265625">
            <text:p>0,0531158447</text:p>
          </table:table-cell>
          <table:table-cell table:formula="of:=[.A238]^3/1024^3" office:value-type="float" office:value="0.012241542339325">
            <text:p>0,0122415423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A239]^2/1048576" office:value-type="float" office:value="0.0535669326782227">
            <text:p>0,0535669327</text:p>
          </table:table-cell>
          <table:table-cell table:formula="of:=[.A239]^3/1024^3" office:value-type="float" office:value="0.0123978154733777">
            <text:p>0,0123978155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A240]^2/1048576" office:value-type="float" office:value="0.0540199279785156">
            <text:p>0,054019928</text:p>
          </table:table-cell>
          <table:table-cell table:formula="of:=[.A240]^3/1024^3" office:value-type="float" office:value="0.0125554129481316">
            <text:p>0,0125554129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A241]^2/1048576" office:value-type="float" office:value="0.0544748306274414">
            <text:p>0,0544748306</text:p>
          </table:table-cell>
          <table:table-cell table:formula="of:=[.A241]^3/1024^3" office:value-type="float" office:value="0.012714340351522">
            <text:p>0,0127143404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A242]^2/1048576" office:value-type="float" office:value="0.054931640625">
            <text:p>0,0549316406</text:p>
          </table:table-cell>
          <table:table-cell table:formula="of:=[.A242]^3/1024^3" office:value-type="float" office:value="0.0128746032714844">
            <text:p>0,0128746033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A243]^2/1048576" office:value-type="float" office:value="0.0553903579711914">
            <text:p>0,055390358</text:p>
          </table:table-cell>
          <table:table-cell table:formula="of:=[.A243]^3/1024^3" office:value-type="float" office:value="0.0130362072959542">
            <text:p>0,0130362073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A244]^2/1048576" office:value-type="float" office:value="0.0558509826660156">
            <text:p>0,0558509827</text:p>
          </table:table-cell>
          <table:table-cell table:formula="of:=[.A244]^3/1024^3" office:value-type="float" office:value="0.013199158012867">
            <text:p>0,013199158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A245]^2/1048576" office:value-type="float" office:value="0.0563135147094727">
            <text:p>0,0563135147</text:p>
          </table:table-cell>
          <table:table-cell table:formula="of:=[.A245]^3/1024^3" office:value-type="float" office:value="0.0133634610101581">
            <text:p>0,013363461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A246]^2/1048576" office:value-type="float" office:value="0.0567779541015625">
            <text:p>0,0567779541</text:p>
          </table:table-cell>
          <table:table-cell table:formula="of:=[.A246]^3/1024^3" office:value-type="float" office:value="0.0135291218757629">
            <text:p>0,0135291219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A247]^2/1048576" office:value-type="float" office:value="0.0572443008422852">
            <text:p>0,0572443008</text:p>
          </table:table-cell>
          <table:table-cell table:formula="of:=[.A247]^3/1024^3" office:value-type="float" office:value="0.0136961461976171">
            <text:p>0,0136961462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A248]^2/1048576" office:value-type="float" office:value="0.0577125549316406">
            <text:p>0,0577125549</text:p>
          </table:table-cell>
          <table:table-cell table:formula="of:=[.A248]^3/1024^3" office:value-type="float" office:value="0.0138645395636559">
            <text:p>0,0138645396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A249]^2/1048576" office:value-type="float" office:value="0.0581827163696289">
            <text:p>0,0581827164</text:p>
          </table:table-cell>
          <table:table-cell table:formula="of:=[.A249]^3/1024^3" office:value-type="float" office:value="0.0140343075618148">
            <text:p>0,0140343076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A250]^2/1048576" office:value-type="float" office:value="0.05865478515625">
            <text:p>0,0586547852</text:p>
          </table:table-cell>
          <table:table-cell table:formula="of:=[.A250]^3/1024^3" office:value-type="float" office:value="0.0142054557800293">
            <text:p>0,0142054558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A251]^2/1048576" office:value-type="float" office:value="0.0591287612915039">
            <text:p>0,0591287613</text:p>
          </table:table-cell>
          <table:table-cell table:formula="of:=[.A251]^3/1024^3" office:value-type="float" office:value="0.0143779898062348">
            <text:p>0,0143779898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A252]^2/1048576" office:value-type="float" office:value="0.0596046447753906">
            <text:p>0,0596046448</text:p>
          </table:table-cell>
          <table:table-cell table:formula="of:=[.A252]^3/1024^3" office:value-type="float" office:value="0.0145519152283669">
            <text:p>0,0145519152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A253]^2/1048576" office:value-type="float" office:value="0.0600824356079102">
            <text:p>0,0600824356</text:p>
          </table:table-cell>
          <table:table-cell table:formula="of:=[.A253]^3/1024^3" office:value-type="float" office:value="0.0147272376343608">
            <text:p>0,0147272376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A254]^2/1048576" office:value-type="float" office:value="0.0605621337890625">
            <text:p>0,0605621338</text:p>
          </table:table-cell>
          <table:table-cell table:formula="of:=[.A254]^3/1024^3" office:value-type="float" office:value="0.0149039626121521">
            <text:p>0,0149039626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A255]^2/1048576" office:value-type="float" office:value="0.0610437393188477">
            <text:p>0,0610437393</text:p>
          </table:table-cell>
          <table:table-cell table:formula="of:=[.A255]^3/1024^3" office:value-type="float" office:value="0.0150820957496762">
            <text:p>0,0150820957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A256]^2/1048576" office:value-type="float" office:value="0.0615272521972656">
            <text:p>0,0615272522</text:p>
          </table:table-cell>
          <table:table-cell table:formula="of:=[.A256]^3/1024^3" office:value-type="float" office:value="0.0152616426348686">
            <text:p>0,0152616426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A257]^2/1048576" office:value-type="float" office:value="0.0620126724243164">
            <text:p>0,0620126724</text:p>
          </table:table-cell>
          <table:table-cell table:formula="of:=[.A257]^3/1024^3" office:value-type="float" office:value="0.0154426088556647">
            <text:p>0,0154426089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A258]^2/1048576" office:value-type="float" office:value="0.0625">
            <text:p>0,0625</text:p>
          </table:table-cell>
          <table:table-cell table:formula="of:=[.A258]^3/1024^3" office:value-type="float" office:value="0.015625">
            <text:p>0,015625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A259]^2/1048576" office:value-type="float" office:value="0.0629892349243164">
            <text:p>0,0629892349</text:p>
          </table:table-cell>
          <table:table-cell table:formula="of:=[.A259]^3/1024^3" office:value-type="float" office:value="0.0158088216558099">
            <text:p>0,0158088217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A260]^2/1048576" office:value-type="float" office:value="0.0634803771972656">
            <text:p>0,0634803772</text:p>
          </table:table-cell>
          <table:table-cell table:formula="of:=[.A260]^3/1024^3" office:value-type="float" office:value="0.0159940794110298">
            <text:p>0,0159940794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A261]^2/1048576" office:value-type="float" office:value="0.0639734268188477">
            <text:p>0,0639734268</text:p>
          </table:table-cell>
          <table:table-cell table:formula="of:=[.A261]^3/1024^3" office:value-type="float" office:value="0.0161807788535953">
            <text:p>0,0161807789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A262]^2/1048576" office:value-type="float" office:value="0.0644683837890625">
            <text:p>0,0644683838</text:p>
          </table:table-cell>
          <table:table-cell table:formula="of:=[.A262]^3/1024^3" office:value-type="float" office:value="0.0163689255714417">
            <text:p>0,0163689256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A263]^2/1048576" office:value-type="float" office:value="0.0649652481079102">
            <text:p>0,0649652481</text:p>
          </table:table-cell>
          <table:table-cell table:formula="of:=[.A263]^3/1024^3" office:value-type="float" office:value="0.0165585251525044">
            <text:p>0,0165585252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A264]^2/1048576" office:value-type="float" office:value="0.0654640197753906">
            <text:p>0,0654640198</text:p>
          </table:table-cell>
          <table:table-cell table:formula="of:=[.A264]^3/1024^3" office:value-type="float" office:value="0.0167495831847191">
            <text:p>0,0167495832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A265]^2/1048576" office:value-type="float" office:value="0.0659646987915039">
            <text:p>0,0659646988</text:p>
          </table:table-cell>
          <table:table-cell table:formula="of:=[.A265]^3/1024^3" office:value-type="float" office:value="0.016942105256021">
            <text:p>0,0169421053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A266]^2/1048576" office:value-type="float" office:value="0.06646728515625">
            <text:p>0,0664672852</text:p>
          </table:table-cell>
          <table:table-cell table:formula="of:=[.A266]^3/1024^3" office:value-type="float" office:value="0.0171360969543457">
            <text:p>0,017136097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A267]^2/1048576" office:value-type="float" office:value="0.0669717788696289">
            <text:p>0,0669717789</text:p>
          </table:table-cell>
          <table:table-cell table:formula="of:=[.A267]^3/1024^3" office:value-type="float" office:value="0.0173315638676286">
            <text:p>0,0173315639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A268]^2/1048576" office:value-type="float" office:value="0.0674781799316406">
            <text:p>0,0674781799</text:p>
          </table:table-cell>
          <table:table-cell table:formula="of:=[.A268]^3/1024^3" office:value-type="float" office:value="0.0175285115838051">
            <text:p>0,0175285116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A269]^2/1048576" office:value-type="float" office:value="0.0679864883422852">
            <text:p>0,0679864883</text:p>
          </table:table-cell>
          <table:table-cell table:formula="of:=[.A269]^3/1024^3" office:value-type="float" office:value="0.0177269456908107">
            <text:p>0,0177269457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A270]^2/1048576" office:value-type="float" office:value="0.0684967041015625">
            <text:p>0,0684967041</text:p>
          </table:table-cell>
          <table:table-cell table:formula="of:=[.A270]^3/1024^3" office:value-type="float" office:value="0.0179268717765808">
            <text:p>0,0179268718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A271]^2/1048576" office:value-type="float" office:value="0.0690088272094727">
            <text:p>0,0690088272</text:p>
          </table:table-cell>
          <table:table-cell table:formula="of:=[.A271]^3/1024^3" office:value-type="float" office:value="0.0181282954290509">
            <text:p>0,0181282954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A272]^2/1048576" office:value-type="float" office:value="0.0695228576660156">
            <text:p>0,0695228577</text:p>
          </table:table-cell>
          <table:table-cell table:formula="of:=[.A272]^3/1024^3" office:value-type="float" office:value="0.0183312222361565">
            <text:p>0,0183312222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A273]^2/1048576" office:value-type="float" office:value="0.0700387954711914">
            <text:p>0,0700387955</text:p>
          </table:table-cell>
          <table:table-cell table:formula="of:=[.A273]^3/1024^3" office:value-type="float" office:value="0.0185356577858329">
            <text:p>0,0185356578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A274]^2/1048576" office:value-type="float" office:value="0.070556640625">
            <text:p>0,0705566406</text:p>
          </table:table-cell>
          <table:table-cell table:formula="of:=[.A274]^3/1024^3" office:value-type="float" office:value="0.0187416076660156">
            <text:p>0,0187416077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A275]^2/1048576" office:value-type="float" office:value="0.0710763931274414">
            <text:p>0,0710763931</text:p>
          </table:table-cell>
          <table:table-cell table:formula="of:=[.A275]^3/1024^3" office:value-type="float" office:value="0.0189490774646401">
            <text:p>0,0189490775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A276]^2/1048576" office:value-type="float" office:value="0.0715980529785156">
            <text:p>0,071598053</text:p>
          </table:table-cell>
          <table:table-cell table:formula="of:=[.A276]^3/1024^3" office:value-type="float" office:value="0.0191580727696419">
            <text:p>0,0191580728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A277]^2/1048576" office:value-type="float" office:value="0.0721216201782227">
            <text:p>0,0721216202</text:p>
          </table:table-cell>
          <table:table-cell table:formula="of:=[.A277]^3/1024^3" office:value-type="float" office:value="0.0193685991689563">
            <text:p>0,0193685992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A278]^2/1048576" office:value-type="float" office:value="0.0726470947265625">
            <text:p>0,0726470947</text:p>
          </table:table-cell>
          <table:table-cell table:formula="of:=[.A278]^3/1024^3" office:value-type="float" office:value="0.0195806622505188">
            <text:p>0,0195806623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A279]^2/1048576" office:value-type="float" office:value="0.0731744766235352">
            <text:p>0,0731744766</text:p>
          </table:table-cell>
          <table:table-cell table:formula="of:=[.A279]^3/1024^3" office:value-type="float" office:value="0.0197942676022649">
            <text:p>0,0197942676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A280]^2/1048576" office:value-type="float" office:value="0.0737037658691406">
            <text:p>0,0737037659</text:p>
          </table:table-cell>
          <table:table-cell table:formula="of:=[.A280]^3/1024^3" office:value-type="float" office:value="0.02000942081213">
            <text:p>0,0200094208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A281]^2/1048576" office:value-type="float" office:value="0.0742349624633789">
            <text:p>0,0742349625</text:p>
          </table:table-cell>
          <table:table-cell table:formula="of:=[.A281]^3/1024^3" office:value-type="float" office:value="0.0202261274680495">
            <text:p>0,0202261275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A282]^2/1048576" office:value-type="float" office:value="0.07476806640625">
            <text:p>0,0747680664</text:p>
          </table:table-cell>
          <table:table-cell table:formula="of:=[.A282]^3/1024^3" office:value-type="float" office:value="0.020444393157959">
            <text:p>0,0204443932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A283]^2/1048576" office:value-type="float" office:value="0.0753030776977539">
            <text:p>0,0753030777</text:p>
          </table:table-cell>
          <table:table-cell table:formula="of:=[.A283]^3/1024^3" office:value-type="float" office:value="0.0206642234697938">
            <text:p>0,0206642235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A284]^2/1048576" office:value-type="float" office:value="0.0758399963378906">
            <text:p>0,0758399963</text:p>
          </table:table-cell>
          <table:table-cell table:formula="of:=[.A284]^3/1024^3" office:value-type="float" office:value="0.0208856239914894">
            <text:p>0,020885624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A285]^2/1048576" office:value-type="float" office:value="0.0763788223266602">
            <text:p>0,0763788223</text:p>
          </table:table-cell>
          <table:table-cell table:formula="of:=[.A285]^3/1024^3" office:value-type="float" office:value="0.0211086003109813">
            <text:p>0,0211086003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A286]^2/1048576" office:value-type="float" office:value="0.0769195556640625">
            <text:p>0,0769195557</text:p>
          </table:table-cell>
          <table:table-cell table:formula="of:=[.A286]^3/1024^3" office:value-type="float" office:value="0.0213331580162048">
            <text:p>0,021333158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A287]^2/1048576" office:value-type="float" office:value="0.0774621963500977">
            <text:p>0,0774621964</text:p>
          </table:table-cell>
          <table:table-cell table:formula="of:=[.A287]^3/1024^3" office:value-type="float" office:value="0.0215593026950955">
            <text:p>0,0215593027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A288]^2/1048576" office:value-type="float" office:value="0.0780067443847656">
            <text:p>0,0780067444</text:p>
          </table:table-cell>
          <table:table-cell table:formula="of:=[.A288]^3/1024^3" office:value-type="float" office:value="0.0217870399355888">
            <text:p>0,0217870399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A289]^2/1048576" office:value-type="float" office:value="0.0785531997680664">
            <text:p>0,0785531998</text:p>
          </table:table-cell>
          <table:table-cell table:formula="of:=[.A289]^3/1024^3" office:value-type="float" office:value="0.0220163753256202">
            <text:p>0,0220163753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A290]^2/1048576" office:value-type="float" office:value="0.0791015625">
            <text:p>0,0791015625</text:p>
          </table:table-cell>
          <table:table-cell table:formula="of:=[.A290]^3/1024^3" office:value-type="float" office:value="0.022247314453125">
            <text:p>0,0222473145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A291]^2/1048576" office:value-type="float" office:value="0.0796518325805664">
            <text:p>0,0796518326</text:p>
          </table:table-cell>
          <table:table-cell table:formula="of:=[.A291]^3/1024^3" office:value-type="float" office:value="0.0224798629060388">
            <text:p>0,0224798629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A292]^2/1048576" office:value-type="float" office:value="0.0802040100097656">
            <text:p>0,08020401</text:p>
          </table:table-cell>
          <table:table-cell table:formula="of:=[.A292]^3/1024^3" office:value-type="float" office:value="0.0227140262722969">
            <text:p>0,0227140263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A293]^2/1048576" office:value-type="float" office:value="0.0807580947875977">
            <text:p>0,0807580948</text:p>
          </table:table-cell>
          <table:table-cell table:formula="of:=[.A293]^3/1024^3" office:value-type="float" office:value="0.0229498101398349">
            <text:p>0,0229498101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A294]^2/1048576" office:value-type="float" office:value="0.0813140869140625">
            <text:p>0,0813140869</text:p>
          </table:table-cell>
          <table:table-cell table:formula="of:=[.A294]^3/1024^3" office:value-type="float" office:value="0.0231872200965881">
            <text:p>0,0231872201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A295]^2/1048576" office:value-type="float" office:value="0.0818719863891602">
            <text:p>0,0818719864</text:p>
          </table:table-cell>
          <table:table-cell table:formula="of:=[.A295]^3/1024^3" office:value-type="float" office:value="0.0234262617304921">
            <text:p>0,0234262617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A296]^2/1048576" office:value-type="float" office:value="0.0824317932128906">
            <text:p>0,0824317932</text:p>
          </table:table-cell>
          <table:table-cell table:formula="of:=[.A296]^3/1024^3" office:value-type="float" office:value="0.0236669406294823">
            <text:p>0,0236669406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A297]^2/1048576" office:value-type="float" office:value="0.0829935073852539">
            <text:p>0,0829935074</text:p>
          </table:table-cell>
          <table:table-cell table:formula="of:=[.A297]^3/1024^3" office:value-type="float" office:value="0.023909262381494">
            <text:p>0,0239092624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A298]^2/1048576" office:value-type="float" office:value="0.08355712890625">
            <text:p>0,0835571289</text:p>
          </table:table-cell>
          <table:table-cell table:formula="of:=[.A298]^3/1024^3" office:value-type="float" office:value="0.0241532325744629">
            <text:p>0,0241532326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A299]^2/1048576" office:value-type="float" office:value="0.0841226577758789">
            <text:p>0,0841226578</text:p>
          </table:table-cell>
          <table:table-cell table:formula="of:=[.A299]^3/1024^3" office:value-type="float" office:value="0.0243988567963243">
            <text:p>0,0243988568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A300]^2/1048576" office:value-type="float" office:value="0.0846900939941406">
            <text:p>0,084690094</text:p>
          </table:table-cell>
          <table:table-cell table:formula="of:=[.A300]^3/1024^3" office:value-type="float" office:value="0.0246461406350136">
            <text:p>0,0246461406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A301]^2/1048576" office:value-type="float" office:value="0.0852594375610352">
            <text:p>0,0852594376</text:p>
          </table:table-cell>
          <table:table-cell table:formula="of:=[.A301]^3/1024^3" office:value-type="float" office:value="0.0248950896784663">
            <text:p>0,0248950897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A302]^2/1048576" office:value-type="float" office:value="0.0858306884765625">
            <text:p>0,0858306885</text:p>
          </table:table-cell>
          <table:table-cell table:formula="of:=[.A302]^3/1024^3" office:value-type="float" office:value="0.0251457095146179">
            <text:p>0,0251457095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A303]^2/1048576" office:value-type="float" office:value="0.0864038467407227">
            <text:p>0,0864038467</text:p>
          </table:table-cell>
          <table:table-cell table:formula="of:=[.A303]^3/1024^3" office:value-type="float" office:value="0.0253980057314038">
            <text:p>0,0253980057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A304]^2/1048576" office:value-type="float" office:value="0.0869789123535156">
            <text:p>0,0869789124</text:p>
          </table:table-cell>
          <table:table-cell table:formula="of:=[.A304]^3/1024^3" office:value-type="float" office:value="0.0256519839167595">
            <text:p>0,0256519839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A305]^2/1048576" office:value-type="float" office:value="0.0875558853149414">
            <text:p>0,0875558853</text:p>
          </table:table-cell>
          <table:table-cell table:formula="of:=[.A305]^3/1024^3" office:value-type="float" office:value="0.0259076496586204">
            <text:p>0,0259076497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A306]^2/1048576" office:value-type="float" office:value="0.088134765625">
            <text:p>0,0881347656</text:p>
          </table:table-cell>
          <table:table-cell table:formula="of:=[.A306]^3/1024^3" office:value-type="float" office:value="0.0261650085449219">
            <text:p>0,0261650085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A307]^2/1048576" office:value-type="float" office:value="0.0887155532836914">
            <text:p>0,0887155533</text:p>
          </table:table-cell>
          <table:table-cell table:formula="of:=[.A307]^3/1024^3" office:value-type="float" office:value="0.0264240661635995">
            <text:p>0,0264240662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A308]^2/1048576" office:value-type="float" office:value="0.0892982482910156">
            <text:p>0,0892982483</text:p>
          </table:table-cell>
          <table:table-cell table:formula="of:=[.A308]^3/1024^3" office:value-type="float" office:value="0.0266848281025887">
            <text:p>0,0266848281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A309]^2/1048576" office:value-type="float" office:value="0.0898828506469727">
            <text:p>0,0898828506</text:p>
          </table:table-cell>
          <table:table-cell table:formula="of:=[.A309]^3/1024^3" office:value-type="float" office:value="0.0269472999498248">
            <text:p>0,0269472999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A310]^2/1048576" office:value-type="float" office:value="0.0904693603515625">
            <text:p>0,0904693604</text:p>
          </table:table-cell>
          <table:table-cell table:formula="of:=[.A310]^3/1024^3" office:value-type="float" office:value="0.0272114872932434">
            <text:p>0,0272114873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A311]^2/1048576" office:value-type="float" office:value="0.0910577774047852">
            <text:p>0,0910577774</text:p>
          </table:table-cell>
          <table:table-cell table:formula="of:=[.A311]^3/1024^3" office:value-type="float" office:value="0.0274773957207799">
            <text:p>0,0274773957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A312]^2/1048576" office:value-type="float" office:value="0.0916481018066406">
            <text:p>0,0916481018</text:p>
          </table:table-cell>
          <table:table-cell table:formula="of:=[.A312]^3/1024^3" office:value-type="float" office:value="0.0277450308203697">
            <text:p>0,0277450308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A313]^2/1048576" office:value-type="float" office:value="0.0922403335571289">
            <text:p>0,0922403336</text:p>
          </table:table-cell>
          <table:table-cell table:formula="of:=[.A313]^3/1024^3" office:value-type="float" office:value="0.0280143981799483">
            <text:p>0,0280143982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A314]^2/1048576" office:value-type="float" office:value="0.09283447265625">
            <text:p>0,0928344727</text:p>
          </table:table-cell>
          <table:table-cell table:formula="of:=[.A314]^3/1024^3" office:value-type="float" office:value="0.0282855033874512">
            <text:p>0,0282855034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A315]^2/1048576" office:value-type="float" office:value="0.0934305191040039">
            <text:p>0,0934305191</text:p>
          </table:table-cell>
          <table:table-cell table:formula="of:=[.A315]^3/1024^3" office:value-type="float" office:value="0.0285583520308137">
            <text:p>0,028558352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A316]^2/1048576" office:value-type="float" office:value="0.0940284729003906">
            <text:p>0,0940284729</text:p>
          </table:table-cell>
          <table:table-cell table:formula="of:=[.A316]^3/1024^3" office:value-type="float" office:value="0.0288329496979713">
            <text:p>0,0288329497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A317]^2/1048576" office:value-type="float" office:value="0.0946283340454102">
            <text:p>0,094628334</text:p>
          </table:table-cell>
          <table:table-cell table:formula="of:=[.A317]^3/1024^3" office:value-type="float" office:value="0.0291093019768596">
            <text:p>0,029109302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A318]^2/1048576" office:value-type="float" office:value="0.0952301025390625">
            <text:p>0,0952301025</text:p>
          </table:table-cell>
          <table:table-cell table:formula="of:=[.A318]^3/1024^3" office:value-type="float" office:value="0.0293874144554138">
            <text:p>0,0293874145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A319]^2/1048576" office:value-type="float" office:value="0.0958337783813477">
            <text:p>0,0958337784</text:p>
          </table:table-cell>
          <table:table-cell table:formula="of:=[.A319]^3/1024^3" office:value-type="float" office:value="0.0296672927215695">
            <text:p>0,0296672927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A320]^2/1048576" office:value-type="float" office:value="0.0964393615722656">
            <text:p>0,0964393616</text:p>
          </table:table-cell>
          <table:table-cell table:formula="of:=[.A320]^3/1024^3" office:value-type="float" office:value="0.0299489423632622">
            <text:p>0,0299489424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A321]^2/1048576" office:value-type="float" office:value="0.0970468521118164">
            <text:p>0,0970468521</text:p>
          </table:table-cell>
          <table:table-cell table:formula="of:=[.A321]^3/1024^3" office:value-type="float" office:value="0.0302323689684272">
            <text:p>0,030232369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A322]^2/1048576" office:value-type="float" office:value="0.09765625">
            <text:p>0,09765625</text:p>
          </table:table-cell>
          <table:table-cell table:formula="of:=[.A322]^3/1024^3" office:value-type="float" office:value="0.030517578125">
            <text:p>0,0305175781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A323]^2/1048576" office:value-type="float" office:value="0.0982675552368164">
            <text:p>0,0982675552</text:p>
          </table:table-cell>
          <table:table-cell table:formula="of:=[.A323]^3/1024^3" office:value-type="float" office:value="0.0308045754209161">
            <text:p>0,0308045754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A324]^2/1048576" office:value-type="float" office:value="0.0988807678222656">
            <text:p>0,0988807678</text:p>
          </table:table-cell>
          <table:table-cell table:formula="of:=[.A324]^3/1024^3" office:value-type="float" office:value="0.0310933664441109">
            <text:p>0,0310933664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A325]^2/1048576" office:value-type="float" office:value="0.0994958877563477">
            <text:p>0,0994958878</text:p>
          </table:table-cell>
          <table:table-cell table:formula="of:=[.A325]^3/1024^3" office:value-type="float" office:value="0.0313839567825198">
            <text:p>0,0313839568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A326]^2/1048576" office:value-type="float" office:value="0.100112915039063">
            <text:p>0,100112915</text:p>
          </table:table-cell>
          <table:table-cell table:formula="of:=[.A326]^3/1024^3" office:value-type="float" office:value="0.0316763520240784">
            <text:p>0,031676352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A327]^2/1048576" office:value-type="float" office:value="0.10073184967041">
            <text:p>0,1007318497</text:p>
          </table:table-cell>
          <table:table-cell table:formula="of:=[.A327]^3/1024^3" office:value-type="float" office:value="0.031970557756722">
            <text:p>0,0319705578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A328]^2/1048576" office:value-type="float" office:value="0.101352691650391">
            <text:p>0,1013526917</text:p>
          </table:table-cell>
          <table:table-cell table:formula="of:=[.A328]^3/1024^3" office:value-type="float" office:value="0.0322665795683861">
            <text:p>0,0322665796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A329]^2/1048576" office:value-type="float" office:value="0.101975440979004">
            <text:p>0,101975441</text:p>
          </table:table-cell>
          <table:table-cell table:formula="of:=[.A329]^3/1024^3" office:value-type="float" office:value="0.0325644230470061">
            <text:p>0,032564423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A330]^2/1048576" office:value-type="float" office:value="0.10260009765625">
            <text:p>0,1026000977</text:p>
          </table:table-cell>
          <table:table-cell table:formula="of:=[.A330]^3/1024^3" office:value-type="float" office:value="0.0328640937805176">
            <text:p>0,0328640938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A331]^2/1048576" office:value-type="float" office:value="0.103226661682129">
            <text:p>0,1032266617</text:p>
          </table:table-cell>
          <table:table-cell table:formula="of:=[.A331]^3/1024^3" office:value-type="float" office:value="0.0331655973568559">
            <text:p>0,0331655974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A332]^2/1048576" office:value-type="float" office:value="0.103855133056641">
            <text:p>0,1038551331</text:p>
          </table:table-cell>
          <table:table-cell table:formula="of:=[.A332]^3/1024^3" office:value-type="float" office:value="0.0334689393639565">
            <text:p>0,0334689394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A333]^2/1048576" office:value-type="float" office:value="0.104485511779785">
            <text:p>0,1044855118</text:p>
          </table:table-cell>
          <table:table-cell table:formula="of:=[.A333]^3/1024^3" office:value-type="float" office:value="0.0337741253897548">
            <text:p>0,0337741254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A334]^2/1048576" office:value-type="float" office:value="0.105117797851563">
            <text:p>0,1051177979</text:p>
          </table:table-cell>
          <table:table-cell table:formula="of:=[.A334]^3/1024^3" office:value-type="float" office:value="0.0340811610221863">
            <text:p>0,034081161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A335]^2/1048576" office:value-type="float" office:value="0.105751991271973">
            <text:p>0,1057519913</text:p>
          </table:table-cell>
          <table:table-cell table:formula="of:=[.A335]^3/1024^3" office:value-type="float" office:value="0.0343900518491864">
            <text:p>0,0343900518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A336]^2/1048576" office:value-type="float" office:value="0.106388092041016">
            <text:p>0,106388092</text:p>
          </table:table-cell>
          <table:table-cell table:formula="of:=[.A336]^3/1024^3" office:value-type="float" office:value="0.0347008034586906">
            <text:p>0,0347008035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A337]^2/1048576" office:value-type="float" office:value="0.107026100158691">
            <text:p>0,1070261002</text:p>
          </table:table-cell>
          <table:table-cell table:formula="of:=[.A337]^3/1024^3" office:value-type="float" office:value="0.0350134214386344">
            <text:p>0,0350134214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A338]^2/1048576" office:value-type="float" office:value="0.107666015625">
            <text:p>0,1076660156</text:p>
          </table:table-cell>
          <table:table-cell table:formula="of:=[.A338]^3/1024^3" office:value-type="float" office:value="0.0353279113769531">
            <text:p>0,0353279114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A339]^2/1048576" office:value-type="float" office:value="0.108307838439941">
            <text:p>0,1083078384</text:p>
          </table:table-cell>
          <table:table-cell table:formula="of:=[.A339]^3/1024^3" office:value-type="float" office:value="0.0356442788615823">
            <text:p>0,0356442789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A340]^2/1048576" office:value-type="float" office:value="0.108951568603516">
            <text:p>0,1089515686</text:p>
          </table:table-cell>
          <table:table-cell table:formula="of:=[.A340]^3/1024^3" office:value-type="float" office:value="0.0359625294804573">
            <text:p>0,0359625295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A341]^2/1048576" office:value-type="float" office:value="0.109597206115723">
            <text:p>0,1095972061</text:p>
          </table:table-cell>
          <table:table-cell table:formula="of:=[.A341]^3/1024^3" office:value-type="float" office:value="0.0362826688215137">
            <text:p>0,0362826688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A342]^2/1048576" office:value-type="float" office:value="0.110244750976563">
            <text:p>0,110244751</text:p>
          </table:table-cell>
          <table:table-cell table:formula="of:=[.A342]^3/1024^3" office:value-type="float" office:value="0.0366047024726868">
            <text:p>0,0366047025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A343]^2/1048576" office:value-type="float" office:value="0.110894203186035">
            <text:p>0,1108942032</text:p>
          </table:table-cell>
          <table:table-cell table:formula="of:=[.A343]^3/1024^3" office:value-type="float" office:value="0.0369286360219121">
            <text:p>0,036928636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A344]^2/1048576" office:value-type="float" office:value="0.111545562744141">
            <text:p>0,1115455627</text:p>
          </table:table-cell>
          <table:table-cell table:formula="of:=[.A344]^3/1024^3" office:value-type="float" office:value="0.0372544750571251">
            <text:p>0,0372544751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A345]^2/1048576" office:value-type="float" office:value="0.112198829650879">
            <text:p>0,1121988297</text:p>
          </table:table-cell>
          <table:table-cell table:formula="of:=[.A345]^3/1024^3" office:value-type="float" office:value="0.0375822251662612">
            <text:p>0,0375822252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A346]^2/1048576" office:value-type="float" office:value="0.11285400390625">
            <text:p>0,1128540039</text:p>
          </table:table-cell>
          <table:table-cell table:formula="of:=[.A346]^3/1024^3" office:value-type="float" office:value="0.0379118919372559">
            <text:p>0,0379118919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A347]^2/1048576" office:value-type="float" office:value="0.113511085510254">
            <text:p>0,1135110855</text:p>
          </table:table-cell>
          <table:table-cell table:formula="of:=[.A347]^3/1024^3" office:value-type="float" office:value="0.0382434809580445">
            <text:p>0,038243481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A348]^2/1048576" office:value-type="float" office:value="0.114170074462891">
            <text:p>0,1141700745</text:p>
          </table:table-cell>
          <table:table-cell table:formula="of:=[.A348]^3/1024^3" office:value-type="float" office:value="0.0385769978165627">
            <text:p>0,0385769978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A349]^2/1048576" office:value-type="float" office:value="0.11483097076416">
            <text:p>0,1148309708</text:p>
          </table:table-cell>
          <table:table-cell table:formula="of:=[.A349]^3/1024^3" office:value-type="float" office:value="0.0389124481007457">
            <text:p>0,0389124481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A350]^2/1048576" office:value-type="float" office:value="0.115493774414063">
            <text:p>0,1154937744</text:p>
          </table:table-cell>
          <table:table-cell table:formula="of:=[.A350]^3/1024^3" office:value-type="float" office:value="0.0392498373985291">
            <text:p>0,0392498374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A351]^2/1048576" office:value-type="float" office:value="0.116158485412598">
            <text:p>0,1161584854</text:p>
          </table:table-cell>
          <table:table-cell table:formula="of:=[.A351]^3/1024^3" office:value-type="float" office:value="0.0395891712978482">
            <text:p>0,0395891713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A352]^2/1048576" office:value-type="float" office:value="0.116825103759766">
            <text:p>0,1168251038</text:p>
          </table:table-cell>
          <table:table-cell table:formula="of:=[.A352]^3/1024^3" office:value-type="float" office:value="0.0399304553866386">
            <text:p>0,0399304554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A353]^2/1048576" office:value-type="float" office:value="0.117493629455566">
            <text:p>0,1174936295</text:p>
          </table:table-cell>
          <table:table-cell table:formula="of:=[.A353]^3/1024^3" office:value-type="float" office:value="0.0402736952528358">
            <text:p>0,0402736953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A354]^2/1048576" office:value-type="float" office:value="0.1181640625">
            <text:p>0,1181640625</text:p>
          </table:table-cell>
          <table:table-cell table:formula="of:=[.A354]^3/1024^3" office:value-type="float" office:value="0.040618896484375">
            <text:p>0,0406188965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A355]^2/1048576" office:value-type="float" office:value="0.118836402893066">
            <text:p>0,1188364029</text:p>
          </table:table-cell>
          <table:table-cell table:formula="of:=[.A355]^3/1024^3" office:value-type="float" office:value="0.0409660646691918">
            <text:p>0,0409660647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A356]^2/1048576" office:value-type="float" office:value="0.119510650634766">
            <text:p>0,1195106506</text:p>
          </table:table-cell>
          <table:table-cell table:formula="of:=[.A356]^3/1024^3" office:value-type="float" office:value="0.0413152053952217">
            <text:p>0,0413152054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A357]^2/1048576" office:value-type="float" office:value="0.120186805725098">
            <text:p>0,1201868057</text:p>
          </table:table-cell>
          <table:table-cell table:formula="of:=[.A357]^3/1024^3" office:value-type="float" office:value="0.0416663242504001">
            <text:p>0,0416663243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A358]^2/1048576" office:value-type="float" office:value="0.120864868164063">
            <text:p>0,1208648682</text:p>
          </table:table-cell>
          <table:table-cell table:formula="of:=[.A358]^3/1024^3" office:value-type="float" office:value="0.0420194268226624">
            <text:p>0,0420194268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A359]^2/1048576" office:value-type="float" office:value="0.12154483795166">
            <text:p>0,121544838</text:p>
          </table:table-cell>
          <table:table-cell table:formula="of:=[.A359]^3/1024^3" office:value-type="float" office:value="0.042374518699944">
            <text:p>0,0423745187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A360]^2/1048576" office:value-type="float" office:value="0.122226715087891">
            <text:p>0,1222267151</text:p>
          </table:table-cell>
          <table:table-cell table:formula="of:=[.A360]^3/1024^3" office:value-type="float" office:value="0.0427316054701805">
            <text:p>0,0427316055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A361]^2/1048576" office:value-type="float" office:value="0.122910499572754">
            <text:p>0,1229104996</text:p>
          </table:table-cell>
          <table:table-cell table:formula="of:=[.A361]^3/1024^3" office:value-type="float" office:value="0.0430906927213073">
            <text:p>0,0430906927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A362]^2/1048576" office:value-type="float" office:value="0.12359619140625">
            <text:p>0,1235961914</text:p>
          </table:table-cell>
          <table:table-cell table:formula="of:=[.A362]^3/1024^3" office:value-type="float" office:value="0.0434517860412598">
            <text:p>0,043451786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A363]^2/1048576" office:value-type="float" office:value="0.124283790588379">
            <text:p>0,1242837906</text:p>
          </table:table-cell>
          <table:table-cell table:formula="of:=[.A363]^3/1024^3" office:value-type="float" office:value="0.0438148910179734">
            <text:p>0,043814891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A364]^2/1048576" office:value-type="float" office:value="0.124973297119141">
            <text:p>0,1249732971</text:p>
          </table:table-cell>
          <table:table-cell table:formula="of:=[.A364]^3/1024^3" office:value-type="float" office:value="0.0441800132393837">
            <text:p>0,0441800132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A365]^2/1048576" office:value-type="float" office:value="0.125664710998535">
            <text:p>0,125664711</text:p>
          </table:table-cell>
          <table:table-cell table:formula="of:=[.A365]^3/1024^3" office:value-type="float" office:value="0.044547158293426">
            <text:p>0,0445471583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A366]^2/1048576" office:value-type="float" office:value="0.126358032226563">
            <text:p>0,1263580322</text:p>
          </table:table-cell>
          <table:table-cell table:formula="of:=[.A366]^3/1024^3" office:value-type="float" office:value="0.0449163317680359">
            <text:p>0,0449163318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A367]^2/1048576" office:value-type="float" office:value="0.127053260803223">
            <text:p>0,1270532608</text:p>
          </table:table-cell>
          <table:table-cell table:formula="of:=[.A367]^3/1024^3" office:value-type="float" office:value="0.0452875392511487">
            <text:p>0,0452875393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A368]^2/1048576" office:value-type="float" office:value="0.127750396728516">
            <text:p>0,1277503967</text:p>
          </table:table-cell>
          <table:table-cell table:formula="of:=[.A368]^3/1024^3" office:value-type="float" office:value="0.0456607863306999">
            <text:p>0,0456607863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A369]^2/1048576" office:value-type="float" office:value="0.128449440002441">
            <text:p>0,12844944</text:p>
          </table:table-cell>
          <table:table-cell table:formula="of:=[.A369]^3/1024^3" office:value-type="float" office:value="0.046036078594625">
            <text:p>0,0460360786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A370]^2/1048576" office:value-type="float" office:value="0.129150390625">
            <text:p>0,1291503906</text:p>
          </table:table-cell>
          <table:table-cell table:formula="of:=[.A370]^3/1024^3" office:value-type="float" office:value="0.0464134216308594">
            <text:p>0,0464134216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A371]^2/1048576" office:value-type="float" office:value="0.129853248596191">
            <text:p>0,1298532486</text:p>
          </table:table-cell>
          <table:table-cell table:formula="of:=[.A371]^3/1024^3" office:value-type="float" office:value="0.0467928210273385">
            <text:p>0,046792821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A372]^2/1048576" office:value-type="float" office:value="0.130558013916016">
            <text:p>0,1305580139</text:p>
          </table:table-cell>
          <table:table-cell table:formula="of:=[.A372]^3/1024^3" office:value-type="float" office:value="0.0471742823719978">
            <text:p>0,0471742824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A373]^2/1048576" office:value-type="float" office:value="0.131264686584473">
            <text:p>0,1312646866</text:p>
          </table:table-cell>
          <table:table-cell table:formula="of:=[.A373]^3/1024^3" office:value-type="float" office:value="0.0475578112527728">
            <text:p>0,0475578113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A374]^2/1048576" office:value-type="float" office:value="0.131973266601563">
            <text:p>0,1319732666</text:p>
          </table:table-cell>
          <table:table-cell table:formula="of:=[.A374]^3/1024^3" office:value-type="float" office:value="0.0479434132575989">
            <text:p>0,0479434133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A375]^2/1048576" office:value-type="float" office:value="0.132683753967285">
            <text:p>0,132683754</text:p>
          </table:table-cell>
          <table:table-cell table:formula="of:=[.A375]^3/1024^3" office:value-type="float" office:value="0.0483310939744115">
            <text:p>0,048331094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A376]^2/1048576" office:value-type="float" office:value="0.133396148681641">
            <text:p>0,1333961487</text:p>
          </table:table-cell>
          <table:table-cell table:formula="of:=[.A376]^3/1024^3" office:value-type="float" office:value="0.0487208589911461">
            <text:p>0,048720859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A377]^2/1048576" office:value-type="float" office:value="0.134110450744629">
            <text:p>0,1341104507</text:p>
          </table:table-cell>
          <table:table-cell table:formula="of:=[.A377]^3/1024^3" office:value-type="float" office:value="0.0491127138957381">
            <text:p>0,0491127139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A378]^2/1048576" office:value-type="float" office:value="0.13482666015625">
            <text:p>0,1348266602</text:p>
          </table:table-cell>
          <table:table-cell table:formula="of:=[.A378]^3/1024^3" office:value-type="float" office:value="0.0495066642761231">
            <text:p>0,0495066643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A379]^2/1048576" office:value-type="float" office:value="0.135544776916504">
            <text:p>0,1355447769</text:p>
          </table:table-cell>
          <table:table-cell table:formula="of:=[.A379]^3/1024^3" office:value-type="float" office:value="0.0499027157202363">
            <text:p>0,0499027157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A380]^2/1048576" office:value-type="float" office:value="0.136264801025391">
            <text:p>0,136264801</text:p>
          </table:table-cell>
          <table:table-cell table:formula="of:=[.A380]^3/1024^3" office:value-type="float" office:value="0.0503008738160133">
            <text:p>0,0503008738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A381]^2/1048576" office:value-type="float" office:value="0.13698673248291">
            <text:p>0,1369867325</text:p>
          </table:table-cell>
          <table:table-cell table:formula="of:=[.A381]^3/1024^3" office:value-type="float" office:value="0.0507011441513896">
            <text:p>0,0507011442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A382]^2/1048576" office:value-type="float" office:value="0.137710571289063">
            <text:p>0,1377105713</text:p>
          </table:table-cell>
          <table:table-cell table:formula="of:=[.A382]^3/1024^3" office:value-type="float" office:value="0.0511035323143005">
            <text:p>0,0511035323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A383]^2/1048576" office:value-type="float" office:value="0.138436317443848">
            <text:p>0,1384363174</text:p>
          </table:table-cell>
          <table:table-cell table:formula="of:=[.A383]^3/1024^3" office:value-type="float" office:value="0.0515080438926816">
            <text:p>0,0515080439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A384]^2/1048576" office:value-type="float" office:value="0.139163970947266">
            <text:p>0,1391639709</text:p>
          </table:table-cell>
          <table:table-cell table:formula="of:=[.A384]^3/1024^3" office:value-type="float" office:value="0.0519146844744682">
            <text:p>0,0519146845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A385]^2/1048576" office:value-type="float" office:value="0.139893531799316">
            <text:p>0,1398935318</text:p>
          </table:table-cell>
          <table:table-cell table:formula="of:=[.A385]^3/1024^3" office:value-type="float" office:value="0.0523234596475959">
            <text:p>0,0523234596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A386]^2/1048576" office:value-type="float" office:value="0.140625">
            <text:p>0,140625</text:p>
          </table:table-cell>
          <table:table-cell table:formula="of:=[.A386]^3/1024^3" office:value-type="float" office:value="0.052734375">
            <text:p>0,052734375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A387]^2/1048576" office:value-type="float" office:value="0.141358375549316">
            <text:p>0,1413583755</text:p>
          </table:table-cell>
          <table:table-cell table:formula="of:=[.A387]^3/1024^3" office:value-type="float" office:value="0.053147436119616">
            <text:p>0,0531474361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A388]^2/1048576" office:value-type="float" office:value="0.142093658447266">
            <text:p>0,1420936584</text:p>
          </table:table-cell>
          <table:table-cell table:formula="of:=[.A388]^3/1024^3" office:value-type="float" office:value="0.0535626485943794">
            <text:p>0,0535626486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A389]^2/1048576" office:value-type="float" office:value="0.142830848693848">
            <text:p>0,1428308487</text:p>
          </table:table-cell>
          <table:table-cell table:formula="of:=[.A389]^3/1024^3" office:value-type="float" office:value="0.0539800180122256">
            <text:p>0,053980018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A390]^2/1048576" office:value-type="float" office:value="0.143569946289063">
            <text:p>0,1435699463</text:p>
          </table:table-cell>
          <table:table-cell table:formula="of:=[.A390]^3/1024^3" office:value-type="float" office:value="0.0543995499610901">
            <text:p>0,05439955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A391]^2/1048576" office:value-type="float" office:value="0.14431095123291">
            <text:p>0,1443109512</text:p>
          </table:table-cell>
          <table:table-cell table:formula="of:=[.A391]^3/1024^3" office:value-type="float" office:value="0.0548212500289083">
            <text:p>0,05482125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A392]^2/1048576" office:value-type="float" office:value="0.145053863525391">
            <text:p>0,1450538635</text:p>
          </table:table-cell>
          <table:table-cell table:formula="of:=[.A392]^3/1024^3" office:value-type="float" office:value="0.0552451238036156">
            <text:p>0,0552451238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A393]^2/1048576" office:value-type="float" office:value="0.145798683166504">
            <text:p>0,1457986832</text:p>
          </table:table-cell>
          <table:table-cell table:formula="of:=[.A393]^3/1024^3" office:value-type="float" office:value="0.0556711768731475">
            <text:p>0,0556711769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A394]^2/1048576" office:value-type="float" office:value="0.14654541015625">
            <text:p>0,1465454102</text:p>
          </table:table-cell>
          <table:table-cell table:formula="of:=[.A394]^3/1024^3" office:value-type="float" office:value="0.0560994148254395">
            <text:p>0,0560994148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A395]^2/1048576" office:value-type="float" office:value="0.147294044494629">
            <text:p>0,1472940445</text:p>
          </table:table-cell>
          <table:table-cell table:formula="of:=[.A395]^3/1024^3" office:value-type="float" office:value="0.0565298432484269">
            <text:p>0,0565298432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A396]^2/1048576" office:value-type="float" office:value="0.148044586181641">
            <text:p>0,1480445862</text:p>
          </table:table-cell>
          <table:table-cell table:formula="of:=[.A396]^3/1024^3" office:value-type="float" office:value="0.0569624677300453">
            <text:p>0,0569624677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A397]^2/1048576" office:value-type="float" office:value="0.148797035217285">
            <text:p>0,1487970352</text:p>
          </table:table-cell>
          <table:table-cell table:formula="of:=[.A397]^3/1024^3" office:value-type="float" office:value="0.0573972938582301">
            <text:p>0,0573972939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A398]^2/1048576" office:value-type="float" office:value="0.149551391601563">
            <text:p>0,1495513916</text:p>
          </table:table-cell>
          <table:table-cell table:formula="of:=[.A398]^3/1024^3" office:value-type="float" office:value="0.0578343272209168">
            <text:p>0,0578343272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A399]^2/1048576" office:value-type="float" office:value="0.150307655334473">
            <text:p>0,1503076553</text:p>
          </table:table-cell>
          <table:table-cell table:formula="of:=[.A399]^3/1024^3" office:value-type="float" office:value="0.0582735734060407">
            <text:p>0,0582735734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A400]^2/1048576" office:value-type="float" office:value="0.151065826416016">
            <text:p>0,1510658264</text:p>
          </table:table-cell>
          <table:table-cell table:formula="of:=[.A400]^3/1024^3" office:value-type="float" office:value="0.0587150380015373">
            <text:p>0,058715038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A401]^2/1048576" office:value-type="float" office:value="0.151825904846191">
            <text:p>0,1518259048</text:p>
          </table:table-cell>
          <table:table-cell table:formula="of:=[.A401]^3/1024^3" office:value-type="float" office:value="0.0591587265953422">
            <text:p>0,0591587266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A402]^2/1048576" office:value-type="float" office:value="0.152587890625">
            <text:p>0,1525878906</text:p>
          </table:table-cell>
          <table:table-cell table:formula="of:=[.A402]^3/1024^3" office:value-type="float" office:value="0.0596046447753906">
            <text:p>0,0596046448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A403]^2/1048576" office:value-type="float" office:value="0.153351783752441">
            <text:p>0,1533517838</text:p>
          </table:table-cell>
          <table:table-cell table:formula="of:=[.A403]^3/1024^3" office:value-type="float" office:value="0.0600527981296182">
            <text:p>0,0600527981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A404]^2/1048576" office:value-type="float" office:value="0.154117584228516">
            <text:p>0,1541175842</text:p>
          </table:table-cell>
          <table:table-cell table:formula="of:=[.A404]^3/1024^3" office:value-type="float" office:value="0.0605031922459602">
            <text:p>0,0605031922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A405]^2/1048576" office:value-type="float" office:value="0.154885292053223">
            <text:p>0,1548852921</text:p>
          </table:table-cell>
          <table:table-cell table:formula="of:=[.A405]^3/1024^3" office:value-type="float" office:value="0.0609558327123523">
            <text:p>0,0609558327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A406]^2/1048576" office:value-type="float" office:value="0.155654907226563">
            <text:p>0,1556549072</text:p>
          </table:table-cell>
          <table:table-cell table:formula="of:=[.A406]^3/1024^3" office:value-type="float" office:value="0.0614107251167297">
            <text:p>0,0614107251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A407]^2/1048576" office:value-type="float" office:value="0.156426429748535">
            <text:p>0,1564264297</text:p>
          </table:table-cell>
          <table:table-cell table:formula="of:=[.A407]^3/1024^3" office:value-type="float" office:value="0.0618678750470281">
            <text:p>0,061867875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A408]^2/1048576" office:value-type="float" office:value="0.157199859619141">
            <text:p>0,1571998596</text:p>
          </table:table-cell>
          <table:table-cell table:formula="of:=[.A408]^3/1024^3" office:value-type="float" office:value="0.0623272880911827">
            <text:p>0,0623272881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A409]^2/1048576" office:value-type="float" office:value="0.157975196838379">
            <text:p>0,1579751968</text:p>
          </table:table-cell>
          <table:table-cell table:formula="of:=[.A409]^3/1024^3" office:value-type="float" office:value="0.0627889698371291">
            <text:p>0,0627889698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A410]^2/1048576" office:value-type="float" office:value="0.15875244140625">
            <text:p>0,1587524414</text:p>
          </table:table-cell>
          <table:table-cell table:formula="of:=[.A410]^3/1024^3" office:value-type="float" office:value="0.0632529258728027">
            <text:p>0,0632529259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A411]^2/1048576" office:value-type="float" office:value="0.159531593322754">
            <text:p>0,1595315933</text:p>
          </table:table-cell>
          <table:table-cell table:formula="of:=[.A411]^3/1024^3" office:value-type="float" office:value="0.063719161786139">
            <text:p>0,0637191618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A412]^2/1048576" office:value-type="float" office:value="0.160312652587891">
            <text:p>0,1603126526</text:p>
          </table:table-cell>
          <table:table-cell table:formula="of:=[.A412]^3/1024^3" office:value-type="float" office:value="0.0641876831650734">
            <text:p>0,0641876832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A413]^2/1048576" office:value-type="float" office:value="0.16109561920166">
            <text:p>0,1610956192</text:p>
          </table:table-cell>
          <table:table-cell table:formula="of:=[.A413]^3/1024^3" office:value-type="float" office:value="0.0646584955975413">
            <text:p>0,0646584956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A414]^2/1048576" office:value-type="float" office:value="0.161880493164063">
            <text:p>0,1618804932</text:p>
          </table:table-cell>
          <table:table-cell table:formula="of:=[.A414]^3/1024^3" office:value-type="float" office:value="0.0651316046714783">
            <text:p>0,0651316047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A415]^2/1048576" office:value-type="float" office:value="0.162667274475098">
            <text:p>0,1626672745</text:p>
          </table:table-cell>
          <table:table-cell table:formula="of:=[.A415]^3/1024^3" office:value-type="float" office:value="0.0656070159748197">
            <text:p>0,065607016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A416]^2/1048576" office:value-type="float" office:value="0.163455963134766">
            <text:p>0,1634559631</text:p>
          </table:table-cell>
          <table:table-cell table:formula="of:=[.A416]^3/1024^3" office:value-type="float" office:value="0.0660847350955009">
            <text:p>0,0660847351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A417]^2/1048576" office:value-type="float" office:value="0.164246559143066">
            <text:p>0,1642465591</text:p>
          </table:table-cell>
          <table:table-cell table:formula="of:=[.A417]^3/1024^3" office:value-type="float" office:value="0.0665647676214576">
            <text:p>0,0665647676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A418]^2/1048576" office:value-type="float" office:value="0.1650390625">
            <text:p>0,1650390625</text:p>
          </table:table-cell>
          <table:table-cell table:formula="of:=[.A418]^3/1024^3" office:value-type="float" office:value="0.067047119140625">
            <text:p>0,0670471191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A419]^2/1048576" office:value-type="float" office:value="0.165833473205566">
            <text:p>0,1658334732</text:p>
          </table:table-cell>
          <table:table-cell table:formula="of:=[.A419]^3/1024^3" office:value-type="float" office:value="0.0675317952409387">
            <text:p>0,0675317952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A420]^2/1048576" office:value-type="float" office:value="0.166629791259766">
            <text:p>0,1666297913</text:p>
          </table:table-cell>
          <table:table-cell table:formula="of:=[.A420]^3/1024^3" office:value-type="float" office:value="0.068018801510334">
            <text:p>0,0680188015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A421]^2/1048576" office:value-type="float" office:value="0.167428016662598">
            <text:p>0,1674280167</text:p>
          </table:table-cell>
          <table:table-cell table:formula="of:=[.A421]^3/1024^3" office:value-type="float" office:value="0.0685081435367465">
            <text:p>0,0685081435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A422]^2/1048576" office:value-type="float" office:value="0.168228149414063">
            <text:p>0,1682281494</text:p>
          </table:table-cell>
          <table:table-cell table:formula="of:=[.A422]^3/1024^3" office:value-type="float" office:value="0.0689998269081116">
            <text:p>0,0689998269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A423]^2/1048576" office:value-type="float" office:value="0.16903018951416">
            <text:p>0,1690301895</text:p>
          </table:table-cell>
          <table:table-cell table:formula="of:=[.A423]^3/1024^3" office:value-type="float" office:value="0.0694938572123647">
            <text:p>0,0694938572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A424]^2/1048576" office:value-type="float" office:value="0.169834136962891">
            <text:p>0,169834137</text:p>
          </table:table-cell>
          <table:table-cell table:formula="of:=[.A424]^3/1024^3" office:value-type="float" office:value="0.0699902400374413">
            <text:p>0,06999024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A425]^2/1048576" office:value-type="float" office:value="0.170639991760254">
            <text:p>0,1706399918</text:p>
          </table:table-cell>
          <table:table-cell table:formula="of:=[.A425]^3/1024^3" office:value-type="float" office:value="0.0704889809712768">
            <text:p>0,070488981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A426]^2/1048576" office:value-type="float" office:value="0.17144775390625">
            <text:p>0,1714477539</text:p>
          </table:table-cell>
          <table:table-cell table:formula="of:=[.A426]^3/1024^3" office:value-type="float" office:value="0.0709900856018066">
            <text:p>0,0709900856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A427]^2/1048576" office:value-type="float" office:value="0.172257423400879">
            <text:p>0,1722574234</text:p>
          </table:table-cell>
          <table:table-cell table:formula="of:=[.A427]^3/1024^3" office:value-type="float" office:value="0.0714935595169663">
            <text:p>0,0714935595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A428]^2/1048576" office:value-type="float" office:value="0.173069000244141">
            <text:p>0,1730690002</text:p>
          </table:table-cell>
          <table:table-cell table:formula="of:=[.A428]^3/1024^3" office:value-type="float" office:value="0.0719994083046913">
            <text:p>0,0719994083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A429]^2/1048576" office:value-type="float" office:value="0.173882484436035">
            <text:p>0,1738824844</text:p>
          </table:table-cell>
          <table:table-cell table:formula="of:=[.A429]^3/1024^3" office:value-type="float" office:value="0.072507637552917">
            <text:p>0,0725076376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A430]^2/1048576" office:value-type="float" office:value="0.174697875976563">
            <text:p>0,174697876</text:p>
          </table:table-cell>
          <table:table-cell table:formula="of:=[.A430]^3/1024^3" office:value-type="float" office:value="0.0730182528495789">
            <text:p>0,0730182528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A431]^2/1048576" office:value-type="float" office:value="0.175515174865723">
            <text:p>0,1755151749</text:p>
          </table:table-cell>
          <table:table-cell table:formula="of:=[.A431]^3/1024^3" office:value-type="float" office:value="0.0735312597826123">
            <text:p>0,0735312598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A432]^2/1048576" office:value-type="float" office:value="0.176334381103516">
            <text:p>0,1763343811</text:p>
          </table:table-cell>
          <table:table-cell table:formula="of:=[.A432]^3/1024^3" office:value-type="float" office:value="0.0740466639399529">
            <text:p>0,0740466639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A433]^2/1048576" office:value-type="float" office:value="0.177155494689941">
            <text:p>0,1771554947</text:p>
          </table:table-cell>
          <table:table-cell table:formula="of:=[.A433]^3/1024^3" office:value-type="float" office:value="0.0745644709095359">
            <text:p>0,0745644709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A434]^2/1048576" office:value-type="float" office:value="0.177978515625">
            <text:p>0,1779785156</text:p>
          </table:table-cell>
          <table:table-cell table:formula="of:=[.A434]^3/1024^3" office:value-type="float" office:value="0.0750846862792969">
            <text:p>0,0750846863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A435]^2/1048576" office:value-type="float" office:value="0.178803443908691">
            <text:p>0,1788034439</text:p>
          </table:table-cell>
          <table:table-cell table:formula="of:=[.A435]^3/1024^3" office:value-type="float" office:value="0.0756073156371713">
            <text:p>0,0756073156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A436]^2/1048576" office:value-type="float" office:value="0.179630279541016">
            <text:p>0,1796302795</text:p>
          </table:table-cell>
          <table:table-cell table:formula="of:=[.A436]^3/1024^3" office:value-type="float" office:value="0.0761323645710945">
            <text:p>0,0761323646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A437]^2/1048576" office:value-type="float" office:value="0.180459022521973">
            <text:p>0,1804590225</text:p>
          </table:table-cell>
          <table:table-cell table:formula="of:=[.A437]^3/1024^3" office:value-type="float" office:value="0.0766598386690021">
            <text:p>0,0766598387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A438]^2/1048576" office:value-type="float" office:value="0.181289672851563">
            <text:p>0,1812896729</text:p>
          </table:table-cell>
          <table:table-cell table:formula="of:=[.A438]^3/1024^3" office:value-type="float" office:value="0.0771897435188293">
            <text:p>0,0771897435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A439]^2/1048576" office:value-type="float" office:value="0.182122230529785">
            <text:p>0,1821222305</text:p>
          </table:table-cell>
          <table:table-cell table:formula="of:=[.A439]^3/1024^3" office:value-type="float" office:value="0.0777220847085118">
            <text:p>0,0777220847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A440]^2/1048576" office:value-type="float" office:value="0.182956695556641">
            <text:p>0,1829566956</text:p>
          </table:table-cell>
          <table:table-cell table:formula="of:=[.A440]^3/1024^3" office:value-type="float" office:value="0.078256867825985">
            <text:p>0,0782568678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A441]^2/1048576" office:value-type="float" office:value="0.183793067932129">
            <text:p>0,1837930679</text:p>
          </table:table-cell>
          <table:table-cell table:formula="of:=[.A441]^3/1024^3" office:value-type="float" office:value="0.0787940984591842">
            <text:p>0,0787940985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A442]^2/1048576" office:value-type="float" office:value="0.18463134765625">
            <text:p>0,1846313477</text:p>
          </table:table-cell>
          <table:table-cell table:formula="of:=[.A442]^3/1024^3" office:value-type="float" office:value="0.0793337821960449">
            <text:p>0,0793337822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A443]^2/1048576" office:value-type="float" office:value="0.185471534729004">
            <text:p>0,1854715347</text:p>
          </table:table-cell>
          <table:table-cell table:formula="of:=[.A443]^3/1024^3" office:value-type="float" office:value="0.0798759246245027">
            <text:p>0,0798759246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A444]^2/1048576" office:value-type="float" office:value="0.186313629150391">
            <text:p>0,1863136292</text:p>
          </table:table-cell>
          <table:table-cell table:formula="of:=[.A444]^3/1024^3" office:value-type="float" office:value="0.0804205313324928">
            <text:p>0,0804205313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A445]^2/1048576" office:value-type="float" office:value="0.18715763092041">
            <text:p>0,1871576309</text:p>
          </table:table-cell>
          <table:table-cell table:formula="of:=[.A445]^3/1024^3" office:value-type="float" office:value="0.0809676079079509">
            <text:p>0,0809676079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A446]^2/1048576" office:value-type="float" office:value="0.188003540039063">
            <text:p>0,18800354</text:p>
          </table:table-cell>
          <table:table-cell table:formula="of:=[.A446]^3/1024^3" office:value-type="float" office:value="0.0815171599388123">
            <text:p>0,0815171599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A447]^2/1048576" office:value-type="float" office:value="0.188851356506348">
            <text:p>0,1888513565</text:p>
          </table:table-cell>
          <table:table-cell table:formula="of:=[.A447]^3/1024^3" office:value-type="float" office:value="0.0820691930130124">
            <text:p>0,082069193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A448]^2/1048576" office:value-type="float" office:value="0.189701080322266">
            <text:p>0,1897010803</text:p>
          </table:table-cell>
          <table:table-cell table:formula="of:=[.A448]^3/1024^3" office:value-type="float" office:value="0.0826237127184868">
            <text:p>0,0826237127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A449]^2/1048576" office:value-type="float" office:value="0.190552711486816">
            <text:p>0,1905527115</text:p>
          </table:table-cell>
          <table:table-cell table:formula="of:=[.A449]^3/1024^3" office:value-type="float" office:value="0.0831807246431708">
            <text:p>0,0831807246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A450]^2/1048576" office:value-type="float" office:value="0.19140625">
            <text:p>0,19140625</text:p>
          </table:table-cell>
          <table:table-cell table:formula="of:=[.A450]^3/1024^3" office:value-type="float" office:value="0.083740234375">
            <text:p>0,0837402344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A451]^2/1048576" office:value-type="float" office:value="0.192261695861816">
            <text:p>0,1922616959</text:p>
          </table:table-cell>
          <table:table-cell table:formula="of:=[.A451]^3/1024^3" office:value-type="float" office:value="0.0843022475019097">
            <text:p>0,0843022475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A452]^2/1048576" office:value-type="float" office:value="0.193119049072266">
            <text:p>0,1931190491</text:p>
          </table:table-cell>
          <table:table-cell table:formula="of:=[.A452]^3/1024^3" office:value-type="float" office:value="0.0848667696118355">
            <text:p>0,0848667696</text:p>
          </table:table-cell>
          <table:table-cell table:number-columns-repeated="2"/>
        </table:table-row>
        <table:table-row table:style-name="ro1">
          <table:table-cell office:value-type="float" office:value="451">
            <text:p>451</text:p>
          </table:table-cell>
          <table:table-cell table:formula="of:=[.A453]^2/1048576" office:value-type="float" office:value="0.193978309631348">
            <text:p>0,1939783096</text:p>
          </table:table-cell>
          <table:table-cell table:formula="of:=[.A453]^3/1024^3" office:value-type="float" office:value="0.0854338062927127">
            <text:p>0,0854338063</text:p>
          </table:table-cell>
          <table:table-cell table:number-columns-repeated="2"/>
        </table:table-row>
        <table:table-row table:style-name="ro1">
          <table:table-cell office:value-type="float" office:value="452">
            <text:p>452</text:p>
          </table:table-cell>
          <table:table-cell table:formula="of:=[.A454]^2/1048576" office:value-type="float" office:value="0.194839477539063">
            <text:p>0,1948394775</text:p>
          </table:table-cell>
          <table:table-cell table:formula="of:=[.A454]^3/1024^3" office:value-type="float" office:value="0.0860033631324768">
            <text:p>0,0860033631</text:p>
          </table:table-cell>
          <table:table-cell table:number-columns-repeated="2"/>
        </table:table-row>
        <table:table-row table:style-name="ro1">
          <table:table-cell office:value-type="float" office:value="453">
            <text:p>453</text:p>
          </table:table-cell>
          <table:table-cell table:formula="of:=[.A455]^2/1048576" office:value-type="float" office:value="0.19570255279541">
            <text:p>0,1957025528</text:p>
          </table:table-cell>
          <table:table-cell table:formula="of:=[.A455]^3/1024^3" office:value-type="float" office:value="0.0865754457190633">
            <text:p>0,0865754457</text:p>
          </table:table-cell>
          <table:table-cell table:number-columns-repeated="2"/>
        </table:table-row>
        <table:table-row table:style-name="ro1">
          <table:table-cell office:value-type="float" office:value="454">
            <text:p>454</text:p>
          </table:table-cell>
          <table:table-cell table:formula="of:=[.A456]^2/1048576" office:value-type="float" office:value="0.196567535400391">
            <text:p>0,1965675354</text:p>
          </table:table-cell>
          <table:table-cell table:formula="of:=[.A456]^3/1024^3" office:value-type="float" office:value="0.0871500596404076">
            <text:p>0,0871500596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table:formula="of:=[.A457]^2/1048576" office:value-type="float" office:value="0.197434425354004">
            <text:p>0,1974344254</text:p>
          </table:table-cell>
          <table:table-cell table:formula="of:=[.A457]^3/1024^3" office:value-type="float" office:value="0.0877272104844451">
            <text:p>0,0877272105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table:formula="of:=[.A458]^2/1048576" office:value-type="float" office:value="0.19830322265625">
            <text:p>0,1983032227</text:p>
          </table:table-cell>
          <table:table-cell table:formula="of:=[.A458]^3/1024^3" office:value-type="float" office:value="0.0883069038391113">
            <text:p>0,0883069038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table:formula="of:=[.A459]^2/1048576" office:value-type="float" office:value="0.199173927307129">
            <text:p>0,1991739273</text:p>
          </table:table-cell>
          <table:table-cell table:formula="of:=[.A459]^3/1024^3" office:value-type="float" office:value="0.0888891452923417">
            <text:p>0,0888891453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table:formula="of:=[.A460]^2/1048576" office:value-type="float" office:value="0.200046539306641">
            <text:p>0,2000465393</text:p>
          </table:table-cell>
          <table:table-cell table:formula="of:=[.A460]^3/1024^3" office:value-type="float" office:value="0.0894739404320717">
            <text:p>0,0894739404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table:formula="of:=[.A461]^2/1048576" office:value-type="float" office:value="0.200921058654785">
            <text:p>0,2009210587</text:p>
          </table:table-cell>
          <table:table-cell table:formula="of:=[.A461]^3/1024^3" office:value-type="float" office:value="0.0900612948462367">
            <text:p>0,0900612948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table:formula="of:=[.A462]^2/1048576" office:value-type="float" office:value="0.201797485351562">
            <text:p>0,2017974854</text:p>
          </table:table-cell>
          <table:table-cell table:formula="of:=[.A462]^3/1024^3" office:value-type="float" office:value="0.0906512141227722">
            <text:p>0,0906512141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table:formula="of:=[.A463]^2/1048576" office:value-type="float" office:value="0.202675819396973">
            <text:p>0,2026758194</text:p>
          </table:table-cell>
          <table:table-cell table:formula="of:=[.A463]^3/1024^3" office:value-type="float" office:value="0.0912437038496137">
            <text:p>0,0912437038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table:formula="of:=[.A464]^2/1048576" office:value-type="float" office:value="0.203556060791016">
            <text:p>0,2035560608</text:p>
          </table:table-cell>
          <table:table-cell table:formula="of:=[.A464]^3/1024^3" office:value-type="float" office:value="0.0918387696146965">
            <text:p>0,0918387696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table:formula="of:=[.A465]^2/1048576" office:value-type="float" office:value="0.204438209533691">
            <text:p>0,2044382095</text:p>
          </table:table-cell>
          <table:table-cell table:formula="of:=[.A465]^3/1024^3" office:value-type="float" office:value="0.0924364170059562">
            <text:p>0,092436417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table:formula="of:=[.A466]^2/1048576" office:value-type="float" office:value="0.205322265625">
            <text:p>0,2053222656</text:p>
          </table:table-cell>
          <table:table-cell table:formula="of:=[.A466]^3/1024^3" office:value-type="float" office:value="0.0930366516113281">
            <text:p>0,0930366516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table:formula="of:=[.A467]^2/1048576" office:value-type="float" office:value="0.206208229064941">
            <text:p>0,2062082291</text:p>
          </table:table-cell>
          <table:table-cell table:formula="of:=[.A467]^3/1024^3" office:value-type="float" office:value="0.0936394790187478">
            <text:p>0,093639479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table:formula="of:=[.A468]^2/1048576" office:value-type="float" office:value="0.207096099853516">
            <text:p>0,2070960999</text:p>
          </table:table-cell>
          <table:table-cell table:formula="of:=[.A468]^3/1024^3" office:value-type="float" office:value="0.0942449048161507">
            <text:p>0,0942449048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table:formula="of:=[.A469]^2/1048576" office:value-type="float" office:value="0.207985877990723">
            <text:p>0,207985878</text:p>
          </table:table-cell>
          <table:table-cell table:formula="of:=[.A469]^3/1024^3" office:value-type="float" office:value="0.0948529345914722">
            <text:p>0,0948529346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table:formula="of:=[.A470]^2/1048576" office:value-type="float" office:value="0.208877563476562">
            <text:p>0,2088775635</text:p>
          </table:table-cell>
          <table:table-cell table:formula="of:=[.A470]^3/1024^3" office:value-type="float" office:value="0.0954635739326477">
            <text:p>0,0954635739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table:formula="of:=[.A471]^2/1048576" office:value-type="float" office:value="0.209771156311035">
            <text:p>0,2097711563</text:p>
          </table:table-cell>
          <table:table-cell table:formula="of:=[.A471]^3/1024^3" office:value-type="float" office:value="0.0960768284276128">
            <text:p>0,0960768284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table:formula="of:=[.A472]^2/1048576" office:value-type="float" office:value="0.210666656494141">
            <text:p>0,2106666565</text:p>
          </table:table-cell>
          <table:table-cell table:formula="of:=[.A472]^3/1024^3" office:value-type="float" office:value="0.0966927036643028">
            <text:p>0,0966927037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table:formula="of:=[.A473]^2/1048576" office:value-type="float" office:value="0.211564064025879">
            <text:p>0,211564064</text:p>
          </table:table-cell>
          <table:table-cell table:formula="of:=[.A473]^3/1024^3" office:value-type="float" office:value="0.0973112052306533">
            <text:p>0,0973112052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table:formula="of:=[.A474]^2/1048576" office:value-type="float" office:value="0.21246337890625">
            <text:p>0,2124633789</text:p>
          </table:table-cell>
          <table:table-cell table:formula="of:=[.A474]^3/1024^3" office:value-type="float" office:value="0.0979323387145996">
            <text:p>0,0979323387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table:formula="of:=[.A475]^2/1048576" office:value-type="float" office:value="0.213364601135254">
            <text:p>0,2133646011</text:p>
          </table:table-cell>
          <table:table-cell table:formula="of:=[.A475]^3/1024^3" office:value-type="float" office:value="0.0985561097040772">
            <text:p>0,0985561097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table:formula="of:=[.A476]^2/1048576" office:value-type="float" office:value="0.214267730712891">
            <text:p>0,2142677307</text:p>
          </table:table-cell>
          <table:table-cell table:formula="of:=[.A476]^3/1024^3" office:value-type="float" office:value="0.0991825237870216">
            <text:p>0,0991825238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table:formula="of:=[.A477]^2/1048576" office:value-type="float" office:value="0.21517276763916">
            <text:p>0,2151727676</text:p>
          </table:table-cell>
          <table:table-cell table:formula="of:=[.A477]^3/1024^3" office:value-type="float" office:value="0.0998115865513682">
            <text:p>0,0998115866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table:formula="of:=[.A478]^2/1048576" office:value-type="float" office:value="0.216079711914062">
            <text:p>0,2160797119</text:p>
          </table:table-cell>
          <table:table-cell table:formula="of:=[.A478]^3/1024^3" office:value-type="float" office:value="0.100443303585053">
            <text:p>0,1004433036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table:formula="of:=[.A479]^2/1048576" office:value-type="float" office:value="0.216988563537598">
            <text:p>0,2169885635</text:p>
          </table:table-cell>
          <table:table-cell table:formula="of:=[.A479]^3/1024^3" office:value-type="float" office:value="0.10107768047601">
            <text:p>0,1010776805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table:formula="of:=[.A480]^2/1048576" office:value-type="float" office:value="0.217899322509766">
            <text:p>0,2178993225</text:p>
          </table:table-cell>
          <table:table-cell table:formula="of:=[.A480]^3/1024^3" office:value-type="float" office:value="0.101714722812176">
            <text:p>0,1017147228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table:formula="of:=[.A481]^2/1048576" office:value-type="float" office:value="0.218811988830566">
            <text:p>0,2188119888</text:p>
          </table:table-cell>
          <table:table-cell table:formula="of:=[.A481]^3/1024^3" office:value-type="float" office:value="0.102354436181486">
            <text:p>0,1023544362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table:formula="of:=[.A482]^2/1048576" office:value-type="float" office:value="0.2197265625">
            <text:p>0,2197265625</text:p>
          </table:table-cell>
          <table:table-cell table:formula="of:=[.A482]^3/1024^3" office:value-type="float" office:value="0.102996826171875">
            <text:p>0,1029968262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table:formula="of:=[.A483]^2/1048576" office:value-type="float" office:value="0.220643043518066">
            <text:p>0,2206430435</text:p>
          </table:table-cell>
          <table:table-cell table:formula="of:=[.A483]^3/1024^3" office:value-type="float" office:value="0.103641898371279">
            <text:p>0,1036418984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table:formula="of:=[.A484]^2/1048576" office:value-type="float" office:value="0.221561431884766">
            <text:p>0,2215614319</text:p>
          </table:table-cell>
          <table:table-cell table:formula="of:=[.A484]^3/1024^3" office:value-type="float" office:value="0.104289658367634">
            <text:p>0,1042896584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table:formula="of:=[.A485]^2/1048576" office:value-type="float" office:value="0.222481727600098">
            <text:p>0,2224817276</text:p>
          </table:table-cell>
          <table:table-cell table:formula="of:=[.A485]^3/1024^3" office:value-type="float" office:value="0.104940111748874">
            <text:p>0,1049401117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table:formula="of:=[.A486]^2/1048576" office:value-type="float" office:value="0.223403930664062">
            <text:p>0,2234039307</text:p>
          </table:table-cell>
          <table:table-cell table:formula="of:=[.A486]^3/1024^3" office:value-type="float" office:value="0.105593264102936">
            <text:p>0,1055932641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table:formula="of:=[.A487]^2/1048576" office:value-type="float" office:value="0.22432804107666">
            <text:p>0,2243280411</text:p>
          </table:table-cell>
          <table:table-cell table:formula="of:=[.A487]^3/1024^3" office:value-type="float" office:value="0.106249121017754">
            <text:p>0,106249121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table:formula="of:=[.A488]^2/1048576" office:value-type="float" office:value="0.225254058837891">
            <text:p>0,2252540588</text:p>
          </table:table-cell>
          <table:table-cell table:formula="of:=[.A488]^3/1024^3" office:value-type="float" office:value="0.106907688081265">
            <text:p>0,1069076881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table:formula="of:=[.A489]^2/1048576" office:value-type="float" office:value="0.226181983947754">
            <text:p>0,2261819839</text:p>
          </table:table-cell>
          <table:table-cell table:formula="of:=[.A489]^3/1024^3" office:value-type="float" office:value="0.107568970881403">
            <text:p>0,1075689709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table:formula="of:=[.A490]^2/1048576" office:value-type="float" office:value="0.22711181640625">
            <text:p>0,2271118164</text:p>
          </table:table-cell>
          <table:table-cell table:formula="of:=[.A490]^3/1024^3" office:value-type="float" office:value="0.108232975006104">
            <text:p>0,108232975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table:formula="of:=[.A491]^2/1048576" office:value-type="float" office:value="0.228043556213379">
            <text:p>0,2280435562</text:p>
          </table:table-cell>
          <table:table-cell table:formula="of:=[.A491]^3/1024^3" office:value-type="float" office:value="0.108899706043303">
            <text:p>0,108899706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table:formula="of:=[.A492]^2/1048576" office:value-type="float" office:value="0.228977203369141">
            <text:p>0,2289772034</text:p>
          </table:table-cell>
          <table:table-cell table:formula="of:=[.A492]^3/1024^3" office:value-type="float" office:value="0.109569169580936">
            <text:p>0,1095691696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table:formula="of:=[.A493]^2/1048576" office:value-type="float" office:value="0.229912757873535">
            <text:p>0,2299127579</text:p>
          </table:table-cell>
          <table:table-cell table:formula="of:=[.A493]^3/1024^3" office:value-type="float" office:value="0.110241371206939">
            <text:p>0,1102413712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table:formula="of:=[.A494]^2/1048576" office:value-type="float" office:value="0.230850219726562">
            <text:p>0,2308502197</text:p>
          </table:table-cell>
          <table:table-cell table:formula="of:=[.A494]^3/1024^3" office:value-type="float" office:value="0.110916316509247">
            <text:p>0,1109163165</text:p>
          </table:table-cell>
          <table:table-cell table:number-columns-repeated="2"/>
        </table:table-row>
        <table:table-row table:style-name="ro1">
          <table:table-cell office:value-type="float" office:value="493">
            <text:p>493</text:p>
          </table:table-cell>
          <table:table-cell table:formula="of:=[.A495]^2/1048576" office:value-type="float" office:value="0.231789588928223">
            <text:p>0,2317895889</text:p>
          </table:table-cell>
          <table:table-cell table:formula="of:=[.A495]^3/1024^3" office:value-type="float" office:value="0.111594011075795">
            <text:p>0,1115940111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table:formula="of:=[.A496]^2/1048576" office:value-type="float" office:value="0.232730865478516">
            <text:p>0,2327308655</text:p>
          </table:table-cell>
          <table:table-cell table:formula="of:=[.A496]^3/1024^3" office:value-type="float" office:value="0.112274460494518">
            <text:p>0,1122744605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table:formula="of:=[.A497]^2/1048576" office:value-type="float" office:value="0.233674049377441">
            <text:p>0,2336740494</text:p>
          </table:table-cell>
          <table:table-cell table:formula="of:=[.A497]^3/1024^3" office:value-type="float" office:value="0.112957670353353">
            <text:p>0,1129576704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table:formula="of:=[.A498]^2/1048576" office:value-type="float" office:value="0.234619140625">
            <text:p>0,2346191406</text:p>
          </table:table-cell>
          <table:table-cell table:formula="of:=[.A498]^3/1024^3" office:value-type="float" office:value="0.113643646240234">
            <text:p>0,1136436462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table:formula="of:=[.A499]^2/1048576" office:value-type="float" office:value="0.235566139221191">
            <text:p>0,2355661392</text:p>
          </table:table-cell>
          <table:table-cell table:formula="of:=[.A499]^3/1024^3" office:value-type="float" office:value="0.114332393743098">
            <text:p>0,1143323937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table:formula="of:=[.A500]^2/1048576" office:value-type="float" office:value="0.236515045166016">
            <text:p>0,2365150452</text:p>
          </table:table-cell>
          <table:table-cell table:formula="of:=[.A500]^3/1024^3" office:value-type="float" office:value="0.115023918449879">
            <text:p>0,1150239184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table:formula="of:=[.A501]^2/1048576" office:value-type="float" office:value="0.237465858459473">
            <text:p>0,2374658585</text:p>
          </table:table-cell>
          <table:table-cell table:formula="of:=[.A501]^3/1024^3" office:value-type="float" office:value="0.115718225948513">
            <text:p>0,1157182259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table:formula="of:=[.A502]^2/1048576" office:value-type="float" office:value="0.238418579101562">
            <text:p>0,2384185791</text:p>
          </table:table-cell>
          <table:table-cell table:formula="of:=[.A502]^3/1024^3" office:value-type="float" office:value="0.116415321826935">
            <text:p>0,1164153218</text:p>
          </table:table-cell>
          <table:table-cell table:number-columns-repeated="2"/>
        </table:table-row>
        <table:table-row table:style-name="ro1">
          <table:table-cell office:value-type="float" office:value="501">
            <text:p>501</text:p>
          </table:table-cell>
          <table:table-cell table:formula="of:=[.A503]^2/1048576" office:value-type="float" office:value="0.239373207092285">
            <text:p>0,2393732071</text:p>
          </table:table-cell>
          <table:table-cell table:formula="of:=[.A503]^3/1024^3" office:value-type="float" office:value="0.117115211673081">
            <text:p>0,1171152117</text:p>
          </table:table-cell>
          <table:table-cell table:number-columns-repeated="2"/>
        </table:table-row>
        <table:table-row table:style-name="ro1">
          <table:table-cell office:value-type="float" office:value="502">
            <text:p>502</text:p>
          </table:table-cell>
          <table:table-cell table:formula="of:=[.A504]^2/1048576" office:value-type="float" office:value="0.240329742431641">
            <text:p>0,2403297424</text:p>
          </table:table-cell>
          <table:table-cell table:formula="of:=[.A504]^3/1024^3" office:value-type="float" office:value="0.117817901074886">
            <text:p>0,1178179011</text:p>
          </table:table-cell>
          <table:table-cell table:number-columns-repeated="2"/>
        </table:table-row>
        <table:table-row table:style-name="ro1">
          <table:table-cell office:value-type="float" office:value="503">
            <text:p>503</text:p>
          </table:table-cell>
          <table:table-cell table:formula="of:=[.A505]^2/1048576" office:value-type="float" office:value="0.241288185119629">
            <text:p>0,2412881851</text:p>
          </table:table-cell>
          <table:table-cell table:formula="of:=[.A505]^3/1024^3" office:value-type="float" office:value="0.118523395620286">
            <text:p>0,1185233956</text:p>
          </table:table-cell>
          <table:table-cell table:number-columns-repeated="2"/>
        </table:table-row>
        <table:table-row table:style-name="ro1">
          <table:table-cell office:value-type="float" office:value="504">
            <text:p>504</text:p>
          </table:table-cell>
          <table:table-cell table:formula="of:=[.A506]^2/1048576" office:value-type="float" office:value="0.24224853515625">
            <text:p>0,2422485352</text:p>
          </table:table-cell>
          <table:table-cell table:formula="of:=[.A506]^3/1024^3" office:value-type="float" office:value="0.119231700897217">
            <text:p>0,1192317009</text:p>
          </table:table-cell>
          <table:table-cell table:number-columns-repeated="2"/>
        </table:table-row>
        <table:table-row table:style-name="ro1">
          <table:table-cell office:value-type="float" office:value="505">
            <text:p>505</text:p>
          </table:table-cell>
          <table:table-cell table:formula="of:=[.A507]^2/1048576" office:value-type="float" office:value="0.243210792541504">
            <text:p>0,2432107925</text:p>
          </table:table-cell>
          <table:table-cell table:formula="of:=[.A507]^3/1024^3" office:value-type="float" office:value="0.119942822493613">
            <text:p>0,1199428225</text:p>
          </table:table-cell>
          <table:table-cell table:number-columns-repeated="2"/>
        </table:table-row>
        <table:table-row table:style-name="ro1">
          <table:table-cell office:value-type="float" office:value="506">
            <text:p>506</text:p>
          </table:table-cell>
          <table:table-cell table:formula="of:=[.A508]^2/1048576" office:value-type="float" office:value="0.244174957275391">
            <text:p>0,2441749573</text:p>
          </table:table-cell>
          <table:table-cell table:formula="of:=[.A508]^3/1024^3" office:value-type="float" office:value="0.12065676599741">
            <text:p>0,120656766</text:p>
          </table:table-cell>
          <table:table-cell table:number-columns-repeated="2"/>
        </table:table-row>
        <table:table-row table:style-name="ro1">
          <table:table-cell office:value-type="float" office:value="507">
            <text:p>507</text:p>
          </table:table-cell>
          <table:table-cell table:formula="of:=[.A509]^2/1048576" office:value-type="float" office:value="0.24514102935791">
            <text:p>0,2451410294</text:p>
          </table:table-cell>
          <table:table-cell table:formula="of:=[.A509]^3/1024^3" office:value-type="float" office:value="0.121373536996543">
            <text:p>0,121373537</text:p>
          </table:table-cell>
          <table:table-cell table:number-columns-repeated="2"/>
        </table:table-row>
        <table:table-row table:style-name="ro1">
          <table:table-cell office:value-type="float" office:value="508">
            <text:p>508</text:p>
          </table:table-cell>
          <table:table-cell table:formula="of:=[.A510]^2/1048576" office:value-type="float" office:value="0.246109008789062">
            <text:p>0,2461090088</text:p>
          </table:table-cell>
          <table:table-cell table:formula="of:=[.A510]^3/1024^3" office:value-type="float" office:value="0.122093141078949">
            <text:p>0,1220931411</text:p>
          </table:table-cell>
          <table:table-cell table:number-columns-repeated="2"/>
        </table:table-row>
        <table:table-row table:style-name="ro1">
          <table:table-cell office:value-type="float" office:value="509">
            <text:p>509</text:p>
          </table:table-cell>
          <table:table-cell table:formula="of:=[.A511]^2/1048576" office:value-type="float" office:value="0.247078895568848">
            <text:p>0,2470788956</text:p>
          </table:table-cell>
          <table:table-cell table:formula="of:=[.A511]^3/1024^3" office:value-type="float" office:value="0.122815583832562">
            <text:p>0,1228155838</text:p>
          </table:table-cell>
          <table:table-cell table:number-columns-repeated="2"/>
        </table:table-row>
        <table:table-row table:style-name="ro1">
          <table:table-cell office:value-type="float" office:value="510">
            <text:p>510</text:p>
          </table:table-cell>
          <table:table-cell table:formula="of:=[.A512]^2/1048576" office:value-type="float" office:value="0.248050689697266">
            <text:p>0,2480506897</text:p>
          </table:table-cell>
          <table:table-cell table:formula="of:=[.A512]^3/1024^3" office:value-type="float" office:value="0.123540870845318">
            <text:p>0,1235408708</text:p>
          </table:table-cell>
          <table:table-cell table:number-columns-repeated="2"/>
        </table:table-row>
        <table:table-row table:style-name="ro1">
          <table:table-cell office:value-type="float" office:value="511">
            <text:p>511</text:p>
          </table:table-cell>
          <table:table-cell table:formula="of:=[.A513]^2/1048576" office:value-type="float" office:value="0.249024391174316">
            <text:p>0,2490243912</text:p>
          </table:table-cell>
          <table:table-cell table:formula="of:=[.A513]^3/1024^3" office:value-type="float" office:value="0.124269007705152">
            <text:p>0,1242690077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table:formula="of:=[.A514]^2/1048576" office:value-type="float" office:value="0.25">
            <text:p>0,25</text:p>
          </table:table-cell>
          <table:table-cell table:formula="of:=[.A514]^3/1024^3" office:value-type="float" office:value="0.125">
            <text:p>0,125</text:p>
          </table:table-cell>
          <table:table-cell table:number-columns-repeated="2"/>
        </table:table-row>
        <table:table-row table:style-name="ro1">
          <table:table-cell office:value-type="float" office:value="513">
            <text:p>513</text:p>
          </table:table-cell>
          <table:table-cell table:formula="of:=[.A515]^2/1048576" office:value-type="float" office:value="0.250977516174316">
            <text:p>0,2509775162</text:p>
          </table:table-cell>
          <table:table-cell table:formula="of:=[.A515]^3/1024^3" office:value-type="float" office:value="0.125733853317797">
            <text:p>0,1257338533</text:p>
          </table:table-cell>
          <table:table-cell table:number-columns-repeated="2"/>
        </table:table-row>
        <table:table-row table:style-name="ro1">
          <table:table-cell office:value-type="float" office:value="514">
            <text:p>514</text:p>
          </table:table-cell>
          <table:table-cell table:formula="of:=[.A516]^2/1048576" office:value-type="float" office:value="0.251956939697266">
            <text:p>0,2519569397</text:p>
          </table:table-cell>
          <table:table-cell table:formula="of:=[.A516]^3/1024^3" office:value-type="float" office:value="0.126470573246479">
            <text:p>0,1264705732</text:p>
          </table:table-cell>
          <table:table-cell table:number-columns-repeated="2"/>
        </table:table-row>
        <table:table-row table:style-name="ro1">
          <table:table-cell office:value-type="float" office:value="515">
            <text:p>515</text:p>
          </table:table-cell>
          <table:table-cell table:formula="of:=[.A517]^2/1048576" office:value-type="float" office:value="0.252938270568848">
            <text:p>0,2529382706</text:p>
          </table:table-cell>
          <table:table-cell table:formula="of:=[.A517]^3/1024^3" office:value-type="float" office:value="0.127210165373981">
            <text:p>0,1272101654</text:p>
          </table:table-cell>
          <table:table-cell table:number-columns-repeated="2"/>
        </table:table-row>
        <table:table-row table:style-name="ro1">
          <table:table-cell office:value-type="float" office:value="516">
            <text:p>516</text:p>
          </table:table-cell>
          <table:table-cell table:formula="of:=[.A518]^2/1048576" office:value-type="float" office:value="0.253921508789062">
            <text:p>0,2539215088</text:p>
          </table:table-cell>
          <table:table-cell table:formula="of:=[.A518]^3/1024^3" office:value-type="float" office:value="0.127952635288239">
            <text:p>0,1279526353</text:p>
          </table:table-cell>
          <table:table-cell table:number-columns-repeated="2"/>
        </table:table-row>
        <table:table-row table:style-name="ro1">
          <table:table-cell office:value-type="float" office:value="517">
            <text:p>517</text:p>
          </table:table-cell>
          <table:table-cell table:formula="of:=[.A519]^2/1048576" office:value-type="float" office:value="0.25490665435791">
            <text:p>0,2549066544</text:p>
          </table:table-cell>
          <table:table-cell table:formula="of:=[.A519]^3/1024^3" office:value-type="float" office:value="0.128697988577187">
            <text:p>0,1286979886</text:p>
          </table:table-cell>
          <table:table-cell table:number-columns-repeated="2"/>
        </table:table-row>
        <table:table-row table:style-name="ro1">
          <table:table-cell office:value-type="float" office:value="518">
            <text:p>518</text:p>
          </table:table-cell>
          <table:table-cell table:formula="of:=[.A520]^2/1048576" office:value-type="float" office:value="0.255893707275391">
            <text:p>0,2558937073</text:p>
          </table:table-cell>
          <table:table-cell table:formula="of:=[.A520]^3/1024^3" office:value-type="float" office:value="0.129446230828762">
            <text:p>0,1294462308</text:p>
          </table:table-cell>
          <table:table-cell table:number-columns-repeated="2"/>
        </table:table-row>
        <table:table-row table:style-name="ro1">
          <table:table-cell office:value-type="float" office:value="519">
            <text:p>519</text:p>
          </table:table-cell>
          <table:table-cell table:formula="of:=[.A521]^2/1048576" office:value-type="float" office:value="0.256882667541504">
            <text:p>0,2568826675</text:p>
          </table:table-cell>
          <table:table-cell table:formula="of:=[.A521]^3/1024^3" office:value-type="float" office:value="0.130197367630899">
            <text:p>0,1301973676</text:p>
          </table:table-cell>
          <table:table-cell table:number-columns-repeated="2"/>
        </table:table-row>
        <table:table-row table:style-name="ro1">
          <table:table-cell office:value-type="float" office:value="520">
            <text:p>520</text:p>
          </table:table-cell>
          <table:table-cell table:formula="of:=[.A522]^2/1048576" office:value-type="float" office:value="0.25787353515625">
            <text:p>0,2578735352</text:p>
          </table:table-cell>
          <table:table-cell table:formula="of:=[.A522]^3/1024^3" office:value-type="float" office:value="0.130951404571533">
            <text:p>0,1309514046</text:p>
          </table:table-cell>
          <table:table-cell table:number-columns-repeated="2"/>
        </table:table-row>
        <table:table-row table:style-name="ro1">
          <table:table-cell office:value-type="float" office:value="521">
            <text:p>521</text:p>
          </table:table-cell>
          <table:table-cell table:formula="of:=[.A523]^2/1048576" office:value-type="float" office:value="0.258866310119629">
            <text:p>0,2588663101</text:p>
          </table:table-cell>
          <table:table-cell table:formula="of:=[.A523]^3/1024^3" office:value-type="float" office:value="0.1317083472386">
            <text:p>0,1317083472</text:p>
          </table:table-cell>
          <table:table-cell table:number-columns-repeated="2"/>
        </table:table-row>
        <table:table-row table:style-name="ro1">
          <table:table-cell office:value-type="float" office:value="522">
            <text:p>522</text:p>
          </table:table-cell>
          <table:table-cell table:formula="of:=[.A524]^2/1048576" office:value-type="float" office:value="0.259860992431641">
            <text:p>0,2598609924</text:p>
          </table:table-cell>
          <table:table-cell table:formula="of:=[.A524]^3/1024^3" office:value-type="float" office:value="0.132468201220036">
            <text:p>0,1324682012</text:p>
          </table:table-cell>
          <table:table-cell table:number-columns-repeated="2"/>
        </table:table-row>
        <table:table-row table:style-name="ro1">
          <table:table-cell office:value-type="float" office:value="523">
            <text:p>523</text:p>
          </table:table-cell>
          <table:table-cell table:formula="of:=[.A525]^2/1048576" office:value-type="float" office:value="0.260857582092285">
            <text:p>0,2608575821</text:p>
          </table:table-cell>
          <table:table-cell table:formula="of:=[.A525]^3/1024^3" office:value-type="float" office:value="0.133230972103775">
            <text:p>0,1332309721</text:p>
          </table:table-cell>
          <table:table-cell table:number-columns-repeated="2"/>
        </table:table-row>
        <table:table-row table:style-name="ro1">
          <table:table-cell office:value-type="float" office:value="524">
            <text:p>524</text:p>
          </table:table-cell>
          <table:table-cell table:formula="of:=[.A526]^2/1048576" office:value-type="float" office:value="0.261856079101562">
            <text:p>0,2618560791</text:p>
          </table:table-cell>
          <table:table-cell table:formula="of:=[.A526]^3/1024^3" office:value-type="float" office:value="0.133996665477753">
            <text:p>0,1339966655</text:p>
          </table:table-cell>
          <table:table-cell table:number-columns-repeated="2"/>
        </table:table-row>
        <table:table-row table:style-name="ro1">
          <table:table-cell office:value-type="float" office:value="525">
            <text:p>525</text:p>
          </table:table-cell>
          <table:table-cell table:formula="of:=[.A527]^2/1048576" office:value-type="float" office:value="0.262856483459473">
            <text:p>0,2628564835</text:p>
          </table:table-cell>
          <table:table-cell table:formula="of:=[.A527]^3/1024^3" office:value-type="float" office:value="0.134765286929905">
            <text:p>0,1347652869</text:p>
          </table:table-cell>
          <table:table-cell table:number-columns-repeated="2"/>
        </table:table-row>
        <table:table-row table:style-name="ro1">
          <table:table-cell office:value-type="float" office:value="526">
            <text:p>526</text:p>
          </table:table-cell>
          <table:table-cell table:formula="of:=[.A528]^2/1048576" office:value-type="float" office:value="0.263858795166016">
            <text:p>0,2638587952</text:p>
          </table:table-cell>
          <table:table-cell table:formula="of:=[.A528]^3/1024^3" office:value-type="float" office:value="0.135536842048168">
            <text:p>0,135536842</text:p>
          </table:table-cell>
          <table:table-cell table:number-columns-repeated="2"/>
        </table:table-row>
        <table:table-row table:style-name="ro1">
          <table:table-cell office:value-type="float" office:value="527">
            <text:p>527</text:p>
          </table:table-cell>
          <table:table-cell table:formula="of:=[.A529]^2/1048576" office:value-type="float" office:value="0.264863014221191">
            <text:p>0,2648630142</text:p>
          </table:table-cell>
          <table:table-cell table:formula="of:=[.A529]^3/1024^3" office:value-type="float" office:value="0.136311336420476">
            <text:p>0,1363113364</text:p>
          </table:table-cell>
          <table:table-cell table:number-columns-repeated="2"/>
        </table:table-row>
        <table:table-row table:style-name="ro1">
          <table:table-cell office:value-type="float" office:value="528">
            <text:p>528</text:p>
          </table:table-cell>
          <table:table-cell table:formula="of:=[.A530]^2/1048576" office:value-type="float" office:value="0.265869140625">
            <text:p>0,2658691406</text:p>
          </table:table-cell>
          <table:table-cell table:formula="of:=[.A530]^3/1024^3" office:value-type="float" office:value="0.137088775634766">
            <text:p>0,1370887756</text:p>
          </table:table-cell>
          <table:table-cell table:number-columns-repeated="2"/>
        </table:table-row>
        <table:table-row table:style-name="ro1">
          <table:table-cell office:value-type="float" office:value="529">
            <text:p>529</text:p>
          </table:table-cell>
          <table:table-cell table:formula="of:=[.A531]^2/1048576" office:value-type="float" office:value="0.266877174377441">
            <text:p>0,2668771744</text:p>
          </table:table-cell>
          <table:table-cell table:formula="of:=[.A531]^3/1024^3" office:value-type="float" office:value="0.137869165278971">
            <text:p>0,1378691653</text:p>
          </table:table-cell>
          <table:table-cell table:number-columns-repeated="2"/>
        </table:table-row>
        <table:table-row table:style-name="ro1">
          <table:table-cell office:value-type="float" office:value="530">
            <text:p>530</text:p>
          </table:table-cell>
          <table:table-cell table:formula="of:=[.A532]^2/1048576" office:value-type="float" office:value="0.267887115478516">
            <text:p>0,2678871155</text:p>
          </table:table-cell>
          <table:table-cell table:formula="of:=[.A532]^3/1024^3" office:value-type="float" office:value="0.138652510941029">
            <text:p>0,1386525109</text:p>
          </table:table-cell>
          <table:table-cell table:number-columns-repeated="2"/>
        </table:table-row>
        <table:table-row table:style-name="ro1">
          <table:table-cell office:value-type="float" office:value="531">
            <text:p>531</text:p>
          </table:table-cell>
          <table:table-cell table:formula="of:=[.A533]^2/1048576" office:value-type="float" office:value="0.268898963928223">
            <text:p>0,2688989639</text:p>
          </table:table-cell>
          <table:table-cell table:formula="of:=[.A533]^3/1024^3" office:value-type="float" office:value="0.139438818208873">
            <text:p>0,1394388182</text:p>
          </table:table-cell>
          <table:table-cell table:number-columns-repeated="2"/>
        </table:table-row>
        <table:table-row table:style-name="ro1">
          <table:table-cell office:value-type="float" office:value="532">
            <text:p>532</text:p>
          </table:table-cell>
          <table:table-cell table:formula="of:=[.A534]^2/1048576" office:value-type="float" office:value="0.269912719726562">
            <text:p>0,2699127197</text:p>
          </table:table-cell>
          <table:table-cell table:formula="of:=[.A534]^3/1024^3" office:value-type="float" office:value="0.140228092670441">
            <text:p>0,1402280927</text:p>
          </table:table-cell>
          <table:table-cell table:number-columns-repeated="2"/>
        </table:table-row>
        <table:table-row table:style-name="ro1">
          <table:table-cell office:value-type="float" office:value="533">
            <text:p>533</text:p>
          </table:table-cell>
          <table:table-cell table:formula="of:=[.A535]^2/1048576" office:value-type="float" office:value="0.270928382873535">
            <text:p>0,2709283829</text:p>
          </table:table-cell>
          <table:table-cell table:formula="of:=[.A535]^3/1024^3" office:value-type="float" office:value="0.141020339913666">
            <text:p>0,1410203399</text:p>
          </table:table-cell>
          <table:table-cell table:number-columns-repeated="2"/>
        </table:table-row>
        <table:table-row table:style-name="ro1">
          <table:table-cell office:value-type="float" office:value="534">
            <text:p>534</text:p>
          </table:table-cell>
          <table:table-cell table:formula="of:=[.A536]^2/1048576" office:value-type="float" office:value="0.271945953369141">
            <text:p>0,2719459534</text:p>
          </table:table-cell>
          <table:table-cell table:formula="of:=[.A536]^3/1024^3" office:value-type="float" office:value="0.141815565526485">
            <text:p>0,1418155655</text:p>
          </table:table-cell>
          <table:table-cell table:number-columns-repeated="2"/>
        </table:table-row>
        <table:table-row table:style-name="ro1">
          <table:table-cell office:value-type="float" office:value="535">
            <text:p>535</text:p>
          </table:table-cell>
          <table:table-cell table:formula="of:=[.A537]^2/1048576" office:value-type="float" office:value="0.272965431213379">
            <text:p>0,2729654312</text:p>
          </table:table-cell>
          <table:table-cell table:formula="of:=[.A537]^3/1024^3" office:value-type="float" office:value="0.142613775096834">
            <text:p>0,1426137751</text:p>
          </table:table-cell>
          <table:table-cell table:number-columns-repeated="2"/>
        </table:table-row>
        <table:table-row table:style-name="ro1">
          <table:table-cell office:value-type="float" office:value="536">
            <text:p>536</text:p>
          </table:table-cell>
          <table:table-cell table:formula="of:=[.A538]^2/1048576" office:value-type="float" office:value="0.27398681640625">
            <text:p>0,2739868164</text:p>
          </table:table-cell>
          <table:table-cell table:formula="of:=[.A538]^3/1024^3" office:value-type="float" office:value="0.143414974212646">
            <text:p>0,1434149742</text:p>
          </table:table-cell>
          <table:table-cell table:number-columns-repeated="2"/>
        </table:table-row>
        <table:table-row table:style-name="ro1">
          <table:table-cell office:value-type="float" office:value="537">
            <text:p>537</text:p>
          </table:table-cell>
          <table:table-cell table:formula="of:=[.A539]^2/1048576" office:value-type="float" office:value="0.275010108947754">
            <text:p>0,2750101089</text:p>
          </table:table-cell>
          <table:table-cell table:formula="of:=[.A539]^3/1024^3" office:value-type="float" office:value="0.144219168461859">
            <text:p>0,1442191685</text:p>
          </table:table-cell>
          <table:table-cell table:number-columns-repeated="2"/>
        </table:table-row>
        <table:table-row table:style-name="ro1">
          <table:table-cell office:value-type="float" office:value="538">
            <text:p>538</text:p>
          </table:table-cell>
          <table:table-cell table:formula="of:=[.A540]^2/1048576" office:value-type="float" office:value="0.276035308837891">
            <text:p>0,2760353088</text:p>
          </table:table-cell>
          <table:table-cell table:formula="of:=[.A540]^3/1024^3" office:value-type="float" office:value="0.145026363432407">
            <text:p>0,1450263634</text:p>
          </table:table-cell>
          <table:table-cell table:number-columns-repeated="2"/>
        </table:table-row>
        <table:table-row table:style-name="ro1">
          <table:table-cell office:value-type="float" office:value="539">
            <text:p>539</text:p>
          </table:table-cell>
          <table:table-cell table:formula="of:=[.A541]^2/1048576" office:value-type="float" office:value="0.27706241607666">
            <text:p>0,2770624161</text:p>
          </table:table-cell>
          <table:table-cell table:formula="of:=[.A541]^3/1024^3" office:value-type="float" office:value="0.145836564712226">
            <text:p>0,1458365647</text:p>
          </table:table-cell>
          <table:table-cell table:number-columns-repeated="2"/>
        </table:table-row>
        <table:table-row table:style-name="ro1">
          <table:table-cell office:value-type="float" office:value="540">
            <text:p>540</text:p>
          </table:table-cell>
          <table:table-cell table:formula="of:=[.A542]^2/1048576" office:value-type="float" office:value="0.278091430664062">
            <text:p>0,2780914307</text:p>
          </table:table-cell>
          <table:table-cell table:formula="of:=[.A542]^3/1024^3" office:value-type="float" office:value="0.146649777889252">
            <text:p>0,1466497779</text:p>
          </table:table-cell>
          <table:table-cell table:number-columns-repeated="2"/>
        </table:table-row>
        <table:table-row table:style-name="ro1">
          <table:table-cell office:value-type="float" office:value="541">
            <text:p>541</text:p>
          </table:table-cell>
          <table:table-cell table:formula="of:=[.A543]^2/1048576" office:value-type="float" office:value="0.279122352600098">
            <text:p>0,2791223526</text:p>
          </table:table-cell>
          <table:table-cell table:formula="of:=[.A543]^3/1024^3" office:value-type="float" office:value="0.147466008551419">
            <text:p>0,1474660086</text:p>
          </table:table-cell>
          <table:table-cell table:number-columns-repeated="2"/>
        </table:table-row>
        <table:table-row table:style-name="ro1">
          <table:table-cell office:value-type="float" office:value="542">
            <text:p>542</text:p>
          </table:table-cell>
          <table:table-cell table:formula="of:=[.A544]^2/1048576" office:value-type="float" office:value="0.280155181884766">
            <text:p>0,2801551819</text:p>
          </table:table-cell>
          <table:table-cell table:formula="of:=[.A544]^3/1024^3" office:value-type="float" office:value="0.148285262286663">
            <text:p>0,1482852623</text:p>
          </table:table-cell>
          <table:table-cell table:number-columns-repeated="2"/>
        </table:table-row>
        <table:table-row table:style-name="ro1">
          <table:table-cell office:value-type="float" office:value="543">
            <text:p>543</text:p>
          </table:table-cell>
          <table:table-cell table:formula="of:=[.A545]^2/1048576" office:value-type="float" office:value="0.281189918518066">
            <text:p>0,2811899185</text:p>
          </table:table-cell>
          <table:table-cell table:formula="of:=[.A545]^3/1024^3" office:value-type="float" office:value="0.14910754468292">
            <text:p>0,1491075447</text:p>
          </table:table-cell>
          <table:table-cell table:number-columns-repeated="2"/>
        </table:table-row>
        <table:table-row table:style-name="ro1">
          <table:table-cell office:value-type="float" office:value="544">
            <text:p>544</text:p>
          </table:table-cell>
          <table:table-cell table:formula="of:=[.A546]^2/1048576" office:value-type="float" office:value="0.2822265625">
            <text:p>0,2822265625</text:p>
          </table:table-cell>
          <table:table-cell table:formula="of:=[.A546]^3/1024^3" office:value-type="float" office:value="0.149932861328125">
            <text:p>0,1499328613</text:p>
          </table:table-cell>
          <table:table-cell table:number-columns-repeated="2"/>
        </table:table-row>
        <table:table-row table:style-name="ro1">
          <table:table-cell office:value-type="float" office:value="545">
            <text:p>545</text:p>
          </table:table-cell>
          <table:table-cell table:formula="of:=[.A547]^2/1048576" office:value-type="float" office:value="0.283265113830566">
            <text:p>0,2832651138</text:p>
          </table:table-cell>
          <table:table-cell table:formula="of:=[.A547]^3/1024^3" office:value-type="float" office:value="0.150761217810214">
            <text:p>0,1507612178</text:p>
          </table:table-cell>
          <table:table-cell table:number-columns-repeated="2"/>
        </table:table-row>
        <table:table-row table:style-name="ro1">
          <table:table-cell office:value-type="float" office:value="546">
            <text:p>546</text:p>
          </table:table-cell>
          <table:table-cell table:formula="of:=[.A548]^2/1048576" office:value-type="float" office:value="0.284305572509766">
            <text:p>0,2843055725</text:p>
          </table:table-cell>
          <table:table-cell table:formula="of:=[.A548]^3/1024^3" office:value-type="float" office:value="0.151592619717121">
            <text:p>0,1515926197</text:p>
          </table:table-cell>
          <table:table-cell table:number-columns-repeated="2"/>
        </table:table-row>
        <table:table-row table:style-name="ro1">
          <table:table-cell office:value-type="float" office:value="547">
            <text:p>547</text:p>
          </table:table-cell>
          <table:table-cell table:formula="of:=[.A549]^2/1048576" office:value-type="float" office:value="0.285347938537598">
            <text:p>0,2853479385</text:p>
          </table:table-cell>
          <table:table-cell table:formula="of:=[.A549]^3/1024^3" office:value-type="float" office:value="0.152427072636783">
            <text:p>0,1524270726</text:p>
          </table:table-cell>
          <table:table-cell table:number-columns-repeated="2"/>
        </table:table-row>
        <table:table-row table:style-name="ro1">
          <table:table-cell office:value-type="float" office:value="548">
            <text:p>548</text:p>
          </table:table-cell>
          <table:table-cell table:formula="of:=[.A550]^2/1048576" office:value-type="float" office:value="0.286392211914062">
            <text:p>0,2863922119</text:p>
          </table:table-cell>
          <table:table-cell table:formula="of:=[.A550]^3/1024^3" office:value-type="float" office:value="0.153264582157135">
            <text:p>0,1532645822</text:p>
          </table:table-cell>
          <table:table-cell table:number-columns-repeated="2"/>
        </table:table-row>
        <table:table-row table:style-name="ro1">
          <table:table-cell office:value-type="float" office:value="549">
            <text:p>549</text:p>
          </table:table-cell>
          <table:table-cell table:formula="of:=[.A551]^2/1048576" office:value-type="float" office:value="0.28743839263916">
            <text:p>0,2874383926</text:p>
          </table:table-cell>
          <table:table-cell table:formula="of:=[.A551]^3/1024^3" office:value-type="float" office:value="0.154105153866112">
            <text:p>0,1541051539</text:p>
          </table:table-cell>
          <table:table-cell table:number-columns-repeated="2"/>
        </table:table-row>
        <table:table-row table:style-name="ro1">
          <table:table-cell office:value-type="float" office:value="550">
            <text:p>550</text:p>
          </table:table-cell>
          <table:table-cell table:formula="of:=[.A552]^2/1048576" office:value-type="float" office:value="0.288486480712891">
            <text:p>0,2884864807</text:p>
          </table:table-cell>
          <table:table-cell table:formula="of:=[.A552]^3/1024^3" office:value-type="float" office:value="0.15494879335165">
            <text:p>0,1549487934</text:p>
          </table:table-cell>
          <table:table-cell table:number-columns-repeated="2"/>
        </table:table-row>
        <table:table-row table:style-name="ro1">
          <table:table-cell office:value-type="float" office:value="551">
            <text:p>551</text:p>
          </table:table-cell>
          <table:table-cell table:formula="of:=[.A553]^2/1048576" office:value-type="float" office:value="0.289536476135254">
            <text:p>0,2895364761</text:p>
          </table:table-cell>
          <table:table-cell table:formula="of:=[.A553]^3/1024^3" office:value-type="float" office:value="0.155795506201684">
            <text:p>0,1557955062</text:p>
          </table:table-cell>
          <table:table-cell table:number-columns-repeated="2"/>
        </table:table-row>
        <table:table-row table:style-name="ro1">
          <table:table-cell office:value-type="float" office:value="552">
            <text:p>552</text:p>
          </table:table-cell>
          <table:table-cell table:formula="of:=[.A554]^2/1048576" office:value-type="float" office:value="0.29058837890625">
            <text:p>0,2905883789</text:p>
          </table:table-cell>
          <table:table-cell table:formula="of:=[.A554]^3/1024^3" office:value-type="float" office:value="0.15664529800415">
            <text:p>0,156645298</text:p>
          </table:table-cell>
          <table:table-cell table:number-columns-repeated="2"/>
        </table:table-row>
        <table:table-row table:style-name="ro1">
          <table:table-cell office:value-type="float" office:value="553">
            <text:p>553</text:p>
          </table:table-cell>
          <table:table-cell table:formula="of:=[.A555]^2/1048576" office:value-type="float" office:value="0.291642189025879">
            <text:p>0,291642189</text:p>
          </table:table-cell>
          <table:table-cell table:formula="of:=[.A555]^3/1024^3" office:value-type="float" office:value="0.157498174346983">
            <text:p>0,1574981743</text:p>
          </table:table-cell>
          <table:table-cell table:number-columns-repeated="2"/>
        </table:table-row>
        <table:table-row table:style-name="ro1">
          <table:table-cell office:value-type="float" office:value="554">
            <text:p>554</text:p>
          </table:table-cell>
          <table:table-cell table:formula="of:=[.A556]^2/1048576" office:value-type="float" office:value="0.292697906494141">
            <text:p>0,2926979065</text:p>
          </table:table-cell>
          <table:table-cell table:formula="of:=[.A556]^3/1024^3" office:value-type="float" office:value="0.158354140818119">
            <text:p>0,1583541408</text:p>
          </table:table-cell>
          <table:table-cell table:number-columns-repeated="2"/>
        </table:table-row>
        <table:table-row table:style-name="ro1">
          <table:table-cell office:value-type="float" office:value="555">
            <text:p>555</text:p>
          </table:table-cell>
          <table:table-cell table:formula="of:=[.A557]^2/1048576" office:value-type="float" office:value="0.293755531311035">
            <text:p>0,2937555313</text:p>
          </table:table-cell>
          <table:table-cell table:formula="of:=[.A557]^3/1024^3" office:value-type="float" office:value="0.159213203005493">
            <text:p>0,159213203</text:p>
          </table:table-cell>
          <table:table-cell table:number-columns-repeated="2"/>
        </table:table-row>
        <table:table-row table:style-name="ro1">
          <table:table-cell office:value-type="float" office:value="556">
            <text:p>556</text:p>
          </table:table-cell>
          <table:table-cell table:formula="of:=[.A558]^2/1048576" office:value-type="float" office:value="0.294815063476562">
            <text:p>0,2948150635</text:p>
          </table:table-cell>
          <table:table-cell table:formula="of:=[.A558]^3/1024^3" office:value-type="float" office:value="0.16007536649704">
            <text:p>0,1600753665</text:p>
          </table:table-cell>
          <table:table-cell table:number-columns-repeated="2"/>
        </table:table-row>
        <table:table-row table:style-name="ro1">
          <table:table-cell office:value-type="float" office:value="557">
            <text:p>557</text:p>
          </table:table-cell>
          <table:table-cell table:formula="of:=[.A559]^2/1048576" office:value-type="float" office:value="0.295876502990723">
            <text:p>0,295876503</text:p>
          </table:table-cell>
          <table:table-cell table:formula="of:=[.A559]^3/1024^3" office:value-type="float" office:value="0.160940636880696">
            <text:p>0,1609406369</text:p>
          </table:table-cell>
          <table:table-cell table:number-columns-repeated="2"/>
        </table:table-row>
        <table:table-row table:style-name="ro1">
          <table:table-cell office:value-type="float" office:value="558">
            <text:p>558</text:p>
          </table:table-cell>
          <table:table-cell table:formula="of:=[.A560]^2/1048576" office:value-type="float" office:value="0.296939849853516">
            <text:p>0,2969398499</text:p>
          </table:table-cell>
          <table:table-cell table:formula="of:=[.A560]^3/1024^3" office:value-type="float" office:value="0.161809019744396">
            <text:p>0,1618090197</text:p>
          </table:table-cell>
          <table:table-cell table:number-columns-repeated="2"/>
        </table:table-row>
        <table:table-row table:style-name="ro1">
          <table:table-cell office:value-type="float" office:value="559">
            <text:p>559</text:p>
          </table:table-cell>
          <table:table-cell table:formula="of:=[.A561]^2/1048576" office:value-type="float" office:value="0.298005104064941">
            <text:p>0,2980051041</text:p>
          </table:table-cell>
          <table:table-cell table:formula="of:=[.A561]^3/1024^3" office:value-type="float" office:value="0.162680520676076">
            <text:p>0,1626805207</text:p>
          </table:table-cell>
          <table:table-cell table:number-columns-repeated="2"/>
        </table:table-row>
        <table:table-row table:style-name="ro1">
          <table:table-cell office:value-type="float" office:value="560">
            <text:p>560</text:p>
          </table:table-cell>
          <table:table-cell table:formula="of:=[.A562]^2/1048576" office:value-type="float" office:value="0.299072265625">
            <text:p>0,2990722656</text:p>
          </table:table-cell>
          <table:table-cell table:formula="of:=[.A562]^3/1024^3" office:value-type="float" office:value="0.163555145263672">
            <text:p>0,1635551453</text:p>
          </table:table-cell>
          <table:table-cell table:number-columns-repeated="2"/>
        </table:table-row>
        <table:table-row table:style-name="ro1">
          <table:table-cell office:value-type="float" office:value="561">
            <text:p>561</text:p>
          </table:table-cell>
          <table:table-cell table:formula="of:=[.A563]^2/1048576" office:value-type="float" office:value="0.300141334533691">
            <text:p>0,3001413345</text:p>
          </table:table-cell>
          <table:table-cell table:formula="of:=[.A563]^3/1024^3" office:value-type="float" office:value="0.164432899095118">
            <text:p>0,1644328991</text:p>
          </table:table-cell>
          <table:table-cell table:number-columns-repeated="2"/>
        </table:table-row>
        <table:table-row table:style-name="ro1">
          <table:table-cell office:value-type="float" office:value="562">
            <text:p>562</text:p>
          </table:table-cell>
          <table:table-cell table:formula="of:=[.A564]^2/1048576" office:value-type="float" office:value="0.301212310791016">
            <text:p>0,3012123108</text:p>
          </table:table-cell>
          <table:table-cell table:formula="of:=[.A564]^3/1024^3" office:value-type="float" office:value="0.16531378775835">
            <text:p>0,1653137878</text:p>
          </table:table-cell>
          <table:table-cell table:number-columns-repeated="2"/>
        </table:table-row>
        <table:table-row table:style-name="ro1">
          <table:table-cell office:value-type="float" office:value="563">
            <text:p>563</text:p>
          </table:table-cell>
          <table:table-cell table:formula="of:=[.A565]^2/1048576" office:value-type="float" office:value="0.302285194396973">
            <text:p>0,3022851944</text:p>
          </table:table-cell>
          <table:table-cell table:formula="of:=[.A565]^3/1024^3" office:value-type="float" office:value="0.166197816841304">
            <text:p>0,1661978168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table:formula="of:=[.A566]^2/1048576" office:value-type="float" office:value="0.303359985351562">
            <text:p>0,3033599854</text:p>
          </table:table-cell>
          <table:table-cell table:formula="of:=[.A566]^3/1024^3" office:value-type="float" office:value="0.167084991931915">
            <text:p>0,1670849919</text:p>
          </table:table-cell>
          <table:table-cell table:number-columns-repeated="2"/>
        </table:table-row>
        <table:table-row table:style-name="ro1">
          <table:table-cell office:value-type="float" office:value="565">
            <text:p>565</text:p>
          </table:table-cell>
          <table:table-cell table:formula="of:=[.A567]^2/1048576" office:value-type="float" office:value="0.304436683654785">
            <text:p>0,3044366837</text:p>
          </table:table-cell>
          <table:table-cell table:formula="of:=[.A567]^3/1024^3" office:value-type="float" office:value="0.167975318618119">
            <text:p>0,1679753186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table:formula="of:=[.A568]^2/1048576" office:value-type="float" office:value="0.305515289306641">
            <text:p>0,3055152893</text:p>
          </table:table-cell>
          <table:table-cell table:formula="of:=[.A568]^3/1024^3" office:value-type="float" office:value="0.16886880248785">
            <text:p>0,1688688025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table:formula="of:=[.A569]^2/1048576" office:value-type="float" office:value="0.306595802307129">
            <text:p>0,3065958023</text:p>
          </table:table-cell>
          <table:table-cell table:formula="of:=[.A569]^3/1024^3" office:value-type="float" office:value="0.169765449129045">
            <text:p>0,1697654491</text:p>
          </table:table-cell>
          <table:table-cell table:number-columns-repeated="2"/>
        </table:table-row>
        <table:table-row table:style-name="ro1">
          <table:table-cell office:value-type="float" office:value="568">
            <text:p>568</text:p>
          </table:table-cell>
          <table:table-cell table:formula="of:=[.A570]^2/1048576" office:value-type="float" office:value="0.30767822265625">
            <text:p>0,3076782227</text:p>
          </table:table-cell>
          <table:table-cell table:formula="of:=[.A570]^3/1024^3" office:value-type="float" office:value="0.170665264129639">
            <text:p>0,1706652641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table:formula="of:=[.A571]^2/1048576" office:value-type="float" office:value="0.308762550354004">
            <text:p>0,3087625504</text:p>
          </table:table-cell>
          <table:table-cell table:formula="of:=[.A571]^3/1024^3" office:value-type="float" office:value="0.171568253077567">
            <text:p>0,1715682531</text:p>
          </table:table-cell>
          <table:table-cell table:number-columns-repeated="2"/>
        </table:table-row>
        <table:table-row table:style-name="ro1">
          <table:table-cell office:value-type="float" office:value="570">
            <text:p>570</text:p>
          </table:table-cell>
          <table:table-cell table:formula="of:=[.A572]^2/1048576" office:value-type="float" office:value="0.309848785400391">
            <text:p>0,3098487854</text:p>
          </table:table-cell>
          <table:table-cell table:formula="of:=[.A572]^3/1024^3" office:value-type="float" office:value="0.172474421560764">
            <text:p>0,1724744216</text:p>
          </table:table-cell>
          <table:table-cell table:number-columns-repeated="2"/>
        </table:table-row>
        <table:table-row table:style-name="ro1">
          <table:table-cell office:value-type="float" office:value="571">
            <text:p>571</text:p>
          </table:table-cell>
          <table:table-cell table:formula="of:=[.A573]^2/1048576" office:value-type="float" office:value="0.31093692779541">
            <text:p>0,3109369278</text:p>
          </table:table-cell>
          <table:table-cell table:formula="of:=[.A573]^3/1024^3" office:value-type="float" office:value="0.173383775167167">
            <text:p>0,1733837752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table:formula="of:=[.A574]^2/1048576" office:value-type="float" office:value="0.312026977539062">
            <text:p>0,3120269775</text:p>
          </table:table-cell>
          <table:table-cell table:formula="of:=[.A574]^3/1024^3" office:value-type="float" office:value="0.174296319484711">
            <text:p>0,1742963195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table:formula="of:=[.A575]^2/1048576" office:value-type="float" office:value="0.313118934631348">
            <text:p>0,3131189346</text:p>
          </table:table-cell>
          <table:table-cell table:formula="of:=[.A575]^3/1024^3" office:value-type="float" office:value="0.17521206010133">
            <text:p>0,1752120601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table:formula="of:=[.A576]^2/1048576" office:value-type="float" office:value="0.314212799072266">
            <text:p>0,3142127991</text:p>
          </table:table-cell>
          <table:table-cell table:formula="of:=[.A576]^3/1024^3" office:value-type="float" office:value="0.176131002604961">
            <text:p>0,1761310026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table:formula="of:=[.A577]^2/1048576" office:value-type="float" office:value="0.315308570861816">
            <text:p>0,3153085709</text:p>
          </table:table-cell>
          <table:table-cell table:formula="of:=[.A577]^3/1024^3" office:value-type="float" office:value="0.17705315258354">
            <text:p>0,1770531526</text:p>
          </table:table-cell>
          <table:table-cell table:number-columns-repeated="2"/>
        </table:table-row>
        <table:table-row table:style-name="ro1">
          <table:table-cell office:value-type="float" office:value="576">
            <text:p>576</text:p>
          </table:table-cell>
          <table:table-cell table:formula="of:=[.A578]^2/1048576" office:value-type="float" office:value="0.31640625">
            <text:p>0,31640625</text:p>
          </table:table-cell>
          <table:table-cell table:formula="of:=[.A578]^3/1024^3" office:value-type="float" office:value="0.177978515625">
            <text:p>0,1779785156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table:formula="of:=[.A579]^2/1048576" office:value-type="float" office:value="0.317505836486816">
            <text:p>0,3175058365</text:p>
          </table:table-cell>
          <table:table-cell table:formula="of:=[.A579]^3/1024^3" office:value-type="float" office:value="0.178907097317278">
            <text:p>0,1789070973</text:p>
          </table:table-cell>
          <table:table-cell table:number-columns-repeated="2"/>
        </table:table-row>
        <table:table-row table:style-name="ro1">
          <table:table-cell office:value-type="float" office:value="578">
            <text:p>578</text:p>
          </table:table-cell>
          <table:table-cell table:formula="of:=[.A580]^2/1048576" office:value-type="float" office:value="0.318607330322266">
            <text:p>0,3186073303</text:p>
          </table:table-cell>
          <table:table-cell table:formula="of:=[.A580]^3/1024^3" office:value-type="float" office:value="0.17983890324831">
            <text:p>0,1798389032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table:formula="of:=[.A581]^2/1048576" office:value-type="float" office:value="0.319710731506348">
            <text:p>0,3197107315</text:p>
          </table:table-cell>
          <table:table-cell table:formula="of:=[.A581]^3/1024^3" office:value-type="float" office:value="0.180773939006031">
            <text:p>0,180773939</text:p>
          </table:table-cell>
          <table:table-cell table:number-columns-repeated="2"/>
        </table:table-row>
        <table:table-row table:style-name="ro1">
          <table:table-cell office:value-type="float" office:value="580">
            <text:p>580</text:p>
          </table:table-cell>
          <table:table-cell table:formula="of:=[.A582]^2/1048576" office:value-type="float" office:value="0.320816040039062">
            <text:p>0,32081604</text:p>
          </table:table-cell>
          <table:table-cell table:formula="of:=[.A582]^3/1024^3" office:value-type="float" office:value="0.181712210178375">
            <text:p>0,1817122102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table:formula="of:=[.A583]^2/1048576" office:value-type="float" office:value="0.32192325592041">
            <text:p>0,3219232559</text:p>
          </table:table-cell>
          <table:table-cell table:formula="of:=[.A583]^3/1024^3" office:value-type="float" office:value="0.18265372235328">
            <text:p>0,1826537224</text:p>
          </table:table-cell>
          <table:table-cell table:number-columns-repeated="2"/>
        </table:table-row>
        <table:table-row table:style-name="ro1">
          <table:table-cell office:value-type="float" office:value="582">
            <text:p>582</text:p>
          </table:table-cell>
          <table:table-cell table:formula="of:=[.A584]^2/1048576" office:value-type="float" office:value="0.323032379150391">
            <text:p>0,3230323792</text:p>
          </table:table-cell>
          <table:table-cell table:formula="of:=[.A584]^3/1024^3" office:value-type="float" office:value="0.183598481118679">
            <text:p>0,1835984811</text:p>
          </table:table-cell>
          <table:table-cell table:number-columns-repeated="2"/>
        </table:table-row>
        <table:table-row table:style-name="ro1">
          <table:table-cell office:value-type="float" office:value="583">
            <text:p>583</text:p>
          </table:table-cell>
          <table:table-cell table:formula="of:=[.A585]^2/1048576" office:value-type="float" office:value="0.324143409729004">
            <text:p>0,3241434097</text:p>
          </table:table-cell>
          <table:table-cell table:formula="of:=[.A585]^3/1024^3" office:value-type="float" office:value="0.184546492062509">
            <text:p>0,1845464921</text:p>
          </table:table-cell>
          <table:table-cell table:number-columns-repeated="2"/>
        </table:table-row>
        <table:table-row table:style-name="ro1">
          <table:table-cell office:value-type="float" office:value="584">
            <text:p>584</text:p>
          </table:table-cell>
          <table:table-cell table:formula="of:=[.A586]^2/1048576" office:value-type="float" office:value="0.32525634765625">
            <text:p>0,3252563477</text:p>
          </table:table-cell>
          <table:table-cell table:formula="of:=[.A586]^3/1024^3" office:value-type="float" office:value="0.185497760772705">
            <text:p>0,1854977608</text:p>
          </table:table-cell>
          <table:table-cell table:number-columns-repeated="2"/>
        </table:table-row>
        <table:table-row table:style-name="ro1">
          <table:table-cell office:value-type="float" office:value="585">
            <text:p>585</text:p>
          </table:table-cell>
          <table:table-cell table:formula="of:=[.A587]^2/1048576" office:value-type="float" office:value="0.326371192932129">
            <text:p>0,3263711929</text:p>
          </table:table-cell>
          <table:table-cell table:formula="of:=[.A587]^3/1024^3" office:value-type="float" office:value="0.186452292837203">
            <text:p>0,1864522928</text:p>
          </table:table-cell>
          <table:table-cell table:number-columns-repeated="2"/>
        </table:table-row>
        <table:table-row table:style-name="ro1">
          <table:table-cell office:value-type="float" office:value="586">
            <text:p>586</text:p>
          </table:table-cell>
          <table:table-cell table:formula="of:=[.A588]^2/1048576" office:value-type="float" office:value="0.327487945556641">
            <text:p>0,3274879456</text:p>
          </table:table-cell>
          <table:table-cell table:formula="of:=[.A588]^3/1024^3" office:value-type="float" office:value="0.187410093843937">
            <text:p>0,1874100938</text:p>
          </table:table-cell>
          <table:table-cell table:number-columns-repeated="2"/>
        </table:table-row>
        <table:table-row table:style-name="ro1">
          <table:table-cell office:value-type="float" office:value="587">
            <text:p>587</text:p>
          </table:table-cell>
          <table:table-cell table:formula="of:=[.A589]^2/1048576" office:value-type="float" office:value="0.328606605529785">
            <text:p>0,3286066055</text:p>
          </table:table-cell>
          <table:table-cell table:formula="of:=[.A589]^3/1024^3" office:value-type="float" office:value="0.188371169380844">
            <text:p>0,1883711694</text:p>
          </table:table-cell>
          <table:table-cell table:number-columns-repeated="2"/>
        </table:table-row>
        <table:table-row table:style-name="ro1">
          <table:table-cell office:value-type="float" office:value="588">
            <text:p>588</text:p>
          </table:table-cell>
          <table:table-cell table:formula="of:=[.A590]^2/1048576" office:value-type="float" office:value="0.329727172851562">
            <text:p>0,3297271729</text:p>
          </table:table-cell>
          <table:table-cell table:formula="of:=[.A590]^3/1024^3" office:value-type="float" office:value="0.189335525035858">
            <text:p>0,189335525</text:p>
          </table:table-cell>
          <table:table-cell table:number-columns-repeated="2"/>
        </table:table-row>
        <table:table-row table:style-name="ro1">
          <table:table-cell office:value-type="float" office:value="589">
            <text:p>589</text:p>
          </table:table-cell>
          <table:table-cell table:formula="of:=[.A591]^2/1048576" office:value-type="float" office:value="0.330849647521973">
            <text:p>0,3308496475</text:p>
          </table:table-cell>
          <table:table-cell table:formula="of:=[.A591]^3/1024^3" office:value-type="float" office:value="0.190303166396916">
            <text:p>0,1903031664</text:p>
          </table:table-cell>
          <table:table-cell table:number-columns-repeated="2"/>
        </table:table-row>
        <table:table-row table:style-name="ro1">
          <table:table-cell office:value-type="float" office:value="590">
            <text:p>590</text:p>
          </table:table-cell>
          <table:table-cell table:formula="of:=[.A592]^2/1048576" office:value-type="float" office:value="0.331974029541016">
            <text:p>0,3319740295</text:p>
          </table:table-cell>
          <table:table-cell table:formula="of:=[.A592]^3/1024^3" office:value-type="float" office:value="0.191274099051952">
            <text:p>0,1912740991</text:p>
          </table:table-cell>
          <table:table-cell table:number-columns-repeated="2"/>
        </table:table-row>
        <table:table-row table:style-name="ro1">
          <table:table-cell office:value-type="float" office:value="591">
            <text:p>591</text:p>
          </table:table-cell>
          <table:table-cell table:formula="of:=[.A593]^2/1048576" office:value-type="float" office:value="0.333100318908691">
            <text:p>0,3331003189</text:p>
          </table:table-cell>
          <table:table-cell table:formula="of:=[.A593]^3/1024^3" office:value-type="float" office:value="0.192248328588903">
            <text:p>0,1922483286</text:p>
          </table:table-cell>
          <table:table-cell table:number-columns-repeated="2"/>
        </table:table-row>
        <table:table-row table:style-name="ro1">
          <table:table-cell office:value-type="float" office:value="592">
            <text:p>592</text:p>
          </table:table-cell>
          <table:table-cell table:formula="of:=[.A594]^2/1048576" office:value-type="float" office:value="0.334228515625">
            <text:p>0,3342285156</text:p>
          </table:table-cell>
          <table:table-cell table:formula="of:=[.A594]^3/1024^3" office:value-type="float" office:value="0.193225860595703">
            <text:p>0,1932258606</text:p>
          </table:table-cell>
          <table:table-cell table:number-columns-repeated="2"/>
        </table:table-row>
        <table:table-row table:style-name="ro1">
          <table:table-cell office:value-type="float" office:value="593">
            <text:p>593</text:p>
          </table:table-cell>
          <table:table-cell table:formula="of:=[.A595]^2/1048576" office:value-type="float" office:value="0.335358619689941">
            <text:p>0,3353586197</text:p>
          </table:table-cell>
          <table:table-cell table:formula="of:=[.A595]^3/1024^3" office:value-type="float" office:value="0.194206700660288">
            <text:p>0,1942067007</text:p>
          </table:table-cell>
          <table:table-cell table:number-columns-repeated="2"/>
        </table:table-row>
        <table:table-row table:style-name="ro1">
          <table:table-cell office:value-type="float" office:value="594">
            <text:p>594</text:p>
          </table:table-cell>
          <table:table-cell table:formula="of:=[.A596]^2/1048576" office:value-type="float" office:value="0.336490631103516">
            <text:p>0,3364906311</text:p>
          </table:table-cell>
          <table:table-cell table:formula="of:=[.A596]^3/1024^3" office:value-type="float" office:value="0.195190854370594">
            <text:p>0,1951908544</text:p>
          </table:table-cell>
          <table:table-cell table:number-columns-repeated="2"/>
        </table:table-row>
        <table:table-row table:style-name="ro1">
          <table:table-cell office:value-type="float" office:value="595">
            <text:p>595</text:p>
          </table:table-cell>
          <table:table-cell table:formula="of:=[.A597]^2/1048576" office:value-type="float" office:value="0.337624549865723">
            <text:p>0,3376245499</text:p>
          </table:table-cell>
          <table:table-cell table:formula="of:=[.A597]^3/1024^3" office:value-type="float" office:value="0.196178327314556">
            <text:p>0,1961783273</text:p>
          </table:table-cell>
          <table:table-cell table:number-columns-repeated="2"/>
        </table:table-row>
        <table:table-row table:style-name="ro1">
          <table:table-cell office:value-type="float" office:value="596">
            <text:p>596</text:p>
          </table:table-cell>
          <table:table-cell table:formula="of:=[.A598]^2/1048576" office:value-type="float" office:value="0.338760375976562">
            <text:p>0,338760376</text:p>
          </table:table-cell>
          <table:table-cell table:formula="of:=[.A598]^3/1024^3" office:value-type="float" office:value="0.197169125080109">
            <text:p>0,1971691251</text:p>
          </table:table-cell>
          <table:table-cell table:number-columns-repeated="2"/>
        </table:table-row>
        <table:table-row table:style-name="ro1">
          <table:table-cell office:value-type="float" office:value="597">
            <text:p>597</text:p>
          </table:table-cell>
          <table:table-cell table:formula="of:=[.A599]^2/1048576" office:value-type="float" office:value="0.339898109436035">
            <text:p>0,3398981094</text:p>
          </table:table-cell>
          <table:table-cell table:formula="of:=[.A599]^3/1024^3" office:value-type="float" office:value="0.198163253255188">
            <text:p>0,1981632533</text:p>
          </table:table-cell>
          <table:table-cell table:number-columns-repeated="2"/>
        </table:table-row>
        <table:table-row table:style-name="ro1">
          <table:table-cell office:value-type="float" office:value="598">
            <text:p>598</text:p>
          </table:table-cell>
          <table:table-cell table:formula="of:=[.A600]^2/1048576" office:value-type="float" office:value="0.341037750244141">
            <text:p>0,3410377502</text:p>
          </table:table-cell>
          <table:table-cell table:formula="of:=[.A600]^3/1024^3" office:value-type="float" office:value="0.199160717427731">
            <text:p>0,1991607174</text:p>
          </table:table-cell>
          <table:table-cell table:number-columns-repeated="2"/>
        </table:table-row>
        <table:table-row table:style-name="ro1">
          <table:table-cell office:value-type="float" office:value="599">
            <text:p>599</text:p>
          </table:table-cell>
          <table:table-cell table:formula="of:=[.A601]^2/1048576" office:value-type="float" office:value="0.342179298400879">
            <text:p>0,3421792984</text:p>
          </table:table-cell>
          <table:table-cell table:formula="of:=[.A601]^3/1024^3" office:value-type="float" office:value="0.20016152318567">
            <text:p>0,2001615232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table:formula="of:=[.A602]^2/1048576" office:value-type="float" office:value="0.34332275390625">
            <text:p>0,3433227539</text:p>
          </table:table-cell>
          <table:table-cell table:formula="of:=[.A602]^3/1024^3" office:value-type="float" office:value="0.201165676116943">
            <text:p>0,2011656761</text:p>
          </table:table-cell>
          <table:table-cell table:number-columns-repeated="2"/>
        </table:table-row>
        <table:table-row table:style-name="ro1">
          <table:table-cell office:value-type="float" office:value="601">
            <text:p>601</text:p>
          </table:table-cell>
          <table:table-cell table:formula="of:=[.A603]^2/1048576" office:value-type="float" office:value="0.344468116760254">
            <text:p>0,3444681168</text:p>
          </table:table-cell>
          <table:table-cell table:formula="of:=[.A603]^3/1024^3" office:value-type="float" office:value="0.202173181809485">
            <text:p>0,2021731818</text:p>
          </table:table-cell>
          <table:table-cell table:number-columns-repeated="2"/>
        </table:table-row>
        <table:table-row table:style-name="ro1">
          <table:table-cell office:value-type="float" office:value="602">
            <text:p>602</text:p>
          </table:table-cell>
          <table:table-cell table:formula="of:=[.A604]^2/1048576" office:value-type="float" office:value="0.345615386962891">
            <text:p>0,345615387</text:p>
          </table:table-cell>
          <table:table-cell table:formula="of:=[.A604]^3/1024^3" office:value-type="float" office:value="0.203184045851231">
            <text:p>0,2031840459</text:p>
          </table:table-cell>
          <table:table-cell table:number-columns-repeated="2"/>
        </table:table-row>
        <table:table-row table:style-name="ro1">
          <table:table-cell office:value-type="float" office:value="603">
            <text:p>603</text:p>
          </table:table-cell>
          <table:table-cell table:formula="of:=[.A605]^2/1048576" office:value-type="float" office:value="0.34676456451416">
            <text:p>0,3467645645</text:p>
          </table:table-cell>
          <table:table-cell table:formula="of:=[.A605]^3/1024^3" office:value-type="float" office:value="0.204198273830116">
            <text:p>0,2041982738</text:p>
          </table:table-cell>
          <table:table-cell table:number-columns-repeated="2"/>
        </table:table-row>
        <table:table-row table:style-name="ro1">
          <table:table-cell office:value-type="float" office:value="604">
            <text:p>604</text:p>
          </table:table-cell>
          <table:table-cell table:formula="of:=[.A606]^2/1048576" office:value-type="float" office:value="0.347915649414062">
            <text:p>0,3479156494</text:p>
          </table:table-cell>
          <table:table-cell table:formula="of:=[.A606]^3/1024^3" office:value-type="float" office:value="0.205215871334076">
            <text:p>0,2052158713</text:p>
          </table:table-cell>
          <table:table-cell table:number-columns-repeated="2"/>
        </table:table-row>
        <table:table-row table:style-name="ro1">
          <table:table-cell office:value-type="float" office:value="605">
            <text:p>605</text:p>
          </table:table-cell>
          <table:table-cell table:formula="of:=[.A607]^2/1048576" office:value-type="float" office:value="0.349068641662598">
            <text:p>0,3490686417</text:p>
          </table:table-cell>
          <table:table-cell table:formula="of:=[.A607]^3/1024^3" office:value-type="float" office:value="0.206236843951046">
            <text:p>0,206236844</text:p>
          </table:table-cell>
          <table:table-cell table:number-columns-repeated="2"/>
        </table:table-row>
        <table:table-row table:style-name="ro1">
          <table:table-cell office:value-type="float" office:value="606">
            <text:p>606</text:p>
          </table:table-cell>
          <table:table-cell table:formula="of:=[.A608]^2/1048576" office:value-type="float" office:value="0.350223541259766">
            <text:p>0,3502235413</text:p>
          </table:table-cell>
          <table:table-cell table:formula="of:=[.A608]^3/1024^3" office:value-type="float" office:value="0.207261197268963">
            <text:p>0,2072611973</text:p>
          </table:table-cell>
          <table:table-cell table:number-columns-repeated="2"/>
        </table:table-row>
        <table:table-row table:style-name="ro1">
          <table:table-cell office:value-type="float" office:value="607">
            <text:p>607</text:p>
          </table:table-cell>
          <table:table-cell table:formula="of:=[.A609]^2/1048576" office:value-type="float" office:value="0.351380348205566">
            <text:p>0,3513803482</text:p>
          </table:table-cell>
          <table:table-cell table:formula="of:=[.A609]^3/1024^3" office:value-type="float" office:value="0.208288936875761">
            <text:p>0,2082889369</text:p>
          </table:table-cell>
          <table:table-cell table:number-columns-repeated="2"/>
        </table:table-row>
        <table:table-row table:style-name="ro1">
          <table:table-cell office:value-type="float" office:value="608">
            <text:p>608</text:p>
          </table:table-cell>
          <table:table-cell table:formula="of:=[.A610]^2/1048576" office:value-type="float" office:value="0.3525390625">
            <text:p>0,3525390625</text:p>
          </table:table-cell>
          <table:table-cell table:formula="of:=[.A610]^3/1024^3" office:value-type="float" office:value="0.209320068359375">
            <text:p>0,2093200684</text:p>
          </table:table-cell>
          <table:table-cell table:number-columns-repeated="2"/>
        </table:table-row>
        <table:table-row table:style-name="ro1">
          <table:table-cell office:value-type="float" office:value="609">
            <text:p>609</text:p>
          </table:table-cell>
          <table:table-cell table:formula="of:=[.A611]^2/1048576" office:value-type="float" office:value="0.353699684143066">
            <text:p>0,3536996841</text:p>
          </table:table-cell>
          <table:table-cell table:formula="of:=[.A611]^3/1024^3" office:value-type="float" office:value="0.210354597307742">
            <text:p>0,2103545973</text:p>
          </table:table-cell>
          <table:table-cell table:number-columns-repeated="2"/>
        </table:table-row>
        <table:table-row table:style-name="ro1">
          <table:table-cell office:value-type="float" office:value="610">
            <text:p>610</text:p>
          </table:table-cell>
          <table:table-cell table:formula="of:=[.A612]^2/1048576" office:value-type="float" office:value="0.354862213134766">
            <text:p>0,3548622131</text:p>
          </table:table-cell>
          <table:table-cell table:formula="of:=[.A612]^3/1024^3" office:value-type="float" office:value="0.211392529308796">
            <text:p>0,2113925293</text:p>
          </table:table-cell>
          <table:table-cell table:number-columns-repeated="2"/>
        </table:table-row>
        <table:table-row table:style-name="ro1">
          <table:table-cell office:value-type="float" office:value="611">
            <text:p>611</text:p>
          </table:table-cell>
          <table:table-cell table:formula="of:=[.A613]^2/1048576" office:value-type="float" office:value="0.356026649475098">
            <text:p>0,3560266495</text:p>
          </table:table-cell>
          <table:table-cell table:formula="of:=[.A613]^3/1024^3" office:value-type="float" office:value="0.212433869950473">
            <text:p>0,21243387</text:p>
          </table:table-cell>
          <table:table-cell table:number-columns-repeated="2"/>
        </table:table-row>
        <table:table-row table:style-name="ro1">
          <table:table-cell office:value-type="float" office:value="612">
            <text:p>612</text:p>
          </table:table-cell>
          <table:table-cell table:formula="of:=[.A614]^2/1048576" office:value-type="float" office:value="0.357192993164062">
            <text:p>0,3571929932</text:p>
          </table:table-cell>
          <table:table-cell table:formula="of:=[.A614]^3/1024^3" office:value-type="float" office:value="0.213478624820709">
            <text:p>0,2134786248</text:p>
          </table:table-cell>
          <table:table-cell table:number-columns-repeated="2"/>
        </table:table-row>
        <table:table-row table:style-name="ro1">
          <table:table-cell office:value-type="float" office:value="613">
            <text:p>613</text:p>
          </table:table-cell>
          <table:table-cell table:formula="of:=[.A615]^2/1048576" office:value-type="float" office:value="0.35836124420166">
            <text:p>0,3583612442</text:p>
          </table:table-cell>
          <table:table-cell table:formula="of:=[.A615]^3/1024^3" office:value-type="float" office:value="0.214526799507439">
            <text:p>0,2145267995</text:p>
          </table:table-cell>
          <table:table-cell table:number-columns-repeated="2"/>
        </table:table-row>
        <table:table-row table:style-name="ro1">
          <table:table-cell office:value-type="float" office:value="614">
            <text:p>614</text:p>
          </table:table-cell>
          <table:table-cell table:formula="of:=[.A616]^2/1048576" office:value-type="float" office:value="0.359531402587891">
            <text:p>0,3595314026</text:p>
          </table:table-cell>
          <table:table-cell table:formula="of:=[.A616]^3/1024^3" office:value-type="float" office:value="0.215578399598598">
            <text:p>0,2155783996</text:p>
          </table:table-cell>
          <table:table-cell table:number-columns-repeated="2"/>
        </table:table-row>
        <table:table-row table:style-name="ro1">
          <table:table-cell office:value-type="float" office:value="615">
            <text:p>615</text:p>
          </table:table-cell>
          <table:table-cell table:formula="of:=[.A617]^2/1048576" office:value-type="float" office:value="0.360703468322754">
            <text:p>0,3607034683</text:p>
          </table:table-cell>
          <table:table-cell table:formula="of:=[.A617]^3/1024^3" office:value-type="float" office:value="0.216633430682123">
            <text:p>0,2166334307</text:p>
          </table:table-cell>
          <table:table-cell table:number-columns-repeated="2"/>
        </table:table-row>
        <table:table-row table:style-name="ro1">
          <table:table-cell office:value-type="float" office:value="616">
            <text:p>616</text:p>
          </table:table-cell>
          <table:table-cell table:formula="of:=[.A618]^2/1048576" office:value-type="float" office:value="0.36187744140625">
            <text:p>0,3618774414</text:p>
          </table:table-cell>
          <table:table-cell table:formula="of:=[.A618]^3/1024^3" office:value-type="float" office:value="0.217691898345947">
            <text:p>0,2176918983</text:p>
          </table:table-cell>
          <table:table-cell table:number-columns-repeated="2"/>
        </table:table-row>
        <table:table-row table:style-name="ro1">
          <table:table-cell office:value-type="float" office:value="617">
            <text:p>617</text:p>
          </table:table-cell>
          <table:table-cell table:formula="of:=[.A619]^2/1048576" office:value-type="float" office:value="0.363053321838379">
            <text:p>0,3630533218</text:p>
          </table:table-cell>
          <table:table-cell table:formula="of:=[.A619]^3/1024^3" office:value-type="float" office:value="0.218753808178008">
            <text:p>0,2187538082</text:p>
          </table:table-cell>
          <table:table-cell table:number-columns-repeated="2"/>
        </table:table-row>
        <table:table-row table:style-name="ro1">
          <table:table-cell office:value-type="float" office:value="618">
            <text:p>618</text:p>
          </table:table-cell>
          <table:table-cell table:formula="of:=[.A620]^2/1048576" office:value-type="float" office:value="0.364231109619141">
            <text:p>0,3642311096</text:p>
          </table:table-cell>
          <table:table-cell table:formula="of:=[.A620]^3/1024^3" office:value-type="float" office:value="0.219819165766239">
            <text:p>0,2198191658</text:p>
          </table:table-cell>
          <table:table-cell table:number-columns-repeated="2"/>
        </table:table-row>
        <table:table-row table:style-name="ro1">
          <table:table-cell office:value-type="float" office:value="619">
            <text:p>619</text:p>
          </table:table-cell>
          <table:table-cell table:formula="of:=[.A621]^2/1048576" office:value-type="float" office:value="0.365410804748535">
            <text:p>0,3654108047</text:p>
          </table:table-cell>
          <table:table-cell table:formula="of:=[.A621]^3/1024^3" office:value-type="float" office:value="0.220887976698577">
            <text:p>0,2208879767</text:p>
          </table:table-cell>
          <table:table-cell table:number-columns-repeated="2"/>
        </table:table-row>
        <table:table-row table:style-name="ro1">
          <table:table-cell office:value-type="float" office:value="620">
            <text:p>620</text:p>
          </table:table-cell>
          <table:table-cell table:formula="of:=[.A622]^2/1048576" office:value-type="float" office:value="0.366592407226562">
            <text:p>0,3665924072</text:p>
          </table:table-cell>
          <table:table-cell table:formula="of:=[.A622]^3/1024^3" office:value-type="float" office:value="0.221960246562958">
            <text:p>0,2219602466</text:p>
          </table:table-cell>
          <table:table-cell table:number-columns-repeated="2"/>
        </table:table-row>
        <table:table-row table:style-name="ro1">
          <table:table-cell office:value-type="float" office:value="621">
            <text:p>621</text:p>
          </table:table-cell>
          <table:table-cell table:formula="of:=[.A623]^2/1048576" office:value-type="float" office:value="0.367775917053223">
            <text:p>0,3677759171</text:p>
          </table:table-cell>
          <table:table-cell table:formula="of:=[.A623]^3/1024^3" office:value-type="float" office:value="0.223035980947316">
            <text:p>0,2230359809</text:p>
          </table:table-cell>
          <table:table-cell table:number-columns-repeated="2"/>
        </table:table-row>
        <table:table-row table:style-name="ro1">
          <table:table-cell office:value-type="float" office:value="622">
            <text:p>622</text:p>
          </table:table-cell>
          <table:table-cell table:formula="of:=[.A624]^2/1048576" office:value-type="float" office:value="0.368961334228516">
            <text:p>0,3689613342</text:p>
          </table:table-cell>
          <table:table-cell table:formula="of:=[.A624]^3/1024^3" office:value-type="float" office:value="0.224115185439587">
            <text:p>0,2241151854</text:p>
          </table:table-cell>
          <table:table-cell table:number-columns-repeated="2"/>
        </table:table-row>
        <table:table-row table:style-name="ro1">
          <table:table-cell office:value-type="float" office:value="623">
            <text:p>623</text:p>
          </table:table-cell>
          <table:table-cell table:formula="of:=[.A625]^2/1048576" office:value-type="float" office:value="0.370148658752441">
            <text:p>0,3701486588</text:p>
          </table:table-cell>
          <table:table-cell table:formula="of:=[.A625]^3/1024^3" office:value-type="float" office:value="0.225197865627706">
            <text:p>0,2251978656</text:p>
          </table:table-cell>
          <table:table-cell table:number-columns-repeated="2"/>
        </table:table-row>
        <table:table-row table:style-name="ro1">
          <table:table-cell office:value-type="float" office:value="624">
            <text:p>624</text:p>
          </table:table-cell>
          <table:table-cell table:formula="of:=[.A626]^2/1048576" office:value-type="float" office:value="0.371337890625">
            <text:p>0,3713378906</text:p>
          </table:table-cell>
          <table:table-cell table:formula="of:=[.A626]^3/1024^3" office:value-type="float" office:value="0.226284027099609">
            <text:p>0,2262840271</text:p>
          </table:table-cell>
          <table:table-cell table:number-columns-repeated="2"/>
        </table:table-row>
        <table:table-row table:style-name="ro1">
          <table:table-cell office:value-type="float" office:value="625">
            <text:p>625</text:p>
          </table:table-cell>
          <table:table-cell table:formula="of:=[.A627]^2/1048576" office:value-type="float" office:value="0.372529029846191">
            <text:p>0,3725290298</text:p>
          </table:table-cell>
          <table:table-cell table:formula="of:=[.A627]^3/1024^3" office:value-type="float" office:value="0.227373675443232">
            <text:p>0,2273736754</text:p>
          </table:table-cell>
          <table:table-cell table:number-columns-repeated="2"/>
        </table:table-row>
        <table:table-row table:style-name="ro1">
          <table:table-cell office:value-type="float" office:value="626">
            <text:p>626</text:p>
          </table:table-cell>
          <table:table-cell table:formula="of:=[.A628]^2/1048576" office:value-type="float" office:value="0.373722076416016">
            <text:p>0,3737220764</text:p>
          </table:table-cell>
          <table:table-cell table:formula="of:=[.A628]^3/1024^3" office:value-type="float" office:value="0.22846681624651">
            <text:p>0,2284668162</text:p>
          </table:table-cell>
          <table:table-cell table:number-columns-repeated="2"/>
        </table:table-row>
        <table:table-row table:style-name="ro1">
          <table:table-cell office:value-type="float" office:value="627">
            <text:p>627</text:p>
          </table:table-cell>
          <table:table-cell table:formula="of:=[.A629]^2/1048576" office:value-type="float" office:value="0.374917030334473">
            <text:p>0,3749170303</text:p>
          </table:table-cell>
          <table:table-cell table:formula="of:=[.A629]^3/1024^3" office:value-type="float" office:value="0.229563455097377">
            <text:p>0,2295634551</text:p>
          </table:table-cell>
          <table:table-cell table:number-columns-repeated="2"/>
        </table:table-row>
        <table:table-row table:style-name="ro1">
          <table:table-cell office:value-type="float" office:value="628">
            <text:p>628</text:p>
          </table:table-cell>
          <table:table-cell table:formula="of:=[.A630]^2/1048576" office:value-type="float" office:value="0.376113891601562">
            <text:p>0,3761138916</text:p>
          </table:table-cell>
          <table:table-cell table:formula="of:=[.A630]^3/1024^3" office:value-type="float" office:value="0.230663597583771">
            <text:p>0,2306635976</text:p>
          </table:table-cell>
          <table:table-cell table:number-columns-repeated="2"/>
        </table:table-row>
        <table:table-row table:style-name="ro1">
          <table:table-cell office:value-type="float" office:value="629">
            <text:p>629</text:p>
          </table:table-cell>
          <table:table-cell table:formula="of:=[.A631]^2/1048576" office:value-type="float" office:value="0.377312660217285">
            <text:p>0,3773126602</text:p>
          </table:table-cell>
          <table:table-cell table:formula="of:=[.A631]^3/1024^3" office:value-type="float" office:value="0.231767249293625">
            <text:p>0,2317672493</text:p>
          </table:table-cell>
          <table:table-cell table:number-columns-repeated="2"/>
        </table:table-row>
        <table:table-row table:style-name="ro1">
          <table:table-cell office:value-type="float" office:value="630">
            <text:p>630</text:p>
          </table:table-cell>
          <table:table-cell table:formula="of:=[.A632]^2/1048576" office:value-type="float" office:value="0.378513336181641">
            <text:p>0,3785133362</text:p>
          </table:table-cell>
          <table:table-cell table:formula="of:=[.A632]^3/1024^3" office:value-type="float" office:value="0.232874415814877">
            <text:p>0,2328744158</text:p>
          </table:table-cell>
          <table:table-cell table:number-columns-repeated="2"/>
        </table:table-row>
        <table:table-row table:style-name="ro1">
          <table:table-cell office:value-type="float" office:value="631">
            <text:p>631</text:p>
          </table:table-cell>
          <table:table-cell table:formula="of:=[.A633]^2/1048576" office:value-type="float" office:value="0.379715919494629">
            <text:p>0,3797159195</text:p>
          </table:table-cell>
          <table:table-cell table:formula="of:=[.A633]^3/1024^3" office:value-type="float" office:value="0.23398510273546">
            <text:p>0,2339851027</text:p>
          </table:table-cell>
          <table:table-cell table:number-columns-repeated="2"/>
        </table:table-row>
        <table:table-row table:style-name="ro1">
          <table:table-cell office:value-type="float" office:value="632">
            <text:p>632</text:p>
          </table:table-cell>
          <table:table-cell table:formula="of:=[.A634]^2/1048576" office:value-type="float" office:value="0.38092041015625">
            <text:p>0,3809204102</text:p>
          </table:table-cell>
          <table:table-cell table:formula="of:=[.A634]^3/1024^3" office:value-type="float" office:value="0.235099315643311">
            <text:p>0,2350993156</text:p>
          </table:table-cell>
          <table:table-cell table:number-columns-repeated="2"/>
        </table:table-row>
        <table:table-row table:style-name="ro1">
          <table:table-cell office:value-type="float" office:value="633">
            <text:p>633</text:p>
          </table:table-cell>
          <table:table-cell table:formula="of:=[.A635]^2/1048576" office:value-type="float" office:value="0.382126808166504">
            <text:p>0,3821268082</text:p>
          </table:table-cell>
          <table:table-cell table:formula="of:=[.A635]^3/1024^3" office:value-type="float" office:value="0.236217060126364">
            <text:p>0,2362170601</text:p>
          </table:table-cell>
          <table:table-cell table:number-columns-repeated="2"/>
        </table:table-row>
        <table:table-row table:style-name="ro1">
          <table:table-cell office:value-type="float" office:value="634">
            <text:p>634</text:p>
          </table:table-cell>
          <table:table-cell table:formula="of:=[.A636]^2/1048576" office:value-type="float" office:value="0.383335113525391">
            <text:p>0,3833351135</text:p>
          </table:table-cell>
          <table:table-cell table:formula="of:=[.A636]^3/1024^3" office:value-type="float" office:value="0.237338341772556">
            <text:p>0,2373383418</text:p>
          </table:table-cell>
          <table:table-cell table:number-columns-repeated="2"/>
        </table:table-row>
        <table:table-row table:style-name="ro1">
          <table:table-cell office:value-type="float" office:value="635">
            <text:p>635</text:p>
          </table:table-cell>
          <table:table-cell table:formula="of:=[.A637]^2/1048576" office:value-type="float" office:value="0.38454532623291">
            <text:p>0,3845453262</text:p>
          </table:table-cell>
          <table:table-cell table:formula="of:=[.A637]^3/1024^3" office:value-type="float" office:value="0.238463166169822">
            <text:p>0,2384631662</text:p>
          </table:table-cell>
          <table:table-cell table:number-columns-repeated="2"/>
        </table:table-row>
        <table:table-row table:style-name="ro1">
          <table:table-cell office:value-type="float" office:value="636">
            <text:p>636</text:p>
          </table:table-cell>
          <table:table-cell table:formula="of:=[.A638]^2/1048576" office:value-type="float" office:value="0.385757446289062">
            <text:p>0,3857574463</text:p>
          </table:table-cell>
          <table:table-cell table:formula="of:=[.A638]^3/1024^3" office:value-type="float" office:value="0.239591538906097">
            <text:p>0,2395915389</text:p>
          </table:table-cell>
          <table:table-cell table:number-columns-repeated="2"/>
        </table:table-row>
        <table:table-row table:style-name="ro1">
          <table:table-cell office:value-type="float" office:value="637">
            <text:p>637</text:p>
          </table:table-cell>
          <table:table-cell table:formula="of:=[.A639]^2/1048576" office:value-type="float" office:value="0.386971473693848">
            <text:p>0,3869714737</text:p>
          </table:table-cell>
          <table:table-cell table:formula="of:=[.A639]^3/1024^3" office:value-type="float" office:value="0.240723465569317">
            <text:p>0,2407234656</text:p>
          </table:table-cell>
          <table:table-cell table:number-columns-repeated="2"/>
        </table:table-row>
        <table:table-row table:style-name="ro1">
          <table:table-cell office:value-type="float" office:value="638">
            <text:p>638</text:p>
          </table:table-cell>
          <table:table-cell table:formula="of:=[.A640]^2/1048576" office:value-type="float" office:value="0.388187408447266">
            <text:p>0,3881874084</text:p>
          </table:table-cell>
          <table:table-cell table:formula="of:=[.A640]^3/1024^3" office:value-type="float" office:value="0.241858951747417">
            <text:p>0,2418589517</text:p>
          </table:table-cell>
          <table:table-cell table:number-columns-repeated="2"/>
        </table:table-row>
        <table:table-row table:style-name="ro1">
          <table:table-cell office:value-type="float" office:value="639">
            <text:p>639</text:p>
          </table:table-cell>
          <table:table-cell table:formula="of:=[.A641]^2/1048576" office:value-type="float" office:value="0.389405250549316">
            <text:p>0,3894052505</text:p>
          </table:table-cell>
          <table:table-cell table:formula="of:=[.A641]^3/1024^3" office:value-type="float" office:value="0.242998003028333">
            <text:p>0,242998003</text:p>
          </table:table-cell>
          <table:table-cell table:number-columns-repeated="2"/>
        </table:table-row>
        <table:table-row table:style-name="ro1">
          <table:table-cell office:value-type="float" office:value="640">
            <text:p>640</text:p>
          </table:table-cell>
          <table:table-cell table:formula="of:=[.A642]^2/1048576" office:value-type="float" office:value="0.390625">
            <text:p>0,390625</text:p>
          </table:table-cell>
          <table:table-cell table:formula="of:=[.A642]^3/1024^3" office:value-type="float" office:value="0.244140625">
            <text:p>0,244140625</text:p>
          </table:table-cell>
          <table:table-cell table:number-columns-repeated="2"/>
        </table:table-row>
        <table:table-row table:style-name="ro1">
          <table:table-cell office:value-type="float" office:value="641">
            <text:p>641</text:p>
          </table:table-cell>
          <table:table-cell table:formula="of:=[.A643]^2/1048576" office:value-type="float" office:value="0.391846656799316">
            <text:p>0,3918466568</text:p>
          </table:table-cell>
          <table:table-cell table:formula="of:=[.A643]^3/1024^3" office:value-type="float" office:value="0.245286823250353">
            <text:p>0,2452868233</text:p>
          </table:table-cell>
          <table:table-cell table:number-columns-repeated="2"/>
        </table:table-row>
        <table:table-row table:style-name="ro1">
          <table:table-cell office:value-type="float" office:value="642">
            <text:p>642</text:p>
          </table:table-cell>
          <table:table-cell table:formula="of:=[.A644]^2/1048576" office:value-type="float" office:value="0.393070220947266">
            <text:p>0,3930702209</text:p>
          </table:table-cell>
          <table:table-cell table:formula="of:=[.A644]^3/1024^3" office:value-type="float" office:value="0.246436603367329">
            <text:p>0,2464366034</text:p>
          </table:table-cell>
          <table:table-cell table:number-columns-repeated="2"/>
        </table:table-row>
        <table:table-row table:style-name="ro1">
          <table:table-cell office:value-type="float" office:value="643">
            <text:p>643</text:p>
          </table:table-cell>
          <table:table-cell table:formula="of:=[.A645]^2/1048576" office:value-type="float" office:value="0.394295692443848">
            <text:p>0,3942956924</text:p>
          </table:table-cell>
          <table:table-cell table:formula="of:=[.A645]^3/1024^3" office:value-type="float" office:value="0.247589970938861">
            <text:p>0,2475899709</text:p>
          </table:table-cell>
          <table:table-cell table:number-columns-repeated="2"/>
        </table:table-row>
        <table:table-row table:style-name="ro1">
          <table:table-cell office:value-type="float" office:value="644">
            <text:p>644</text:p>
          </table:table-cell>
          <table:table-cell table:formula="of:=[.A646]^2/1048576" office:value-type="float" office:value="0.395523071289062">
            <text:p>0,3955230713</text:p>
          </table:table-cell>
          <table:table-cell table:formula="of:=[.A646]^3/1024^3" office:value-type="float" office:value="0.248746931552887">
            <text:p>0,2487469316</text:p>
          </table:table-cell>
          <table:table-cell table:number-columns-repeated="2"/>
        </table:table-row>
        <table:table-row table:style-name="ro1">
          <table:table-cell office:value-type="float" office:value="645">
            <text:p>645</text:p>
          </table:table-cell>
          <table:table-cell table:formula="of:=[.A647]^2/1048576" office:value-type="float" office:value="0.39675235748291">
            <text:p>0,3967523575</text:p>
          </table:table-cell>
          <table:table-cell table:formula="of:=[.A647]^3/1024^3" office:value-type="float" office:value="0.249907490797341">
            <text:p>0,2499074908</text:p>
          </table:table-cell>
          <table:table-cell table:number-columns-repeated="2"/>
        </table:table-row>
        <table:table-row table:style-name="ro1">
          <table:table-cell office:value-type="float" office:value="646">
            <text:p>646</text:p>
          </table:table-cell>
          <table:table-cell table:formula="of:=[.A648]^2/1048576" office:value-type="float" office:value="0.397983551025391">
            <text:p>0,397983551</text:p>
          </table:table-cell>
          <table:table-cell table:formula="of:=[.A648]^3/1024^3" office:value-type="float" office:value="0.251071654260159">
            <text:p>0,2510716543</text:p>
          </table:table-cell>
          <table:table-cell table:number-columns-repeated="2"/>
        </table:table-row>
        <table:table-row table:style-name="ro1">
          <table:table-cell office:value-type="float" office:value="647">
            <text:p>647</text:p>
          </table:table-cell>
          <table:table-cell table:formula="of:=[.A649]^2/1048576" office:value-type="float" office:value="0.399216651916504">
            <text:p>0,3992166519</text:p>
          </table:table-cell>
          <table:table-cell table:formula="of:=[.A649]^3/1024^3" office:value-type="float" office:value="0.252239427529275">
            <text:p>0,2522394275</text:p>
          </table:table-cell>
          <table:table-cell table:number-columns-repeated="2"/>
        </table:table-row>
        <table:table-row table:style-name="ro1">
          <table:table-cell office:value-type="float" office:value="648">
            <text:p>648</text:p>
          </table:table-cell>
          <table:table-cell table:formula="of:=[.A650]^2/1048576" office:value-type="float" office:value="0.40045166015625">
            <text:p>0,4004516602</text:p>
          </table:table-cell>
          <table:table-cell table:formula="of:=[.A650]^3/1024^3" office:value-type="float" office:value="0.253410816192627">
            <text:p>0,2534108162</text:p>
          </table:table-cell>
          <table:table-cell table:number-columns-repeated="2"/>
        </table:table-row>
        <table:table-row table:style-name="ro1">
          <table:table-cell office:value-type="float" office:value="649">
            <text:p>649</text:p>
          </table:table-cell>
          <table:table-cell table:formula="of:=[.A651]^2/1048576" office:value-type="float" office:value="0.401688575744629">
            <text:p>0,4016885757</text:p>
          </table:table-cell>
          <table:table-cell table:formula="of:=[.A651]^3/1024^3" office:value-type="float" office:value="0.254585825838149">
            <text:p>0,2545858258</text:p>
          </table:table-cell>
          <table:table-cell table:number-columns-repeated="2"/>
        </table:table-row>
        <table:table-row table:style-name="ro1">
          <table:table-cell office:value-type="float" office:value="650">
            <text:p>650</text:p>
          </table:table-cell>
          <table:table-cell table:formula="of:=[.A652]^2/1048576" office:value-type="float" office:value="0.402927398681641">
            <text:p>0,4029273987</text:p>
          </table:table-cell>
          <table:table-cell table:formula="of:=[.A652]^3/1024^3" office:value-type="float" office:value="0.255764462053776">
            <text:p>0,2557644621</text:p>
          </table:table-cell>
          <table:table-cell table:number-columns-repeated="2"/>
        </table:table-row>
        <table:table-row table:style-name="ro1">
          <table:table-cell office:value-type="float" office:value="651">
            <text:p>651</text:p>
          </table:table-cell>
          <table:table-cell table:formula="of:=[.A653]^2/1048576" office:value-type="float" office:value="0.404168128967285">
            <text:p>0,404168129</text:p>
          </table:table-cell>
          <table:table-cell table:formula="of:=[.A653]^3/1024^3" office:value-type="float" office:value="0.256946730427444">
            <text:p>0,2569467304</text:p>
          </table:table-cell>
          <table:table-cell table:number-columns-repeated="2"/>
        </table:table-row>
        <table:table-row table:style-name="ro1">
          <table:table-cell office:value-type="float" office:value="652">
            <text:p>652</text:p>
          </table:table-cell>
          <table:table-cell table:formula="of:=[.A654]^2/1048576" office:value-type="float" office:value="0.405410766601563">
            <text:p>0,4054107666</text:p>
          </table:table-cell>
          <table:table-cell table:formula="of:=[.A654]^3/1024^3" office:value-type="float" office:value="0.258132636547089">
            <text:p>0,2581326365</text:p>
          </table:table-cell>
          <table:table-cell table:number-columns-repeated="2"/>
        </table:table-row>
        <table:table-row table:style-name="ro1">
          <table:table-cell office:value-type="float" office:value="653">
            <text:p>653</text:p>
          </table:table-cell>
          <table:table-cell table:formula="of:=[.A655]^2/1048576" office:value-type="float" office:value="0.406655311584473">
            <text:p>0,4066553116</text:p>
          </table:table-cell>
          <table:table-cell table:formula="of:=[.A655]^3/1024^3" office:value-type="float" office:value="0.259322186000645">
            <text:p>0,259322186</text:p>
          </table:table-cell>
          <table:table-cell table:number-columns-repeated="2"/>
        </table:table-row>
        <table:table-row table:style-name="ro1">
          <table:table-cell office:value-type="float" office:value="654">
            <text:p>654</text:p>
          </table:table-cell>
          <table:table-cell table:formula="of:=[.A656]^2/1048576" office:value-type="float" office:value="0.407901763916016">
            <text:p>0,4079017639</text:p>
          </table:table-cell>
          <table:table-cell table:formula="of:=[.A656]^3/1024^3" office:value-type="float" office:value="0.260515384376049">
            <text:p>0,2605153844</text:p>
          </table:table-cell>
          <table:table-cell table:number-columns-repeated="2"/>
        </table:table-row>
        <table:table-row table:style-name="ro1">
          <table:table-cell office:value-type="float" office:value="655">
            <text:p>655</text:p>
          </table:table-cell>
          <table:table-cell table:formula="of:=[.A657]^2/1048576" office:value-type="float" office:value="0.409150123596191">
            <text:p>0,4091501236</text:p>
          </table:table-cell>
          <table:table-cell table:formula="of:=[.A657]^3/1024^3" office:value-type="float" office:value="0.261712237261236">
            <text:p>0,2617122373</text:p>
          </table:table-cell>
          <table:table-cell table:number-columns-repeated="2"/>
        </table:table-row>
        <table:table-row table:style-name="ro1">
          <table:table-cell office:value-type="float" office:value="656">
            <text:p>656</text:p>
          </table:table-cell>
          <table:table-cell table:formula="of:=[.A658]^2/1048576" office:value-type="float" office:value="0.410400390625">
            <text:p>0,4104003906</text:p>
          </table:table-cell>
          <table:table-cell table:formula="of:=[.A658]^3/1024^3" office:value-type="float" office:value="0.262912750244141">
            <text:p>0,2629127502</text:p>
          </table:table-cell>
          <table:table-cell table:number-columns-repeated="2"/>
        </table:table-row>
        <table:table-row table:style-name="ro1">
          <table:table-cell office:value-type="float" office:value="657">
            <text:p>657</text:p>
          </table:table-cell>
          <table:table-cell table:formula="of:=[.A659]^2/1048576" office:value-type="float" office:value="0.411652565002441">
            <text:p>0,411652565</text:p>
          </table:table-cell>
          <table:table-cell table:formula="of:=[.A659]^3/1024^3" office:value-type="float" office:value="0.264116928912699">
            <text:p>0,2641169289</text:p>
          </table:table-cell>
          <table:table-cell table:number-columns-repeated="2"/>
        </table:table-row>
        <table:table-row table:style-name="ro1">
          <table:table-cell office:value-type="float" office:value="658">
            <text:p>658</text:p>
          </table:table-cell>
          <table:table-cell table:formula="of:=[.A660]^2/1048576" office:value-type="float" office:value="0.412906646728516">
            <text:p>0,4129066467</text:p>
          </table:table-cell>
          <table:table-cell table:formula="of:=[.A660]^3/1024^3" office:value-type="float" office:value="0.265324778854847">
            <text:p>0,2653247789</text:p>
          </table:table-cell>
          <table:table-cell table:number-columns-repeated="2"/>
        </table:table-row>
        <table:table-row table:style-name="ro1">
          <table:table-cell office:value-type="float" office:value="659">
            <text:p>659</text:p>
          </table:table-cell>
          <table:table-cell table:formula="of:=[.A661]^2/1048576" office:value-type="float" office:value="0.414162635803223">
            <text:p>0,4141626358</text:p>
          </table:table-cell>
          <table:table-cell table:formula="of:=[.A661]^3/1024^3" office:value-type="float" office:value="0.266536305658519">
            <text:p>0,2665363057</text:p>
          </table:table-cell>
          <table:table-cell table:number-columns-repeated="2"/>
        </table:table-row>
        <table:table-row table:style-name="ro1">
          <table:table-cell office:value-type="float" office:value="660">
            <text:p>660</text:p>
          </table:table-cell>
          <table:table-cell table:formula="of:=[.A662]^2/1048576" office:value-type="float" office:value="0.415420532226563">
            <text:p>0,4154205322</text:p>
          </table:table-cell>
          <table:table-cell table:formula="of:=[.A662]^3/1024^3" office:value-type="float" office:value="0.267751514911652">
            <text:p>0,2677515149</text:p>
          </table:table-cell>
          <table:table-cell table:number-columns-repeated="2"/>
        </table:table-row>
        <table:table-row table:style-name="ro1">
          <table:table-cell office:value-type="float" office:value="661">
            <text:p>661</text:p>
          </table:table-cell>
          <table:table-cell table:formula="of:=[.A663]^2/1048576" office:value-type="float" office:value="0.416680335998535">
            <text:p>0,416680336</text:p>
          </table:table-cell>
          <table:table-cell table:formula="of:=[.A663]^3/1024^3" office:value-type="float" office:value="0.268970412202179">
            <text:p>0,2689704122</text:p>
          </table:table-cell>
          <table:table-cell table:number-columns-repeated="2"/>
        </table:table-row>
        <table:table-row table:style-name="ro1">
          <table:table-cell office:value-type="float" office:value="662">
            <text:p>662</text:p>
          </table:table-cell>
          <table:table-cell table:formula="of:=[.A664]^2/1048576" office:value-type="float" office:value="0.417942047119141">
            <text:p>0,4179420471</text:p>
          </table:table-cell>
          <table:table-cell table:formula="of:=[.A664]^3/1024^3" office:value-type="float" office:value="0.270193003118038">
            <text:p>0,2701930031</text:p>
          </table:table-cell>
          <table:table-cell table:number-columns-repeated="2"/>
        </table:table-row>
        <table:table-row table:style-name="ro1">
          <table:table-cell office:value-type="float" office:value="663">
            <text:p>663</text:p>
          </table:table-cell>
          <table:table-cell table:formula="of:=[.A665]^2/1048576" office:value-type="float" office:value="0.419205665588379">
            <text:p>0,4192056656</text:p>
          </table:table-cell>
          <table:table-cell table:formula="of:=[.A665]^3/1024^3" office:value-type="float" office:value="0.271419293247163">
            <text:p>0,2714192932</text:p>
          </table:table-cell>
          <table:table-cell table:number-columns-repeated="2"/>
        </table:table-row>
        <table:table-row table:style-name="ro1">
          <table:table-cell office:value-type="float" office:value="664">
            <text:p>664</text:p>
          </table:table-cell>
          <table:table-cell table:formula="of:=[.A666]^2/1048576" office:value-type="float" office:value="0.42047119140625">
            <text:p>0,4204711914</text:p>
          </table:table-cell>
          <table:table-cell table:formula="of:=[.A666]^3/1024^3" office:value-type="float" office:value="0.27264928817749">
            <text:p>0,2726492882</text:p>
          </table:table-cell>
          <table:table-cell table:number-columns-repeated="2"/>
        </table:table-row>
        <table:table-row table:style-name="ro1">
          <table:table-cell office:value-type="float" office:value="665">
            <text:p>665</text:p>
          </table:table-cell>
          <table:table-cell table:formula="of:=[.A667]^2/1048576" office:value-type="float" office:value="0.421738624572754">
            <text:p>0,4217386246</text:p>
          </table:table-cell>
          <table:table-cell table:formula="of:=[.A667]^3/1024^3" office:value-type="float" office:value="0.273882993496954">
            <text:p>0,2738829935</text:p>
          </table:table-cell>
          <table:table-cell table:number-columns-repeated="2"/>
        </table:table-row>
        <table:table-row table:style-name="ro1">
          <table:table-cell office:value-type="float" office:value="666">
            <text:p>666</text:p>
          </table:table-cell>
          <table:table-cell table:formula="of:=[.A668]^2/1048576" office:value-type="float" office:value="0.423007965087891">
            <text:p>0,4230079651</text:p>
          </table:table-cell>
          <table:table-cell table:formula="of:=[.A668]^3/1024^3" office:value-type="float" office:value="0.275120414793491">
            <text:p>0,2751204148</text:p>
          </table:table-cell>
          <table:table-cell table:number-columns-repeated="2"/>
        </table:table-row>
        <table:table-row table:style-name="ro1">
          <table:table-cell office:value-type="float" office:value="667">
            <text:p>667</text:p>
          </table:table-cell>
          <table:table-cell table:formula="of:=[.A669]^2/1048576" office:value-type="float" office:value="0.42427921295166">
            <text:p>0,424279213</text:p>
          </table:table-cell>
          <table:table-cell table:formula="of:=[.A669]^3/1024^3" office:value-type="float" office:value="0.276361557655036">
            <text:p>0,2763615577</text:p>
          </table:table-cell>
          <table:table-cell table:number-columns-repeated="2"/>
        </table:table-row>
        <table:table-row table:style-name="ro1">
          <table:table-cell office:value-type="float" office:value="668">
            <text:p>668</text:p>
          </table:table-cell>
          <table:table-cell table:formula="of:=[.A670]^2/1048576" office:value-type="float" office:value="0.425552368164063">
            <text:p>0,4255523682</text:p>
          </table:table-cell>
          <table:table-cell table:formula="of:=[.A670]^3/1024^3" office:value-type="float" office:value="0.277606427669525">
            <text:p>0,2776064277</text:p>
          </table:table-cell>
          <table:table-cell table:number-columns-repeated="2"/>
        </table:table-row>
        <table:table-row table:style-name="ro1">
          <table:table-cell office:value-type="float" office:value="669">
            <text:p>669</text:p>
          </table:table-cell>
          <table:table-cell table:formula="of:=[.A671]^2/1048576" office:value-type="float" office:value="0.426827430725098">
            <text:p>0,4268274307</text:p>
          </table:table-cell>
          <table:table-cell table:formula="of:=[.A671]^3/1024^3" office:value-type="float" office:value="0.278855030424893">
            <text:p>0,2788550304</text:p>
          </table:table-cell>
          <table:table-cell table:number-columns-repeated="2"/>
        </table:table-row>
        <table:table-row table:style-name="ro1">
          <table:table-cell office:value-type="float" office:value="670">
            <text:p>670</text:p>
          </table:table-cell>
          <table:table-cell table:formula="of:=[.A672]^2/1048576" office:value-type="float" office:value="0.428104400634766">
            <text:p>0,4281044006</text:p>
          </table:table-cell>
          <table:table-cell table:formula="of:=[.A672]^3/1024^3" office:value-type="float" office:value="0.280107371509075">
            <text:p>0,2801073715</text:p>
          </table:table-cell>
          <table:table-cell table:number-columns-repeated="2"/>
        </table:table-row>
        <table:table-row table:style-name="ro1">
          <table:table-cell office:value-type="float" office:value="671">
            <text:p>671</text:p>
          </table:table-cell>
          <table:table-cell table:formula="of:=[.A673]^2/1048576" office:value-type="float" office:value="0.429383277893066">
            <text:p>0,4293832779</text:p>
          </table:table-cell>
          <table:table-cell table:formula="of:=[.A673]^3/1024^3" office:value-type="float" office:value="0.281363456510007">
            <text:p>0,2813634565</text:p>
          </table:table-cell>
          <table:table-cell table:number-columns-repeated="2"/>
        </table:table-row>
        <table:table-row table:style-name="ro1">
          <table:table-cell office:value-type="float" office:value="672">
            <text:p>672</text:p>
          </table:table-cell>
          <table:table-cell table:formula="of:=[.A674]^2/1048576" office:value-type="float" office:value="0.4306640625">
            <text:p>0,4306640625</text:p>
          </table:table-cell>
          <table:table-cell table:formula="of:=[.A674]^3/1024^3" office:value-type="float" office:value="0.282623291015625">
            <text:p>0,282623291</text:p>
          </table:table-cell>
          <table:table-cell table:number-columns-repeated="2"/>
        </table:table-row>
        <table:table-row table:style-name="ro1">
          <table:table-cell office:value-type="float" office:value="673">
            <text:p>673</text:p>
          </table:table-cell>
          <table:table-cell table:formula="of:=[.A675]^2/1048576" office:value-type="float" office:value="0.431946754455566">
            <text:p>0,4319467545</text:p>
          </table:table-cell>
          <table:table-cell table:formula="of:=[.A675]^3/1024^3" office:value-type="float" office:value="0.283886880613863">
            <text:p>0,2838868806</text:p>
          </table:table-cell>
          <table:table-cell table:number-columns-repeated="2"/>
        </table:table-row>
        <table:table-row table:style-name="ro1">
          <table:table-cell office:value-type="float" office:value="674">
            <text:p>674</text:p>
          </table:table-cell>
          <table:table-cell table:formula="of:=[.A676]^2/1048576" office:value-type="float" office:value="0.433231353759766">
            <text:p>0,4332313538</text:p>
          </table:table-cell>
          <table:table-cell table:formula="of:=[.A676]^3/1024^3" office:value-type="float" office:value="0.285154230892658">
            <text:p>0,2851542309</text:p>
          </table:table-cell>
          <table:table-cell table:number-columns-repeated="2"/>
        </table:table-row>
        <table:table-row table:style-name="ro1">
          <table:table-cell office:value-type="float" office:value="675">
            <text:p>675</text:p>
          </table:table-cell>
          <table:table-cell table:formula="of:=[.A677]^2/1048576" office:value-type="float" office:value="0.434517860412598">
            <text:p>0,4345178604</text:p>
          </table:table-cell>
          <table:table-cell table:formula="of:=[.A677]^3/1024^3" office:value-type="float" office:value="0.286425347439945">
            <text:p>0,2864253474</text:p>
          </table:table-cell>
          <table:table-cell table:number-columns-repeated="2"/>
        </table:table-row>
        <table:table-row table:style-name="ro1">
          <table:table-cell office:value-type="float" office:value="676">
            <text:p>676</text:p>
          </table:table-cell>
          <table:table-cell table:formula="of:=[.A678]^2/1048576" office:value-type="float" office:value="0.435806274414063">
            <text:p>0,4358062744</text:p>
          </table:table-cell>
          <table:table-cell table:formula="of:=[.A678]^3/1024^3" office:value-type="float" office:value="0.287700235843658">
            <text:p>0,2877002358</text:p>
          </table:table-cell>
          <table:table-cell table:number-columns-repeated="2"/>
        </table:table-row>
        <table:table-row table:style-name="ro1">
          <table:table-cell office:value-type="float" office:value="677">
            <text:p>677</text:p>
          </table:table-cell>
          <table:table-cell table:formula="of:=[.A679]^2/1048576" office:value-type="float" office:value="0.43709659576416">
            <text:p>0,4370965958</text:p>
          </table:table-cell>
          <table:table-cell table:formula="of:=[.A679]^3/1024^3" office:value-type="float" office:value="0.288978901691735">
            <text:p>0,2889789017</text:p>
          </table:table-cell>
          <table:table-cell table:number-columns-repeated="2"/>
        </table:table-row>
        <table:table-row table:style-name="ro1">
          <table:table-cell office:value-type="float" office:value="678">
            <text:p>678</text:p>
          </table:table-cell>
          <table:table-cell table:formula="of:=[.A680]^2/1048576" office:value-type="float" office:value="0.438388824462891">
            <text:p>0,4383888245</text:p>
          </table:table-cell>
          <table:table-cell table:formula="of:=[.A680]^3/1024^3" office:value-type="float" office:value="0.290261350572109">
            <text:p>0,2902613506</text:p>
          </table:table-cell>
          <table:table-cell table:number-columns-repeated="2"/>
        </table:table-row>
        <table:table-row table:style-name="ro1">
          <table:table-cell office:value-type="float" office:value="679">
            <text:p>679</text:p>
          </table:table-cell>
          <table:table-cell table:formula="of:=[.A681]^2/1048576" office:value-type="float" office:value="0.439682960510254">
            <text:p>0,4396829605</text:p>
          </table:table-cell>
          <table:table-cell table:formula="of:=[.A681]^3/1024^3" office:value-type="float" office:value="0.291547588072717">
            <text:p>0,2915475881</text:p>
          </table:table-cell>
          <table:table-cell table:number-columns-repeated="2"/>
        </table:table-row>
        <table:table-row table:style-name="ro1">
          <table:table-cell office:value-type="float" office:value="680">
            <text:p>680</text:p>
          </table:table-cell>
          <table:table-cell table:formula="of:=[.A682]^2/1048576" office:value-type="float" office:value="0.44097900390625">
            <text:p>0,4409790039</text:p>
          </table:table-cell>
          <table:table-cell table:formula="of:=[.A682]^3/1024^3" office:value-type="float" office:value="0.292837619781494">
            <text:p>0,2928376198</text:p>
          </table:table-cell>
          <table:table-cell table:number-columns-repeated="2"/>
        </table:table-row>
        <table:table-row table:style-name="ro1">
          <table:table-cell office:value-type="float" office:value="681">
            <text:p>681</text:p>
          </table:table-cell>
          <table:table-cell table:formula="of:=[.A683]^2/1048576" office:value-type="float" office:value="0.442276954650879">
            <text:p>0,4422769547</text:p>
          </table:table-cell>
          <table:table-cell table:formula="of:=[.A683]^3/1024^3" office:value-type="float" office:value="0.294131451286376">
            <text:p>0,2941314513</text:p>
          </table:table-cell>
          <table:table-cell table:number-columns-repeated="2"/>
        </table:table-row>
        <table:table-row table:style-name="ro1">
          <table:table-cell office:value-type="float" office:value="682">
            <text:p>682</text:p>
          </table:table-cell>
          <table:table-cell table:formula="of:=[.A684]^2/1048576" office:value-type="float" office:value="0.443576812744141">
            <text:p>0,4435768127</text:p>
          </table:table-cell>
          <table:table-cell table:formula="of:=[.A684]^3/1024^3" office:value-type="float" office:value="0.295429088175297">
            <text:p>0,2954290882</text:p>
          </table:table-cell>
          <table:table-cell table:number-columns-repeated="2"/>
        </table:table-row>
        <table:table-row table:style-name="ro1">
          <table:table-cell office:value-type="float" office:value="683">
            <text:p>683</text:p>
          </table:table-cell>
          <table:table-cell table:formula="of:=[.A685]^2/1048576" office:value-type="float" office:value="0.444878578186035">
            <text:p>0,4448785782</text:p>
          </table:table-cell>
          <table:table-cell table:formula="of:=[.A685]^3/1024^3" office:value-type="float" office:value="0.296730536036193">
            <text:p>0,296730536</text:p>
          </table:table-cell>
          <table:table-cell table:number-columns-repeated="2"/>
        </table:table-row>
        <table:table-row table:style-name="ro1">
          <table:table-cell office:value-type="float" office:value="684">
            <text:p>684</text:p>
          </table:table-cell>
          <table:table-cell table:formula="of:=[.A686]^2/1048576" office:value-type="float" office:value="0.446182250976563">
            <text:p>0,446182251</text:p>
          </table:table-cell>
          <table:table-cell table:formula="of:=[.A686]^3/1024^3" office:value-type="float" office:value="0.298035800457001">
            <text:p>0,2980358005</text:p>
          </table:table-cell>
          <table:table-cell table:number-columns-repeated="2"/>
        </table:table-row>
        <table:table-row table:style-name="ro1">
          <table:table-cell office:value-type="float" office:value="685">
            <text:p>685</text:p>
          </table:table-cell>
          <table:table-cell table:formula="of:=[.A687]^2/1048576" office:value-type="float" office:value="0.447487831115723">
            <text:p>0,4474878311</text:p>
          </table:table-cell>
          <table:table-cell table:formula="of:=[.A687]^3/1024^3" office:value-type="float" office:value="0.299344887025654">
            <text:p>0,299344887</text:p>
          </table:table-cell>
          <table:table-cell table:number-columns-repeated="2"/>
        </table:table-row>
        <table:table-row table:style-name="ro1">
          <table:table-cell office:value-type="float" office:value="686">
            <text:p>686</text:p>
          </table:table-cell>
          <table:table-cell table:formula="of:=[.A688]^2/1048576" office:value-type="float" office:value="0.448795318603516">
            <text:p>0,4487953186</text:p>
          </table:table-cell>
          <table:table-cell table:formula="of:=[.A688]^3/1024^3" office:value-type="float" office:value="0.30065780133009">
            <text:p>0,3006578013</text:p>
          </table:table-cell>
          <table:table-cell table:number-columns-repeated="2"/>
        </table:table-row>
        <table:table-row table:style-name="ro1">
          <table:table-cell office:value-type="float" office:value="687">
            <text:p>687</text:p>
          </table:table-cell>
          <table:table-cell table:formula="of:=[.A689]^2/1048576" office:value-type="float" office:value="0.450104713439941">
            <text:p>0,4501047134</text:p>
          </table:table-cell>
          <table:table-cell table:formula="of:=[.A689]^3/1024^3" office:value-type="float" office:value="0.301974548958242">
            <text:p>0,301974549</text:p>
          </table:table-cell>
          <table:table-cell table:number-columns-repeated="2"/>
        </table:table-row>
        <table:table-row table:style-name="ro1">
          <table:table-cell office:value-type="float" office:value="688">
            <text:p>688</text:p>
          </table:table-cell>
          <table:table-cell table:formula="of:=[.A690]^2/1048576" office:value-type="float" office:value="0.451416015625">
            <text:p>0,4514160156</text:p>
          </table:table-cell>
          <table:table-cell table:formula="of:=[.A690]^3/1024^3" office:value-type="float" office:value="0.303295135498047">
            <text:p>0,3032951355</text:p>
          </table:table-cell>
          <table:table-cell table:number-columns-repeated="2"/>
        </table:table-row>
        <table:table-row table:style-name="ro1">
          <table:table-cell office:value-type="float" office:value="689">
            <text:p>689</text:p>
          </table:table-cell>
          <table:table-cell table:formula="of:=[.A691]^2/1048576" office:value-type="float" office:value="0.452729225158691">
            <text:p>0,4527292252</text:p>
          </table:table-cell>
          <table:table-cell table:formula="of:=[.A691]^3/1024^3" office:value-type="float" office:value="0.30461956653744">
            <text:p>0,3046195665</text:p>
          </table:table-cell>
          <table:table-cell table:number-columns-repeated="2"/>
        </table:table-row>
        <table:table-row table:style-name="ro1">
          <table:table-cell office:value-type="float" office:value="690">
            <text:p>690</text:p>
          </table:table-cell>
          <table:table-cell table:formula="of:=[.A692]^2/1048576" office:value-type="float" office:value="0.454044342041016">
            <text:p>0,454044342</text:p>
          </table:table-cell>
          <table:table-cell table:formula="of:=[.A692]^3/1024^3" office:value-type="float" office:value="0.305947847664356">
            <text:p>0,3059478477</text:p>
          </table:table-cell>
          <table:table-cell table:number-columns-repeated="2"/>
        </table:table-row>
        <table:table-row table:style-name="ro1">
          <table:table-cell office:value-type="float" office:value="691">
            <text:p>691</text:p>
          </table:table-cell>
          <table:table-cell table:formula="of:=[.A693]^2/1048576" office:value-type="float" office:value="0.455361366271973">
            <text:p>0,4553613663</text:p>
          </table:table-cell>
          <table:table-cell table:formula="of:=[.A693]^3/1024^3" office:value-type="float" office:value="0.307279984466732">
            <text:p>0,3072799845</text:p>
          </table:table-cell>
          <table:table-cell table:number-columns-repeated="2"/>
        </table:table-row>
        <table:table-row table:style-name="ro1">
          <table:table-cell office:value-type="float" office:value="692">
            <text:p>692</text:p>
          </table:table-cell>
          <table:table-cell table:formula="of:=[.A694]^2/1048576" office:value-type="float" office:value="0.456680297851563">
            <text:p>0,4566802979</text:p>
          </table:table-cell>
          <table:table-cell table:formula="of:=[.A694]^3/1024^3" office:value-type="float" office:value="0.308615982532501">
            <text:p>0,3086159825</text:p>
          </table:table-cell>
          <table:table-cell table:number-columns-repeated="2"/>
        </table:table-row>
        <table:table-row table:style-name="ro1">
          <table:table-cell office:value-type="float" office:value="693">
            <text:p>693</text:p>
          </table:table-cell>
          <table:table-cell table:formula="of:=[.A695]^2/1048576" office:value-type="float" office:value="0.458001136779785">
            <text:p>0,4580011368</text:p>
          </table:table-cell>
          <table:table-cell table:formula="of:=[.A695]^3/1024^3" office:value-type="float" office:value="0.309955847449601">
            <text:p>0,3099558474</text:p>
          </table:table-cell>
          <table:table-cell table:number-columns-repeated="2"/>
        </table:table-row>
        <table:table-row table:style-name="ro1">
          <table:table-cell office:value-type="float" office:value="694">
            <text:p>694</text:p>
          </table:table-cell>
          <table:table-cell table:formula="of:=[.A696]^2/1048576" office:value-type="float" office:value="0.459323883056641">
            <text:p>0,4593238831</text:p>
          </table:table-cell>
          <table:table-cell table:formula="of:=[.A696]^3/1024^3" office:value-type="float" office:value="0.311299584805965">
            <text:p>0,3112995848</text:p>
          </table:table-cell>
          <table:table-cell table:number-columns-repeated="2"/>
        </table:table-row>
        <table:table-row table:style-name="ro1">
          <table:table-cell office:value-type="float" office:value="695">
            <text:p>695</text:p>
          </table:table-cell>
          <table:table-cell table:formula="of:=[.A697]^2/1048576" office:value-type="float" office:value="0.460648536682129">
            <text:p>0,4606485367</text:p>
          </table:table-cell>
          <table:table-cell table:formula="of:=[.A697]^3/1024^3" office:value-type="float" office:value="0.312647200189531">
            <text:p>0,3126472002</text:p>
          </table:table-cell>
          <table:table-cell table:number-columns-repeated="2"/>
        </table:table-row>
        <table:table-row table:style-name="ro1">
          <table:table-cell office:value-type="float" office:value="696">
            <text:p>696</text:p>
          </table:table-cell>
          <table:table-cell table:formula="of:=[.A698]^2/1048576" office:value-type="float" office:value="0.46197509765625">
            <text:p>0,4619750977</text:p>
          </table:table-cell>
          <table:table-cell table:formula="of:=[.A698]^3/1024^3" office:value-type="float" office:value="0.313998699188232">
            <text:p>0,3139986992</text:p>
          </table:table-cell>
          <table:table-cell table:number-columns-repeated="2"/>
        </table:table-row>
        <table:table-row table:style-name="ro1">
          <table:table-cell office:value-type="float" office:value="697">
            <text:p>697</text:p>
          </table:table-cell>
          <table:table-cell table:formula="of:=[.A699]^2/1048576" office:value-type="float" office:value="0.463303565979004">
            <text:p>0,463303566</text:p>
          </table:table-cell>
          <table:table-cell table:formula="of:=[.A699]^3/1024^3" office:value-type="float" office:value="0.315354087390006">
            <text:p>0,3153540874</text:p>
          </table:table-cell>
          <table:table-cell table:number-columns-repeated="2"/>
        </table:table-row>
        <table:table-row table:style-name="ro1">
          <table:table-cell office:value-type="float" office:value="698">
            <text:p>698</text:p>
          </table:table-cell>
          <table:table-cell table:formula="of:=[.A700]^2/1048576" office:value-type="float" office:value="0.464633941650391">
            <text:p>0,4646339417</text:p>
          </table:table-cell>
          <table:table-cell table:formula="of:=[.A700]^3/1024^3" office:value-type="float" office:value="0.316713370382786">
            <text:p>0,3167133704</text:p>
          </table:table-cell>
          <table:table-cell table:number-columns-repeated="2"/>
        </table:table-row>
        <table:table-row table:style-name="ro1">
          <table:table-cell office:value-type="float" office:value="699">
            <text:p>699</text:p>
          </table:table-cell>
          <table:table-cell table:formula="of:=[.A701]^2/1048576" office:value-type="float" office:value="0.46596622467041">
            <text:p>0,4659662247</text:p>
          </table:table-cell>
          <table:table-cell table:formula="of:=[.A701]^3/1024^3" office:value-type="float" office:value="0.318076553754508">
            <text:p>0,3180765538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table:formula="of:=[.A702]^2/1048576" office:value-type="float" office:value="0.467300415039063">
            <text:p>0,467300415</text:p>
          </table:table-cell>
          <table:table-cell table:formula="of:=[.A702]^3/1024^3" office:value-type="float" office:value="0.319443643093109">
            <text:p>0,3194436431</text:p>
          </table:table-cell>
          <table:table-cell table:number-columns-repeated="2"/>
        </table:table-row>
        <table:table-row table:style-name="ro1">
          <table:table-cell office:value-type="float" office:value="701">
            <text:p>701</text:p>
          </table:table-cell>
          <table:table-cell table:formula="of:=[.A703]^2/1048576" office:value-type="float" office:value="0.468636512756348">
            <text:p>0,4686365128</text:p>
          </table:table-cell>
          <table:table-cell table:formula="of:=[.A703]^3/1024^3" office:value-type="float" office:value="0.320814643986523">
            <text:p>0,320814644</text:p>
          </table:table-cell>
          <table:table-cell table:number-columns-repeated="2"/>
        </table:table-row>
        <table:table-row table:style-name="ro1">
          <table:table-cell office:value-type="float" office:value="702">
            <text:p>702</text:p>
          </table:table-cell>
          <table:table-cell table:formula="of:=[.A704]^2/1048576" office:value-type="float" office:value="0.469974517822266">
            <text:p>0,4699745178</text:p>
          </table:table-cell>
          <table:table-cell table:formula="of:=[.A704]^3/1024^3" office:value-type="float" office:value="0.322189562022686">
            <text:p>0,322189562</text:p>
          </table:table-cell>
          <table:table-cell table:number-columns-repeated="2"/>
        </table:table-row>
        <table:table-row table:style-name="ro1">
          <table:table-cell office:value-type="float" office:value="703">
            <text:p>703</text:p>
          </table:table-cell>
          <table:table-cell table:formula="of:=[.A705]^2/1048576" office:value-type="float" office:value="0.471314430236816">
            <text:p>0,4713144302</text:p>
          </table:table-cell>
          <table:table-cell table:formula="of:=[.A705]^3/1024^3" office:value-type="float" office:value="0.323568402789533">
            <text:p>0,3235684028</text:p>
          </table:table-cell>
          <table:table-cell table:number-columns-repeated="2"/>
        </table:table-row>
        <table:table-row table:style-name="ro1">
          <table:table-cell office:value-type="float" office:value="704">
            <text:p>704</text:p>
          </table:table-cell>
          <table:table-cell table:formula="of:=[.A706]^2/1048576" office:value-type="float" office:value="0.47265625">
            <text:p>0,47265625</text:p>
          </table:table-cell>
          <table:table-cell table:formula="of:=[.A706]^3/1024^3" office:value-type="float" office:value="0.324951171875">
            <text:p>0,3249511719</text:p>
          </table:table-cell>
          <table:table-cell table:number-columns-repeated="2"/>
        </table:table-row>
        <table:table-row table:style-name="ro1">
          <table:table-cell office:value-type="float" office:value="705">
            <text:p>705</text:p>
          </table:table-cell>
          <table:table-cell table:formula="of:=[.A707]^2/1048576" office:value-type="float" office:value="0.473999977111816">
            <text:p>0,4739999771</text:p>
          </table:table-cell>
          <table:table-cell table:formula="of:=[.A707]^3/1024^3" office:value-type="float" office:value="0.326337874867022">
            <text:p>0,3263378749</text:p>
          </table:table-cell>
          <table:table-cell table:number-columns-repeated="2"/>
        </table:table-row>
        <table:table-row table:style-name="ro1">
          <table:table-cell office:value-type="float" office:value="706">
            <text:p>706</text:p>
          </table:table-cell>
          <table:table-cell table:formula="of:=[.A708]^2/1048576" office:value-type="float" office:value="0.475345611572266">
            <text:p>0,4753456116</text:p>
          </table:table-cell>
          <table:table-cell table:formula="of:=[.A708]^3/1024^3" office:value-type="float" office:value="0.327728517353535">
            <text:p>0,3277285174</text:p>
          </table:table-cell>
          <table:table-cell table:number-columns-repeated="2"/>
        </table:table-row>
        <table:table-row table:style-name="ro1">
          <table:table-cell office:value-type="float" office:value="707">
            <text:p>707</text:p>
          </table:table-cell>
          <table:table-cell table:formula="of:=[.A709]^2/1048576" office:value-type="float" office:value="0.476693153381348">
            <text:p>0,4766931534</text:p>
          </table:table-cell>
          <table:table-cell table:formula="of:=[.A709]^3/1024^3" office:value-type="float" office:value="0.329123104922473">
            <text:p>0,3291231049</text:p>
          </table:table-cell>
          <table:table-cell table:number-columns-repeated="2"/>
        </table:table-row>
        <table:table-row table:style-name="ro1">
          <table:table-cell office:value-type="float" office:value="708">
            <text:p>708</text:p>
          </table:table-cell>
          <table:table-cell table:formula="of:=[.A710]^2/1048576" office:value-type="float" office:value="0.478042602539063">
            <text:p>0,4780426025</text:p>
          </table:table-cell>
          <table:table-cell table:formula="of:=[.A710]^3/1024^3" office:value-type="float" office:value="0.330521643161774">
            <text:p>0,3305216432</text:p>
          </table:table-cell>
          <table:table-cell table:number-columns-repeated="2"/>
        </table:table-row>
        <table:table-row table:style-name="ro1">
          <table:table-cell office:value-type="float" office:value="709">
            <text:p>709</text:p>
          </table:table-cell>
          <table:table-cell table:formula="of:=[.A711]^2/1048576" office:value-type="float" office:value="0.47939395904541">
            <text:p>0,479393959</text:p>
          </table:table-cell>
          <table:table-cell table:formula="of:=[.A711]^3/1024^3" office:value-type="float" office:value="0.331924137659371">
            <text:p>0,3319241377</text:p>
          </table:table-cell>
          <table:table-cell table:number-columns-repeated="2"/>
        </table:table-row>
        <table:table-row table:style-name="ro1">
          <table:table-cell office:value-type="float" office:value="710">
            <text:p>710</text:p>
          </table:table-cell>
          <table:table-cell table:formula="of:=[.A712]^2/1048576" office:value-type="float" office:value="0.480747222900391">
            <text:p>0,4807472229</text:p>
          </table:table-cell>
          <table:table-cell table:formula="of:=[.A712]^3/1024^3" office:value-type="float" office:value="0.333330594003201">
            <text:p>0,333330594</text:p>
          </table:table-cell>
          <table:table-cell table:number-columns-repeated="2"/>
        </table:table-row>
        <table:table-row table:style-name="ro1">
          <table:table-cell office:value-type="float" office:value="711">
            <text:p>711</text:p>
          </table:table-cell>
          <table:table-cell table:formula="of:=[.A713]^2/1048576" office:value-type="float" office:value="0.482102394104004">
            <text:p>0,4821023941</text:p>
          </table:table-cell>
          <table:table-cell table:formula="of:=[.A713]^3/1024^3" office:value-type="float" office:value="0.334741017781198">
            <text:p>0,3347410178</text:p>
          </table:table-cell>
          <table:table-cell table:number-columns-repeated="2"/>
        </table:table-row>
        <table:table-row table:style-name="ro1">
          <table:table-cell office:value-type="float" office:value="712">
            <text:p>712</text:p>
          </table:table-cell>
          <table:table-cell table:formula="of:=[.A714]^2/1048576" office:value-type="float" office:value="0.48345947265625">
            <text:p>0,4834594727</text:p>
          </table:table-cell>
          <table:table-cell table:formula="of:=[.A714]^3/1024^3" office:value-type="float" office:value="0.336155414581299">
            <text:p>0,3361554146</text:p>
          </table:table-cell>
          <table:table-cell table:number-columns-repeated="2"/>
        </table:table-row>
        <table:table-row table:style-name="ro1">
          <table:table-cell office:value-type="float" office:value="713">
            <text:p>713</text:p>
          </table:table-cell>
          <table:table-cell table:formula="of:=[.A715]^2/1048576" office:value-type="float" office:value="0.484818458557129">
            <text:p>0,4848184586</text:p>
          </table:table-cell>
          <table:table-cell table:formula="of:=[.A715]^3/1024^3" office:value-type="float" office:value="0.337573789991438">
            <text:p>0,33757379</text:p>
          </table:table-cell>
          <table:table-cell table:number-columns-repeated="2"/>
        </table:table-row>
        <table:table-row table:style-name="ro1">
          <table:table-cell office:value-type="float" office:value="714">
            <text:p>714</text:p>
          </table:table-cell>
          <table:table-cell table:formula="of:=[.A716]^2/1048576" office:value-type="float" office:value="0.486179351806641">
            <text:p>0,4861793518</text:p>
          </table:table-cell>
          <table:table-cell table:formula="of:=[.A716]^3/1024^3" office:value-type="float" office:value="0.338996149599552">
            <text:p>0,3389961496</text:p>
          </table:table-cell>
          <table:table-cell table:number-columns-repeated="2"/>
        </table:table-row>
        <table:table-row table:style-name="ro1">
          <table:table-cell office:value-type="float" office:value="715">
            <text:p>715</text:p>
          </table:table-cell>
          <table:table-cell table:formula="of:=[.A717]^2/1048576" office:value-type="float" office:value="0.487542152404785">
            <text:p>0,4875421524</text:p>
          </table:table-cell>
          <table:table-cell table:formula="of:=[.A717]^3/1024^3" office:value-type="float" office:value="0.340422498993576">
            <text:p>0,340422499</text:p>
          </table:table-cell>
          <table:table-cell table:number-columns-repeated="2"/>
        </table:table-row>
        <table:table-row table:style-name="ro1">
          <table:table-cell office:value-type="float" office:value="716">
            <text:p>716</text:p>
          </table:table-cell>
          <table:table-cell table:formula="of:=[.A718]^2/1048576" office:value-type="float" office:value="0.488906860351563">
            <text:p>0,4889068604</text:p>
          </table:table-cell>
          <table:table-cell table:formula="of:=[.A718]^3/1024^3" office:value-type="float" office:value="0.341852843761444">
            <text:p>0,3418528438</text:p>
          </table:table-cell>
          <table:table-cell table:number-columns-repeated="2"/>
        </table:table-row>
        <table:table-row table:style-name="ro1">
          <table:table-cell office:value-type="float" office:value="717">
            <text:p>717</text:p>
          </table:table-cell>
          <table:table-cell table:formula="of:=[.A719]^2/1048576" office:value-type="float" office:value="0.490273475646973">
            <text:p>0,4902734756</text:p>
          </table:table-cell>
          <table:table-cell table:formula="of:=[.A719]^3/1024^3" office:value-type="float" office:value="0.343287189491093">
            <text:p>0,3432871895</text:p>
          </table:table-cell>
          <table:table-cell table:number-columns-repeated="2"/>
        </table:table-row>
        <table:table-row table:style-name="ro1">
          <table:table-cell office:value-type="float" office:value="718">
            <text:p>718</text:p>
          </table:table-cell>
          <table:table-cell table:formula="of:=[.A720]^2/1048576" office:value-type="float" office:value="0.491641998291016">
            <text:p>0,4916419983</text:p>
          </table:table-cell>
          <table:table-cell table:formula="of:=[.A720]^3/1024^3" office:value-type="float" office:value="0.344725541770458">
            <text:p>0,3447255418</text:p>
          </table:table-cell>
          <table:table-cell table:number-columns-repeated="2"/>
        </table:table-row>
        <table:table-row table:style-name="ro1">
          <table:table-cell office:value-type="float" office:value="719">
            <text:p>719</text:p>
          </table:table-cell>
          <table:table-cell table:formula="of:=[.A721]^2/1048576" office:value-type="float" office:value="0.493012428283691">
            <text:p>0,4930124283</text:p>
          </table:table-cell>
          <table:table-cell table:formula="of:=[.A721]^3/1024^3" office:value-type="float" office:value="0.346167906187475">
            <text:p>0,3461679062</text:p>
          </table:table-cell>
          <table:table-cell table:number-columns-repeated="2"/>
        </table:table-row>
        <table:table-row table:style-name="ro1">
          <table:table-cell office:value-type="float" office:value="720">
            <text:p>720</text:p>
          </table:table-cell>
          <table:table-cell table:formula="of:=[.A722]^2/1048576" office:value-type="float" office:value="0.494384765625">
            <text:p>0,4943847656</text:p>
          </table:table-cell>
          <table:table-cell table:formula="of:=[.A722]^3/1024^3" office:value-type="float" office:value="0.347614288330078">
            <text:p>0,3476142883</text:p>
          </table:table-cell>
          <table:table-cell table:number-columns-repeated="2"/>
        </table:table-row>
        <table:table-row table:style-name="ro1">
          <table:table-cell office:value-type="float" office:value="721">
            <text:p>721</text:p>
          </table:table-cell>
          <table:table-cell table:formula="of:=[.A723]^2/1048576" office:value-type="float" office:value="0.495759010314941">
            <text:p>0,4957590103</text:p>
          </table:table-cell>
          <table:table-cell table:formula="of:=[.A723]^3/1024^3" office:value-type="float" office:value="0.349064693786204">
            <text:p>0,3490646938</text:p>
          </table:table-cell>
          <table:table-cell table:number-columns-repeated="2"/>
        </table:table-row>
        <table:table-row table:style-name="ro1">
          <table:table-cell office:value-type="float" office:value="722">
            <text:p>722</text:p>
          </table:table-cell>
          <table:table-cell table:formula="of:=[.A724]^2/1048576" office:value-type="float" office:value="0.497135162353516">
            <text:p>0,4971351624</text:p>
          </table:table-cell>
          <table:table-cell table:formula="of:=[.A724]^3/1024^3" office:value-type="float" office:value="0.350519128143787">
            <text:p>0,3505191281</text:p>
          </table:table-cell>
          <table:table-cell table:number-columns-repeated="2"/>
        </table:table-row>
        <table:table-row table:style-name="ro1">
          <table:table-cell office:value-type="float" office:value="723">
            <text:p>723</text:p>
          </table:table-cell>
          <table:table-cell table:formula="of:=[.A725]^2/1048576" office:value-type="float" office:value="0.498513221740723">
            <text:p>0,4985132217</text:p>
          </table:table-cell>
          <table:table-cell table:formula="of:=[.A725]^3/1024^3" office:value-type="float" office:value="0.351977596990764">
            <text:p>0,351977597</text:p>
          </table:table-cell>
          <table:table-cell table:number-columns-repeated="2"/>
        </table:table-row>
        <table:table-row table:style-name="ro1">
          <table:table-cell office:value-type="float" office:value="724">
            <text:p>724</text:p>
          </table:table-cell>
          <table:table-cell table:formula="of:=[.A726]^2/1048576" office:value-type="float" office:value="0.499893188476563">
            <text:p>0,4998931885</text:p>
          </table:table-cell>
          <table:table-cell table:formula="of:=[.A726]^3/1024^3" office:value-type="float" office:value="0.35344010591507">
            <text:p>0,3534401059</text:p>
          </table:table-cell>
          <table:table-cell table:number-columns-repeated="2"/>
        </table:table-row>
        <table:table-row table:style-name="ro1">
          <table:table-cell office:value-type="float" office:value="725">
            <text:p>725</text:p>
          </table:table-cell>
          <table:table-cell table:formula="of:=[.A727]^2/1048576" office:value-type="float" office:value="0.501275062561035">
            <text:p>0,5012750626</text:p>
          </table:table-cell>
          <table:table-cell table:formula="of:=[.A727]^3/1024^3" office:value-type="float" office:value="0.354906660504639">
            <text:p>0,3549066605</text:p>
          </table:table-cell>
          <table:table-cell table:number-columns-repeated="2"/>
        </table:table-row>
        <table:table-row table:style-name="ro1">
          <table:table-cell office:value-type="float" office:value="726">
            <text:p>726</text:p>
          </table:table-cell>
          <table:table-cell table:formula="of:=[.A728]^2/1048576" office:value-type="float" office:value="0.502658843994141">
            <text:p>0,502658844</text:p>
          </table:table-cell>
          <table:table-cell table:formula="of:=[.A728]^3/1024^3" office:value-type="float" office:value="0.356377266347408">
            <text:p>0,3563772663</text:p>
          </table:table-cell>
          <table:table-cell table:number-columns-repeated="2"/>
        </table:table-row>
        <table:table-row table:style-name="ro1">
          <table:table-cell office:value-type="float" office:value="727">
            <text:p>727</text:p>
          </table:table-cell>
          <table:table-cell table:formula="of:=[.A729]^2/1048576" office:value-type="float" office:value="0.504044532775879">
            <text:p>0,5040445328</text:p>
          </table:table-cell>
          <table:table-cell table:formula="of:=[.A729]^3/1024^3" office:value-type="float" office:value="0.357851929031312">
            <text:p>0,357851929</text:p>
          </table:table-cell>
          <table:table-cell table:number-columns-repeated="2"/>
        </table:table-row>
        <table:table-row table:style-name="ro1">
          <table:table-cell office:value-type="float" office:value="728">
            <text:p>728</text:p>
          </table:table-cell>
          <table:table-cell table:formula="of:=[.A730]^2/1048576" office:value-type="float" office:value="0.50543212890625">
            <text:p>0,5054321289</text:p>
          </table:table-cell>
          <table:table-cell table:formula="of:=[.A730]^3/1024^3" office:value-type="float" office:value="0.359330654144287">
            <text:p>0,3593306541</text:p>
          </table:table-cell>
          <table:table-cell table:number-columns-repeated="2"/>
        </table:table-row>
        <table:table-row table:style-name="ro1">
          <table:table-cell office:value-type="float" office:value="729">
            <text:p>729</text:p>
          </table:table-cell>
          <table:table-cell table:formula="of:=[.A731]^2/1048576" office:value-type="float" office:value="0.506821632385254">
            <text:p>0,5068216324</text:p>
          </table:table-cell>
          <table:table-cell table:formula="of:=[.A731]^3/1024^3" office:value-type="float" office:value="0.360813447274268">
            <text:p>0,3608134473</text:p>
          </table:table-cell>
          <table:table-cell table:number-columns-repeated="2"/>
        </table:table-row>
        <table:table-row table:style-name="ro1">
          <table:table-cell office:value-type="float" office:value="730">
            <text:p>730</text:p>
          </table:table-cell>
          <table:table-cell table:formula="of:=[.A732]^2/1048576" office:value-type="float" office:value="0.508213043212891">
            <text:p>0,5082130432</text:p>
          </table:table-cell>
          <table:table-cell table:formula="of:=[.A732]^3/1024^3" office:value-type="float" office:value="0.36230031400919">
            <text:p>0,362300314</text:p>
          </table:table-cell>
          <table:table-cell table:number-columns-repeated="2"/>
        </table:table-row>
        <table:table-row table:style-name="ro1">
          <table:table-cell office:value-type="float" office:value="731">
            <text:p>731</text:p>
          </table:table-cell>
          <table:table-cell table:formula="of:=[.A733]^2/1048576" office:value-type="float" office:value="0.50960636138916">
            <text:p>0,5096063614</text:p>
          </table:table-cell>
          <table:table-cell table:formula="of:=[.A733]^3/1024^3" office:value-type="float" office:value="0.363791259936988">
            <text:p>0,3637912599</text:p>
          </table:table-cell>
          <table:table-cell table:number-columns-repeated="2"/>
        </table:table-row>
        <table:table-row table:style-name="ro1">
          <table:table-cell office:value-type="float" office:value="732">
            <text:p>732</text:p>
          </table:table-cell>
          <table:table-cell table:formula="of:=[.A734]^2/1048576" office:value-type="float" office:value="0.511001586914063">
            <text:p>0,5110015869</text:p>
          </table:table-cell>
          <table:table-cell table:formula="of:=[.A734]^3/1024^3" office:value-type="float" office:value="0.365286290645599">
            <text:p>0,3652862906</text:p>
          </table:table-cell>
          <table:table-cell table:number-columns-repeated="2"/>
        </table:table-row>
        <table:table-row table:style-name="ro1">
          <table:table-cell office:value-type="float" office:value="733">
            <text:p>733</text:p>
          </table:table-cell>
          <table:table-cell table:formula="of:=[.A735]^2/1048576" office:value-type="float" office:value="0.512398719787598">
            <text:p>0,5123987198</text:p>
          </table:table-cell>
          <table:table-cell table:formula="of:=[.A735]^3/1024^3" office:value-type="float" office:value="0.366785411722958">
            <text:p>0,3667854117</text:p>
          </table:table-cell>
          <table:table-cell table:number-columns-repeated="2"/>
        </table:table-row>
        <table:table-row table:style-name="ro1">
          <table:table-cell office:value-type="float" office:value="734">
            <text:p>734</text:p>
          </table:table-cell>
          <table:table-cell table:formula="of:=[.A736]^2/1048576" office:value-type="float" office:value="0.513797760009766">
            <text:p>0,51379776</text:p>
          </table:table-cell>
          <table:table-cell table:formula="of:=[.A736]^3/1024^3" office:value-type="float" office:value="0.368288628757">
            <text:p>0,3682886288</text:p>
          </table:table-cell>
          <table:table-cell table:number-columns-repeated="2"/>
        </table:table-row>
        <table:table-row table:style-name="ro1">
          <table:table-cell office:value-type="float" office:value="735">
            <text:p>735</text:p>
          </table:table-cell>
          <table:table-cell table:formula="of:=[.A737]^2/1048576" office:value-type="float" office:value="0.515198707580566">
            <text:p>0,5151987076</text:p>
          </table:table-cell>
          <table:table-cell table:formula="of:=[.A737]^3/1024^3" office:value-type="float" office:value="0.36979594733566">
            <text:p>0,3697959473</text:p>
          </table:table-cell>
          <table:table-cell table:number-columns-repeated="2"/>
        </table:table-row>
        <table:table-row table:style-name="ro1">
          <table:table-cell office:value-type="float" office:value="736">
            <text:p>736</text:p>
          </table:table-cell>
          <table:table-cell table:formula="of:=[.A738]^2/1048576" office:value-type="float" office:value="0.5166015625">
            <text:p>0,5166015625</text:p>
          </table:table-cell>
          <table:table-cell table:formula="of:=[.A738]^3/1024^3" office:value-type="float" office:value="0.371307373046875">
            <text:p>0,371307373</text:p>
          </table:table-cell>
          <table:table-cell table:number-columns-repeated="2"/>
        </table:table-row>
        <table:table-row table:style-name="ro1">
          <table:table-cell office:value-type="float" office:value="737">
            <text:p>737</text:p>
          </table:table-cell>
          <table:table-cell table:formula="of:=[.A739]^2/1048576" office:value-type="float" office:value="0.518006324768066">
            <text:p>0,5180063248</text:p>
          </table:table-cell>
          <table:table-cell table:formula="of:=[.A739]^3/1024^3" office:value-type="float" office:value="0.372822911478579">
            <text:p>0,3728229115</text:p>
          </table:table-cell>
          <table:table-cell table:number-columns-repeated="2"/>
        </table:table-row>
        <table:table-row table:style-name="ro1">
          <table:table-cell office:value-type="float" office:value="738">
            <text:p>738</text:p>
          </table:table-cell>
          <table:table-cell table:formula="of:=[.A740]^2/1048576" office:value-type="float" office:value="0.519412994384766">
            <text:p>0,5194129944</text:p>
          </table:table-cell>
          <table:table-cell table:formula="of:=[.A740]^3/1024^3" office:value-type="float" office:value="0.374342568218708">
            <text:p>0,3743425682</text:p>
          </table:table-cell>
          <table:table-cell table:number-columns-repeated="2"/>
        </table:table-row>
        <table:table-row table:style-name="ro1">
          <table:table-cell office:value-type="float" office:value="739">
            <text:p>739</text:p>
          </table:table-cell>
          <table:table-cell table:formula="of:=[.A741]^2/1048576" office:value-type="float" office:value="0.520821571350098">
            <text:p>0,5208215714</text:p>
          </table:table-cell>
          <table:table-cell table:formula="of:=[.A741]^3/1024^3" office:value-type="float" office:value="0.375866348855197">
            <text:p>0,3758663489</text:p>
          </table:table-cell>
          <table:table-cell table:number-columns-repeated="2"/>
        </table:table-row>
        <table:table-row table:style-name="ro1">
          <table:table-cell office:value-type="float" office:value="740">
            <text:p>740</text:p>
          </table:table-cell>
          <table:table-cell table:formula="of:=[.A742]^2/1048576" office:value-type="float" office:value="0.522232055664063">
            <text:p>0,5222320557</text:p>
          </table:table-cell>
          <table:table-cell table:formula="of:=[.A742]^3/1024^3" office:value-type="float" office:value="0.377394258975983">
            <text:p>0,377394259</text:p>
          </table:table-cell>
          <table:table-cell table:number-columns-repeated="2"/>
        </table:table-row>
        <table:table-row table:style-name="ro1">
          <table:table-cell office:value-type="float" office:value="741">
            <text:p>741</text:p>
          </table:table-cell>
          <table:table-cell table:formula="of:=[.A743]^2/1048576" office:value-type="float" office:value="0.52364444732666">
            <text:p>0,5236444473</text:p>
          </table:table-cell>
          <table:table-cell table:formula="of:=[.A743]^3/1024^3" office:value-type="float" office:value="0.378926304168999">
            <text:p>0,3789263042</text:p>
          </table:table-cell>
          <table:table-cell table:number-columns-repeated="2"/>
        </table:table-row>
        <table:table-row table:style-name="ro1">
          <table:table-cell office:value-type="float" office:value="742">
            <text:p>742</text:p>
          </table:table-cell>
          <table:table-cell table:formula="of:=[.A744]^2/1048576" office:value-type="float" office:value="0.525058746337891">
            <text:p>0,5250587463</text:p>
          </table:table-cell>
          <table:table-cell table:formula="of:=[.A744]^3/1024^3" office:value-type="float" office:value="0.380462490022182">
            <text:p>0,38046249</text:p>
          </table:table-cell>
          <table:table-cell table:number-columns-repeated="2"/>
        </table:table-row>
        <table:table-row table:style-name="ro1">
          <table:table-cell office:value-type="float" office:value="743">
            <text:p>743</text:p>
          </table:table-cell>
          <table:table-cell table:formula="of:=[.A745]^2/1048576" office:value-type="float" office:value="0.526474952697754">
            <text:p>0,5264749527</text:p>
          </table:table-cell>
          <table:table-cell table:formula="of:=[.A745]^3/1024^3" office:value-type="float" office:value="0.382002822123468">
            <text:p>0,3820028221</text:p>
          </table:table-cell>
          <table:table-cell table:number-columns-repeated="2"/>
        </table:table-row>
        <table:table-row table:style-name="ro1">
          <table:table-cell office:value-type="float" office:value="744">
            <text:p>744</text:p>
          </table:table-cell>
          <table:table-cell table:formula="of:=[.A746]^2/1048576" office:value-type="float" office:value="0.52789306640625">
            <text:p>0,5278930664</text:p>
          </table:table-cell>
          <table:table-cell table:formula="of:=[.A746]^3/1024^3" office:value-type="float" office:value="0.383547306060791">
            <text:p>0,3835473061</text:p>
          </table:table-cell>
          <table:table-cell table:number-columns-repeated="2"/>
        </table:table-row>
        <table:table-row table:style-name="ro1">
          <table:table-cell office:value-type="float" office:value="745">
            <text:p>745</text:p>
          </table:table-cell>
          <table:table-cell table:formula="of:=[.A747]^2/1048576" office:value-type="float" office:value="0.529313087463379">
            <text:p>0,5293130875</text:p>
          </table:table-cell>
          <table:table-cell table:formula="of:=[.A747]^3/1024^3" office:value-type="float" office:value="0.385095947422087">
            <text:p>0,3850959474</text:p>
          </table:table-cell>
          <table:table-cell table:number-columns-repeated="2"/>
        </table:table-row>
        <table:table-row table:style-name="ro1">
          <table:table-cell office:value-type="float" office:value="746">
            <text:p>746</text:p>
          </table:table-cell>
          <table:table-cell table:formula="of:=[.A748]^2/1048576" office:value-type="float" office:value="0.530735015869141">
            <text:p>0,5307350159</text:p>
          </table:table-cell>
          <table:table-cell table:formula="of:=[.A748]^3/1024^3" office:value-type="float" office:value="0.386648751795292">
            <text:p>0,3866487518</text:p>
          </table:table-cell>
          <table:table-cell table:number-columns-repeated="2"/>
        </table:table-row>
        <table:table-row table:style-name="ro1">
          <table:table-cell office:value-type="float" office:value="747">
            <text:p>747</text:p>
          </table:table-cell>
          <table:table-cell table:formula="of:=[.A749]^2/1048576" office:value-type="float" office:value="0.532158851623535">
            <text:p>0,5321588516</text:p>
          </table:table-cell>
          <table:table-cell table:formula="of:=[.A749]^3/1024^3" office:value-type="float" office:value="0.388205724768341">
            <text:p>0,3882057248</text:p>
          </table:table-cell>
          <table:table-cell table:number-columns-repeated="2"/>
        </table:table-row>
        <table:table-row table:style-name="ro1">
          <table:table-cell office:value-type="float" office:value="748">
            <text:p>748</text:p>
          </table:table-cell>
          <table:table-cell table:formula="of:=[.A750]^2/1048576" office:value-type="float" office:value="0.533584594726563">
            <text:p>0,5335845947</text:p>
          </table:table-cell>
          <table:table-cell table:formula="of:=[.A750]^3/1024^3" office:value-type="float" office:value="0.389766871929169">
            <text:p>0,3897668719</text:p>
          </table:table-cell>
          <table:table-cell table:number-columns-repeated="2"/>
        </table:table-row>
        <table:table-row table:style-name="ro1">
          <table:table-cell office:value-type="float" office:value="749">
            <text:p>749</text:p>
          </table:table-cell>
          <table:table-cell table:formula="of:=[.A751]^2/1048576" office:value-type="float" office:value="0.535012245178223">
            <text:p>0,5350122452</text:p>
          </table:table-cell>
          <table:table-cell table:formula="of:=[.A751]^3/1024^3" office:value-type="float" office:value="0.391332198865712">
            <text:p>0,3913321989</text:p>
          </table:table-cell>
          <table:table-cell table:number-columns-repeated="2"/>
        </table:table-row>
        <table:table-row table:style-name="ro1">
          <table:table-cell office:value-type="float" office:value="750">
            <text:p>750</text:p>
          </table:table-cell>
          <table:table-cell table:formula="of:=[.A752]^2/1048576" office:value-type="float" office:value="0.536441802978516">
            <text:p>0,536441803</text:p>
          </table:table-cell>
          <table:table-cell table:formula="of:=[.A752]^3/1024^3" office:value-type="float" office:value="0.392901711165905">
            <text:p>0,3929017112</text:p>
          </table:table-cell>
          <table:table-cell table:number-columns-repeated="2"/>
        </table:table-row>
        <table:table-row table:style-name="ro1">
          <table:table-cell office:value-type="float" office:value="751">
            <text:p>751</text:p>
          </table:table-cell>
          <table:table-cell table:formula="of:=[.A753]^2/1048576" office:value-type="float" office:value="0.537873268127441">
            <text:p>0,5378732681</text:p>
          </table:table-cell>
          <table:table-cell table:formula="of:=[.A753]^3/1024^3" office:value-type="float" office:value="0.394475414417684">
            <text:p>0,3944754144</text:p>
          </table:table-cell>
          <table:table-cell table:number-columns-repeated="2"/>
        </table:table-row>
        <table:table-row table:style-name="ro1">
          <table:table-cell office:value-type="float" office:value="752">
            <text:p>752</text:p>
          </table:table-cell>
          <table:table-cell table:formula="of:=[.A754]^2/1048576" office:value-type="float" office:value="0.539306640625">
            <text:p>0,5393066406</text:p>
          </table:table-cell>
          <table:table-cell table:formula="of:=[.A754]^3/1024^3" office:value-type="float" office:value="0.396053314208984">
            <text:p>0,3960533142</text:p>
          </table:table-cell>
          <table:table-cell table:number-columns-repeated="2"/>
        </table:table-row>
        <table:table-row table:style-name="ro1">
          <table:table-cell office:value-type="float" office:value="753">
            <text:p>753</text:p>
          </table:table-cell>
          <table:table-cell table:formula="of:=[.A755]^2/1048576" office:value-type="float" office:value="0.540741920471191">
            <text:p>0,5407419205</text:p>
          </table:table-cell>
          <table:table-cell table:formula="of:=[.A755]^3/1024^3" office:value-type="float" office:value="0.397635416127741">
            <text:p>0,3976354161</text:p>
          </table:table-cell>
          <table:table-cell table:number-columns-repeated="2"/>
        </table:table-row>
        <table:table-row table:style-name="ro1">
          <table:table-cell office:value-type="float" office:value="754">
            <text:p>754</text:p>
          </table:table-cell>
          <table:table-cell table:formula="of:=[.A756]^2/1048576" office:value-type="float" office:value="0.542179107666016">
            <text:p>0,5421791077</text:p>
          </table:table-cell>
          <table:table-cell table:formula="of:=[.A756]^3/1024^3" office:value-type="float" office:value="0.39922172576189">
            <text:p>0,3992217258</text:p>
          </table:table-cell>
          <table:table-cell table:number-columns-repeated="2"/>
        </table:table-row>
        <table:table-row table:style-name="ro1">
          <table:table-cell office:value-type="float" office:value="755">
            <text:p>755</text:p>
          </table:table-cell>
          <table:table-cell table:formula="of:=[.A757]^2/1048576" office:value-type="float" office:value="0.543618202209473">
            <text:p>0,5436182022</text:p>
          </table:table-cell>
          <table:table-cell table:formula="of:=[.A757]^3/1024^3" office:value-type="float" office:value="0.400812248699367">
            <text:p>0,4008122487</text:p>
          </table:table-cell>
          <table:table-cell table:number-columns-repeated="2"/>
        </table:table-row>
        <table:table-row table:style-name="ro1">
          <table:table-cell office:value-type="float" office:value="756">
            <text:p>756</text:p>
          </table:table-cell>
          <table:table-cell table:formula="of:=[.A758]^2/1048576" office:value-type="float" office:value="0.545059204101563">
            <text:p>0,5450592041</text:p>
          </table:table-cell>
          <table:table-cell table:formula="of:=[.A758]^3/1024^3" office:value-type="float" office:value="0.402406990528107">
            <text:p>0,4024069905</text:p>
          </table:table-cell>
          <table:table-cell table:number-columns-repeated="2"/>
        </table:table-row>
        <table:table-row table:style-name="ro1">
          <table:table-cell office:value-type="float" office:value="757">
            <text:p>757</text:p>
          </table:table-cell>
          <table:table-cell table:formula="of:=[.A759]^2/1048576" office:value-type="float" office:value="0.546502113342285">
            <text:p>0,5465021133</text:p>
          </table:table-cell>
          <table:table-cell table:formula="of:=[.A759]^3/1024^3" office:value-type="float" office:value="0.404005956836045">
            <text:p>0,4040059568</text:p>
          </table:table-cell>
          <table:table-cell table:number-columns-repeated="2"/>
        </table:table-row>
        <table:table-row table:style-name="ro1">
          <table:table-cell office:value-type="float" office:value="758">
            <text:p>758</text:p>
          </table:table-cell>
          <table:table-cell table:formula="of:=[.A760]^2/1048576" office:value-type="float" office:value="0.547946929931641">
            <text:p>0,5479469299</text:p>
          </table:table-cell>
          <table:table-cell table:formula="of:=[.A760]^3/1024^3" office:value-type="float" office:value="0.405609153211117">
            <text:p>0,4056091532</text:p>
          </table:table-cell>
          <table:table-cell table:number-columns-repeated="2"/>
        </table:table-row>
        <table:table-row table:style-name="ro1">
          <table:table-cell office:value-type="float" office:value="759">
            <text:p>759</text:p>
          </table:table-cell>
          <table:table-cell table:formula="of:=[.A761]^2/1048576" office:value-type="float" office:value="0.549393653869629">
            <text:p>0,5493936539</text:p>
          </table:table-cell>
          <table:table-cell table:formula="of:=[.A761]^3/1024^3" office:value-type="float" office:value="0.407216585241258">
            <text:p>0,4072165852</text:p>
          </table:table-cell>
          <table:table-cell table:number-columns-repeated="2"/>
        </table:table-row>
        <table:table-row table:style-name="ro1">
          <table:table-cell office:value-type="float" office:value="760">
            <text:p>760</text:p>
          </table:table-cell>
          <table:table-cell table:formula="of:=[.A762]^2/1048576" office:value-type="float" office:value="0.55084228515625">
            <text:p>0,5508422852</text:p>
          </table:table-cell>
          <table:table-cell table:formula="of:=[.A762]^3/1024^3" office:value-type="float" office:value="0.408828258514404">
            <text:p>0,4088282585</text:p>
          </table:table-cell>
          <table:table-cell table:number-columns-repeated="2"/>
        </table:table-row>
        <table:table-row table:style-name="ro1">
          <table:table-cell office:value-type="float" office:value="761">
            <text:p>761</text:p>
          </table:table-cell>
          <table:table-cell table:formula="of:=[.A763]^2/1048576" office:value-type="float" office:value="0.552292823791504">
            <text:p>0,5522928238</text:p>
          </table:table-cell>
          <table:table-cell table:formula="of:=[.A763]^3/1024^3" office:value-type="float" office:value="0.410444178618491">
            <text:p>0,4104441786</text:p>
          </table:table-cell>
          <table:table-cell table:number-columns-repeated="2"/>
        </table:table-row>
        <table:table-row table:style-name="ro1">
          <table:table-cell office:value-type="float" office:value="762">
            <text:p>762</text:p>
          </table:table-cell>
          <table:table-cell table:formula="of:=[.A764]^2/1048576" office:value-type="float" office:value="0.553745269775391">
            <text:p>0,5537452698</text:p>
          </table:table-cell>
          <table:table-cell table:formula="of:=[.A764]^3/1024^3" office:value-type="float" office:value="0.412064351141453">
            <text:p>0,4120643511</text:p>
          </table:table-cell>
          <table:table-cell table:number-columns-repeated="2"/>
        </table:table-row>
        <table:table-row table:style-name="ro1">
          <table:table-cell office:value-type="float" office:value="763">
            <text:p>763</text:p>
          </table:table-cell>
          <table:table-cell table:formula="of:=[.A765]^2/1048576" office:value-type="float" office:value="0.55519962310791">
            <text:p>0,5551996231</text:p>
          </table:table-cell>
          <table:table-cell table:formula="of:=[.A765]^3/1024^3" office:value-type="float" office:value="0.413688781671226">
            <text:p>0,4136887817</text:p>
          </table:table-cell>
          <table:table-cell table:number-columns-repeated="2"/>
        </table:table-row>
        <table:table-row table:style-name="ro1">
          <table:table-cell office:value-type="float" office:value="764">
            <text:p>764</text:p>
          </table:table-cell>
          <table:table-cell table:formula="of:=[.A766]^2/1048576" office:value-type="float" office:value="0.556655883789063">
            <text:p>0,5566558838</text:p>
          </table:table-cell>
          <table:table-cell table:formula="of:=[.A766]^3/1024^3" office:value-type="float" office:value="0.415317475795746">
            <text:p>0,4153174758</text:p>
          </table:table-cell>
          <table:table-cell table:number-columns-repeated="2"/>
        </table:table-row>
        <table:table-row table:style-name="ro1">
          <table:table-cell office:value-type="float" office:value="765">
            <text:p>765</text:p>
          </table:table-cell>
          <table:table-cell table:formula="of:=[.A767]^2/1048576" office:value-type="float" office:value="0.558114051818848">
            <text:p>0,5581140518</text:p>
          </table:table-cell>
          <table:table-cell table:formula="of:=[.A767]^3/1024^3" office:value-type="float" office:value="0.416950439102948">
            <text:p>0,4169504391</text:p>
          </table:table-cell>
          <table:table-cell table:number-columns-repeated="2"/>
        </table:table-row>
        <table:table-row table:style-name="ro1">
          <table:table-cell office:value-type="float" office:value="766">
            <text:p>766</text:p>
          </table:table-cell>
          <table:table-cell table:formula="of:=[.A768]^2/1048576" office:value-type="float" office:value="0.559574127197266">
            <text:p>0,5595741272</text:p>
          </table:table-cell>
          <table:table-cell table:formula="of:=[.A768]^3/1024^3" office:value-type="float" office:value="0.418587677180767">
            <text:p>0,4185876772</text:p>
          </table:table-cell>
          <table:table-cell table:number-columns-repeated="2"/>
        </table:table-row>
        <table:table-row table:style-name="ro1">
          <table:table-cell office:value-type="float" office:value="767">
            <text:p>767</text:p>
          </table:table-cell>
          <table:table-cell table:formula="of:=[.A769]^2/1048576" office:value-type="float" office:value="0.561036109924316">
            <text:p>0,5610361099</text:p>
          </table:table-cell>
          <table:table-cell table:formula="of:=[.A769]^3/1024^3" office:value-type="float" office:value="0.420229195617139">
            <text:p>0,4202291956</text:p>
          </table:table-cell>
          <table:table-cell table:number-columns-repeated="2"/>
        </table:table-row>
        <table:table-row table:style-name="ro1">
          <table:table-cell office:value-type="float" office:value="768">
            <text:p>768</text:p>
          </table:table-cell>
          <table:table-cell table:formula="of:=[.A770]^2/1048576" office:value-type="float" office:value="0.5625">
            <text:p>0,5625</text:p>
          </table:table-cell>
          <table:table-cell table:formula="of:=[.A770]^3/1024^3" office:value-type="float" office:value="0.421875">
            <text:p>0,421875</text:p>
          </table:table-cell>
          <table:table-cell table:number-columns-repeated="2"/>
        </table:table-row>
        <table:table-row table:style-name="ro1">
          <table:table-cell office:value-type="float" office:value="769">
            <text:p>769</text:p>
          </table:table-cell>
          <table:table-cell table:formula="of:=[.A771]^2/1048576" office:value-type="float" office:value="0.563965797424316">
            <text:p>0,5639657974</text:p>
          </table:table-cell>
          <table:table-cell table:formula="of:=[.A771]^3/1024^3" office:value-type="float" office:value="0.423525095917285">
            <text:p>0,4235250959</text:p>
          </table:table-cell>
          <table:table-cell table:number-columns-repeated="2"/>
        </table:table-row>
        <table:table-row table:style-name="ro1">
          <table:table-cell office:value-type="float" office:value="770">
            <text:p>770</text:p>
          </table:table-cell>
          <table:table-cell table:formula="of:=[.A772]^2/1048576" office:value-type="float" office:value="0.565433502197266">
            <text:p>0,5654335022</text:p>
          </table:table-cell>
          <table:table-cell table:formula="of:=[.A772]^3/1024^3" office:value-type="float" office:value="0.425179488956928">
            <text:p>0,425179489</text:p>
          </table:table-cell>
          <table:table-cell table:number-columns-repeated="2"/>
        </table:table-row>
        <table:table-row table:style-name="ro1">
          <table:table-cell office:value-type="float" office:value="771">
            <text:p>771</text:p>
          </table:table-cell>
          <table:table-cell table:formula="of:=[.A773]^2/1048576" office:value-type="float" office:value="0.566903114318848">
            <text:p>0,5669031143</text:p>
          </table:table-cell>
          <table:table-cell table:formula="of:=[.A773]^3/1024^3" office:value-type="float" office:value="0.426838184706867">
            <text:p>0,4268381847</text:p>
          </table:table-cell>
          <table:table-cell table:number-columns-repeated="2"/>
        </table:table-row>
        <table:table-row table:style-name="ro1">
          <table:table-cell office:value-type="float" office:value="772">
            <text:p>772</text:p>
          </table:table-cell>
          <table:table-cell table:formula="of:=[.A774]^2/1048576" office:value-type="float" office:value="0.568374633789063">
            <text:p>0,5683746338</text:p>
          </table:table-cell>
          <table:table-cell table:formula="of:=[.A774]^3/1024^3" office:value-type="float" office:value="0.428501188755035">
            <text:p>0,4285011888</text:p>
          </table:table-cell>
          <table:table-cell table:number-columns-repeated="2"/>
        </table:table-row>
        <table:table-row table:style-name="ro1">
          <table:table-cell office:value-type="float" office:value="773">
            <text:p>773</text:p>
          </table:table-cell>
          <table:table-cell table:formula="of:=[.A775]^2/1048576" office:value-type="float" office:value="0.56984806060791">
            <text:p>0,5698480606</text:p>
          </table:table-cell>
          <table:table-cell table:formula="of:=[.A775]^3/1024^3" office:value-type="float" office:value="0.43016850668937">
            <text:p>0,4301685067</text:p>
          </table:table-cell>
          <table:table-cell table:number-columns-repeated="2"/>
        </table:table-row>
        <table:table-row table:style-name="ro1">
          <table:table-cell office:value-type="float" office:value="774">
            <text:p>774</text:p>
          </table:table-cell>
          <table:table-cell table:formula="of:=[.A776]^2/1048576" office:value-type="float" office:value="0.571323394775391">
            <text:p>0,5713233948</text:p>
          </table:table-cell>
          <table:table-cell table:formula="of:=[.A776]^3/1024^3" office:value-type="float" office:value="0.431840144097805">
            <text:p>0,4318401441</text:p>
          </table:table-cell>
          <table:table-cell table:number-columns-repeated="2"/>
        </table:table-row>
        <table:table-row table:style-name="ro1">
          <table:table-cell office:value-type="float" office:value="775">
            <text:p>775</text:p>
          </table:table-cell>
          <table:table-cell table:formula="of:=[.A777]^2/1048576" office:value-type="float" office:value="0.572800636291504">
            <text:p>0,5728006363</text:p>
          </table:table-cell>
          <table:table-cell table:formula="of:=[.A777]^3/1024^3" office:value-type="float" office:value="0.433516106568277">
            <text:p>0,4335161066</text:p>
          </table:table-cell>
          <table:table-cell table:number-columns-repeated="2"/>
        </table:table-row>
        <table:table-row table:style-name="ro1">
          <table:table-cell office:value-type="float" office:value="776">
            <text:p>776</text:p>
          </table:table-cell>
          <table:table-cell table:formula="of:=[.A778]^2/1048576" office:value-type="float" office:value="0.57427978515625">
            <text:p>0,5742797852</text:p>
          </table:table-cell>
          <table:table-cell table:formula="of:=[.A778]^3/1024^3" office:value-type="float" office:value="0.435196399688721">
            <text:p>0,4351963997</text:p>
          </table:table-cell>
          <table:table-cell table:number-columns-repeated="2"/>
        </table:table-row>
        <table:table-row table:style-name="ro1">
          <table:table-cell office:value-type="float" office:value="777">
            <text:p>777</text:p>
          </table:table-cell>
          <table:table-cell table:formula="of:=[.A779]^2/1048576" office:value-type="float" office:value="0.575760841369629">
            <text:p>0,5757608414</text:p>
          </table:table-cell>
          <table:table-cell table:formula="of:=[.A779]^3/1024^3" office:value-type="float" office:value="0.436881029047072">
            <text:p>0,436881029</text:p>
          </table:table-cell>
          <table:table-cell table:number-columns-repeated="2"/>
        </table:table-row>
        <table:table-row table:style-name="ro1">
          <table:table-cell office:value-type="float" office:value="778">
            <text:p>778</text:p>
          </table:table-cell>
          <table:table-cell table:formula="of:=[.A780]^2/1048576" office:value-type="float" office:value="0.577243804931641">
            <text:p>0,5772438049</text:p>
          </table:table-cell>
          <table:table-cell table:formula="of:=[.A780]^3/1024^3" office:value-type="float" office:value="0.438570000231266">
            <text:p>0,4385700002</text:p>
          </table:table-cell>
          <table:table-cell table:number-columns-repeated="2"/>
        </table:table-row>
        <table:table-row table:style-name="ro1">
          <table:table-cell office:value-type="float" office:value="779">
            <text:p>779</text:p>
          </table:table-cell>
          <table:table-cell table:formula="of:=[.A781]^2/1048576" office:value-type="float" office:value="0.578728675842285">
            <text:p>0,5787286758</text:p>
          </table:table-cell>
          <table:table-cell table:formula="of:=[.A781]^3/1024^3" office:value-type="float" office:value="0.440263318829238">
            <text:p>0,4402633188</text:p>
          </table:table-cell>
          <table:table-cell table:number-columns-repeated="2"/>
        </table:table-row>
        <table:table-row table:style-name="ro1">
          <table:table-cell office:value-type="float" office:value="780">
            <text:p>780</text:p>
          </table:table-cell>
          <table:table-cell table:formula="of:=[.A782]^2/1048576" office:value-type="float" office:value="0.580215454101563">
            <text:p>0,5802154541</text:p>
          </table:table-cell>
          <table:table-cell table:formula="of:=[.A782]^3/1024^3" office:value-type="float" office:value="0.441960990428925">
            <text:p>0,4419609904</text:p>
          </table:table-cell>
          <table:table-cell table:number-columns-repeated="2"/>
        </table:table-row>
        <table:table-row table:style-name="ro1">
          <table:table-cell office:value-type="float" office:value="781">
            <text:p>781</text:p>
          </table:table-cell>
          <table:table-cell table:formula="of:=[.A783]^2/1048576" office:value-type="float" office:value="0.581704139709473">
            <text:p>0,5817041397</text:p>
          </table:table-cell>
          <table:table-cell table:formula="of:=[.A783]^3/1024^3" office:value-type="float" office:value="0.44366302061826">
            <text:p>0,4436630206</text:p>
          </table:table-cell>
          <table:table-cell table:number-columns-repeated="2"/>
        </table:table-row>
        <table:table-row table:style-name="ro1">
          <table:table-cell office:value-type="float" office:value="782">
            <text:p>782</text:p>
          </table:table-cell>
          <table:table-cell table:formula="of:=[.A784]^2/1048576" office:value-type="float" office:value="0.583194732666016">
            <text:p>0,5831947327</text:p>
          </table:table-cell>
          <table:table-cell table:formula="of:=[.A784]^3/1024^3" office:value-type="float" office:value="0.44536941498518">
            <text:p>0,445369415</text:p>
          </table:table-cell>
          <table:table-cell table:number-columns-repeated="2"/>
        </table:table-row>
        <table:table-row table:style-name="ro1">
          <table:table-cell office:value-type="float" office:value="783">
            <text:p>783</text:p>
          </table:table-cell>
          <table:table-cell table:formula="of:=[.A785]^2/1048576" office:value-type="float" office:value="0.584687232971191">
            <text:p>0,584687233</text:p>
          </table:table-cell>
          <table:table-cell table:formula="of:=[.A785]^3/1024^3" office:value-type="float" office:value="0.44708017911762">
            <text:p>0,4470801791</text:p>
          </table:table-cell>
          <table:table-cell table:number-columns-repeated="2"/>
        </table:table-row>
        <table:table-row table:style-name="ro1">
          <table:table-cell office:value-type="float" office:value="784">
            <text:p>784</text:p>
          </table:table-cell>
          <table:table-cell table:formula="of:=[.A786]^2/1048576" office:value-type="float" office:value="0.586181640625">
            <text:p>0,5861816406</text:p>
          </table:table-cell>
          <table:table-cell table:formula="of:=[.A786]^3/1024^3" office:value-type="float" office:value="0.448795318603516">
            <text:p>0,4487953186</text:p>
          </table:table-cell>
          <table:table-cell table:number-columns-repeated="2"/>
        </table:table-row>
        <table:table-row table:style-name="ro1">
          <table:table-cell office:value-type="float" office:value="785">
            <text:p>785</text:p>
          </table:table-cell>
          <table:table-cell table:formula="of:=[.A787]^2/1048576" office:value-type="float" office:value="0.587677955627441">
            <text:p>0,5876779556</text:p>
          </table:table-cell>
          <table:table-cell table:formula="of:=[.A787]^3/1024^3" office:value-type="float" office:value="0.450514839030802">
            <text:p>0,450514839</text:p>
          </table:table-cell>
          <table:table-cell table:number-columns-repeated="2"/>
        </table:table-row>
        <table:table-row table:style-name="ro1">
          <table:table-cell office:value-type="float" office:value="786">
            <text:p>786</text:p>
          </table:table-cell>
          <table:table-cell table:formula="of:=[.A788]^2/1048576" office:value-type="float" office:value="0.589176177978516">
            <text:p>0,589176178</text:p>
          </table:table-cell>
          <table:table-cell table:formula="of:=[.A788]^3/1024^3" office:value-type="float" office:value="0.452238745987415">
            <text:p>0,452238746</text:p>
          </table:table-cell>
          <table:table-cell table:number-columns-repeated="2"/>
        </table:table-row>
        <table:table-row table:style-name="ro1">
          <table:table-cell office:value-type="float" office:value="787">
            <text:p>787</text:p>
          </table:table-cell>
          <table:table-cell table:formula="of:=[.A789]^2/1048576" office:value-type="float" office:value="0.590676307678223">
            <text:p>0,5906763077</text:p>
          </table:table-cell>
          <table:table-cell table:formula="of:=[.A789]^3/1024^3" office:value-type="float" office:value="0.45396704506129">
            <text:p>0,4539670451</text:p>
          </table:table-cell>
          <table:table-cell table:number-columns-repeated="2"/>
        </table:table-row>
        <table:table-row table:style-name="ro1">
          <table:table-cell office:value-type="float" office:value="788">
            <text:p>788</text:p>
          </table:table-cell>
          <table:table-cell table:formula="of:=[.A790]^2/1048576" office:value-type="float" office:value="0.592178344726563">
            <text:p>0,5921783447</text:p>
          </table:table-cell>
          <table:table-cell table:formula="of:=[.A790]^3/1024^3" office:value-type="float" office:value="0.455699741840363">
            <text:p>0,4556997418</text:p>
          </table:table-cell>
          <table:table-cell table:number-columns-repeated="2"/>
        </table:table-row>
        <table:table-row table:style-name="ro1">
          <table:table-cell office:value-type="float" office:value="789">
            <text:p>789</text:p>
          </table:table-cell>
          <table:table-cell table:formula="of:=[.A791]^2/1048576" office:value-type="float" office:value="0.593682289123535">
            <text:p>0,5936822891</text:p>
          </table:table-cell>
          <table:table-cell table:formula="of:=[.A791]^3/1024^3" office:value-type="float" office:value="0.457436841912568">
            <text:p>0,4574368419</text:p>
          </table:table-cell>
          <table:table-cell table:number-columns-repeated="2"/>
        </table:table-row>
        <table:table-row table:style-name="ro1">
          <table:table-cell office:value-type="float" office:value="790">
            <text:p>790</text:p>
          </table:table-cell>
          <table:table-cell table:formula="of:=[.A792]^2/1048576" office:value-type="float" office:value="0.595188140869141">
            <text:p>0,5951881409</text:p>
          </table:table-cell>
          <table:table-cell table:formula="of:=[.A792]^3/1024^3" office:value-type="float" office:value="0.459178350865841">
            <text:p>0,4591783509</text:p>
          </table:table-cell>
          <table:table-cell table:number-columns-repeated="2"/>
        </table:table-row>
        <table:table-row table:style-name="ro1">
          <table:table-cell office:value-type="float" office:value="791">
            <text:p>791</text:p>
          </table:table-cell>
          <table:table-cell table:formula="of:=[.A793]^2/1048576" office:value-type="float" office:value="0.596695899963379">
            <text:p>0,5966959</text:p>
          </table:table-cell>
          <table:table-cell table:formula="of:=[.A793]^3/1024^3" office:value-type="float" office:value="0.460924274288118">
            <text:p>0,4609242743</text:p>
          </table:table-cell>
          <table:table-cell table:number-columns-repeated="2"/>
        </table:table-row>
        <table:table-row table:style-name="ro1">
          <table:table-cell office:value-type="float" office:value="792">
            <text:p>792</text:p>
          </table:table-cell>
          <table:table-cell table:formula="of:=[.A794]^2/1048576" office:value-type="float" office:value="0.59820556640625">
            <text:p>0,5982055664</text:p>
          </table:table-cell>
          <table:table-cell table:formula="of:=[.A794]^3/1024^3" office:value-type="float" office:value="0.462674617767334">
            <text:p>0,4626746178</text:p>
          </table:table-cell>
          <table:table-cell table:number-columns-repeated="2"/>
        </table:table-row>
        <table:table-row table:style-name="ro1">
          <table:table-cell office:value-type="float" office:value="793">
            <text:p>793</text:p>
          </table:table-cell>
          <table:table-cell table:formula="of:=[.A795]^2/1048576" office:value-type="float" office:value="0.599717140197754">
            <text:p>0,5997171402</text:p>
          </table:table-cell>
          <table:table-cell table:formula="of:=[.A795]^3/1024^3" office:value-type="float" office:value="0.464429386891425">
            <text:p>0,4644293869</text:p>
          </table:table-cell>
          <table:table-cell table:number-columns-repeated="2"/>
        </table:table-row>
        <table:table-row table:style-name="ro1">
          <table:table-cell office:value-type="float" office:value="794">
            <text:p>794</text:p>
          </table:table-cell>
          <table:table-cell table:formula="of:=[.A796]^2/1048576" office:value-type="float" office:value="0.601230621337891">
            <text:p>0,6012306213</text:p>
          </table:table-cell>
          <table:table-cell table:formula="of:=[.A796]^3/1024^3" office:value-type="float" office:value="0.466188587248325">
            <text:p>0,4661885872</text:p>
          </table:table-cell>
          <table:table-cell table:number-columns-repeated="2"/>
        </table:table-row>
        <table:table-row table:style-name="ro1">
          <table:table-cell office:value-type="float" office:value="795">
            <text:p>795</text:p>
          </table:table-cell>
          <table:table-cell table:formula="of:=[.A797]^2/1048576" office:value-type="float" office:value="0.60274600982666">
            <text:p>0,6027460098</text:p>
          </table:table-cell>
          <table:table-cell table:formula="of:=[.A797]^3/1024^3" office:value-type="float" office:value="0.467952224425972">
            <text:p>0,4679522244</text:p>
          </table:table-cell>
          <table:table-cell table:number-columns-repeated="2"/>
        </table:table-row>
        <table:table-row table:style-name="ro1">
          <table:table-cell office:value-type="float" office:value="796">
            <text:p>796</text:p>
          </table:table-cell>
          <table:table-cell table:formula="of:=[.A798]^2/1048576" office:value-type="float" office:value="0.604263305664063">
            <text:p>0,6042633057</text:p>
          </table:table-cell>
          <table:table-cell table:formula="of:=[.A798]^3/1024^3" office:value-type="float" office:value="0.469720304012299">
            <text:p>0,469720304</text:p>
          </table:table-cell>
          <table:table-cell table:number-columns-repeated="2"/>
        </table:table-row>
        <table:table-row table:style-name="ro1">
          <table:table-cell office:value-type="float" office:value="797">
            <text:p>797</text:p>
          </table:table-cell>
          <table:table-cell table:formula="of:=[.A799]^2/1048576" office:value-type="float" office:value="0.605782508850098">
            <text:p>0,6057825089</text:p>
          </table:table-cell>
          <table:table-cell table:formula="of:=[.A799]^3/1024^3" office:value-type="float" office:value="0.471492831595242">
            <text:p>0,4714928316</text:p>
          </table:table-cell>
          <table:table-cell table:number-columns-repeated="2"/>
        </table:table-row>
        <table:table-row table:style-name="ro1">
          <table:table-cell office:value-type="float" office:value="798">
            <text:p>798</text:p>
          </table:table-cell>
          <table:table-cell table:formula="of:=[.A800]^2/1048576" office:value-type="float" office:value="0.607303619384766">
            <text:p>0,6073036194</text:p>
          </table:table-cell>
          <table:table-cell table:formula="of:=[.A800]^3/1024^3" office:value-type="float" office:value="0.473269812762737">
            <text:p>0,4732698128</text:p>
          </table:table-cell>
          <table:table-cell table:number-columns-repeated="2"/>
        </table:table-row>
        <table:table-row table:style-name="ro1">
          <table:table-cell office:value-type="float" office:value="799">
            <text:p>799</text:p>
          </table:table-cell>
          <table:table-cell table:formula="of:=[.A801]^2/1048576" office:value-type="float" office:value="0.608826637268066">
            <text:p>0,6088266373</text:p>
          </table:table-cell>
          <table:table-cell table:formula="of:=[.A801]^3/1024^3" office:value-type="float" office:value="0.47505125310272">
            <text:p>0,4750512531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table:formula="of:=[.A802]^2/1048576" office:value-type="float" office:value="0.6103515625">
            <text:p>0,6103515625</text:p>
          </table:table-cell>
          <table:table-cell table:formula="of:=[.A802]^3/1024^3" office:value-type="float" office:value="0.476837158203125">
            <text:p>0,4768371582</text:p>
          </table:table-cell>
          <table:table-cell table:number-columns-repeated="2"/>
        </table:table-row>
        <table:table-row table:style-name="ro1">
          <table:table-cell office:value-type="float" office:value="801">
            <text:p>801</text:p>
          </table:table-cell>
          <table:table-cell table:formula="of:=[.A803]^2/1048576" office:value-type="float" office:value="0.611878395080566">
            <text:p>0,6118783951</text:p>
          </table:table-cell>
          <table:table-cell table:formula="of:=[.A803]^3/1024^3" office:value-type="float" office:value="0.478627533651888">
            <text:p>0,4786275337</text:p>
          </table:table-cell>
          <table:table-cell table:number-columns-repeated="2"/>
        </table:table-row>
        <table:table-row table:style-name="ro1">
          <table:table-cell office:value-type="float" office:value="802">
            <text:p>802</text:p>
          </table:table-cell>
          <table:table-cell table:formula="of:=[.A804]^2/1048576" office:value-type="float" office:value="0.613407135009766">
            <text:p>0,613407135</text:p>
          </table:table-cell>
          <table:table-cell table:formula="of:=[.A804]^3/1024^3" office:value-type="float" office:value="0.480422385036945">
            <text:p>0,480422385</text:p>
          </table:table-cell>
          <table:table-cell table:number-columns-repeated="2"/>
        </table:table-row>
        <table:table-row table:style-name="ro1">
          <table:table-cell office:value-type="float" office:value="803">
            <text:p>803</text:p>
          </table:table-cell>
          <table:table-cell table:formula="of:=[.A805]^2/1048576" office:value-type="float" office:value="0.614937782287598">
            <text:p>0,6149377823</text:p>
          </table:table-cell>
          <table:table-cell table:formula="of:=[.A805]^3/1024^3" office:value-type="float" office:value="0.482221717946231">
            <text:p>0,4822217179</text:p>
          </table:table-cell>
          <table:table-cell table:number-columns-repeated="2"/>
        </table:table-row>
        <table:table-row table:style-name="ro1">
          <table:table-cell office:value-type="float" office:value="804">
            <text:p>804</text:p>
          </table:table-cell>
          <table:table-cell table:formula="of:=[.A806]^2/1048576" office:value-type="float" office:value="0.616470336914063">
            <text:p>0,6164703369</text:p>
          </table:table-cell>
          <table:table-cell table:formula="of:=[.A806]^3/1024^3" office:value-type="float" office:value="0.484025537967682">
            <text:p>0,484025538</text:p>
          </table:table-cell>
          <table:table-cell table:number-columns-repeated="2"/>
        </table:table-row>
        <table:table-row table:style-name="ro1">
          <table:table-cell office:value-type="float" office:value="805">
            <text:p>805</text:p>
          </table:table-cell>
          <table:table-cell table:formula="of:=[.A807]^2/1048576" office:value-type="float" office:value="0.61800479888916">
            <text:p>0,6180047989</text:p>
          </table:table-cell>
          <table:table-cell table:formula="of:=[.A807]^3/1024^3" office:value-type="float" office:value="0.485833850689232">
            <text:p>0,4858338507</text:p>
          </table:table-cell>
          <table:table-cell table:number-columns-repeated="2"/>
        </table:table-row>
        <table:table-row table:style-name="ro1">
          <table:table-cell office:value-type="float" office:value="806">
            <text:p>806</text:p>
          </table:table-cell>
          <table:table-cell table:formula="of:=[.A808]^2/1048576" office:value-type="float" office:value="0.619541168212891">
            <text:p>0,6195411682</text:p>
          </table:table-cell>
          <table:table-cell table:formula="of:=[.A808]^3/1024^3" office:value-type="float" office:value="0.487646661698818">
            <text:p>0,4876466617</text:p>
          </table:table-cell>
          <table:table-cell table:number-columns-repeated="2"/>
        </table:table-row>
        <table:table-row table:style-name="ro1">
          <table:table-cell office:value-type="float" office:value="807">
            <text:p>807</text:p>
          </table:table-cell>
          <table:table-cell table:formula="of:=[.A809]^2/1048576" office:value-type="float" office:value="0.621079444885254">
            <text:p>0,6210794449</text:p>
          </table:table-cell>
          <table:table-cell table:formula="of:=[.A809]^3/1024^3" office:value-type="float" office:value="0.489463976584375">
            <text:p>0,4894639766</text:p>
          </table:table-cell>
          <table:table-cell table:number-columns-repeated="2"/>
        </table:table-row>
        <table:table-row table:style-name="ro1">
          <table:table-cell office:value-type="float" office:value="808">
            <text:p>808</text:p>
          </table:table-cell>
          <table:table-cell table:formula="of:=[.A810]^2/1048576" office:value-type="float" office:value="0.62261962890625">
            <text:p>0,6226196289</text:p>
          </table:table-cell>
          <table:table-cell table:formula="of:=[.A810]^3/1024^3" office:value-type="float" office:value="0.491285800933838">
            <text:p>0,4912858009</text:p>
          </table:table-cell>
          <table:table-cell table:number-columns-repeated="2"/>
        </table:table-row>
        <table:table-row table:style-name="ro1">
          <table:table-cell office:value-type="float" office:value="809">
            <text:p>809</text:p>
          </table:table-cell>
          <table:table-cell table:formula="of:=[.A811]^2/1048576" office:value-type="float" office:value="0.624161720275879">
            <text:p>0,6241617203</text:p>
          </table:table-cell>
          <table:table-cell table:formula="of:=[.A811]^3/1024^3" office:value-type="float" office:value="0.493112140335143">
            <text:p>0,4931121403</text:p>
          </table:table-cell>
          <table:table-cell table:number-columns-repeated="2"/>
        </table:table-row>
        <table:table-row table:style-name="ro1">
          <table:table-cell office:value-type="float" office:value="810">
            <text:p>810</text:p>
          </table:table-cell>
          <table:table-cell table:formula="of:=[.A812]^2/1048576" office:value-type="float" office:value="0.625705718994141">
            <text:p>0,625705719</text:p>
          </table:table-cell>
          <table:table-cell table:formula="of:=[.A812]^3/1024^3" office:value-type="float" office:value="0.494943000376225">
            <text:p>0,4949430004</text:p>
          </table:table-cell>
          <table:table-cell table:number-columns-repeated="2"/>
        </table:table-row>
        <table:table-row table:style-name="ro1">
          <table:table-cell office:value-type="float" office:value="811">
            <text:p>811</text:p>
          </table:table-cell>
          <table:table-cell table:formula="of:=[.A813]^2/1048576" office:value-type="float" office:value="0.627251625061035">
            <text:p>0,6272516251</text:p>
          </table:table-cell>
          <table:table-cell table:formula="of:=[.A813]^3/1024^3" office:value-type="float" office:value="0.496778386645019">
            <text:p>0,4967783866</text:p>
          </table:table-cell>
          <table:table-cell table:number-columns-repeated="2"/>
        </table:table-row>
        <table:table-row table:style-name="ro1">
          <table:table-cell office:value-type="float" office:value="812">
            <text:p>812</text:p>
          </table:table-cell>
          <table:table-cell table:formula="of:=[.A814]^2/1048576" office:value-type="float" office:value="0.628799438476563">
            <text:p>0,6287994385</text:p>
          </table:table-cell>
          <table:table-cell table:formula="of:=[.A814]^3/1024^3" office:value-type="float" office:value="0.498618304729462">
            <text:p>0,4986183047</text:p>
          </table:table-cell>
          <table:table-cell table:number-columns-repeated="2"/>
        </table:table-row>
        <table:table-row table:style-name="ro1">
          <table:table-cell office:value-type="float" office:value="813">
            <text:p>813</text:p>
          </table:table-cell>
          <table:table-cell table:formula="of:=[.A815]^2/1048576" office:value-type="float" office:value="0.630349159240723">
            <text:p>0,6303491592</text:p>
          </table:table-cell>
          <table:table-cell table:formula="of:=[.A815]^3/1024^3" office:value-type="float" office:value="0.500462760217488">
            <text:p>0,5004627602</text:p>
          </table:table-cell>
          <table:table-cell table:number-columns-repeated="2"/>
        </table:table-row>
        <table:table-row table:style-name="ro1">
          <table:table-cell office:value-type="float" office:value="814">
            <text:p>814</text:p>
          </table:table-cell>
          <table:table-cell table:formula="of:=[.A816]^2/1048576" office:value-type="float" office:value="0.631900787353516">
            <text:p>0,6319007874</text:p>
          </table:table-cell>
          <table:table-cell table:formula="of:=[.A816]^3/1024^3" office:value-type="float" office:value="0.502311758697033">
            <text:p>0,5023117587</text:p>
          </table:table-cell>
          <table:table-cell table:number-columns-repeated="2"/>
        </table:table-row>
        <table:table-row table:style-name="ro1">
          <table:table-cell office:value-type="float" office:value="815">
            <text:p>815</text:p>
          </table:table-cell>
          <table:table-cell table:formula="of:=[.A817]^2/1048576" office:value-type="float" office:value="0.633454322814941">
            <text:p>0,6334543228</text:p>
          </table:table-cell>
          <table:table-cell table:formula="of:=[.A817]^3/1024^3" office:value-type="float" office:value="0.504165305756032">
            <text:p>0,5041653058</text:p>
          </table:table-cell>
          <table:table-cell table:number-columns-repeated="2"/>
        </table:table-row>
        <table:table-row table:style-name="ro1">
          <table:table-cell office:value-type="float" office:value="816">
            <text:p>816</text:p>
          </table:table-cell>
          <table:table-cell table:formula="of:=[.A818]^2/1048576" office:value-type="float" office:value="0.635009765625">
            <text:p>0,6350097656</text:p>
          </table:table-cell>
          <table:table-cell table:formula="of:=[.A818]^3/1024^3" office:value-type="float" office:value="0.506023406982422">
            <text:p>0,506023407</text:p>
          </table:table-cell>
          <table:table-cell table:number-columns-repeated="2"/>
        </table:table-row>
        <table:table-row table:style-name="ro1">
          <table:table-cell office:value-type="float" office:value="817">
            <text:p>817</text:p>
          </table:table-cell>
          <table:table-cell table:formula="of:=[.A819]^2/1048576" office:value-type="float" office:value="0.636567115783691">
            <text:p>0,6365671158</text:p>
          </table:table-cell>
          <table:table-cell table:formula="of:=[.A819]^3/1024^3" office:value-type="float" office:value="0.507886067964137">
            <text:p>0,507886068</text:p>
          </table:table-cell>
          <table:table-cell table:number-columns-repeated="2"/>
        </table:table-row>
        <table:table-row table:style-name="ro1">
          <table:table-cell office:value-type="float" office:value="818">
            <text:p>818</text:p>
          </table:table-cell>
          <table:table-cell table:formula="of:=[.A820]^2/1048576" office:value-type="float" office:value="0.638126373291016">
            <text:p>0,6381263733</text:p>
          </table:table-cell>
          <table:table-cell table:formula="of:=[.A820]^3/1024^3" office:value-type="float" office:value="0.509753294289112">
            <text:p>0,5097532943</text:p>
          </table:table-cell>
          <table:table-cell table:number-columns-repeated="2"/>
        </table:table-row>
        <table:table-row table:style-name="ro1">
          <table:table-cell office:value-type="float" office:value="819">
            <text:p>819</text:p>
          </table:table-cell>
          <table:table-cell table:formula="of:=[.A821]^2/1048576" office:value-type="float" office:value="0.639687538146973">
            <text:p>0,6396875381</text:p>
          </table:table-cell>
          <table:table-cell table:formula="of:=[.A821]^3/1024^3" office:value-type="float" office:value="0.511625091545284">
            <text:p>0,5116250915</text:p>
          </table:table-cell>
          <table:table-cell table:number-columns-repeated="2"/>
        </table:table-row>
        <table:table-row table:style-name="ro1">
          <table:table-cell office:value-type="float" office:value="820">
            <text:p>820</text:p>
          </table:table-cell>
          <table:table-cell table:formula="of:=[.A822]^2/1048576" office:value-type="float" office:value="0.641250610351563">
            <text:p>0,6412506104</text:p>
          </table:table-cell>
          <table:table-cell table:formula="of:=[.A822]^3/1024^3" office:value-type="float" office:value="0.513501465320587">
            <text:p>0,5135014653</text:p>
          </table:table-cell>
          <table:table-cell table:number-columns-repeated="2"/>
        </table:table-row>
        <table:table-row table:style-name="ro1">
          <table:table-cell office:value-type="float" office:value="821">
            <text:p>821</text:p>
          </table:table-cell>
          <table:table-cell table:formula="of:=[.A823]^2/1048576" office:value-type="float" office:value="0.642815589904785">
            <text:p>0,6428155899</text:p>
          </table:table-cell>
          <table:table-cell table:formula="of:=[.A823]^3/1024^3" office:value-type="float" office:value="0.515382421202958">
            <text:p>0,5153824212</text:p>
          </table:table-cell>
          <table:table-cell table:number-columns-repeated="2"/>
        </table:table-row>
        <table:table-row table:style-name="ro1">
          <table:table-cell office:value-type="float" office:value="822">
            <text:p>822</text:p>
          </table:table-cell>
          <table:table-cell table:formula="of:=[.A824]^2/1048576" office:value-type="float" office:value="0.644382476806641">
            <text:p>0,6443824768</text:p>
          </table:table-cell>
          <table:table-cell table:formula="of:=[.A824]^3/1024^3" office:value-type="float" office:value="0.517267964780331">
            <text:p>0,5172679648</text:p>
          </table:table-cell>
          <table:table-cell table:number-columns-repeated="2"/>
        </table:table-row>
        <table:table-row table:style-name="ro1">
          <table:table-cell office:value-type="float" office:value="823">
            <text:p>823</text:p>
          </table:table-cell>
          <table:table-cell table:formula="of:=[.A825]^2/1048576" office:value-type="float" office:value="0.645951271057129">
            <text:p>0,6459512711</text:p>
          </table:table-cell>
          <table:table-cell table:formula="of:=[.A825]^3/1024^3" office:value-type="float" office:value="0.519158101640642">
            <text:p>0,5191581016</text:p>
          </table:table-cell>
          <table:table-cell table:number-columns-repeated="2"/>
        </table:table-row>
        <table:table-row table:style-name="ro1">
          <table:table-cell office:value-type="float" office:value="824">
            <text:p>824</text:p>
          </table:table-cell>
          <table:table-cell table:formula="of:=[.A826]^2/1048576" office:value-type="float" office:value="0.64752197265625">
            <text:p>0,6475219727</text:p>
          </table:table-cell>
          <table:table-cell table:formula="of:=[.A826]^3/1024^3" office:value-type="float" office:value="0.521052837371826">
            <text:p>0,5210528374</text:p>
          </table:table-cell>
          <table:table-cell table:number-columns-repeated="2"/>
        </table:table-row>
        <table:table-row table:style-name="ro1">
          <table:table-cell office:value-type="float" office:value="825">
            <text:p>825</text:p>
          </table:table-cell>
          <table:table-cell table:formula="of:=[.A827]^2/1048576" office:value-type="float" office:value="0.649094581604004">
            <text:p>0,6490945816</text:p>
          </table:table-cell>
          <table:table-cell table:formula="of:=[.A827]^3/1024^3" office:value-type="float" office:value="0.52295217756182">
            <text:p>0,5229521776</text:p>
          </table:table-cell>
          <table:table-cell table:number-columns-repeated="2"/>
        </table:table-row>
        <table:table-row table:style-name="ro1">
          <table:table-cell office:value-type="float" office:value="826">
            <text:p>826</text:p>
          </table:table-cell>
          <table:table-cell table:formula="of:=[.A828]^2/1048576" office:value-type="float" office:value="0.650669097900391">
            <text:p>0,6506690979</text:p>
          </table:table-cell>
          <table:table-cell table:formula="of:=[.A828]^3/1024^3" office:value-type="float" office:value="0.524856127798557">
            <text:p>0,5248561278</text:p>
          </table:table-cell>
          <table:table-cell table:number-columns-repeated="2"/>
        </table:table-row>
        <table:table-row table:style-name="ro1">
          <table:table-cell office:value-type="float" office:value="827">
            <text:p>827</text:p>
          </table:table-cell>
          <table:table-cell table:formula="of:=[.A829]^2/1048576" office:value-type="float" office:value="0.65224552154541">
            <text:p>0,6522455215</text:p>
          </table:table-cell>
          <table:table-cell table:formula="of:=[.A829]^3/1024^3" office:value-type="float" office:value="0.526764693669975">
            <text:p>0,5267646937</text:p>
          </table:table-cell>
          <table:table-cell table:number-columns-repeated="2"/>
        </table:table-row>
        <table:table-row table:style-name="ro1">
          <table:table-cell office:value-type="float" office:value="828">
            <text:p>828</text:p>
          </table:table-cell>
          <table:table-cell table:formula="of:=[.A830]^2/1048576" office:value-type="float" office:value="0.653823852539063">
            <text:p>0,6538238525</text:p>
          </table:table-cell>
          <table:table-cell table:formula="of:=[.A830]^3/1024^3" office:value-type="float" office:value="0.528677880764008">
            <text:p>0,5286778808</text:p>
          </table:table-cell>
          <table:table-cell table:number-columns-repeated="2"/>
        </table:table-row>
        <table:table-row table:style-name="ro1">
          <table:table-cell office:value-type="float" office:value="829">
            <text:p>829</text:p>
          </table:table-cell>
          <table:table-cell table:formula="of:=[.A831]^2/1048576" office:value-type="float" office:value="0.655404090881348">
            <text:p>0,6554040909</text:p>
          </table:table-cell>
          <table:table-cell table:formula="of:=[.A831]^3/1024^3" office:value-type="float" office:value="0.530595694668591">
            <text:p>0,5305956947</text:p>
          </table:table-cell>
          <table:table-cell table:number-columns-repeated="2"/>
        </table:table-row>
        <table:table-row table:style-name="ro1">
          <table:table-cell office:value-type="float" office:value="830">
            <text:p>830</text:p>
          </table:table-cell>
          <table:table-cell table:formula="of:=[.A832]^2/1048576" office:value-type="float" office:value="0.656986236572266">
            <text:p>0,6569862366</text:p>
          </table:table-cell>
          <table:table-cell table:formula="of:=[.A832]^3/1024^3" office:value-type="float" office:value="0.532518140971661">
            <text:p>0,532518141</text:p>
          </table:table-cell>
          <table:table-cell table:number-columns-repeated="2"/>
        </table:table-row>
        <table:table-row table:style-name="ro1">
          <table:table-cell office:value-type="float" office:value="831">
            <text:p>831</text:p>
          </table:table-cell>
          <table:table-cell table:formula="of:=[.A833]^2/1048576" office:value-type="float" office:value="0.658570289611816">
            <text:p>0,6585702896</text:p>
          </table:table-cell>
          <table:table-cell table:formula="of:=[.A833]^3/1024^3" office:value-type="float" office:value="0.534445225261152">
            <text:p>0,5344452253</text:p>
          </table:table-cell>
          <table:table-cell table:number-columns-repeated="2"/>
        </table:table-row>
        <table:table-row table:style-name="ro1">
          <table:table-cell office:value-type="float" office:value="832">
            <text:p>832</text:p>
          </table:table-cell>
          <table:table-cell table:formula="of:=[.A834]^2/1048576" office:value-type="float" office:value="0.66015625">
            <text:p>0,66015625</text:p>
          </table:table-cell>
          <table:table-cell table:formula="of:=[.A834]^3/1024^3" office:value-type="float" office:value="0.536376953125">
            <text:p>0,5363769531</text:p>
          </table:table-cell>
          <table:table-cell table:number-columns-repeated="2"/>
        </table:table-row>
        <table:table-row table:style-name="ro1">
          <table:table-cell office:value-type="float" office:value="833">
            <text:p>833</text:p>
          </table:table-cell>
          <table:table-cell table:formula="of:=[.A835]^2/1048576" office:value-type="float" office:value="0.661744117736816">
            <text:p>0,6617441177</text:p>
          </table:table-cell>
          <table:table-cell table:formula="of:=[.A835]^3/1024^3" office:value-type="float" office:value="0.538313330151141">
            <text:p>0,5383133302</text:p>
          </table:table-cell>
          <table:table-cell table:number-columns-repeated="2"/>
        </table:table-row>
        <table:table-row table:style-name="ro1">
          <table:table-cell office:value-type="float" office:value="834">
            <text:p>834</text:p>
          </table:table-cell>
          <table:table-cell table:formula="of:=[.A836]^2/1048576" office:value-type="float" office:value="0.663333892822266">
            <text:p>0,6633338928</text:p>
          </table:table-cell>
          <table:table-cell table:formula="of:=[.A836]^3/1024^3" office:value-type="float" office:value="0.540254361927509">
            <text:p>0,5402543619</text:p>
          </table:table-cell>
          <table:table-cell table:number-columns-repeated="2"/>
        </table:table-row>
        <table:table-row table:style-name="ro1">
          <table:table-cell office:value-type="float" office:value="835">
            <text:p>835</text:p>
          </table:table-cell>
          <table:table-cell table:formula="of:=[.A837]^2/1048576" office:value-type="float" office:value="0.664925575256348">
            <text:p>0,6649255753</text:p>
          </table:table-cell>
          <table:table-cell table:formula="of:=[.A837]^3/1024^3" office:value-type="float" office:value="0.542200054042041">
            <text:p>0,542200054</text:p>
          </table:table-cell>
          <table:table-cell table:number-columns-repeated="2"/>
        </table:table-row>
        <table:table-row table:style-name="ro1">
          <table:table-cell office:value-type="float" office:value="836">
            <text:p>836</text:p>
          </table:table-cell>
          <table:table-cell table:formula="of:=[.A838]^2/1048576" office:value-type="float" office:value="0.666519165039063">
            <text:p>0,666519165</text:p>
          </table:table-cell>
          <table:table-cell table:formula="of:=[.A838]^3/1024^3" office:value-type="float" office:value="0.544150412082672">
            <text:p>0,5441504121</text:p>
          </table:table-cell>
          <table:table-cell table:number-columns-repeated="2"/>
        </table:table-row>
        <table:table-row table:style-name="ro1">
          <table:table-cell office:value-type="float" office:value="837">
            <text:p>837</text:p>
          </table:table-cell>
          <table:table-cell table:formula="of:=[.A839]^2/1048576" office:value-type="float" office:value="0.66811466217041">
            <text:p>0,6681146622</text:p>
          </table:table-cell>
          <table:table-cell table:formula="of:=[.A839]^3/1024^3" office:value-type="float" office:value="0.546105441637337">
            <text:p>0,5461054416</text:p>
          </table:table-cell>
          <table:table-cell table:number-columns-repeated="2"/>
        </table:table-row>
        <table:table-row table:style-name="ro1">
          <table:table-cell office:value-type="float" office:value="838">
            <text:p>838</text:p>
          </table:table-cell>
          <table:table-cell table:formula="of:=[.A840]^2/1048576" office:value-type="float" office:value="0.669712066650391">
            <text:p>0,6697120667</text:p>
          </table:table-cell>
          <table:table-cell table:formula="of:=[.A840]^3/1024^3" office:value-type="float" office:value="0.548065148293972">
            <text:p>0,5480651483</text:p>
          </table:table-cell>
          <table:table-cell table:number-columns-repeated="2"/>
        </table:table-row>
        <table:table-row table:style-name="ro1">
          <table:table-cell office:value-type="float" office:value="839">
            <text:p>839</text:p>
          </table:table-cell>
          <table:table-cell table:formula="of:=[.A841]^2/1048576" office:value-type="float" office:value="0.671311378479004">
            <text:p>0,6713113785</text:p>
          </table:table-cell>
          <table:table-cell table:formula="of:=[.A841]^3/1024^3" office:value-type="float" office:value="0.550029537640512">
            <text:p>0,5500295376</text:p>
          </table:table-cell>
          <table:table-cell table:number-columns-repeated="2"/>
        </table:table-row>
        <table:table-row table:style-name="ro1">
          <table:table-cell office:value-type="float" office:value="840">
            <text:p>840</text:p>
          </table:table-cell>
          <table:table-cell table:formula="of:=[.A842]^2/1048576" office:value-type="float" office:value="0.67291259765625">
            <text:p>0,6729125977</text:p>
          </table:table-cell>
          <table:table-cell table:formula="of:=[.A842]^3/1024^3" office:value-type="float" office:value="0.551998615264893">
            <text:p>0,5519986153</text:p>
          </table:table-cell>
          <table:table-cell table:number-columns-repeated="2"/>
        </table:table-row>
        <table:table-row table:style-name="ro1">
          <table:table-cell office:value-type="float" office:value="841">
            <text:p>841</text:p>
          </table:table-cell>
          <table:table-cell table:formula="of:=[.A843]^2/1048576" office:value-type="float" office:value="0.674515724182129">
            <text:p>0,6745157242</text:p>
          </table:table-cell>
          <table:table-cell table:formula="of:=[.A843]^3/1024^3" office:value-type="float" office:value="0.553972386755049">
            <text:p>0,5539723868</text:p>
          </table:table-cell>
          <table:table-cell table:number-columns-repeated="2"/>
        </table:table-row>
        <table:table-row table:style-name="ro1">
          <table:table-cell office:value-type="float" office:value="842">
            <text:p>842</text:p>
          </table:table-cell>
          <table:table-cell table:formula="of:=[.A844]^2/1048576" office:value-type="float" office:value="0.676120758056641">
            <text:p>0,6761207581</text:p>
          </table:table-cell>
          <table:table-cell table:formula="of:=[.A844]^3/1024^3" office:value-type="float" office:value="0.555950857698917">
            <text:p>0,5559508577</text:p>
          </table:table-cell>
          <table:table-cell table:number-columns-repeated="2"/>
        </table:table-row>
        <table:table-row table:style-name="ro1">
          <table:table-cell office:value-type="float" office:value="843">
            <text:p>843</text:p>
          </table:table-cell>
          <table:table-cell table:formula="of:=[.A845]^2/1048576" office:value-type="float" office:value="0.677727699279785">
            <text:p>0,6777276993</text:p>
          </table:table-cell>
          <table:table-cell table:formula="of:=[.A845]^3/1024^3" office:value-type="float" office:value="0.557934033684433">
            <text:p>0,5579340337</text:p>
          </table:table-cell>
          <table:table-cell table:number-columns-repeated="2"/>
        </table:table-row>
        <table:table-row table:style-name="ro1">
          <table:table-cell office:value-type="float" office:value="844">
            <text:p>844</text:p>
          </table:table-cell>
          <table:table-cell table:formula="of:=[.A846]^2/1048576" office:value-type="float" office:value="0.679336547851563">
            <text:p>0,6793365479</text:p>
          </table:table-cell>
          <table:table-cell table:formula="of:=[.A846]^3/1024^3" office:value-type="float" office:value="0.55992192029953">
            <text:p>0,5599219203</text:p>
          </table:table-cell>
          <table:table-cell table:number-columns-repeated="2"/>
        </table:table-row>
        <table:table-row table:style-name="ro1">
          <table:table-cell office:value-type="float" office:value="845">
            <text:p>845</text:p>
          </table:table-cell>
          <table:table-cell table:formula="of:=[.A847]^2/1048576" office:value-type="float" office:value="0.680947303771973">
            <text:p>0,6809473038</text:p>
          </table:table-cell>
          <table:table-cell table:formula="of:=[.A847]^3/1024^3" office:value-type="float" office:value="0.561914523132145">
            <text:p>0,5619145231</text:p>
          </table:table-cell>
          <table:table-cell table:number-columns-repeated="2"/>
        </table:table-row>
        <table:table-row table:style-name="ro1">
          <table:table-cell office:value-type="float" office:value="846">
            <text:p>846</text:p>
          </table:table-cell>
          <table:table-cell table:formula="of:=[.A848]^2/1048576" office:value-type="float" office:value="0.682559967041016">
            <text:p>0,682559967</text:p>
          </table:table-cell>
          <table:table-cell table:formula="of:=[.A848]^3/1024^3" office:value-type="float" office:value="0.563911847770214">
            <text:p>0,5639118478</text:p>
          </table:table-cell>
          <table:table-cell table:number-columns-repeated="2"/>
        </table:table-row>
        <table:table-row table:style-name="ro1">
          <table:table-cell office:value-type="float" office:value="847">
            <text:p>847</text:p>
          </table:table-cell>
          <table:table-cell table:formula="of:=[.A849]^2/1048576" office:value-type="float" office:value="0.684174537658691">
            <text:p>0,6841745377</text:p>
          </table:table-cell>
          <table:table-cell table:formula="of:=[.A849]^3/1024^3" office:value-type="float" office:value="0.565913899801672">
            <text:p>0,5659138998</text:p>
          </table:table-cell>
          <table:table-cell table:number-columns-repeated="2"/>
        </table:table-row>
        <table:table-row table:style-name="ro1">
          <table:table-cell office:value-type="float" office:value="848">
            <text:p>848</text:p>
          </table:table-cell>
          <table:table-cell table:formula="of:=[.A850]^2/1048576" office:value-type="float" office:value="0.685791015625">
            <text:p>0,6857910156</text:p>
          </table:table-cell>
          <table:table-cell table:formula="of:=[.A850]^3/1024^3" office:value-type="float" office:value="0.567920684814453">
            <text:p>0,5679206848</text:p>
          </table:table-cell>
          <table:table-cell table:number-columns-repeated="2"/>
        </table:table-row>
        <table:table-row table:style-name="ro1">
          <table:table-cell office:value-type="float" office:value="849">
            <text:p>849</text:p>
          </table:table-cell>
          <table:table-cell table:formula="of:=[.A851]^2/1048576" office:value-type="float" office:value="0.687409400939941">
            <text:p>0,6874094009</text:p>
          </table:table-cell>
          <table:table-cell table:formula="of:=[.A851]^3/1024^3" office:value-type="float" office:value="0.569932208396494">
            <text:p>0,5699322084</text:p>
          </table:table-cell>
          <table:table-cell table:number-columns-repeated="2"/>
        </table:table-row>
        <table:table-row table:style-name="ro1">
          <table:table-cell office:value-type="float" office:value="850">
            <text:p>850</text:p>
          </table:table-cell>
          <table:table-cell table:formula="of:=[.A852]^2/1048576" office:value-type="float" office:value="0.689029693603516">
            <text:p>0,6890296936</text:p>
          </table:table-cell>
          <table:table-cell table:formula="of:=[.A852]^3/1024^3" office:value-type="float" office:value="0.571948476135731">
            <text:p>0,5719484761</text:p>
          </table:table-cell>
          <table:table-cell table:number-columns-repeated="2"/>
        </table:table-row>
        <table:table-row table:style-name="ro1">
          <table:table-cell office:value-type="float" office:value="851">
            <text:p>851</text:p>
          </table:table-cell>
          <table:table-cell table:formula="of:=[.A853]^2/1048576" office:value-type="float" office:value="0.690651893615723">
            <text:p>0,6906518936</text:p>
          </table:table-cell>
          <table:table-cell table:formula="of:=[.A853]^3/1024^3" office:value-type="float" office:value="0.573969493620098">
            <text:p>0,5739694936</text:p>
          </table:table-cell>
          <table:table-cell table:number-columns-repeated="2"/>
        </table:table-row>
        <table:table-row table:style-name="ro1">
          <table:table-cell office:value-type="float" office:value="852">
            <text:p>852</text:p>
          </table:table-cell>
          <table:table-cell table:formula="of:=[.A854]^2/1048576" office:value-type="float" office:value="0.692276000976563">
            <text:p>0,692276001</text:p>
          </table:table-cell>
          <table:table-cell table:formula="of:=[.A854]^3/1024^3" office:value-type="float" office:value="0.575995266437531">
            <text:p>0,5759952664</text:p>
          </table:table-cell>
          <table:table-cell table:number-columns-repeated="2"/>
        </table:table-row>
        <table:table-row table:style-name="ro1">
          <table:table-cell office:value-type="float" office:value="853">
            <text:p>853</text:p>
          </table:table-cell>
          <table:table-cell table:formula="of:=[.A855]^2/1048576" office:value-type="float" office:value="0.693902015686035">
            <text:p>0,6939020157</text:p>
          </table:table-cell>
          <table:table-cell table:formula="of:=[.A855]^3/1024^3" office:value-type="float" office:value="0.578025800175965">
            <text:p>0,5780258002</text:p>
          </table:table-cell>
          <table:table-cell table:number-columns-repeated="2"/>
        </table:table-row>
        <table:table-row table:style-name="ro1">
          <table:table-cell office:value-type="float" office:value="854">
            <text:p>854</text:p>
          </table:table-cell>
          <table:table-cell table:formula="of:=[.A856]^2/1048576" office:value-type="float" office:value="0.695529937744141">
            <text:p>0,6955299377</text:p>
          </table:table-cell>
          <table:table-cell table:formula="of:=[.A856]^3/1024^3" office:value-type="float" office:value="0.580061100423336">
            <text:p>0,5800611004</text:p>
          </table:table-cell>
          <table:table-cell table:number-columns-repeated="2"/>
        </table:table-row>
        <table:table-row table:style-name="ro1">
          <table:table-cell office:value-type="float" office:value="855">
            <text:p>855</text:p>
          </table:table-cell>
          <table:table-cell table:formula="of:=[.A857]^2/1048576" office:value-type="float" office:value="0.697159767150879">
            <text:p>0,6971597672</text:p>
          </table:table-cell>
          <table:table-cell table:formula="of:=[.A857]^3/1024^3" office:value-type="float" office:value="0.58210117276758">
            <text:p>0,5821011728</text:p>
          </table:table-cell>
          <table:table-cell table:number-columns-repeated="2"/>
        </table:table-row>
        <table:table-row table:style-name="ro1">
          <table:table-cell office:value-type="float" office:value="856">
            <text:p>856</text:p>
          </table:table-cell>
          <table:table-cell table:formula="of:=[.A858]^2/1048576" office:value-type="float" office:value="0.69879150390625">
            <text:p>0,6987915039</text:p>
          </table:table-cell>
          <table:table-cell table:formula="of:=[.A858]^3/1024^3" office:value-type="float" office:value="0.584146022796631">
            <text:p>0,5841460228</text:p>
          </table:table-cell>
          <table:table-cell table:number-columns-repeated="2"/>
        </table:table-row>
        <table:table-row table:style-name="ro1">
          <table:table-cell office:value-type="float" office:value="857">
            <text:p>857</text:p>
          </table:table-cell>
          <table:table-cell table:formula="of:=[.A859]^2/1048576" office:value-type="float" office:value="0.700425148010254">
            <text:p>0,700425148</text:p>
          </table:table-cell>
          <table:table-cell table:formula="of:=[.A859]^3/1024^3" office:value-type="float" office:value="0.586195656098425">
            <text:p>0,5861956561</text:p>
          </table:table-cell>
          <table:table-cell table:number-columns-repeated="2"/>
        </table:table-row>
        <table:table-row table:style-name="ro1">
          <table:table-cell office:value-type="float" office:value="858">
            <text:p>858</text:p>
          </table:table-cell>
          <table:table-cell table:formula="of:=[.A860]^2/1048576" office:value-type="float" office:value="0.702060699462891">
            <text:p>0,7020606995</text:p>
          </table:table-cell>
          <table:table-cell table:formula="of:=[.A860]^3/1024^3" office:value-type="float" office:value="0.588250078260899">
            <text:p>0,5882500783</text:p>
          </table:table-cell>
          <table:table-cell table:number-columns-repeated="2"/>
        </table:table-row>
        <table:table-row table:style-name="ro1">
          <table:table-cell office:value-type="float" office:value="859">
            <text:p>859</text:p>
          </table:table-cell>
          <table:table-cell table:formula="of:=[.A861]^2/1048576" office:value-type="float" office:value="0.70369815826416">
            <text:p>0,7036981583</text:p>
          </table:table-cell>
          <table:table-cell table:formula="of:=[.A861]^3/1024^3" office:value-type="float" office:value="0.590309294871986">
            <text:p>0,5903092949</text:p>
          </table:table-cell>
          <table:table-cell table:number-columns-repeated="2"/>
        </table:table-row>
        <table:table-row table:style-name="ro1">
          <table:table-cell office:value-type="float" office:value="860">
            <text:p>860</text:p>
          </table:table-cell>
          <table:table-cell table:formula="of:=[.A862]^2/1048576" office:value-type="float" office:value="0.705337524414063">
            <text:p>0,7053375244</text:p>
          </table:table-cell>
          <table:table-cell table:formula="of:=[.A862]^3/1024^3" office:value-type="float" office:value="0.592373311519623">
            <text:p>0,5923733115</text:p>
          </table:table-cell>
          <table:table-cell table:number-columns-repeated="2"/>
        </table:table-row>
        <table:table-row table:style-name="ro1">
          <table:table-cell office:value-type="float" office:value="861">
            <text:p>861</text:p>
          </table:table-cell>
          <table:table-cell table:formula="of:=[.A863]^2/1048576" office:value-type="float" office:value="0.706978797912598">
            <text:p>0,7069787979</text:p>
          </table:table-cell>
          <table:table-cell table:formula="of:=[.A863]^3/1024^3" office:value-type="float" office:value="0.594442133791745">
            <text:p>0,5944421338</text:p>
          </table:table-cell>
          <table:table-cell table:number-columns-repeated="2"/>
        </table:table-row>
        <table:table-row table:style-name="ro1">
          <table:table-cell office:value-type="float" office:value="862">
            <text:p>862</text:p>
          </table:table-cell>
          <table:table-cell table:formula="of:=[.A864]^2/1048576" office:value-type="float" office:value="0.708621978759766">
            <text:p>0,7086219788</text:p>
          </table:table-cell>
          <table:table-cell table:formula="of:=[.A864]^3/1024^3" office:value-type="float" office:value="0.596515767276287">
            <text:p>0,5965157673</text:p>
          </table:table-cell>
          <table:table-cell table:number-columns-repeated="2"/>
        </table:table-row>
        <table:table-row table:style-name="ro1">
          <table:table-cell office:value-type="float" office:value="863">
            <text:p>863</text:p>
          </table:table-cell>
          <table:table-cell table:formula="of:=[.A865]^2/1048576" office:value-type="float" office:value="0.710267066955566">
            <text:p>0,710267067</text:p>
          </table:table-cell>
          <table:table-cell table:formula="of:=[.A865]^3/1024^3" office:value-type="float" office:value="0.598594217561185">
            <text:p>0,5985942176</text:p>
          </table:table-cell>
          <table:table-cell table:number-columns-repeated="2"/>
        </table:table-row>
        <table:table-row table:style-name="ro1">
          <table:table-cell office:value-type="float" office:value="864">
            <text:p>864</text:p>
          </table:table-cell>
          <table:table-cell table:formula="of:=[.A866]^2/1048576" office:value-type="float" office:value="0.7119140625">
            <text:p>0,7119140625</text:p>
          </table:table-cell>
          <table:table-cell table:formula="of:=[.A866]^3/1024^3" office:value-type="float" office:value="0.600677490234375">
            <text:p>0,6006774902</text:p>
          </table:table-cell>
          <table:table-cell table:number-columns-repeated="2"/>
        </table:table-row>
        <table:table-row table:style-name="ro1">
          <table:table-cell office:value-type="float" office:value="865">
            <text:p>865</text:p>
          </table:table-cell>
          <table:table-cell table:formula="of:=[.A867]^2/1048576" office:value-type="float" office:value="0.713562965393066">
            <text:p>0,7135629654</text:p>
          </table:table-cell>
          <table:table-cell table:formula="of:=[.A867]^3/1024^3" office:value-type="float" office:value="0.602765590883791">
            <text:p>0,6027655909</text:p>
          </table:table-cell>
          <table:table-cell table:number-columns-repeated="2"/>
        </table:table-row>
        <table:table-row table:style-name="ro1">
          <table:table-cell office:value-type="float" office:value="866">
            <text:p>866</text:p>
          </table:table-cell>
          <table:table-cell table:formula="of:=[.A868]^2/1048576" office:value-type="float" office:value="0.715213775634766">
            <text:p>0,7152137756</text:p>
          </table:table-cell>
          <table:table-cell table:formula="of:=[.A868]^3/1024^3" office:value-type="float" office:value="0.60485852509737">
            <text:p>0,6048585251</text:p>
          </table:table-cell>
          <table:table-cell table:number-columns-repeated="2"/>
        </table:table-row>
        <table:table-row table:style-name="ro1">
          <table:table-cell office:value-type="float" office:value="867">
            <text:p>867</text:p>
          </table:table-cell>
          <table:table-cell table:formula="of:=[.A869]^2/1048576" office:value-type="float" office:value="0.716866493225098">
            <text:p>0,7168664932</text:p>
          </table:table-cell>
          <table:table-cell table:formula="of:=[.A869]^3/1024^3" office:value-type="float" office:value="0.606956298463047">
            <text:p>0,6069562985</text:p>
          </table:table-cell>
          <table:table-cell table:number-columns-repeated="2"/>
        </table:table-row>
        <table:table-row table:style-name="ro1">
          <table:table-cell office:value-type="float" office:value="868">
            <text:p>868</text:p>
          </table:table-cell>
          <table:table-cell table:formula="of:=[.A870]^2/1048576" office:value-type="float" office:value="0.718521118164063">
            <text:p>0,7185211182</text:p>
          </table:table-cell>
          <table:table-cell table:formula="of:=[.A870]^3/1024^3" office:value-type="float" office:value="0.609058916568756">
            <text:p>0,6090589166</text:p>
          </table:table-cell>
          <table:table-cell table:number-columns-repeated="2"/>
        </table:table-row>
        <table:table-row table:style-name="ro1">
          <table:table-cell office:value-type="float" office:value="869">
            <text:p>869</text:p>
          </table:table-cell>
          <table:table-cell table:formula="of:=[.A871]^2/1048576" office:value-type="float" office:value="0.72017765045166">
            <text:p>0,7201776505</text:p>
          </table:table-cell>
          <table:table-cell table:formula="of:=[.A871]^3/1024^3" office:value-type="float" office:value="0.611166385002434">
            <text:p>0,611166385</text:p>
          </table:table-cell>
          <table:table-cell table:number-columns-repeated="2"/>
        </table:table-row>
        <table:table-row table:style-name="ro1">
          <table:table-cell office:value-type="float" office:value="870">
            <text:p>870</text:p>
          </table:table-cell>
          <table:table-cell table:formula="of:=[.A872]^2/1048576" office:value-type="float" office:value="0.721836090087891">
            <text:p>0,7218360901</text:p>
          </table:table-cell>
          <table:table-cell table:formula="of:=[.A872]^3/1024^3" office:value-type="float" office:value="0.613278709352016">
            <text:p>0,6132787094</text:p>
          </table:table-cell>
          <table:table-cell table:number-columns-repeated="2"/>
        </table:table-row>
        <table:table-row table:style-name="ro1">
          <table:table-cell office:value-type="float" office:value="871">
            <text:p>871</text:p>
          </table:table-cell>
          <table:table-cell table:formula="of:=[.A873]^2/1048576" office:value-type="float" office:value="0.723496437072754">
            <text:p>0,7234964371</text:p>
          </table:table-cell>
          <table:table-cell table:formula="of:=[.A873]^3/1024^3" office:value-type="float" office:value="0.615395895205438">
            <text:p>0,6153958952</text:p>
          </table:table-cell>
          <table:table-cell table:number-columns-repeated="2"/>
        </table:table-row>
        <table:table-row table:style-name="ro1">
          <table:table-cell office:value-type="float" office:value="872">
            <text:p>872</text:p>
          </table:table-cell>
          <table:table-cell table:formula="of:=[.A874]^2/1048576" office:value-type="float" office:value="0.72515869140625">
            <text:p>0,7251586914</text:p>
          </table:table-cell>
          <table:table-cell table:formula="of:=[.A874]^3/1024^3" office:value-type="float" office:value="0.617517948150635">
            <text:p>0,6175179482</text:p>
          </table:table-cell>
          <table:table-cell table:number-columns-repeated="2"/>
        </table:table-row>
        <table:table-row table:style-name="ro1">
          <table:table-cell office:value-type="float" office:value="873">
            <text:p>873</text:p>
          </table:table-cell>
          <table:table-cell table:formula="of:=[.A875]^2/1048576" office:value-type="float" office:value="0.726822853088379">
            <text:p>0,7268228531</text:p>
          </table:table-cell>
          <table:table-cell table:formula="of:=[.A875]^3/1024^3" office:value-type="float" office:value="0.619644873775542">
            <text:p>0,6196448738</text:p>
          </table:table-cell>
          <table:table-cell table:number-columns-repeated="2"/>
        </table:table-row>
        <table:table-row table:style-name="ro1">
          <table:table-cell office:value-type="float" office:value="874">
            <text:p>874</text:p>
          </table:table-cell>
          <table:table-cell table:formula="of:=[.A876]^2/1048576" office:value-type="float" office:value="0.728488922119141">
            <text:p>0,7284889221</text:p>
          </table:table-cell>
          <table:table-cell table:formula="of:=[.A876]^3/1024^3" office:value-type="float" office:value="0.621776677668095">
            <text:p>0,6217766777</text:p>
          </table:table-cell>
          <table:table-cell table:number-columns-repeated="2"/>
        </table:table-row>
        <table:table-row table:style-name="ro1">
          <table:table-cell office:value-type="float" office:value="875">
            <text:p>875</text:p>
          </table:table-cell>
          <table:table-cell table:formula="of:=[.A877]^2/1048576" office:value-type="float" office:value="0.730156898498535">
            <text:p>0,7301568985</text:p>
          </table:table-cell>
          <table:table-cell table:formula="of:=[.A877]^3/1024^3" office:value-type="float" office:value="0.623913365416229">
            <text:p>0,6239133654</text:p>
          </table:table-cell>
          <table:table-cell table:number-columns-repeated="2"/>
        </table:table-row>
        <table:table-row table:style-name="ro1">
          <table:table-cell office:value-type="float" office:value="876">
            <text:p>876</text:p>
          </table:table-cell>
          <table:table-cell table:formula="of:=[.A878]^2/1048576" office:value-type="float" office:value="0.731826782226563">
            <text:p>0,7318267822</text:p>
          </table:table-cell>
          <table:table-cell table:formula="of:=[.A878]^3/1024^3" office:value-type="float" office:value="0.62605494260788">
            <text:p>0,6260549426</text:p>
          </table:table-cell>
          <table:table-cell table:number-columns-repeated="2"/>
        </table:table-row>
        <table:table-row table:style-name="ro1">
          <table:table-cell office:value-type="float" office:value="877">
            <text:p>877</text:p>
          </table:table-cell>
          <table:table-cell table:formula="of:=[.A879]^2/1048576" office:value-type="float" office:value="0.733498573303223">
            <text:p>0,7334985733</text:p>
          </table:table-cell>
          <table:table-cell table:formula="of:=[.A879]^3/1024^3" office:value-type="float" office:value="0.628201414830983">
            <text:p>0,6282014148</text:p>
          </table:table-cell>
          <table:table-cell table:number-columns-repeated="2"/>
        </table:table-row>
        <table:table-row table:style-name="ro1">
          <table:table-cell office:value-type="float" office:value="878">
            <text:p>878</text:p>
          </table:table-cell>
          <table:table-cell table:formula="of:=[.A880]^2/1048576" office:value-type="float" office:value="0.735172271728516">
            <text:p>0,7351722717</text:p>
          </table:table-cell>
          <table:table-cell table:formula="of:=[.A880]^3/1024^3" office:value-type="float" office:value="0.630352787673473">
            <text:p>0,6303527877</text:p>
          </table:table-cell>
          <table:table-cell table:number-columns-repeated="2"/>
        </table:table-row>
        <table:table-row table:style-name="ro1">
          <table:table-cell office:value-type="float" office:value="879">
            <text:p>879</text:p>
          </table:table-cell>
          <table:table-cell table:formula="of:=[.A881]^2/1048576" office:value-type="float" office:value="0.736847877502441">
            <text:p>0,7368478775</text:p>
          </table:table-cell>
          <table:table-cell table:formula="of:=[.A881]^3/1024^3" office:value-type="float" office:value="0.632509066723287">
            <text:p>0,6325090667</text:p>
          </table:table-cell>
          <table:table-cell table:number-columns-repeated="2"/>
        </table:table-row>
        <table:table-row table:style-name="ro1">
          <table:table-cell office:value-type="float" office:value="880">
            <text:p>880</text:p>
          </table:table-cell>
          <table:table-cell table:formula="of:=[.A882]^2/1048576" office:value-type="float" office:value="0.738525390625">
            <text:p>0,7385253906</text:p>
          </table:table-cell>
          <table:table-cell table:formula="of:=[.A882]^3/1024^3" office:value-type="float" office:value="0.634670257568359">
            <text:p>0,6346702576</text:p>
          </table:table-cell>
          <table:table-cell table:number-columns-repeated="2"/>
        </table:table-row>
        <table:table-row table:style-name="ro1">
          <table:table-cell office:value-type="float" office:value="881">
            <text:p>881</text:p>
          </table:table-cell>
          <table:table-cell table:formula="of:=[.A883]^2/1048576" office:value-type="float" office:value="0.740204811096191">
            <text:p>0,7402048111</text:p>
          </table:table-cell>
          <table:table-cell table:formula="of:=[.A883]^3/1024^3" office:value-type="float" office:value="0.636836365796626">
            <text:p>0,6368363658</text:p>
          </table:table-cell>
          <table:table-cell table:number-columns-repeated="2"/>
        </table:table-row>
        <table:table-row table:style-name="ro1">
          <table:table-cell office:value-type="float" office:value="882">
            <text:p>882</text:p>
          </table:table-cell>
          <table:table-cell table:formula="of:=[.A884]^2/1048576" office:value-type="float" office:value="0.741886138916016">
            <text:p>0,7418861389</text:p>
          </table:table-cell>
          <table:table-cell table:formula="of:=[.A884]^3/1024^3" office:value-type="float" office:value="0.639007396996021">
            <text:p>0,639007397</text:p>
          </table:table-cell>
          <table:table-cell table:number-columns-repeated="2"/>
        </table:table-row>
        <table:table-row table:style-name="ro1">
          <table:table-cell office:value-type="float" office:value="883">
            <text:p>883</text:p>
          </table:table-cell>
          <table:table-cell table:formula="of:=[.A885]^2/1048576" office:value-type="float" office:value="0.743569374084473">
            <text:p>0,7435693741</text:p>
          </table:table-cell>
          <table:table-cell table:formula="of:=[.A885]^3/1024^3" office:value-type="float" office:value="0.641183356754482">
            <text:p>0,6411833568</text:p>
          </table:table-cell>
          <table:table-cell table:number-columns-repeated="2"/>
        </table:table-row>
        <table:table-row table:style-name="ro1">
          <table:table-cell office:value-type="float" office:value="884">
            <text:p>884</text:p>
          </table:table-cell>
          <table:table-cell table:formula="of:=[.A886]^2/1048576" office:value-type="float" office:value="0.745254516601563">
            <text:p>0,7452545166</text:p>
          </table:table-cell>
          <table:table-cell table:formula="of:=[.A886]^3/1024^3" office:value-type="float" office:value="0.643364250659943">
            <text:p>0,6433642507</text:p>
          </table:table-cell>
          <table:table-cell table:number-columns-repeated="2"/>
        </table:table-row>
        <table:table-row table:style-name="ro1">
          <table:table-cell office:value-type="float" office:value="885">
            <text:p>885</text:p>
          </table:table-cell>
          <table:table-cell table:formula="of:=[.A887]^2/1048576" office:value-type="float" office:value="0.746941566467285">
            <text:p>0,7469415665</text:p>
          </table:table-cell>
          <table:table-cell table:formula="of:=[.A887]^3/1024^3" office:value-type="float" office:value="0.645550084300339">
            <text:p>0,6455500843</text:p>
          </table:table-cell>
          <table:table-cell table:number-columns-repeated="2"/>
        </table:table-row>
        <table:table-row table:style-name="ro1">
          <table:table-cell office:value-type="float" office:value="886">
            <text:p>886</text:p>
          </table:table-cell>
          <table:table-cell table:formula="of:=[.A888]^2/1048576" office:value-type="float" office:value="0.748630523681641">
            <text:p>0,7486305237</text:p>
          </table:table-cell>
          <table:table-cell table:formula="of:=[.A888]^3/1024^3" office:value-type="float" office:value="0.647740863263607">
            <text:p>0,6477408633</text:p>
          </table:table-cell>
          <table:table-cell table:number-columns-repeated="2"/>
        </table:table-row>
        <table:table-row table:style-name="ro1">
          <table:table-cell office:value-type="float" office:value="887">
            <text:p>887</text:p>
          </table:table-cell>
          <table:table-cell table:formula="of:=[.A889]^2/1048576" office:value-type="float" office:value="0.750321388244629">
            <text:p>0,7503213882</text:p>
          </table:table-cell>
          <table:table-cell table:formula="of:=[.A889]^3/1024^3" office:value-type="float" office:value="0.649936593137682">
            <text:p>0,6499365931</text:p>
          </table:table-cell>
          <table:table-cell table:number-columns-repeated="2"/>
        </table:table-row>
        <table:table-row table:style-name="ro1">
          <table:table-cell office:value-type="float" office:value="888">
            <text:p>888</text:p>
          </table:table-cell>
          <table:table-cell table:formula="of:=[.A890]^2/1048576" office:value-type="float" office:value="0.75201416015625">
            <text:p>0,7520141602</text:p>
          </table:table-cell>
          <table:table-cell table:formula="of:=[.A890]^3/1024^3" office:value-type="float" office:value="0.652137279510498">
            <text:p>0,6521372795</text:p>
          </table:table-cell>
          <table:table-cell table:number-columns-repeated="2"/>
        </table:table-row>
        <table:table-row table:style-name="ro1">
          <table:table-cell office:value-type="float" office:value="889">
            <text:p>889</text:p>
          </table:table-cell>
          <table:table-cell table:formula="of:=[.A891]^2/1048576" office:value-type="float" office:value="0.753708839416504">
            <text:p>0,7537088394</text:p>
          </table:table-cell>
          <table:table-cell table:formula="of:=[.A891]^3/1024^3" office:value-type="float" office:value="0.654342927969992">
            <text:p>0,654342928</text:p>
          </table:table-cell>
          <table:table-cell table:number-columns-repeated="2"/>
        </table:table-row>
        <table:table-row table:style-name="ro1">
          <table:table-cell office:value-type="float" office:value="890">
            <text:p>890</text:p>
          </table:table-cell>
          <table:table-cell table:formula="of:=[.A892]^2/1048576" office:value-type="float" office:value="0.755405426025391">
            <text:p>0,755405426</text:p>
          </table:table-cell>
          <table:table-cell table:formula="of:=[.A892]^3/1024^3" office:value-type="float" office:value="0.656553544104099">
            <text:p>0,6565535441</text:p>
          </table:table-cell>
          <table:table-cell table:number-columns-repeated="2"/>
        </table:table-row>
        <table:table-row table:style-name="ro1">
          <table:table-cell office:value-type="float" office:value="891">
            <text:p>891</text:p>
          </table:table-cell>
          <table:table-cell table:formula="of:=[.A893]^2/1048576" office:value-type="float" office:value="0.75710391998291">
            <text:p>0,75710392</text:p>
          </table:table-cell>
          <table:table-cell table:formula="of:=[.A893]^3/1024^3" office:value-type="float" office:value="0.658769133500755">
            <text:p>0,6587691335</text:p>
          </table:table-cell>
          <table:table-cell table:number-columns-repeated="2"/>
        </table:table-row>
        <table:table-row table:style-name="ro1">
          <table:table-cell office:value-type="float" office:value="892">
            <text:p>892</text:p>
          </table:table-cell>
          <table:table-cell table:formula="of:=[.A894]^2/1048576" office:value-type="float" office:value="0.758804321289063">
            <text:p>0,7588043213</text:p>
          </table:table-cell>
          <table:table-cell table:formula="of:=[.A894]^3/1024^3" office:value-type="float" office:value="0.660989701747894">
            <text:p>0,6609897017</text:p>
          </table:table-cell>
          <table:table-cell table:number-columns-repeated="2"/>
        </table:table-row>
        <table:table-row table:style-name="ro1">
          <table:table-cell office:value-type="float" office:value="893">
            <text:p>893</text:p>
          </table:table-cell>
          <table:table-cell table:formula="of:=[.A895]^2/1048576" office:value-type="float" office:value="0.760506629943848">
            <text:p>0,7605066299</text:p>
          </table:table-cell>
          <table:table-cell table:formula="of:=[.A895]^3/1024^3" office:value-type="float" office:value="0.663215254433453">
            <text:p>0,6632152544</text:p>
          </table:table-cell>
          <table:table-cell table:number-columns-repeated="2"/>
        </table:table-row>
        <table:table-row table:style-name="ro1">
          <table:table-cell office:value-type="float" office:value="894">
            <text:p>894</text:p>
          </table:table-cell>
          <table:table-cell table:formula="of:=[.A896]^2/1048576" office:value-type="float" office:value="0.762210845947266">
            <text:p>0,7622108459</text:p>
          </table:table-cell>
          <table:table-cell table:formula="of:=[.A896]^3/1024^3" office:value-type="float" office:value="0.665445797145367">
            <text:p>0,6654457971</text:p>
          </table:table-cell>
          <table:table-cell table:number-columns-repeated="2"/>
        </table:table-row>
        <table:table-row table:style-name="ro1">
          <table:table-cell office:value-type="float" office:value="895">
            <text:p>895</text:p>
          </table:table-cell>
          <table:table-cell table:formula="of:=[.A897]^2/1048576" office:value-type="float" office:value="0.763916969299316">
            <text:p>0,7639169693</text:p>
          </table:table-cell>
          <table:table-cell table:formula="of:=[.A897]^3/1024^3" office:value-type="float" office:value="0.667681335471571">
            <text:p>0,6676813355</text:p>
          </table:table-cell>
          <table:table-cell table:number-columns-repeated="2"/>
        </table:table-row>
        <table:table-row table:style-name="ro1">
          <table:table-cell office:value-type="float" office:value="896">
            <text:p>896</text:p>
          </table:table-cell>
          <table:table-cell table:formula="of:=[.A898]^2/1048576" office:value-type="float" office:value="0.765625">
            <text:p>0,765625</text:p>
          </table:table-cell>
          <table:table-cell table:formula="of:=[.A898]^3/1024^3" office:value-type="float" office:value="0.669921875">
            <text:p>0,669921875</text:p>
          </table:table-cell>
          <table:table-cell table:number-columns-repeated="2"/>
        </table:table-row>
        <table:table-row table:style-name="ro1">
          <table:table-cell office:value-type="float" office:value="897">
            <text:p>897</text:p>
          </table:table-cell>
          <table:table-cell table:formula="of:=[.A899]^2/1048576" office:value-type="float" office:value="0.767334938049316">
            <text:p>0,767334938</text:p>
          </table:table-cell>
          <table:table-cell table:formula="of:=[.A899]^3/1024^3" office:value-type="float" office:value="0.672167421318591">
            <text:p>0,6721674213</text:p>
          </table:table-cell>
          <table:table-cell table:number-columns-repeated="2"/>
        </table:table-row>
        <table:table-row table:style-name="ro1">
          <table:table-cell office:value-type="float" office:value="898">
            <text:p>898</text:p>
          </table:table-cell>
          <table:table-cell table:formula="of:=[.A900]^2/1048576" office:value-type="float" office:value="0.769046783447266">
            <text:p>0,7690467834</text:p>
          </table:table-cell>
          <table:table-cell table:formula="of:=[.A900]^3/1024^3" office:value-type="float" office:value="0.674417980015278">
            <text:p>0,67441798</text:p>
          </table:table-cell>
          <table:table-cell table:number-columns-repeated="2"/>
        </table:table-row>
        <table:table-row table:style-name="ro1">
          <table:table-cell office:value-type="float" office:value="899">
            <text:p>899</text:p>
          </table:table-cell>
          <table:table-cell table:formula="of:=[.A901]^2/1048576" office:value-type="float" office:value="0.770760536193848">
            <text:p>0,7707605362</text:p>
          </table:table-cell>
          <table:table-cell table:formula="of:=[.A901]^3/1024^3" office:value-type="float" office:value="0.676673556677997">
            <text:p>0,6766735567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table:formula="of:=[.A902]^2/1048576" office:value-type="float" office:value="0.772476196289063">
            <text:p>0,7724761963</text:p>
          </table:table-cell>
          <table:table-cell table:formula="of:=[.A902]^3/1024^3" office:value-type="float" office:value="0.678934156894684">
            <text:p>0,6789341569</text:p>
          </table:table-cell>
          <table:table-cell table:number-columns-repeated="2"/>
        </table:table-row>
        <table:table-row table:style-name="ro1">
          <table:table-cell office:value-type="float" office:value="901">
            <text:p>901</text:p>
          </table:table-cell>
          <table:table-cell table:formula="of:=[.A903]^2/1048576" office:value-type="float" office:value="0.77419376373291">
            <text:p>0,7741937637</text:p>
          </table:table-cell>
          <table:table-cell table:formula="of:=[.A903]^3/1024^3" office:value-type="float" office:value="0.681199786253274">
            <text:p>0,6811997863</text:p>
          </table:table-cell>
          <table:table-cell table:number-columns-repeated="2"/>
        </table:table-row>
        <table:table-row table:style-name="ro1">
          <table:table-cell office:value-type="float" office:value="902">
            <text:p>902</text:p>
          </table:table-cell>
          <table:table-cell table:formula="of:=[.A904]^2/1048576" office:value-type="float" office:value="0.775913238525391">
            <text:p>0,7759132385</text:p>
          </table:table-cell>
          <table:table-cell table:formula="of:=[.A904]^3/1024^3" office:value-type="float" office:value="0.683470450341702">
            <text:p>0,6834704503</text:p>
          </table:table-cell>
          <table:table-cell table:number-columns-repeated="2"/>
        </table:table-row>
        <table:table-row table:style-name="ro1">
          <table:table-cell office:value-type="float" office:value="903">
            <text:p>903</text:p>
          </table:table-cell>
          <table:table-cell table:formula="of:=[.A905]^2/1048576" office:value-type="float" office:value="0.777634620666504">
            <text:p>0,7776346207</text:p>
          </table:table-cell>
          <table:table-cell table:formula="of:=[.A905]^3/1024^3" office:value-type="float" office:value="0.685746154747903">
            <text:p>0,6857461547</text:p>
          </table:table-cell>
          <table:table-cell table:number-columns-repeated="2"/>
        </table:table-row>
        <table:table-row table:style-name="ro1">
          <table:table-cell office:value-type="float" office:value="904">
            <text:p>904</text:p>
          </table:table-cell>
          <table:table-cell table:formula="of:=[.A906]^2/1048576" office:value-type="float" office:value="0.77935791015625">
            <text:p>0,7793579102</text:p>
          </table:table-cell>
          <table:table-cell table:formula="of:=[.A906]^3/1024^3" office:value-type="float" office:value="0.688026905059814">
            <text:p>0,6880269051</text:p>
          </table:table-cell>
          <table:table-cell table:number-columns-repeated="2"/>
        </table:table-row>
        <table:table-row table:style-name="ro1">
          <table:table-cell office:value-type="float" office:value="905">
            <text:p>905</text:p>
          </table:table-cell>
          <table:table-cell table:formula="of:=[.A907]^2/1048576" office:value-type="float" office:value="0.781083106994629">
            <text:p>0,781083107</text:p>
          </table:table-cell>
          <table:table-cell table:formula="of:=[.A907]^3/1024^3" office:value-type="float" office:value="0.69031270686537">
            <text:p>0,6903127069</text:p>
          </table:table-cell>
          <table:table-cell table:number-columns-repeated="2"/>
        </table:table-row>
        <table:table-row table:style-name="ro1">
          <table:table-cell office:value-type="float" office:value="906">
            <text:p>906</text:p>
          </table:table-cell>
          <table:table-cell table:formula="of:=[.A908]^2/1048576" office:value-type="float" office:value="0.782810211181641">
            <text:p>0,7828102112</text:p>
          </table:table-cell>
          <table:table-cell table:formula="of:=[.A908]^3/1024^3" office:value-type="float" office:value="0.692603565752506">
            <text:p>0,6926035658</text:p>
          </table:table-cell>
          <table:table-cell table:number-columns-repeated="2"/>
        </table:table-row>
        <table:table-row table:style-name="ro1">
          <table:table-cell office:value-type="float" office:value="907">
            <text:p>907</text:p>
          </table:table-cell>
          <table:table-cell table:formula="of:=[.A909]^2/1048576" office:value-type="float" office:value="0.784539222717285">
            <text:p>0,7845392227</text:p>
          </table:table-cell>
          <table:table-cell table:formula="of:=[.A909]^3/1024^3" office:value-type="float" office:value="0.694899487309158">
            <text:p>0,6948994873</text:p>
          </table:table-cell>
          <table:table-cell table:number-columns-repeated="2"/>
        </table:table-row>
        <table:table-row table:style-name="ro1">
          <table:table-cell office:value-type="float" office:value="908">
            <text:p>908</text:p>
          </table:table-cell>
          <table:table-cell table:formula="of:=[.A910]^2/1048576" office:value-type="float" office:value="0.786270141601563">
            <text:p>0,7862701416</text:p>
          </table:table-cell>
          <table:table-cell table:formula="of:=[.A910]^3/1024^3" office:value-type="float" office:value="0.697200477123261">
            <text:p>0,6972004771</text:p>
          </table:table-cell>
          <table:table-cell table:number-columns-repeated="2"/>
        </table:table-row>
        <table:table-row table:style-name="ro1">
          <table:table-cell office:value-type="float" office:value="909">
            <text:p>909</text:p>
          </table:table-cell>
          <table:table-cell table:formula="of:=[.A911]^2/1048576" office:value-type="float" office:value="0.788002967834473">
            <text:p>0,7880029678</text:p>
          </table:table-cell>
          <table:table-cell table:formula="of:=[.A911]^3/1024^3" office:value-type="float" office:value="0.69950654078275">
            <text:p>0,6995065408</text:p>
          </table:table-cell>
          <table:table-cell table:number-columns-repeated="2"/>
        </table:table-row>
        <table:table-row table:style-name="ro1">
          <table:table-cell office:value-type="float" office:value="910">
            <text:p>910</text:p>
          </table:table-cell>
          <table:table-cell table:formula="of:=[.A912]^2/1048576" office:value-type="float" office:value="0.789737701416016">
            <text:p>0,7897377014</text:p>
          </table:table-cell>
          <table:table-cell table:formula="of:=[.A912]^3/1024^3" office:value-type="float" office:value="0.701817683875561">
            <text:p>0,7018176839</text:p>
          </table:table-cell>
          <table:table-cell table:number-columns-repeated="2"/>
        </table:table-row>
        <table:table-row table:style-name="ro1">
          <table:table-cell office:value-type="float" office:value="911">
            <text:p>911</text:p>
          </table:table-cell>
          <table:table-cell table:formula="of:=[.A913]^2/1048576" office:value-type="float" office:value="0.791474342346191">
            <text:p>0,7914743423</text:p>
          </table:table-cell>
          <table:table-cell table:formula="of:=[.A913]^3/1024^3" office:value-type="float" office:value="0.704133911989629">
            <text:p>0,704133912</text:p>
          </table:table-cell>
          <table:table-cell table:number-columns-repeated="2"/>
        </table:table-row>
        <table:table-row table:style-name="ro1">
          <table:table-cell office:value-type="float" office:value="912">
            <text:p>912</text:p>
          </table:table-cell>
          <table:table-cell table:formula="of:=[.A914]^2/1048576" office:value-type="float" office:value="0.793212890625">
            <text:p>0,7932128906</text:p>
          </table:table-cell>
          <table:table-cell table:formula="of:=[.A914]^3/1024^3" office:value-type="float" office:value="0.706455230712891">
            <text:p>0,7064552307</text:p>
          </table:table-cell>
          <table:table-cell table:number-columns-repeated="2"/>
        </table:table-row>
        <table:table-row table:style-name="ro1">
          <table:table-cell office:value-type="float" office:value="913">
            <text:p>913</text:p>
          </table:table-cell>
          <table:table-cell table:formula="of:=[.A915]^2/1048576" office:value-type="float" office:value="0.794953346252441">
            <text:p>0,7949533463</text:p>
          </table:table-cell>
          <table:table-cell table:formula="of:=[.A915]^3/1024^3" office:value-type="float" office:value="0.70878164563328">
            <text:p>0,7087816456</text:p>
          </table:table-cell>
          <table:table-cell table:number-columns-repeated="2"/>
        </table:table-row>
        <table:table-row table:style-name="ro1">
          <table:table-cell office:value-type="float" office:value="914">
            <text:p>914</text:p>
          </table:table-cell>
          <table:table-cell table:formula="of:=[.A916]^2/1048576" office:value-type="float" office:value="0.796695709228516">
            <text:p>0,7966957092</text:p>
          </table:table-cell>
          <table:table-cell table:formula="of:=[.A916]^3/1024^3" office:value-type="float" office:value="0.711113162338734">
            <text:p>0,7111131623</text:p>
          </table:table-cell>
          <table:table-cell table:number-columns-repeated="2"/>
        </table:table-row>
        <table:table-row table:style-name="ro1">
          <table:table-cell office:value-type="float" office:value="915">
            <text:p>915</text:p>
          </table:table-cell>
          <table:table-cell table:formula="of:=[.A917]^2/1048576" office:value-type="float" office:value="0.798439979553223">
            <text:p>0,7984399796</text:p>
          </table:table-cell>
          <table:table-cell table:formula="of:=[.A917]^3/1024^3" office:value-type="float" office:value="0.713449786417186">
            <text:p>0,7134497864</text:p>
          </table:table-cell>
          <table:table-cell table:number-columns-repeated="2"/>
        </table:table-row>
        <table:table-row table:style-name="ro1">
          <table:table-cell office:value-type="float" office:value="916">
            <text:p>916</text:p>
          </table:table-cell>
          <table:table-cell table:formula="of:=[.A918]^2/1048576" office:value-type="float" office:value="0.800186157226563">
            <text:p>0,8001861572</text:p>
          </table:table-cell>
          <table:table-cell table:formula="of:=[.A918]^3/1024^3" office:value-type="float" office:value="0.715791523456574">
            <text:p>0,7157915235</text:p>
          </table:table-cell>
          <table:table-cell table:number-columns-repeated="2"/>
        </table:table-row>
        <table:table-row table:style-name="ro1">
          <table:table-cell office:value-type="float" office:value="917">
            <text:p>917</text:p>
          </table:table-cell>
          <table:table-cell table:formula="of:=[.A919]^2/1048576" office:value-type="float" office:value="0.801934242248535">
            <text:p>0,8019342422</text:p>
          </table:table-cell>
          <table:table-cell table:formula="of:=[.A919]^3/1024^3" office:value-type="float" office:value="0.718138379044831">
            <text:p>0,718138379</text:p>
          </table:table-cell>
          <table:table-cell table:number-columns-repeated="2"/>
        </table:table-row>
        <table:table-row table:style-name="ro1">
          <table:table-cell office:value-type="float" office:value="918">
            <text:p>918</text:p>
          </table:table-cell>
          <table:table-cell table:formula="of:=[.A920]^2/1048576" office:value-type="float" office:value="0.803684234619141">
            <text:p>0,8036842346</text:p>
          </table:table-cell>
          <table:table-cell table:formula="of:=[.A920]^3/1024^3" office:value-type="float" office:value="0.720490358769894">
            <text:p>0,7204903588</text:p>
          </table:table-cell>
          <table:table-cell table:number-columns-repeated="2"/>
        </table:table-row>
        <table:table-row table:style-name="ro1">
          <table:table-cell office:value-type="float" office:value="919">
            <text:p>919</text:p>
          </table:table-cell>
          <table:table-cell table:formula="of:=[.A921]^2/1048576" office:value-type="float" office:value="0.805436134338379">
            <text:p>0,8054361343</text:p>
          </table:table-cell>
          <table:table-cell table:formula="of:=[.A921]^3/1024^3" office:value-type="float" office:value="0.722847468219698">
            <text:p>0,7228474682</text:p>
          </table:table-cell>
          <table:table-cell table:number-columns-repeated="2"/>
        </table:table-row>
        <table:table-row table:style-name="ro1">
          <table:table-cell office:value-type="float" office:value="920">
            <text:p>920</text:p>
          </table:table-cell>
          <table:table-cell table:formula="of:=[.A922]^2/1048576" office:value-type="float" office:value="0.80718994140625">
            <text:p>0,8071899414</text:p>
          </table:table-cell>
          <table:table-cell table:formula="of:=[.A922]^3/1024^3" office:value-type="float" office:value="0.725209712982178">
            <text:p>0,725209713</text:p>
          </table:table-cell>
          <table:table-cell table:number-columns-repeated="2"/>
        </table:table-row>
        <table:table-row table:style-name="ro1">
          <table:table-cell office:value-type="float" office:value="921">
            <text:p>921</text:p>
          </table:table-cell>
          <table:table-cell table:formula="of:=[.A923]^2/1048576" office:value-type="float" office:value="0.808945655822754">
            <text:p>0,8089456558</text:p>
          </table:table-cell>
          <table:table-cell table:formula="of:=[.A923]^3/1024^3" office:value-type="float" office:value="0.72757709864527">
            <text:p>0,7275770986</text:p>
          </table:table-cell>
          <table:table-cell table:number-columns-repeated="2"/>
        </table:table-row>
        <table:table-row table:style-name="ro1">
          <table:table-cell office:value-type="float" office:value="922">
            <text:p>922</text:p>
          </table:table-cell>
          <table:table-cell table:formula="of:=[.A924]^2/1048576" office:value-type="float" office:value="0.810703277587891">
            <text:p>0,8107032776</text:p>
          </table:table-cell>
          <table:table-cell table:formula="of:=[.A924]^3/1024^3" office:value-type="float" office:value="0.729949630796909">
            <text:p>0,7299496308</text:p>
          </table:table-cell>
          <table:table-cell table:number-columns-repeated="2"/>
        </table:table-row>
        <table:table-row table:style-name="ro1">
          <table:table-cell office:value-type="float" office:value="923">
            <text:p>923</text:p>
          </table:table-cell>
          <table:table-cell table:formula="of:=[.A925]^2/1048576" office:value-type="float" office:value="0.81246280670166">
            <text:p>0,8124628067</text:p>
          </table:table-cell>
          <table:table-cell table:formula="of:=[.A925]^3/1024^3" office:value-type="float" office:value="0.732327315025032">
            <text:p>0,732327315</text:p>
          </table:table-cell>
          <table:table-cell table:number-columns-repeated="2"/>
        </table:table-row>
        <table:table-row table:style-name="ro1">
          <table:table-cell office:value-type="float" office:value="924">
            <text:p>924</text:p>
          </table:table-cell>
          <table:table-cell table:formula="of:=[.A926]^2/1048576" office:value-type="float" office:value="0.814224243164063">
            <text:p>0,8142242432</text:p>
          </table:table-cell>
          <table:table-cell table:formula="of:=[.A926]^3/1024^3" office:value-type="float" office:value="0.734710156917572">
            <text:p>0,7347101569</text:p>
          </table:table-cell>
          <table:table-cell table:number-columns-repeated="2"/>
        </table:table-row>
        <table:table-row table:style-name="ro1">
          <table:table-cell office:value-type="float" office:value="925">
            <text:p>925</text:p>
          </table:table-cell>
          <table:table-cell table:formula="of:=[.A927]^2/1048576" office:value-type="float" office:value="0.815987586975098">
            <text:p>0,815987587</text:p>
          </table:table-cell>
          <table:table-cell table:formula="of:=[.A927]^3/1024^3" office:value-type="float" office:value="0.737098162062466">
            <text:p>0,7370981621</text:p>
          </table:table-cell>
          <table:table-cell table:number-columns-repeated="2"/>
        </table:table-row>
        <table:table-row table:style-name="ro1">
          <table:table-cell office:value-type="float" office:value="926">
            <text:p>926</text:p>
          </table:table-cell>
          <table:table-cell table:formula="of:=[.A928]^2/1048576" office:value-type="float" office:value="0.817752838134766">
            <text:p>0,8177528381</text:p>
          </table:table-cell>
          <table:table-cell table:formula="of:=[.A928]^3/1024^3" office:value-type="float" office:value="0.739491336047649">
            <text:p>0,739491336</text:p>
          </table:table-cell>
          <table:table-cell table:number-columns-repeated="2"/>
        </table:table-row>
        <table:table-row table:style-name="ro1">
          <table:table-cell office:value-type="float" office:value="927">
            <text:p>927</text:p>
          </table:table-cell>
          <table:table-cell table:formula="of:=[.A929]^2/1048576" office:value-type="float" office:value="0.819519996643066">
            <text:p>0,8195199966</text:p>
          </table:table-cell>
          <table:table-cell table:formula="of:=[.A929]^3/1024^3" office:value-type="float" office:value="0.741889684461057">
            <text:p>0,7418896845</text:p>
          </table:table-cell>
          <table:table-cell table:number-columns-repeated="2"/>
        </table:table-row>
        <table:table-row table:style-name="ro1">
          <table:table-cell office:value-type="float" office:value="928">
            <text:p>928</text:p>
          </table:table-cell>
          <table:table-cell table:formula="of:=[.A930]^2/1048576" office:value-type="float" office:value="0.8212890625">
            <text:p>0,8212890625</text:p>
          </table:table-cell>
          <table:table-cell table:formula="of:=[.A930]^3/1024^3" office:value-type="float" office:value="0.744293212890625">
            <text:p>0,7442932129</text:p>
          </table:table-cell>
          <table:table-cell table:number-columns-repeated="2"/>
        </table:table-row>
        <table:table-row table:style-name="ro1">
          <table:table-cell office:value-type="float" office:value="929">
            <text:p>929</text:p>
          </table:table-cell>
          <table:table-cell table:formula="of:=[.A931]^2/1048576" office:value-type="float" office:value="0.823060035705566">
            <text:p>0,8230600357</text:p>
          </table:table-cell>
          <table:table-cell table:formula="of:=[.A931]^3/1024^3" office:value-type="float" office:value="0.746701926924288">
            <text:p>0,7467019269</text:p>
          </table:table-cell>
          <table:table-cell table:number-columns-repeated="2"/>
        </table:table-row>
        <table:table-row table:style-name="ro1">
          <table:table-cell office:value-type="float" office:value="930">
            <text:p>930</text:p>
          </table:table-cell>
          <table:table-cell table:formula="of:=[.A932]^2/1048576" office:value-type="float" office:value="0.824832916259766">
            <text:p>0,8248329163</text:p>
          </table:table-cell>
          <table:table-cell table:formula="of:=[.A932]^3/1024^3" office:value-type="float" office:value="0.749115832149982">
            <text:p>0,7491158321</text:p>
          </table:table-cell>
          <table:table-cell table:number-columns-repeated="2"/>
        </table:table-row>
        <table:table-row table:style-name="ro1">
          <table:table-cell office:value-type="float" office:value="931">
            <text:p>931</text:p>
          </table:table-cell>
          <table:table-cell table:formula="of:=[.A933]^2/1048576" office:value-type="float" office:value="0.826607704162598">
            <text:p>0,8266077042</text:p>
          </table:table-cell>
          <table:table-cell table:formula="of:=[.A933]^3/1024^3" office:value-type="float" office:value="0.751534934155643">
            <text:p>0,7515349342</text:p>
          </table:table-cell>
          <table:table-cell table:number-columns-repeated="2"/>
        </table:table-row>
        <table:table-row table:style-name="ro1">
          <table:table-cell office:value-type="float" office:value="932">
            <text:p>932</text:p>
          </table:table-cell>
          <table:table-cell table:formula="of:=[.A934]^2/1048576" office:value-type="float" office:value="0.828384399414063">
            <text:p>0,8283843994</text:p>
          </table:table-cell>
          <table:table-cell table:formula="of:=[.A934]^3/1024^3" office:value-type="float" office:value="0.753959238529205">
            <text:p>0,7539592385</text:p>
          </table:table-cell>
          <table:table-cell table:number-columns-repeated="2"/>
        </table:table-row>
        <table:table-row table:style-name="ro1">
          <table:table-cell office:value-type="float" office:value="933">
            <text:p>933</text:p>
          </table:table-cell>
          <table:table-cell table:formula="of:=[.A935]^2/1048576" office:value-type="float" office:value="0.83016300201416">
            <text:p>0,830163002</text:p>
          </table:table-cell>
          <table:table-cell table:formula="of:=[.A935]^3/1024^3" office:value-type="float" office:value="0.756388750858605">
            <text:p>0,7563887509</text:p>
          </table:table-cell>
          <table:table-cell table:number-columns-repeated="2"/>
        </table:table-row>
        <table:table-row table:style-name="ro1">
          <table:table-cell office:value-type="float" office:value="934">
            <text:p>934</text:p>
          </table:table-cell>
          <table:table-cell table:formula="of:=[.A936]^2/1048576" office:value-type="float" office:value="0.831943511962891">
            <text:p>0,831943512</text:p>
          </table:table-cell>
          <table:table-cell table:formula="of:=[.A936]^3/1024^3" office:value-type="float" office:value="0.758823476731777">
            <text:p>0,7588234767</text:p>
          </table:table-cell>
          <table:table-cell table:number-columns-repeated="2"/>
        </table:table-row>
        <table:table-row table:style-name="ro1">
          <table:table-cell office:value-type="float" office:value="935">
            <text:p>935</text:p>
          </table:table-cell>
          <table:table-cell table:formula="of:=[.A937]^2/1048576" office:value-type="float" office:value="0.833725929260254">
            <text:p>0,8337259293</text:p>
          </table:table-cell>
          <table:table-cell table:formula="of:=[.A937]^3/1024^3" office:value-type="float" office:value="0.761263421736658">
            <text:p>0,7612634217</text:p>
          </table:table-cell>
          <table:table-cell table:number-columns-repeated="2"/>
        </table:table-row>
        <table:table-row table:style-name="ro1">
          <table:table-cell office:value-type="float" office:value="936">
            <text:p>936</text:p>
          </table:table-cell>
          <table:table-cell table:formula="of:=[.A938]^2/1048576" office:value-type="float" office:value="0.83551025390625">
            <text:p>0,8355102539</text:p>
          </table:table-cell>
          <table:table-cell table:formula="of:=[.A938]^3/1024^3" office:value-type="float" office:value="0.763708591461182">
            <text:p>0,7637085915</text:p>
          </table:table-cell>
          <table:table-cell table:number-columns-repeated="2"/>
        </table:table-row>
        <table:table-row table:style-name="ro1">
          <table:table-cell office:value-type="float" office:value="937">
            <text:p>937</text:p>
          </table:table-cell>
          <table:table-cell table:formula="of:=[.A939]^2/1048576" office:value-type="float" office:value="0.837296485900879">
            <text:p>0,8372964859</text:p>
          </table:table-cell>
          <table:table-cell table:formula="of:=[.A939]^3/1024^3" office:value-type="float" office:value="0.766158991493285">
            <text:p>0,7661589915</text:p>
          </table:table-cell>
          <table:table-cell table:number-columns-repeated="2"/>
        </table:table-row>
        <table:table-row table:style-name="ro1">
          <table:table-cell office:value-type="float" office:value="938">
            <text:p>938</text:p>
          </table:table-cell>
          <table:table-cell table:formula="of:=[.A940]^2/1048576" office:value-type="float" office:value="0.839084625244141">
            <text:p>0,8390846252</text:p>
          </table:table-cell>
          <table:table-cell table:formula="of:=[.A940]^3/1024^3" office:value-type="float" office:value="0.768614627420902">
            <text:p>0,7686146274</text:p>
          </table:table-cell>
          <table:table-cell table:number-columns-repeated="2"/>
        </table:table-row>
        <table:table-row table:style-name="ro1">
          <table:table-cell office:value-type="float" office:value="939">
            <text:p>939</text:p>
          </table:table-cell>
          <table:table-cell table:formula="of:=[.A941]^2/1048576" office:value-type="float" office:value="0.840874671936035">
            <text:p>0,8408746719</text:p>
          </table:table-cell>
          <table:table-cell table:formula="of:=[.A941]^3/1024^3" office:value-type="float" office:value="0.77107550483197">
            <text:p>0,7710755048</text:p>
          </table:table-cell>
          <table:table-cell table:number-columns-repeated="2"/>
        </table:table-row>
        <table:table-row table:style-name="ro1">
          <table:table-cell office:value-type="float" office:value="940">
            <text:p>940</text:p>
          </table:table-cell>
          <table:table-cell table:formula="of:=[.A942]^2/1048576" office:value-type="float" office:value="0.842666625976563">
            <text:p>0,842666626</text:p>
          </table:table-cell>
          <table:table-cell table:formula="of:=[.A942]^3/1024^3" office:value-type="float" office:value="0.773541629314423">
            <text:p>0,7735416293</text:p>
          </table:table-cell>
          <table:table-cell table:number-columns-repeated="2"/>
        </table:table-row>
        <table:table-row table:style-name="ro1">
          <table:table-cell office:value-type="float" office:value="941">
            <text:p>941</text:p>
          </table:table-cell>
          <table:table-cell table:formula="of:=[.A943]^2/1048576" office:value-type="float" office:value="0.844460487365723">
            <text:p>0,8444604874</text:p>
          </table:table-cell>
          <table:table-cell table:formula="of:=[.A943]^3/1024^3" office:value-type="float" office:value="0.776013006456196">
            <text:p>0,7760130065</text:p>
          </table:table-cell>
          <table:table-cell table:number-columns-repeated="2"/>
        </table:table-row>
        <table:table-row table:style-name="ro1">
          <table:table-cell office:value-type="float" office:value="942">
            <text:p>942</text:p>
          </table:table-cell>
          <table:table-cell table:formula="of:=[.A944]^2/1048576" office:value-type="float" office:value="0.846256256103516">
            <text:p>0,8462562561</text:p>
          </table:table-cell>
          <table:table-cell table:formula="of:=[.A944]^3/1024^3" office:value-type="float" office:value="0.778489641845226">
            <text:p>0,7784896418</text:p>
          </table:table-cell>
          <table:table-cell table:number-columns-repeated="2"/>
        </table:table-row>
        <table:table-row table:style-name="ro1">
          <table:table-cell office:value-type="float" office:value="943">
            <text:p>943</text:p>
          </table:table-cell>
          <table:table-cell table:formula="of:=[.A945]^2/1048576" office:value-type="float" office:value="0.848053932189941">
            <text:p>0,8480539322</text:p>
          </table:table-cell>
          <table:table-cell table:formula="of:=[.A945]^3/1024^3" office:value-type="float" office:value="0.780971541069448">
            <text:p>0,7809715411</text:p>
          </table:table-cell>
          <table:table-cell table:number-columns-repeated="2"/>
        </table:table-row>
        <table:table-row table:style-name="ro1">
          <table:table-cell office:value-type="float" office:value="944">
            <text:p>944</text:p>
          </table:table-cell>
          <table:table-cell table:formula="of:=[.A946]^2/1048576" office:value-type="float" office:value="0.849853515625">
            <text:p>0,8498535156</text:p>
          </table:table-cell>
          <table:table-cell table:formula="of:=[.A946]^3/1024^3" office:value-type="float" office:value="0.783458709716797">
            <text:p>0,7834587097</text:p>
          </table:table-cell>
          <table:table-cell table:number-columns-repeated="2"/>
        </table:table-row>
        <table:table-row table:style-name="ro1">
          <table:table-cell office:value-type="float" office:value="945">
            <text:p>945</text:p>
          </table:table-cell>
          <table:table-cell table:formula="of:=[.A947]^2/1048576" office:value-type="float" office:value="0.851655006408691">
            <text:p>0,8516550064</text:p>
          </table:table-cell>
          <table:table-cell table:formula="of:=[.A947]^3/1024^3" office:value-type="float" office:value="0.785951153375208">
            <text:p>0,7859511534</text:p>
          </table:table-cell>
          <table:table-cell table:number-columns-repeated="2"/>
        </table:table-row>
        <table:table-row table:style-name="ro1">
          <table:table-cell office:value-type="float" office:value="946">
            <text:p>946</text:p>
          </table:table-cell>
          <table:table-cell table:formula="of:=[.A948]^2/1048576" office:value-type="float" office:value="0.853458404541016">
            <text:p>0,8534584045</text:p>
          </table:table-cell>
          <table:table-cell table:formula="of:=[.A948]^3/1024^3" office:value-type="float" office:value="0.788448877632618">
            <text:p>0,7884488776</text:p>
          </table:table-cell>
          <table:table-cell table:number-columns-repeated="2"/>
        </table:table-row>
        <table:table-row table:style-name="ro1">
          <table:table-cell office:value-type="float" office:value="947">
            <text:p>947</text:p>
          </table:table-cell>
          <table:table-cell table:formula="of:=[.A949]^2/1048576" office:value-type="float" office:value="0.855263710021973">
            <text:p>0,85526371</text:p>
          </table:table-cell>
          <table:table-cell table:formula="of:=[.A949]^3/1024^3" office:value-type="float" office:value="0.790951888076961">
            <text:p>0,7909518881</text:p>
          </table:table-cell>
          <table:table-cell table:number-columns-repeated="2"/>
        </table:table-row>
        <table:table-row table:style-name="ro1">
          <table:table-cell office:value-type="float" office:value="948">
            <text:p>948</text:p>
          </table:table-cell>
          <table:table-cell table:formula="of:=[.A950]^2/1048576" office:value-type="float" office:value="0.857070922851563">
            <text:p>0,8570709229</text:p>
          </table:table-cell>
          <table:table-cell table:formula="of:=[.A950]^3/1024^3" office:value-type="float" office:value="0.793460190296173">
            <text:p>0,7934601903</text:p>
          </table:table-cell>
          <table:table-cell table:number-columns-repeated="2"/>
        </table:table-row>
        <table:table-row table:style-name="ro1">
          <table:table-cell office:value-type="float" office:value="949">
            <text:p>949</text:p>
          </table:table-cell>
          <table:table-cell table:formula="of:=[.A951]^2/1048576" office:value-type="float" office:value="0.858880043029785">
            <text:p>0,858880043</text:p>
          </table:table-cell>
          <table:table-cell table:formula="of:=[.A951]^3/1024^3" office:value-type="float" office:value="0.79597378987819">
            <text:p>0,7959737899</text:p>
          </table:table-cell>
          <table:table-cell table:number-columns-repeated="2"/>
        </table:table-row>
        <table:table-row table:style-name="ro1">
          <table:table-cell office:value-type="float" office:value="950">
            <text:p>950</text:p>
          </table:table-cell>
          <table:table-cell table:formula="of:=[.A952]^2/1048576" office:value-type="float" office:value="0.860691070556641">
            <text:p>0,8606910706</text:p>
          </table:table-cell>
          <table:table-cell table:formula="of:=[.A952]^3/1024^3" office:value-type="float" office:value="0.798492692410946">
            <text:p>0,7984926924</text:p>
          </table:table-cell>
          <table:table-cell table:number-columns-repeated="2"/>
        </table:table-row>
        <table:table-row table:style-name="ro1">
          <table:table-cell office:value-type="float" office:value="951">
            <text:p>951</text:p>
          </table:table-cell>
          <table:table-cell table:formula="of:=[.A953]^2/1048576" office:value-type="float" office:value="0.862504005432129">
            <text:p>0,8625040054</text:p>
          </table:table-cell>
          <table:table-cell table:formula="of:=[.A953]^3/1024^3" office:value-type="float" office:value="0.801016903482378">
            <text:p>0,8010169035</text:p>
          </table:table-cell>
          <table:table-cell table:number-columns-repeated="2"/>
        </table:table-row>
        <table:table-row table:style-name="ro1">
          <table:table-cell office:value-type="float" office:value="952">
            <text:p>952</text:p>
          </table:table-cell>
          <table:table-cell table:formula="of:=[.A954]^2/1048576" office:value-type="float" office:value="0.86431884765625">
            <text:p>0,8643188477</text:p>
          </table:table-cell>
          <table:table-cell table:formula="of:=[.A954]^3/1024^3" office:value-type="float" office:value="0.80354642868042">
            <text:p>0,8035464287</text:p>
          </table:table-cell>
          <table:table-cell table:number-columns-repeated="2"/>
        </table:table-row>
        <table:table-row table:style-name="ro1">
          <table:table-cell office:value-type="float" office:value="953">
            <text:p>953</text:p>
          </table:table-cell>
          <table:table-cell table:formula="of:=[.A955]^2/1048576" office:value-type="float" office:value="0.866135597229004">
            <text:p>0,8661355972</text:p>
          </table:table-cell>
          <table:table-cell table:formula="of:=[.A955]^3/1024^3" office:value-type="float" office:value="0.806081273593009">
            <text:p>0,8060812736</text:p>
          </table:table-cell>
          <table:table-cell table:number-columns-repeated="2"/>
        </table:table-row>
        <table:table-row table:style-name="ro1">
          <table:table-cell office:value-type="float" office:value="954">
            <text:p>954</text:p>
          </table:table-cell>
          <table:table-cell table:formula="of:=[.A956]^2/1048576" office:value-type="float" office:value="0.867954254150391">
            <text:p>0,8679542542</text:p>
          </table:table-cell>
          <table:table-cell table:formula="of:=[.A956]^3/1024^3" office:value-type="float" office:value="0.808621443808079">
            <text:p>0,8086214438</text:p>
          </table:table-cell>
          <table:table-cell table:number-columns-repeated="2"/>
        </table:table-row>
        <table:table-row table:style-name="ro1">
          <table:table-cell office:value-type="float" office:value="955">
            <text:p>955</text:p>
          </table:table-cell>
          <table:table-cell table:formula="of:=[.A957]^2/1048576" office:value-type="float" office:value="0.86977481842041">
            <text:p>0,8697748184</text:p>
          </table:table-cell>
          <table:table-cell table:formula="of:=[.A957]^3/1024^3" office:value-type="float" office:value="0.811166944913566">
            <text:p>0,8111669449</text:p>
          </table:table-cell>
          <table:table-cell table:number-columns-repeated="2"/>
        </table:table-row>
        <table:table-row table:style-name="ro1">
          <table:table-cell office:value-type="float" office:value="956">
            <text:p>956</text:p>
          </table:table-cell>
          <table:table-cell table:formula="of:=[.A958]^2/1048576" office:value-type="float" office:value="0.871597290039063">
            <text:p>0,87159729</text:p>
          </table:table-cell>
          <table:table-cell table:formula="of:=[.A958]^3/1024^3" office:value-type="float" office:value="0.813717782497406">
            <text:p>0,8137177825</text:p>
          </table:table-cell>
          <table:table-cell table:number-columns-repeated="2"/>
        </table:table-row>
        <table:table-row table:style-name="ro1">
          <table:table-cell office:value-type="float" office:value="957">
            <text:p>957</text:p>
          </table:table-cell>
          <table:table-cell table:formula="of:=[.A959]^2/1048576" office:value-type="float" office:value="0.873421669006348">
            <text:p>0,873421669</text:p>
          </table:table-cell>
          <table:table-cell table:formula="of:=[.A959]^3/1024^3" office:value-type="float" office:value="0.816273962147534">
            <text:p>0,8162739621</text:p>
          </table:table-cell>
          <table:table-cell table:number-columns-repeated="2"/>
        </table:table-row>
        <table:table-row table:style-name="ro1">
          <table:table-cell office:value-type="float" office:value="958">
            <text:p>958</text:p>
          </table:table-cell>
          <table:table-cell table:formula="of:=[.A960]^2/1048576" office:value-type="float" office:value="0.875247955322266">
            <text:p>0,8752479553</text:p>
          </table:table-cell>
          <table:table-cell table:formula="of:=[.A960]^3/1024^3" office:value-type="float" office:value="0.818835489451885">
            <text:p>0,8188354895</text:p>
          </table:table-cell>
          <table:table-cell table:number-columns-repeated="2"/>
        </table:table-row>
        <table:table-row table:style-name="ro1">
          <table:table-cell office:value-type="float" office:value="959">
            <text:p>959</text:p>
          </table:table-cell>
          <table:table-cell table:formula="of:=[.A961]^2/1048576" office:value-type="float" office:value="0.877076148986816">
            <text:p>0,877076149</text:p>
          </table:table-cell>
          <table:table-cell table:formula="of:=[.A961]^3/1024^3" office:value-type="float" office:value="0.821402369998395">
            <text:p>0,82140237</text:p>
          </table:table-cell>
          <table:table-cell table:number-columns-repeated="2"/>
        </table:table-row>
        <table:table-row table:style-name="ro1">
          <table:table-cell office:value-type="float" office:value="960">
            <text:p>960</text:p>
          </table:table-cell>
          <table:table-cell table:formula="of:=[.A962]^2/1048576" office:value-type="float" office:value="0.87890625">
            <text:p>0,87890625</text:p>
          </table:table-cell>
          <table:table-cell table:formula="of:=[.A962]^3/1024^3" office:value-type="float" office:value="0.823974609375">
            <text:p>0,8239746094</text:p>
          </table:table-cell>
          <table:table-cell table:number-columns-repeated="2"/>
        </table:table-row>
        <table:table-row table:style-name="ro1">
          <table:table-cell office:value-type="float" office:value="961">
            <text:p>961</text:p>
          </table:table-cell>
          <table:table-cell table:formula="of:=[.A963]^2/1048576" office:value-type="float" office:value="0.880738258361816">
            <text:p>0,8807382584</text:p>
          </table:table-cell>
          <table:table-cell table:formula="of:=[.A963]^3/1024^3" office:value-type="float" office:value="0.826552213169634">
            <text:p>0,8265522132</text:p>
          </table:table-cell>
          <table:table-cell table:number-columns-repeated="2"/>
        </table:table-row>
        <table:table-row table:style-name="ro1">
          <table:table-cell office:value-type="float" office:value="962">
            <text:p>962</text:p>
          </table:table-cell>
          <table:table-cell table:formula="of:=[.A964]^2/1048576" office:value-type="float" office:value="0.882572174072266">
            <text:p>0,8825721741</text:p>
          </table:table-cell>
          <table:table-cell table:formula="of:=[.A964]^3/1024^3" office:value-type="float" office:value="0.829135186970234">
            <text:p>0,829135187</text:p>
          </table:table-cell>
          <table:table-cell table:number-columns-repeated="2"/>
        </table:table-row>
        <table:table-row table:style-name="ro1">
          <table:table-cell office:value-type="float" office:value="963">
            <text:p>963</text:p>
          </table:table-cell>
          <table:table-cell table:formula="of:=[.A965]^2/1048576" office:value-type="float" office:value="0.884407997131348">
            <text:p>0,8844079971</text:p>
          </table:table-cell>
          <table:table-cell table:formula="of:=[.A965]^3/1024^3" office:value-type="float" office:value="0.831723536364734">
            <text:p>0,8317235364</text:p>
          </table:table-cell>
          <table:table-cell table:number-columns-repeated="2"/>
        </table:table-row>
        <table:table-row table:style-name="ro1">
          <table:table-cell office:value-type="float" office:value="964">
            <text:p>964</text:p>
          </table:table-cell>
          <table:table-cell table:formula="of:=[.A966]^2/1048576" office:value-type="float" office:value="0.886245727539063">
            <text:p>0,8862457275</text:p>
          </table:table-cell>
          <table:table-cell table:formula="of:=[.A966]^3/1024^3" office:value-type="float" office:value="0.834317266941071">
            <text:p>0,8343172669</text:p>
          </table:table-cell>
          <table:table-cell table:number-columns-repeated="2"/>
        </table:table-row>
        <table:table-row table:style-name="ro1">
          <table:table-cell office:value-type="float" office:value="965">
            <text:p>965</text:p>
          </table:table-cell>
          <table:table-cell table:formula="of:=[.A967]^2/1048576" office:value-type="float" office:value="0.88808536529541">
            <text:p>0,8880853653</text:p>
          </table:table-cell>
          <table:table-cell table:formula="of:=[.A967]^3/1024^3" office:value-type="float" office:value="0.836916384287179">
            <text:p>0,8369163843</text:p>
          </table:table-cell>
          <table:table-cell table:number-columns-repeated="2"/>
        </table:table-row>
        <table:table-row table:style-name="ro1">
          <table:table-cell office:value-type="float" office:value="966">
            <text:p>966</text:p>
          </table:table-cell>
          <table:table-cell table:formula="of:=[.A968]^2/1048576" office:value-type="float" office:value="0.889926910400391">
            <text:p>0,8899269104</text:p>
          </table:table-cell>
          <table:table-cell table:formula="of:=[.A968]^3/1024^3" office:value-type="float" office:value="0.839520893990994">
            <text:p>0,839520894</text:p>
          </table:table-cell>
          <table:table-cell table:number-columns-repeated="2"/>
        </table:table-row>
        <table:table-row table:style-name="ro1">
          <table:table-cell office:value-type="float" office:value="967">
            <text:p>967</text:p>
          </table:table-cell>
          <table:table-cell table:formula="of:=[.A969]^2/1048576" office:value-type="float" office:value="0.891770362854004">
            <text:p>0,8917703629</text:p>
          </table:table-cell>
          <table:table-cell table:formula="of:=[.A969]^3/1024^3" office:value-type="float" office:value="0.842130801640451">
            <text:p>0,8421308016</text:p>
          </table:table-cell>
          <table:table-cell table:number-columns-repeated="2"/>
        </table:table-row>
        <table:table-row table:style-name="ro1">
          <table:table-cell office:value-type="float" office:value="968">
            <text:p>968</text:p>
          </table:table-cell>
          <table:table-cell table:formula="of:=[.A970]^2/1048576" office:value-type="float" office:value="0.89361572265625">
            <text:p>0,8936157227</text:p>
          </table:table-cell>
          <table:table-cell table:formula="of:=[.A970]^3/1024^3" office:value-type="float" office:value="0.844746112823486">
            <text:p>0,8447461128</text:p>
          </table:table-cell>
          <table:table-cell table:number-columns-repeated="2"/>
        </table:table-row>
        <table:table-row table:style-name="ro1">
          <table:table-cell office:value-type="float" office:value="969">
            <text:p>969</text:p>
          </table:table-cell>
          <table:table-cell table:formula="of:=[.A971]^2/1048576" office:value-type="float" office:value="0.895462989807129">
            <text:p>0,8954629898</text:p>
          </table:table-cell>
          <table:table-cell table:formula="of:=[.A971]^3/1024^3" office:value-type="float" office:value="0.847366833128035">
            <text:p>0,8473668331</text:p>
          </table:table-cell>
          <table:table-cell table:number-columns-repeated="2"/>
        </table:table-row>
        <table:table-row table:style-name="ro1">
          <table:table-cell office:value-type="float" office:value="970">
            <text:p>970</text:p>
          </table:table-cell>
          <table:table-cell table:formula="of:=[.A972]^2/1048576" office:value-type="float" office:value="0.897312164306641">
            <text:p>0,8973121643</text:p>
          </table:table-cell>
          <table:table-cell table:formula="of:=[.A972]^3/1024^3" office:value-type="float" office:value="0.849992968142033">
            <text:p>0,8499929681</text:p>
          </table:table-cell>
          <table:table-cell table:number-columns-repeated="2"/>
        </table:table-row>
        <table:table-row table:style-name="ro1">
          <table:table-cell office:value-type="float" office:value="971">
            <text:p>971</text:p>
          </table:table-cell>
          <table:table-cell table:formula="of:=[.A973]^2/1048576" office:value-type="float" office:value="0.899163246154785">
            <text:p>0,8991632462</text:p>
          </table:table-cell>
          <table:table-cell table:formula="of:=[.A973]^3/1024^3" office:value-type="float" office:value="0.852624523453414">
            <text:p>0,8526245235</text:p>
          </table:table-cell>
          <table:table-cell table:number-columns-repeated="2"/>
        </table:table-row>
        <table:table-row table:style-name="ro1">
          <table:table-cell office:value-type="float" office:value="972">
            <text:p>972</text:p>
          </table:table-cell>
          <table:table-cell table:formula="of:=[.A974]^2/1048576" office:value-type="float" office:value="0.901016235351563">
            <text:p>0,9010162354</text:p>
          </table:table-cell>
          <table:table-cell table:formula="of:=[.A974]^3/1024^3" office:value-type="float" office:value="0.855261504650116">
            <text:p>0,8552615047</text:p>
          </table:table-cell>
          <table:table-cell table:number-columns-repeated="2"/>
        </table:table-row>
        <table:table-row table:style-name="ro1">
          <table:table-cell office:value-type="float" office:value="973">
            <text:p>973</text:p>
          </table:table-cell>
          <table:table-cell table:formula="of:=[.A975]^2/1048576" office:value-type="float" office:value="0.902871131896973">
            <text:p>0,9028711319</text:p>
          </table:table-cell>
          <table:table-cell table:formula="of:=[.A975]^3/1024^3" office:value-type="float" office:value="0.857903917320073">
            <text:p>0,8579039173</text:p>
          </table:table-cell>
          <table:table-cell table:number-columns-repeated="2"/>
        </table:table-row>
        <table:table-row table:style-name="ro1">
          <table:table-cell office:value-type="float" office:value="974">
            <text:p>974</text:p>
          </table:table-cell>
          <table:table-cell table:formula="of:=[.A976]^2/1048576" office:value-type="float" office:value="0.904727935791016">
            <text:p>0,9047279358</text:p>
          </table:table-cell>
          <table:table-cell table:formula="of:=[.A976]^3/1024^3" office:value-type="float" office:value="0.86055176705122">
            <text:p>0,8605517671</text:p>
          </table:table-cell>
          <table:table-cell table:number-columns-repeated="2"/>
        </table:table-row>
        <table:table-row table:style-name="ro1">
          <table:table-cell office:value-type="float" office:value="975">
            <text:p>975</text:p>
          </table:table-cell>
          <table:table-cell table:formula="of:=[.A977]^2/1048576" office:value-type="float" office:value="0.906586647033691">
            <text:p>0,906586647</text:p>
          </table:table-cell>
          <table:table-cell table:formula="of:=[.A977]^3/1024^3" office:value-type="float" office:value="0.863205059431493">
            <text:p>0,8632050594</text:p>
          </table:table-cell>
          <table:table-cell table:number-columns-repeated="2"/>
        </table:table-row>
        <table:table-row table:style-name="ro1">
          <table:table-cell office:value-type="float" office:value="976">
            <text:p>976</text:p>
          </table:table-cell>
          <table:table-cell table:formula="of:=[.A978]^2/1048576" office:value-type="float" office:value="0.908447265625">
            <text:p>0,9084472656</text:p>
          </table:table-cell>
          <table:table-cell table:formula="of:=[.A978]^3/1024^3" office:value-type="float" office:value="0.865863800048828">
            <text:p>0,8658638</text:p>
          </table:table-cell>
          <table:table-cell table:number-columns-repeated="2"/>
        </table:table-row>
        <table:table-row table:style-name="ro1">
          <table:table-cell office:value-type="float" office:value="977">
            <text:p>977</text:p>
          </table:table-cell>
          <table:table-cell table:formula="of:=[.A979]^2/1048576" office:value-type="float" office:value="0.910309791564941">
            <text:p>0,9103097916</text:p>
          </table:table-cell>
          <table:table-cell table:formula="of:=[.A979]^3/1024^3" office:value-type="float" office:value="0.86852799449116">
            <text:p>0,8685279945</text:p>
          </table:table-cell>
          <table:table-cell table:number-columns-repeated="2"/>
        </table:table-row>
        <table:table-row table:style-name="ro1">
          <table:table-cell office:value-type="float" office:value="978">
            <text:p>978</text:p>
          </table:table-cell>
          <table:table-cell table:formula="of:=[.A980]^2/1048576" office:value-type="float" office:value="0.912174224853516">
            <text:p>0,9121742249</text:p>
          </table:table-cell>
          <table:table-cell table:formula="of:=[.A980]^3/1024^3" office:value-type="float" office:value="0.871197648346424">
            <text:p>0,8711976483</text:p>
          </table:table-cell>
          <table:table-cell table:number-columns-repeated="2"/>
        </table:table-row>
        <table:table-row table:style-name="ro1">
          <table:table-cell office:value-type="float" office:value="979">
            <text:p>979</text:p>
          </table:table-cell>
          <table:table-cell table:formula="of:=[.A981]^2/1048576" office:value-type="float" office:value="0.914040565490723">
            <text:p>0,9140405655</text:p>
          </table:table-cell>
          <table:table-cell table:formula="of:=[.A981]^3/1024^3" office:value-type="float" office:value="0.873872767202556">
            <text:p>0,8738727672</text:p>
          </table:table-cell>
          <table:table-cell table:number-columns-repeated="2"/>
        </table:table-row>
        <table:table-row table:style-name="ro1">
          <table:table-cell office:value-type="float" office:value="980">
            <text:p>980</text:p>
          </table:table-cell>
          <table:table-cell table:formula="of:=[.A982]^2/1048576" office:value-type="float" office:value="0.915908813476563">
            <text:p>0,9159088135</text:p>
          </table:table-cell>
          <table:table-cell table:formula="of:=[.A982]^3/1024^3" office:value-type="float" office:value="0.876553356647491">
            <text:p>0,8765533566</text:p>
          </table:table-cell>
          <table:table-cell table:number-columns-repeated="2"/>
        </table:table-row>
        <table:table-row table:style-name="ro1">
          <table:table-cell office:value-type="float" office:value="981">
            <text:p>981</text:p>
          </table:table-cell>
          <table:table-cell table:formula="of:=[.A983]^2/1048576" office:value-type="float" office:value="0.917778968811035">
            <text:p>0,9177789688</text:p>
          </table:table-cell>
          <table:table-cell table:formula="of:=[.A983]^3/1024^3" office:value-type="float" office:value="0.879239422269166">
            <text:p>0,8792394223</text:p>
          </table:table-cell>
          <table:table-cell table:number-columns-repeated="2"/>
        </table:table-row>
        <table:table-row table:style-name="ro1">
          <table:table-cell office:value-type="float" office:value="982">
            <text:p>982</text:p>
          </table:table-cell>
          <table:table-cell table:formula="of:=[.A984]^2/1048576" office:value-type="float" office:value="0.919651031494141">
            <text:p>0,9196510315</text:p>
          </table:table-cell>
          <table:table-cell table:formula="of:=[.A984]^3/1024^3" office:value-type="float" office:value="0.881930969655514">
            <text:p>0,8819309697</text:p>
          </table:table-cell>
          <table:table-cell table:number-columns-repeated="2"/>
        </table:table-row>
        <table:table-row table:style-name="ro1">
          <table:table-cell office:value-type="float" office:value="983">
            <text:p>983</text:p>
          </table:table-cell>
          <table:table-cell table:formula="of:=[.A985]^2/1048576" office:value-type="float" office:value="0.921525001525879">
            <text:p>0,9215250015</text:p>
          </table:table-cell>
          <table:table-cell table:formula="of:=[.A985]^3/1024^3" office:value-type="float" office:value="0.884628004394472">
            <text:p>0,8846280044</text:p>
          </table:table-cell>
          <table:table-cell table:number-columns-repeated="2"/>
        </table:table-row>
        <table:table-row table:style-name="ro1">
          <table:table-cell office:value-type="float" office:value="984">
            <text:p>984</text:p>
          </table:table-cell>
          <table:table-cell table:formula="of:=[.A986]^2/1048576" office:value-type="float" office:value="0.92340087890625">
            <text:p>0,9234008789</text:p>
          </table:table-cell>
          <table:table-cell table:formula="of:=[.A986]^3/1024^3" office:value-type="float" office:value="0.887330532073975">
            <text:p>0,8873305321</text:p>
          </table:table-cell>
          <table:table-cell table:number-columns-repeated="2"/>
        </table:table-row>
        <table:table-row table:style-name="ro1">
          <table:table-cell office:value-type="float" office:value="985">
            <text:p>985</text:p>
          </table:table-cell>
          <table:table-cell table:formula="of:=[.A987]^2/1048576" office:value-type="float" office:value="0.925278663635254">
            <text:p>0,9252786636</text:p>
          </table:table-cell>
          <table:table-cell table:formula="of:=[.A987]^3/1024^3" office:value-type="float" office:value="0.890038558281958">
            <text:p>0,8900385583</text:p>
          </table:table-cell>
          <table:table-cell table:number-columns-repeated="2"/>
        </table:table-row>
        <table:table-row table:style-name="ro1">
          <table:table-cell office:value-type="float" office:value="986">
            <text:p>986</text:p>
          </table:table-cell>
          <table:table-cell table:formula="of:=[.A988]^2/1048576" office:value-type="float" office:value="0.927158355712891">
            <text:p>0,9271583557</text:p>
          </table:table-cell>
          <table:table-cell table:formula="of:=[.A988]^3/1024^3" office:value-type="float" office:value="0.892752088606358">
            <text:p>0,8927520886</text:p>
          </table:table-cell>
          <table:table-cell table:number-columns-repeated="2"/>
        </table:table-row>
        <table:table-row table:style-name="ro1">
          <table:table-cell office:value-type="float" office:value="987">
            <text:p>987</text:p>
          </table:table-cell>
          <table:table-cell table:formula="of:=[.A989]^2/1048576" office:value-type="float" office:value="0.92903995513916">
            <text:p>0,9290399551</text:p>
          </table:table-cell>
          <table:table-cell table:formula="of:=[.A989]^3/1024^3" office:value-type="float" office:value="0.895471128635109">
            <text:p>0,8954711286</text:p>
          </table:table-cell>
          <table:table-cell table:number-columns-repeated="2"/>
        </table:table-row>
        <table:table-row table:style-name="ro1">
          <table:table-cell office:value-type="float" office:value="988">
            <text:p>988</text:p>
          </table:table-cell>
          <table:table-cell table:formula="of:=[.A990]^2/1048576" office:value-type="float" office:value="0.930923461914063">
            <text:p>0,9309234619</text:p>
          </table:table-cell>
          <table:table-cell table:formula="of:=[.A990]^3/1024^3" office:value-type="float" office:value="0.898195683956146">
            <text:p>0,898195684</text:p>
          </table:table-cell>
          <table:table-cell table:number-columns-repeated="2"/>
        </table:table-row>
        <table:table-row table:style-name="ro1">
          <table:table-cell office:value-type="float" office:value="989">
            <text:p>989</text:p>
          </table:table-cell>
          <table:table-cell table:formula="of:=[.A991]^2/1048576" office:value-type="float" office:value="0.932808876037598">
            <text:p>0,932808876</text:p>
          </table:table-cell>
          <table:table-cell table:formula="of:=[.A991]^3/1024^3" office:value-type="float" office:value="0.900925760157406">
            <text:p>0,9009257602</text:p>
          </table:table-cell>
          <table:table-cell table:number-columns-repeated="2"/>
        </table:table-row>
        <table:table-row table:style-name="ro1">
          <table:table-cell office:value-type="float" office:value="990">
            <text:p>990</text:p>
          </table:table-cell>
          <table:table-cell table:formula="of:=[.A992]^2/1048576" office:value-type="float" office:value="0.934696197509766">
            <text:p>0,9346961975</text:p>
          </table:table-cell>
          <table:table-cell table:formula="of:=[.A992]^3/1024^3" office:value-type="float" office:value="0.903661362826824">
            <text:p>0,9036613628</text:p>
          </table:table-cell>
          <table:table-cell table:number-columns-repeated="2"/>
        </table:table-row>
        <table:table-row table:style-name="ro1">
          <table:table-cell office:value-type="float" office:value="991">
            <text:p>991</text:p>
          </table:table-cell>
          <table:table-cell table:formula="of:=[.A993]^2/1048576" office:value-type="float" office:value="0.936585426330566">
            <text:p>0,9365854263</text:p>
          </table:table-cell>
          <table:table-cell table:formula="of:=[.A993]^3/1024^3" office:value-type="float" office:value="0.906402497552335">
            <text:p>0,9064024976</text:p>
          </table:table-cell>
          <table:table-cell table:number-columns-repeated="2"/>
        </table:table-row>
        <table:table-row table:style-name="ro1">
          <table:table-cell office:value-type="float" office:value="992">
            <text:p>992</text:p>
          </table:table-cell>
          <table:table-cell table:formula="of:=[.A994]^2/1048576" office:value-type="float" office:value="0.9384765625">
            <text:p>0,9384765625</text:p>
          </table:table-cell>
          <table:table-cell table:formula="of:=[.A994]^3/1024^3" office:value-type="float" office:value="0.909149169921875">
            <text:p>0,9091491699</text:p>
          </table:table-cell>
          <table:table-cell table:number-columns-repeated="2"/>
        </table:table-row>
        <table:table-row table:style-name="ro1">
          <table:table-cell office:value-type="float" office:value="993">
            <text:p>993</text:p>
          </table:table-cell>
          <table:table-cell table:formula="of:=[.A995]^2/1048576" office:value-type="float" office:value="0.940369606018066">
            <text:p>0,940369606</text:p>
          </table:table-cell>
          <table:table-cell table:formula="of:=[.A995]^3/1024^3" office:value-type="float" office:value="0.911901385523379">
            <text:p>0,9119013855</text:p>
          </table:table-cell>
          <table:table-cell table:number-columns-repeated="2"/>
        </table:table-row>
        <table:table-row table:style-name="ro1">
          <table:table-cell office:value-type="float" office:value="994">
            <text:p>994</text:p>
          </table:table-cell>
          <table:table-cell table:formula="of:=[.A996]^2/1048576" office:value-type="float" office:value="0.942264556884766">
            <text:p>0,9422645569</text:p>
          </table:table-cell>
          <table:table-cell table:formula="of:=[.A996]^3/1024^3" office:value-type="float" office:value="0.914659149944782">
            <text:p>0,9146591499</text:p>
          </table:table-cell>
          <table:table-cell table:number-columns-repeated="2"/>
        </table:table-row>
        <table:table-row table:style-name="ro1">
          <table:table-cell office:value-type="float" office:value="995">
            <text:p>995</text:p>
          </table:table-cell>
          <table:table-cell table:formula="of:=[.A997]^2/1048576" office:value-type="float" office:value="0.944161415100098">
            <text:p>0,9441614151</text:p>
          </table:table-cell>
          <table:table-cell table:formula="of:=[.A997]^3/1024^3" office:value-type="float" office:value="0.917422468774021">
            <text:p>0,9174224688</text:p>
          </table:table-cell>
          <table:table-cell table:number-columns-repeated="2"/>
        </table:table-row>
        <table:table-row table:style-name="ro1">
          <table:table-cell office:value-type="float" office:value="996">
            <text:p>996</text:p>
          </table:table-cell>
          <table:table-cell table:formula="of:=[.A998]^2/1048576" office:value-type="float" office:value="0.946060180664063">
            <text:p>0,9460601807</text:p>
          </table:table-cell>
          <table:table-cell table:formula="of:=[.A998]^3/1024^3" office:value-type="float" office:value="0.92019134759903">
            <text:p>0,9201913476</text:p>
          </table:table-cell>
          <table:table-cell table:number-columns-repeated="2"/>
        </table:table-row>
        <table:table-row table:style-name="ro1">
          <table:table-cell office:value-type="float" office:value="997">
            <text:p>997</text:p>
          </table:table-cell>
          <table:table-cell table:formula="of:=[.A999]^2/1048576" office:value-type="float" office:value="0.94796085357666">
            <text:p>0,9479608536</text:p>
          </table:table-cell>
          <table:table-cell table:formula="of:=[.A999]^3/1024^3" office:value-type="float" office:value="0.922965792007744">
            <text:p>0,922965792</text:p>
          </table:table-cell>
          <table:table-cell table:number-columns-repeated="2"/>
        </table:table-row>
        <table:table-row table:style-name="ro1">
          <table:table-cell office:value-type="float" office:value="998">
            <text:p>998</text:p>
          </table:table-cell>
          <table:table-cell table:formula="of:=[.A1000]^2/1048576" office:value-type="float" office:value="0.949863433837891">
            <text:p>0,9498634338</text:p>
          </table:table-cell>
          <table:table-cell table:formula="of:=[.A1000]^3/1024^3" office:value-type="float" office:value="0.9257458075881">
            <text:p>0,9257458076</text:p>
          </table:table-cell>
          <table:table-cell table:number-columns-repeated="2"/>
        </table:table-row>
        <table:table-row table:style-name="ro1">
          <table:table-cell office:value-type="float" office:value="999">
            <text:p>999</text:p>
          </table:table-cell>
          <table:table-cell table:formula="of:=[.A1001]^2/1048576" office:value-type="float" office:value="0.951767921447754">
            <text:p>0,9517679214</text:p>
          </table:table-cell>
          <table:table-cell table:formula="of:=[.A1001]^3/1024^3" office:value-type="float" office:value="0.928531399928033">
            <text:p>0,9285313999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table:formula="of:=[.A1002]^2/1048576" office:value-type="float" office:value="0.95367431640625">
            <text:p>0,9536743164</text:p>
          </table:table-cell>
          <table:table-cell table:formula="of:=[.A1002]^3/1024^3" office:value-type="float" office:value="0.931322574615479">
            <text:p>0,9313225746</text:p>
          </table:table-cell>
          <table:table-cell table:number-columns-repeated="2"/>
        </table:table-row>
        <table:table-row table:style-name="ro1">
          <table:table-cell office:value-type="float" office:value="1001">
            <text:p>1001</text:p>
          </table:table-cell>
          <table:table-cell table:formula="of:=[.A1003]^2/1048576" office:value-type="float" office:value="0.955582618713379">
            <text:p>0,9555826187</text:p>
          </table:table-cell>
          <table:table-cell table:formula="of:=[.A1003]^3/1024^3" office:value-type="float" office:value="0.934119337238371">
            <text:p>0,9341193372</text:p>
          </table:table-cell>
          <table:table-cell table:number-columns-repeated="2"/>
        </table:table-row>
        <table:table-row table:style-name="ro1">
          <table:table-cell office:value-type="float" office:value="1002">
            <text:p>1002</text:p>
          </table:table-cell>
          <table:table-cell table:formula="of:=[.A1004]^2/1048576" office:value-type="float" office:value="0.957492828369141">
            <text:p>0,9574928284</text:p>
          </table:table-cell>
          <table:table-cell table:formula="of:=[.A1004]^3/1024^3" office:value-type="float" office:value="0.936921693384647">
            <text:p>0,9369216934</text:p>
          </table:table-cell>
          <table:table-cell table:number-columns-repeated="2"/>
        </table:table-row>
        <table:table-row table:style-name="ro1">
          <table:table-cell office:value-type="float" office:value="1003">
            <text:p>1003</text:p>
          </table:table-cell>
          <table:table-cell table:formula="of:=[.A1005]^2/1048576" office:value-type="float" office:value="0.959404945373535">
            <text:p>0,9594049454</text:p>
          </table:table-cell>
          <table:table-cell table:formula="of:=[.A1005]^3/1024^3" office:value-type="float" office:value="0.939729648642242">
            <text:p>0,9397296486</text:p>
          </table:table-cell>
          <table:table-cell table:number-columns-repeated="2"/>
        </table:table-row>
        <table:table-row table:style-name="ro1">
          <table:table-cell office:value-type="float" office:value="1004">
            <text:p>1004</text:p>
          </table:table-cell>
          <table:table-cell table:formula="of:=[.A1006]^2/1048576" office:value-type="float" office:value="0.961318969726563">
            <text:p>0,9613189697</text:p>
          </table:table-cell>
          <table:table-cell table:formula="of:=[.A1006]^3/1024^3" office:value-type="float" office:value="0.942543208599091">
            <text:p>0,9425432086</text:p>
          </table:table-cell>
          <table:table-cell table:number-columns-repeated="2"/>
        </table:table-row>
        <table:table-row table:style-name="ro1">
          <table:table-cell office:value-type="float" office:value="1005">
            <text:p>1005</text:p>
          </table:table-cell>
          <table:table-cell table:formula="of:=[.A1007]^2/1048576" office:value-type="float" office:value="0.963234901428223">
            <text:p>0,9632349014</text:p>
          </table:table-cell>
          <table:table-cell table:formula="of:=[.A1007]^3/1024^3" office:value-type="float" office:value="0.945362378843129">
            <text:p>0,9453623788</text:p>
          </table:table-cell>
          <table:table-cell table:number-columns-repeated="2"/>
        </table:table-row>
        <table:table-row table:style-name="ro1">
          <table:table-cell office:value-type="float" office:value="1006">
            <text:p>1006</text:p>
          </table:table-cell>
          <table:table-cell table:formula="of:=[.A1008]^2/1048576" office:value-type="float" office:value="0.965152740478516">
            <text:p>0,9651527405</text:p>
          </table:table-cell>
          <table:table-cell table:formula="of:=[.A1008]^3/1024^3" office:value-type="float" office:value="0.948187164962292">
            <text:p>0,948187165</text:p>
          </table:table-cell>
          <table:table-cell table:number-columns-repeated="2"/>
        </table:table-row>
        <table:table-row table:style-name="ro1">
          <table:table-cell office:value-type="float" office:value="1007">
            <text:p>1007</text:p>
          </table:table-cell>
          <table:table-cell table:formula="of:=[.A1009]^2/1048576" office:value-type="float" office:value="0.967072486877441">
            <text:p>0,9670724869</text:p>
          </table:table-cell>
          <table:table-cell table:formula="of:=[.A1009]^3/1024^3" office:value-type="float" office:value="0.951017572544515">
            <text:p>0,9510175725</text:p>
          </table:table-cell>
          <table:table-cell table:number-columns-repeated="2"/>
        </table:table-row>
        <table:table-row table:style-name="ro1">
          <table:table-cell office:value-type="float" office:value="1008">
            <text:p>1008</text:p>
          </table:table-cell>
          <table:table-cell table:formula="of:=[.A1010]^2/1048576" office:value-type="float" office:value="0.968994140625">
            <text:p>0,9689941406</text:p>
          </table:table-cell>
          <table:table-cell table:formula="of:=[.A1010]^3/1024^3" office:value-type="float" office:value="0.953853607177734">
            <text:p>0,9538536072</text:p>
          </table:table-cell>
          <table:table-cell table:number-columns-repeated="2"/>
        </table:table-row>
        <table:table-row table:style-name="ro1">
          <table:table-cell office:value-type="float" office:value="1009">
            <text:p>1009</text:p>
          </table:table-cell>
          <table:table-cell table:formula="of:=[.A1011]^2/1048576" office:value-type="float" office:value="0.970917701721191">
            <text:p>0,9709177017</text:p>
          </table:table-cell>
          <table:table-cell table:formula="of:=[.A1011]^3/1024^3" office:value-type="float" office:value="0.956695274449885">
            <text:p>0,9566952744</text:p>
          </table:table-cell>
          <table:table-cell table:number-columns-repeated="2"/>
        </table:table-row>
        <table:table-row table:style-name="ro1">
          <table:table-cell office:value-type="float" office:value="1010">
            <text:p>1010</text:p>
          </table:table-cell>
          <table:table-cell table:formula="of:=[.A1012]^2/1048576" office:value-type="float" office:value="0.972843170166016">
            <text:p>0,9728431702</text:p>
          </table:table-cell>
          <table:table-cell table:formula="of:=[.A1012]^3/1024^3" office:value-type="float" office:value="0.959542579948902">
            <text:p>0,9595425799</text:p>
          </table:table-cell>
          <table:table-cell table:number-columns-repeated="2"/>
        </table:table-row>
        <table:table-row table:style-name="ro1">
          <table:table-cell office:value-type="float" office:value="1011">
            <text:p>1011</text:p>
          </table:table-cell>
          <table:table-cell table:formula="of:=[.A1013]^2/1048576" office:value-type="float" office:value="0.974770545959473">
            <text:p>0,974770546</text:p>
          </table:table-cell>
          <table:table-cell table:formula="of:=[.A1013]^3/1024^3" office:value-type="float" office:value="0.962395529262722">
            <text:p>0,9623955293</text:p>
          </table:table-cell>
          <table:table-cell table:number-columns-repeated="2"/>
        </table:table-row>
        <table:table-row table:style-name="ro1">
          <table:table-cell office:value-type="float" office:value="1012">
            <text:p>1012</text:p>
          </table:table-cell>
          <table:table-cell table:formula="of:=[.A1014]^2/1048576" office:value-type="float" office:value="0.976699829101563">
            <text:p>0,9766998291</text:p>
          </table:table-cell>
          <table:table-cell table:formula="of:=[.A1014]^3/1024^3" office:value-type="float" office:value="0.965254127979279">
            <text:p>0,965254128</text:p>
          </table:table-cell>
          <table:table-cell table:number-columns-repeated="2"/>
        </table:table-row>
        <table:table-row table:style-name="ro1">
          <table:table-cell office:value-type="float" office:value="1013">
            <text:p>1013</text:p>
          </table:table-cell>
          <table:table-cell table:formula="of:=[.A1015]^2/1048576" office:value-type="float" office:value="0.978631019592285">
            <text:p>0,9786310196</text:p>
          </table:table-cell>
          <table:table-cell table:formula="of:=[.A1015]^3/1024^3" office:value-type="float" office:value="0.968118381686509">
            <text:p>0,9681183817</text:p>
          </table:table-cell>
          <table:table-cell table:number-columns-repeated="2"/>
        </table:table-row>
        <table:table-row table:style-name="ro1">
          <table:table-cell office:value-type="float" office:value="1014">
            <text:p>1014</text:p>
          </table:table-cell>
          <table:table-cell table:formula="of:=[.A1016]^2/1048576" office:value-type="float" office:value="0.980564117431641">
            <text:p>0,9805641174</text:p>
          </table:table-cell>
          <table:table-cell table:formula="of:=[.A1016]^3/1024^3" office:value-type="float" office:value="0.970988295972347">
            <text:p>0,970988296</text:p>
          </table:table-cell>
          <table:table-cell table:number-columns-repeated="2"/>
        </table:table-row>
        <table:table-row table:style-name="ro1">
          <table:table-cell office:value-type="float" office:value="1015">
            <text:p>1015</text:p>
          </table:table-cell>
          <table:table-cell table:formula="of:=[.A1017]^2/1048576" office:value-type="float" office:value="0.982499122619629">
            <text:p>0,9824991226</text:p>
          </table:table-cell>
          <table:table-cell table:formula="of:=[.A1017]^3/1024^3" office:value-type="float" office:value="0.97386387642473">
            <text:p>0,9738638764</text:p>
          </table:table-cell>
          <table:table-cell table:number-columns-repeated="2"/>
        </table:table-row>
        <table:table-row table:style-name="ro1">
          <table:table-cell office:value-type="float" office:value="1016">
            <text:p>1016</text:p>
          </table:table-cell>
          <table:table-cell table:formula="of:=[.A1018]^2/1048576" office:value-type="float" office:value="0.98443603515625">
            <text:p>0,9844360352</text:p>
          </table:table-cell>
          <table:table-cell table:formula="of:=[.A1018]^3/1024^3" office:value-type="float" office:value="0.976745128631592">
            <text:p>0,9767451286</text:p>
          </table:table-cell>
          <table:table-cell table:number-columns-repeated="2"/>
        </table:table-row>
        <table:table-row table:style-name="ro1">
          <table:table-cell office:value-type="float" office:value="1017">
            <text:p>1017</text:p>
          </table:table-cell>
          <table:table-cell table:formula="of:=[.A1019]^2/1048576" office:value-type="float" office:value="0.986374855041504">
            <text:p>0,986374855</text:p>
          </table:table-cell>
          <table:table-cell table:formula="of:=[.A1019]^3/1024^3" office:value-type="float" office:value="0.979632058180869">
            <text:p>0,9796320582</text:p>
          </table:table-cell>
          <table:table-cell table:number-columns-repeated="2"/>
        </table:table-row>
        <table:table-row table:style-name="ro1">
          <table:table-cell office:value-type="float" office:value="1018">
            <text:p>1018</text:p>
          </table:table-cell>
          <table:table-cell table:formula="of:=[.A1020]^2/1048576" office:value-type="float" office:value="0.988315582275391">
            <text:p>0,9883155823</text:p>
          </table:table-cell>
          <table:table-cell table:formula="of:=[.A1020]^3/1024^3" office:value-type="float" office:value="0.982524670660496">
            <text:p>0,9825246707</text:p>
          </table:table-cell>
          <table:table-cell table:number-columns-repeated="2"/>
        </table:table-row>
        <table:table-row table:style-name="ro1">
          <table:table-cell office:value-type="float" office:value="1019">
            <text:p>1019</text:p>
          </table:table-cell>
          <table:table-cell table:formula="of:=[.A1021]^2/1048576" office:value-type="float" office:value="0.99025821685791">
            <text:p>0,9902582169</text:p>
          </table:table-cell>
          <table:table-cell table:formula="of:=[.A1021]^3/1024^3" office:value-type="float" office:value="0.985422971658409">
            <text:p>0,9854229717</text:p>
          </table:table-cell>
          <table:table-cell table:number-columns-repeated="2"/>
        </table:table-row>
        <table:table-row table:style-name="ro1">
          <table:table-cell office:value-type="float" office:value="1020">
            <text:p>1020</text:p>
          </table:table-cell>
          <table:table-cell table:formula="of:=[.A1022]^2/1048576" office:value-type="float" office:value="0.992202758789063">
            <text:p>0,9922027588</text:p>
          </table:table-cell>
          <table:table-cell table:formula="of:=[.A1022]^3/1024^3" office:value-type="float" office:value="0.988326966762543">
            <text:p>0,9883269668</text:p>
          </table:table-cell>
          <table:table-cell table:number-columns-repeated="2"/>
        </table:table-row>
        <table:table-row table:style-name="ro1">
          <table:table-cell office:value-type="float" office:value="1021">
            <text:p>1021</text:p>
          </table:table-cell>
          <table:table-cell table:formula="of:=[.A1023]^2/1048576" office:value-type="float" office:value="0.994149208068848">
            <text:p>0,9941492081</text:p>
          </table:table-cell>
          <table:table-cell table:formula="of:=[.A1023]^3/1024^3" office:value-type="float" office:value="0.991236661560833">
            <text:p>0,9912366616</text:p>
          </table:table-cell>
          <table:table-cell table:number-columns-repeated="2"/>
        </table:table-row>
        <table:table-row table:style-name="ro1">
          <table:table-cell office:value-type="float" office:value="1022">
            <text:p>1022</text:p>
          </table:table-cell>
          <table:table-cell table:formula="of:=[.A1024]^2/1048576" office:value-type="float" office:value="0.996097564697266">
            <text:p>0,9960975647</text:p>
          </table:table-cell>
          <table:table-cell table:formula="of:=[.A1024]^3/1024^3" office:value-type="float" office:value="0.994152061641216">
            <text:p>0,9941520616</text:p>
          </table:table-cell>
          <table:table-cell table:number-columns-repeated="2"/>
        </table:table-row>
        <table:table-row table:style-name="ro1">
          <table:table-cell office:value-type="float" office:value="1023">
            <text:p>1023</text:p>
          </table:table-cell>
          <table:table-cell table:formula="of:=[.A1025]^2/1048576" office:value-type="float" office:value="0.998047828674316">
            <text:p>0,9980478287</text:p>
          </table:table-cell>
          <table:table-cell table:formula="of:=[.A1025]^3/1024^3" office:value-type="float" office:value="0.997073172591627">
            <text:p>0,997073172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 table:visibility="collapse" table:number-rows-repeated="11">
          <table:table-cell table:number-columns-repeated="5"/>
        </table:table-row>
        <table:table-row table:style-name="ro1" table:visibility="collapse">
          <table:table-cell table:number-columns-repeated="5"/>
        </table:table-row>
      </table:table>
      <table:table table:name="expoNoteAccel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egré</text:p>
          </table:table-cell>
          <table:table-cell office:value-type="string">
            <text:p>facteur</text:p>
          </table:table-cell>
          <table:table-cell/>
          <table:table-cell>
            <draw:frame table:end-cell-address="expoNoteAccel.K21" table:end-x="0.293cm" table:end-y="0.067cm" draw:z-index="0" draw:style-name="gr1" draw:text-style-name="P1" svg:width="15.999cm" svg:height="8.999cm" svg:x="0.101cm" svg:y="0.1cm">
              <draw:object draw:notify-on-update-of-ranges="expoNoteAccel.A1:expoNoteAccel.A1 expoNoteAccel.A2:expoNoteAccel.A182 expoNoteAccel.B1:expoNoteAccel.B1 expoNoteAccel.B2:expoNoteAccel.B182 expoNoteAccel.A1:expoNoteAccel.A1 expoNoteAccel.A2:expoNoteAccel.A182 expoNoteAccel.C1:expoNoteAccel.C1 expoNoteAccel.C2:expoNoteAccel.C18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-90">
            <text:p>-90</text:p>
          </table:table-cell>
          <table:table-cell table:formula="of:=(([.A2]^2)/7200)+[.A2]/48+1" office:value-type="float" office:value="0.25">
            <text:p>0,25</text:p>
          </table:table-cell>
          <table:table-cell table:number-columns-repeated="2"/>
        </table:table-row>
        <table:table-row table:style-name="ro1">
          <table:table-cell office:value-type="float" office:value="-89">
            <text:p>-89</text:p>
          </table:table-cell>
          <table:table-cell table:formula="of:=(([.A3]^2)/7200)+[.A3]/48+1" office:value-type="float" office:value="0.245972222222222">
            <text:p>0,2459722222</text:p>
          </table:table-cell>
          <table:table-cell table:number-columns-repeated="2"/>
        </table:table-row>
        <table:table-row table:style-name="ro1">
          <table:table-cell office:value-type="float" office:value="-88">
            <text:p>-88</text:p>
          </table:table-cell>
          <table:table-cell table:formula="of:=(([.A4]^2)/7200)+[.A4]/48+1" office:value-type="float" office:value="0.242222222222222">
            <text:p>0,2422222222</text:p>
          </table:table-cell>
          <table:table-cell table:number-columns-repeated="2"/>
        </table:table-row>
        <table:table-row table:style-name="ro1">
          <table:table-cell office:value-type="float" office:value="-87">
            <text:p>-87</text:p>
          </table:table-cell>
          <table:table-cell table:formula="of:=(([.A5]^2)/7200)+[.A5]/48+1" office:value-type="float" office:value="0.23875">
            <text:p>0,23875</text:p>
          </table:table-cell>
          <table:table-cell table:number-columns-repeated="2"/>
        </table:table-row>
        <table:table-row table:style-name="ro1">
          <table:table-cell office:value-type="float" office:value="-86">
            <text:p>-86</text:p>
          </table:table-cell>
          <table:table-cell table:formula="of:=(([.A6]^2)/7200)+[.A6]/48+1" office:value-type="float" office:value="0.235555555555556">
            <text:p>0,2355555556</text:p>
          </table:table-cell>
          <table:table-cell table:number-columns-repeated="2"/>
        </table:table-row>
        <table:table-row table:style-name="ro1">
          <table:table-cell office:value-type="float" office:value="-85">
            <text:p>-85</text:p>
          </table:table-cell>
          <table:table-cell table:formula="of:=(([.A7]^2)/7200)+[.A7]/48+1" office:value-type="float" office:value="0.232638888888889">
            <text:p>0,2326388889</text:p>
          </table:table-cell>
          <table:table-cell table:number-columns-repeated="2"/>
        </table:table-row>
        <table:table-row table:style-name="ro1">
          <table:table-cell office:value-type="float" office:value="-84">
            <text:p>-84</text:p>
          </table:table-cell>
          <table:table-cell table:formula="of:=(([.A8]^2)/7200)+[.A8]/48+1" office:value-type="float" office:value="0.23">
            <text:p>0,23</text:p>
          </table:table-cell>
          <table:table-cell table:number-columns-repeated="2"/>
        </table:table-row>
        <table:table-row table:style-name="ro1">
          <table:table-cell office:value-type="float" office:value="-83">
            <text:p>-83</text:p>
          </table:table-cell>
          <table:table-cell table:formula="of:=(([.A9]^2)/7200)+[.A9]/48+1" office:value-type="float" office:value="0.227638888888889">
            <text:p>0,2276388889</text:p>
          </table:table-cell>
          <table:table-cell table:number-columns-repeated="2"/>
        </table:table-row>
        <table:table-row table:style-name="ro1">
          <table:table-cell office:value-type="float" office:value="-82">
            <text:p>-82</text:p>
          </table:table-cell>
          <table:table-cell table:formula="of:=(([.A10]^2)/7200)+[.A10]/48+1" office:value-type="float" office:value="0.225555555555556">
            <text:p>0,2255555556</text:p>
          </table:table-cell>
          <table:table-cell table:number-columns-repeated="2"/>
        </table:table-row>
        <table:table-row table:style-name="ro1">
          <table:table-cell office:value-type="float" office:value="-81">
            <text:p>-81</text:p>
          </table:table-cell>
          <table:table-cell table:formula="of:=(([.A11]^2)/7200)+[.A11]/48+1" office:value-type="float" office:value="0.22375">
            <text:p>0,22375</text:p>
          </table:table-cell>
          <table:table-cell table:number-columns-repeated="2"/>
        </table:table-row>
        <table:table-row table:style-name="ro1">
          <table:table-cell office:value-type="float" office:value="-80">
            <text:p>-80</text:p>
          </table:table-cell>
          <table:table-cell table:formula="of:=(([.A12]^2)/7200)+[.A12]/48+1" office:value-type="float" office:value="0.222222222222222">
            <text:p>0,2222222222</text:p>
          </table:table-cell>
          <table:table-cell table:number-columns-repeated="2"/>
        </table:table-row>
        <table:table-row table:style-name="ro1">
          <table:table-cell office:value-type="float" office:value="-79">
            <text:p>-79</text:p>
          </table:table-cell>
          <table:table-cell table:formula="of:=(([.A13]^2)/7200)+[.A13]/48+1" office:value-type="float" office:value="0.220972222222222">
            <text:p>0,2209722222</text:p>
          </table:table-cell>
          <table:table-cell table:number-columns-repeated="2"/>
        </table:table-row>
        <table:table-row table:style-name="ro1">
          <table:table-cell office:value-type="float" office:value="-78">
            <text:p>-78</text:p>
          </table:table-cell>
          <table:table-cell table:formula="of:=(([.A14]^2)/7200)+[.A14]/48+1" office:value-type="float" office:value="0.22">
            <text:p>0,22</text:p>
          </table:table-cell>
          <table:table-cell table:number-columns-repeated="2"/>
        </table:table-row>
        <table:table-row table:style-name="ro1">
          <table:table-cell office:value-type="float" office:value="-77">
            <text:p>-77</text:p>
          </table:table-cell>
          <table:table-cell table:formula="of:=(([.A15]^2)/7200)+[.A15]/48+1" office:value-type="float" office:value="0.219305555555555">
            <text:p>0,2193055556</text:p>
          </table:table-cell>
          <table:table-cell table:number-columns-repeated="2"/>
        </table:table-row>
        <table:table-row table:style-name="ro1">
          <table:table-cell office:value-type="float" office:value="-76">
            <text:p>-76</text:p>
          </table:table-cell>
          <table:table-cell table:formula="of:=(([.A16]^2)/7200)+[.A16]/48+1" office:value-type="float" office:value="0.218888888888889">
            <text:p>0,2188888889</text:p>
          </table:table-cell>
          <table:table-cell table:number-columns-repeated="2"/>
        </table:table-row>
        <table:table-row table:style-name="ro1">
          <table:table-cell office:value-type="float" office:value="-75">
            <text:p>-75</text:p>
          </table:table-cell>
          <table:table-cell table:formula="of:=(([.A17]^2)/7200)+[.A17]/48+1" office:value-type="float" office:value="0.21875">
            <text:p>0,21875</text:p>
          </table:table-cell>
          <table:table-cell table:number-columns-repeated="2"/>
        </table:table-row>
        <table:table-row table:style-name="ro1">
          <table:table-cell office:value-type="float" office:value="-74">
            <text:p>-74</text:p>
          </table:table-cell>
          <table:table-cell table:formula="of:=(([.A18]^2)/7200)+[.A18]/48+1" office:value-type="float" office:value="0.218888888888889">
            <text:p>0,2188888889</text:p>
          </table:table-cell>
          <table:table-cell table:number-columns-repeated="2"/>
        </table:table-row>
        <table:table-row table:style-name="ro1">
          <table:table-cell office:value-type="float" office:value="-73">
            <text:p>-73</text:p>
          </table:table-cell>
          <table:table-cell table:formula="of:=(([.A19]^2)/7200)+[.A19]/48+1" office:value-type="float" office:value="0.219305555555556">
            <text:p>0,2193055556</text:p>
          </table:table-cell>
          <table:table-cell table:number-columns-repeated="2"/>
        </table:table-row>
        <table:table-row table:style-name="ro1">
          <table:table-cell office:value-type="float" office:value="-72">
            <text:p>-72</text:p>
          </table:table-cell>
          <table:table-cell table:formula="of:=(([.A20]^2)/7200)+[.A20]/48+1" office:value-type="float" office:value="0.22">
            <text:p>0,22</text:p>
          </table:table-cell>
          <table:table-cell table:number-columns-repeated="2"/>
        </table:table-row>
        <table:table-row table:style-name="ro1">
          <table:table-cell office:value-type="float" office:value="-71">
            <text:p>-71</text:p>
          </table:table-cell>
          <table:table-cell table:formula="of:=(([.A21]^2)/7200)+[.A21]/48+1" office:value-type="float" office:value="0.220972222222222">
            <text:p>0,2209722222</text:p>
          </table:table-cell>
          <table:table-cell table:number-columns-repeated="2"/>
        </table:table-row>
        <table:table-row table:style-name="ro1">
          <table:table-cell office:value-type="float" office:value="-70">
            <text:p>-70</text:p>
          </table:table-cell>
          <table:table-cell table:formula="of:=(([.A22]^2)/7200)+[.A22]/48+1" office:value-type="float" office:value="0.222222222222222">
            <text:p>0,2222222222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table:formula="of:=(([.A23]^2)/7200)+[.A23]/48+1" office:value-type="float" office:value="0.22375">
            <text:p>0,22375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table:formula="of:=(([.A24]^2)/7200)+[.A24]/48+1" office:value-type="float" office:value="0.225555555555555">
            <text:p>0,2255555556</text:p>
          </table:table-cell>
          <table:table-cell table:number-columns-repeated="2"/>
        </table:table-row>
        <table:table-row table:style-name="ro1">
          <table:table-cell office:value-type="float" office:value="-67">
            <text:p>-67</text:p>
          </table:table-cell>
          <table:table-cell table:formula="of:=(([.A25]^2)/7200)+[.A25]/48+1" office:value-type="float" office:value="0.227638888888889">
            <text:p>0,2276388889</text:p>
          </table:table-cell>
          <table:table-cell table:number-columns-repeated="2"/>
        </table:table-row>
        <table:table-row table:style-name="ro1">
          <table:table-cell office:value-type="float" office:value="-66">
            <text:p>-66</text:p>
          </table:table-cell>
          <table:table-cell table:formula="of:=(([.A26]^2)/7200)+[.A26]/48+1" office:value-type="float" office:value="0.23">
            <text:p>0,23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table:formula="of:=(([.A27]^2)/7200)+[.A27]/48+1" office:value-type="float" office:value="0.232638888888889">
            <text:p>0,2326388889</text:p>
          </table:table-cell>
          <table:table-cell table:number-columns-repeated="2"/>
        </table:table-row>
        <table:table-row table:style-name="ro1">
          <table:table-cell office:value-type="float" office:value="-64">
            <text:p>-64</text:p>
          </table:table-cell>
          <table:table-cell table:formula="of:=(([.A28]^2)/7200)+[.A28]/48+1" office:value-type="float" office:value="0.235555555555556">
            <text:p>0,2355555556</text:p>
          </table:table-cell>
          <table:table-cell table:number-columns-repeated="2"/>
        </table:table-row>
        <table:table-row table:style-name="ro1">
          <table:table-cell office:value-type="float" office:value="-63">
            <text:p>-63</text:p>
          </table:table-cell>
          <table:table-cell table:formula="of:=(([.A29]^2)/7200)+[.A29]/48+1" office:value-type="float" office:value="0.23875">
            <text:p>0,23875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table:formula="of:=(([.A30]^2)/7200)+[.A30]/48+1" office:value-type="float" office:value="0.242222222222222">
            <text:p>0,2422222222</text:p>
          </table:table-cell>
          <table:table-cell table:number-columns-repeated="2"/>
        </table:table-row>
        <table:table-row table:style-name="ro1">
          <table:table-cell office:value-type="float" office:value="-61">
            <text:p>-61</text:p>
          </table:table-cell>
          <table:table-cell table:formula="of:=(([.A31]^2)/7200)+[.A31]/48+1" office:value-type="float" office:value="0.245972222222222">
            <text:p>0,2459722222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table:formula="of:=(([.A32]^2)/7200)+[.A32]/48+1" office:value-type="float" office:value="0.25">
            <text:p>0,25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table:formula="of:=(([.A33]^2)/7200)+[.A33]/48+1" office:value-type="float" office:value="0.254305555555556">
            <text:p>0,2543055556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table:formula="of:=(([.A34]^2)/7200)+[.A34]/48+1" office:value-type="float" office:value="0.258888888888889">
            <text:p>0,2588888889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table:formula="of:=(([.A35]^2)/7200)+[.A35]/48+1" office:value-type="float" office:value="0.26375">
            <text:p>0,26375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table:formula="of:=(([.A36]^2)/7200)+[.A36]/48+1" office:value-type="float" office:value="0.268888888888889">
            <text:p>0,2688888889</text:p>
          </table:table-cell>
          <table:table-cell table:number-columns-repeated="2"/>
        </table:table-row>
        <table:table-row table:style-name="ro1">
          <table:table-cell office:value-type="float" office:value="-55">
            <text:p>-55</text:p>
          </table:table-cell>
          <table:table-cell table:formula="of:=(([.A37]^2)/7200)+[.A37]/48+1" office:value-type="float" office:value="0.274305555555556">
            <text:p>0,2743055556</text:p>
          </table:table-cell>
          <table:table-cell table:number-columns-repeated="2"/>
        </table:table-row>
        <table:table-row table:style-name="ro1">
          <table:table-cell office:value-type="float" office:value="-54">
            <text:p>-54</text:p>
          </table:table-cell>
          <table:table-cell table:formula="of:=(([.A38]^2)/7200)+[.A38]/48+1" office:value-type="float" office:value="0.28">
            <text:p>0,28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table:formula="of:=(([.A39]^2)/7200)+[.A39]/48+1" office:value-type="float" office:value="0.285972222222222">
            <text:p>0,2859722222</text:p>
          </table:table-cell>
          <table:table-cell table:number-columns-repeated="2"/>
        </table:table-row>
        <table:table-row table:style-name="ro1">
          <table:table-cell office:value-type="float" office:value="-52">
            <text:p>-52</text:p>
          </table:table-cell>
          <table:table-cell table:formula="of:=(([.A40]^2)/7200)+[.A40]/48+1" office:value-type="float" office:value="0.292222222222222">
            <text:p>0,2922222222</text:p>
          </table:table-cell>
          <table:table-cell table:number-columns-repeated="2"/>
        </table:table-row>
        <table:table-row table:style-name="ro1">
          <table:table-cell office:value-type="float" office:value="-51">
            <text:p>-51</text:p>
          </table:table-cell>
          <table:table-cell table:formula="of:=(([.A41]^2)/7200)+[.A41]/48+1" office:value-type="float" office:value="0.29875">
            <text:p>0,29875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table:formula="of:=(([.A42]^2)/7200)+[.A42]/48+1" office:value-type="float" office:value="0.305555555555555">
            <text:p>0,3055555556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table:formula="of:=(([.A43]^2)/7200)+[.A43]/48+1" office:value-type="float" office:value="0.312638888888889">
            <text:p>0,3126388889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table:formula="of:=(([.A44]^2)/7200)+[.A44]/48+1" office:value-type="float" office:value="0.32">
            <text:p>0,32</text:p>
          </table:table-cell>
          <table:table-cell table:number-columns-repeated="2"/>
        </table:table-row>
        <table:table-row table:style-name="ro1">
          <table:table-cell office:value-type="float" office:value="-47">
            <text:p>-47</text:p>
          </table:table-cell>
          <table:table-cell table:formula="of:=(([.A45]^2)/7200)+[.A45]/48+1" office:value-type="float" office:value="0.327638888888889">
            <text:p>0,3276388889</text:p>
          </table:table-cell>
          <table:table-cell table:number-columns-repeated="2"/>
        </table:table-row>
        <table:table-row table:style-name="ro1">
          <table:table-cell office:value-type="float" office:value="-46">
            <text:p>-46</text:p>
          </table:table-cell>
          <table:table-cell table:formula="of:=(([.A46]^2)/7200)+[.A46]/48+1" office:value-type="float" office:value="0.335555555555555">
            <text:p>0,3355555556</text:p>
          </table:table-cell>
          <table:table-cell table:number-columns-repeated="2"/>
        </table:table-row>
        <table:table-row table:style-name="ro1">
          <table:table-cell office:value-type="float" office:value="-45">
            <text:p>-45</text:p>
          </table:table-cell>
          <table:table-cell table:formula="of:=(([.A47]^2)/7200)+[.A47]/48+1" office:value-type="float" office:value="0.34375">
            <text:p>0,34375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table:formula="of:=(([.A48]^2)/7200)+[.A48]/48+1" office:value-type="float" office:value="0.352222222222222">
            <text:p>0,3522222222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table:formula="of:=(([.A49]^2)/7200)+[.A49]/48+1" office:value-type="float" office:value="0.360972222222222">
            <text:p>0,3609722222</text:p>
          </table:table-cell>
          <table:table-cell table:number-columns-repeated="2"/>
        </table:table-row>
        <table:table-row table:style-name="ro1">
          <table:table-cell office:value-type="float" office:value="-42">
            <text:p>-42</text:p>
          </table:table-cell>
          <table:table-cell table:formula="of:=(([.A50]^2)/7200)+[.A50]/48+1" office:value-type="float" office:value="0.37">
            <text:p>0,37</text:p>
          </table:table-cell>
          <table:table-cell table:number-columns-repeated="2"/>
        </table:table-row>
        <table:table-row table:style-name="ro1">
          <table:table-cell office:value-type="float" office:value="-41">
            <text:p>-41</text:p>
          </table:table-cell>
          <table:table-cell table:formula="of:=(([.A51]^2)/7200)+[.A51]/48+1" office:value-type="float" office:value="0.379305555555556">
            <text:p>0,3793055556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table:formula="of:=(([.A52]^2)/7200)+[.A52]/48+1" office:value-type="float" office:value="0.388888888888889">
            <text:p>0,3888888889</text:p>
          </table:table-cell>
          <table:table-cell table:number-columns-repeated="2"/>
        </table:table-row>
        <table:table-row table:style-name="ro1">
          <table:table-cell office:value-type="float" office:value="-39">
            <text:p>-39</text:p>
          </table:table-cell>
          <table:table-cell table:formula="of:=(([.A53]^2)/7200)+[.A53]/48+1" office:value-type="float" office:value="0.39875">
            <text:p>0,39875</text:p>
          </table:table-cell>
          <table:table-cell table:number-columns-repeated="2"/>
        </table:table-row>
        <table:table-row table:style-name="ro1">
          <table:table-cell office:value-type="float" office:value="-38">
            <text:p>-38</text:p>
          </table:table-cell>
          <table:table-cell table:formula="of:=(([.A54]^2)/7200)+[.A54]/48+1" office:value-type="float" office:value="0.408888888888889">
            <text:p>0,4088888889</text:p>
          </table:table-cell>
          <table:table-cell table:number-columns-repeated="2"/>
        </table:table-row>
        <table:table-row table:style-name="ro1">
          <table:table-cell office:value-type="float" office:value="-37">
            <text:p>-37</text:p>
          </table:table-cell>
          <table:table-cell table:formula="of:=(([.A55]^2)/7200)+[.A55]/48+1" office:value-type="float" office:value="0.419305555555555">
            <text:p>0,4193055556</text:p>
          </table:table-cell>
          <table:table-cell table:number-columns-repeated="2"/>
        </table:table-row>
        <table:table-row table:style-name="ro1">
          <table:table-cell office:value-type="float" office:value="-36">
            <text:p>-36</text:p>
          </table:table-cell>
          <table:table-cell table:formula="of:=(([.A56]^2)/7200)+[.A56]/48+1" office:value-type="float" office:value="0.43">
            <text:p>0,43</text:p>
          </table:table-cell>
          <table:table-cell table:number-columns-repeated="2"/>
        </table:table-row>
        <table:table-row table:style-name="ro1">
          <table:table-cell office:value-type="float" office:value="-35">
            <text:p>-35</text:p>
          </table:table-cell>
          <table:table-cell table:formula="of:=(([.A57]^2)/7200)+[.A57]/48+1" office:value-type="float" office:value="0.440972222222222">
            <text:p>0,4409722222</text:p>
          </table:table-cell>
          <table:table-cell table:number-columns-repeated="2"/>
        </table:table-row>
        <table:table-row table:style-name="ro1">
          <table:table-cell office:value-type="float" office:value="-34">
            <text:p>-34</text:p>
          </table:table-cell>
          <table:table-cell table:formula="of:=(([.A58]^2)/7200)+[.A58]/48+1" office:value-type="float" office:value="0.452222222222222">
            <text:p>0,4522222222</text:p>
          </table:table-cell>
          <table:table-cell table:number-columns-repeated="2"/>
        </table:table-row>
        <table:table-row table:style-name="ro1">
          <table:table-cell office:value-type="float" office:value="-33">
            <text:p>-33</text:p>
          </table:table-cell>
          <table:table-cell table:formula="of:=(([.A59]^2)/7200)+[.A59]/48+1" office:value-type="float" office:value="0.46375">
            <text:p>0,46375</text:p>
          </table:table-cell>
          <table:table-cell table:number-columns-repeated="2"/>
        </table:table-row>
        <table:table-row table:style-name="ro1">
          <table:table-cell office:value-type="float" office:value="-32">
            <text:p>-32</text:p>
          </table:table-cell>
          <table:table-cell table:formula="of:=(([.A60]^2)/7200)+[.A60]/48+1" office:value-type="float" office:value="0.475555555555556">
            <text:p>0,4755555556</text:p>
          </table:table-cell>
          <table:table-cell table:number-columns-repeated="2"/>
        </table:table-row>
        <table:table-row table:style-name="ro1">
          <table:table-cell office:value-type="float" office:value="-31">
            <text:p>-31</text:p>
          </table:table-cell>
          <table:table-cell table:formula="of:=(([.A61]^2)/7200)+[.A61]/48+1" office:value-type="float" office:value="0.487638888888889">
            <text:p>0,4876388889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table:formula="of:=(([.A62]^2)/7200)+[.A62]/48+1" office:value-type="float" office:value="0.5">
            <text:p>0,5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table:formula="of:=(([.A63]^2)/7200)+[.A63]/48+1" office:value-type="float" office:value="0.512638888888889">
            <text:p>0,512638888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table:formula="of:=(([.A64]^2)/7200)+[.A64]/48+1" office:value-type="float" office:value="0.525555555555556">
            <text:p>0,5255555556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table:formula="of:=(([.A65]^2)/7200)+[.A65]/48+1" office:value-type="float" office:value="0.53875">
            <text:p>0,53875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table:formula="of:=(([.A66]^2)/7200)+[.A66]/48+1" office:value-type="float" office:value="0.552222222222222">
            <text:p>0,5522222222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table:formula="of:=(([.A67]^2)/7200)+[.A67]/48+1" office:value-type="float" office:value="0.565972222222222">
            <text:p>0,5659722222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table:formula="of:=(([.A68]^2)/7200)+[.A68]/48+1" office:value-type="float" office:value="0.58">
            <text:p>0,58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table:formula="of:=(([.A69]^2)/7200)+[.A69]/48+1" office:value-type="float" office:value="0.594305555555555">
            <text:p>0,5943055556</text:p>
          </table:table-cell>
          <table:table-cell table:number-columns-repeated="2"/>
        </table:table-row>
        <table:table-row table:style-name="ro1">
          <table:table-cell office:value-type="float" office:value="-22">
            <text:p>-22</text:p>
          </table:table-cell>
          <table:table-cell table:formula="of:=(([.A70]^2)/7200)+[.A70]/48+1" office:value-type="float" office:value="0.608888888888889">
            <text:p>0,6088888889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table:formula="of:=(([.A71]^2)/7200)+[.A71]/48+1" office:value-type="float" office:value="0.62375">
            <text:p>0,62375</text:p>
          </table:table-cell>
          <table:table-cell table:number-columns-repeated="2"/>
        </table:table-row>
        <table:table-row table:style-name="ro1">
          <table:table-cell office:value-type="float" office:value="-20">
            <text:p>-20</text:p>
          </table:table-cell>
          <table:table-cell table:formula="of:=(([.A72]^2)/7200)+[.A72]/48+1" office:value-type="float" office:value="0.638888888888889">
            <text:p>0,6388888889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table:formula="of:=(([.A73]^2)/7200)+[.A73]/48+1" office:value-type="float" office:value="0.654305555555556">
            <text:p>0,6543055556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table:formula="of:=(([.A74]^2)/7200)+[.A74]/48+1" office:value-type="float" office:value="0.67">
            <text:p>0,67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table:formula="of:=(([.A75]^2)/7200)+[.A75]/48+1" office:value-type="float" office:value="0.685972222222222">
            <text:p>0,6859722222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table:formula="of:=(([.A76]^2)/7200)+[.A76]/48+1" office:value-type="float" office:value="0.702222222222222">
            <text:p>0,7022222222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table:formula="of:=(([.A77]^2)/7200)+[.A77]/48+1" office:value-type="float" office:value="0.71875">
            <text:p>0,71875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table:formula="of:=(([.A78]^2)/7200)+[.A78]/48+1" office:value-type="float" office:value="0.735555555555556">
            <text:p>0,7355555556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table:formula="of:=(([.A79]^2)/7200)+[.A79]/48+1" office:value-type="float" office:value="0.752638888888889">
            <text:p>0,7526388889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table:formula="of:=(([.A80]^2)/7200)+[.A80]/48+1" office:value-type="float" office:value="0.77">
            <text:p>0,77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table:formula="of:=(([.A81]^2)/7200)+[.A81]/48+1" office:value-type="float" office:value="0.787638888888889">
            <text:p>0,7876388889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table:formula="of:=(([.A82]^2)/7200)+[.A82]/48+1" office:value-type="float" office:value="0.805555555555556">
            <text:p>0,8055555556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table:formula="of:=(([.A83]^2)/7200)+[.A83]/48+1" office:value-type="float" office:value="0.82375">
            <text:p>0,82375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table:formula="of:=(([.A84]^2)/7200)+[.A84]/48+1" office:value-type="float" office:value="0.842222222222222">
            <text:p>0,8422222222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table:formula="of:=(([.A85]^2)/7200)+[.A85]/48+1" office:value-type="float" office:value="0.860972222222222">
            <text:p>0,8609722222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table:formula="of:=(([.A86]^2)/7200)+[.A86]/48+1" office:value-type="float" office:value="0.88">
            <text:p>0,88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table:formula="of:=(([.A87]^2)/7200)+[.A87]/48+1" office:value-type="float" office:value="0.899305555555556">
            <text:p>0,8993055556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table:formula="of:=(([.A88]^2)/7200)+[.A88]/48+1" office:value-type="float" office:value="0.918888888888889">
            <text:p>0,9188888889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table:formula="of:=(([.A89]^2)/7200)+[.A89]/48+1" office:value-type="float" office:value="0.93875">
            <text:p>0,93875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table:formula="of:=(([.A90]^2)/7200)+[.A90]/48+1" office:value-type="float" office:value="0.958888888888889">
            <text:p>0,9588888889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table:formula="of:=(([.A91]^2)/7200)+[.A91]/48+1" office:value-type="float" office:value="0.979305555555555">
            <text:p>0,9793055556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(([.A92]^2)/7200)+[.A92]/48+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(([.A93]^2)/7200)+[.A93]/48+1" office:value-type="float" office:value="1.02097222222222">
            <text:p>1,020972222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(([.A94]^2)/7200)+[.A94]/48+1" office:value-type="float" office:value="1.04222222222222">
            <text:p>1,042222222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(([.A95]^2)/7200)+[.A95]/48+1" office:value-type="float" office:value="1.06375">
            <text:p>1,0637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(([.A96]^2)/7200)+[.A96]/48+1" office:value-type="float" office:value="1.08555555555556">
            <text:p>1,0855555556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(([.A97]^2)/7200)+[.A97]/48+1" office:value-type="float" office:value="1.10763888888889">
            <text:p>1,1076388889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(([.A98]^2)/7200)+[.A98]/48+1" office:value-type="float" office:value="1.13">
            <text:p>1,13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(([.A99]^2)/7200)+[.A99]/48+1" office:value-type="float" office:value="1.15263888888889">
            <text:p>1,152638888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(([.A100]^2)/7200)+[.A100]/48+1" office:value-type="float" office:value="1.17555555555556">
            <text:p>1,1755555556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(([.A101]^2)/7200)+[.A101]/48+1" office:value-type="float" office:value="1.19875">
            <text:p>1,1987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(([.A102]^2)/7200)+[.A102]/48+1" office:value-type="float" office:value="1.22222222222222">
            <text:p>1,222222222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(([.A103]^2)/7200)+[.A103]/48+1" office:value-type="float" office:value="1.24597222222222">
            <text:p>1,245972222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(([.A104]^2)/7200)+[.A104]/48+1" office:value-type="float" office:value="1.27">
            <text:p>1,27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(([.A105]^2)/7200)+[.A105]/48+1" office:value-type="float" office:value="1.29430555555556">
            <text:p>1,2943055556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(([.A106]^2)/7200)+[.A106]/48+1" office:value-type="float" office:value="1.31888888888889">
            <text:p>1,318888888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(([.A107]^2)/7200)+[.A107]/48+1" office:value-type="float" office:value="1.34375">
            <text:p>1,3437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(([.A108]^2)/7200)+[.A108]/48+1" office:value-type="float" office:value="1.36888888888889">
            <text:p>1,3688888889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(([.A109]^2)/7200)+[.A109]/48+1" office:value-type="float" office:value="1.39430555555556">
            <text:p>1,394305555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(([.A110]^2)/7200)+[.A110]/48+1" office:value-type="float" office:value="1.42">
            <text:p>1,4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(([.A111]^2)/7200)+[.A111]/48+1" office:value-type="float" office:value="1.44597222222222">
            <text:p>1,445972222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(([.A112]^2)/7200)+[.A112]/48+1" office:value-type="float" office:value="1.47222222222222">
            <text:p>1,4722222222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(([.A113]^2)/7200)+[.A113]/48+1" office:value-type="float" office:value="1.49875">
            <text:p>1,49875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(([.A114]^2)/7200)+[.A114]/48+1" office:value-type="float" office:value="1.52555555555556">
            <text:p>1,525555555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(([.A115]^2)/7200)+[.A115]/48+1" office:value-type="float" office:value="1.55263888888889">
            <text:p>1,5526388889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(([.A116]^2)/7200)+[.A116]/48+1" office:value-type="float" office:value="1.58">
            <text:p>1,58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(([.A117]^2)/7200)+[.A117]/48+1" office:value-type="float" office:value="1.60763888888889">
            <text:p>1,6076388889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(([.A118]^2)/7200)+[.A118]/48+1" office:value-type="float" office:value="1.63555555555556">
            <text:p>1,635555555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(([.A119]^2)/7200)+[.A119]/48+1" office:value-type="float" office:value="1.66375">
            <text:p>1,66375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(([.A120]^2)/7200)+[.A120]/48+1" office:value-type="float" office:value="1.69222222222222">
            <text:p>1,6922222222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(([.A121]^2)/7200)+[.A121]/48+1" office:value-type="float" office:value="1.72097222222222">
            <text:p>1,720972222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(([.A122]^2)/7200)+[.A122]/48+1" office:value-type="float" office:value="1.75">
            <text:p>1,75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(([.A123]^2)/7200)+[.A123]/48+1" office:value-type="float" office:value="1.77930555555556">
            <text:p>1,779305555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(([.A124]^2)/7200)+[.A124]/48+1" office:value-type="float" office:value="1.80888888888889">
            <text:p>1,8088888889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(([.A125]^2)/7200)+[.A125]/48+1" office:value-type="float" office:value="1.83875">
            <text:p>1,83875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(([.A126]^2)/7200)+[.A126]/48+1" office:value-type="float" office:value="1.86888888888889">
            <text:p>1,8688888889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(([.A127]^2)/7200)+[.A127]/48+1" office:value-type="float" office:value="1.89930555555556">
            <text:p>1,8993055556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(([.A128]^2)/7200)+[.A128]/48+1" office:value-type="float" office:value="1.93">
            <text:p>1,93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(([.A129]^2)/7200)+[.A129]/48+1" office:value-type="float" office:value="1.96097222222222">
            <text:p>1,9609722222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(([.A130]^2)/7200)+[.A130]/48+1" office:value-type="float" office:value="1.99222222222222">
            <text:p>1,9922222222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(([.A131]^2)/7200)+[.A131]/48+1" office:value-type="float" office:value="2.02375">
            <text:p>2,02375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(([.A132]^2)/7200)+[.A132]/48+1" office:value-type="float" office:value="2.05555555555556">
            <text:p>2,0555555556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(([.A133]^2)/7200)+[.A133]/48+1" office:value-type="float" office:value="2.08763888888889">
            <text:p>2,0876388889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(([.A134]^2)/7200)+[.A134]/48+1" office:value-type="float" office:value="2.12">
            <text:p>2,1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(([.A135]^2)/7200)+[.A135]/48+1" office:value-type="float" office:value="2.15263888888889">
            <text:p>2,1526388889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(([.A136]^2)/7200)+[.A136]/48+1" office:value-type="float" office:value="2.18555555555556">
            <text:p>2,1855555556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(([.A137]^2)/7200)+[.A137]/48+1" office:value-type="float" office:value="2.21875">
            <text:p>2,21875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(([.A138]^2)/7200)+[.A138]/48+1" office:value-type="float" office:value="2.25222222222222">
            <text:p>2,2522222222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(([.A139]^2)/7200)+[.A139]/48+1" office:value-type="float" office:value="2.28597222222222">
            <text:p>2,2859722222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(([.A140]^2)/7200)+[.A140]/48+1" office:value-type="float" office:value="2.32">
            <text:p>2,32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(([.A141]^2)/7200)+[.A141]/48+1" office:value-type="float" office:value="2.35430555555556">
            <text:p>2,354305555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(([.A142]^2)/7200)+[.A142]/48+1" office:value-type="float" office:value="2.38888888888889">
            <text:p>2,3888888889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(([.A143]^2)/7200)+[.A143]/48+1" office:value-type="float" office:value="2.42375">
            <text:p>2,42375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(([.A144]^2)/7200)+[.A144]/48+1" office:value-type="float" office:value="2.45888888888889">
            <text:p>2,4588888889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(([.A145]^2)/7200)+[.A145]/48+1" office:value-type="float" office:value="2.49430555555556">
            <text:p>2,4943055556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(([.A146]^2)/7200)+[.A146]/48+1" office:value-type="float" office:value="2.53">
            <text:p>2,53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(([.A147]^2)/7200)+[.A147]/48+1" office:value-type="float" office:value="2.56597222222222">
            <text:p>2,5659722222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(([.A148]^2)/7200)+[.A148]/48+1" office:value-type="float" office:value="2.60222222222222">
            <text:p>2,6022222222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(([.A149]^2)/7200)+[.A149]/48+1" office:value-type="float" office:value="2.63875">
            <text:p>2,63875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(([.A150]^2)/7200)+[.A150]/48+1" office:value-type="float" office:value="2.67555555555556">
            <text:p>2,6755555556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(([.A151]^2)/7200)+[.A151]/48+1" office:value-type="float" office:value="2.71263888888889">
            <text:p>2,712638888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(([.A152]^2)/7200)+[.A152]/48+1" office:value-type="float" office:value="2.75">
            <text:p>2,75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(([.A153]^2)/7200)+[.A153]/48+1" office:value-type="float" office:value="2.78763888888889">
            <text:p>2,7876388889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(([.A154]^2)/7200)+[.A154]/48+1" office:value-type="float" office:value="2.82555555555556">
            <text:p>2,8255555556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(([.A155]^2)/7200)+[.A155]/48+1" office:value-type="float" office:value="2.86375">
            <text:p>2,86375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(([.A156]^2)/7200)+[.A156]/48+1" office:value-type="float" office:value="2.90222222222222">
            <text:p>2,9022222222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(([.A157]^2)/7200)+[.A157]/48+1" office:value-type="float" office:value="2.94097222222222">
            <text:p>2,9409722222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(([.A158]^2)/7200)+[.A158]/48+1" office:value-type="float" office:value="2.98">
            <text:p>2,98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(([.A159]^2)/7200)+[.A159]/48+1" office:value-type="float" office:value="3.01930555555556">
            <text:p>3,0193055556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(([.A160]^2)/7200)+[.A160]/48+1" office:value-type="float" office:value="3.05888888888889">
            <text:p>3,0588888889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(([.A161]^2)/7200)+[.A161]/48+1" office:value-type="float" office:value="3.09875">
            <text:p>3,09875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(([.A162]^2)/7200)+[.A162]/48+1" office:value-type="float" office:value="3.13888888888889">
            <text:p>3,1388888889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(([.A163]^2)/7200)+[.A163]/48+1" office:value-type="float" office:value="3.17930555555556">
            <text:p>3,1793055556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(([.A164]^2)/7200)+[.A164]/48+1" office:value-type="float" office:value="3.22">
            <text:p>3,22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(([.A165]^2)/7200)+[.A165]/48+1" office:value-type="float" office:value="3.26097222222222">
            <text:p>3,2609722222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(([.A166]^2)/7200)+[.A166]/48+1" office:value-type="float" office:value="3.30222222222222">
            <text:p>3,302222222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(([.A167]^2)/7200)+[.A167]/48+1" office:value-type="float" office:value="3.34375">
            <text:p>3,3437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(([.A168]^2)/7200)+[.A168]/48+1" office:value-type="float" office:value="3.38555555555556">
            <text:p>3,3855555556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(([.A169]^2)/7200)+[.A169]/48+1" office:value-type="float" office:value="3.42763888888889">
            <text:p>3,4276388889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(([.A170]^2)/7200)+[.A170]/48+1" office:value-type="float" office:value="3.47">
            <text:p>3,47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(([.A171]^2)/7200)+[.A171]/48+1" office:value-type="float" office:value="3.51263888888889">
            <text:p>3,5126388889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(([.A172]^2)/7200)+[.A172]/48+1" office:value-type="float" office:value="3.55555555555556">
            <text:p>3,5555555556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(([.A173]^2)/7200)+[.A173]/48+1" office:value-type="float" office:value="3.59875">
            <text:p>3,59875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(([.A174]^2)/7200)+[.A174]/48+1" office:value-type="float" office:value="3.64222222222222">
            <text:p>3,6422222222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(([.A175]^2)/7200)+[.A175]/48+1" office:value-type="float" office:value="3.68597222222222">
            <text:p>3,6859722222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(([.A176]^2)/7200)+[.A176]/48+1" office:value-type="float" office:value="3.73">
            <text:p>3,73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(([.A177]^2)/7200)+[.A177]/48+1" office:value-type="float" office:value="3.77430555555556">
            <text:p>3,7743055556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(([.A178]^2)/7200)+[.A178]/48+1" office:value-type="float" office:value="3.81888888888889">
            <text:p>3,8188888889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(([.A179]^2)/7200)+[.A179]/48+1" office:value-type="float" office:value="3.86375">
            <text:p>3,86375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(([.A180]^2)/7200)+[.A180]/48+1" office:value-type="float" office:value="3.90888888888889">
            <text:p>3,9088888889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(([.A181]^2)/7200)+[.A181]/48+1" office:value-type="float" office:value="3.95430555555556">
            <text:p>3,954305555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(([.A182]^2)/7200)+[.A182]/48+1" office:value-type="float" office:value="4">
            <text:p>4</text:p>
          </table:table-cell>
          <table:table-cell table:number-columns-repeated="2"/>
        </table:table-row>
      </table:table>
      <table:table table:name="panning analogRead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AnalogRead</text:p>
          </table:table-cell>
          <table:table-cell office:value-type="string">
            <text:p>sin</text:p>
          </table:table-cell>
          <table:table-cell office:value-type="string">
            <text:p>cos</text:p>
          </table:table-cell>
          <table:table-cell>
            <draw:frame table:end-cell-address="'panning analogRead'.K21" table:end-x="0.293cm" table:end-y="0.067cm" draw:z-index="0" draw:style-name="gr1" draw:text-style-name="P1" svg:width="15.999cm" svg:height="8.999cm" svg:x="0.101cm" svg:y="0.1cm">
              <draw:object draw:notify-on-update-of-ranges="'panning analogRead'.A2:'panning analogRead'.A258 'panning analogRead'.B1:'panning analogRead'.B1 'panning analogRead'.B2:'panning analogRead'.B258 'panning analogRead'.A2:'panning analogRead'.A258 'panning analogRead'.C1:'panning analogRead'.C1 'panning analogRead'.C2:'panning analogRead'.C25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SIN((([.A2])/16384)*PI())" office:value-type="float" office:value="0">
            <text:p>0</text:p>
          </table:table-cell>
          <table:table-cell table:formula="of:=COS((([.A2])/16384)*PI())" office:value-type="float" office:value="1">
            <text:p>1</text:p>
          </table:table-cell>
          <table:table-cell/>
        </table:table-row>
        <table:table-row table:style-name="ro1">
          <table:table-cell table:formula="of:=[.A2]+32" office:value-type="float" office:value="32">
            <text:p>32</text:p>
          </table:table-cell>
          <table:table-cell table:formula="of:=SIN((([.A3])/16384)*PI())" office:value-type="float" office:value="0.00613588464915448">
            <text:p>0,0061358846</text:p>
          </table:table-cell>
          <table:table-cell table:formula="of:=COS((([.A3])/16384)*PI())" office:value-type="float" office:value="0.999981175282601">
            <text:p>0,9999811753</text:p>
          </table:table-cell>
          <table:table-cell/>
        </table:table-row>
        <table:table-row table:style-name="ro1">
          <table:table-cell table:formula="of:=[.A3]+32" office:value-type="float" office:value="64">
            <text:p>64</text:p>
          </table:table-cell>
          <table:table-cell table:formula="of:=SIN((([.A4])/16384)*PI())" office:value-type="float" office:value="0.0122715382857199">
            <text:p>0,0122715383</text:p>
          </table:table-cell>
          <table:table-cell table:formula="of:=COS((([.A4])/16384)*PI())" office:value-type="float" office:value="0.999924701839145">
            <text:p>0,9999247018</text:p>
          </table:table-cell>
          <table:table-cell/>
        </table:table-row>
        <table:table-row table:style-name="ro1">
          <table:table-cell table:formula="of:=[.A4]+32" office:value-type="float" office:value="96">
            <text:p>96</text:p>
          </table:table-cell>
          <table:table-cell table:formula="of:=SIN((([.A5])/16384)*PI())" office:value-type="float" office:value="0.0184067299058048">
            <text:p>0,0184067299</text:p>
          </table:table-cell>
          <table:table-cell table:formula="of:=COS((([.A5])/16384)*PI())" office:value-type="float" office:value="0.999830581795823">
            <text:p>0,9998305818</text:p>
          </table:table-cell>
          <table:table-cell/>
        </table:table-row>
        <table:table-row table:style-name="ro1">
          <table:table-cell table:formula="of:=[.A5]+32" office:value-type="float" office:value="128">
            <text:p>128</text:p>
          </table:table-cell>
          <table:table-cell table:formula="of:=SIN((([.A6])/16384)*PI())" office:value-type="float" office:value="0.0245412285229123">
            <text:p>0,0245412285</text:p>
          </table:table-cell>
          <table:table-cell table:formula="of:=COS((([.A6])/16384)*PI())" office:value-type="float" office:value="0.999698818696204">
            <text:p>0,9996988187</text:p>
          </table:table-cell>
          <table:table-cell/>
        </table:table-row>
        <table:table-row table:style-name="ro1">
          <table:table-cell table:formula="of:=[.A6]+32" office:value-type="float" office:value="160">
            <text:p>160</text:p>
          </table:table-cell>
          <table:table-cell table:formula="of:=SIN((([.A7])/16384)*PI())" office:value-type="float" office:value="0.0306748031766366">
            <text:p>0,0306748032</text:p>
          </table:table-cell>
          <table:table-cell table:formula="of:=COS((([.A7])/16384)*PI())" office:value-type="float" office:value="0.999529417501093">
            <text:p>0,9995294175</text:p>
          </table:table-cell>
          <table:table-cell/>
        </table:table-row>
        <table:table-row table:style-name="ro1">
          <table:table-cell table:formula="of:=[.A7]+32" office:value-type="float" office:value="192">
            <text:p>192</text:p>
          </table:table-cell>
          <table:table-cell table:formula="of:=SIN((([.A8])/16384)*PI())" office:value-type="float" office:value="0.0368072229413588">
            <text:p>0,0368072229</text:p>
          </table:table-cell>
          <table:table-cell table:formula="of:=COS((([.A8])/16384)*PI())" office:value-type="float" office:value="0.99932238458835">
            <text:p>0,9993223846</text:p>
          </table:table-cell>
          <table:table-cell/>
        </table:table-row>
        <table:table-row table:style-name="ro1">
          <table:table-cell table:formula="of:=[.A8]+32" office:value-type="float" office:value="224">
            <text:p>224</text:p>
          </table:table-cell>
          <table:table-cell table:formula="of:=SIN((([.A9])/16384)*PI())" office:value-type="float" office:value="0.0429382569349408">
            <text:p>0,0429382569</text:p>
          </table:table-cell>
          <table:table-cell table:formula="of:=COS((([.A9])/16384)*PI())" office:value-type="float" office:value="0.999077727752645">
            <text:p>0,9990777278</text:p>
          </table:table-cell>
          <table:table-cell/>
        </table:table-row>
        <table:table-row table:style-name="ro1">
          <table:table-cell table:formula="of:=[.A9]+32" office:value-type="float" office:value="256">
            <text:p>256</text:p>
          </table:table-cell>
          <table:table-cell table:formula="of:=SIN((([.A10])/16384)*PI())" office:value-type="float" office:value="0.049067674327418">
            <text:p>0,0490676743</text:p>
          </table:table-cell>
          <table:table-cell table:formula="of:=COS((([.A10])/16384)*PI())" office:value-type="float" office:value="0.998795456205172">
            <text:p>0,9987954562</text:p>
          </table:table-cell>
          <table:table-cell/>
        </table:table-row>
        <table:table-row table:style-name="ro1">
          <table:table-cell table:formula="of:=[.A10]+32" office:value-type="float" office:value="288">
            <text:p>288</text:p>
          </table:table-cell>
          <table:table-cell table:formula="of:=SIN((([.A11])/16384)*PI())" office:value-type="float" office:value="0.0551952443496899">
            <text:p>0,0551952443</text:p>
          </table:table-cell>
          <table:table-cell table:formula="of:=COS((([.A11])/16384)*PI())" office:value-type="float" office:value="0.998475580573295">
            <text:p>0,9984755806</text:p>
          </table:table-cell>
          <table:table-cell/>
        </table:table-row>
        <table:table-row table:style-name="ro1">
          <table:table-cell table:formula="of:=[.A11]+32" office:value-type="float" office:value="320">
            <text:p>320</text:p>
          </table:table-cell>
          <table:table-cell table:formula="of:=SIN((([.A12])/16384)*PI())" office:value-type="float" office:value="0.0613207363022086">
            <text:p>0,0613207363</text:p>
          </table:table-cell>
          <table:table-cell table:formula="of:=COS((([.A12])/16384)*PI())" office:value-type="float" office:value="0.998118112900149">
            <text:p>0,9981181129</text:p>
          </table:table-cell>
          <table:table-cell/>
        </table:table-row>
        <table:table-row table:style-name="ro1">
          <table:table-cell table:formula="of:=[.A12]+32" office:value-type="float" office:value="352">
            <text:p>352</text:p>
          </table:table-cell>
          <table:table-cell table:formula="of:=SIN((([.A13])/16384)*PI())" office:value-type="float" office:value="0.0674439195636641">
            <text:p>0,0674439196</text:p>
          </table:table-cell>
          <table:table-cell table:formula="of:=COS((([.A13])/16384)*PI())" office:value-type="float" office:value="0.997723066644192">
            <text:p>0,9977230666</text:p>
          </table:table-cell>
          <table:table-cell/>
        </table:table-row>
        <table:table-row table:style-name="ro1">
          <table:table-cell table:formula="of:=[.A13]+32" office:value-type="float" office:value="384">
            <text:p>384</text:p>
          </table:table-cell>
          <table:table-cell table:formula="of:=SIN((([.A14])/16384)*PI())" office:value-type="float" office:value="0.0735645635996674">
            <text:p>0,0735645636</text:p>
          </table:table-cell>
          <table:table-cell table:formula="of:=COS((([.A14])/16384)*PI())" office:value-type="float" office:value="0.99729045667869">
            <text:p>0,9972904567</text:p>
          </table:table-cell>
          <table:table-cell/>
        </table:table-row>
        <table:table-row table:style-name="ro1">
          <table:table-cell table:formula="of:=[.A14]+32" office:value-type="float" office:value="416">
            <text:p>416</text:p>
          </table:table-cell>
          <table:table-cell table:formula="of:=SIN((([.A15])/16384)*PI())" office:value-type="float" office:value="0.0796824379714301">
            <text:p>0,079682438</text:p>
          </table:table-cell>
          <table:table-cell table:formula="of:=COS((([.A15])/16384)*PI())" office:value-type="float" office:value="0.996820299291166">
            <text:p>0,9968202993</text:p>
          </table:table-cell>
          <table:table-cell/>
        </table:table-row>
        <table:table-row table:style-name="ro1">
          <table:table-cell table:formula="of:=[.A15]+32" office:value-type="float" office:value="448">
            <text:p>448</text:p>
          </table:table-cell>
          <table:table-cell table:formula="of:=SIN((([.A16])/16384)*PI())" office:value-type="float" office:value="0.0857973123444399">
            <text:p>0,0857973123</text:p>
          </table:table-cell>
          <table:table-cell table:formula="of:=COS((([.A16])/16384)*PI())" office:value-type="float" office:value="0.996312612182778">
            <text:p>0,9963126122</text:p>
          </table:table-cell>
          <table:table-cell/>
        </table:table-row>
        <table:table-row table:style-name="ro1">
          <table:table-cell table:formula="of:=[.A16]+32" office:value-type="float" office:value="480">
            <text:p>480</text:p>
          </table:table-cell>
          <table:table-cell table:formula="of:=SIN((([.A17])/16384)*PI())" office:value-type="float" office:value="0.0919089564971327">
            <text:p>0,0919089565</text:p>
          </table:table-cell>
          <table:table-cell table:formula="of:=COS((([.A17])/16384)*PI())" office:value-type="float" office:value="0.99576741446766">
            <text:p>0,9957674145</text:p>
          </table:table-cell>
          <table:table-cell/>
        </table:table-row>
        <table:table-row table:style-name="ro1">
          <table:table-cell table:formula="of:=[.A17]+32" office:value-type="float" office:value="512">
            <text:p>512</text:p>
          </table:table-cell>
          <table:table-cell table:formula="of:=SIN((([.A18])/16384)*PI())" office:value-type="float" office:value="0.0980171403295606">
            <text:p>0,0980171403</text:p>
          </table:table-cell>
          <table:table-cell table:formula="of:=COS((([.A18])/16384)*PI())" office:value-type="float" office:value="0.995184726672197">
            <text:p>0,9951847267</text:p>
          </table:table-cell>
          <table:table-cell/>
        </table:table-row>
        <table:table-row table:style-name="ro1">
          <table:table-cell table:formula="of:=[.A18]+32" office:value-type="float" office:value="544">
            <text:p>544</text:p>
          </table:table-cell>
          <table:table-cell table:formula="of:=SIN((([.A19])/16384)*PI())" office:value-type="float" office:value="0.104121633872055">
            <text:p>0,1041216339</text:p>
          </table:table-cell>
          <table:table-cell table:formula="of:=COS((([.A19])/16384)*PI())" office:value-type="float" office:value="0.994564570734255">
            <text:p>0,9945645707</text:p>
          </table:table-cell>
          <table:table-cell/>
        </table:table-row>
        <table:table-row table:style-name="ro1">
          <table:table-cell table:formula="of:=[.A19]+32" office:value-type="float" office:value="576">
            <text:p>576</text:p>
          </table:table-cell>
          <table:table-cell table:formula="of:=SIN((([.A20])/16384)*PI())" office:value-type="float" office:value="0.110222207293883">
            <text:p>0,1102222073</text:p>
          </table:table-cell>
          <table:table-cell table:formula="of:=COS((([.A20])/16384)*PI())" office:value-type="float" office:value="0.993906970002356">
            <text:p>0,99390697</text:p>
          </table:table-cell>
          <table:table-cell/>
        </table:table-row>
        <table:table-row table:style-name="ro1">
          <table:table-cell table:formula="of:=[.A20]+32" office:value-type="float" office:value="608">
            <text:p>608</text:p>
          </table:table-cell>
          <table:table-cell table:formula="of:=SIN((([.A21])/16384)*PI())" office:value-type="float" office:value="0.116318630911905">
            <text:p>0,1163186309</text:p>
          </table:table-cell>
          <table:table-cell table:formula="of:=COS((([.A21])/16384)*PI())" office:value-type="float" office:value="0.993211949234794">
            <text:p>0,9932119492</text:p>
          </table:table-cell>
          <table:table-cell/>
        </table:table-row>
        <table:table-row table:style-name="ro1">
          <table:table-cell table:formula="of:=[.A21]+32" office:value-type="float" office:value="640">
            <text:p>640</text:p>
          </table:table-cell>
          <table:table-cell table:formula="of:=SIN((([.A22])/16384)*PI())" office:value-type="float" office:value="0.122410675199216">
            <text:p>0,1224106752</text:p>
          </table:table-cell>
          <table:table-cell table:formula="of:=COS((([.A22])/16384)*PI())" office:value-type="float" office:value="0.99247953459871">
            <text:p>0,9924795346</text:p>
          </table:table-cell>
          <table:table-cell/>
        </table:table-row>
        <table:table-row table:style-name="ro1">
          <table:table-cell table:formula="of:=[.A22]+32" office:value-type="float" office:value="672">
            <text:p>672</text:p>
          </table:table-cell>
          <table:table-cell table:formula="of:=SIN((([.A23])/16384)*PI())" office:value-type="float" office:value="0.128498110793793">
            <text:p>0,1284981108</text:p>
          </table:table-cell>
          <table:table-cell table:formula="of:=COS((([.A23])/16384)*PI())" office:value-type="float" office:value="0.991709753669099">
            <text:p>0,9917097537</text:p>
          </table:table-cell>
          <table:table-cell/>
        </table:table-row>
        <table:table-row table:style-name="ro1">
          <table:table-cell table:formula="of:=[.A23]+32" office:value-type="float" office:value="704">
            <text:p>704</text:p>
          </table:table-cell>
          <table:table-cell table:formula="of:=SIN((([.A24])/16384)*PI())" office:value-type="float" office:value="0.134580708507126">
            <text:p>0,1345807085</text:p>
          </table:table-cell>
          <table:table-cell table:formula="of:=COS((([.A24])/16384)*PI())" office:value-type="float" office:value="0.99090263542778">
            <text:p>0,9909026354</text:p>
          </table:table-cell>
          <table:table-cell/>
        </table:table-row>
        <table:table-row table:style-name="ro1">
          <table:table-cell table:formula="of:=[.A24]+32" office:value-type="float" office:value="736">
            <text:p>736</text:p>
          </table:table-cell>
          <table:table-cell table:formula="of:=SIN((([.A25])/16384)*PI())" office:value-type="float" office:value="0.140658239332849">
            <text:p>0,1406582393</text:p>
          </table:table-cell>
          <table:table-cell table:formula="of:=COS((([.A25])/16384)*PI())" office:value-type="float" office:value="0.990058210262297">
            <text:p>0,9900582103</text:p>
          </table:table-cell>
          <table:table-cell/>
        </table:table-row>
        <table:table-row table:style-name="ro1">
          <table:table-cell table:formula="of:=[.A25]+32" office:value-type="float" office:value="768">
            <text:p>768</text:p>
          </table:table-cell>
          <table:table-cell table:formula="of:=SIN((([.A26])/16384)*PI())" office:value-type="float" office:value="0.146730474455362">
            <text:p>0,1467304745</text:p>
          </table:table-cell>
          <table:table-cell table:formula="of:=COS((([.A26])/16384)*PI())" office:value-type="float" office:value="0.989176509964781">
            <text:p>0,98917651</text:p>
          </table:table-cell>
          <table:table-cell/>
        </table:table-row>
        <table:table-row table:style-name="ro1">
          <table:table-cell table:formula="of:=[.A26]+32" office:value-type="float" office:value="800">
            <text:p>800</text:p>
          </table:table-cell>
          <table:table-cell table:formula="of:=SIN((([.A27])/16384)*PI())" office:value-type="float" office:value="0.152797185258443">
            <text:p>0,1527971853</text:p>
          </table:table-cell>
          <table:table-cell table:formula="of:=COS((([.A27])/16384)*PI())" office:value-type="float" office:value="0.988257567730749">
            <text:p>0,9882575677</text:p>
          </table:table-cell>
          <table:table-cell/>
        </table:table-row>
        <table:table-row table:style-name="ro1">
          <table:table-cell table:formula="of:=[.A27]+32" office:value-type="float" office:value="832">
            <text:p>832</text:p>
          </table:table-cell>
          <table:table-cell table:formula="of:=SIN((([.A28])/16384)*PI())" office:value-type="float" office:value="0.158858143333861">
            <text:p>0,1588581433</text:p>
          </table:table-cell>
          <table:table-cell table:formula="of:=COS((([.A28])/16384)*PI())" office:value-type="float" office:value="0.987301418157858">
            <text:p>0,9873014182</text:p>
          </table:table-cell>
          <table:table-cell/>
        </table:table-row>
        <table:table-row table:style-name="ro1">
          <table:table-cell table:formula="of:=[.A28]+32" office:value-type="float" office:value="864">
            <text:p>864</text:p>
          </table:table-cell>
          <table:table-cell table:formula="of:=SIN((([.A29])/16384)*PI())" office:value-type="float" office:value="0.16491312048997">
            <text:p>0,1649131205</text:p>
          </table:table-cell>
          <table:table-cell table:formula="of:=COS((([.A29])/16384)*PI())" office:value-type="float" office:value="0.986308097244599">
            <text:p>0,9863080972</text:p>
          </table:table-cell>
          <table:table-cell/>
        </table:table-row>
        <table:table-row table:style-name="ro1">
          <table:table-cell table:formula="of:=[.A29]+32" office:value-type="float" office:value="896">
            <text:p>896</text:p>
          </table:table-cell>
          <table:table-cell table:formula="of:=SIN((([.A30])/16384)*PI())" office:value-type="float" office:value="0.170961888760301">
            <text:p>0,1709618888</text:p>
          </table:table-cell>
          <table:table-cell table:formula="of:=COS((([.A30])/16384)*PI())" office:value-type="float" office:value="0.985277642388941">
            <text:p>0,9852776424</text:p>
          </table:table-cell>
          <table:table-cell/>
        </table:table-row>
        <table:table-row table:style-name="ro1">
          <table:table-cell table:formula="of:=[.A30]+32" office:value-type="float" office:value="928">
            <text:p>928</text:p>
          </table:table-cell>
          <table:table-cell table:formula="of:=SIN((([.A31])/16384)*PI())" office:value-type="float" office:value="0.177004220412149">
            <text:p>0,1770042204</text:p>
          </table:table-cell>
          <table:table-cell table:formula="of:=COS((([.A31])/16384)*PI())" office:value-type="float" office:value="0.984210092386929">
            <text:p>0,9842100924</text:p>
          </table:table-cell>
          <table:table-cell/>
        </table:table-row>
        <table:table-row table:style-name="ro1">
          <table:table-cell table:formula="of:=[.A31]+32" office:value-type="float" office:value="960">
            <text:p>960</text:p>
          </table:table-cell>
          <table:table-cell table:formula="of:=SIN((([.A32])/16384)*PI())" office:value-type="float" office:value="0.183039887955141">
            <text:p>0,183039888</text:p>
          </table:table-cell>
          <table:table-cell table:formula="of:=COS((([.A32])/16384)*PI())" office:value-type="float" office:value="0.983105487431216">
            <text:p>0,9831054874</text:p>
          </table:table-cell>
          <table:table-cell/>
        </table:table-row>
        <table:table-row table:style-name="ro1">
          <table:table-cell table:formula="of:=[.A32]+32" office:value-type="float" office:value="992">
            <text:p>992</text:p>
          </table:table-cell>
          <table:table-cell table:formula="of:=SIN((([.A33])/16384)*PI())" office:value-type="float" office:value="0.189068664149806">
            <text:p>0,1890686641</text:p>
          </table:table-cell>
          <table:table-cell table:formula="of:=COS((([.A33])/16384)*PI())" office:value-type="float" office:value="0.981963869109555">
            <text:p>0,9819638691</text:p>
          </table:table-cell>
          <table:table-cell/>
        </table:table-row>
        <table:table-row table:style-name="ro1">
          <table:table-cell table:formula="of:=[.A33]+32" office:value-type="float" office:value="1024">
            <text:p>1024</text:p>
          </table:table-cell>
          <table:table-cell table:formula="of:=SIN((([.A34])/16384)*PI())" office:value-type="float" office:value="0.195090322016128">
            <text:p>0,195090322</text:p>
          </table:table-cell>
          <table:table-cell table:formula="of:=COS((([.A34])/16384)*PI())" office:value-type="float" office:value="0.98078528040323">
            <text:p>0,9807852804</text:p>
          </table:table-cell>
          <table:table-cell/>
        </table:table-row>
        <table:table-row table:style-name="ro1">
          <table:table-cell table:formula="of:=[.A34]+32" office:value-type="float" office:value="1056">
            <text:p>1056</text:p>
          </table:table-cell>
          <table:table-cell table:formula="of:=SIN((([.A35])/16384)*PI())" office:value-type="float" office:value="0.201104634842092">
            <text:p>0,2011046348</text:p>
          </table:table-cell>
          <table:table-cell table:formula="of:=COS((([.A35])/16384)*PI())" office:value-type="float" office:value="0.97956976568544">
            <text:p>0,9795697657</text:p>
          </table:table-cell>
          <table:table-cell/>
        </table:table-row>
        <table:table-row table:style-name="ro1">
          <table:table-cell table:formula="of:=[.A35]+32" office:value-type="float" office:value="1088">
            <text:p>1088</text:p>
          </table:table-cell>
          <table:table-cell table:formula="of:=SIN((([.A36])/16384)*PI())" office:value-type="float" office:value="0.207111376192219">
            <text:p>0,2071113762</text:p>
          </table:table-cell>
          <table:table-cell table:formula="of:=COS((([.A36])/16384)*PI())" office:value-type="float" office:value="0.978317370719628">
            <text:p>0,9783173707</text:p>
          </table:table-cell>
          <table:table-cell/>
        </table:table-row>
        <table:table-row table:style-name="ro1">
          <table:table-cell table:formula="of:=[.A36]+32" office:value-type="float" office:value="1120">
            <text:p>1120</text:p>
          </table:table-cell>
          <table:table-cell table:formula="of:=SIN((([.A37])/16384)*PI())" office:value-type="float" office:value="0.213110319916091">
            <text:p>0,2131103199</text:p>
          </table:table-cell>
          <table:table-cell table:formula="of:=COS((([.A37])/16384)*PI())" office:value-type="float" office:value="0.977028142657754">
            <text:p>0,9770281427</text:p>
          </table:table-cell>
          <table:table-cell/>
        </table:table-row>
        <table:table-row table:style-name="ro1">
          <table:table-cell table:formula="of:=[.A37]+32" office:value-type="float" office:value="1152">
            <text:p>1152</text:p>
          </table:table-cell>
          <table:table-cell table:formula="of:=SIN((([.A38])/16384)*PI())" office:value-type="float" office:value="0.21910124015687">
            <text:p>0,2191012402</text:p>
          </table:table-cell>
          <table:table-cell table:formula="of:=COS((([.A38])/16384)*PI())" office:value-type="float" office:value="0.975702130038528">
            <text:p>0,97570213</text:p>
          </table:table-cell>
          <table:table-cell/>
        </table:table-row>
        <table:table-row table:style-name="ro1">
          <table:table-cell table:formula="of:=[.A38]+32" office:value-type="float" office:value="1184">
            <text:p>1184</text:p>
          </table:table-cell>
          <table:table-cell table:formula="of:=SIN((([.A39])/16384)*PI())" office:value-type="float" office:value="0.225083911359793">
            <text:p>0,2250839114</text:p>
          </table:table-cell>
          <table:table-cell table:formula="of:=COS((([.A39])/16384)*PI())" office:value-type="float" office:value="0.974339382785576">
            <text:p>0,9743393828</text:p>
          </table:table-cell>
          <table:table-cell/>
        </table:table-row>
        <table:table-row table:style-name="ro1">
          <table:table-cell table:formula="of:=[.A39]+32" office:value-type="float" office:value="1216">
            <text:p>1216</text:p>
          </table:table-cell>
          <table:table-cell table:formula="of:=SIN((([.A40])/16384)*PI())" office:value-type="float" office:value="0.231058108280671">
            <text:p>0,2310581083</text:p>
          </table:table-cell>
          <table:table-cell table:formula="of:=COS((([.A40])/16384)*PI())" office:value-type="float" office:value="0.97293995220556">
            <text:p>0,9729399522</text:p>
          </table:table-cell>
          <table:table-cell/>
        </table:table-row>
        <table:table-row table:style-name="ro1">
          <table:table-cell table:formula="of:=[.A40]+32" office:value-type="float" office:value="1248">
            <text:p>1248</text:p>
          </table:table-cell>
          <table:table-cell table:formula="of:=SIN((([.A41])/16384)*PI())" office:value-type="float" office:value="0.237023605994367">
            <text:p>0,237023606</text:p>
          </table:table-cell>
          <table:table-cell table:formula="of:=COS((([.A41])/16384)*PI())" office:value-type="float" office:value="0.971503890986252">
            <text:p>0,971503891</text:p>
          </table:table-cell>
          <table:table-cell/>
        </table:table-row>
        <table:table-row table:style-name="ro1">
          <table:table-cell table:formula="of:=[.A41]+32" office:value-type="float" office:value="1280">
            <text:p>1280</text:p>
          </table:table-cell>
          <table:table-cell table:formula="of:=SIN((([.A42])/16384)*PI())" office:value-type="float" office:value="0.242980179903264">
            <text:p>0,2429801799</text:p>
          </table:table-cell>
          <table:table-cell table:formula="of:=COS((([.A42])/16384)*PI())" office:value-type="float" office:value="0.970031253194544">
            <text:p>0,9700312532</text:p>
          </table:table-cell>
          <table:table-cell/>
        </table:table-row>
        <table:table-row table:style-name="ro1">
          <table:table-cell table:formula="of:=[.A42]+32" office:value-type="float" office:value="1312">
            <text:p>1312</text:p>
          </table:table-cell>
          <table:table-cell table:formula="of:=SIN((([.A43])/16384)*PI())" office:value-type="float" office:value="0.24892760574572">
            <text:p>0,2489276057</text:p>
          </table:table-cell>
          <table:table-cell table:formula="of:=COS((([.A43])/16384)*PI())" office:value-type="float" office:value="0.968522094274417">
            <text:p>0,9685220943</text:p>
          </table:table-cell>
          <table:table-cell/>
        </table:table-row>
        <table:table-row table:style-name="ro1">
          <table:table-cell table:formula="of:=[.A43]+32" office:value-type="float" office:value="1344">
            <text:p>1344</text:p>
          </table:table-cell>
          <table:table-cell table:formula="of:=SIN((([.A44])/16384)*PI())" office:value-type="float" office:value="0.254865659604515">
            <text:p>0,2548656596</text:p>
          </table:table-cell>
          <table:table-cell table:formula="of:=COS((([.A44])/16384)*PI())" office:value-type="float" office:value="0.966976471044852">
            <text:p>0,966976471</text:p>
          </table:table-cell>
          <table:table-cell/>
        </table:table-row>
        <table:table-row table:style-name="ro1">
          <table:table-cell table:formula="of:=[.A44]+32" office:value-type="float" office:value="1376">
            <text:p>1376</text:p>
          </table:table-cell>
          <table:table-cell table:formula="of:=SIN((([.A45])/16384)*PI())" office:value-type="float" office:value="0.260794117915276">
            <text:p>0,2607941179</text:p>
          </table:table-cell>
          <table:table-cell table:formula="of:=COS((([.A45])/16384)*PI())" office:value-type="float" office:value="0.965394441697689">
            <text:p>0,9653944417</text:p>
          </table:table-cell>
          <table:table-cell/>
        </table:table-row>
        <table:table-row table:style-name="ro1">
          <table:table-cell table:formula="of:=[.A45]+32" office:value-type="float" office:value="1408">
            <text:p>1408</text:p>
          </table:table-cell>
          <table:table-cell table:formula="of:=SIN((([.A46])/16384)*PI())" office:value-type="float" office:value="0.266712757474898">
            <text:p>0,2667127575</text:p>
          </table:table-cell>
          <table:table-cell table:formula="of:=COS((([.A46])/16384)*PI())" office:value-type="float" office:value="0.96377606579544">
            <text:p>0,9637760658</text:p>
          </table:table-cell>
          <table:table-cell/>
        </table:table-row>
        <table:table-row table:style-name="ro1">
          <table:table-cell table:formula="of:=[.A46]+32" office:value-type="float" office:value="1440">
            <text:p>1440</text:p>
          </table:table-cell>
          <table:table-cell table:formula="of:=SIN((([.A47])/16384)*PI())" office:value-type="float" office:value="0.272621355449949">
            <text:p>0,2726213554</text:p>
          </table:table-cell>
          <table:table-cell table:formula="of:=COS((([.A47])/16384)*PI())" office:value-type="float" office:value="0.962121404269042">
            <text:p>0,9621214043</text:p>
          </table:table-cell>
          <table:table-cell/>
        </table:table-row>
        <table:table-row table:style-name="ro1">
          <table:table-cell table:formula="of:=[.A47]+32" office:value-type="float" office:value="1472">
            <text:p>1472</text:p>
          </table:table-cell>
          <table:table-cell table:formula="of:=SIN((([.A48])/16384)*PI())" office:value-type="float" office:value="0.278519689385053">
            <text:p>0,2785196894</text:p>
          </table:table-cell>
          <table:table-cell table:formula="of:=COS((([.A48])/16384)*PI())" office:value-type="float" office:value="0.960430519415566">
            <text:p>0,9604305194</text:p>
          </table:table-cell>
          <table:table-cell/>
        </table:table-row>
        <table:table-row table:style-name="ro1">
          <table:table-cell table:formula="of:=[.A48]+32" office:value-type="float" office:value="1504">
            <text:p>1504</text:p>
          </table:table-cell>
          <table:table-cell table:formula="of:=SIN((([.A49])/16384)*PI())" office:value-type="float" office:value="0.284407537211272">
            <text:p>0,2844075372</text:p>
          </table:table-cell>
          <table:table-cell table:formula="of:=COS((([.A49])/16384)*PI())" office:value-type="float" office:value="0.958703474895871">
            <text:p>0,9587034749</text:p>
          </table:table-cell>
          <table:table-cell/>
        </table:table-row>
        <table:table-row table:style-name="ro1">
          <table:table-cell table:formula="of:=[.A49]+32" office:value-type="float" office:value="1536">
            <text:p>1536</text:p>
          </table:table-cell>
          <table:table-cell table:formula="of:=SIN((([.A50])/16384)*PI())" office:value-type="float" office:value="0.290284677254462">
            <text:p>0,2902846773</text:p>
          </table:table-cell>
          <table:table-cell table:formula="of:=COS((([.A50])/16384)*PI())" office:value-type="float" office:value="0.956940335732209">
            <text:p>0,9569403357</text:p>
          </table:table-cell>
          <table:table-cell/>
        </table:table-row>
        <table:table-row table:style-name="ro1">
          <table:table-cell table:formula="of:=[.A50]+32" office:value-type="float" office:value="1568">
            <text:p>1568</text:p>
          </table:table-cell>
          <table:table-cell table:formula="of:=SIN((([.A51])/16384)*PI())" office:value-type="float" office:value="0.296150888243624">
            <text:p>0,2961508882</text:p>
          </table:table-cell>
          <table:table-cell table:formula="of:=COS((([.A51])/16384)*PI())" office:value-type="float" office:value="0.955141168305771">
            <text:p>0,9551411683</text:p>
          </table:table-cell>
          <table:table-cell/>
        </table:table-row>
        <table:table-row table:style-name="ro1">
          <table:table-cell table:formula="of:=[.A51]+32" office:value-type="float" office:value="1600">
            <text:p>1600</text:p>
          </table:table-cell>
          <table:table-cell table:formula="of:=SIN((([.A52])/16384)*PI())" office:value-type="float" office:value="0.302005949319228">
            <text:p>0,3020059493</text:p>
          </table:table-cell>
          <table:table-cell table:formula="of:=COS((([.A52])/16384)*PI())" office:value-type="float" office:value="0.953306040354194">
            <text:p>0,9533060404</text:p>
          </table:table-cell>
          <table:table-cell/>
        </table:table-row>
        <table:table-row table:style-name="ro1">
          <table:table-cell table:formula="of:=[.A52]+32" office:value-type="float" office:value="1632">
            <text:p>1632</text:p>
          </table:table-cell>
          <table:table-cell table:formula="of:=SIN((([.A53])/16384)*PI())" office:value-type="float" office:value="0.307849640041535">
            <text:p>0,30784964</text:p>
          </table:table-cell>
          <table:table-cell table:formula="of:=COS((([.A53])/16384)*PI())" office:value-type="float" office:value="0.951435020969008">
            <text:p>0,951435021</text:p>
          </table:table-cell>
          <table:table-cell/>
        </table:table-row>
        <table:table-row table:style-name="ro1">
          <table:table-cell table:formula="of:=[.A53]+32" office:value-type="float" office:value="1664">
            <text:p>1664</text:p>
          </table:table-cell>
          <table:table-cell table:formula="of:=SIN((([.A54])/16384)*PI())" office:value-type="float" office:value="0.313681740398891">
            <text:p>0,3136817404</text:p>
          </table:table-cell>
          <table:table-cell table:formula="of:=COS((([.A54])/16384)*PI())" office:value-type="float" office:value="0.949528180593037">
            <text:p>0,9495281806</text:p>
          </table:table-cell>
          <table:table-cell/>
        </table:table-row>
        <table:table-row table:style-name="ro1">
          <table:table-cell table:formula="of:=[.A54]+32" office:value-type="float" office:value="1696">
            <text:p>1696</text:p>
          </table:table-cell>
          <table:table-cell table:formula="of:=SIN((([.A55])/16384)*PI())" office:value-type="float" office:value="0.319502030816016">
            <text:p>0,3195020308</text:p>
          </table:table-cell>
          <table:table-cell table:formula="of:=COS((([.A55])/16384)*PI())" office:value-type="float" office:value="0.947585591017741">
            <text:p>0,947585591</text:p>
          </table:table-cell>
          <table:table-cell/>
        </table:table-row>
        <table:table-row table:style-name="ro1">
          <table:table-cell table:formula="of:=[.A55]+32" office:value-type="float" office:value="1728">
            <text:p>1728</text:p>
          </table:table-cell>
          <table:table-cell table:formula="of:=SIN((([.A56])/16384)*PI())" office:value-type="float" office:value="0.325310292162263">
            <text:p>0,3253102922</text:p>
          </table:table-cell>
          <table:table-cell table:formula="of:=COS((([.A56])/16384)*PI())" office:value-type="float" office:value="0.945607325380521">
            <text:p>0,9456073254</text:p>
          </table:table-cell>
          <table:table-cell/>
        </table:table-row>
        <table:table-row table:style-name="ro1">
          <table:table-cell table:formula="of:=[.A56]+32" office:value-type="float" office:value="1760">
            <text:p>1760</text:p>
          </table:table-cell>
          <table:table-cell table:formula="of:=SIN((([.A57])/16384)*PI())" office:value-type="float" office:value="0.331106305759876">
            <text:p>0,3311063058</text:p>
          </table:table-cell>
          <table:table-cell table:formula="of:=COS((([.A57])/16384)*PI())" office:value-type="float" office:value="0.94359345816196">
            <text:p>0,9435934582</text:p>
          </table:table-cell>
          <table:table-cell/>
        </table:table-row>
        <table:table-row table:style-name="ro1">
          <table:table-cell table:formula="of:=[.A57]+32" office:value-type="float" office:value="1792">
            <text:p>1792</text:p>
          </table:table-cell>
          <table:table-cell table:formula="of:=SIN((([.A58])/16384)*PI())" office:value-type="float" office:value="0.33688985339222">
            <text:p>0,3368898534</text:p>
          </table:table-cell>
          <table:table-cell table:formula="of:=COS((([.A58])/16384)*PI())" office:value-type="float" office:value="0.941544065183021">
            <text:p>0,9415440652</text:p>
          </table:table-cell>
          <table:table-cell/>
        </table:table-row>
        <table:table-row table:style-name="ro1">
          <table:table-cell table:formula="of:=[.A58]+32" office:value-type="float" office:value="1824">
            <text:p>1824</text:p>
          </table:table-cell>
          <table:table-cell table:formula="of:=SIN((([.A59])/16384)*PI())" office:value-type="float" office:value="0.342660717311994">
            <text:p>0,3426607173</text:p>
          </table:table-cell>
          <table:table-cell table:formula="of:=COS((([.A59])/16384)*PI())" office:value-type="float" office:value="0.93945922360219">
            <text:p>0,9394592236</text:p>
          </table:table-cell>
          <table:table-cell/>
        </table:table-row>
        <table:table-row table:style-name="ro1">
          <table:table-cell table:formula="of:=[.A59]+32" office:value-type="float" office:value="1856">
            <text:p>1856</text:p>
          </table:table-cell>
          <table:table-cell table:formula="of:=SIN((([.A60])/16384)*PI())" office:value-type="float" office:value="0.348418680249435">
            <text:p>0,3484186802</text:p>
          </table:table-cell>
          <table:table-cell table:formula="of:=COS((([.A60])/16384)*PI())" office:value-type="float" office:value="0.937339011912575">
            <text:p>0,9373390119</text:p>
          </table:table-cell>
          <table:table-cell/>
        </table:table-row>
        <table:table-row table:style-name="ro1">
          <table:table-cell table:formula="of:=[.A60]+32" office:value-type="float" office:value="1888">
            <text:p>1888</text:p>
          </table:table-cell>
          <table:table-cell table:formula="of:=SIN((([.A61])/16384)*PI())" office:value-type="float" office:value="0.35416352542049">
            <text:p>0,3541635254</text:p>
          </table:table-cell>
          <table:table-cell table:formula="of:=COS((([.A61])/16384)*PI())" office:value-type="float" office:value="0.935183509938948">
            <text:p>0,9351835099</text:p>
          </table:table-cell>
          <table:table-cell/>
        </table:table-row>
        <table:table-row table:style-name="ro1">
          <table:table-cell table:formula="of:=[.A61]+32" office:value-type="float" office:value="1920">
            <text:p>1920</text:p>
          </table:table-cell>
          <table:table-cell table:formula="of:=SIN((([.A62])/16384)*PI())" office:value-type="float" office:value="0.359895036534988">
            <text:p>0,3598950365</text:p>
          </table:table-cell>
          <table:table-cell table:formula="of:=COS((([.A62])/16384)*PI())" office:value-type="float" office:value="0.932992798834739">
            <text:p>0,9329927988</text:p>
          </table:table-cell>
          <table:table-cell/>
        </table:table-row>
        <table:table-row table:style-name="ro1">
          <table:table-cell table:formula="of:=[.A62]+32" office:value-type="float" office:value="1952">
            <text:p>1952</text:p>
          </table:table-cell>
          <table:table-cell table:formula="of:=SIN((([.A63])/16384)*PI())" office:value-type="float" office:value="0.365612997804774">
            <text:p>0,3656129978</text:p>
          </table:table-cell>
          <table:table-cell table:formula="of:=COS((([.A63])/16384)*PI())" office:value-type="float" office:value="0.930766961078984">
            <text:p>0,9307669611</text:p>
          </table:table-cell>
          <table:table-cell/>
        </table:table-row>
        <table:table-row table:style-name="ro1">
          <table:table-cell table:formula="of:=[.A63]+32" office:value-type="float" office:value="1984">
            <text:p>1984</text:p>
          </table:table-cell>
          <table:table-cell table:formula="of:=SIN((([.A64])/16384)*PI())" office:value-type="float" office:value="0.371317193951837">
            <text:p>0,371317194</text:p>
          </table:table-cell>
          <table:table-cell table:formula="of:=COS((([.A64])/16384)*PI())" office:value-type="float" office:value="0.928506080473216">
            <text:p>0,9285060805</text:p>
          </table:table-cell>
          <table:table-cell/>
        </table:table-row>
        <table:table-row table:style-name="ro1">
          <table:table-cell table:formula="of:=[.A64]+32" office:value-type="float" office:value="2016">
            <text:p>2016</text:p>
          </table:table-cell>
          <table:table-cell table:formula="of:=SIN((([.A65])/16384)*PI())" office:value-type="float" office:value="0.377007410216418">
            <text:p>0,3770074102</text:p>
          </table:table-cell>
          <table:table-cell table:formula="of:=COS((([.A65])/16384)*PI())" office:value-type="float" office:value="0.926210242138311">
            <text:p>0,9262102421</text:p>
          </table:table-cell>
          <table:table-cell/>
        </table:table-row>
        <table:table-row table:style-name="ro1">
          <table:table-cell table:formula="of:=[.A65]+32" office:value-type="float" office:value="2048">
            <text:p>2048</text:p>
          </table:table-cell>
          <table:table-cell table:formula="of:=SIN((([.A66])/16384)*PI())" office:value-type="float" office:value="0.38268343236509">
            <text:p>0,3826834324</text:p>
          </table:table-cell>
          <table:table-cell table:formula="of:=COS((([.A66])/16384)*PI())" office:value-type="float" office:value="0.923879532511287">
            <text:p>0,9238795325</text:p>
          </table:table-cell>
          <table:table-cell/>
        </table:table-row>
        <table:table-row table:style-name="ro1">
          <table:table-cell table:formula="of:=[.A66]+32" office:value-type="float" office:value="2080">
            <text:p>2080</text:p>
          </table:table-cell>
          <table:table-cell table:formula="of:=SIN((([.A67])/16384)*PI())" office:value-type="float" office:value="0.388345046698826">
            <text:p>0,3883450467</text:p>
          </table:table-cell>
          <table:table-cell table:formula="of:=COS((([.A67])/16384)*PI())" office:value-type="float" office:value="0.921514039342042">
            <text:p>0,9215140393</text:p>
          </table:table-cell>
          <table:table-cell/>
        </table:table-row>
        <table:table-row table:style-name="ro1">
          <table:table-cell table:formula="of:=[.A67]+32" office:value-type="float" office:value="2112">
            <text:p>2112</text:p>
          </table:table-cell>
          <table:table-cell table:formula="of:=SIN((([.A68])/16384)*PI())" office:value-type="float" office:value="0.393992040061048">
            <text:p>0,3939920401</text:p>
          </table:table-cell>
          <table:table-cell table:formula="of:=COS((([.A68])/16384)*PI())" office:value-type="float" office:value="0.919113851690058">
            <text:p>0,9191138517</text:p>
          </table:table-cell>
          <table:table-cell/>
        </table:table-row>
        <table:table-row table:style-name="ro1">
          <table:table-cell table:formula="of:=[.A68]+32" office:value-type="float" office:value="2144">
            <text:p>2144</text:p>
          </table:table-cell>
          <table:table-cell table:formula="of:=SIN((([.A69])/16384)*PI())" office:value-type="float" office:value="0.399624199845647">
            <text:p>0,3996241998</text:p>
          </table:table-cell>
          <table:table-cell table:formula="of:=COS((([.A69])/16384)*PI())" office:value-type="float" office:value="0.916679059921043">
            <text:p>0,9166790599</text:p>
          </table:table-cell>
          <table:table-cell/>
        </table:table-row>
        <table:table-row table:style-name="ro1">
          <table:table-cell table:formula="of:=[.A69]+32" office:value-type="float" office:value="2176">
            <text:p>2176</text:p>
          </table:table-cell>
          <table:table-cell table:formula="of:=SIN((([.A70])/16384)*PI())" office:value-type="float" office:value="0.40524131400499">
            <text:p>0,405241314</text:p>
          </table:table-cell>
          <table:table-cell table:formula="of:=COS((([.A70])/16384)*PI())" office:value-type="float" office:value="0.914209755703531">
            <text:p>0,9142097557</text:p>
          </table:table-cell>
          <table:table-cell/>
        </table:table-row>
        <table:table-row table:style-name="ro1">
          <table:table-cell table:formula="of:=[.A70]+32" office:value-type="float" office:value="2208">
            <text:p>2208</text:p>
          </table:table-cell>
          <table:table-cell table:formula="of:=SIN((([.A71])/16384)*PI())" office:value-type="float" office:value="0.410843171057904">
            <text:p>0,4108431711</text:p>
          </table:table-cell>
          <table:table-cell table:formula="of:=COS((([.A71])/16384)*PI())" office:value-type="float" office:value="0.91170603200543">
            <text:p>0,911706032</text:p>
          </table:table-cell>
          <table:table-cell/>
        </table:table-row>
        <table:table-row table:style-name="ro1">
          <table:table-cell table:formula="of:=[.A71]+32" office:value-type="float" office:value="2240">
            <text:p>2240</text:p>
          </table:table-cell>
          <table:table-cell table:formula="of:=SIN((([.A72])/16384)*PI())" office:value-type="float" office:value="0.416429560097637">
            <text:p>0,4164295601</text:p>
          </table:table-cell>
          <table:table-cell table:formula="of:=COS((([.A72])/16384)*PI())" office:value-type="float" office:value="0.909167983090522">
            <text:p>0,9091679831</text:p>
          </table:table-cell>
          <table:table-cell/>
        </table:table-row>
        <table:table-row table:style-name="ro1">
          <table:table-cell table:formula="of:=[.A72]+32" office:value-type="float" office:value="2272">
            <text:p>2272</text:p>
          </table:table-cell>
          <table:table-cell table:formula="of:=SIN((([.A73])/16384)*PI())" office:value-type="float" office:value="0.4220002707998">
            <text:p>0,4220002708</text:p>
          </table:table-cell>
          <table:table-cell table:formula="of:=COS((([.A73])/16384)*PI())" office:value-type="float" office:value="0.906595704514915">
            <text:p>0,9065957045</text:p>
          </table:table-cell>
          <table:table-cell/>
        </table:table-row>
        <table:table-row table:style-name="ro1">
          <table:table-cell table:formula="of:=[.A73]+32" office:value-type="float" office:value="2304">
            <text:p>2304</text:p>
          </table:table-cell>
          <table:table-cell table:formula="of:=SIN((([.A74])/16384)*PI())" office:value-type="float" office:value="0.427555093430282">
            <text:p>0,4275550934</text:p>
          </table:table-cell>
          <table:table-cell table:formula="of:=COS((([.A74])/16384)*PI())" office:value-type="float" office:value="0.903989293123443">
            <text:p>0,9039892931</text:p>
          </table:table-cell>
          <table:table-cell/>
        </table:table-row>
        <table:table-row table:style-name="ro1">
          <table:table-cell table:formula="of:=[.A74]+32" office:value-type="float" office:value="2336">
            <text:p>2336</text:p>
          </table:table-cell>
          <table:table-cell table:formula="of:=SIN((([.A75])/16384)*PI())" office:value-type="float" office:value="0.433093818853152">
            <text:p>0,4330938189</text:p>
          </table:table-cell>
          <table:table-cell table:formula="of:=COS((([.A75])/16384)*PI())" office:value-type="float" office:value="0.901348847046022">
            <text:p>0,901348847</text:p>
          </table:table-cell>
          <table:table-cell/>
        </table:table-row>
        <table:table-row table:style-name="ro1">
          <table:table-cell table:formula="of:=[.A75]+32" office:value-type="float" office:value="2368">
            <text:p>2368</text:p>
          </table:table-cell>
          <table:table-cell table:formula="of:=SIN((([.A76])/16384)*PI())" office:value-type="float" office:value="0.438616238538528">
            <text:p>0,4386162385</text:p>
          </table:table-cell>
          <table:table-cell table:formula="of:=COS((([.A76])/16384)*PI())" office:value-type="float" office:value="0.898674465693954">
            <text:p>0,8986744657</text:p>
          </table:table-cell>
          <table:table-cell/>
        </table:table-row>
        <table:table-row table:style-name="ro1">
          <table:table-cell table:formula="of:=[.A76]+32" office:value-type="float" office:value="2400">
            <text:p>2400</text:p>
          </table:table-cell>
          <table:table-cell table:formula="of:=SIN((([.A77])/16384)*PI())" office:value-type="float" office:value="0.444122144570429">
            <text:p>0,4441221446</text:p>
          </table:table-cell>
          <table:table-cell table:formula="of:=COS((([.A77])/16384)*PI())" office:value-type="float" office:value="0.895966249756185">
            <text:p>0,8959662498</text:p>
          </table:table-cell>
          <table:table-cell/>
        </table:table-row>
        <table:table-row table:style-name="ro1">
          <table:table-cell table:formula="of:=[.A77]+32" office:value-type="float" office:value="2432">
            <text:p>2432</text:p>
          </table:table-cell>
          <table:table-cell table:formula="of:=SIN((([.A78])/16384)*PI())" office:value-type="float" office:value="0.449611329654607">
            <text:p>0,4496113297</text:p>
          </table:table-cell>
          <table:table-cell table:formula="of:=COS((([.A78])/16384)*PI())" office:value-type="float" office:value="0.893224301195515">
            <text:p>0,8932243012</text:p>
          </table:table-cell>
          <table:table-cell/>
        </table:table-row>
        <table:table-row table:style-name="ro1">
          <table:table-cell table:formula="of:=[.A78]+32" office:value-type="float" office:value="2464">
            <text:p>2464</text:p>
          </table:table-cell>
          <table:table-cell table:formula="of:=SIN((([.A79])/16384)*PI())" office:value-type="float" office:value="0.455083587126344">
            <text:p>0,4550835871</text:p>
          </table:table-cell>
          <table:table-cell table:formula="of:=COS((([.A79])/16384)*PI())" office:value-type="float" office:value="0.890448723244758">
            <text:p>0,8904487232</text:p>
          </table:table-cell>
          <table:table-cell/>
        </table:table-row>
        <table:table-row table:style-name="ro1">
          <table:table-cell table:formula="of:=[.A79]+32" office:value-type="float" office:value="2496">
            <text:p>2496</text:p>
          </table:table-cell>
          <table:table-cell table:formula="of:=SIN((([.A80])/16384)*PI())" office:value-type="float" office:value="0.46053871095824">
            <text:p>0,460538711</text:p>
          </table:table-cell>
          <table:table-cell table:formula="of:=COS((([.A80])/16384)*PI())" office:value-type="float" office:value="0.887639620402854">
            <text:p>0,8876396204</text:p>
          </table:table-cell>
          <table:table-cell/>
        </table:table-row>
        <table:table-row table:style-name="ro1">
          <table:table-cell table:formula="of:=[.A80]+32" office:value-type="float" office:value="2528">
            <text:p>2528</text:p>
          </table:table-cell>
          <table:table-cell table:formula="of:=SIN((([.A81])/16384)*PI())" office:value-type="float" office:value="0.465976495767966">
            <text:p>0,4659764958</text:p>
          </table:table-cell>
          <table:table-cell table:formula="of:=COS((([.A81])/16384)*PI())" office:value-type="float" office:value="0.884797098430938">
            <text:p>0,8847970984</text:p>
          </table:table-cell>
          <table:table-cell/>
        </table:table-row>
        <table:table-row table:style-name="ro1">
          <table:table-cell table:formula="of:=[.A81]+32" office:value-type="float" office:value="2560">
            <text:p>2560</text:p>
          </table:table-cell>
          <table:table-cell table:formula="of:=SIN((([.A82])/16384)*PI())" office:value-type="float" office:value="0.471396736825998">
            <text:p>0,4713967368</text:p>
          </table:table-cell>
          <table:table-cell table:formula="of:=COS((([.A82])/16384)*PI())" office:value-type="float" office:value="0.881921264348355">
            <text:p>0,8819212643</text:p>
          </table:table-cell>
          <table:table-cell/>
        </table:table-row>
        <table:table-row table:style-name="ro1">
          <table:table-cell table:formula="of:=[.A82]+32" office:value-type="float" office:value="2592">
            <text:p>2592</text:p>
          </table:table-cell>
          <table:table-cell table:formula="of:=SIN((([.A83])/16384)*PI())" office:value-type="float" office:value="0.476799230063322">
            <text:p>0,4767992301</text:p>
          </table:table-cell>
          <table:table-cell table:formula="of:=COS((([.A83])/16384)*PI())" office:value-type="float" office:value="0.879012226428634">
            <text:p>0,8790122264</text:p>
          </table:table-cell>
          <table:table-cell/>
        </table:table-row>
        <table:table-row table:style-name="ro1">
          <table:table-cell table:formula="of:=[.A83]+32" office:value-type="float" office:value="2624">
            <text:p>2624</text:p>
          </table:table-cell>
          <table:table-cell table:formula="of:=SIN((([.A84])/16384)*PI())" office:value-type="float" office:value="0.482183772079123">
            <text:p>0,4821837721</text:p>
          </table:table-cell>
          <table:table-cell table:formula="of:=COS((([.A84])/16384)*PI())" office:value-type="float" office:value="0.876070094195407">
            <text:p>0,8760700942</text:p>
          </table:table-cell>
          <table:table-cell/>
        </table:table-row>
        <table:table-row table:style-name="ro1">
          <table:table-cell table:formula="of:=[.A84]+32" office:value-type="float" office:value="2656">
            <text:p>2656</text:p>
          </table:table-cell>
          <table:table-cell table:formula="of:=SIN((([.A85])/16384)*PI())" office:value-type="float" office:value="0.487550160148436">
            <text:p>0,4875501601</text:p>
          </table:table-cell>
          <table:table-cell table:formula="of:=COS((([.A85])/16384)*PI())" office:value-type="float" office:value="0.87309497841829">
            <text:p>0,8730949784</text:p>
          </table:table-cell>
          <table:table-cell/>
        </table:table-row>
        <table:table-row table:style-name="ro1">
          <table:table-cell table:formula="of:=[.A85]+32" office:value-type="float" office:value="2688">
            <text:p>2688</text:p>
          </table:table-cell>
          <table:table-cell table:formula="of:=SIN((([.A86])/16384)*PI())" office:value-type="float" office:value="0.492898192229784">
            <text:p>0,4928981922</text:p>
          </table:table-cell>
          <table:table-cell table:formula="of:=COS((([.A86])/16384)*PI())" office:value-type="float" office:value="0.870086991108711">
            <text:p>0,8700869911</text:p>
          </table:table-cell>
          <table:table-cell/>
        </table:table-row>
        <table:table-row table:style-name="ro1">
          <table:table-cell table:formula="of:=[.A86]+32" office:value-type="float" office:value="2720">
            <text:p>2720</text:p>
          </table:table-cell>
          <table:table-cell table:formula="of:=SIN((([.A87])/16384)*PI())" office:value-type="float" office:value="0.498227666972782">
            <text:p>0,498227667</text:p>
          </table:table-cell>
          <table:table-cell table:formula="of:=COS((([.A87])/16384)*PI())" office:value-type="float" office:value="0.867046245515693">
            <text:p>0,8670462455</text:p>
          </table:table-cell>
          <table:table-cell/>
        </table:table-row>
        <table:table-row table:style-name="ro1">
          <table:table-cell table:formula="of:=[.A87]+32" office:value-type="float" office:value="2752">
            <text:p>2752</text:p>
          </table:table-cell>
          <table:table-cell table:formula="of:=SIN((([.A88])/16384)*PI())" office:value-type="float" office:value="0.503538383725718">
            <text:p>0,5035383837</text:p>
          </table:table-cell>
          <table:table-cell table:formula="of:=COS((([.A88])/16384)*PI())" office:value-type="float" office:value="0.863972856121587">
            <text:p>0,8639728561</text:p>
          </table:table-cell>
          <table:table-cell/>
        </table:table-row>
        <table:table-row table:style-name="ro1">
          <table:table-cell table:formula="of:=[.A88]+32" office:value-type="float" office:value="2784">
            <text:p>2784</text:p>
          </table:table-cell>
          <table:table-cell table:formula="of:=SIN((([.A89])/16384)*PI())" office:value-type="float" office:value="0.508830142543107">
            <text:p>0,5088301425</text:p>
          </table:table-cell>
          <table:table-cell table:formula="of:=COS((([.A89])/16384)*PI())" office:value-type="float" office:value="0.860866938637767">
            <text:p>0,8608669386</text:p>
          </table:table-cell>
          <table:table-cell/>
        </table:table-row>
        <table:table-row table:style-name="ro1">
          <table:table-cell table:formula="of:=[.A89]+32" office:value-type="float" office:value="2816">
            <text:p>2816</text:p>
          </table:table-cell>
          <table:table-cell table:formula="of:=SIN((([.A90])/16384)*PI())" office:value-type="float" office:value="0.514102744193222">
            <text:p>0,5141027442</text:p>
          </table:table-cell>
          <table:table-cell table:formula="of:=COS((([.A90])/16384)*PI())" office:value-type="float" office:value="0.857728610000272">
            <text:p>0,85772861</text:p>
          </table:table-cell>
          <table:table-cell/>
        </table:table-row>
        <table:table-row table:style-name="ro1">
          <table:table-cell table:formula="of:=[.A90]+32" office:value-type="float" office:value="2848">
            <text:p>2848</text:p>
          </table:table-cell>
          <table:table-cell table:formula="of:=SIN((([.A91])/16384)*PI())" office:value-type="float" office:value="0.51935599016559">
            <text:p>0,5193559902</text:p>
          </table:table-cell>
          <table:table-cell table:formula="of:=COS((([.A91])/16384)*PI())" office:value-type="float" office:value="0.854557988365401">
            <text:p>0,8545579884</text:p>
          </table:table-cell>
          <table:table-cell/>
        </table:table-row>
        <table:table-row table:style-name="ro1">
          <table:table-cell table:formula="of:=[.A91]+32" office:value-type="float" office:value="2880">
            <text:p>2880</text:p>
          </table:table-cell>
          <table:table-cell table:formula="of:=SIN((([.A92])/16384)*PI())" office:value-type="float" office:value="0.524589682678469">
            <text:p>0,5245896827</text:p>
          </table:table-cell>
          <table:table-cell table:formula="of:=COS((([.A92])/16384)*PI())" office:value-type="float" office:value="0.851355193105265">
            <text:p>0,8513551931</text:p>
          </table:table-cell>
          <table:table-cell/>
        </table:table-row>
        <table:table-row table:style-name="ro1">
          <table:table-cell table:formula="of:=[.A92]+32" office:value-type="float" office:value="2912">
            <text:p>2912</text:p>
          </table:table-cell>
          <table:table-cell table:formula="of:=SIN((([.A93])/16384)*PI())" office:value-type="float" office:value="0.529803624686295">
            <text:p>0,5298036247</text:p>
          </table:table-cell>
          <table:table-cell table:formula="of:=COS((([.A93])/16384)*PI())" office:value-type="float" office:value="0.848120344803297">
            <text:p>0,8481203448</text:p>
          </table:table-cell>
          <table:table-cell/>
        </table:table-row>
        <table:table-row table:style-name="ro1">
          <table:table-cell table:formula="of:=[.A93]+32" office:value-type="float" office:value="2944">
            <text:p>2944</text:p>
          </table:table-cell>
          <table:table-cell table:formula="of:=SIN((([.A94])/16384)*PI())" office:value-type="float" office:value="0.534997619887097">
            <text:p>0,5349976199</text:p>
          </table:table-cell>
          <table:table-cell table:formula="of:=COS((([.A94])/16384)*PI())" office:value-type="float" office:value="0.844853565249707">
            <text:p>0,8448535652</text:p>
          </table:table-cell>
          <table:table-cell/>
        </table:table-row>
        <table:table-row table:style-name="ro1">
          <table:table-cell table:formula="of:=[.A94]+32" office:value-type="float" office:value="2976">
            <text:p>2976</text:p>
          </table:table-cell>
          <table:table-cell table:formula="of:=SIN((([.A95])/16384)*PI())" office:value-type="float" office:value="0.540171472729893">
            <text:p>0,5401714727</text:p>
          </table:table-cell>
          <table:table-cell table:formula="of:=COS((([.A95])/16384)*PI())" office:value-type="float" office:value="0.841554977436898">
            <text:p>0,8415549774</text:p>
          </table:table-cell>
          <table:table-cell/>
        </table:table-row>
        <table:table-row table:style-name="ro1">
          <table:table-cell table:formula="of:=[.A95]+32" office:value-type="float" office:value="3008">
            <text:p>3008</text:p>
          </table:table-cell>
          <table:table-cell table:formula="of:=SIN((([.A96])/16384)*PI())" office:value-type="float" office:value="0.545324988422046">
            <text:p>0,5453249884</text:p>
          </table:table-cell>
          <table:table-cell table:formula="of:=COS((([.A96])/16384)*PI())" office:value-type="float" office:value="0.838224705554838">
            <text:p>0,8382247056</text:p>
          </table:table-cell>
          <table:table-cell/>
        </table:table-row>
        <table:table-row table:style-name="ro1">
          <table:table-cell table:formula="of:=[.A96]+32" office:value-type="float" office:value="3040">
            <text:p>3040</text:p>
          </table:table-cell>
          <table:table-cell table:formula="of:=SIN((([.A97])/16384)*PI())" office:value-type="float" office:value="0.550457972936605">
            <text:p>0,5504579729</text:p>
          </table:table-cell>
          <table:table-cell table:formula="of:=COS((([.A97])/16384)*PI())" office:value-type="float" office:value="0.83486287498638">
            <text:p>0,834862875</text:p>
          </table:table-cell>
          <table:table-cell/>
        </table:table-row>
        <table:table-row table:style-name="ro1">
          <table:table-cell table:formula="of:=[.A97]+32" office:value-type="float" office:value="3072">
            <text:p>3072</text:p>
          </table:table-cell>
          <table:table-cell table:formula="of:=SIN((([.A98])/16384)*PI())" office:value-type="float" office:value="0.555570233019602">
            <text:p>0,555570233</text:p>
          </table:table-cell>
          <table:table-cell table:formula="of:=COS((([.A98])/16384)*PI())" office:value-type="float" office:value="0.831469612302545">
            <text:p>0,8314696123</text:p>
          </table:table-cell>
          <table:table-cell/>
        </table:table-row>
        <table:table-row table:style-name="ro1">
          <table:table-cell table:formula="of:=[.A98]+32" office:value-type="float" office:value="3104">
            <text:p>3104</text:p>
          </table:table-cell>
          <table:table-cell table:formula="of:=SIN((([.A99])/16384)*PI())" office:value-type="float" office:value="0.560661576197336">
            <text:p>0,5606615762</text:p>
          </table:table-cell>
          <table:table-cell table:formula="of:=COS((([.A99])/16384)*PI())" office:value-type="float" office:value="0.828045045257756">
            <text:p>0,8280450453</text:p>
          </table:table-cell>
          <table:table-cell/>
        </table:table-row>
        <table:table-row table:style-name="ro1">
          <table:table-cell table:formula="of:=[.A99]+32" office:value-type="float" office:value="3136">
            <text:p>3136</text:p>
          </table:table-cell>
          <table:table-cell table:formula="of:=SIN((([.A100])/16384)*PI())" office:value-type="float" office:value="0.565731810783613">
            <text:p>0,5657318108</text:p>
          </table:table-cell>
          <table:table-cell table:formula="of:=COS((([.A100])/16384)*PI())" office:value-type="float" office:value="0.824589302785025">
            <text:p>0,8245893028</text:p>
          </table:table-cell>
          <table:table-cell/>
        </table:table-row>
        <table:table-row table:style-name="ro1">
          <table:table-cell table:formula="of:=[.A100]+32" office:value-type="float" office:value="3168">
            <text:p>3168</text:p>
          </table:table-cell>
          <table:table-cell table:formula="of:=SIN((([.A101])/16384)*PI())" office:value-type="float" office:value="0.570780745886967">
            <text:p>0,5707807459</text:p>
          </table:table-cell>
          <table:table-cell table:formula="of:=COS((([.A101])/16384)*PI())" office:value-type="float" office:value="0.821102514991105">
            <text:p>0,821102515</text:p>
          </table:table-cell>
          <table:table-cell/>
        </table:table-row>
        <table:table-row table:style-name="ro1">
          <table:table-cell table:formula="of:=[.A101]+32" office:value-type="float" office:value="3200">
            <text:p>3200</text:p>
          </table:table-cell>
          <table:table-cell table:formula="of:=SIN((([.A102])/16384)*PI())" office:value-type="float" office:value="0.575808191417845">
            <text:p>0,5758081914</text:p>
          </table:table-cell>
          <table:table-cell table:formula="of:=COS((([.A102])/16384)*PI())" office:value-type="float" office:value="0.817584813151584">
            <text:p>0,8175848132</text:p>
          </table:table-cell>
          <table:table-cell/>
        </table:table-row>
        <table:table-row table:style-name="ro1">
          <table:table-cell table:formula="of:=[.A102]+32" office:value-type="float" office:value="3232">
            <text:p>3232</text:p>
          </table:table-cell>
          <table:table-cell table:formula="of:=SIN((([.A103])/16384)*PI())" office:value-type="float" office:value="0.580813958095765">
            <text:p>0,5808139581</text:p>
          </table:table-cell>
          <table:table-cell table:formula="of:=COS((([.A103])/16384)*PI())" office:value-type="float" office:value="0.814036329705948">
            <text:p>0,8140363297</text:p>
          </table:table-cell>
          <table:table-cell/>
        </table:table-row>
        <table:table-row table:style-name="ro1">
          <table:table-cell table:formula="of:=[.A103]+32" office:value-type="float" office:value="3264">
            <text:p>3264</text:p>
          </table:table-cell>
          <table:table-cell table:formula="of:=SIN((([.A104])/16384)*PI())" office:value-type="float" office:value="0.585797857456439">
            <text:p>0,5857978575</text:p>
          </table:table-cell>
          <table:table-cell table:formula="of:=COS((([.A104])/16384)*PI())" office:value-type="float" office:value="0.810457198252595">
            <text:p>0,8104571983</text:p>
          </table:table-cell>
          <table:table-cell/>
        </table:table-row>
        <table:table-row table:style-name="ro1">
          <table:table-cell table:formula="of:=[.A104]+32" office:value-type="float" office:value="3296">
            <text:p>3296</text:p>
          </table:table-cell>
          <table:table-cell table:formula="of:=SIN((([.A105])/16384)*PI())" office:value-type="float" office:value="0.590759701858874">
            <text:p>0,5907597019</text:p>
          </table:table-cell>
          <table:table-cell table:formula="of:=COS((([.A105])/16384)*PI())" office:value-type="float" office:value="0.806847553543799">
            <text:p>0,8068475535</text:p>
          </table:table-cell>
          <table:table-cell/>
        </table:table-row>
        <table:table-row table:style-name="ro1">
          <table:table-cell table:formula="of:=[.A105]+32" office:value-type="float" office:value="3328">
            <text:p>3328</text:p>
          </table:table-cell>
          <table:table-cell table:formula="of:=SIN((([.A106])/16384)*PI())" office:value-type="float" office:value="0.595699304492433">
            <text:p>0,5956993045</text:p>
          </table:table-cell>
          <table:table-cell table:formula="of:=COS((([.A106])/16384)*PI())" office:value-type="float" office:value="0.803207531480645">
            <text:p>0,8032075315</text:p>
          </table:table-cell>
          <table:table-cell/>
        </table:table-row>
        <table:table-row table:style-name="ro1">
          <table:table-cell table:formula="of:=[.A106]+32" office:value-type="float" office:value="3360">
            <text:p>3360</text:p>
          </table:table-cell>
          <table:table-cell table:formula="of:=SIN((([.A107])/16384)*PI())" office:value-type="float" office:value="0.600616479383869">
            <text:p>0,6006164794</text:p>
          </table:table-cell>
          <table:table-cell table:formula="of:=COS((([.A107])/16384)*PI())" office:value-type="float" office:value="0.799537269107905">
            <text:p>0,7995372691</text:p>
          </table:table-cell>
          <table:table-cell/>
        </table:table-row>
        <table:table-row table:style-name="ro1">
          <table:table-cell table:formula="of:=[.A107]+32" office:value-type="float" office:value="3392">
            <text:p>3392</text:p>
          </table:table-cell>
          <table:table-cell table:formula="of:=SIN((([.A108])/16384)*PI())" office:value-type="float" office:value="0.605511041404326">
            <text:p>0,6055110414</text:p>
          </table:table-cell>
          <table:table-cell table:formula="of:=COS((([.A108])/16384)*PI())" office:value-type="float" office:value="0.795836904608884">
            <text:p>0,7958369046</text:p>
          </table:table-cell>
          <table:table-cell/>
        </table:table-row>
        <table:table-row table:style-name="ro1">
          <table:table-cell table:formula="of:=[.A108]+32" office:value-type="float" office:value="3424">
            <text:p>3424</text:p>
          </table:table-cell>
          <table:table-cell table:formula="of:=SIN((([.A109])/16384)*PI())" office:value-type="float" office:value="0.610382806276309">
            <text:p>0,6103828063</text:p>
          </table:table-cell>
          <table:table-cell table:formula="of:=COS((([.A109])/16384)*PI())" office:value-type="float" office:value="0.792106577300212">
            <text:p>0,7921065773</text:p>
          </table:table-cell>
          <table:table-cell/>
        </table:table-row>
        <table:table-row table:style-name="ro1">
          <table:table-cell table:formula="of:=[.A109]+32" office:value-type="float" office:value="3456">
            <text:p>3456</text:p>
          </table:table-cell>
          <table:table-cell table:formula="of:=SIN((([.A110])/16384)*PI())" office:value-type="float" office:value="0.615231590580627">
            <text:p>0,6152315906</text:p>
          </table:table-cell>
          <table:table-cell table:formula="of:=COS((([.A110])/16384)*PI())" office:value-type="float" office:value="0.788346427626606">
            <text:p>0,7883464276</text:p>
          </table:table-cell>
          <table:table-cell/>
        </table:table-row>
        <table:table-row table:style-name="ro1">
          <table:table-cell table:formula="of:=[.A110]+32" office:value-type="float" office:value="3488">
            <text:p>3488</text:p>
          </table:table-cell>
          <table:table-cell table:formula="of:=SIN((([.A111])/16384)*PI())" office:value-type="float" office:value="0.620057211763289">
            <text:p>0,6200572118</text:p>
          </table:table-cell>
          <table:table-cell table:formula="of:=COS((([.A111])/16384)*PI())" office:value-type="float" office:value="0.784556597155575">
            <text:p>0,7845565972</text:p>
          </table:table-cell>
          <table:table-cell/>
        </table:table-row>
        <table:table-row table:style-name="ro1">
          <table:table-cell table:formula="of:=[.A111]+32" office:value-type="float" office:value="3520">
            <text:p>3520</text:p>
          </table:table-cell>
          <table:table-cell table:formula="of:=SIN((([.A112])/16384)*PI())" office:value-type="float" office:value="0.624859488142386">
            <text:p>0,6248594881</text:p>
          </table:table-cell>
          <table:table-cell table:formula="of:=COS((([.A112])/16384)*PI())" office:value-type="float" office:value="0.780737228572094">
            <text:p>0,7807372286</text:p>
          </table:table-cell>
          <table:table-cell/>
        </table:table-row>
        <table:table-row table:style-name="ro1">
          <table:table-cell table:formula="of:=[.A112]+32" office:value-type="float" office:value="3552">
            <text:p>3552</text:p>
          </table:table-cell>
          <table:table-cell table:formula="of:=SIN((([.A113])/16384)*PI())" office:value-type="float" office:value="0.629638238914927">
            <text:p>0,6296382389</text:p>
          </table:table-cell>
          <table:table-cell table:formula="of:=COS((([.A113])/16384)*PI())" office:value-type="float" office:value="0.776888465673232">
            <text:p>0,7768884657</text:p>
          </table:table-cell>
          <table:table-cell/>
        </table:table-row>
        <table:table-row table:style-name="ro1">
          <table:table-cell table:formula="of:=[.A113]+32" office:value-type="float" office:value="3584">
            <text:p>3584</text:p>
          </table:table-cell>
          <table:table-cell table:formula="of:=SIN((([.A114])/16384)*PI())" office:value-type="float" office:value="0.634393284163645">
            <text:p>0,6343932842</text:p>
          </table:table-cell>
          <table:table-cell table:formula="of:=COS((([.A114])/16384)*PI())" office:value-type="float" office:value="0.773010453362737">
            <text:p>0,7730104534</text:p>
          </table:table-cell>
          <table:table-cell/>
        </table:table-row>
        <table:table-row table:style-name="ro1">
          <table:table-cell table:formula="of:=[.A114]+32" office:value-type="float" office:value="3616">
            <text:p>3616</text:p>
          </table:table-cell>
          <table:table-cell table:formula="of:=SIN((([.A115])/16384)*PI())" office:value-type="float" office:value="0.639124444863776">
            <text:p>0,6391244449</text:p>
          </table:table-cell>
          <table:table-cell table:formula="of:=COS((([.A115])/16384)*PI())" office:value-type="float" office:value="0.76910333764558">
            <text:p>0,7691033376</text:p>
          </table:table-cell>
          <table:table-cell/>
        </table:table-row>
        <table:table-row table:style-name="ro1">
          <table:table-cell table:formula="of:=[.A115]+32" office:value-type="float" office:value="3648">
            <text:p>3648</text:p>
          </table:table-cell>
          <table:table-cell table:formula="of:=SIN((([.A116])/16384)*PI())" office:value-type="float" office:value="0.643831542889791">
            <text:p>0,6438315429</text:p>
          </table:table-cell>
          <table:table-cell table:formula="of:=COS((([.A116])/16384)*PI())" office:value-type="float" office:value="0.765167265622459">
            <text:p>0,7651672656</text:p>
          </table:table-cell>
          <table:table-cell/>
        </table:table-row>
        <table:table-row table:style-name="ro1">
          <table:table-cell table:formula="of:=[.A116]+32" office:value-type="float" office:value="3680">
            <text:p>3680</text:p>
          </table:table-cell>
          <table:table-cell table:formula="of:=SIN((([.A117])/16384)*PI())" office:value-type="float" office:value="0.648514401022112">
            <text:p>0,648514401</text:p>
          </table:table-cell>
          <table:table-cell table:formula="of:=COS((([.A117])/16384)*PI())" office:value-type="float" office:value="0.761202385484262">
            <text:p>0,7612023855</text:p>
          </table:table-cell>
          <table:table-cell/>
        </table:table-row>
        <table:table-row table:style-name="ro1">
          <table:table-cell table:formula="of:=[.A117]+32" office:value-type="float" office:value="3712">
            <text:p>3712</text:p>
          </table:table-cell>
          <table:table-cell table:formula="of:=SIN((([.A118])/16384)*PI())" office:value-type="float" office:value="0.653172842953777">
            <text:p>0,653172843</text:p>
          </table:table-cell>
          <table:table-cell table:formula="of:=COS((([.A118])/16384)*PI())" office:value-type="float" office:value="0.757208846506485">
            <text:p>0,7572088465</text:p>
          </table:table-cell>
          <table:table-cell/>
        </table:table-row>
        <table:table-row table:style-name="ro1">
          <table:table-cell table:formula="of:=[.A118]+32" office:value-type="float" office:value="3744">
            <text:p>3744</text:p>
          </table:table-cell>
          <table:table-cell table:formula="of:=SIN((([.A119])/16384)*PI())" office:value-type="float" office:value="0.657806693297079">
            <text:p>0,6578066933</text:p>
          </table:table-cell>
          <table:table-cell table:formula="of:=COS((([.A119])/16384)*PI())" office:value-type="float" office:value="0.753186799043613">
            <text:p>0,753186799</text:p>
          </table:table-cell>
          <table:table-cell/>
        </table:table-row>
        <table:table-row table:style-name="ro1">
          <table:table-cell table:formula="of:=[.A119]+32" office:value-type="float" office:value="3776">
            <text:p>3776</text:p>
          </table:table-cell>
          <table:table-cell table:formula="of:=SIN((([.A120])/16384)*PI())" office:value-type="float" office:value="0.662415777590172">
            <text:p>0,6624157776</text:p>
          </table:table-cell>
          <table:table-cell table:formula="of:=COS((([.A120])/16384)*PI())" office:value-type="float" office:value="0.749136394523459">
            <text:p>0,7491363945</text:p>
          </table:table-cell>
          <table:table-cell/>
        </table:table-row>
        <table:table-row table:style-name="ro1">
          <table:table-cell table:formula="of:=[.A120]+32" office:value-type="float" office:value="3808">
            <text:p>3808</text:p>
          </table:table-cell>
          <table:table-cell table:formula="of:=SIN((([.A121])/16384)*PI())" office:value-type="float" office:value="0.666999922303637">
            <text:p>0,6669999223</text:p>
          </table:table-cell>
          <table:table-cell table:formula="of:=COS((([.A121])/16384)*PI())" office:value-type="float" office:value="0.745057785441466">
            <text:p>0,7450577854</text:p>
          </table:table-cell>
          <table:table-cell/>
        </table:table-row>
        <table:table-row table:style-name="ro1">
          <table:table-cell table:formula="of:=[.A121]+32" office:value-type="float" office:value="3840">
            <text:p>3840</text:p>
          </table:table-cell>
          <table:table-cell table:formula="of:=SIN((([.A122])/16384)*PI())" office:value-type="float" office:value="0.671558954847018">
            <text:p>0,6715589548</text:p>
          </table:table-cell>
          <table:table-cell table:formula="of:=COS((([.A122])/16384)*PI())" office:value-type="float" office:value="0.740951125354959">
            <text:p>0,7409511254</text:p>
          </table:table-cell>
          <table:table-cell/>
        </table:table-row>
        <table:table-row table:style-name="ro1">
          <table:table-cell table:formula="of:=[.A122]+32" office:value-type="float" office:value="3872">
            <text:p>3872</text:p>
          </table:table-cell>
          <table:table-cell table:formula="of:=SIN((([.A123])/16384)*PI())" office:value-type="float" office:value="0.676092703575316">
            <text:p>0,6760927036</text:p>
          </table:table-cell>
          <table:table-cell table:formula="of:=COS((([.A123])/16384)*PI())" office:value-type="float" office:value="0.73681656887737">
            <text:p>0,7368165689</text:p>
          </table:table-cell>
          <table:table-cell/>
        </table:table-row>
        <table:table-row table:style-name="ro1">
          <table:table-cell table:formula="of:=[.A123]+32" office:value-type="float" office:value="3904">
            <text:p>3904</text:p>
          </table:table-cell>
          <table:table-cell table:formula="of:=SIN((([.A124])/16384)*PI())" office:value-type="float" office:value="0.680600997795453">
            <text:p>0,6806009978</text:p>
          </table:table-cell>
          <table:table-cell table:formula="of:=COS((([.A124])/16384)*PI())" office:value-type="float" office:value="0.732654271672413">
            <text:p>0,7326542717</text:p>
          </table:table-cell>
          <table:table-cell/>
        </table:table-row>
        <table:table-row table:style-name="ro1">
          <table:table-cell table:formula="of:=[.A124]+32" office:value-type="float" office:value="3936">
            <text:p>3936</text:p>
          </table:table-cell>
          <table:table-cell table:formula="of:=SIN((([.A125])/16384)*PI())" office:value-type="float" office:value="0.6850836677727">
            <text:p>0,6850836678</text:p>
          </table:table-cell>
          <table:table-cell table:formula="of:=COS((([.A125])/16384)*PI())" office:value-type="float" office:value="0.728464390448225">
            <text:p>0,7284643904</text:p>
          </table:table-cell>
          <table:table-cell/>
        </table:table-row>
        <table:table-row table:style-name="ro1">
          <table:table-cell table:formula="of:=[.A125]+32" office:value-type="float" office:value="3968">
            <text:p>3968</text:p>
          </table:table-cell>
          <table:table-cell table:formula="of:=SIN((([.A126])/16384)*PI())" office:value-type="float" office:value="0.689540544737067">
            <text:p>0,6895405447</text:p>
          </table:table-cell>
          <table:table-cell table:formula="of:=COS((([.A126])/16384)*PI())" office:value-type="float" office:value="0.724247082951467">
            <text:p>0,724247083</text:p>
          </table:table-cell>
          <table:table-cell/>
        </table:table-row>
        <table:table-row table:style-name="ro1">
          <table:table-cell table:formula="of:=[.A126]+32" office:value-type="float" office:value="4000">
            <text:p>4000</text:p>
          </table:table-cell>
          <table:table-cell table:formula="of:=SIN((([.A127])/16384)*PI())" office:value-type="float" office:value="0.693971460889654">
            <text:p>0,6939714609</text:p>
          </table:table-cell>
          <table:table-cell table:formula="of:=COS((([.A127])/16384)*PI())" office:value-type="float" office:value="0.720002507961382">
            <text:p>0,720002508</text:p>
          </table:table-cell>
          <table:table-cell/>
        </table:table-row>
        <table:table-row table:style-name="ro1">
          <table:table-cell table:formula="of:=[.A127]+32" office:value-type="float" office:value="4032">
            <text:p>4032</text:p>
          </table:table-cell>
          <table:table-cell table:formula="of:=SIN((([.A128])/16384)*PI())" office:value-type="float" office:value="0.698376249408973">
            <text:p>0,6983762494</text:p>
          </table:table-cell>
          <table:table-cell table:formula="of:=COS((([.A128])/16384)*PI())" office:value-type="float" office:value="0.715730825283819">
            <text:p>0,7157308253</text:p>
          </table:table-cell>
          <table:table-cell/>
        </table:table-row>
        <table:table-row table:style-name="ro1">
          <table:table-cell table:formula="of:=[.A128]+32" office:value-type="float" office:value="4064">
            <text:p>4064</text:p>
          </table:table-cell>
          <table:table-cell table:formula="of:=SIN((([.A129])/16384)*PI())" office:value-type="float" office:value="0.702754744457225">
            <text:p>0,7027547445</text:p>
          </table:table-cell>
          <table:table-cell table:formula="of:=COS((([.A129])/16384)*PI())" office:value-type="float" office:value="0.711432195745216">
            <text:p>0,7114321957</text:p>
          </table:table-cell>
          <table:table-cell/>
        </table:table-row>
        <table:table-row table:style-name="ro1">
          <table:table-cell table:formula="of:=[.A129]+32" office:value-type="float" office:value="4096">
            <text:p>4096</text:p>
          </table:table-cell>
          <table:table-cell table:formula="of:=SIN((([.A130])/16384)*PI())" office:value-type="float" office:value="0.707106781186547">
            <text:p>0,7071067812</text:p>
          </table:table-cell>
          <table:table-cell table:formula="of:=COS((([.A130])/16384)*PI())" office:value-type="float" office:value="0.707106781186548">
            <text:p>0,7071067812</text:p>
          </table:table-cell>
          <table:table-cell/>
        </table:table-row>
        <table:table-row table:style-name="ro1">
          <table:table-cell table:formula="of:=[.A130]+32" office:value-type="float" office:value="4128">
            <text:p>4128</text:p>
          </table:table-cell>
          <table:table-cell table:formula="of:=SIN((([.A131])/16384)*PI())" office:value-type="float" office:value="0.711432195745216">
            <text:p>0,7114321957</text:p>
          </table:table-cell>
          <table:table-cell table:formula="of:=COS((([.A131])/16384)*PI())" office:value-type="float" office:value="0.702754744457225">
            <text:p>0,7027547445</text:p>
          </table:table-cell>
          <table:table-cell/>
        </table:table-row>
        <table:table-row table:style-name="ro1">
          <table:table-cell table:formula="of:=[.A131]+32" office:value-type="float" office:value="4160">
            <text:p>4160</text:p>
          </table:table-cell>
          <table:table-cell table:formula="of:=SIN((([.A132])/16384)*PI())" office:value-type="float" office:value="0.715730825283819">
            <text:p>0,7157308253</text:p>
          </table:table-cell>
          <table:table-cell table:formula="of:=COS((([.A132])/16384)*PI())" office:value-type="float" office:value="0.698376249408973">
            <text:p>0,6983762494</text:p>
          </table:table-cell>
          <table:table-cell/>
        </table:table-row>
        <table:table-row table:style-name="ro1">
          <table:table-cell table:formula="of:=[.A132]+32" office:value-type="float" office:value="4192">
            <text:p>4192</text:p>
          </table:table-cell>
          <table:table-cell table:formula="of:=SIN((([.A133])/16384)*PI())" office:value-type="float" office:value="0.720002507961382">
            <text:p>0,720002508</text:p>
          </table:table-cell>
          <table:table-cell table:formula="of:=COS((([.A133])/16384)*PI())" office:value-type="float" office:value="0.693971460889654">
            <text:p>0,6939714609</text:p>
          </table:table-cell>
          <table:table-cell/>
        </table:table-row>
        <table:table-row table:style-name="ro1">
          <table:table-cell table:formula="of:=[.A133]+32" office:value-type="float" office:value="4224">
            <text:p>4224</text:p>
          </table:table-cell>
          <table:table-cell table:formula="of:=SIN((([.A134])/16384)*PI())" office:value-type="float" office:value="0.724247082951467">
            <text:p>0,724247083</text:p>
          </table:table-cell>
          <table:table-cell table:formula="of:=COS((([.A134])/16384)*PI())" office:value-type="float" office:value="0.689540544737067">
            <text:p>0,6895405447</text:p>
          </table:table-cell>
          <table:table-cell/>
        </table:table-row>
        <table:table-row table:style-name="ro1">
          <table:table-cell table:formula="of:=[.A134]+32" office:value-type="float" office:value="4256">
            <text:p>4256</text:p>
          </table:table-cell>
          <table:table-cell table:formula="of:=SIN((([.A135])/16384)*PI())" office:value-type="float" office:value="0.728464390448225">
            <text:p>0,7284643904</text:p>
          </table:table-cell>
          <table:table-cell table:formula="of:=COS((([.A135])/16384)*PI())" office:value-type="float" office:value="0.6850836677727">
            <text:p>0,6850836678</text:p>
          </table:table-cell>
          <table:table-cell/>
        </table:table-row>
        <table:table-row table:style-name="ro1">
          <table:table-cell table:formula="of:=[.A135]+32" office:value-type="float" office:value="4288">
            <text:p>4288</text:p>
          </table:table-cell>
          <table:table-cell table:formula="of:=SIN((([.A136])/16384)*PI())" office:value-type="float" office:value="0.732654271672413">
            <text:p>0,7326542717</text:p>
          </table:table-cell>
          <table:table-cell table:formula="of:=COS((([.A136])/16384)*PI())" office:value-type="float" office:value="0.680600997795453">
            <text:p>0,6806009978</text:p>
          </table:table-cell>
          <table:table-cell/>
        </table:table-row>
        <table:table-row table:style-name="ro1">
          <table:table-cell table:formula="of:=[.A136]+32" office:value-type="float" office:value="4320">
            <text:p>4320</text:p>
          </table:table-cell>
          <table:table-cell table:formula="of:=SIN((([.A137])/16384)*PI())" office:value-type="float" office:value="0.73681656887737">
            <text:p>0,7368165689</text:p>
          </table:table-cell>
          <table:table-cell table:formula="of:=COS((([.A137])/16384)*PI())" office:value-type="float" office:value="0.676092703575316">
            <text:p>0,6760927036</text:p>
          </table:table-cell>
          <table:table-cell/>
        </table:table-row>
        <table:table-row table:style-name="ro1">
          <table:table-cell table:formula="of:=[.A137]+32" office:value-type="float" office:value="4352">
            <text:p>4352</text:p>
          </table:table-cell>
          <table:table-cell table:formula="of:=SIN((([.A138])/16384)*PI())" office:value-type="float" office:value="0.740951125354959">
            <text:p>0,7409511254</text:p>
          </table:table-cell>
          <table:table-cell table:formula="of:=COS((([.A138])/16384)*PI())" office:value-type="float" office:value="0.671558954847018">
            <text:p>0,6715589548</text:p>
          </table:table-cell>
          <table:table-cell/>
        </table:table-row>
        <table:table-row table:style-name="ro1">
          <table:table-cell table:formula="of:=[.A138]+32" office:value-type="float" office:value="4384">
            <text:p>4384</text:p>
          </table:table-cell>
          <table:table-cell table:formula="of:=SIN((([.A139])/16384)*PI())" office:value-type="float" office:value="0.745057785441466">
            <text:p>0,7450577854</text:p>
          </table:table-cell>
          <table:table-cell table:formula="of:=COS((([.A139])/16384)*PI())" office:value-type="float" office:value="0.666999922303637">
            <text:p>0,6669999223</text:p>
          </table:table-cell>
          <table:table-cell/>
        </table:table-row>
        <table:table-row table:style-name="ro1">
          <table:table-cell table:formula="of:=[.A139]+32" office:value-type="float" office:value="4416">
            <text:p>4416</text:p>
          </table:table-cell>
          <table:table-cell table:formula="of:=SIN((([.A140])/16384)*PI())" office:value-type="float" office:value="0.749136394523459">
            <text:p>0,7491363945</text:p>
          </table:table-cell>
          <table:table-cell table:formula="of:=COS((([.A140])/16384)*PI())" office:value-type="float" office:value="0.662415777590172">
            <text:p>0,6624157776</text:p>
          </table:table-cell>
          <table:table-cell/>
        </table:table-row>
        <table:table-row table:style-name="ro1">
          <table:table-cell table:formula="of:=[.A140]+32" office:value-type="float" office:value="4448">
            <text:p>4448</text:p>
          </table:table-cell>
          <table:table-cell table:formula="of:=SIN((([.A141])/16384)*PI())" office:value-type="float" office:value="0.753186799043612">
            <text:p>0,753186799</text:p>
          </table:table-cell>
          <table:table-cell table:formula="of:=COS((([.A141])/16384)*PI())" office:value-type="float" office:value="0.657806693297079">
            <text:p>0,6578066933</text:p>
          </table:table-cell>
          <table:table-cell/>
        </table:table-row>
        <table:table-row table:style-name="ro1">
          <table:table-cell table:formula="of:=[.A141]+32" office:value-type="float" office:value="4480">
            <text:p>4480</text:p>
          </table:table-cell>
          <table:table-cell table:formula="of:=SIN((([.A142])/16384)*PI())" office:value-type="float" office:value="0.757208846506484">
            <text:p>0,7572088465</text:p>
          </table:table-cell>
          <table:table-cell table:formula="of:=COS((([.A142])/16384)*PI())" office:value-type="float" office:value="0.653172842953777">
            <text:p>0,653172843</text:p>
          </table:table-cell>
          <table:table-cell/>
        </table:table-row>
        <table:table-row table:style-name="ro1">
          <table:table-cell table:formula="of:=[.A142]+32" office:value-type="float" office:value="4512">
            <text:p>4512</text:p>
          </table:table-cell>
          <table:table-cell table:formula="of:=SIN((([.A143])/16384)*PI())" office:value-type="float" office:value="0.761202385484262">
            <text:p>0,7612023855</text:p>
          </table:table-cell>
          <table:table-cell table:formula="of:=COS((([.A143])/16384)*PI())" office:value-type="float" office:value="0.648514401022113">
            <text:p>0,648514401</text:p>
          </table:table-cell>
          <table:table-cell/>
        </table:table-row>
        <table:table-row table:style-name="ro1">
          <table:table-cell table:formula="of:=[.A143]+32" office:value-type="float" office:value="4544">
            <text:p>4544</text:p>
          </table:table-cell>
          <table:table-cell table:formula="of:=SIN((([.A144])/16384)*PI())" office:value-type="float" office:value="0.765167265622459">
            <text:p>0,7651672656</text:p>
          </table:table-cell>
          <table:table-cell table:formula="of:=COS((([.A144])/16384)*PI())" office:value-type="float" office:value="0.643831542889792">
            <text:p>0,6438315429</text:p>
          </table:table-cell>
          <table:table-cell/>
        </table:table-row>
        <table:table-row table:style-name="ro1">
          <table:table-cell table:formula="of:=[.A144]+32" office:value-type="float" office:value="4576">
            <text:p>4576</text:p>
          </table:table-cell>
          <table:table-cell table:formula="of:=SIN((([.A145])/16384)*PI())" office:value-type="float" office:value="0.76910333764558">
            <text:p>0,7691033376</text:p>
          </table:table-cell>
          <table:table-cell table:formula="of:=COS((([.A145])/16384)*PI())" office:value-type="float" office:value="0.639124444863776">
            <text:p>0,6391244449</text:p>
          </table:table-cell>
          <table:table-cell/>
        </table:table-row>
        <table:table-row table:style-name="ro1">
          <table:table-cell table:formula="of:=[.A145]+32" office:value-type="float" office:value="4608">
            <text:p>4608</text:p>
          </table:table-cell>
          <table:table-cell table:formula="of:=SIN((([.A146])/16384)*PI())" office:value-type="float" office:value="0.773010453362737">
            <text:p>0,7730104534</text:p>
          </table:table-cell>
          <table:table-cell table:formula="of:=COS((([.A146])/16384)*PI())" office:value-type="float" office:value="0.634393284163645">
            <text:p>0,6343932842</text:p>
          </table:table-cell>
          <table:table-cell/>
        </table:table-row>
        <table:table-row table:style-name="ro1">
          <table:table-cell table:formula="of:=[.A146]+32" office:value-type="float" office:value="4640">
            <text:p>4640</text:p>
          </table:table-cell>
          <table:table-cell table:formula="of:=SIN((([.A147])/16384)*PI())" office:value-type="float" office:value="0.776888465673232">
            <text:p>0,7768884657</text:p>
          </table:table-cell>
          <table:table-cell table:formula="of:=COS((([.A147])/16384)*PI())" office:value-type="float" office:value="0.629638238914927">
            <text:p>0,6296382389</text:p>
          </table:table-cell>
          <table:table-cell/>
        </table:table-row>
        <table:table-row table:style-name="ro1">
          <table:table-cell table:formula="of:=[.A147]+32" office:value-type="float" office:value="4672">
            <text:p>4672</text:p>
          </table:table-cell>
          <table:table-cell table:formula="of:=SIN((([.A148])/16384)*PI())" office:value-type="float" office:value="0.780737228572094">
            <text:p>0,7807372286</text:p>
          </table:table-cell>
          <table:table-cell table:formula="of:=COS((([.A148])/16384)*PI())" office:value-type="float" office:value="0.624859488142386">
            <text:p>0,6248594881</text:p>
          </table:table-cell>
          <table:table-cell/>
        </table:table-row>
        <table:table-row table:style-name="ro1">
          <table:table-cell table:formula="of:=[.A148]+32" office:value-type="float" office:value="4704">
            <text:p>4704</text:p>
          </table:table-cell>
          <table:table-cell table:formula="of:=SIN((([.A149])/16384)*PI())" office:value-type="float" office:value="0.784556597155575">
            <text:p>0,7845565972</text:p>
          </table:table-cell>
          <table:table-cell table:formula="of:=COS((([.A149])/16384)*PI())" office:value-type="float" office:value="0.620057211763289">
            <text:p>0,6200572118</text:p>
          </table:table-cell>
          <table:table-cell/>
        </table:table-row>
        <table:table-row table:style-name="ro1">
          <table:table-cell table:formula="of:=[.A149]+32" office:value-type="float" office:value="4736">
            <text:p>4736</text:p>
          </table:table-cell>
          <table:table-cell table:formula="of:=SIN((([.A150])/16384)*PI())" office:value-type="float" office:value="0.788346427626606">
            <text:p>0,7883464276</text:p>
          </table:table-cell>
          <table:table-cell table:formula="of:=COS((([.A150])/16384)*PI())" office:value-type="float" office:value="0.615231590580627">
            <text:p>0,6152315906</text:p>
          </table:table-cell>
          <table:table-cell/>
        </table:table-row>
        <table:table-row table:style-name="ro1">
          <table:table-cell table:formula="of:=[.A150]+32" office:value-type="float" office:value="4768">
            <text:p>4768</text:p>
          </table:table-cell>
          <table:table-cell table:formula="of:=SIN((([.A151])/16384)*PI())" office:value-type="float" office:value="0.792106577300212">
            <text:p>0,7921065773</text:p>
          </table:table-cell>
          <table:table-cell table:formula="of:=COS((([.A151])/16384)*PI())" office:value-type="float" office:value="0.610382806276309">
            <text:p>0,6103828063</text:p>
          </table:table-cell>
          <table:table-cell/>
        </table:table-row>
        <table:table-row table:style-name="ro1">
          <table:table-cell table:formula="of:=[.A151]+32" office:value-type="float" office:value="4800">
            <text:p>4800</text:p>
          </table:table-cell>
          <table:table-cell table:formula="of:=SIN((([.A152])/16384)*PI())" office:value-type="float" office:value="0.795836904608883">
            <text:p>0,7958369046</text:p>
          </table:table-cell>
          <table:table-cell table:formula="of:=COS((([.A152])/16384)*PI())" office:value-type="float" office:value="0.605511041404326">
            <text:p>0,6055110414</text:p>
          </table:table-cell>
          <table:table-cell/>
        </table:table-row>
        <table:table-row table:style-name="ro1">
          <table:table-cell table:formula="of:=[.A152]+32" office:value-type="float" office:value="4832">
            <text:p>4832</text:p>
          </table:table-cell>
          <table:table-cell table:formula="of:=SIN((([.A153])/16384)*PI())" office:value-type="float" office:value="0.799537269107905">
            <text:p>0,7995372691</text:p>
          </table:table-cell>
          <table:table-cell table:formula="of:=COS((([.A153])/16384)*PI())" office:value-type="float" office:value="0.600616479383869">
            <text:p>0,6006164794</text:p>
          </table:table-cell>
          <table:table-cell/>
        </table:table-row>
        <table:table-row table:style-name="ro1">
          <table:table-cell table:formula="of:=[.A153]+32" office:value-type="float" office:value="4864">
            <text:p>4864</text:p>
          </table:table-cell>
          <table:table-cell table:formula="of:=SIN((([.A154])/16384)*PI())" office:value-type="float" office:value="0.803207531480645">
            <text:p>0,8032075315</text:p>
          </table:table-cell>
          <table:table-cell table:formula="of:=COS((([.A154])/16384)*PI())" office:value-type="float" office:value="0.595699304492433">
            <text:p>0,5956993045</text:p>
          </table:table-cell>
          <table:table-cell/>
        </table:table-row>
        <table:table-row table:style-name="ro1">
          <table:table-cell table:formula="of:=[.A154]+32" office:value-type="float" office:value="4896">
            <text:p>4896</text:p>
          </table:table-cell>
          <table:table-cell table:formula="of:=SIN((([.A155])/16384)*PI())" office:value-type="float" office:value="0.806847553543799">
            <text:p>0,8068475535</text:p>
          </table:table-cell>
          <table:table-cell table:formula="of:=COS((([.A155])/16384)*PI())" office:value-type="float" office:value="0.590759701858874">
            <text:p>0,5907597019</text:p>
          </table:table-cell>
          <table:table-cell/>
        </table:table-row>
        <table:table-row table:style-name="ro1">
          <table:table-cell table:formula="of:=[.A155]+32" office:value-type="float" office:value="4928">
            <text:p>4928</text:p>
          </table:table-cell>
          <table:table-cell table:formula="of:=SIN((([.A156])/16384)*PI())" office:value-type="float" office:value="0.810457198252595">
            <text:p>0,8104571983</text:p>
          </table:table-cell>
          <table:table-cell table:formula="of:=COS((([.A156])/16384)*PI())" office:value-type="float" office:value="0.585797857456439">
            <text:p>0,5857978575</text:p>
          </table:table-cell>
          <table:table-cell/>
        </table:table-row>
        <table:table-row table:style-name="ro1">
          <table:table-cell table:formula="of:=[.A156]+32" office:value-type="float" office:value="4960">
            <text:p>4960</text:p>
          </table:table-cell>
          <table:table-cell table:formula="of:=SIN((([.A157])/16384)*PI())" office:value-type="float" office:value="0.814036329705948">
            <text:p>0,8140363297</text:p>
          </table:table-cell>
          <table:table-cell table:formula="of:=COS((([.A157])/16384)*PI())" office:value-type="float" office:value="0.580813958095765">
            <text:p>0,5808139581</text:p>
          </table:table-cell>
          <table:table-cell/>
        </table:table-row>
        <table:table-row table:style-name="ro1">
          <table:table-cell table:formula="of:=[.A157]+32" office:value-type="float" office:value="4992">
            <text:p>4992</text:p>
          </table:table-cell>
          <table:table-cell table:formula="of:=SIN((([.A158])/16384)*PI())" office:value-type="float" office:value="0.817584813151584">
            <text:p>0,8175848132</text:p>
          </table:table-cell>
          <table:table-cell table:formula="of:=COS((([.A158])/16384)*PI())" office:value-type="float" office:value="0.575808191417845">
            <text:p>0,5758081914</text:p>
          </table:table-cell>
          <table:table-cell/>
        </table:table-row>
        <table:table-row table:style-name="ro1">
          <table:table-cell table:formula="of:=[.A158]+32" office:value-type="float" office:value="5024">
            <text:p>5024</text:p>
          </table:table-cell>
          <table:table-cell table:formula="of:=SIN((([.A159])/16384)*PI())" office:value-type="float" office:value="0.821102514991105">
            <text:p>0,821102515</text:p>
          </table:table-cell>
          <table:table-cell table:formula="of:=COS((([.A159])/16384)*PI())" office:value-type="float" office:value="0.570780745886967">
            <text:p>0,5707807459</text:p>
          </table:table-cell>
          <table:table-cell/>
        </table:table-row>
        <table:table-row table:style-name="ro1">
          <table:table-cell table:formula="of:=[.A159]+32" office:value-type="float" office:value="5056">
            <text:p>5056</text:p>
          </table:table-cell>
          <table:table-cell table:formula="of:=SIN((([.A160])/16384)*PI())" office:value-type="float" office:value="0.824589302785025">
            <text:p>0,8245893028</text:p>
          </table:table-cell>
          <table:table-cell table:formula="of:=COS((([.A160])/16384)*PI())" office:value-type="float" office:value="0.565731810783613">
            <text:p>0,5657318108</text:p>
          </table:table-cell>
          <table:table-cell/>
        </table:table-row>
        <table:table-row table:style-name="ro1">
          <table:table-cell table:formula="of:=[.A160]+32" office:value-type="float" office:value="5088">
            <text:p>5088</text:p>
          </table:table-cell>
          <table:table-cell table:formula="of:=SIN((([.A161])/16384)*PI())" office:value-type="float" office:value="0.828045045257756">
            <text:p>0,8280450453</text:p>
          </table:table-cell>
          <table:table-cell table:formula="of:=COS((([.A161])/16384)*PI())" office:value-type="float" office:value="0.560661576197336">
            <text:p>0,5606615762</text:p>
          </table:table-cell>
          <table:table-cell/>
        </table:table-row>
        <table:table-row table:style-name="ro1">
          <table:table-cell table:formula="of:=[.A161]+32" office:value-type="float" office:value="5120">
            <text:p>5120</text:p>
          </table:table-cell>
          <table:table-cell table:formula="of:=SIN((([.A162])/16384)*PI())" office:value-type="float" office:value="0.831469612302545">
            <text:p>0,8314696123</text:p>
          </table:table-cell>
          <table:table-cell table:formula="of:=COS((([.A162])/16384)*PI())" office:value-type="float" office:value="0.555570233019602">
            <text:p>0,555570233</text:p>
          </table:table-cell>
          <table:table-cell/>
        </table:table-row>
        <table:table-row table:style-name="ro1">
          <table:table-cell table:formula="of:=[.A162]+32" office:value-type="float" office:value="5152">
            <text:p>5152</text:p>
          </table:table-cell>
          <table:table-cell table:formula="of:=SIN((([.A163])/16384)*PI())" office:value-type="float" office:value="0.83486287498638">
            <text:p>0,834862875</text:p>
          </table:table-cell>
          <table:table-cell table:formula="of:=COS((([.A163])/16384)*PI())" office:value-type="float" office:value="0.550457972936605">
            <text:p>0,5504579729</text:p>
          </table:table-cell>
          <table:table-cell/>
        </table:table-row>
        <table:table-row table:style-name="ro1">
          <table:table-cell table:formula="of:=[.A163]+32" office:value-type="float" office:value="5184">
            <text:p>5184</text:p>
          </table:table-cell>
          <table:table-cell table:formula="of:=SIN((([.A164])/16384)*PI())" office:value-type="float" office:value="0.838224705554838">
            <text:p>0,8382247056</text:p>
          </table:table-cell>
          <table:table-cell table:formula="of:=COS((([.A164])/16384)*PI())" office:value-type="float" office:value="0.545324988422046">
            <text:p>0,5453249884</text:p>
          </table:table-cell>
          <table:table-cell/>
        </table:table-row>
        <table:table-row table:style-name="ro1">
          <table:table-cell table:formula="of:=[.A164]+32" office:value-type="float" office:value="5216">
            <text:p>5216</text:p>
          </table:table-cell>
          <table:table-cell table:formula="of:=SIN((([.A165])/16384)*PI())" office:value-type="float" office:value="0.841554977436898">
            <text:p>0,8415549774</text:p>
          </table:table-cell>
          <table:table-cell table:formula="of:=COS((([.A165])/16384)*PI())" office:value-type="float" office:value="0.540171472729893">
            <text:p>0,5401714727</text:p>
          </table:table-cell>
          <table:table-cell/>
        </table:table-row>
        <table:table-row table:style-name="ro1">
          <table:table-cell table:formula="of:=[.A165]+32" office:value-type="float" office:value="5248">
            <text:p>5248</text:p>
          </table:table-cell>
          <table:table-cell table:formula="of:=SIN((([.A166])/16384)*PI())" office:value-type="float" office:value="0.844853565249707">
            <text:p>0,8448535652</text:p>
          </table:table-cell>
          <table:table-cell table:formula="of:=COS((([.A166])/16384)*PI())" office:value-type="float" office:value="0.534997619887097">
            <text:p>0,5349976199</text:p>
          </table:table-cell>
          <table:table-cell/>
        </table:table-row>
        <table:table-row table:style-name="ro1">
          <table:table-cell table:formula="of:=[.A166]+32" office:value-type="float" office:value="5280">
            <text:p>5280</text:p>
          </table:table-cell>
          <table:table-cell table:formula="of:=SIN((([.A167])/16384)*PI())" office:value-type="float" office:value="0.848120344803297">
            <text:p>0,8481203448</text:p>
          </table:table-cell>
          <table:table-cell table:formula="of:=COS((([.A167])/16384)*PI())" office:value-type="float" office:value="0.529803624686295">
            <text:p>0,5298036247</text:p>
          </table:table-cell>
          <table:table-cell/>
        </table:table-row>
        <table:table-row table:style-name="ro1">
          <table:table-cell table:formula="of:=[.A167]+32" office:value-type="float" office:value="5312">
            <text:p>5312</text:p>
          </table:table-cell>
          <table:table-cell table:formula="of:=SIN((([.A168])/16384)*PI())" office:value-type="float" office:value="0.851355193105265">
            <text:p>0,8513551931</text:p>
          </table:table-cell>
          <table:table-cell table:formula="of:=COS((([.A168])/16384)*PI())" office:value-type="float" office:value="0.524589682678469">
            <text:p>0,5245896827</text:p>
          </table:table-cell>
          <table:table-cell/>
        </table:table-row>
        <table:table-row table:style-name="ro1">
          <table:table-cell table:formula="of:=[.A168]+32" office:value-type="float" office:value="5344">
            <text:p>5344</text:p>
          </table:table-cell>
          <table:table-cell table:formula="of:=SIN((([.A169])/16384)*PI())" office:value-type="float" office:value="0.854557988365401">
            <text:p>0,8545579884</text:p>
          </table:table-cell>
          <table:table-cell table:formula="of:=COS((([.A169])/16384)*PI())" office:value-type="float" office:value="0.51935599016559">
            <text:p>0,5193559902</text:p>
          </table:table-cell>
          <table:table-cell/>
        </table:table-row>
        <table:table-row table:style-name="ro1">
          <table:table-cell table:formula="of:=[.A169]+32" office:value-type="float" office:value="5376">
            <text:p>5376</text:p>
          </table:table-cell>
          <table:table-cell table:formula="of:=SIN((([.A170])/16384)*PI())" office:value-type="float" office:value="0.857728610000272">
            <text:p>0,85772861</text:p>
          </table:table-cell>
          <table:table-cell table:formula="of:=COS((([.A170])/16384)*PI())" office:value-type="float" office:value="0.514102744193222">
            <text:p>0,5141027442</text:p>
          </table:table-cell>
          <table:table-cell/>
        </table:table-row>
        <table:table-row table:style-name="ro1">
          <table:table-cell table:formula="of:=[.A170]+32" office:value-type="float" office:value="5408">
            <text:p>5408</text:p>
          </table:table-cell>
          <table:table-cell table:formula="of:=SIN((([.A171])/16384)*PI())" office:value-type="float" office:value="0.860866938637767">
            <text:p>0,8608669386</text:p>
          </table:table-cell>
          <table:table-cell table:formula="of:=COS((([.A171])/16384)*PI())" office:value-type="float" office:value="0.508830142543107">
            <text:p>0,5088301425</text:p>
          </table:table-cell>
          <table:table-cell/>
        </table:table-row>
        <table:table-row table:style-name="ro1">
          <table:table-cell table:formula="of:=[.A171]+32" office:value-type="float" office:value="5440">
            <text:p>5440</text:p>
          </table:table-cell>
          <table:table-cell table:formula="of:=SIN((([.A172])/16384)*PI())" office:value-type="float" office:value="0.863972856121587">
            <text:p>0,8639728561</text:p>
          </table:table-cell>
          <table:table-cell table:formula="of:=COS((([.A172])/16384)*PI())" office:value-type="float" office:value="0.503538383725718">
            <text:p>0,5035383837</text:p>
          </table:table-cell>
          <table:table-cell/>
        </table:table-row>
        <table:table-row table:style-name="ro1">
          <table:table-cell table:formula="of:=[.A172]+32" office:value-type="float" office:value="5472">
            <text:p>5472</text:p>
          </table:table-cell>
          <table:table-cell table:formula="of:=SIN((([.A173])/16384)*PI())" office:value-type="float" office:value="0.867046245515693">
            <text:p>0,8670462455</text:p>
          </table:table-cell>
          <table:table-cell table:formula="of:=COS((([.A173])/16384)*PI())" office:value-type="float" office:value="0.498227666972782">
            <text:p>0,498227667</text:p>
          </table:table-cell>
          <table:table-cell/>
        </table:table-row>
        <table:table-row table:style-name="ro1">
          <table:table-cell table:formula="of:=[.A173]+32" office:value-type="float" office:value="5504">
            <text:p>5504</text:p>
          </table:table-cell>
          <table:table-cell table:formula="of:=SIN((([.A174])/16384)*PI())" office:value-type="float" office:value="0.870086991108711">
            <text:p>0,8700869911</text:p>
          </table:table-cell>
          <table:table-cell table:formula="of:=COS((([.A174])/16384)*PI())" office:value-type="float" office:value="0.492898192229784">
            <text:p>0,4928981922</text:p>
          </table:table-cell>
          <table:table-cell/>
        </table:table-row>
        <table:table-row table:style-name="ro1">
          <table:table-cell table:formula="of:=[.A174]+32" office:value-type="float" office:value="5536">
            <text:p>5536</text:p>
          </table:table-cell>
          <table:table-cell table:formula="of:=SIN((([.A175])/16384)*PI())" office:value-type="float" office:value="0.87309497841829">
            <text:p>0,8730949784</text:p>
          </table:table-cell>
          <table:table-cell table:formula="of:=COS((([.A175])/16384)*PI())" office:value-type="float" office:value="0.487550160148436">
            <text:p>0,4875501601</text:p>
          </table:table-cell>
          <table:table-cell/>
        </table:table-row>
        <table:table-row table:style-name="ro1">
          <table:table-cell table:formula="of:=[.A175]+32" office:value-type="float" office:value="5568">
            <text:p>5568</text:p>
          </table:table-cell>
          <table:table-cell table:formula="of:=SIN((([.A176])/16384)*PI())" office:value-type="float" office:value="0.876070094195407">
            <text:p>0,8760700942</text:p>
          </table:table-cell>
          <table:table-cell table:formula="of:=COS((([.A176])/16384)*PI())" office:value-type="float" office:value="0.482183772079123">
            <text:p>0,4821837721</text:p>
          </table:table-cell>
          <table:table-cell/>
        </table:table-row>
        <table:table-row table:style-name="ro1">
          <table:table-cell table:formula="of:=[.A176]+32" office:value-type="float" office:value="5600">
            <text:p>5600</text:p>
          </table:table-cell>
          <table:table-cell table:formula="of:=SIN((([.A177])/16384)*PI())" office:value-type="float" office:value="0.879012226428633">
            <text:p>0,8790122264</text:p>
          </table:table-cell>
          <table:table-cell table:formula="of:=COS((([.A177])/16384)*PI())" office:value-type="float" office:value="0.476799230063322">
            <text:p>0,4767992301</text:p>
          </table:table-cell>
          <table:table-cell/>
        </table:table-row>
        <table:table-row table:style-name="ro1">
          <table:table-cell table:formula="of:=[.A177]+32" office:value-type="float" office:value="5632">
            <text:p>5632</text:p>
          </table:table-cell>
          <table:table-cell table:formula="of:=SIN((([.A178])/16384)*PI())" office:value-type="float" office:value="0.881921264348355">
            <text:p>0,8819212643</text:p>
          </table:table-cell>
          <table:table-cell table:formula="of:=COS((([.A178])/16384)*PI())" office:value-type="float" office:value="0.471396736825998">
            <text:p>0,4713967368</text:p>
          </table:table-cell>
          <table:table-cell/>
        </table:table-row>
        <table:table-row table:style-name="ro1">
          <table:table-cell table:formula="of:=[.A178]+32" office:value-type="float" office:value="5664">
            <text:p>5664</text:p>
          </table:table-cell>
          <table:table-cell table:formula="of:=SIN((([.A179])/16384)*PI())" office:value-type="float" office:value="0.884797098430938">
            <text:p>0,8847970984</text:p>
          </table:table-cell>
          <table:table-cell table:formula="of:=COS((([.A179])/16384)*PI())" office:value-type="float" office:value="0.465976495767966">
            <text:p>0,4659764958</text:p>
          </table:table-cell>
          <table:table-cell/>
        </table:table-row>
        <table:table-row table:style-name="ro1">
          <table:table-cell table:formula="of:=[.A179]+32" office:value-type="float" office:value="5696">
            <text:p>5696</text:p>
          </table:table-cell>
          <table:table-cell table:formula="of:=SIN((([.A180])/16384)*PI())" office:value-type="float" office:value="0.887639620402854">
            <text:p>0,8876396204</text:p>
          </table:table-cell>
          <table:table-cell table:formula="of:=COS((([.A180])/16384)*PI())" office:value-type="float" office:value="0.46053871095824">
            <text:p>0,460538711</text:p>
          </table:table-cell>
          <table:table-cell/>
        </table:table-row>
        <table:table-row table:style-name="ro1">
          <table:table-cell table:formula="of:=[.A180]+32" office:value-type="float" office:value="5728">
            <text:p>5728</text:p>
          </table:table-cell>
          <table:table-cell table:formula="of:=SIN((([.A181])/16384)*PI())" office:value-type="float" office:value="0.890448723244758">
            <text:p>0,8904487232</text:p>
          </table:table-cell>
          <table:table-cell table:formula="of:=COS((([.A181])/16384)*PI())" office:value-type="float" office:value="0.455083587126344">
            <text:p>0,4550835871</text:p>
          </table:table-cell>
          <table:table-cell/>
        </table:table-row>
        <table:table-row table:style-name="ro1">
          <table:table-cell table:formula="of:=[.A181]+32" office:value-type="float" office:value="5760">
            <text:p>5760</text:p>
          </table:table-cell>
          <table:table-cell table:formula="of:=SIN((([.A182])/16384)*PI())" office:value-type="float" office:value="0.893224301195515">
            <text:p>0,8932243012</text:p>
          </table:table-cell>
          <table:table-cell table:formula="of:=COS((([.A182])/16384)*PI())" office:value-type="float" office:value="0.449611329654607">
            <text:p>0,4496113297</text:p>
          </table:table-cell>
          <table:table-cell/>
        </table:table-row>
        <table:table-row table:style-name="ro1">
          <table:table-cell table:formula="of:=[.A182]+32" office:value-type="float" office:value="5792">
            <text:p>5792</text:p>
          </table:table-cell>
          <table:table-cell table:formula="of:=SIN((([.A183])/16384)*PI())" office:value-type="float" office:value="0.895966249756185">
            <text:p>0,8959662498</text:p>
          </table:table-cell>
          <table:table-cell table:formula="of:=COS((([.A183])/16384)*PI())" office:value-type="float" office:value="0.444122144570429">
            <text:p>0,4441221446</text:p>
          </table:table-cell>
          <table:table-cell/>
        </table:table-row>
        <table:table-row table:style-name="ro1">
          <table:table-cell table:formula="of:=[.A183]+32" office:value-type="float" office:value="5824">
            <text:p>5824</text:p>
          </table:table-cell>
          <table:table-cell table:formula="of:=SIN((([.A184])/16384)*PI())" office:value-type="float" office:value="0.898674465693954">
            <text:p>0,8986744657</text:p>
          </table:table-cell>
          <table:table-cell table:formula="of:=COS((([.A184])/16384)*PI())" office:value-type="float" office:value="0.438616238538528">
            <text:p>0,4386162385</text:p>
          </table:table-cell>
          <table:table-cell/>
        </table:table-row>
        <table:table-row table:style-name="ro1">
          <table:table-cell table:formula="of:=[.A184]+32" office:value-type="float" office:value="5856">
            <text:p>5856</text:p>
          </table:table-cell>
          <table:table-cell table:formula="of:=SIN((([.A185])/16384)*PI())" office:value-type="float" office:value="0.901348847046022">
            <text:p>0,901348847</text:p>
          </table:table-cell>
          <table:table-cell table:formula="of:=COS((([.A185])/16384)*PI())" office:value-type="float" office:value="0.433093818853152">
            <text:p>0,4330938189</text:p>
          </table:table-cell>
          <table:table-cell/>
        </table:table-row>
        <table:table-row table:style-name="ro1">
          <table:table-cell table:formula="of:=[.A185]+32" office:value-type="float" office:value="5888">
            <text:p>5888</text:p>
          </table:table-cell>
          <table:table-cell table:formula="of:=SIN((([.A186])/16384)*PI())" office:value-type="float" office:value="0.903989293123443">
            <text:p>0,9039892931</text:p>
          </table:table-cell>
          <table:table-cell table:formula="of:=COS((([.A186])/16384)*PI())" office:value-type="float" office:value="0.427555093430282">
            <text:p>0,4275550934</text:p>
          </table:table-cell>
          <table:table-cell/>
        </table:table-row>
        <table:table-row table:style-name="ro1">
          <table:table-cell table:formula="of:=[.A186]+32" office:value-type="float" office:value="5920">
            <text:p>5920</text:p>
          </table:table-cell>
          <table:table-cell table:formula="of:=SIN((([.A187])/16384)*PI())" office:value-type="float" office:value="0.906595704514915">
            <text:p>0,9065957045</text:p>
          </table:table-cell>
          <table:table-cell table:formula="of:=COS((([.A187])/16384)*PI())" office:value-type="float" office:value="0.4220002707998">
            <text:p>0,4220002708</text:p>
          </table:table-cell>
          <table:table-cell/>
        </table:table-row>
        <table:table-row table:style-name="ro1">
          <table:table-cell table:formula="of:=[.A187]+32" office:value-type="float" office:value="5952">
            <text:p>5952</text:p>
          </table:table-cell>
          <table:table-cell table:formula="of:=SIN((([.A188])/16384)*PI())" office:value-type="float" office:value="0.909167983090522">
            <text:p>0,9091679831</text:p>
          </table:table-cell>
          <table:table-cell table:formula="of:=COS((([.A188])/16384)*PI())" office:value-type="float" office:value="0.416429560097637">
            <text:p>0,4164295601</text:p>
          </table:table-cell>
          <table:table-cell/>
        </table:table-row>
        <table:table-row table:style-name="ro1">
          <table:table-cell table:formula="of:=[.A188]+32" office:value-type="float" office:value="5984">
            <text:p>5984</text:p>
          </table:table-cell>
          <table:table-cell table:formula="of:=SIN((([.A189])/16384)*PI())" office:value-type="float" office:value="0.91170603200543">
            <text:p>0,911706032</text:p>
          </table:table-cell>
          <table:table-cell table:formula="of:=COS((([.A189])/16384)*PI())" office:value-type="float" office:value="0.410843171057904">
            <text:p>0,4108431711</text:p>
          </table:table-cell>
          <table:table-cell/>
        </table:table-row>
        <table:table-row table:style-name="ro1">
          <table:table-cell table:formula="of:=[.A189]+32" office:value-type="float" office:value="6016">
            <text:p>6016</text:p>
          </table:table-cell>
          <table:table-cell table:formula="of:=SIN((([.A190])/16384)*PI())" office:value-type="float" office:value="0.914209755703531">
            <text:p>0,9142097557</text:p>
          </table:table-cell>
          <table:table-cell table:formula="of:=COS((([.A190])/16384)*PI())" office:value-type="float" office:value="0.40524131400499">
            <text:p>0,405241314</text:p>
          </table:table-cell>
          <table:table-cell/>
        </table:table-row>
        <table:table-row table:style-name="ro1">
          <table:table-cell table:formula="of:=[.A190]+32" office:value-type="float" office:value="6048">
            <text:p>6048</text:p>
          </table:table-cell>
          <table:table-cell table:formula="of:=SIN((([.A191])/16384)*PI())" office:value-type="float" office:value="0.916679059921043">
            <text:p>0,9166790599</text:p>
          </table:table-cell>
          <table:table-cell table:formula="of:=COS((([.A191])/16384)*PI())" office:value-type="float" office:value="0.399624199845647">
            <text:p>0,3996241998</text:p>
          </table:table-cell>
          <table:table-cell/>
        </table:table-row>
        <table:table-row table:style-name="ro1">
          <table:table-cell table:formula="of:=[.A191]+32" office:value-type="float" office:value="6080">
            <text:p>6080</text:p>
          </table:table-cell>
          <table:table-cell table:formula="of:=SIN((([.A192])/16384)*PI())" office:value-type="float" office:value="0.919113851690058">
            <text:p>0,9191138517</text:p>
          </table:table-cell>
          <table:table-cell table:formula="of:=COS((([.A192])/16384)*PI())" office:value-type="float" office:value="0.393992040061048">
            <text:p>0,3939920401</text:p>
          </table:table-cell>
          <table:table-cell/>
        </table:table-row>
        <table:table-row table:style-name="ro1">
          <table:table-cell table:formula="of:=[.A192]+32" office:value-type="float" office:value="6112">
            <text:p>6112</text:p>
          </table:table-cell>
          <table:table-cell table:formula="of:=SIN((([.A193])/16384)*PI())" office:value-type="float" office:value="0.921514039342042">
            <text:p>0,9215140393</text:p>
          </table:table-cell>
          <table:table-cell table:formula="of:=COS((([.A193])/16384)*PI())" office:value-type="float" office:value="0.388345046698826">
            <text:p>0,3883450467</text:p>
          </table:table-cell>
          <table:table-cell/>
        </table:table-row>
        <table:table-row table:style-name="ro1">
          <table:table-cell table:formula="of:=[.A193]+32" office:value-type="float" office:value="6144">
            <text:p>6144</text:p>
          </table:table-cell>
          <table:table-cell table:formula="of:=SIN((([.A194])/16384)*PI())" office:value-type="float" office:value="0.923879532511287">
            <text:p>0,9238795325</text:p>
          </table:table-cell>
          <table:table-cell table:formula="of:=COS((([.A194])/16384)*PI())" office:value-type="float" office:value="0.38268343236509">
            <text:p>0,3826834324</text:p>
          </table:table-cell>
          <table:table-cell/>
        </table:table-row>
        <table:table-row table:style-name="ro1">
          <table:table-cell table:formula="of:=[.A194]+32" office:value-type="float" office:value="6176">
            <text:p>6176</text:p>
          </table:table-cell>
          <table:table-cell table:formula="of:=SIN((([.A195])/16384)*PI())" office:value-type="float" office:value="0.926210242138311">
            <text:p>0,9262102421</text:p>
          </table:table-cell>
          <table:table-cell table:formula="of:=COS((([.A195])/16384)*PI())" office:value-type="float" office:value="0.377007410216418">
            <text:p>0,3770074102</text:p>
          </table:table-cell>
          <table:table-cell/>
        </table:table-row>
        <table:table-row table:style-name="ro1">
          <table:table-cell table:formula="of:=[.A195]+32" office:value-type="float" office:value="6208">
            <text:p>6208</text:p>
          </table:table-cell>
          <table:table-cell table:formula="of:=SIN((([.A196])/16384)*PI())" office:value-type="float" office:value="0.928506080473215">
            <text:p>0,9285060805</text:p>
          </table:table-cell>
          <table:table-cell table:formula="of:=COS((([.A196])/16384)*PI())" office:value-type="float" office:value="0.371317193951838">
            <text:p>0,371317194</text:p>
          </table:table-cell>
          <table:table-cell/>
        </table:table-row>
        <table:table-row table:style-name="ro1">
          <table:table-cell table:formula="of:=[.A196]+32" office:value-type="float" office:value="6240">
            <text:p>6240</text:p>
          </table:table-cell>
          <table:table-cell table:formula="of:=SIN((([.A197])/16384)*PI())" office:value-type="float" office:value="0.930766961078984">
            <text:p>0,9307669611</text:p>
          </table:table-cell>
          <table:table-cell table:formula="of:=COS((([.A197])/16384)*PI())" office:value-type="float" office:value="0.365612997804774">
            <text:p>0,3656129978</text:p>
          </table:table-cell>
          <table:table-cell/>
        </table:table-row>
        <table:table-row table:style-name="ro1">
          <table:table-cell table:formula="of:=[.A197]+32" office:value-type="float" office:value="6272">
            <text:p>6272</text:p>
          </table:table-cell>
          <table:table-cell table:formula="of:=SIN((([.A198])/16384)*PI())" office:value-type="float" office:value="0.932992798834739">
            <text:p>0,9329927988</text:p>
          </table:table-cell>
          <table:table-cell table:formula="of:=COS((([.A198])/16384)*PI())" office:value-type="float" office:value="0.359895036534988">
            <text:p>0,3598950365</text:p>
          </table:table-cell>
          <table:table-cell/>
        </table:table-row>
        <table:table-row table:style-name="ro1">
          <table:table-cell table:formula="of:=[.A198]+32" office:value-type="float" office:value="6304">
            <text:p>6304</text:p>
          </table:table-cell>
          <table:table-cell table:formula="of:=SIN((([.A199])/16384)*PI())" office:value-type="float" office:value="0.935183509938947">
            <text:p>0,9351835099</text:p>
          </table:table-cell>
          <table:table-cell table:formula="of:=COS((([.A199])/16384)*PI())" office:value-type="float" office:value="0.35416352542049">
            <text:p>0,3541635254</text:p>
          </table:table-cell>
          <table:table-cell/>
        </table:table-row>
        <table:table-row table:style-name="ro1">
          <table:table-cell table:formula="of:=[.A199]+32" office:value-type="float" office:value="6336">
            <text:p>6336</text:p>
          </table:table-cell>
          <table:table-cell table:formula="of:=SIN((([.A200])/16384)*PI())" office:value-type="float" office:value="0.937339011912575">
            <text:p>0,9373390119</text:p>
          </table:table-cell>
          <table:table-cell table:formula="of:=COS((([.A200])/16384)*PI())" office:value-type="float" office:value="0.348418680249434">
            <text:p>0,3484186802</text:p>
          </table:table-cell>
          <table:table-cell/>
        </table:table-row>
        <table:table-row table:style-name="ro1">
          <table:table-cell table:formula="of:=[.A200]+32" office:value-type="float" office:value="6368">
            <text:p>6368</text:p>
          </table:table-cell>
          <table:table-cell table:formula="of:=SIN((([.A201])/16384)*PI())" office:value-type="float" office:value="0.93945922360219">
            <text:p>0,9394592236</text:p>
          </table:table-cell>
          <table:table-cell table:formula="of:=COS((([.A201])/16384)*PI())" office:value-type="float" office:value="0.342660717311994">
            <text:p>0,3426607173</text:p>
          </table:table-cell>
          <table:table-cell/>
        </table:table-row>
        <table:table-row table:style-name="ro1">
          <table:table-cell table:formula="of:=[.A201]+32" office:value-type="float" office:value="6400">
            <text:p>6400</text:p>
          </table:table-cell>
          <table:table-cell table:formula="of:=SIN((([.A202])/16384)*PI())" office:value-type="float" office:value="0.941544065183021">
            <text:p>0,9415440652</text:p>
          </table:table-cell>
          <table:table-cell table:formula="of:=COS((([.A202])/16384)*PI())" office:value-type="float" office:value="0.33688985339222">
            <text:p>0,3368898534</text:p>
          </table:table-cell>
          <table:table-cell/>
        </table:table-row>
        <table:table-row table:style-name="ro1">
          <table:table-cell table:formula="of:=[.A202]+32" office:value-type="float" office:value="6432">
            <text:p>6432</text:p>
          </table:table-cell>
          <table:table-cell table:formula="of:=SIN((([.A203])/16384)*PI())" office:value-type="float" office:value="0.94359345816196">
            <text:p>0,9435934582</text:p>
          </table:table-cell>
          <table:table-cell table:formula="of:=COS((([.A203])/16384)*PI())" office:value-type="float" office:value="0.331106305759876">
            <text:p>0,3311063058</text:p>
          </table:table-cell>
          <table:table-cell/>
        </table:table-row>
        <table:table-row table:style-name="ro1">
          <table:table-cell table:formula="of:=[.A203]+32" office:value-type="float" office:value="6464">
            <text:p>6464</text:p>
          </table:table-cell>
          <table:table-cell table:formula="of:=SIN((([.A204])/16384)*PI())" office:value-type="float" office:value="0.945607325380521">
            <text:p>0,9456073254</text:p>
          </table:table-cell>
          <table:table-cell table:formula="of:=COS((([.A204])/16384)*PI())" office:value-type="float" office:value="0.325310292162263">
            <text:p>0,3253102922</text:p>
          </table:table-cell>
          <table:table-cell/>
        </table:table-row>
        <table:table-row table:style-name="ro1">
          <table:table-cell table:formula="of:=[.A204]+32" office:value-type="float" office:value="6496">
            <text:p>6496</text:p>
          </table:table-cell>
          <table:table-cell table:formula="of:=SIN((([.A205])/16384)*PI())" office:value-type="float" office:value="0.947585591017741">
            <text:p>0,947585591</text:p>
          </table:table-cell>
          <table:table-cell table:formula="of:=COS((([.A205])/16384)*PI())" office:value-type="float" office:value="0.319502030816016">
            <text:p>0,3195020308</text:p>
          </table:table-cell>
          <table:table-cell/>
        </table:table-row>
        <table:table-row table:style-name="ro1">
          <table:table-cell table:formula="of:=[.A205]+32" office:value-type="float" office:value="6528">
            <text:p>6528</text:p>
          </table:table-cell>
          <table:table-cell table:formula="of:=SIN((([.A206])/16384)*PI())" office:value-type="float" office:value="0.949528180593037">
            <text:p>0,9495281806</text:p>
          </table:table-cell>
          <table:table-cell table:formula="of:=COS((([.A206])/16384)*PI())" office:value-type="float" office:value="0.313681740398892">
            <text:p>0,3136817404</text:p>
          </table:table-cell>
          <table:table-cell/>
        </table:table-row>
        <table:table-row table:style-name="ro1">
          <table:table-cell table:formula="of:=[.A206]+32" office:value-type="float" office:value="6560">
            <text:p>6560</text:p>
          </table:table-cell>
          <table:table-cell table:formula="of:=SIN((([.A207])/16384)*PI())" office:value-type="float" office:value="0.951435020969008">
            <text:p>0,951435021</text:p>
          </table:table-cell>
          <table:table-cell table:formula="of:=COS((([.A207])/16384)*PI())" office:value-type="float" office:value="0.307849640041535">
            <text:p>0,30784964</text:p>
          </table:table-cell>
          <table:table-cell/>
        </table:table-row>
        <table:table-row table:style-name="ro1">
          <table:table-cell table:formula="of:=[.A207]+32" office:value-type="float" office:value="6592">
            <text:p>6592</text:p>
          </table:table-cell>
          <table:table-cell table:formula="of:=SIN((([.A208])/16384)*PI())" office:value-type="float" office:value="0.953306040354194">
            <text:p>0,9533060404</text:p>
          </table:table-cell>
          <table:table-cell table:formula="of:=COS((([.A208])/16384)*PI())" office:value-type="float" office:value="0.302005949319228">
            <text:p>0,3020059493</text:p>
          </table:table-cell>
          <table:table-cell/>
        </table:table-row>
        <table:table-row table:style-name="ro1">
          <table:table-cell table:formula="of:=[.A208]+32" office:value-type="float" office:value="6624">
            <text:p>6624</text:p>
          </table:table-cell>
          <table:table-cell table:formula="of:=SIN((([.A209])/16384)*PI())" office:value-type="float" office:value="0.955141168305771">
            <text:p>0,9551411683</text:p>
          </table:table-cell>
          <table:table-cell table:formula="of:=COS((([.A209])/16384)*PI())" office:value-type="float" office:value="0.296150888243624">
            <text:p>0,2961508882</text:p>
          </table:table-cell>
          <table:table-cell/>
        </table:table-row>
        <table:table-row table:style-name="ro1">
          <table:table-cell table:formula="of:=[.A209]+32" office:value-type="float" office:value="6656">
            <text:p>6656</text:p>
          </table:table-cell>
          <table:table-cell table:formula="of:=SIN((([.A210])/16384)*PI())" office:value-type="float" office:value="0.956940335732209">
            <text:p>0,9569403357</text:p>
          </table:table-cell>
          <table:table-cell table:formula="of:=COS((([.A210])/16384)*PI())" office:value-type="float" office:value="0.290284677254462">
            <text:p>0,2902846773</text:p>
          </table:table-cell>
          <table:table-cell/>
        </table:table-row>
        <table:table-row table:style-name="ro1">
          <table:table-cell table:formula="of:=[.A210]+32" office:value-type="float" office:value="6688">
            <text:p>6688</text:p>
          </table:table-cell>
          <table:table-cell table:formula="of:=SIN((([.A211])/16384)*PI())" office:value-type="float" office:value="0.958703474895871">
            <text:p>0,9587034749</text:p>
          </table:table-cell>
          <table:table-cell table:formula="of:=COS((([.A211])/16384)*PI())" office:value-type="float" office:value="0.284407537211272">
            <text:p>0,2844075372</text:p>
          </table:table-cell>
          <table:table-cell/>
        </table:table-row>
        <table:table-row table:style-name="ro1">
          <table:table-cell table:formula="of:=[.A211]+32" office:value-type="float" office:value="6720">
            <text:p>6720</text:p>
          </table:table-cell>
          <table:table-cell table:formula="of:=SIN((([.A212])/16384)*PI())" office:value-type="float" office:value="0.960430519415566">
            <text:p>0,9604305194</text:p>
          </table:table-cell>
          <table:table-cell table:formula="of:=COS((([.A212])/16384)*PI())" office:value-type="float" office:value="0.278519689385053">
            <text:p>0,2785196894</text:p>
          </table:table-cell>
          <table:table-cell/>
        </table:table-row>
        <table:table-row table:style-name="ro1">
          <table:table-cell table:formula="of:=[.A212]+32" office:value-type="float" office:value="6752">
            <text:p>6752</text:p>
          </table:table-cell>
          <table:table-cell table:formula="of:=SIN((([.A213])/16384)*PI())" office:value-type="float" office:value="0.962121404269042">
            <text:p>0,9621214043</text:p>
          </table:table-cell>
          <table:table-cell table:formula="of:=COS((([.A213])/16384)*PI())" office:value-type="float" office:value="0.272621355449949">
            <text:p>0,2726213554</text:p>
          </table:table-cell>
          <table:table-cell/>
        </table:table-row>
        <table:table-row table:style-name="ro1">
          <table:table-cell table:formula="of:=[.A213]+32" office:value-type="float" office:value="6784">
            <text:p>6784</text:p>
          </table:table-cell>
          <table:table-cell table:formula="of:=SIN((([.A214])/16384)*PI())" office:value-type="float" office:value="0.96377606579544">
            <text:p>0,9637760658</text:p>
          </table:table-cell>
          <table:table-cell table:formula="of:=COS((([.A214])/16384)*PI())" office:value-type="float" office:value="0.266712757474898">
            <text:p>0,2667127575</text:p>
          </table:table-cell>
          <table:table-cell/>
        </table:table-row>
        <table:table-row table:style-name="ro1">
          <table:table-cell table:formula="of:=[.A214]+32" office:value-type="float" office:value="6816">
            <text:p>6816</text:p>
          </table:table-cell>
          <table:table-cell table:formula="of:=SIN((([.A215])/16384)*PI())" office:value-type="float" office:value="0.965394441697689">
            <text:p>0,9653944417</text:p>
          </table:table-cell>
          <table:table-cell table:formula="of:=COS((([.A215])/16384)*PI())" office:value-type="float" office:value="0.260794117915276">
            <text:p>0,2607941179</text:p>
          </table:table-cell>
          <table:table-cell/>
        </table:table-row>
        <table:table-row table:style-name="ro1">
          <table:table-cell table:formula="of:=[.A215]+32" office:value-type="float" office:value="6848">
            <text:p>6848</text:p>
          </table:table-cell>
          <table:table-cell table:formula="of:=SIN((([.A216])/16384)*PI())" office:value-type="float" office:value="0.966976471044852">
            <text:p>0,966976471</text:p>
          </table:table-cell>
          <table:table-cell table:formula="of:=COS((([.A216])/16384)*PI())" office:value-type="float" office:value="0.254865659604515">
            <text:p>0,2548656596</text:p>
          </table:table-cell>
          <table:table-cell/>
        </table:table-row>
        <table:table-row table:style-name="ro1">
          <table:table-cell table:formula="of:=[.A216]+32" office:value-type="float" office:value="6880">
            <text:p>6880</text:p>
          </table:table-cell>
          <table:table-cell table:formula="of:=SIN((([.A217])/16384)*PI())" office:value-type="float" office:value="0.968522094274417">
            <text:p>0,9685220943</text:p>
          </table:table-cell>
          <table:table-cell table:formula="of:=COS((([.A217])/16384)*PI())" office:value-type="float" office:value="0.24892760574572">
            <text:p>0,2489276057</text:p>
          </table:table-cell>
          <table:table-cell/>
        </table:table-row>
        <table:table-row table:style-name="ro1">
          <table:table-cell table:formula="of:=[.A217]+32" office:value-type="float" office:value="6912">
            <text:p>6912</text:p>
          </table:table-cell>
          <table:table-cell table:formula="of:=SIN((([.A218])/16384)*PI())" office:value-type="float" office:value="0.970031253194544">
            <text:p>0,9700312532</text:p>
          </table:table-cell>
          <table:table-cell table:formula="of:=COS((([.A218])/16384)*PI())" office:value-type="float" office:value="0.242980179903264">
            <text:p>0,2429801799</text:p>
          </table:table-cell>
          <table:table-cell/>
        </table:table-row>
        <table:table-row table:style-name="ro1">
          <table:table-cell table:formula="of:=[.A218]+32" office:value-type="float" office:value="6944">
            <text:p>6944</text:p>
          </table:table-cell>
          <table:table-cell table:formula="of:=SIN((([.A219])/16384)*PI())" office:value-type="float" office:value="0.971503890986252">
            <text:p>0,971503891</text:p>
          </table:table-cell>
          <table:table-cell table:formula="of:=COS((([.A219])/16384)*PI())" office:value-type="float" office:value="0.237023605994367">
            <text:p>0,237023606</text:p>
          </table:table-cell>
          <table:table-cell/>
        </table:table-row>
        <table:table-row table:style-name="ro1">
          <table:table-cell table:formula="of:=[.A219]+32" office:value-type="float" office:value="6976">
            <text:p>6976</text:p>
          </table:table-cell>
          <table:table-cell table:formula="of:=SIN((([.A220])/16384)*PI())" office:value-type="float" office:value="0.97293995220556">
            <text:p>0,9729399522</text:p>
          </table:table-cell>
          <table:table-cell table:formula="of:=COS((([.A220])/16384)*PI())" office:value-type="float" office:value="0.231058108280671">
            <text:p>0,2310581083</text:p>
          </table:table-cell>
          <table:table-cell/>
        </table:table-row>
        <table:table-row table:style-name="ro1">
          <table:table-cell table:formula="of:=[.A220]+32" office:value-type="float" office:value="7008">
            <text:p>7008</text:p>
          </table:table-cell>
          <table:table-cell table:formula="of:=SIN((([.A221])/16384)*PI())" office:value-type="float" office:value="0.974339382785576">
            <text:p>0,9743393828</text:p>
          </table:table-cell>
          <table:table-cell table:formula="of:=COS((([.A221])/16384)*PI())" office:value-type="float" office:value="0.225083911359793">
            <text:p>0,2250839114</text:p>
          </table:table-cell>
          <table:table-cell/>
        </table:table-row>
        <table:table-row table:style-name="ro1">
          <table:table-cell table:formula="of:=[.A221]+32" office:value-type="float" office:value="7040">
            <text:p>7040</text:p>
          </table:table-cell>
          <table:table-cell table:formula="of:=SIN((([.A222])/16384)*PI())" office:value-type="float" office:value="0.975702130038528">
            <text:p>0,97570213</text:p>
          </table:table-cell>
          <table:table-cell table:formula="of:=COS((([.A222])/16384)*PI())" office:value-type="float" office:value="0.21910124015687">
            <text:p>0,2191012402</text:p>
          </table:table-cell>
          <table:table-cell/>
        </table:table-row>
        <table:table-row table:style-name="ro1">
          <table:table-cell table:formula="of:=[.A222]+32" office:value-type="float" office:value="7072">
            <text:p>7072</text:p>
          </table:table-cell>
          <table:table-cell table:formula="of:=SIN((([.A223])/16384)*PI())" office:value-type="float" office:value="0.977028142657754">
            <text:p>0,9770281427</text:p>
          </table:table-cell>
          <table:table-cell table:formula="of:=COS((([.A223])/16384)*PI())" office:value-type="float" office:value="0.213110319916091">
            <text:p>0,2131103199</text:p>
          </table:table-cell>
          <table:table-cell/>
        </table:table-row>
        <table:table-row table:style-name="ro1">
          <table:table-cell table:formula="of:=[.A223]+32" office:value-type="float" office:value="7104">
            <text:p>7104</text:p>
          </table:table-cell>
          <table:table-cell table:formula="of:=SIN((([.A224])/16384)*PI())" office:value-type="float" office:value="0.978317370719628">
            <text:p>0,9783173707</text:p>
          </table:table-cell>
          <table:table-cell table:formula="of:=COS((([.A224])/16384)*PI())" office:value-type="float" office:value="0.207111376192219">
            <text:p>0,2071113762</text:p>
          </table:table-cell>
          <table:table-cell/>
        </table:table-row>
        <table:table-row table:style-name="ro1">
          <table:table-cell table:formula="of:=[.A224]+32" office:value-type="float" office:value="7136">
            <text:p>7136</text:p>
          </table:table-cell>
          <table:table-cell table:formula="of:=SIN((([.A225])/16384)*PI())" office:value-type="float" office:value="0.97956976568544">
            <text:p>0,9795697657</text:p>
          </table:table-cell>
          <table:table-cell table:formula="of:=COS((([.A225])/16384)*PI())" office:value-type="float" office:value="0.201104634842092">
            <text:p>0,2011046348</text:p>
          </table:table-cell>
          <table:table-cell/>
        </table:table-row>
        <table:table-row table:style-name="ro1">
          <table:table-cell table:formula="of:=[.A225]+32" office:value-type="float" office:value="7168">
            <text:p>7168</text:p>
          </table:table-cell>
          <table:table-cell table:formula="of:=SIN((([.A226])/16384)*PI())" office:value-type="float" office:value="0.98078528040323">
            <text:p>0,9807852804</text:p>
          </table:table-cell>
          <table:table-cell table:formula="of:=COS((([.A226])/16384)*PI())" office:value-type="float" office:value="0.195090322016128">
            <text:p>0,195090322</text:p>
          </table:table-cell>
          <table:table-cell/>
        </table:table-row>
        <table:table-row table:style-name="ro1">
          <table:table-cell table:formula="of:=[.A226]+32" office:value-type="float" office:value="7200">
            <text:p>7200</text:p>
          </table:table-cell>
          <table:table-cell table:formula="of:=SIN((([.A227])/16384)*PI())" office:value-type="float" office:value="0.981963869109555">
            <text:p>0,9819638691</text:p>
          </table:table-cell>
          <table:table-cell table:formula="of:=COS((([.A227])/16384)*PI())" office:value-type="float" office:value="0.189068664149806">
            <text:p>0,1890686641</text:p>
          </table:table-cell>
          <table:table-cell/>
        </table:table-row>
        <table:table-row table:style-name="ro1">
          <table:table-cell table:formula="of:=[.A227]+32" office:value-type="float" office:value="7232">
            <text:p>7232</text:p>
          </table:table-cell>
          <table:table-cell table:formula="of:=SIN((([.A228])/16384)*PI())" office:value-type="float" office:value="0.983105487431216">
            <text:p>0,9831054874</text:p>
          </table:table-cell>
          <table:table-cell table:formula="of:=COS((([.A228])/16384)*PI())" office:value-type="float" office:value="0.183039887955141">
            <text:p>0,183039888</text:p>
          </table:table-cell>
          <table:table-cell/>
        </table:table-row>
        <table:table-row table:style-name="ro1">
          <table:table-cell table:formula="of:=[.A228]+32" office:value-type="float" office:value="7264">
            <text:p>7264</text:p>
          </table:table-cell>
          <table:table-cell table:formula="of:=SIN((([.A229])/16384)*PI())" office:value-type="float" office:value="0.984210092386929">
            <text:p>0,9842100924</text:p>
          </table:table-cell>
          <table:table-cell table:formula="of:=COS((([.A229])/16384)*PI())" office:value-type="float" office:value="0.177004220412149">
            <text:p>0,1770042204</text:p>
          </table:table-cell>
          <table:table-cell/>
        </table:table-row>
        <table:table-row table:style-name="ro1">
          <table:table-cell table:formula="of:=[.A229]+32" office:value-type="float" office:value="7296">
            <text:p>7296</text:p>
          </table:table-cell>
          <table:table-cell table:formula="of:=SIN((([.A230])/16384)*PI())" office:value-type="float" office:value="0.985277642388941">
            <text:p>0,9852776424</text:p>
          </table:table-cell>
          <table:table-cell table:formula="of:=COS((([.A230])/16384)*PI())" office:value-type="float" office:value="0.170961888760301">
            <text:p>0,1709618888</text:p>
          </table:table-cell>
          <table:table-cell/>
        </table:table-row>
        <table:table-row table:style-name="ro1">
          <table:table-cell table:formula="of:=[.A230]+32" office:value-type="float" office:value="7328">
            <text:p>7328</text:p>
          </table:table-cell>
          <table:table-cell table:formula="of:=SIN((([.A231])/16384)*PI())" office:value-type="float" office:value="0.986308097244599">
            <text:p>0,9863080972</text:p>
          </table:table-cell>
          <table:table-cell table:formula="of:=COS((([.A231])/16384)*PI())" office:value-type="float" office:value="0.16491312048997">
            <text:p>0,1649131205</text:p>
          </table:table-cell>
          <table:table-cell/>
        </table:table-row>
        <table:table-row table:style-name="ro1">
          <table:table-cell table:formula="of:=[.A231]+32" office:value-type="float" office:value="7360">
            <text:p>7360</text:p>
          </table:table-cell>
          <table:table-cell table:formula="of:=SIN((([.A232])/16384)*PI())" office:value-type="float" office:value="0.987301418157858">
            <text:p>0,9873014182</text:p>
          </table:table-cell>
          <table:table-cell table:formula="of:=COS((([.A232])/16384)*PI())" office:value-type="float" office:value="0.158858143333861">
            <text:p>0,1588581433</text:p>
          </table:table-cell>
          <table:table-cell/>
        </table:table-row>
        <table:table-row table:style-name="ro1">
          <table:table-cell table:formula="of:=[.A232]+32" office:value-type="float" office:value="7392">
            <text:p>7392</text:p>
          </table:table-cell>
          <table:table-cell table:formula="of:=SIN((([.A233])/16384)*PI())" office:value-type="float" office:value="0.988257567730749">
            <text:p>0,9882575677</text:p>
          </table:table-cell>
          <table:table-cell table:formula="of:=COS((([.A233])/16384)*PI())" office:value-type="float" office:value="0.152797185258443">
            <text:p>0,1527971853</text:p>
          </table:table-cell>
          <table:table-cell/>
        </table:table-row>
        <table:table-row table:style-name="ro1">
          <table:table-cell table:formula="of:=[.A233]+32" office:value-type="float" office:value="7424">
            <text:p>7424</text:p>
          </table:table-cell>
          <table:table-cell table:formula="of:=SIN((([.A234])/16384)*PI())" office:value-type="float" office:value="0.989176509964781">
            <text:p>0,98917651</text:p>
          </table:table-cell>
          <table:table-cell table:formula="of:=COS((([.A234])/16384)*PI())" office:value-type="float" office:value="0.146730474455362">
            <text:p>0,1467304745</text:p>
          </table:table-cell>
          <table:table-cell/>
        </table:table-row>
        <table:table-row table:style-name="ro1">
          <table:table-cell table:formula="of:=[.A234]+32" office:value-type="float" office:value="7456">
            <text:p>7456</text:p>
          </table:table-cell>
          <table:table-cell table:formula="of:=SIN((([.A235])/16384)*PI())" office:value-type="float" office:value="0.990058210262297">
            <text:p>0,9900582103</text:p>
          </table:table-cell>
          <table:table-cell table:formula="of:=COS((([.A235])/16384)*PI())" office:value-type="float" office:value="0.140658239332849">
            <text:p>0,1406582393</text:p>
          </table:table-cell>
          <table:table-cell/>
        </table:table-row>
        <table:table-row table:style-name="ro1">
          <table:table-cell table:formula="of:=[.A235]+32" office:value-type="float" office:value="7488">
            <text:p>7488</text:p>
          </table:table-cell>
          <table:table-cell table:formula="of:=SIN((([.A236])/16384)*PI())" office:value-type="float" office:value="0.99090263542778">
            <text:p>0,9909026354</text:p>
          </table:table-cell>
          <table:table-cell table:formula="of:=COS((([.A236])/16384)*PI())" office:value-type="float" office:value="0.134580708507126">
            <text:p>0,1345807085</text:p>
          </table:table-cell>
          <table:table-cell/>
        </table:table-row>
        <table:table-row table:style-name="ro1">
          <table:table-cell table:formula="of:=[.A236]+32" office:value-type="float" office:value="7520">
            <text:p>7520</text:p>
          </table:table-cell>
          <table:table-cell table:formula="of:=SIN((([.A237])/16384)*PI())" office:value-type="float" office:value="0.991709753669099">
            <text:p>0,9917097537</text:p>
          </table:table-cell>
          <table:table-cell table:formula="of:=COS((([.A237])/16384)*PI())" office:value-type="float" office:value="0.128498110793793">
            <text:p>0,1284981108</text:p>
          </table:table-cell>
          <table:table-cell/>
        </table:table-row>
        <table:table-row table:style-name="ro1">
          <table:table-cell table:formula="of:=[.A237]+32" office:value-type="float" office:value="7552">
            <text:p>7552</text:p>
          </table:table-cell>
          <table:table-cell table:formula="of:=SIN((([.A238])/16384)*PI())" office:value-type="float" office:value="0.99247953459871">
            <text:p>0,9924795346</text:p>
          </table:table-cell>
          <table:table-cell table:formula="of:=COS((([.A238])/16384)*PI())" office:value-type="float" office:value="0.122410675199216">
            <text:p>0,1224106752</text:p>
          </table:table-cell>
          <table:table-cell/>
        </table:table-row>
        <table:table-row table:style-name="ro1">
          <table:table-cell table:formula="of:=[.A238]+32" office:value-type="float" office:value="7584">
            <text:p>7584</text:p>
          </table:table-cell>
          <table:table-cell table:formula="of:=SIN((([.A239])/16384)*PI())" office:value-type="float" office:value="0.993211949234794">
            <text:p>0,9932119492</text:p>
          </table:table-cell>
          <table:table-cell table:formula="of:=COS((([.A239])/16384)*PI())" office:value-type="float" office:value="0.116318630911905">
            <text:p>0,1163186309</text:p>
          </table:table-cell>
          <table:table-cell/>
        </table:table-row>
        <table:table-row table:style-name="ro1">
          <table:table-cell table:formula="of:=[.A239]+32" office:value-type="float" office:value="7616">
            <text:p>7616</text:p>
          </table:table-cell>
          <table:table-cell table:formula="of:=SIN((([.A240])/16384)*PI())" office:value-type="float" office:value="0.993906970002356">
            <text:p>0,99390697</text:p>
          </table:table-cell>
          <table:table-cell table:formula="of:=COS((([.A240])/16384)*PI())" office:value-type="float" office:value="0.110222207293883">
            <text:p>0,1102222073</text:p>
          </table:table-cell>
          <table:table-cell/>
        </table:table-row>
        <table:table-row table:style-name="ro1">
          <table:table-cell table:formula="of:=[.A240]+32" office:value-type="float" office:value="7648">
            <text:p>7648</text:p>
          </table:table-cell>
          <table:table-cell table:formula="of:=SIN((([.A241])/16384)*PI())" office:value-type="float" office:value="0.994564570734255">
            <text:p>0,9945645707</text:p>
          </table:table-cell>
          <table:table-cell table:formula="of:=COS((([.A241])/16384)*PI())" office:value-type="float" office:value="0.104121633872055">
            <text:p>0,1041216339</text:p>
          </table:table-cell>
          <table:table-cell/>
        </table:table-row>
        <table:table-row table:style-name="ro1">
          <table:table-cell table:formula="of:=[.A241]+32" office:value-type="float" office:value="7680">
            <text:p>7680</text:p>
          </table:table-cell>
          <table:table-cell table:formula="of:=SIN((([.A242])/16384)*PI())" office:value-type="float" office:value="0.995184726672197">
            <text:p>0,9951847267</text:p>
          </table:table-cell>
          <table:table-cell table:formula="of:=COS((([.A242])/16384)*PI())" office:value-type="float" office:value="0.0980171403295608">
            <text:p>0,0980171403</text:p>
          </table:table-cell>
          <table:table-cell/>
        </table:table-row>
        <table:table-row table:style-name="ro1">
          <table:table-cell table:formula="of:=[.A242]+32" office:value-type="float" office:value="7712">
            <text:p>7712</text:p>
          </table:table-cell>
          <table:table-cell table:formula="of:=SIN((([.A243])/16384)*PI())" office:value-type="float" office:value="0.99576741446766">
            <text:p>0,9957674145</text:p>
          </table:table-cell>
          <table:table-cell table:formula="of:=COS((([.A243])/16384)*PI())" office:value-type="float" office:value="0.0919089564971327">
            <text:p>0,0919089565</text:p>
          </table:table-cell>
          <table:table-cell/>
        </table:table-row>
        <table:table-row table:style-name="ro1">
          <table:table-cell table:formula="of:=[.A243]+32" office:value-type="float" office:value="7744">
            <text:p>7744</text:p>
          </table:table-cell>
          <table:table-cell table:formula="of:=SIN((([.A244])/16384)*PI())" office:value-type="float" office:value="0.996312612182778">
            <text:p>0,9963126122</text:p>
          </table:table-cell>
          <table:table-cell table:formula="of:=COS((([.A244])/16384)*PI())" office:value-type="float" office:value="0.0857973123444399">
            <text:p>0,0857973123</text:p>
          </table:table-cell>
          <table:table-cell/>
        </table:table-row>
        <table:table-row table:style-name="ro1">
          <table:table-cell table:formula="of:=[.A244]+32" office:value-type="float" office:value="7776">
            <text:p>7776</text:p>
          </table:table-cell>
          <table:table-cell table:formula="of:=SIN((([.A245])/16384)*PI())" office:value-type="float" office:value="0.996820299291166">
            <text:p>0,9968202993</text:p>
          </table:table-cell>
          <table:table-cell table:formula="of:=COS((([.A245])/16384)*PI())" office:value-type="float" office:value="0.0796824379714301">
            <text:p>0,079682438</text:p>
          </table:table-cell>
          <table:table-cell/>
        </table:table-row>
        <table:table-row table:style-name="ro1">
          <table:table-cell table:formula="of:=[.A245]+32" office:value-type="float" office:value="7808">
            <text:p>7808</text:p>
          </table:table-cell>
          <table:table-cell table:formula="of:=SIN((([.A246])/16384)*PI())" office:value-type="float" office:value="0.99729045667869">
            <text:p>0,9972904567</text:p>
          </table:table-cell>
          <table:table-cell table:formula="of:=COS((([.A246])/16384)*PI())" office:value-type="float" office:value="0.0735645635996675">
            <text:p>0,0735645636</text:p>
          </table:table-cell>
          <table:table-cell/>
        </table:table-row>
        <table:table-row table:style-name="ro1">
          <table:table-cell table:formula="of:=[.A246]+32" office:value-type="float" office:value="7840">
            <text:p>7840</text:p>
          </table:table-cell>
          <table:table-cell table:formula="of:=SIN((([.A247])/16384)*PI())" office:value-type="float" office:value="0.997723066644192">
            <text:p>0,9977230666</text:p>
          </table:table-cell>
          <table:table-cell table:formula="of:=COS((([.A247])/16384)*PI())" office:value-type="float" office:value="0.0674439195636641">
            <text:p>0,0674439196</text:p>
          </table:table-cell>
          <table:table-cell/>
        </table:table-row>
        <table:table-row table:style-name="ro1">
          <table:table-cell table:formula="of:=[.A247]+32" office:value-type="float" office:value="7872">
            <text:p>7872</text:p>
          </table:table-cell>
          <table:table-cell table:formula="of:=SIN((([.A248])/16384)*PI())" office:value-type="float" office:value="0.998118112900149">
            <text:p>0,9981181129</text:p>
          </table:table-cell>
          <table:table-cell table:formula="of:=COS((([.A248])/16384)*PI())" office:value-type="float" office:value="0.0613207363022087">
            <text:p>0,0613207363</text:p>
          </table:table-cell>
          <table:table-cell/>
        </table:table-row>
        <table:table-row table:style-name="ro1">
          <table:table-cell table:formula="of:=[.A248]+32" office:value-type="float" office:value="7904">
            <text:p>7904</text:p>
          </table:table-cell>
          <table:table-cell table:formula="of:=SIN((([.A249])/16384)*PI())" office:value-type="float" office:value="0.998475580573295">
            <text:p>0,9984755806</text:p>
          </table:table-cell>
          <table:table-cell table:formula="of:=COS((([.A249])/16384)*PI())" office:value-type="float" office:value="0.05519524434969">
            <text:p>0,0551952443</text:p>
          </table:table-cell>
          <table:table-cell/>
        </table:table-row>
        <table:table-row table:style-name="ro1">
          <table:table-cell table:formula="of:=[.A249]+32" office:value-type="float" office:value="7936">
            <text:p>7936</text:p>
          </table:table-cell>
          <table:table-cell table:formula="of:=SIN((([.A250])/16384)*PI())" office:value-type="float" office:value="0.998795456205172">
            <text:p>0,9987954562</text:p>
          </table:table-cell>
          <table:table-cell table:formula="of:=COS((([.A250])/16384)*PI())" office:value-type="float" office:value="0.0490676743274181">
            <text:p>0,0490676743</text:p>
          </table:table-cell>
          <table:table-cell/>
        </table:table-row>
        <table:table-row table:style-name="ro1">
          <table:table-cell table:formula="of:=[.A250]+32" office:value-type="float" office:value="7968">
            <text:p>7968</text:p>
          </table:table-cell>
          <table:table-cell table:formula="of:=SIN((([.A251])/16384)*PI())" office:value-type="float" office:value="0.999077727752645">
            <text:p>0,9990777278</text:p>
          </table:table-cell>
          <table:table-cell table:formula="of:=COS((([.A251])/16384)*PI())" office:value-type="float" office:value="0.042938256934941">
            <text:p>0,0429382569</text:p>
          </table:table-cell>
          <table:table-cell/>
        </table:table-row>
        <table:table-row table:style-name="ro1">
          <table:table-cell table:formula="of:=[.A251]+32" office:value-type="float" office:value="8000">
            <text:p>8000</text:p>
          </table:table-cell>
          <table:table-cell table:formula="of:=SIN((([.A252])/16384)*PI())" office:value-type="float" office:value="0.99932238458835">
            <text:p>0,9993223846</text:p>
          </table:table-cell>
          <table:table-cell table:formula="of:=COS((([.A252])/16384)*PI())" office:value-type="float" office:value="0.036807222941359">
            <text:p>0,0368072229</text:p>
          </table:table-cell>
          <table:table-cell/>
        </table:table-row>
        <table:table-row table:style-name="ro1">
          <table:table-cell table:formula="of:=[.A252]+32" office:value-type="float" office:value="8032">
            <text:p>8032</text:p>
          </table:table-cell>
          <table:table-cell table:formula="of:=SIN((([.A253])/16384)*PI())" office:value-type="float" office:value="0.999529417501093">
            <text:p>0,9995294175</text:p>
          </table:table-cell>
          <table:table-cell table:formula="of:=COS((([.A253])/16384)*PI())" office:value-type="float" office:value="0.0306748031766366">
            <text:p>0,0306748032</text:p>
          </table:table-cell>
          <table:table-cell/>
        </table:table-row>
        <table:table-row table:style-name="ro1">
          <table:table-cell table:formula="of:=[.A253]+32" office:value-type="float" office:value="8064">
            <text:p>8064</text:p>
          </table:table-cell>
          <table:table-cell table:formula="of:=SIN((([.A254])/16384)*PI())" office:value-type="float" office:value="0.999698818696204">
            <text:p>0,9996988187</text:p>
          </table:table-cell>
          <table:table-cell table:formula="of:=COS((([.A254])/16384)*PI())" office:value-type="float" office:value="0.0245412285229123">
            <text:p>0,0245412285</text:p>
          </table:table-cell>
          <table:table-cell/>
        </table:table-row>
        <table:table-row table:style-name="ro1">
          <table:table-cell table:formula="of:=[.A254]+32" office:value-type="float" office:value="8096">
            <text:p>8096</text:p>
          </table:table-cell>
          <table:table-cell table:formula="of:=SIN((([.A255])/16384)*PI())" office:value-type="float" office:value="0.999830581795823">
            <text:p>0,9998305818</text:p>
          </table:table-cell>
          <table:table-cell table:formula="of:=COS((([.A255])/16384)*PI())" office:value-type="float" office:value="0.0184067299058048">
            <text:p>0,0184067299</text:p>
          </table:table-cell>
          <table:table-cell/>
        </table:table-row>
        <table:table-row table:style-name="ro1">
          <table:table-cell table:formula="of:=[.A255]+32" office:value-type="float" office:value="8128">
            <text:p>8128</text:p>
          </table:table-cell>
          <table:table-cell table:formula="of:=SIN((([.A256])/16384)*PI())" office:value-type="float" office:value="0.999924701839145">
            <text:p>0,9999247018</text:p>
          </table:table-cell>
          <table:table-cell table:formula="of:=COS((([.A256])/16384)*PI())" office:value-type="float" office:value="0.0122715382857199">
            <text:p>0,0122715383</text:p>
          </table:table-cell>
          <table:table-cell/>
        </table:table-row>
        <table:table-row table:style-name="ro1">
          <table:table-cell table:formula="of:=[.A256]+32" office:value-type="float" office:value="8160">
            <text:p>8160</text:p>
          </table:table-cell>
          <table:table-cell table:formula="of:=SIN((([.A257])/16384)*PI())" office:value-type="float" office:value="0.999981175282601">
            <text:p>0,9999811753</text:p>
          </table:table-cell>
          <table:table-cell table:formula="of:=COS((([.A257])/16384)*PI())" office:value-type="float" office:value="0.00613588464915452">
            <text:p>0,0061358846</text:p>
          </table:table-cell>
          <table:table-cell/>
        </table:table-row>
        <table:table-row table:style-name="ro1">
          <table:table-cell table:formula="of:=[.A257]+32" office:value-type="float" office:value="8192">
            <text:p>8192</text:p>
          </table:table-cell>
          <table:table-cell table:formula="of:=SIN((([.A258])/16384)*PI())" office:value-type="float" office:value="1">
            <text:p>1</text:p>
          </table:table-cell>
          <table:table-cell table:formula="of:=COS((([.A258])/16384)*PI())" office:value-type="float" office:value="6.12323399573677E-017">
            <text:p>6,12323399573677E-01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10/01/2017</text:date>, <text:time>02:4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el </meta:initial-creator>
    <meta:creation-date>2017-01-07T22:46:06.29</meta:creation-date>
    <dc:date>2017-01-10T02:44:53.44</dc:date>
    <dc:creator>gael </dc:creator>
    <meta:editing-duration>PT5H55M58S</meta:editing-duration>
    <meta:editing-cycles>3</meta:editing-cycles>
    <meta:generator>OpenOffice/4.0.1$Win32 OpenOffice.org_project/401m5$Build-9714</meta:generator>
    <meta:document-statistic meta:table-count="4" meta:cell-count="46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legend chart:legend-position="end" svg:x="13.922cm" svg:y="3.926cm" style:legend-expansion="high" chart:style-name="ch2"/>
        <chart:plot-area chart:style-name="ch3" table:cell-range-address="'panning trigo'.A1:'panning trigo'.C152" chart:data-source-has-labels="both" svg:x="0.77cm" svg:y="0.855cm" svg:width="12.512cm" svg:height="7.545cm">
          <chartooo:coordinate-region svg:x="1.101cm" svg:y="1.068cm" svg:width="11.901cm" svg:height="6.659cm"/>
          <chart:axis chart:dimension="x" chart:name="primary-x" chart:style-name="ch4" chartooo:axis-type="auto">
            <chart:categories table:cell-range-address="'panning trigo'.A2:'panning trigo'.A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anning trigo'.B2:'panning trigo'.B152" chart:label-cell-address="'panning trigo'.B1:'panning trigo'.B1" chart:class="chart:scatter">
            <chart:domain table:cell-range-address="'panning trigo'.A2:'panning trigo'.A152"/>
            <chart:data-point chart:repeated="151"/>
          </chart:series>
          <chart:series chart:style-name="ch7" chart:values-cell-range-address="'panning trigo'.C2:'panning trigo'.C152" chart:label-cell-address="'panning trigo'.C1:'panning trigo'.C1" chart:class="chart:scatter">
            <chart:data-point chart:repeated="1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in left</text:p>
                <draw:g>
                  <svg:desc>'panning trigo'.B1:'panning trigo'.B1</svg:desc>
                </draw:g>
              </table:table-cell>
              <table:table-cell office:value-type="string">
                <text:p>cos right</text:p>
                <draw:g>
                  <svg:desc>'panning trigo'.C1:'panning trigo'.C1</svg:desc>
                </draw:g>
              </table:table-cell>
            </table:table-row>
          </table:table-header-rows>
          <table:table-rows>
            <table:table-row>
              <table:table-cell office:value-type="float" office:value="-75">
                <text:p>-80</text:p>
                <draw:g>
                  <svg:desc>'panning trigo'.A2:'panning trigo'.A152</svg:desc>
                </draw:g>
              </table:table-cell>
              <table:table-cell office:value-type="float" office:value="-75">
                <text:p>-75</text:p>
                <draw:g>
                  <svg:desc>'panning trigo'.A2:'panning trigo'.A152</svg:desc>
                </draw:g>
              </table:table-cell>
              <table:table-cell office:value-type="float" office:value="0">
                <text:p>0</text:p>
                <draw:g>
                  <svg:desc>'panning trigo'.B2:'panning trigo'.B152</svg:desc>
                </draw:g>
              </table:table-cell>
              <table:table-cell office:value-type="float" office:value="1">
                <text:p>1</text:p>
                <draw:g>
                  <svg:desc>'panning trigo'.C2:'panning trigo'.C152</svg:desc>
                </draw:g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-74">
                <text:p>-74</text:p>
              </table:table-cell>
              <table:table-cell office:value-type="float" office:value="0.0104717841162458">
                <text:p>0.0104717841162458</text:p>
              </table:table-cell>
              <table:table-cell office:value-type="float" office:value="0.999945169365512">
                <text:p>0.999945169365512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-73">
                <text:p>-73</text:p>
              </table:table-cell>
              <table:table-cell office:value-type="float" office:value="0.020942419883357">
                <text:p>0.020942419883357</text:p>
              </table:table-cell>
              <table:table-cell office:value-type="float" office:value="0.999780683474845">
                <text:p>0.999780683474845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0.0314107590781283">
                <text:p>0.0314107590781283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0.0418756537291996">
                <text:p>0.0418756537291996</text:p>
              </table:table-cell>
              <table:table-cell office:value-type="float" office:value="0.999122830098858">
                <text:p>0.999122830098858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0.0523359562429438">
                <text:p>0.0523359562429438</text:p>
              </table:table-cell>
              <table:table-cell office:value-type="float" office:value="0.998629534754574">
                <text:p>0.998629534754574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0.0627905195293134">
                <text:p>0.062790519529313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0.0732381971276317">
                <text:p>0.0732381971276317</text:p>
              </table:table-cell>
              <table:table-cell office:value-type="float" office:value="0.997314477224458">
                <text:p>0.997314477224458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0.0836778433323155">
                <text:p>0.0836778433323155</text:p>
              </table:table-cell>
              <table:table-cell office:value-type="float" office:value="0.996492859249504">
                <text:p>0.996492859249504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-66">
                <text:p>-66</text:p>
              </table:table-cell>
              <table:table-cell office:value-type="float" office:value="0.0941083133185143">
                <text:p>0.0941083133185143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-65">
                <text:p>-65</text:p>
              </table:table-cell>
              <table:table-cell office:value-type="float" office:value="0.104528463267653">
                <text:p>0.104528463267653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0.114937150492867">
                <text:p>0.114937150492867</text:p>
              </table:table-cell>
              <table:table-cell office:value-type="float" office:value="0.993372765600396">
                <text:p>0.993372765600396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-63">
                <text:p>-63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0.135715572434304">
                <text:p>0.135715572434304</text:p>
              </table:table-cell>
              <table:table-cell office:value-type="float" office:value="0.990747840471444">
                <text:p>0.990747840471444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-61">
                <text:p>-61</text:p>
              </table:table-cell>
              <table:table-cell office:value-type="float" office:value="0.146083028562412">
                <text:p>0.146083028562412</text:p>
              </table:table-cell>
              <table:table-cell office:value-type="float" office:value="0.989272332962988">
                <text:p>0.989272332962988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156434465040231">
                <text:p>0.156434465040231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0.166768746716102">
                <text:p>0.166768746716102</text:p>
              </table:table-cell>
              <table:table-cell office:value-type="float" office:value="0.985996037070505">
                <text:p>0.985996037070505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-58">
                <text:p>-58</text:p>
              </table:table-cell>
              <table:table-cell office:value-type="float" office:value="0.177084740319583">
                <text:p>0.177084740319583</text:p>
              </table:table-cell>
              <table:table-cell office:value-type="float" office:value="0.984195607969242">
                <text:p>0.984195607969242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-57">
                <text:p>-57</text:p>
              </table:table-cell>
              <table:table-cell office:value-type="float" office:value="0.187381314585725">
                <text:p>0.187381314585725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-56">
                <text:p>-56</text:p>
              </table:table-cell>
              <table:table-cell office:value-type="float" office:value="0.197657340379126">
                <text:p>0.197657340379126</text:p>
              </table:table-cell>
              <table:table-cell office:value-type="float" office:value="0.980271174621722">
                <text:p>0.980271174621722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-55">
                <text:p>-55</text:p>
              </table:table-cell>
              <table:table-cell office:value-type="float" office:value="0.207911690817759">
                <text:p>0.207911690817759</text:p>
              </table:table-cell>
              <table:table-cell office:value-type="float" office:value="0.978147600733806">
                <text:p>0.978147600733806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0.218143241396543">
                <text:p>0.218143241396543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-53">
                <text:p>-53</text:p>
              </table:table-cell>
              <table:table-cell office:value-type="float" office:value="0.228350870110656">
                <text:p>0.228350870110656</text:p>
              </table:table-cell>
              <table:table-cell office:value-type="float" office:value="0.97357890287316">
                <text:p>0.97357890287316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0.238533457578581">
                <text:p>0.238533457578581</text:p>
              </table:table-cell>
              <table:table-cell office:value-type="float" office:value="0.971134279909636">
                <text:p>0.971134279909636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965925826289068">
                <text:p>0.965925826289068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0.268919820615266">
                <text:p>0.268919820615266</text:p>
              </table:table-cell>
              <table:table-cell office:value-type="float" office:value="0.963162566797658">
                <text:p>0.963162566797658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0.278991106039229">
                <text:p>0.278991106039229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-47">
                <text:p>-47</text:p>
              </table:table-cell>
              <table:table-cell office:value-type="float" office:value="0.289031796944472">
                <text:p>0.289031796944472</text:p>
              </table:table-cell>
              <table:table-cell office:value-type="float" office:value="0.957319497532067">
                <text:p>0.957319497532067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0.299040792256087">
                <text:p>0.299040792256087</text:p>
              </table:table-cell>
              <table:table-cell office:value-type="float" office:value="0.954240328516277">
                <text:p>0.954240328516277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0.31895930929807">
                <text:p>0.31895930929807</text:p>
              </table:table-cell>
              <table:table-cell office:value-type="float" office:value="0.947768410009586">
                <text:p>0.947768410009586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0.328866646738583">
                <text:p>0.328866646738583</text:p>
              </table:table-cell>
              <table:table-cell office:value-type="float" office:value="0.944376370237481">
                <text:p>0.944376370237481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-42">
                <text:p>-42</text:p>
              </table:table-cell>
              <table:table-cell office:value-type="float" office:value="0.338737920245291">
                <text:p>0.338737920245291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0.348572047321815">
                <text:p>0.348572047321815</text:p>
              </table:table-cell>
              <table:table-cell office:value-type="float" office:value="0.937281989491891">
                <text:p>0.937281989491891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3583679495453">
                <text:p>0.3583679495453</text:p>
              </table:table-cell>
              <table:table-cell office:value-type="float" office:value="0.933580426497202">
                <text:p>0.933580426497202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377840786818467">
                <text:p>0.377840786818467</text:p>
              </table:table-cell>
              <table:table-cell office:value-type="float" office:value="0.925870584809995">
                <text:p>0.925870584809995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387515586452103">
                <text:p>0.387515586452103</text:p>
              </table:table-cell>
              <table:table-cell office:value-type="float" office:value="0.9218631515885">
                <text:p>0.9218631515885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397147890634781">
                <text:p>0.397147890634781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0.913545457642601">
                <text:p>0.913545457642601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416280792260401">
                <text:p>0.416280792260401</text:p>
              </table:table-cell>
              <table:table-cell office:value-type="float" office:value="0.909236109047069">
                <text:p>0.909236109047069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435231099372327">
                <text:p>0.435231099372327</text:p>
              </table:table-cell>
              <table:table-cell office:value-type="float" office:value="0.900318771402194">
                <text:p>0.900318771402194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444635179184927">
                <text:p>0.444635179184927</text:p>
              </table:table-cell>
              <table:table-cell office:value-type="float" office:value="0.895711760239413">
                <text:p>0.895711760239413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453990499739547">
                <text:p>0.453990499739547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463296035119862">
                <text:p>0.463296035119862</text:p>
              </table:table-cell>
              <table:table-cell office:value-type="float" office:value="0.886203579231215">
                <text:p>0.886203579231215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472550764869054">
                <text:p>0.472550764869054</text:p>
              </table:table-cell>
              <table:table-cell office:value-type="float" office:value="0.881303452064992">
                <text:p>0.881303452064992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490903753615141">
                <text:p>0.490903753615141</text:p>
              </table:table-cell>
              <table:table-cell office:value-type="float" office:value="0.871213811120189">
                <text:p>0.871213811120189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5">
                <text:p>0.5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509041415750371">
                <text:p>0.509041415750371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51802700937313">
                <text:p>0.51802700937313</text:p>
              </table:table-cell>
              <table:table-cell office:value-type="float" office:value="0.855364260160507">
                <text:p>0.855364260160507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526955795496678">
                <text:p>0.526955795496678</text:p>
              </table:table-cell>
              <table:table-cell office:value-type="float" office:value="0.849892692986864">
                <text:p>0.849892692986864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544639035015027">
                <text:p>0.544639035015027</text:p>
              </table:table-cell>
              <table:table-cell office:value-type="float" office:value="0.838670567945424">
                <text:p>0.838670567945424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553391549243344">
                <text:p>0.553391549243344</text:p>
              </table:table-cell>
              <table:table-cell office:value-type="float" office:value="0.832921240710099">
                <text:p>0.832921240710099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562083377852131">
                <text:p>0.562083377852131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570713567684432">
                <text:p>0.570713567684432</text:p>
              </table:table-cell>
              <table:table-cell office:value-type="float" office:value="0.821149209133704">
                <text:p>0.821149209133704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579281172342679">
                <text:p>0.579281172342679</text:p>
              </table:table-cell>
              <table:table-cell office:value-type="float" office:value="0.815127795728554">
                <text:p>0.815127795728554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596224874965616">
                <text:p>0.596224874965616</text:p>
              </table:table-cell>
              <table:table-cell office:value-type="float" office:value="0.802817475191115">
                <text:p>0.802817475191115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604599114862375">
                <text:p>0.604599114862375</text:p>
              </table:table-cell>
              <table:table-cell office:value-type="float" office:value="0.796529918024196">
                <text:p>0.796529918024196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612907053652976">
                <text:p>0.612907053652976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62114778027831">
                <text:p>0.62114778027831</text:p>
              </table:table-cell>
              <table:table-cell office:value-type="float" office:value="0.78369345732584">
                <text:p>0.7836934573258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629320391049837">
                <text:p>0.629320391049837</text:p>
              </table:table-cell>
              <table:table-cell office:value-type="float" office:value="0.777145961456971">
                <text:p>0.777145961456971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64545768772395">
                <text:p>0.64545768772395</text:p>
              </table:table-cell>
              <table:table-cell office:value-type="float" office:value="0.763796028634642">
                <text:p>0.763796028634642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653420603990105">
                <text:p>0.653420603990105</text:p>
              </table:table-cell>
              <table:table-cell office:value-type="float" office:value="0.756995055651756">
                <text:p>0.756995055651756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661311865323652">
                <text:p>0.661311865323652</text:p>
              </table:table-cell>
              <table:table-cell office:value-type="float" office:value="0.75011106963046">
                <text:p>0.75011106963046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0.743144825477394">
                <text:p>0.743144825477394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676875969682661">
                <text:p>0.676875969682661</text:p>
              </table:table-cell>
              <table:table-cell office:value-type="float" office:value="0.736097087119734">
                <text:p>0.736097087119734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692143173870407">
                <text:p>0.692143173870407</text:p>
              </table:table-cell>
              <table:table-cell office:value-type="float" office:value="0.721760228098362">
                <text:p>0.721760228098362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699663340513365">
                <text:p>0.699663340513365</text:p>
              </table:table-cell>
              <table:table-cell office:value-type="float" office:value="0.714472679632803">
                <text:p>0.714472679632803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714472679632803">
                <text:p>0.714472679632803</text:p>
              </table:table-cell>
              <table:table-cell office:value-type="float" office:value="0.699663340513365">
                <text:p>0.69966334051336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721760228098362">
                <text:p>0.721760228098362</text:p>
              </table:table-cell>
              <table:table-cell office:value-type="float" office:value="0.692143173870407">
                <text:p>0.69214317387040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728968627421412">
                <text:p>0.72896862742141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736097087119734">
                <text:p>0.736097087119734</text:p>
              </table:table-cell>
              <table:table-cell office:value-type="float" office:value="0.676875969682661">
                <text:p>0.67687596968266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0.669130606358858">
                <text:p>0.66913060635885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75011106963046">
                <text:p>0.75011106963046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756995055651756">
                <text:p>0.756995055651756</text:p>
              </table:table-cell>
              <table:table-cell office:value-type="float" office:value="0.653420603990105">
                <text:p>0.65342060399010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763796028634642">
                <text:p>0.763796028634642</text:p>
              </table:table-cell>
              <table:table-cell office:value-type="float" office:value="0.645457687723951">
                <text:p>0.64545768772395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77145961456971">
                <text:p>0.777145961456971</text:p>
              </table:table-cell>
              <table:table-cell office:value-type="float" office:value="0.629320391049837">
                <text:p>0.62932039104983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78369345732584">
                <text:p>0.78369345732584</text:p>
              </table:table-cell>
              <table:table-cell office:value-type="float" office:value="0.62114778027831">
                <text:p>0.6211477802783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79015501237569">
                <text:p>0.79015501237569</text:p>
              </table:table-cell>
              <table:table-cell office:value-type="float" office:value="0.612907053652977">
                <text:p>0.61290705365297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796529918024196">
                <text:p>0.796529918024196</text:p>
              </table:table-cell>
              <table:table-cell office:value-type="float" office:value="0.604599114862375">
                <text:p>0.60459911486237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802817475191115">
                <text:p>0.802817475191115</text:p>
              </table:table-cell>
              <table:table-cell office:value-type="float" office:value="0.596224874965616">
                <text:p>0.59622487496561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815127795728554">
                <text:p>0.815127795728554</text:p>
              </table:table-cell>
              <table:table-cell office:value-type="float" office:value="0.579281172342679">
                <text:p>0.57928117234267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821149209133704">
                <text:p>0.821149209133704</text:p>
              </table:table-cell>
              <table:table-cell office:value-type="float" office:value="0.570713567684432">
                <text:p>0.57071356768443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827080574274562">
                <text:p>0.827080574274562</text:p>
              </table:table-cell>
              <table:table-cell office:value-type="float" office:value="0.562083377852131">
                <text:p>0.56208337785213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8329212407101">
                <text:p>0.8329212407101</text:p>
              </table:table-cell>
              <table:table-cell office:value-type="float" office:value="0.553391549243344">
                <text:p>0.5533915492433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38670567945424">
                <text:p>0.838670567945424</text:p>
              </table:table-cell>
              <table:table-cell office:value-type="float" office:value="0.544639035015027">
                <text:p>0.54463903501502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849892692986864">
                <text:p>0.849892692986864</text:p>
              </table:table-cell>
              <table:table-cell office:value-type="float" office:value="0.526955795496678">
                <text:p>0.52695579549667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855364260160507">
                <text:p>0.855364260160507</text:p>
              </table:table-cell>
              <table:table-cell office:value-type="float" office:value="0.51802700937313">
                <text:p>0.518027009373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860742027003944">
                <text:p>0.860742027003944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871213811120189">
                <text:p>0.871213811120189</text:p>
              </table:table-cell>
              <table:table-cell office:value-type="float" office:value="0.490903753615141">
                <text:p>0.49090375361514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881303452064992">
                <text:p>0.881303452064992</text:p>
              </table:table-cell>
              <table:table-cell office:value-type="float" office:value="0.472550764869054">
                <text:p>0.47255076486905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886203579231215">
                <text:p>0.886203579231215</text:p>
              </table:table-cell>
              <table:table-cell office:value-type="float" office:value="0.463296035119862">
                <text:p>0.4632960351198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91006524188368">
                <text:p>0.89100652418836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895711760239413">
                <text:p>0.895711760239413</text:p>
              </table:table-cell>
              <table:table-cell office:value-type="float" office:value="0.444635179184928">
                <text:p>0.44463517918492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900318771402194">
                <text:p>0.900318771402194</text:p>
              </table:table-cell>
              <table:table-cell office:value-type="float" office:value="0.435231099372327">
                <text:p>0.43523109937232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909236109047069">
                <text:p>0.909236109047069</text:p>
              </table:table-cell>
              <table:table-cell office:value-type="float" office:value="0.416280792260401">
                <text:p>0.41628079226040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0.4067366430758">
                <text:p>0.406736643075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917754625683981">
                <text:p>0.917754625683981</text:p>
              </table:table-cell>
              <table:table-cell office:value-type="float" office:value="0.397147890634781">
                <text:p>0.39714789063478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9218631515885">
                <text:p>0.9218631515885</text:p>
              </table:table-cell>
              <table:table-cell office:value-type="float" office:value="0.387515586452103">
                <text:p>0.38751558645210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925870584809995">
                <text:p>0.925870584809995</text:p>
              </table:table-cell>
              <table:table-cell office:value-type="float" office:value="0.377840786818467">
                <text:p>0.37784078681846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33580426497202">
                <text:p>0.933580426497202</text:p>
              </table:table-cell>
              <table:table-cell office:value-type="float" office:value="0.3583679495453">
                <text:p>0.358367949545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937281989491891">
                <text:p>0.937281989491891</text:p>
              </table:table-cell>
              <table:table-cell office:value-type="float" office:value="0.348572047321815">
                <text:p>0.34857204732181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940880768954225">
                <text:p>0.940880768954225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944376370237481">
                <text:p>0.944376370237481</text:p>
              </table:table-cell>
              <table:table-cell office:value-type="float" office:value="0.328866646738583">
                <text:p>0.32886664673858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947768410009586">
                <text:p>0.947768410009586</text:p>
              </table:table-cell>
              <table:table-cell office:value-type="float" office:value="0.31895930929807">
                <text:p>0.3189593092980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954240328516277">
                <text:p>0.954240328516277</text:p>
              </table:table-cell>
              <table:table-cell office:value-type="float" office:value="0.299040792256087">
                <text:p>0.29904079225608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957319497532067">
                <text:p>0.957319497532067</text:p>
              </table:table-cell>
              <table:table-cell office:value-type="float" office:value="0.289031796944472">
                <text:p>0.28903179694447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960293685676943">
                <text:p>0.960293685676943</text:p>
              </table:table-cell>
              <table:table-cell office:value-type="float" office:value="0.278991106039229">
                <text:p>0.27899110603922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963162566797658">
                <text:p>0.963162566797658</text:p>
              </table:table-cell>
              <table:table-cell office:value-type="float" office:value="0.268919820615266">
                <text:p>0.26891982061526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0.258819045102521">
                <text:p>0.25881904510252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971134279909636">
                <text:p>0.971134279909636</text:p>
              </table:table-cell>
              <table:table-cell office:value-type="float" office:value="0.238533457578581">
                <text:p>0.23853345757858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97357890287316">
                <text:p>0.97357890287316</text:p>
              </table:table-cell>
              <table:table-cell office:value-type="float" office:value="0.228350870110656">
                <text:p>0.22835087011065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975916761938747">
                <text:p>0.975916761938747</text:p>
              </table:table-cell>
              <table:table-cell office:value-type="float" office:value="0.218143241396543">
                <text:p>0.21814324139654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0.207911690817759">
                <text:p>0.20791169081775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980271174621722">
                <text:p>0.980271174621722</text:p>
              </table:table-cell>
              <table:table-cell office:value-type="float" office:value="0.197657340379126">
                <text:p>0.19765734037912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984195607969242">
                <text:p>0.984195607969242</text:p>
              </table:table-cell>
              <table:table-cell office:value-type="float" office:value="0.177084740319583">
                <text:p>0.17708474031958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985996037070505">
                <text:p>0.985996037070505</text:p>
              </table:table-cell>
              <table:table-cell office:value-type="float" office:value="0.166768746716102">
                <text:p>0.1667687467161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87688340595138">
                <text:p>0.987688340595138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989272332962988">
                <text:p>0.989272332962988</text:p>
              </table:table-cell>
              <table:table-cell office:value-type="float" office:value="0.146083028562412">
                <text:p>0.14608302856241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990747840471444">
                <text:p>0.990747840471444</text:p>
              </table:table-cell>
              <table:table-cell office:value-type="float" office:value="0.135715572434304">
                <text:p>0.13571557243430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993372765600396">
                <text:p>0.993372765600396</text:p>
              </table:table-cell>
              <table:table-cell office:value-type="float" office:value="0.114937150492867">
                <text:p>0.11493715049286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0.104528463267653">
                <text:p>0.10452846326765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99556196460308">
                <text:p>0.99556196460308</text:p>
              </table:table-cell>
              <table:table-cell office:value-type="float" office:value="0.0941083133185145">
                <text:p>0.094108313318514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996492859249504">
                <text:p>0.996492859249504</text:p>
              </table:table-cell>
              <table:table-cell office:value-type="float" office:value="0.0836778433323157">
                <text:p>0.083677843332315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997314477224458">
                <text:p>0.997314477224458</text:p>
              </table:table-cell>
              <table:table-cell office:value-type="float" office:value="0.0732381971276316">
                <text:p>0.073238197127631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0627905195293135">
                <text:p>0.06279051952931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998629534754574">
                <text:p>0.998629534754574</text:p>
              </table:table-cell>
              <table:table-cell office:value-type="float" office:value="0.052335956242944">
                <text:p>0.05233595624294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999122830098858">
                <text:p>0.999122830098858</text:p>
              </table:table-cell>
              <table:table-cell office:value-type="float" office:value="0.0418756537291995">
                <text:p>0.041875653729199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999506560365731">
                <text:p>0.999506560365731</text:p>
              </table:table-cell>
              <table:table-cell office:value-type="float" office:value="0.0314107590781284">
                <text:p>0.031410759078128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999780683474845">
                <text:p>0.999780683474845</text:p>
              </table:table-cell>
              <table:table-cell office:value-type="float" office:value="0.020942419883357">
                <text:p>0.02094241988335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999945169365512">
                <text:p>0.999945169365512</text:p>
              </table:table-cell>
              <table:table-cell office:value-type="float" office:value="0.0104717841162459">
                <text:p>0.010471784116245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6.12323399573677E-017">
                <text:p>6.12323399573677E-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14.431cm" xlink:href=".." xlink:type="simple" chart:class="chart:scatter" chart:style-name="ch1">
        <chart:legend chart:legend-position="end" svg:x="15.045cm" svg:y="6.641cm" style:legend-expansion="high" chart:style-name="ch2"/>
        <chart:plot-area chart:style-name="ch3" table:cell-range-address="'volume exponetiel'.A3:'volume exponetiel'.C1025 'volume exponetiel'.B2:'volume exponetiel'.C2" chart:data-source-has-labels="row" svg:x="1.872cm" svg:y="0.775cm" svg:width="10.811cm" svg:height="12.156cm">
          <chartooo:coordinate-region svg:x="2.599cm" svg:y="0.988cm" svg:width="9.712cm" svg:height="11.27cm"/>
          <chart:axis chart:dimension="x" chart:name="primary-x" chart:style-name="ch4">
            <chart:grid chart:style-name="ch5" chart:class="major"/>
            <chart:grid chart:style-name="ch5" chart:class="minor"/>
          </chart:axis>
          <chart:axis chart:dimension="y" chart:name="primary-y" chart:style-name="ch4">
            <chart:grid chart:style-name="ch5" chart:class="major"/>
            <chart:grid chart:style-name="ch5" chart:class="minor"/>
          </chart:axis>
          <chart:series chart:style-name="ch6" chart:values-cell-range-address="'volume exponetiel'.B3:'volume exponetiel'.B1025" chart:label-cell-address="'volume exponetiel'.B2:'volume exponetiel'.B2" chart:class="chart:scatter">
            <chart:domain table:cell-range-address="'volume exponetiel'.A3:'volume exponetiel'.A1025"/>
            <chart:data-point chart:repeated="1023"/>
          </chart:series>
          <chart:series chart:style-name="ch7" chart:values-cell-range-address="'volume exponetiel'.C3:'volume exponetiel'.C1025" chart:label-cell-address="'volume exponetiel'.C2:'volume exponetiel'.C2" chart:class="chart:scatter">
            <chart:data-point chart:repeated="10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0</text:p>
                <draw:g>
                  <svg:desc>'volume exponetiel'.B2:'volume exponetiel'.B2</svg:desc>
                </draw:g>
              </table:table-cell>
              <table:table-cell office:value-type="string">
                <text:p>0</text:p>
                <draw:g>
                  <svg:desc>'volume exponetiel'.C2:'volume exponetiel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volume exponetiel'.A3:'volume exponetiel'.A1025</svg:desc>
                </draw:g>
              </table:table-cell>
              <table:table-cell office:value-type="float" office:value="0.00000095367431640625">
                <text:p>0.00000095367431640625</text:p>
                <draw:g>
                  <svg:desc>'volume exponetiel'.B3:'volume exponetiel'.B1025</svg:desc>
                </draw:g>
              </table:table-cell>
              <table:table-cell office:value-type="float" office:value="0.000000000931322574615479">
                <text:p>0.000000000931322574615479</text:p>
                <draw:g>
                  <svg:desc>'volume exponetiel'.C3:'volume exponetiel'.C10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00745058059692383">
                <text:p>0.000000007450580596923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0251457095146179">
                <text:p>0.00000002514570951461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000596046447753906">
                <text:p>0.0000000596046447753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00116415321826935">
                <text:p>0.000000116415321826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34332275390625">
                <text:p>0.000034332275390625</text:p>
              </table:table-cell>
              <table:table-cell office:value-type="float" office:value="0.000000201165676116943">
                <text:p>0.0000002011656761169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467300415039063">
                <text:p>0.0000467300415039063</text:p>
              </table:table-cell>
              <table:table-cell office:value-type="float" office:value="0.000000319443643093109">
                <text:p>0.000000319443643093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6103515625">
                <text:p>0.000061035156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772476196289062">
                <text:p>0.0000772476196289062</text:p>
              </table:table-cell>
              <table:table-cell office:value-type="float" office:value="0.000000678934156894684">
                <text:p>0.0000006789341568946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95367431640625">
                <text:p>0.000095367431640625</text:p>
              </table:table-cell>
              <table:table-cell office:value-type="float" office:value="0.000000931322574615479">
                <text:p>0.0000009313225746154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115394592285156">
                <text:p>0.000115394592285156</text:p>
              </table:table-cell>
              <table:table-cell office:value-type="float" office:value="0.0000012395903468132">
                <text:p>0.0000012395903468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1373291015625">
                <text:p>0.0001373291015625</text:p>
              </table:table-cell>
              <table:table-cell office:value-type="float" office:value="0.00000160932540893555">
                <text:p>0.000001609325408935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161170959472656">
                <text:p>0.000161170959472656</text:p>
              </table:table-cell>
              <table:table-cell office:value-type="float" office:value="0.00000204611569643021">
                <text:p>0.000002046115696430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186920166015625">
                <text:p>0.000186920166015625</text:p>
              </table:table-cell>
              <table:table-cell office:value-type="float" office:value="0.00000255554914474487">
                <text:p>0.000002555549144744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214576721191406">
                <text:p>0.000214576721191406</text:p>
              </table:table-cell>
              <table:table-cell office:value-type="float" office:value="0.00000314321368932724">
                <text:p>0.000003143213689327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244140625">
                <text:p>0.000244140625</text:p>
              </table:table-cell>
              <table:table-cell office:value-type="float" office:value="0.000003814697265625">
                <text:p>0.00000381469726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275611877441406">
                <text:p>0.000275611877441406</text:p>
              </table:table-cell>
              <table:table-cell office:value-type="float" office:value="0.00000457558780908585">
                <text:p>0.000004575587809085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308990478515625">
                <text:p>0.000308990478515625</text:p>
              </table:table-cell>
              <table:table-cell office:value-type="float" office:value="0.00000543147325515747">
                <text:p>0.000005431473255157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344276428222656">
                <text:p>0.000344276428222656</text:p>
              </table:table-cell>
              <table:table-cell office:value-type="float" office:value="0.00000638794153928757">
                <text:p>0.00000638794153928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3814697265625">
                <text:p>0.0003814697265625</text:p>
              </table:table-cell>
              <table:table-cell office:value-type="float" office:value="0.00000745058059692383">
                <text:p>0.000007450580596923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0420570373535156">
                <text:p>0.000420570373535156</text:p>
              </table:table-cell>
              <table:table-cell office:value-type="float" office:value="0.00000862497836351395">
                <text:p>0.000008624978363513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0461578369140625">
                <text:p>0.000461578369140625</text:p>
              </table:table-cell>
              <table:table-cell office:value-type="float" office:value="0.00000991672277450562">
                <text:p>0.000009916722774505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0504493713378906">
                <text:p>0.000504493713378906</text:p>
              </table:table-cell>
              <table:table-cell office:value-type="float" office:value="0.0000113314017653465">
                <text:p>0.00001133140176534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054931640625">
                <text:p>0.00054931640625</text:p>
              </table:table-cell>
              <table:table-cell office:value-type="float" office:value="0.0000128746032714844">
                <text:p>0.00001287460327148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0596046447753906">
                <text:p>0.000596046447753906</text:p>
              </table:table-cell>
              <table:table-cell office:value-type="float" office:value="0.0000145519152283669">
                <text:p>0.00001455191522836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0644683837890625">
                <text:p>0.000644683837890625</text:p>
              </table:table-cell>
              <table:table-cell office:value-type="float" office:value="0.0000163689255714416">
                <text:p>0.00001636892557144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695228576660156">
                <text:p>0.000695228576660156</text:p>
              </table:table-cell>
              <table:table-cell office:value-type="float" office:value="0.0000183312222361565">
                <text:p>0.00001833122223615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07476806640625">
                <text:p>0.0007476806640625</text:p>
              </table:table-cell>
              <table:table-cell office:value-type="float" office:value="0.000020444393157959">
                <text:p>0.0000204443931579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0802040100097656">
                <text:p>0.000802040100097656</text:p>
              </table:table-cell>
              <table:table-cell office:value-type="float" office:value="0.0000227140262722969">
                <text:p>0.00002271402627229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858306884765625">
                <text:p>0.000858306884765625</text:p>
              </table:table-cell>
              <table:table-cell office:value-type="float" office:value="0.0000251457095146179">
                <text:p>0.00002514570951461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0916481018066406">
                <text:p>0.000916481018066406</text:p>
              </table:table-cell>
              <table:table-cell office:value-type="float" office:value="0.0000277450308203697">
                <text:p>0.00002774503082036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000030517578125">
                <text:p>0.00003051757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103855133056641">
                <text:p>0.00103855133056641</text:p>
              </table:table-cell>
              <table:table-cell office:value-type="float" office:value="0.0000334689393639564">
                <text:p>0.0000334689393639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110244750976563">
                <text:p>0.00110244750976563</text:p>
              </table:table-cell>
              <table:table-cell office:value-type="float" office:value="0.0000366047024726868">
                <text:p>0.00003660470247268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116825103759766">
                <text:p>0.00116825103759766</text:p>
              </table:table-cell>
              <table:table-cell office:value-type="float" office:value="0.0000399304553866386">
                <text:p>0.00003993045538663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12359619140625">
                <text:p>0.0012359619140625</text:p>
              </table:table-cell>
              <table:table-cell office:value-type="float" office:value="0.0000434517860412598">
                <text:p>0.00004345178604125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130558013916016">
                <text:p>0.00130558013916016</text:p>
              </table:table-cell>
              <table:table-cell office:value-type="float" office:value="0.0000471742823719978">
                <text:p>0.00004717428237199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137710571289063">
                <text:p>0.00137710571289063</text:p>
              </table:table-cell>
              <table:table-cell office:value-type="float" office:value="0.0000511035323143005">
                <text:p>0.00005110353231430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145053863525391">
                <text:p>0.00145053863525391</text:p>
              </table:table-cell>
              <table:table-cell office:value-type="float" office:value="0.0000552451238036156">
                <text:p>0.00005524512380361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152587890625">
                <text:p>0.00152587890625</text:p>
              </table:table-cell>
              <table:table-cell office:value-type="float" office:value="0.0000596046447753906">
                <text:p>0.00005960464477539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0312652587891">
                <text:p>0.00160312652587891</text:p>
              </table:table-cell>
              <table:table-cell office:value-type="float" office:value="0.0000641876831650734">
                <text:p>0.00006418768316507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168228149414063">
                <text:p>0.00168228149414063</text:p>
              </table:table-cell>
              <table:table-cell office:value-type="float" office:value="0.0000689998269081116">
                <text:p>0.0000689998269081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176334381103516">
                <text:p>0.00176334381103516</text:p>
              </table:table-cell>
              <table:table-cell office:value-type="float" office:value="0.0000740466639399528">
                <text:p>0.00007404666393995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18463134765625">
                <text:p>0.0018463134765625</text:p>
              </table:table-cell>
              <table:table-cell office:value-type="float" office:value="0.0000793337821960449">
                <text:p>0.00007933378219604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193119049072266">
                <text:p>0.00193119049072266</text:p>
              </table:table-cell>
              <table:table-cell office:value-type="float" office:value="0.0000848667696118355">
                <text:p>0.00008486676961183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201797485351562">
                <text:p>0.00201797485351562</text:p>
              </table:table-cell>
              <table:table-cell office:value-type="float" office:value="0.0000906512141227722">
                <text:p>0.00009065121412277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210666656494141">
                <text:p>0.00210666656494141</text:p>
              </table:table-cell>
              <table:table-cell office:value-type="float" office:value="0.0000966927036643028">
                <text:p>0.00009669270366430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2197265625">
                <text:p>0.002197265625</text:p>
              </table:table-cell>
              <table:table-cell office:value-type="float" office:value="0.000102996826171875">
                <text:p>0.000102996826171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228977203369141">
                <text:p>0.00228977203369141</text:p>
              </table:table-cell>
              <table:table-cell office:value-type="float" office:value="0.000109569169580936">
                <text:p>0.0001095691695809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238418579101562">
                <text:p>0.00238418579101562</text:p>
              </table:table-cell>
              <table:table-cell office:value-type="float" office:value="0.000116415321826935">
                <text:p>0.0001164153218269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248050689697266">
                <text:p>0.00248050689697266</text:p>
              </table:table-cell>
              <table:table-cell office:value-type="float" office:value="0.000123540870845318">
                <text:p>0.0001235408708453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25787353515625">
                <text:p>0.0025787353515625</text:p>
              </table:table-cell>
              <table:table-cell office:value-type="float" office:value="0.000130951404571533">
                <text:p>0.0001309514045715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267887115478516">
                <text:p>0.00267887115478516</text:p>
              </table:table-cell>
              <table:table-cell office:value-type="float" office:value="0.000138652510941029">
                <text:p>0.0001386525109410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278091430664062">
                <text:p>0.00278091430664062</text:p>
              </table:table-cell>
              <table:table-cell office:value-type="float" office:value="0.000146649777889252">
                <text:p>0.0001466497778892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288486480712891">
                <text:p>0.00288486480712891</text:p>
              </table:table-cell>
              <table:table-cell office:value-type="float" office:value="0.00015494879335165">
                <text:p>0.000154948793351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299072265625">
                <text:p>0.00299072265625</text:p>
              </table:table-cell>
              <table:table-cell office:value-type="float" office:value="0.000163555145263672">
                <text:p>0.0001635551452636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309848785400391">
                <text:p>0.00309848785400391</text:p>
              </table:table-cell>
              <table:table-cell office:value-type="float" office:value="0.000172474421560764">
                <text:p>0.0001724744215607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320816040039062">
                <text:p>0.00320816040039062</text:p>
              </table:table-cell>
              <table:table-cell office:value-type="float" office:value="0.000181712210178375">
                <text:p>0.000181712210178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331974029541016">
                <text:p>0.00331974029541016</text:p>
              </table:table-cell>
              <table:table-cell office:value-type="float" office:value="0.000191274099051952">
                <text:p>0.0001912740990519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34332275390625">
                <text:p>0.0034332275390625</text:p>
              </table:table-cell>
              <table:table-cell office:value-type="float" office:value="0.000201165676116943">
                <text:p>0.0002011656761169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354862213134766">
                <text:p>0.00354862213134766</text:p>
              </table:table-cell>
              <table:table-cell office:value-type="float" office:value="0.000211392529308796">
                <text:p>0.0002113925293087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366592407226562">
                <text:p>0.00366592407226562</text:p>
              </table:table-cell>
              <table:table-cell office:value-type="float" office:value="0.000221960246562958">
                <text:p>0.0002219602465629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378513336181641">
                <text:p>0.00378513336181641</text:p>
              </table:table-cell>
              <table:table-cell office:value-type="float" office:value="0.000232874415814877">
                <text:p>0.000232874415814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402927398681641">
                <text:p>0.00402927398681641</text:p>
              </table:table-cell>
              <table:table-cell office:value-type="float" office:value="0.000255764462053776">
                <text:p>0.0002557644620537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415420532226563">
                <text:p>0.00415420532226563</text:p>
              </table:table-cell>
              <table:table-cell office:value-type="float" office:value="0.000267751514911652">
                <text:p>0.0002677515149116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0428104400634766">
                <text:p>0.00428104400634766</text:p>
              </table:table-cell>
              <table:table-cell office:value-type="float" office:value="0.000280107371509075">
                <text:p>0.0002801073715090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44097900390625">
                <text:p>0.0044097900390625</text:p>
              </table:table-cell>
              <table:table-cell office:value-type="float" office:value="0.000292837619781494">
                <text:p>0.0002928376197814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0454044342041016">
                <text:p>0.00454044342041016</text:p>
              </table:table-cell>
              <table:table-cell office:value-type="float" office:value="0.000305947847664356">
                <text:p>0.0003059478476643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467300415039063">
                <text:p>0.00467300415039063</text:p>
              </table:table-cell>
              <table:table-cell office:value-type="float" office:value="0.000319443643093109">
                <text:p>0.0003194436430931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480747222900391">
                <text:p>0.00480747222900391</text:p>
              </table:table-cell>
              <table:table-cell office:value-type="float" office:value="0.000333330594003201">
                <text:p>0.0003333305940032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494384765625">
                <text:p>0.00494384765625</text:p>
              </table:table-cell>
              <table:table-cell office:value-type="float" office:value="0.000347614288330078">
                <text:p>0.0003476142883300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0508213043212891">
                <text:p>0.00508213043212891</text:p>
              </table:table-cell>
              <table:table-cell office:value-type="float" office:value="0.00036230031400919">
                <text:p>0.000362300314009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0522232055664063">
                <text:p>0.00522232055664063</text:p>
              </table:table-cell>
              <table:table-cell office:value-type="float" office:value="0.000377394258975983">
                <text:p>0.0003773942589759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536441802978516">
                <text:p>0.00536441802978516</text:p>
              </table:table-cell>
              <table:table-cell office:value-type="float" office:value="0.000392901711165905">
                <text:p>0.0003929017111659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055084228515625">
                <text:p>0.0055084228515625</text:p>
              </table:table-cell>
              <table:table-cell office:value-type="float" office:value="0.000408828258514404">
                <text:p>0.0004088282585144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565433502197266">
                <text:p>0.00565433502197266</text:p>
              </table:table-cell>
              <table:table-cell office:value-type="float" office:value="0.000425179488956928">
                <text:p>0.0004251794889569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0580215454101563">
                <text:p>0.00580215454101563</text:p>
              </table:table-cell>
              <table:table-cell office:value-type="float" office:value="0.000441960990428925">
                <text:p>0.0004419609904289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0595188140869141">
                <text:p>0.00595188140869141</text:p>
              </table:table-cell>
              <table:table-cell office:value-type="float" office:value="0.000459178350865841">
                <text:p>0.0004591783508658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6103515625">
                <text:p>0.006103515625</text:p>
              </table:table-cell>
              <table:table-cell office:value-type="float" office:value="0.000476837158203125">
                <text:p>0.000476837158203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0625705718994141">
                <text:p>0.00625705718994141</text:p>
              </table:table-cell>
              <table:table-cell office:value-type="float" office:value="0.000494943000376225">
                <text:p>0.0004949430003762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641250610351563">
                <text:p>0.00641250610351563</text:p>
              </table:table-cell>
              <table:table-cell office:value-type="float" office:value="0.000513501465320587">
                <text:p>0.0005135014653205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656986236572266">
                <text:p>0.00656986236572266</text:p>
              </table:table-cell>
              <table:table-cell office:value-type="float" office:value="0.000532518140971661">
                <text:p>0.0005325181409716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67291259765625">
                <text:p>0.0067291259765625</text:p>
              </table:table-cell>
              <table:table-cell office:value-type="float" office:value="0.000551998615264893">
                <text:p>0.0005519986152648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689029693603516">
                <text:p>0.00689029693603516</text:p>
              </table:table-cell>
              <table:table-cell office:value-type="float" office:value="0.000571948476135731">
                <text:p>0.0005719484761357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705337524414063">
                <text:p>0.00705337524414063</text:p>
              </table:table-cell>
              <table:table-cell office:value-type="float" office:value="0.000592373311519623">
                <text:p>0.0005923733115196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721836090087891">
                <text:p>0.00721836090087891</text:p>
              </table:table-cell>
              <table:table-cell office:value-type="float" office:value="0.000613278709352016">
                <text:p>0.0006132787093520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0738525390625">
                <text:p>0.00738525390625</text:p>
              </table:table-cell>
              <table:table-cell office:value-type="float" office:value="0.000634670257568359">
                <text:p>0.0006346702575683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0755405426025391">
                <text:p>0.00755405426025391</text:p>
              </table:table-cell>
              <table:table-cell office:value-type="float" office:value="0.000656553544104099">
                <text:p>0.0006565535441040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772476196289063">
                <text:p>0.00772476196289063</text:p>
              </table:table-cell>
              <table:table-cell office:value-type="float" office:value="0.000678934156894684">
                <text:p>0.0006789341568946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0789737701416016">
                <text:p>0.00789737701416016</text:p>
              </table:table-cell>
              <table:table-cell office:value-type="float" office:value="0.000701817683875561">
                <text:p>0.0007018176838755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080718994140625">
                <text:p>0.0080718994140625</text:p>
              </table:table-cell>
              <table:table-cell office:value-type="float" office:value="0.000725209712982178">
                <text:p>0.0007252097129821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0824832916259766">
                <text:p>0.00824832916259766</text:p>
              </table:table-cell>
              <table:table-cell office:value-type="float" office:value="0.000749115832149982">
                <text:p>0.0007491158321499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0842666625976563">
                <text:p>0.00842666625976563</text:p>
              </table:table-cell>
              <table:table-cell office:value-type="float" office:value="0.000773541629314423">
                <text:p>0.0007735416293144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860691070556641">
                <text:p>0.00860691070556641</text:p>
              </table:table-cell>
              <table:table-cell office:value-type="float" office:value="0.000798492692410946">
                <text:p>0.0007984926924109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87890625">
                <text:p>0.0087890625</text:p>
              </table:table-cell>
              <table:table-cell office:value-type="float" office:value="0.000823974609375">
                <text:p>0.000823974609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0897312164306641">
                <text:p>0.00897312164306641</text:p>
              </table:table-cell>
              <table:table-cell office:value-type="float" office:value="0.000849992968142033">
                <text:p>0.0008499929681420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0915908813476563">
                <text:p>0.00915908813476563</text:p>
              </table:table-cell>
              <table:table-cell office:value-type="float" office:value="0.000876553356647491">
                <text:p>0.0008765533566474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0934696197509766">
                <text:p>0.00934696197509766</text:p>
              </table:table-cell>
              <table:table-cell office:value-type="float" office:value="0.000903661362826824">
                <text:p>0.0009036613628268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95367431640625">
                <text:p>0.0095367431640625</text:p>
              </table:table-cell>
              <table:table-cell office:value-type="float" office:value="0.000931322574615479">
                <text:p>0.0009313225746154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0972843170166016">
                <text:p>0.00972843170166016</text:p>
              </table:table-cell>
              <table:table-cell office:value-type="float" office:value="0.000959542579948902">
                <text:p>0.0009595425799489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0992202758789063">
                <text:p>0.00992202758789063</text:p>
              </table:table-cell>
              <table:table-cell office:value-type="float" office:value="0.000988326966762543">
                <text:p>0.0009883269667625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101175308227539">
                <text:p>0.0101175308227539</text:p>
              </table:table-cell>
              <table:table-cell office:value-type="float" office:value="0.00101768132299185">
                <text:p>0.001017681322991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1031494140625">
                <text:p>0.01031494140625</text:p>
              </table:table-cell>
              <table:table-cell office:value-type="float" office:value="0.00104761123657227">
                <text:p>0.001047611236572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105142593383789">
                <text:p>0.0105142593383789</text:p>
              </table:table-cell>
              <table:table-cell office:value-type="float" office:value="0.00107812229543924">
                <text:p>0.001078122295439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107154846191406">
                <text:p>0.0107154846191406</text:p>
              </table:table-cell>
              <table:table-cell office:value-type="float" office:value="0.00110922008752823">
                <text:p>0.001109220087528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109186172485352">
                <text:p>0.0109186172485352</text:p>
              </table:table-cell>
              <table:table-cell office:value-type="float" office:value="0.00114091020077467">
                <text:p>0.001140910200774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111236572265625">
                <text:p>0.0111236572265625</text:p>
              </table:table-cell>
              <table:table-cell office:value-type="float" office:value="0.00117319822311401">
                <text:p>0.001173198223114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113306045532227">
                <text:p>0.0113306045532227</text:p>
              </table:table-cell>
              <table:table-cell office:value-type="float" office:value="0.00120608974248171">
                <text:p>0.001206089742481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115394592285156">
                <text:p>0.0115394592285156</text:p>
              </table:table-cell>
              <table:table-cell office:value-type="float" office:value="0.0012395903468132">
                <text:p>0.00123959034681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117502212524414">
                <text:p>0.0117502212524414</text:p>
              </table:table-cell>
              <table:table-cell office:value-type="float" office:value="0.00127370562404394">
                <text:p>0.001273705624043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11962890625">
                <text:p>0.011962890625</text:p>
              </table:table-cell>
              <table:table-cell office:value-type="float" office:value="0.00130844116210938">
                <text:p>0.001308441162109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121774673461914">
                <text:p>0.0121774673461914</text:p>
              </table:table-cell>
              <table:table-cell office:value-type="float" office:value="0.00134380254894495">
                <text:p>0.001343802548944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123939514160156">
                <text:p>0.0123939514160156</text:p>
              </table:table-cell>
              <table:table-cell office:value-type="float" office:value="0.00137979537248611">
                <text:p>0.001379795372486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126123428344727">
                <text:p>0.0126123428344727</text:p>
              </table:table-cell>
              <table:table-cell office:value-type="float" office:value="0.00141642522066832">
                <text:p>0.001416425220668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128326416015625">
                <text:p>0.0128326416015625</text:p>
              </table:table-cell>
              <table:table-cell office:value-type="float" office:value="0.001453697681427">
                <text:p>0.0014536976814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130548477172852">
                <text:p>0.0130548477172852</text:p>
              </table:table-cell>
              <table:table-cell office:value-type="float" office:value="0.00149161834269762">
                <text:p>0.001491618342697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132789611816406">
                <text:p>0.0132789611816406</text:p>
              </table:table-cell>
              <table:table-cell office:value-type="float" office:value="0.00153019279241562">
                <text:p>0.001530192792415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135049819946289">
                <text:p>0.0135049819946289</text:p>
              </table:table-cell>
              <table:table-cell office:value-type="float" office:value="0.00156942661851645">
                <text:p>0.001569426618516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1373291015625">
                <text:p>0.01373291015625</text:p>
              </table:table-cell>
              <table:table-cell office:value-type="float" office:value="0.00160932540893555">
                <text:p>0.001609325408935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139627456665039">
                <text:p>0.0139627456665039</text:p>
              </table:table-cell>
              <table:table-cell office:value-type="float" office:value="0.00164989475160837">
                <text:p>0.001649894751608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141944885253906">
                <text:p>0.0141944885253906</text:p>
              </table:table-cell>
              <table:table-cell office:value-type="float" office:value="0.00169114023447037">
                <text:p>0.001691140234470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144281387329102">
                <text:p>0.0144281387329102</text:p>
              </table:table-cell>
              <table:table-cell office:value-type="float" office:value="0.00173306744545698">
                <text:p>0.001733067445456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146636962890625">
                <text:p>0.0146636962890625</text:p>
              </table:table-cell>
              <table:table-cell office:value-type="float" office:value="0.00177568197250366">
                <text:p>0.001775681972503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149011611938477">
                <text:p>0.0149011611938477</text:p>
              </table:table-cell>
              <table:table-cell office:value-type="float" office:value="0.00181898940354586">
                <text:p>0.001818989403545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151405334472656">
                <text:p>0.0151405334472656</text:p>
              </table:table-cell>
              <table:table-cell office:value-type="float" office:value="0.00186299532651901">
                <text:p>0.001862995326519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153818130493164">
                <text:p>0.0153818130493164</text:p>
              </table:table-cell>
              <table:table-cell office:value-type="float" office:value="0.00190770532935858">
                <text:p>0.001907705329358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15625">
                <text:p>0.015625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158700942993164">
                <text:p>0.0158700942993164</text:p>
              </table:table-cell>
              <table:table-cell office:value-type="float" office:value="0.00199925992637873">
                <text:p>0.001999259926378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161170959472656">
                <text:p>0.0161170959472656</text:p>
              </table:table-cell>
              <table:table-cell office:value-type="float" office:value="0.00204611569643021">
                <text:p>0.002046115696430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163660049438477">
                <text:p>0.0163660049438477</text:p>
              </table:table-cell>
              <table:table-cell office:value-type="float" office:value="0.00209369789808989">
                <text:p>0.00209369789808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166168212890625">
                <text:p>0.0166168212890625</text:p>
              </table:table-cell>
              <table:table-cell office:value-type="float" office:value="0.00214201211929321">
                <text:p>0.002142012119293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168695449829102">
                <text:p>0.0168695449829102</text:p>
              </table:table-cell>
              <table:table-cell office:value-type="float" office:value="0.00219106394797564">
                <text:p>0.002191063947975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171241760253906">
                <text:p>0.0171241760253906</text:p>
              </table:table-cell>
              <table:table-cell office:value-type="float" office:value="0.0022408589720726">
                <text:p>0.00224085897207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173807144165039">
                <text:p>0.0173807144165039</text:p>
              </table:table-cell>
              <table:table-cell office:value-type="float" office:value="0.00229140277951956">
                <text:p>0.002291402779519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1763916015625">
                <text:p>0.01763916015625</text:p>
              </table:table-cell>
              <table:table-cell office:value-type="float" office:value="0.00234270095825195">
                <text:p>0.002342700958251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178995132446289">
                <text:p>0.0178995132446289</text:p>
              </table:table-cell>
              <table:table-cell office:value-type="float" office:value="0.00239475909620523">
                <text:p>0.002394759096205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181617736816406">
                <text:p>0.0181617736816406</text:p>
              </table:table-cell>
              <table:table-cell office:value-type="float" office:value="0.00244758278131485">
                <text:p>0.002447582781314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184259414672852">
                <text:p>0.0184259414672852</text:p>
              </table:table-cell>
              <table:table-cell office:value-type="float" office:value="0.00250117760151625">
                <text:p>0.00250117760151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186920166015625">
                <text:p>0.0186920166015625</text:p>
              </table:table-cell>
              <table:table-cell office:value-type="float" office:value="0.00255554914474487">
                <text:p>0.002555549144744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189599990844727">
                <text:p>0.0189599990844727</text:p>
              </table:table-cell>
              <table:table-cell office:value-type="float" office:value="0.00261070299893618">
                <text:p>0.002610702998936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192298889160156">
                <text:p>0.0192298889160156</text:p>
              </table:table-cell>
              <table:table-cell office:value-type="float" office:value="0.0026666447520256">
                <text:p>0.00266664475202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195016860961914">
                <text:p>0.0195016860961914</text:p>
              </table:table-cell>
              <table:table-cell office:value-type="float" office:value="0.0027233799919486">
                <text:p>0.00272337999194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19775390625">
                <text:p>0.019775390625</text:p>
              </table:table-cell>
              <table:table-cell office:value-type="float" office:value="0.00278091430664062">
                <text:p>0.002780914306640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200510025024414">
                <text:p>0.0200510025024414</text:p>
              </table:table-cell>
              <table:table-cell office:value-type="float" office:value="0.00283925328403711">
                <text:p>0.002839253284037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203285217285156">
                <text:p>0.0203285217285156</text:p>
              </table:table-cell>
              <table:table-cell office:value-type="float" office:value="0.00289840251207352">
                <text:p>0.002898402512073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206079483032227">
                <text:p>0.0206079483032227</text:p>
              </table:table-cell>
              <table:table-cell office:value-type="float" office:value="0.00295836757868528">
                <text:p>0.002958367578685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208892822265625">
                <text:p>0.0208892822265625</text:p>
              </table:table-cell>
              <table:table-cell office:value-type="float" office:value="0.00301915407180786">
                <text:p>0.003019154071807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211725234985352">
                <text:p>0.0211725234985352</text:p>
              </table:table-cell>
              <table:table-cell office:value-type="float" office:value="0.0030807675793767">
                <text:p>0.00308076757937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214576721191406">
                <text:p>0.0214576721191406</text:p>
              </table:table-cell>
              <table:table-cell office:value-type="float" office:value="0.00314321368932724">
                <text:p>0.003143213689327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217447280883789">
                <text:p>0.0217447280883789</text:p>
              </table:table-cell>
              <table:table-cell office:value-type="float" office:value="0.00320649798959494">
                <text:p>0.003206497989594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2203369140625">
                <text:p>0.02203369140625</text:p>
              </table:table-cell>
              <table:table-cell office:value-type="float" office:value="0.00327062606811523">
                <text:p>0.003270626068115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223245620727539">
                <text:p>0.0223245620727539</text:p>
              </table:table-cell>
              <table:table-cell office:value-type="float" office:value="0.00333560351282358">
                <text:p>0.003335603512823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226173400878906">
                <text:p>0.0226173400878906</text:p>
              </table:table-cell>
              <table:table-cell office:value-type="float" office:value="0.00340143591165543">
                <text:p>0.003401435911655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229120254516602">
                <text:p>0.0229120254516602</text:p>
              </table:table-cell>
              <table:table-cell office:value-type="float" office:value="0.00346812885254621">
                <text:p>0.003468128852546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232086181640625">
                <text:p>0.0232086181640625</text:p>
              </table:table-cell>
              <table:table-cell office:value-type="float" office:value="0.0035356879234314">
                <text:p>0.00353568792343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235071182250977">
                <text:p>0.0235071182250977</text:p>
              </table:table-cell>
              <table:table-cell office:value-type="float" office:value="0.00360411871224642">
                <text:p>0.003604118712246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238075256347656">
                <text:p>0.0238075256347656</text:p>
              </table:table-cell>
              <table:table-cell office:value-type="float" office:value="0.00367342680692673">
                <text:p>0.003673426806926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241098403930664">
                <text:p>0.0241098403930664</text:p>
              </table:table-cell>
              <table:table-cell office:value-type="float" office:value="0.00374361779540777">
                <text:p>0.003743617795407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244140625">
                <text:p>0.0244140625</text:p>
              </table:table-cell>
              <table:table-cell office:value-type="float" office:value="0.003814697265625">
                <text:p>0.003814697265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247201919555664">
                <text:p>0.0247201919555664</text:p>
              </table:table-cell>
              <table:table-cell office:value-type="float" office:value="0.00388667080551386">
                <text:p>0.003886670805513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250282287597656">
                <text:p>0.0250282287597656</text:p>
              </table:table-cell>
              <table:table-cell office:value-type="float" office:value="0.0039595440030098">
                <text:p>0.00395954400300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253381729125977">
                <text:p>0.0253381729125977</text:p>
              </table:table-cell>
              <table:table-cell office:value-type="float" office:value="0.00403332244604826">
                <text:p>0.004033322446048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256500244140625">
                <text:p>0.0256500244140625</text:p>
              </table:table-cell>
              <table:table-cell office:value-type="float" office:value="0.0041080117225647">
                <text:p>0.00410801172256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259637832641602">
                <text:p>0.0259637832641602</text:p>
              </table:table-cell>
              <table:table-cell office:value-type="float" office:value="0.00418361742049456">
                <text:p>0.004183617420494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262794494628906">
                <text:p>0.0262794494628906</text:p>
              </table:table-cell>
              <table:table-cell office:value-type="float" office:value="0.00426014512777329">
                <text:p>0.004260145127773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265970230102539">
                <text:p>0.0265970230102539</text:p>
              </table:table-cell>
              <table:table-cell office:value-type="float" office:value="0.00433760043233633">
                <text:p>0.004337600432336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2691650390625">
                <text:p>0.02691650390625</text:p>
              </table:table-cell>
              <table:table-cell office:value-type="float" office:value="0.00441598892211914">
                <text:p>0.004415988922119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272378921508789">
                <text:p>0.0272378921508789</text:p>
              </table:table-cell>
              <table:table-cell office:value-type="float" office:value="0.00449531618505716">
                <text:p>0.004495316185057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275611877441406">
                <text:p>0.0275611877441406</text:p>
              </table:table-cell>
              <table:table-cell office:value-type="float" office:value="0.00457558780908585">
                <text:p>0.004575587809085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278863906860352">
                <text:p>0.0278863906860352</text:p>
              </table:table-cell>
              <table:table-cell office:value-type="float" office:value="0.00465680938214064">
                <text:p>0.004656809382140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282135009765625">
                <text:p>0.0282135009765625</text:p>
              </table:table-cell>
              <table:table-cell office:value-type="float" office:value="0.00473898649215698">
                <text:p>0.004738986492156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285425186157227">
                <text:p>0.0285425186157227</text:p>
              </table:table-cell>
              <table:table-cell office:value-type="float" office:value="0.00482212472707033">
                <text:p>0.004822124727070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288734436035156">
                <text:p>0.0288734436035156</text:p>
              </table:table-cell>
              <table:table-cell office:value-type="float" office:value="0.00490622967481613">
                <text:p>0.004906229674816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292062759399414">
                <text:p>0.0292062759399414</text:p>
              </table:table-cell>
              <table:table-cell office:value-type="float" office:value="0.00499130692332983">
                <text:p>0.004991306923329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29541015625">
                <text:p>0.029541015625</text:p>
              </table:table-cell>
              <table:table-cell office:value-type="float" office:value="0.00507736206054688">
                <text:p>0.005077362060546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298776626586914">
                <text:p>0.0298776626586914</text:p>
              </table:table-cell>
              <table:table-cell office:value-type="float" office:value="0.00516440067440271">
                <text:p>0.005164400674402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302162170410156">
                <text:p>0.0302162170410156</text:p>
              </table:table-cell>
              <table:table-cell office:value-type="float" office:value="0.00525242835283279">
                <text:p>0.005252428352832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305566787719727">
                <text:p>0.0305566787719727</text:p>
              </table:table-cell>
              <table:table-cell office:value-type="float" office:value="0.00534145068377256">
                <text:p>0.005341450683772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308990478515625">
                <text:p>0.0308990478515625</text:p>
              </table:table-cell>
              <table:table-cell office:value-type="float" office:value="0.00543147325515747">
                <text:p>0.005431473255157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312433242797852">
                <text:p>0.0312433242797852</text:p>
              </table:table-cell>
              <table:table-cell office:value-type="float" office:value="0.00552250165492296">
                <text:p>0.005522501654922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315895080566406">
                <text:p>0.0315895080566406</text:p>
              </table:table-cell>
              <table:table-cell office:value-type="float" office:value="0.00561454147100449">
                <text:p>0.005614541471004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319375991821289">
                <text:p>0.0319375991821289</text:p>
              </table:table-cell>
              <table:table-cell office:value-type="float" office:value="0.00570759829133749">
                <text:p>0.005707598291337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3228759765625">
                <text:p>0.03228759765625</text:p>
              </table:table-cell>
              <table:table-cell office:value-type="float" office:value="0.00580167770385742">
                <text:p>0.005801677703857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326395034790039">
                <text:p>0.0326395034790039</text:p>
              </table:table-cell>
              <table:table-cell office:value-type="float" office:value="0.00589678529649973">
                <text:p>0.005896785296499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329933166503906">
                <text:p>0.0329933166503906</text:p>
              </table:table-cell>
              <table:table-cell office:value-type="float" office:value="0.00599292665719986">
                <text:p>0.005992926657199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333490371704102">
                <text:p>0.0333490371704102</text:p>
              </table:table-cell>
              <table:table-cell office:value-type="float" office:value="0.00609010737389326">
                <text:p>0.006090107373893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337066650390625">
                <text:p>0.0337066650390625</text:p>
              </table:table-cell>
              <table:table-cell office:value-type="float" office:value="0.00618833303451538">
                <text:p>0.006188333034515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340662002563477">
                <text:p>0.0340662002563477</text:p>
              </table:table-cell>
              <table:table-cell office:value-type="float" office:value="0.00628760922700167">
                <text:p>0.006287609227001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344276428222656">
                <text:p>0.0344276428222656</text:p>
              </table:table-cell>
              <table:table-cell office:value-type="float" office:value="0.00638794153928757">
                <text:p>0.006387941539287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347909927368164">
                <text:p>0.0347909927368164</text:p>
              </table:table-cell>
              <table:table-cell office:value-type="float" office:value="0.00648933555930853">
                <text:p>0.006489335559308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3515625">
                <text:p>0.03515625</text:p>
              </table:table-cell>
              <table:table-cell office:value-type="float" office:value="0.006591796875">
                <text:p>0.0065917968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355234146118164">
                <text:p>0.0355234146118164</text:p>
              </table:table-cell>
              <table:table-cell office:value-type="float" office:value="0.00669533107429743">
                <text:p>0.006695331074297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358924865722656">
                <text:p>0.0358924865722656</text:p>
              </table:table-cell>
              <table:table-cell office:value-type="float" office:value="0.00679994374513626">
                <text:p>0.006799943745136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362634658813477">
                <text:p>0.0362634658813477</text:p>
              </table:table-cell>
              <table:table-cell office:value-type="float" office:value="0.00690564047545195">
                <text:p>0.006905640475451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366363525390625">
                <text:p>0.0366363525390625</text:p>
              </table:table-cell>
              <table:table-cell office:value-type="float" office:value="0.00701242685317993">
                <text:p>0.007012426853179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370111465454102">
                <text:p>0.0370111465454102</text:p>
              </table:table-cell>
              <table:table-cell office:value-type="float" office:value="0.00712030846625567">
                <text:p>0.007120308466255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373878479003906">
                <text:p>0.0373878479003906</text:p>
              </table:table-cell>
              <table:table-cell office:value-type="float" office:value="0.00722929090261459">
                <text:p>0.007229290902614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377664566040039">
                <text:p>0.0377664566040039</text:p>
              </table:table-cell>
              <table:table-cell office:value-type="float" office:value="0.00733937975019217">
                <text:p>0.007339379750192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3814697265625">
                <text:p>0.03814697265625</text:p>
              </table:table-cell>
              <table:table-cell office:value-type="float" office:value="0.00745058059692383">
                <text:p>0.007450580596923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0385293960571289">
                <text:p>0.0385293960571289</text:p>
              </table:table-cell>
              <table:table-cell office:value-type="float" office:value="0.00756289903074503">
                <text:p>0.007562899030745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389137268066406">
                <text:p>0.0389137268066406</text:p>
              </table:table-cell>
              <table:table-cell office:value-type="float" office:value="0.00767634063959122">
                <text:p>0.007676340639591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392999649047852">
                <text:p>0.0392999649047852</text:p>
              </table:table-cell>
              <table:table-cell office:value-type="float" office:value="0.00779091101139784">
                <text:p>0.007790911011397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396881103515625">
                <text:p>0.0396881103515625</text:p>
              </table:table-cell>
              <table:table-cell office:value-type="float" office:value="0.00790661573410034">
                <text:p>0.007906615734100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0400781631469727">
                <text:p>0.0400781631469727</text:p>
              </table:table-cell>
              <table:table-cell office:value-type="float" office:value="0.00802346039563417">
                <text:p>0.008023460395634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0404701232910156">
                <text:p>0.0404701232910156</text:p>
              </table:table-cell>
              <table:table-cell office:value-type="float" office:value="0.00814145058393478">
                <text:p>0.008141450583934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0408639907836914">
                <text:p>0.0408639907836914</text:p>
              </table:table-cell>
              <table:table-cell office:value-type="float" office:value="0.00826059188693762">
                <text:p>0.008260591886937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41259765625">
                <text:p>0.041259765625</text:p>
              </table:table-cell>
              <table:table-cell office:value-type="float" office:value="0.00838088989257813">
                <text:p>0.008380889892578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416574478149414">
                <text:p>0.0416574478149414</text:p>
              </table:table-cell>
              <table:table-cell office:value-type="float" office:value="0.00850235018879175">
                <text:p>0.008502350188791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420570373535156">
                <text:p>0.0420570373535156</text:p>
              </table:table-cell>
              <table:table-cell office:value-type="float" office:value="0.00862497836351395">
                <text:p>0.008624978363513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424585342407227">
                <text:p>0.0424585342407227</text:p>
              </table:table-cell>
              <table:table-cell office:value-type="float" office:value="0.00874878000468016">
                <text:p>0.008748780004680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428619384765625">
                <text:p>0.0428619384765625</text:p>
              </table:table-cell>
              <table:table-cell office:value-type="float" office:value="0.00887376070022583">
                <text:p>0.008873760700225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432672500610352">
                <text:p>0.0432672500610352</text:p>
              </table:table-cell>
              <table:table-cell office:value-type="float" office:value="0.00899992603808641">
                <text:p>0.008999926038086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436744689941406">
                <text:p>0.0436744689941406</text:p>
              </table:table-cell>
              <table:table-cell office:value-type="float" office:value="0.00912728160619736">
                <text:p>0.009127281606197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440835952758789">
                <text:p>0.0440835952758789</text:p>
              </table:table-cell>
              <table:table-cell office:value-type="float" office:value="0.00925583299249411">
                <text:p>0.009255832992494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4449462890625">
                <text:p>0.04449462890625</text:p>
              </table:table-cell>
              <table:table-cell office:value-type="float" office:value="0.00938558578491211">
                <text:p>0.009385585784912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449075698852539">
                <text:p>0.0449075698852539</text:p>
              </table:table-cell>
              <table:table-cell office:value-type="float" office:value="0.00951654557138681">
                <text:p>0.009516545571386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453224182128906">
                <text:p>0.0453224182128906</text:p>
              </table:table-cell>
              <table:table-cell office:value-type="float" office:value="0.00964871793985367">
                <text:p>0.009648717939853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457391738891602">
                <text:p>0.0457391738891602</text:p>
              </table:table-cell>
              <table:table-cell office:value-type="float" office:value="0.00978210847824812">
                <text:p>0.009782108478248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461578369140625">
                <text:p>0.0461578369140625</text:p>
              </table:table-cell>
              <table:table-cell office:value-type="float" office:value="0.00991672277450562">
                <text:p>0.009916722774505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465784072875977">
                <text:p>0.0465784072875977</text:p>
              </table:table-cell>
              <table:table-cell office:value-type="float" office:value="0.0100525664165616">
                <text:p>0.01005256641656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470008850097656">
                <text:p>0.0470008850097656</text:p>
              </table:table-cell>
              <table:table-cell office:value-type="float" office:value="0.0101896449923515">
                <text:p>0.01018964499235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474252700805664">
                <text:p>0.0474252700805664</text:p>
              </table:table-cell>
              <table:table-cell office:value-type="float" office:value="0.0103279640898108">
                <text:p>0.01032796408981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478515625">
                <text:p>0.0478515625</text:p>
              </table:table-cell>
              <table:table-cell office:value-type="float" office:value="0.010467529296875">
                <text:p>0.0104675292968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482797622680664">
                <text:p>0.0482797622680664</text:p>
              </table:table-cell>
              <table:table-cell office:value-type="float" office:value="0.0106083462014794">
                <text:p>0.01060834620147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487098693847656">
                <text:p>0.0487098693847656</text:p>
              </table:table-cell>
              <table:table-cell office:value-type="float" office:value="0.0107504203915596">
                <text:p>0.01075042039155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491418838500977">
                <text:p>0.0491418838500977</text:p>
              </table:table-cell>
              <table:table-cell office:value-type="float" office:value="0.0108937574550509">
                <text:p>0.01089375745505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495758056640625">
                <text:p>0.0495758056640625</text:p>
              </table:table-cell>
              <table:table-cell office:value-type="float" office:value="0.0110383629798889">
                <text:p>0.01103836297988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500116348266602">
                <text:p>0.0500116348266602</text:p>
              </table:table-cell>
              <table:table-cell office:value-type="float" office:value="0.011184242554009">
                <text:p>0.0111842425540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504493713378906">
                <text:p>0.0504493713378906</text:p>
              </table:table-cell>
              <table:table-cell office:value-type="float" office:value="0.0113314017653465">
                <text:p>0.01133140176534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508890151977539">
                <text:p>0.0508890151977539</text:p>
              </table:table-cell>
              <table:table-cell office:value-type="float" office:value="0.0114798462018371">
                <text:p>0.01147984620183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5133056640625">
                <text:p>0.05133056640625</text:p>
              </table:table-cell>
              <table:table-cell office:value-type="float" office:value="0.011629581451416">
                <text:p>0.0116295814514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517740249633789">
                <text:p>0.0517740249633789</text:p>
              </table:table-cell>
              <table:table-cell office:value-type="float" office:value="0.0117806131020188">
                <text:p>0.01178061310201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522193908691406">
                <text:p>0.0522193908691406</text:p>
              </table:table-cell>
              <table:table-cell office:value-type="float" office:value="0.011932946741581">
                <text:p>0.0119329467415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526666641235352">
                <text:p>0.0526666641235352</text:p>
              </table:table-cell>
              <table:table-cell office:value-type="float" office:value="0.0120865879580379">
                <text:p>0.01208658795803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531158447265625">
                <text:p>0.0531158447265625</text:p>
              </table:table-cell>
              <table:table-cell office:value-type="float" office:value="0.012241542339325">
                <text:p>0.0122415423393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535669326782227">
                <text:p>0.0535669326782227</text:p>
              </table:table-cell>
              <table:table-cell office:value-type="float" office:value="0.0123978154733777">
                <text:p>0.01239781547337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540199279785156">
                <text:p>0.0540199279785156</text:p>
              </table:table-cell>
              <table:table-cell office:value-type="float" office:value="0.0125554129481316">
                <text:p>0.01255541294813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544748306274414">
                <text:p>0.0544748306274414</text:p>
              </table:table-cell>
              <table:table-cell office:value-type="float" office:value="0.012714340351522">
                <text:p>0.0127143403515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54931640625">
                <text:p>0.054931640625</text:p>
              </table:table-cell>
              <table:table-cell office:value-type="float" office:value="0.0128746032714844">
                <text:p>0.01287460327148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553903579711914">
                <text:p>0.0553903579711914</text:p>
              </table:table-cell>
              <table:table-cell office:value-type="float" office:value="0.0130362072959542">
                <text:p>0.01303620729595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558509826660156">
                <text:p>0.0558509826660156</text:p>
              </table:table-cell>
              <table:table-cell office:value-type="float" office:value="0.013199158012867">
                <text:p>0.0131991580128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563135147094727">
                <text:p>0.0563135147094727</text:p>
              </table:table-cell>
              <table:table-cell office:value-type="float" office:value="0.0133634610101581">
                <text:p>0.01336346101015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567779541015625">
                <text:p>0.0567779541015625</text:p>
              </table:table-cell>
              <table:table-cell office:value-type="float" office:value="0.0135291218757629">
                <text:p>0.01352912187576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0572443008422852">
                <text:p>0.0572443008422852</text:p>
              </table:table-cell>
              <table:table-cell office:value-type="float" office:value="0.0136961461976171">
                <text:p>0.01369614619761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0577125549316406">
                <text:p>0.0577125549316406</text:p>
              </table:table-cell>
              <table:table-cell office:value-type="float" office:value="0.0138645395636559">
                <text:p>0.01386453956365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581827163696289">
                <text:p>0.0581827163696289</text:p>
              </table:table-cell>
              <table:table-cell office:value-type="float" office:value="0.0140343075618148">
                <text:p>0.01403430756181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5865478515625">
                <text:p>0.05865478515625</text:p>
              </table:table-cell>
              <table:table-cell office:value-type="float" office:value="0.0142054557800293">
                <text:p>0.01420545578002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591287612915039">
                <text:p>0.0591287612915039</text:p>
              </table:table-cell>
              <table:table-cell office:value-type="float" office:value="0.0143779898062348">
                <text:p>0.01437798980623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596046447753906">
                <text:p>0.0596046447753906</text:p>
              </table:table-cell>
              <table:table-cell office:value-type="float" office:value="0.0145519152283669">
                <text:p>0.01455191522836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600824356079102">
                <text:p>0.0600824356079102</text:p>
              </table:table-cell>
              <table:table-cell office:value-type="float" office:value="0.0147272376343608">
                <text:p>0.01472723763436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605621337890625">
                <text:p>0.0605621337890625</text:p>
              </table:table-cell>
              <table:table-cell office:value-type="float" office:value="0.0149039626121521">
                <text:p>0.01490396261215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0610437393188477">
                <text:p>0.0610437393188477</text:p>
              </table:table-cell>
              <table:table-cell office:value-type="float" office:value="0.0150820957496762">
                <text:p>0.01508209574967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0615272521972656">
                <text:p>0.0615272521972656</text:p>
              </table:table-cell>
              <table:table-cell office:value-type="float" office:value="0.0152616426348686">
                <text:p>0.01526164263486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0620126724243164">
                <text:p>0.0620126724243164</text:p>
              </table:table-cell>
              <table:table-cell office:value-type="float" office:value="0.0154426088556647">
                <text:p>0.01544260885566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625">
                <text:p>0.062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629892349243164">
                <text:p>0.0629892349243164</text:p>
              </table:table-cell>
              <table:table-cell office:value-type="float" office:value="0.0158088216558099">
                <text:p>0.01580882165580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634803771972656">
                <text:p>0.0634803771972656</text:p>
              </table:table-cell>
              <table:table-cell office:value-type="float" office:value="0.0159940794110298">
                <text:p>0.01599407941102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0639734268188477">
                <text:p>0.0639734268188477</text:p>
              </table:table-cell>
              <table:table-cell office:value-type="float" office:value="0.0161807788535953">
                <text:p>0.01618077885359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644683837890625">
                <text:p>0.0644683837890625</text:p>
              </table:table-cell>
              <table:table-cell office:value-type="float" office:value="0.0163689255714417">
                <text:p>0.01636892557144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0649652481079102">
                <text:p>0.0649652481079102</text:p>
              </table:table-cell>
              <table:table-cell office:value-type="float" office:value="0.0165585251525044">
                <text:p>0.01655852515250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0654640197753906">
                <text:p>0.0654640197753906</text:p>
              </table:table-cell>
              <table:table-cell office:value-type="float" office:value="0.0167495831847191">
                <text:p>0.01674958318471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659646987915039">
                <text:p>0.0659646987915039</text:p>
              </table:table-cell>
              <table:table-cell office:value-type="float" office:value="0.016942105256021">
                <text:p>0.0169421052560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6646728515625">
                <text:p>0.06646728515625</text:p>
              </table:table-cell>
              <table:table-cell office:value-type="float" office:value="0.0171360969543457">
                <text:p>0.01713609695434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669717788696289">
                <text:p>0.0669717788696289</text:p>
              </table:table-cell>
              <table:table-cell office:value-type="float" office:value="0.0173315638676286">
                <text:p>0.01733156386762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674781799316406">
                <text:p>0.0674781799316406</text:p>
              </table:table-cell>
              <table:table-cell office:value-type="float" office:value="0.0175285115838051">
                <text:p>0.01752851158380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679864883422852">
                <text:p>0.0679864883422852</text:p>
              </table:table-cell>
              <table:table-cell office:value-type="float" office:value="0.0177269456908107">
                <text:p>0.01772694569081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684967041015625">
                <text:p>0.0684967041015625</text:p>
              </table:table-cell>
              <table:table-cell office:value-type="float" office:value="0.0179268717765808">
                <text:p>0.01792687177658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690088272094727">
                <text:p>0.0690088272094727</text:p>
              </table:table-cell>
              <table:table-cell office:value-type="float" office:value="0.0181282954290509">
                <text:p>0.01812829542905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695228576660156">
                <text:p>0.0695228576660156</text:p>
              </table:table-cell>
              <table:table-cell office:value-type="float" office:value="0.0183312222361565">
                <text:p>0.018331222236156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700387954711914">
                <text:p>0.0700387954711914</text:p>
              </table:table-cell>
              <table:table-cell office:value-type="float" office:value="0.0185356577858329">
                <text:p>0.01853565778583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70556640625">
                <text:p>0.070556640625</text:p>
              </table:table-cell>
              <table:table-cell office:value-type="float" office:value="0.0187416076660156">
                <text:p>0.01874160766601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710763931274414">
                <text:p>0.0710763931274414</text:p>
              </table:table-cell>
              <table:table-cell office:value-type="float" office:value="0.0189490774646401">
                <text:p>0.01894907746464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715980529785156">
                <text:p>0.0715980529785156</text:p>
              </table:table-cell>
              <table:table-cell office:value-type="float" office:value="0.0191580727696419">
                <text:p>0.01915807276964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721216201782227">
                <text:p>0.0721216201782227</text:p>
              </table:table-cell>
              <table:table-cell office:value-type="float" office:value="0.0193685991689563">
                <text:p>0.01936859916895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726470947265625">
                <text:p>0.0726470947265625</text:p>
              </table:table-cell>
              <table:table-cell office:value-type="float" office:value="0.0195806622505188">
                <text:p>0.01958066225051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731744766235352">
                <text:p>0.0731744766235352</text:p>
              </table:table-cell>
              <table:table-cell office:value-type="float" office:value="0.0197942676022649">
                <text:p>0.019794267602264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0737037658691406">
                <text:p>0.0737037658691406</text:p>
              </table:table-cell>
              <table:table-cell office:value-type="float" office:value="0.02000942081213">
                <text:p>0.020009420812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0742349624633789">
                <text:p>0.0742349624633789</text:p>
              </table:table-cell>
              <table:table-cell office:value-type="float" office:value="0.0202261274680495">
                <text:p>0.02022612746804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7476806640625">
                <text:p>0.07476806640625</text:p>
              </table:table-cell>
              <table:table-cell office:value-type="float" office:value="0.020444393157959">
                <text:p>0.0204443931579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0753030776977539">
                <text:p>0.0753030776977539</text:p>
              </table:table-cell>
              <table:table-cell office:value-type="float" office:value="0.0206642234697938">
                <text:p>0.02066422346979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758399963378906">
                <text:p>0.0758399963378906</text:p>
              </table:table-cell>
              <table:table-cell office:value-type="float" office:value="0.0208856239914894">
                <text:p>0.02088562399148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763788223266602">
                <text:p>0.0763788223266602</text:p>
              </table:table-cell>
              <table:table-cell office:value-type="float" office:value="0.0211086003109813">
                <text:p>0.02110860031098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0769195556640625">
                <text:p>0.0769195556640625</text:p>
              </table:table-cell>
              <table:table-cell office:value-type="float" office:value="0.0213331580162048">
                <text:p>0.02133315801620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0774621963500977">
                <text:p>0.0774621963500977</text:p>
              </table:table-cell>
              <table:table-cell office:value-type="float" office:value="0.0215593026950955">
                <text:p>0.02155930269509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0780067443847656">
                <text:p>0.0780067443847656</text:p>
              </table:table-cell>
              <table:table-cell office:value-type="float" office:value="0.0217870399355888">
                <text:p>0.02178703993558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785531997680664">
                <text:p>0.0785531997680664</text:p>
              </table:table-cell>
              <table:table-cell office:value-type="float" office:value="0.0220163753256202">
                <text:p>0.02201637532562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791015625">
                <text:p>0.0791015625</text:p>
              </table:table-cell>
              <table:table-cell office:value-type="float" office:value="0.022247314453125">
                <text:p>0.0222473144531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0796518325805664">
                <text:p>0.0796518325805664</text:p>
              </table:table-cell>
              <table:table-cell office:value-type="float" office:value="0.0224798629060388">
                <text:p>0.02247986290603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802040100097656">
                <text:p>0.0802040100097656</text:p>
              </table:table-cell>
              <table:table-cell office:value-type="float" office:value="0.0227140262722969">
                <text:p>0.02271402627229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0807580947875977">
                <text:p>0.0807580947875977</text:p>
              </table:table-cell>
              <table:table-cell office:value-type="float" office:value="0.0229498101398349">
                <text:p>0.02294981013983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813140869140625">
                <text:p>0.0813140869140625</text:p>
              </table:table-cell>
              <table:table-cell office:value-type="float" office:value="0.0231872200965881">
                <text:p>0.02318722009658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818719863891602">
                <text:p>0.0818719863891602</text:p>
              </table:table-cell>
              <table:table-cell office:value-type="float" office:value="0.0234262617304921">
                <text:p>0.02342626173049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0824317932128906">
                <text:p>0.0824317932128906</text:p>
              </table:table-cell>
              <table:table-cell office:value-type="float" office:value="0.0236669406294823">
                <text:p>0.02366694062948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0829935073852539">
                <text:p>0.0829935073852539</text:p>
              </table:table-cell>
              <table:table-cell office:value-type="float" office:value="0.023909262381494">
                <text:p>0.0239092623814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8355712890625">
                <text:p>0.08355712890625</text:p>
              </table:table-cell>
              <table:table-cell office:value-type="float" office:value="0.0241532325744629">
                <text:p>0.02415323257446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0841226577758789">
                <text:p>0.0841226577758789</text:p>
              </table:table-cell>
              <table:table-cell office:value-type="float" office:value="0.0243988567963243">
                <text:p>0.02439885679632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0846900939941406">
                <text:p>0.0846900939941406</text:p>
              </table:table-cell>
              <table:table-cell office:value-type="float" office:value="0.0246461406350136">
                <text:p>0.02464614063501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0852594375610352">
                <text:p>0.0852594375610352</text:p>
              </table:table-cell>
              <table:table-cell office:value-type="float" office:value="0.0248950896784663">
                <text:p>0.02489508967846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858306884765625">
                <text:p>0.0858306884765625</text:p>
              </table:table-cell>
              <table:table-cell office:value-type="float" office:value="0.0251457095146179">
                <text:p>0.025145709514617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864038467407227">
                <text:p>0.0864038467407227</text:p>
              </table:table-cell>
              <table:table-cell office:value-type="float" office:value="0.0253980057314038">
                <text:p>0.025398005731403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0869789123535156">
                <text:p>0.0869789123535156</text:p>
              </table:table-cell>
              <table:table-cell office:value-type="float" office:value="0.0256519839167595">
                <text:p>0.02565198391675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875558853149414">
                <text:p>0.0875558853149414</text:p>
              </table:table-cell>
              <table:table-cell office:value-type="float" office:value="0.0259076496586204">
                <text:p>0.02590764965862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88134765625">
                <text:p>0.088134765625</text:p>
              </table:table-cell>
              <table:table-cell office:value-type="float" office:value="0.0261650085449219">
                <text:p>0.02616500854492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887155532836914">
                <text:p>0.0887155532836914</text:p>
              </table:table-cell>
              <table:table-cell office:value-type="float" office:value="0.0264240661635995">
                <text:p>0.02642406616359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892982482910156">
                <text:p>0.0892982482910156</text:p>
              </table:table-cell>
              <table:table-cell office:value-type="float" office:value="0.0266848281025887">
                <text:p>0.02668482810258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898828506469727">
                <text:p>0.0898828506469727</text:p>
              </table:table-cell>
              <table:table-cell office:value-type="float" office:value="0.0269472999498248">
                <text:p>0.02694729994982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904693603515625">
                <text:p>0.0904693603515625</text:p>
              </table:table-cell>
              <table:table-cell office:value-type="float" office:value="0.0272114872932434">
                <text:p>0.02721148729324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0910577774047852">
                <text:p>0.0910577774047852</text:p>
              </table:table-cell>
              <table:table-cell office:value-type="float" office:value="0.0274773957207799">
                <text:p>0.02747739572077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916481018066406">
                <text:p>0.0916481018066406</text:p>
              </table:table-cell>
              <table:table-cell office:value-type="float" office:value="0.0277450308203697">
                <text:p>0.02774503082036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0922403335571289">
                <text:p>0.0922403335571289</text:p>
              </table:table-cell>
              <table:table-cell office:value-type="float" office:value="0.0280143981799483">
                <text:p>0.028014398179948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9283447265625">
                <text:p>0.09283447265625</text:p>
              </table:table-cell>
              <table:table-cell office:value-type="float" office:value="0.0282855033874512">
                <text:p>0.02828550338745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934305191040039">
                <text:p>0.0934305191040039</text:p>
              </table:table-cell>
              <table:table-cell office:value-type="float" office:value="0.0285583520308137">
                <text:p>0.02855835203081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940284729003906">
                <text:p>0.0940284729003906</text:p>
              </table:table-cell>
              <table:table-cell office:value-type="float" office:value="0.0288329496979713">
                <text:p>0.02883294969797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946283340454102">
                <text:p>0.0946283340454102</text:p>
              </table:table-cell>
              <table:table-cell office:value-type="float" office:value="0.0291093019768596">
                <text:p>0.02910930197685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952301025390625">
                <text:p>0.0952301025390625</text:p>
              </table:table-cell>
              <table:table-cell office:value-type="float" office:value="0.0293874144554138">
                <text:p>0.02938741445541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958337783813477">
                <text:p>0.0958337783813477</text:p>
              </table:table-cell>
              <table:table-cell office:value-type="float" office:value="0.0296672927215695">
                <text:p>0.02966729272156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0964393615722656">
                <text:p>0.0964393615722656</text:p>
              </table:table-cell>
              <table:table-cell office:value-type="float" office:value="0.0299489423632622">
                <text:p>0.02994894236326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970468521118164">
                <text:p>0.0970468521118164</text:p>
              </table:table-cell>
              <table:table-cell office:value-type="float" office:value="0.0302323689684272">
                <text:p>0.03023236896842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030517578125">
                <text:p>0.0305175781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0982675552368164">
                <text:p>0.0982675552368164</text:p>
              </table:table-cell>
              <table:table-cell office:value-type="float" office:value="0.0308045754209161">
                <text:p>0.03080457542091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988807678222656">
                <text:p>0.0988807678222656</text:p>
              </table:table-cell>
              <table:table-cell office:value-type="float" office:value="0.0310933664441109">
                <text:p>0.03109336644411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0994958877563477">
                <text:p>0.0994958877563477</text:p>
              </table:table-cell>
              <table:table-cell office:value-type="float" office:value="0.0313839567825198">
                <text:p>0.03138395678251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100112915039063">
                <text:p>0.100112915039063</text:p>
              </table:table-cell>
              <table:table-cell office:value-type="float" office:value="0.0316763520240784">
                <text:p>0.031676352024078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10073184967041">
                <text:p>0.10073184967041</text:p>
              </table:table-cell>
              <table:table-cell office:value-type="float" office:value="0.031970557756722">
                <text:p>0.0319705577567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101352691650391">
                <text:p>0.101352691650391</text:p>
              </table:table-cell>
              <table:table-cell office:value-type="float" office:value="0.0322665795683861">
                <text:p>0.032266579568386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101975440979004">
                <text:p>0.101975440979004</text:p>
              </table:table-cell>
              <table:table-cell office:value-type="float" office:value="0.0325644230470061">
                <text:p>0.03256442304700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10260009765625">
                <text:p>0.10260009765625</text:p>
              </table:table-cell>
              <table:table-cell office:value-type="float" office:value="0.0328640937805176">
                <text:p>0.03286409378051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103226661682129">
                <text:p>0.103226661682129</text:p>
              </table:table-cell>
              <table:table-cell office:value-type="float" office:value="0.0331655973568559">
                <text:p>0.03316559735685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103855133056641">
                <text:p>0.103855133056641</text:p>
              </table:table-cell>
              <table:table-cell office:value-type="float" office:value="0.0334689393639565">
                <text:p>0.03346893936395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104485511779785">
                <text:p>0.104485511779785</text:p>
              </table:table-cell>
              <table:table-cell office:value-type="float" office:value="0.0337741253897548">
                <text:p>0.03377412538975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105117797851563">
                <text:p>0.105117797851563</text:p>
              </table:table-cell>
              <table:table-cell office:value-type="float" office:value="0.0340811610221863">
                <text:p>0.03408116102218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105751991271973">
                <text:p>0.105751991271973</text:p>
              </table:table-cell>
              <table:table-cell office:value-type="float" office:value="0.0343900518491864">
                <text:p>0.03439005184918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106388092041016">
                <text:p>0.106388092041016</text:p>
              </table:table-cell>
              <table:table-cell office:value-type="float" office:value="0.0347008034586906">
                <text:p>0.03470080345869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107026100158691">
                <text:p>0.107026100158691</text:p>
              </table:table-cell>
              <table:table-cell office:value-type="float" office:value="0.0350134214386344">
                <text:p>0.03501342143863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107666015625">
                <text:p>0.107666015625</text:p>
              </table:table-cell>
              <table:table-cell office:value-type="float" office:value="0.0353279113769531">
                <text:p>0.035327911376953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108307838439941">
                <text:p>0.108307838439941</text:p>
              </table:table-cell>
              <table:table-cell office:value-type="float" office:value="0.0356442788615823">
                <text:p>0.03564427886158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108951568603516">
                <text:p>0.108951568603516</text:p>
              </table:table-cell>
              <table:table-cell office:value-type="float" office:value="0.0359625294804573">
                <text:p>0.03596252948045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109597206115723">
                <text:p>0.109597206115723</text:p>
              </table:table-cell>
              <table:table-cell office:value-type="float" office:value="0.0362826688215137">
                <text:p>0.036282668821513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110244750976563">
                <text:p>0.110244750976563</text:p>
              </table:table-cell>
              <table:table-cell office:value-type="float" office:value="0.0366047024726868">
                <text:p>0.03660470247268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110894203186035">
                <text:p>0.110894203186035</text:p>
              </table:table-cell>
              <table:table-cell office:value-type="float" office:value="0.0369286360219121">
                <text:p>0.03692863602191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111545562744141">
                <text:p>0.111545562744141</text:p>
              </table:table-cell>
              <table:table-cell office:value-type="float" office:value="0.0372544750571251">
                <text:p>0.03725447505712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112198829650879">
                <text:p>0.112198829650879</text:p>
              </table:table-cell>
              <table:table-cell office:value-type="float" office:value="0.0375822251662612">
                <text:p>0.03758222516626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11285400390625">
                <text:p>0.11285400390625</text:p>
              </table:table-cell>
              <table:table-cell office:value-type="float" office:value="0.0379118919372559">
                <text:p>0.037911891937255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113511085510254">
                <text:p>0.113511085510254</text:p>
              </table:table-cell>
              <table:table-cell office:value-type="float" office:value="0.0382434809580445">
                <text:p>0.03824348095804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114170074462891">
                <text:p>0.114170074462891</text:p>
              </table:table-cell>
              <table:table-cell office:value-type="float" office:value="0.0385769978165627">
                <text:p>0.03857699781656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11483097076416">
                <text:p>0.11483097076416</text:p>
              </table:table-cell>
              <table:table-cell office:value-type="float" office:value="0.0389124481007457">
                <text:p>0.038912448100745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115493774414063">
                <text:p>0.115493774414063</text:p>
              </table:table-cell>
              <table:table-cell office:value-type="float" office:value="0.0392498373985291">
                <text:p>0.03924983739852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116158485412598">
                <text:p>0.116158485412598</text:p>
              </table:table-cell>
              <table:table-cell office:value-type="float" office:value="0.0395891712978482">
                <text:p>0.039589171297848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116825103759766">
                <text:p>0.116825103759766</text:p>
              </table:table-cell>
              <table:table-cell office:value-type="float" office:value="0.0399304553866386">
                <text:p>0.03993045538663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117493629455566">
                <text:p>0.117493629455566</text:p>
              </table:table-cell>
              <table:table-cell office:value-type="float" office:value="0.0402736952528358">
                <text:p>0.04027369525283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1181640625">
                <text:p>0.1181640625</text:p>
              </table:table-cell>
              <table:table-cell office:value-type="float" office:value="0.040618896484375">
                <text:p>0.0406188964843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118836402893066">
                <text:p>0.118836402893066</text:p>
              </table:table-cell>
              <table:table-cell office:value-type="float" office:value="0.0409660646691918">
                <text:p>0.04096606466919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119510650634766">
                <text:p>0.119510650634766</text:p>
              </table:table-cell>
              <table:table-cell office:value-type="float" office:value="0.0413152053952217">
                <text:p>0.04131520539522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120186805725098">
                <text:p>0.120186805725098</text:p>
              </table:table-cell>
              <table:table-cell office:value-type="float" office:value="0.0416663242504001">
                <text:p>0.04166632425040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120864868164063">
                <text:p>0.120864868164063</text:p>
              </table:table-cell>
              <table:table-cell office:value-type="float" office:value="0.0420194268226624">
                <text:p>0.04201942682266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12154483795166">
                <text:p>0.12154483795166</text:p>
              </table:table-cell>
              <table:table-cell office:value-type="float" office:value="0.042374518699944">
                <text:p>0.0423745186999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122226715087891">
                <text:p>0.122226715087891</text:p>
              </table:table-cell>
              <table:table-cell office:value-type="float" office:value="0.0427316054701805">
                <text:p>0.04273160547018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122910499572754">
                <text:p>0.122910499572754</text:p>
              </table:table-cell>
              <table:table-cell office:value-type="float" office:value="0.0430906927213073">
                <text:p>0.04309069272130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12359619140625">
                <text:p>0.12359619140625</text:p>
              </table:table-cell>
              <table:table-cell office:value-type="float" office:value="0.0434517860412598">
                <text:p>0.04345178604125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124283790588379">
                <text:p>0.124283790588379</text:p>
              </table:table-cell>
              <table:table-cell office:value-type="float" office:value="0.0438148910179734">
                <text:p>0.04381489101797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124973297119141">
                <text:p>0.124973297119141</text:p>
              </table:table-cell>
              <table:table-cell office:value-type="float" office:value="0.0441800132393837">
                <text:p>0.044180013239383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125664710998535">
                <text:p>0.125664710998535</text:p>
              </table:table-cell>
              <table:table-cell office:value-type="float" office:value="0.044547158293426">
                <text:p>0.0445471582934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126358032226563">
                <text:p>0.126358032226563</text:p>
              </table:table-cell>
              <table:table-cell office:value-type="float" office:value="0.0449163317680359">
                <text:p>0.044916331768035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127053260803223">
                <text:p>0.127053260803223</text:p>
              </table:table-cell>
              <table:table-cell office:value-type="float" office:value="0.0452875392511487">
                <text:p>0.04528753925114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127750396728516">
                <text:p>0.127750396728516</text:p>
              </table:table-cell>
              <table:table-cell office:value-type="float" office:value="0.0456607863306999">
                <text:p>0.04566078633069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128449440002441">
                <text:p>0.128449440002441</text:p>
              </table:table-cell>
              <table:table-cell office:value-type="float" office:value="0.046036078594625">
                <text:p>0.0460360785946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129150390625">
                <text:p>0.129150390625</text:p>
              </table:table-cell>
              <table:table-cell office:value-type="float" office:value="0.0464134216308594">
                <text:p>0.04641342163085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129853248596191">
                <text:p>0.129853248596191</text:p>
              </table:table-cell>
              <table:table-cell office:value-type="float" office:value="0.0467928210273385">
                <text:p>0.04679282102733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130558013916016">
                <text:p>0.130558013916016</text:p>
              </table:table-cell>
              <table:table-cell office:value-type="float" office:value="0.0471742823719978">
                <text:p>0.047174282371997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131264686584473">
                <text:p>0.131264686584473</text:p>
              </table:table-cell>
              <table:table-cell office:value-type="float" office:value="0.0475578112527728">
                <text:p>0.04755781125277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131973266601563">
                <text:p>0.131973266601563</text:p>
              </table:table-cell>
              <table:table-cell office:value-type="float" office:value="0.0479434132575989">
                <text:p>0.04794341325759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132683753967285">
                <text:p>0.132683753967285</text:p>
              </table:table-cell>
              <table:table-cell office:value-type="float" office:value="0.0483310939744115">
                <text:p>0.04833109397441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133396148681641">
                <text:p>0.133396148681641</text:p>
              </table:table-cell>
              <table:table-cell office:value-type="float" office:value="0.0487208589911461">
                <text:p>0.048720858991146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134110450744629">
                <text:p>0.134110450744629</text:p>
              </table:table-cell>
              <table:table-cell office:value-type="float" office:value="0.0491127138957381">
                <text:p>0.04911271389573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13482666015625">
                <text:p>0.13482666015625</text:p>
              </table:table-cell>
              <table:table-cell office:value-type="float" office:value="0.0495066642761231">
                <text:p>0.049506664276123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135544776916504">
                <text:p>0.135544776916504</text:p>
              </table:table-cell>
              <table:table-cell office:value-type="float" office:value="0.0499027157202363">
                <text:p>0.04990271572023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136264801025391">
                <text:p>0.136264801025391</text:p>
              </table:table-cell>
              <table:table-cell office:value-type="float" office:value="0.0503008738160133">
                <text:p>0.05030087381601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13698673248291">
                <text:p>0.13698673248291</text:p>
              </table:table-cell>
              <table:table-cell office:value-type="float" office:value="0.0507011441513896">
                <text:p>0.05070114415138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137710571289063">
                <text:p>0.137710571289063</text:p>
              </table:table-cell>
              <table:table-cell office:value-type="float" office:value="0.0511035323143005">
                <text:p>0.05110353231430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138436317443848">
                <text:p>0.138436317443848</text:p>
              </table:table-cell>
              <table:table-cell office:value-type="float" office:value="0.0515080438926816">
                <text:p>0.05150804389268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139163970947266">
                <text:p>0.139163970947266</text:p>
              </table:table-cell>
              <table:table-cell office:value-type="float" office:value="0.0519146844744682">
                <text:p>0.05191468447446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139893531799316">
                <text:p>0.139893531799316</text:p>
              </table:table-cell>
              <table:table-cell office:value-type="float" office:value="0.0523234596475959">
                <text:p>0.05232345964759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140625">
                <text:p>0.140625</text:p>
              </table:table-cell>
              <table:table-cell office:value-type="float" office:value="0.052734375">
                <text:p>0.0527343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141358375549316">
                <text:p>0.141358375549316</text:p>
              </table:table-cell>
              <table:table-cell office:value-type="float" office:value="0.053147436119616">
                <text:p>0.0531474361196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142093658447266">
                <text:p>0.142093658447266</text:p>
              </table:table-cell>
              <table:table-cell office:value-type="float" office:value="0.0535626485943794">
                <text:p>0.053562648594379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142830848693848">
                <text:p>0.142830848693848</text:p>
              </table:table-cell>
              <table:table-cell office:value-type="float" office:value="0.0539800180122256">
                <text:p>0.05398001801222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143569946289063">
                <text:p>0.143569946289063</text:p>
              </table:table-cell>
              <table:table-cell office:value-type="float" office:value="0.0543995499610901">
                <text:p>0.054399549961090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14431095123291">
                <text:p>0.14431095123291</text:p>
              </table:table-cell>
              <table:table-cell office:value-type="float" office:value="0.0548212500289083">
                <text:p>0.05482125002890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145053863525391">
                <text:p>0.145053863525391</text:p>
              </table:table-cell>
              <table:table-cell office:value-type="float" office:value="0.0552451238036156">
                <text:p>0.055245123803615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145798683166504">
                <text:p>0.145798683166504</text:p>
              </table:table-cell>
              <table:table-cell office:value-type="float" office:value="0.0556711768731475">
                <text:p>0.05567117687314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14654541015625">
                <text:p>0.14654541015625</text:p>
              </table:table-cell>
              <table:table-cell office:value-type="float" office:value="0.0560994148254395">
                <text:p>0.05609941482543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147294044494629">
                <text:p>0.147294044494629</text:p>
              </table:table-cell>
              <table:table-cell office:value-type="float" office:value="0.0565298432484269">
                <text:p>0.056529843248426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148044586181641">
                <text:p>0.148044586181641</text:p>
              </table:table-cell>
              <table:table-cell office:value-type="float" office:value="0.0569624677300453">
                <text:p>0.05696246773004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148797035217285">
                <text:p>0.148797035217285</text:p>
              </table:table-cell>
              <table:table-cell office:value-type="float" office:value="0.0573972938582301">
                <text:p>0.05739729385823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149551391601563">
                <text:p>0.149551391601563</text:p>
              </table:table-cell>
              <table:table-cell office:value-type="float" office:value="0.0578343272209168">
                <text:p>0.057834327220916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150307655334473">
                <text:p>0.150307655334473</text:p>
              </table:table-cell>
              <table:table-cell office:value-type="float" office:value="0.0582735734060407">
                <text:p>0.05827357340604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151065826416016">
                <text:p>0.151065826416016</text:p>
              </table:table-cell>
              <table:table-cell office:value-type="float" office:value="0.0587150380015373">
                <text:p>0.058715038001537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151825904846191">
                <text:p>0.151825904846191</text:p>
              </table:table-cell>
              <table:table-cell office:value-type="float" office:value="0.0591587265953422">
                <text:p>0.05915872659534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52587890625">
                <text:p>0.152587890625</text:p>
              </table:table-cell>
              <table:table-cell office:value-type="float" office:value="0.0596046447753906">
                <text:p>0.05960464477539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153351783752441">
                <text:p>0.153351783752441</text:p>
              </table:table-cell>
              <table:table-cell office:value-type="float" office:value="0.0600527981296182">
                <text:p>0.06005279812961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154117584228516">
                <text:p>0.154117584228516</text:p>
              </table:table-cell>
              <table:table-cell office:value-type="float" office:value="0.0605031922459602">
                <text:p>0.06050319224596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154885292053223">
                <text:p>0.154885292053223</text:p>
              </table:table-cell>
              <table:table-cell office:value-type="float" office:value="0.0609558327123523">
                <text:p>0.06095583271235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155654907226563">
                <text:p>0.155654907226563</text:p>
              </table:table-cell>
              <table:table-cell office:value-type="float" office:value="0.0614107251167297">
                <text:p>0.06141072511672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156426429748535">
                <text:p>0.156426429748535</text:p>
              </table:table-cell>
              <table:table-cell office:value-type="float" office:value="0.0618678750470281">
                <text:p>0.06186787504702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157199859619141">
                <text:p>0.157199859619141</text:p>
              </table:table-cell>
              <table:table-cell office:value-type="float" office:value="0.0623272880911827">
                <text:p>0.062327288091182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157975196838379">
                <text:p>0.157975196838379</text:p>
              </table:table-cell>
              <table:table-cell office:value-type="float" office:value="0.0627889698371291">
                <text:p>0.06278896983712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15875244140625">
                <text:p>0.15875244140625</text:p>
              </table:table-cell>
              <table:table-cell office:value-type="float" office:value="0.0632529258728027">
                <text:p>0.063252925872802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159531593322754">
                <text:p>0.159531593322754</text:p>
              </table:table-cell>
              <table:table-cell office:value-type="float" office:value="0.063719161786139">
                <text:p>0.06371916178613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160312652587891">
                <text:p>0.160312652587891</text:p>
              </table:table-cell>
              <table:table-cell office:value-type="float" office:value="0.0641876831650734">
                <text:p>0.064187683165073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16109561920166">
                <text:p>0.16109561920166</text:p>
              </table:table-cell>
              <table:table-cell office:value-type="float" office:value="0.0646584955975413">
                <text:p>0.06465849559754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161880493164063">
                <text:p>0.161880493164063</text:p>
              </table:table-cell>
              <table:table-cell office:value-type="float" office:value="0.0651316046714783">
                <text:p>0.065131604671478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162667274475098">
                <text:p>0.162667274475098</text:p>
              </table:table-cell>
              <table:table-cell office:value-type="float" office:value="0.0656070159748197">
                <text:p>0.06560701597481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163455963134766">
                <text:p>0.163455963134766</text:p>
              </table:table-cell>
              <table:table-cell office:value-type="float" office:value="0.0660847350955009">
                <text:p>0.06608473509550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164246559143066">
                <text:p>0.164246559143066</text:p>
              </table:table-cell>
              <table:table-cell office:value-type="float" office:value="0.0665647676214576">
                <text:p>0.066564767621457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1650390625">
                <text:p>0.1650390625</text:p>
              </table:table-cell>
              <table:table-cell office:value-type="float" office:value="0.067047119140625">
                <text:p>0.0670471191406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165833473205566">
                <text:p>0.165833473205566</text:p>
              </table:table-cell>
              <table:table-cell office:value-type="float" office:value="0.0675317952409387">
                <text:p>0.067531795240938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166629791259766">
                <text:p>0.166629791259766</text:p>
              </table:table-cell>
              <table:table-cell office:value-type="float" office:value="0.068018801510334">
                <text:p>0.0680188015103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167428016662598">
                <text:p>0.167428016662598</text:p>
              </table:table-cell>
              <table:table-cell office:value-type="float" office:value="0.0685081435367465">
                <text:p>0.068508143536746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168228149414063">
                <text:p>0.168228149414063</text:p>
              </table:table-cell>
              <table:table-cell office:value-type="float" office:value="0.0689998269081116">
                <text:p>0.06899982690811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16903018951416">
                <text:p>0.16903018951416</text:p>
              </table:table-cell>
              <table:table-cell office:value-type="float" office:value="0.0694938572123647">
                <text:p>0.06949385721236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169834136962891">
                <text:p>0.169834136962891</text:p>
              </table:table-cell>
              <table:table-cell office:value-type="float" office:value="0.0699902400374413">
                <text:p>0.06999024003744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170639991760254">
                <text:p>0.170639991760254</text:p>
              </table:table-cell>
              <table:table-cell office:value-type="float" office:value="0.0704889809712768">
                <text:p>0.07048898097127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17144775390625">
                <text:p>0.17144775390625</text:p>
              </table:table-cell>
              <table:table-cell office:value-type="float" office:value="0.0709900856018066">
                <text:p>0.070990085601806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172257423400879">
                <text:p>0.172257423400879</text:p>
              </table:table-cell>
              <table:table-cell office:value-type="float" office:value="0.0714935595169663">
                <text:p>0.071493559516966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173069000244141">
                <text:p>0.173069000244141</text:p>
              </table:table-cell>
              <table:table-cell office:value-type="float" office:value="0.0719994083046913">
                <text:p>0.07199940830469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173882484436035">
                <text:p>0.173882484436035</text:p>
              </table:table-cell>
              <table:table-cell office:value-type="float" office:value="0.072507637552917">
                <text:p>0.0725076375529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174697875976563">
                <text:p>0.174697875976563</text:p>
              </table:table-cell>
              <table:table-cell office:value-type="float" office:value="0.0730182528495789">
                <text:p>0.073018252849578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175515174865723">
                <text:p>0.175515174865723</text:p>
              </table:table-cell>
              <table:table-cell office:value-type="float" office:value="0.0735312597826123">
                <text:p>0.073531259782612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176334381103516">
                <text:p>0.176334381103516</text:p>
              </table:table-cell>
              <table:table-cell office:value-type="float" office:value="0.0740466639399529">
                <text:p>0.07404666393995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177155494689941">
                <text:p>0.177155494689941</text:p>
              </table:table-cell>
              <table:table-cell office:value-type="float" office:value="0.0745644709095359">
                <text:p>0.074564470909535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177978515625">
                <text:p>0.177978515625</text:p>
              </table:table-cell>
              <table:table-cell office:value-type="float" office:value="0.0750846862792969">
                <text:p>0.075084686279296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178803443908691">
                <text:p>0.178803443908691</text:p>
              </table:table-cell>
              <table:table-cell office:value-type="float" office:value="0.0756073156371713">
                <text:p>0.07560731563717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179630279541016">
                <text:p>0.179630279541016</text:p>
              </table:table-cell>
              <table:table-cell office:value-type="float" office:value="0.0761323645710945">
                <text:p>0.07613236457109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180459022521973">
                <text:p>0.180459022521973</text:p>
              </table:table-cell>
              <table:table-cell office:value-type="float" office:value="0.0766598386690021">
                <text:p>0.07665983866900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181289672851563">
                <text:p>0.181289672851563</text:p>
              </table:table-cell>
              <table:table-cell office:value-type="float" office:value="0.0771897435188293">
                <text:p>0.077189743518829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182122230529785">
                <text:p>0.182122230529785</text:p>
              </table:table-cell>
              <table:table-cell office:value-type="float" office:value="0.0777220847085118">
                <text:p>0.07772208470851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182956695556641">
                <text:p>0.182956695556641</text:p>
              </table:table-cell>
              <table:table-cell office:value-type="float" office:value="0.078256867825985">
                <text:p>0.0782568678259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183793067932129">
                <text:p>0.183793067932129</text:p>
              </table:table-cell>
              <table:table-cell office:value-type="float" office:value="0.0787940984591842">
                <text:p>0.07879409845918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18463134765625">
                <text:p>0.18463134765625</text:p>
              </table:table-cell>
              <table:table-cell office:value-type="float" office:value="0.0793337821960449">
                <text:p>0.079333782196044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185471534729004">
                <text:p>0.185471534729004</text:p>
              </table:table-cell>
              <table:table-cell office:value-type="float" office:value="0.0798759246245027">
                <text:p>0.079875924624502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186313629150391">
                <text:p>0.186313629150391</text:p>
              </table:table-cell>
              <table:table-cell office:value-type="float" office:value="0.0804205313324928">
                <text:p>0.080420531332492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18715763092041">
                <text:p>0.18715763092041</text:p>
              </table:table-cell>
              <table:table-cell office:value-type="float" office:value="0.0809676079079509">
                <text:p>0.080967607907950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188003540039063">
                <text:p>0.188003540039063</text:p>
              </table:table-cell>
              <table:table-cell office:value-type="float" office:value="0.0815171599388123">
                <text:p>0.081517159938812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188851356506348">
                <text:p>0.188851356506348</text:p>
              </table:table-cell>
              <table:table-cell office:value-type="float" office:value="0.0820691930130124">
                <text:p>0.08206919301301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189701080322266">
                <text:p>0.189701080322266</text:p>
              </table:table-cell>
              <table:table-cell office:value-type="float" office:value="0.0826237127184868">
                <text:p>0.08262371271848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190552711486816">
                <text:p>0.190552711486816</text:p>
              </table:table-cell>
              <table:table-cell office:value-type="float" office:value="0.0831807246431708">
                <text:p>0.08318072464317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19140625">
                <text:p>0.19140625</text:p>
              </table:table-cell>
              <table:table-cell office:value-type="float" office:value="0.083740234375">
                <text:p>0.0837402343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192261695861816">
                <text:p>0.192261695861816</text:p>
              </table:table-cell>
              <table:table-cell office:value-type="float" office:value="0.0843022475019097">
                <text:p>0.08430224750190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193119049072266">
                <text:p>0.193119049072266</text:p>
              </table:table-cell>
              <table:table-cell office:value-type="float" office:value="0.0848667696118355">
                <text:p>0.084866769611835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193978309631348">
                <text:p>0.193978309631348</text:p>
              </table:table-cell>
              <table:table-cell office:value-type="float" office:value="0.0854338062927127">
                <text:p>0.085433806292712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194839477539063">
                <text:p>0.194839477539063</text:p>
              </table:table-cell>
              <table:table-cell office:value-type="float" office:value="0.0860033631324768">
                <text:p>0.086003363132476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19570255279541">
                <text:p>0.19570255279541</text:p>
              </table:table-cell>
              <table:table-cell office:value-type="float" office:value="0.0865754457190633">
                <text:p>0.08657544571906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196567535400391">
                <text:p>0.196567535400391</text:p>
              </table:table-cell>
              <table:table-cell office:value-type="float" office:value="0.0871500596404076">
                <text:p>0.087150059640407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197434425354004">
                <text:p>0.197434425354004</text:p>
              </table:table-cell>
              <table:table-cell office:value-type="float" office:value="0.0877272104844451">
                <text:p>0.08772721048444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19830322265625">
                <text:p>0.19830322265625</text:p>
              </table:table-cell>
              <table:table-cell office:value-type="float" office:value="0.0883069038391113">
                <text:p>0.08830690383911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199173927307129">
                <text:p>0.199173927307129</text:p>
              </table:table-cell>
              <table:table-cell office:value-type="float" office:value="0.0888891452923417">
                <text:p>0.08888914529234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200046539306641">
                <text:p>0.200046539306641</text:p>
              </table:table-cell>
              <table:table-cell office:value-type="float" office:value="0.0894739404320717">
                <text:p>0.089473940432071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200921058654785">
                <text:p>0.200921058654785</text:p>
              </table:table-cell>
              <table:table-cell office:value-type="float" office:value="0.0900612948462367">
                <text:p>0.090061294846236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201797485351562">
                <text:p>0.201797485351562</text:p>
              </table:table-cell>
              <table:table-cell office:value-type="float" office:value="0.0906512141227722">
                <text:p>0.09065121412277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202675819396973">
                <text:p>0.202675819396973</text:p>
              </table:table-cell>
              <table:table-cell office:value-type="float" office:value="0.0912437038496137">
                <text:p>0.091243703849613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203556060791016">
                <text:p>0.203556060791016</text:p>
              </table:table-cell>
              <table:table-cell office:value-type="float" office:value="0.0918387696146965">
                <text:p>0.091838769614696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204438209533691">
                <text:p>0.204438209533691</text:p>
              </table:table-cell>
              <table:table-cell office:value-type="float" office:value="0.0924364170059562">
                <text:p>0.092436417005956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205322265625">
                <text:p>0.205322265625</text:p>
              </table:table-cell>
              <table:table-cell office:value-type="float" office:value="0.0930366516113281">
                <text:p>0.093036651611328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206208229064941">
                <text:p>0.206208229064941</text:p>
              </table:table-cell>
              <table:table-cell office:value-type="float" office:value="0.0936394790187478">
                <text:p>0.093639479018747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207096099853516">
                <text:p>0.207096099853516</text:p>
              </table:table-cell>
              <table:table-cell office:value-type="float" office:value="0.0942449048161507">
                <text:p>0.09424490481615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207985877990723">
                <text:p>0.207985877990723</text:p>
              </table:table-cell>
              <table:table-cell office:value-type="float" office:value="0.0948529345914722">
                <text:p>0.09485293459147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208877563476562">
                <text:p>0.208877563476562</text:p>
              </table:table-cell>
              <table:table-cell office:value-type="float" office:value="0.0954635739326477">
                <text:p>0.095463573932647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209771156311035">
                <text:p>0.209771156311035</text:p>
              </table:table-cell>
              <table:table-cell office:value-type="float" office:value="0.0960768284276128">
                <text:p>0.096076828427612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210666656494141">
                <text:p>0.210666656494141</text:p>
              </table:table-cell>
              <table:table-cell office:value-type="float" office:value="0.0966927036643028">
                <text:p>0.09669270366430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211564064025879">
                <text:p>0.211564064025879</text:p>
              </table:table-cell>
              <table:table-cell office:value-type="float" office:value="0.0973112052306533">
                <text:p>0.097311205230653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21246337890625">
                <text:p>0.21246337890625</text:p>
              </table:table-cell>
              <table:table-cell office:value-type="float" office:value="0.0979323387145996">
                <text:p>0.097932338714599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213364601135254">
                <text:p>0.213364601135254</text:p>
              </table:table-cell>
              <table:table-cell office:value-type="float" office:value="0.0985561097040772">
                <text:p>0.09855610970407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214267730712891">
                <text:p>0.214267730712891</text:p>
              </table:table-cell>
              <table:table-cell office:value-type="float" office:value="0.0991825237870216">
                <text:p>0.09918252378702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21517276763916">
                <text:p>0.21517276763916</text:p>
              </table:table-cell>
              <table:table-cell office:value-type="float" office:value="0.0998115865513682">
                <text:p>0.099811586551368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216079711914062">
                <text:p>0.216079711914062</text:p>
              </table:table-cell>
              <table:table-cell office:value-type="float" office:value="0.100443303585053">
                <text:p>0.1004433035850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216988563537598">
                <text:p>0.216988563537598</text:p>
              </table:table-cell>
              <table:table-cell office:value-type="float" office:value="0.10107768047601">
                <text:p>0.101077680476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217899322509766">
                <text:p>0.217899322509766</text:p>
              </table:table-cell>
              <table:table-cell office:value-type="float" office:value="0.101714722812176">
                <text:p>0.1017147228121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218811988830566">
                <text:p>0.218811988830566</text:p>
              </table:table-cell>
              <table:table-cell office:value-type="float" office:value="0.102354436181486">
                <text:p>0.10235443618148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2197265625">
                <text:p>0.2197265625</text:p>
              </table:table-cell>
              <table:table-cell office:value-type="float" office:value="0.102996826171875">
                <text:p>0.1029968261718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220643043518066">
                <text:p>0.220643043518066</text:p>
              </table:table-cell>
              <table:table-cell office:value-type="float" office:value="0.103641898371279">
                <text:p>0.10364189837127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221561431884766">
                <text:p>0.221561431884766</text:p>
              </table:table-cell>
              <table:table-cell office:value-type="float" office:value="0.104289658367634">
                <text:p>0.10428965836763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222481727600098">
                <text:p>0.222481727600098</text:p>
              </table:table-cell>
              <table:table-cell office:value-type="float" office:value="0.104940111748874">
                <text:p>0.10494011174887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223403930664062">
                <text:p>0.223403930664062</text:p>
              </table:table-cell>
              <table:table-cell office:value-type="float" office:value="0.105593264102936">
                <text:p>0.10559326410293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22432804107666">
                <text:p>0.22432804107666</text:p>
              </table:table-cell>
              <table:table-cell office:value-type="float" office:value="0.106249121017754">
                <text:p>0.1062491210177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225254058837891">
                <text:p>0.225254058837891</text:p>
              </table:table-cell>
              <table:table-cell office:value-type="float" office:value="0.106907688081265">
                <text:p>0.10690768808126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226181983947754">
                <text:p>0.226181983947754</text:p>
              </table:table-cell>
              <table:table-cell office:value-type="float" office:value="0.107568970881403">
                <text:p>0.1075689708814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22711181640625">
                <text:p>0.22711181640625</text:p>
              </table:table-cell>
              <table:table-cell office:value-type="float" office:value="0.108232975006104">
                <text:p>0.1082329750061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228043556213379">
                <text:p>0.228043556213379</text:p>
              </table:table-cell>
              <table:table-cell office:value-type="float" office:value="0.108899706043303">
                <text:p>0.1088997060433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228977203369141">
                <text:p>0.228977203369141</text:p>
              </table:table-cell>
              <table:table-cell office:value-type="float" office:value="0.109569169580936">
                <text:p>0.10956916958093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229912757873535">
                <text:p>0.229912757873535</text:p>
              </table:table-cell>
              <table:table-cell office:value-type="float" office:value="0.110241371206939">
                <text:p>0.11024137120693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230850219726562">
                <text:p>0.230850219726562</text:p>
              </table:table-cell>
              <table:table-cell office:value-type="float" office:value="0.110916316509247">
                <text:p>0.11091631650924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231789588928223">
                <text:p>0.231789588928223</text:p>
              </table:table-cell>
              <table:table-cell office:value-type="float" office:value="0.111594011075795">
                <text:p>0.11159401107579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232730865478516">
                <text:p>0.232730865478516</text:p>
              </table:table-cell>
              <table:table-cell office:value-type="float" office:value="0.112274460494518">
                <text:p>0.1122744604945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233674049377441">
                <text:p>0.233674049377441</text:p>
              </table:table-cell>
              <table:table-cell office:value-type="float" office:value="0.112957670353353">
                <text:p>0.1129576703533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234619140625">
                <text:p>0.234619140625</text:p>
              </table:table-cell>
              <table:table-cell office:value-type="float" office:value="0.113643646240234">
                <text:p>0.11364364624023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235566139221191">
                <text:p>0.235566139221191</text:p>
              </table:table-cell>
              <table:table-cell office:value-type="float" office:value="0.114332393743098">
                <text:p>0.11433239374309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236515045166016">
                <text:p>0.236515045166016</text:p>
              </table:table-cell>
              <table:table-cell office:value-type="float" office:value="0.115023918449879">
                <text:p>0.11502391844987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237465858459473">
                <text:p>0.237465858459473</text:p>
              </table:table-cell>
              <table:table-cell office:value-type="float" office:value="0.115718225948513">
                <text:p>0.11571822594851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238418579101562">
                <text:p>0.238418579101562</text:p>
              </table:table-cell>
              <table:table-cell office:value-type="float" office:value="0.116415321826935">
                <text:p>0.11641532182693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0.239373207092285">
                <text:p>0.239373207092285</text:p>
              </table:table-cell>
              <table:table-cell office:value-type="float" office:value="0.117115211673081">
                <text:p>0.11711521167308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0.240329742431641">
                <text:p>0.240329742431641</text:p>
              </table:table-cell>
              <table:table-cell office:value-type="float" office:value="0.117817901074886">
                <text:p>0.11781790107488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.241288185119629">
                <text:p>0.241288185119629</text:p>
              </table:table-cell>
              <table:table-cell office:value-type="float" office:value="0.118523395620286">
                <text:p>0.11852339562028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.24224853515625">
                <text:p>0.24224853515625</text:p>
              </table:table-cell>
              <table:table-cell office:value-type="float" office:value="0.119231700897217">
                <text:p>0.11923170089721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0.243210792541504">
                <text:p>0.243210792541504</text:p>
              </table:table-cell>
              <table:table-cell office:value-type="float" office:value="0.119942822493613">
                <text:p>0.11994282249361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0.244174957275391">
                <text:p>0.244174957275391</text:p>
              </table:table-cell>
              <table:table-cell office:value-type="float" office:value="0.12065676599741">
                <text:p>0.1206567659974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.24514102935791">
                <text:p>0.24514102935791</text:p>
              </table:table-cell>
              <table:table-cell office:value-type="float" office:value="0.121373536996543">
                <text:p>0.12137353699654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.246109008789062">
                <text:p>0.246109008789062</text:p>
              </table:table-cell>
              <table:table-cell office:value-type="float" office:value="0.122093141078949">
                <text:p>0.12209314107894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0.247078895568848">
                <text:p>0.247078895568848</text:p>
              </table:table-cell>
              <table:table-cell office:value-type="float" office:value="0.122815583832562">
                <text:p>0.12281558383256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.248050689697266">
                <text:p>0.248050689697266</text:p>
              </table:table-cell>
              <table:table-cell office:value-type="float" office:value="0.123540870845318">
                <text:p>0.1235408708453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.249024391174316">
                <text:p>0.249024391174316</text:p>
              </table:table-cell>
              <table:table-cell office:value-type="float" office:value="0.124269007705152">
                <text:p>0.12426900770515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.250977516174316">
                <text:p>0.250977516174316</text:p>
              </table:table-cell>
              <table:table-cell office:value-type="float" office:value="0.125733853317797">
                <text:p>0.12573385331779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0.251956939697266">
                <text:p>0.251956939697266</text:p>
              </table:table-cell>
              <table:table-cell office:value-type="float" office:value="0.126470573246479">
                <text:p>0.12647057324647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0.252938270568848">
                <text:p>0.252938270568848</text:p>
              </table:table-cell>
              <table:table-cell office:value-type="float" office:value="0.127210165373981">
                <text:p>0.12721016537398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0.253921508789062">
                <text:p>0.253921508789062</text:p>
              </table:table-cell>
              <table:table-cell office:value-type="float" office:value="0.127952635288239">
                <text:p>0.12795263528823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0.25490665435791">
                <text:p>0.25490665435791</text:p>
              </table:table-cell>
              <table:table-cell office:value-type="float" office:value="0.128697988577187">
                <text:p>0.12869798857718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0.255893707275391">
                <text:p>0.255893707275391</text:p>
              </table:table-cell>
              <table:table-cell office:value-type="float" office:value="0.129446230828762">
                <text:p>0.12944623082876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.256882667541504">
                <text:p>0.256882667541504</text:p>
              </table:table-cell>
              <table:table-cell office:value-type="float" office:value="0.130197367630899">
                <text:p>0.13019736763089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.25787353515625">
                <text:p>0.25787353515625</text:p>
              </table:table-cell>
              <table:table-cell office:value-type="float" office:value="0.130951404571533">
                <text:p>0.13095140457153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0.258866310119629">
                <text:p>0.258866310119629</text:p>
              </table:table-cell>
              <table:table-cell office:value-type="float" office:value="0.1317083472386">
                <text:p>0.131708347238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.259860992431641">
                <text:p>0.259860992431641</text:p>
              </table:table-cell>
              <table:table-cell office:value-type="float" office:value="0.132468201220036">
                <text:p>0.13246820122003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.260857582092285">
                <text:p>0.260857582092285</text:p>
              </table:table-cell>
              <table:table-cell office:value-type="float" office:value="0.133230972103775">
                <text:p>0.1332309721037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.261856079101562">
                <text:p>0.261856079101562</text:p>
              </table:table-cell>
              <table:table-cell office:value-type="float" office:value="0.133996665477753">
                <text:p>0.13399666547775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.262856483459473">
                <text:p>0.262856483459473</text:p>
              </table:table-cell>
              <table:table-cell office:value-type="float" office:value="0.134765286929905">
                <text:p>0.13476528692990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0.263858795166016">
                <text:p>0.263858795166016</text:p>
              </table:table-cell>
              <table:table-cell office:value-type="float" office:value="0.135536842048168">
                <text:p>0.13553684204816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.264863014221191">
                <text:p>0.264863014221191</text:p>
              </table:table-cell>
              <table:table-cell office:value-type="float" office:value="0.136311336420476">
                <text:p>0.13631133642047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0.265869140625">
                <text:p>0.265869140625</text:p>
              </table:table-cell>
              <table:table-cell office:value-type="float" office:value="0.137088775634766">
                <text:p>0.13708877563476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0.266877174377441">
                <text:p>0.266877174377441</text:p>
              </table:table-cell>
              <table:table-cell office:value-type="float" office:value="0.137869165278971">
                <text:p>0.13786916527897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0.267887115478516">
                <text:p>0.267887115478516</text:p>
              </table:table-cell>
              <table:table-cell office:value-type="float" office:value="0.138652510941029">
                <text:p>0.1386525109410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0.268898963928223">
                <text:p>0.268898963928223</text:p>
              </table:table-cell>
              <table:table-cell office:value-type="float" office:value="0.139438818208873">
                <text:p>0.1394388182088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.269912719726562">
                <text:p>0.269912719726562</text:p>
              </table:table-cell>
              <table:table-cell office:value-type="float" office:value="0.140228092670441">
                <text:p>0.14022809267044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0.270928382873535">
                <text:p>0.270928382873535</text:p>
              </table:table-cell>
              <table:table-cell office:value-type="float" office:value="0.141020339913666">
                <text:p>0.14102033991366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.271945953369141">
                <text:p>0.271945953369141</text:p>
              </table:table-cell>
              <table:table-cell office:value-type="float" office:value="0.141815565526485">
                <text:p>0.14181556552648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.272965431213379">
                <text:p>0.272965431213379</text:p>
              </table:table-cell>
              <table:table-cell office:value-type="float" office:value="0.142613775096834">
                <text:p>0.14261377509683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0.27398681640625">
                <text:p>0.27398681640625</text:p>
              </table:table-cell>
              <table:table-cell office:value-type="float" office:value="0.143414974212646">
                <text:p>0.14341497421264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0.275010108947754">
                <text:p>0.275010108947754</text:p>
              </table:table-cell>
              <table:table-cell office:value-type="float" office:value="0.144219168461859">
                <text:p>0.14421916846185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0.276035308837891">
                <text:p>0.276035308837891</text:p>
              </table:table-cell>
              <table:table-cell office:value-type="float" office:value="0.145026363432407">
                <text:p>0.14502636343240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0.27706241607666">
                <text:p>0.27706241607666</text:p>
              </table:table-cell>
              <table:table-cell office:value-type="float" office:value="0.145836564712226">
                <text:p>0.14583656471222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278091430664062">
                <text:p>0.278091430664062</text:p>
              </table:table-cell>
              <table:table-cell office:value-type="float" office:value="0.146649777889252">
                <text:p>0.14664977788925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0.279122352600098">
                <text:p>0.279122352600098</text:p>
              </table:table-cell>
              <table:table-cell office:value-type="float" office:value="0.147466008551419">
                <text:p>0.1474660085514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0.280155181884766">
                <text:p>0.280155181884766</text:p>
              </table:table-cell>
              <table:table-cell office:value-type="float" office:value="0.148285262286663">
                <text:p>0.1482852622866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0.281189918518066">
                <text:p>0.281189918518066</text:p>
              </table:table-cell>
              <table:table-cell office:value-type="float" office:value="0.14910754468292">
                <text:p>0.1491075446829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0.2822265625">
                <text:p>0.2822265625</text:p>
              </table:table-cell>
              <table:table-cell office:value-type="float" office:value="0.149932861328125">
                <text:p>0.1499328613281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0.283265113830566">
                <text:p>0.283265113830566</text:p>
              </table:table-cell>
              <table:table-cell office:value-type="float" office:value="0.150761217810214">
                <text:p>0.1507612178102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0.284305572509766">
                <text:p>0.284305572509766</text:p>
              </table:table-cell>
              <table:table-cell office:value-type="float" office:value="0.151592619717121">
                <text:p>0.15159261971712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0.285347938537598">
                <text:p>0.285347938537598</text:p>
              </table:table-cell>
              <table:table-cell office:value-type="float" office:value="0.152427072636783">
                <text:p>0.15242707263678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0.286392211914062">
                <text:p>0.286392211914062</text:p>
              </table:table-cell>
              <table:table-cell office:value-type="float" office:value="0.153264582157135">
                <text:p>0.15326458215713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0.28743839263916">
                <text:p>0.28743839263916</text:p>
              </table:table-cell>
              <table:table-cell office:value-type="float" office:value="0.154105153866112">
                <text:p>0.15410515386611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288486480712891">
                <text:p>0.288486480712891</text:p>
              </table:table-cell>
              <table:table-cell office:value-type="float" office:value="0.15494879335165">
                <text:p>0.1549487933516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0.289536476135254">
                <text:p>0.289536476135254</text:p>
              </table:table-cell>
              <table:table-cell office:value-type="float" office:value="0.155795506201684">
                <text:p>0.15579550620168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0.29058837890625">
                <text:p>0.29058837890625</text:p>
              </table:table-cell>
              <table:table-cell office:value-type="float" office:value="0.15664529800415">
                <text:p>0.1566452980041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0.291642189025879">
                <text:p>0.291642189025879</text:p>
              </table:table-cell>
              <table:table-cell office:value-type="float" office:value="0.157498174346983">
                <text:p>0.15749817434698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0.292697906494141">
                <text:p>0.292697906494141</text:p>
              </table:table-cell>
              <table:table-cell office:value-type="float" office:value="0.158354140818119">
                <text:p>0.15835414081811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0.293755531311035">
                <text:p>0.293755531311035</text:p>
              </table:table-cell>
              <table:table-cell office:value-type="float" office:value="0.159213203005493">
                <text:p>0.15921320300549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0.294815063476562">
                <text:p>0.294815063476562</text:p>
              </table:table-cell>
              <table:table-cell office:value-type="float" office:value="0.16007536649704">
                <text:p>0.160075366497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0.295876502990723">
                <text:p>0.295876502990723</text:p>
              </table:table-cell>
              <table:table-cell office:value-type="float" office:value="0.160940636880696">
                <text:p>0.16094063688069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0.296939849853516">
                <text:p>0.296939849853516</text:p>
              </table:table-cell>
              <table:table-cell office:value-type="float" office:value="0.161809019744396">
                <text:p>0.1618090197443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0.298005104064941">
                <text:p>0.298005104064941</text:p>
              </table:table-cell>
              <table:table-cell office:value-type="float" office:value="0.162680520676076">
                <text:p>0.16268052067607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.299072265625">
                <text:p>0.299072265625</text:p>
              </table:table-cell>
              <table:table-cell office:value-type="float" office:value="0.163555145263672">
                <text:p>0.16355514526367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0.300141334533691">
                <text:p>0.300141334533691</text:p>
              </table:table-cell>
              <table:table-cell office:value-type="float" office:value="0.164432899095118">
                <text:p>0.1644328990951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0.301212310791016">
                <text:p>0.301212310791016</text:p>
              </table:table-cell>
              <table:table-cell office:value-type="float" office:value="0.16531378775835">
                <text:p>0.1653137877583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0.302285194396973">
                <text:p>0.302285194396973</text:p>
              </table:table-cell>
              <table:table-cell office:value-type="float" office:value="0.166197816841304">
                <text:p>0.16619781684130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0.303359985351562">
                <text:p>0.303359985351562</text:p>
              </table:table-cell>
              <table:table-cell office:value-type="float" office:value="0.167084991931915">
                <text:p>0.1670849919319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0.304436683654785">
                <text:p>0.304436683654785</text:p>
              </table:table-cell>
              <table:table-cell office:value-type="float" office:value="0.167975318618119">
                <text:p>0.1679753186181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0.305515289306641">
                <text:p>0.305515289306641</text:p>
              </table:table-cell>
              <table:table-cell office:value-type="float" office:value="0.16886880248785">
                <text:p>0.168868802487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0.306595802307129">
                <text:p>0.306595802307129</text:p>
              </table:table-cell>
              <table:table-cell office:value-type="float" office:value="0.169765449129045">
                <text:p>0.16976544912904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0.30767822265625">
                <text:p>0.30767822265625</text:p>
              </table:table-cell>
              <table:table-cell office:value-type="float" office:value="0.170665264129639">
                <text:p>0.17066526412963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0.308762550354004">
                <text:p>0.308762550354004</text:p>
              </table:table-cell>
              <table:table-cell office:value-type="float" office:value="0.171568253077567">
                <text:p>0.17156825307756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0.309848785400391">
                <text:p>0.309848785400391</text:p>
              </table:table-cell>
              <table:table-cell office:value-type="float" office:value="0.172474421560764">
                <text:p>0.17247442156076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0.31093692779541">
                <text:p>0.31093692779541</text:p>
              </table:table-cell>
              <table:table-cell office:value-type="float" office:value="0.173383775167167">
                <text:p>0.17338377516716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0.312026977539062">
                <text:p>0.312026977539062</text:p>
              </table:table-cell>
              <table:table-cell office:value-type="float" office:value="0.174296319484711">
                <text:p>0.1742963194847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0.313118934631348">
                <text:p>0.313118934631348</text:p>
              </table:table-cell>
              <table:table-cell office:value-type="float" office:value="0.17521206010133">
                <text:p>0.1752120601013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0.314212799072266">
                <text:p>0.314212799072266</text:p>
              </table:table-cell>
              <table:table-cell office:value-type="float" office:value="0.176131002604961">
                <text:p>0.17613100260496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0.315308570861816">
                <text:p>0.315308570861816</text:p>
              </table:table-cell>
              <table:table-cell office:value-type="float" office:value="0.17705315258354">
                <text:p>0.1770531525835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0.31640625">
                <text:p>0.31640625</text:p>
              </table:table-cell>
              <table:table-cell office:value-type="float" office:value="0.177978515625">
                <text:p>0.1779785156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0.317505836486816">
                <text:p>0.317505836486816</text:p>
              </table:table-cell>
              <table:table-cell office:value-type="float" office:value="0.178907097317278">
                <text:p>0.17890709731727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0.318607330322266">
                <text:p>0.318607330322266</text:p>
              </table:table-cell>
              <table:table-cell office:value-type="float" office:value="0.17983890324831">
                <text:p>0.1798389032483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0.319710731506348">
                <text:p>0.319710731506348</text:p>
              </table:table-cell>
              <table:table-cell office:value-type="float" office:value="0.180773939006031">
                <text:p>0.18077393900603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.320816040039062">
                <text:p>0.320816040039062</text:p>
              </table:table-cell>
              <table:table-cell office:value-type="float" office:value="0.181712210178375">
                <text:p>0.18171221017837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0.32192325592041">
                <text:p>0.32192325592041</text:p>
              </table:table-cell>
              <table:table-cell office:value-type="float" office:value="0.18265372235328">
                <text:p>0.1826537223532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0.323032379150391">
                <text:p>0.323032379150391</text:p>
              </table:table-cell>
              <table:table-cell office:value-type="float" office:value="0.183598481118679">
                <text:p>0.18359848111867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0.324143409729004">
                <text:p>0.324143409729004</text:p>
              </table:table-cell>
              <table:table-cell office:value-type="float" office:value="0.184546492062509">
                <text:p>0.18454649206250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0.32525634765625">
                <text:p>0.32525634765625</text:p>
              </table:table-cell>
              <table:table-cell office:value-type="float" office:value="0.185497760772705">
                <text:p>0.1854977607727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0.326371192932129">
                <text:p>0.326371192932129</text:p>
              </table:table-cell>
              <table:table-cell office:value-type="float" office:value="0.186452292837203">
                <text:p>0.18645229283720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0.327487945556641">
                <text:p>0.327487945556641</text:p>
              </table:table-cell>
              <table:table-cell office:value-type="float" office:value="0.187410093843937">
                <text:p>0.18741009384393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0.328606605529785">
                <text:p>0.328606605529785</text:p>
              </table:table-cell>
              <table:table-cell office:value-type="float" office:value="0.188371169380844">
                <text:p>0.18837116938084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0.329727172851562">
                <text:p>0.329727172851562</text:p>
              </table:table-cell>
              <table:table-cell office:value-type="float" office:value="0.189335525035858">
                <text:p>0.18933552503585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0.330849647521973">
                <text:p>0.330849647521973</text:p>
              </table:table-cell>
              <table:table-cell office:value-type="float" office:value="0.190303166396916">
                <text:p>0.1903031663969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0.331974029541016">
                <text:p>0.331974029541016</text:p>
              </table:table-cell>
              <table:table-cell office:value-type="float" office:value="0.191274099051952">
                <text:p>0.19127409905195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0.333100318908691">
                <text:p>0.333100318908691</text:p>
              </table:table-cell>
              <table:table-cell office:value-type="float" office:value="0.192248328588903">
                <text:p>0.19224832858890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0.334228515625">
                <text:p>0.334228515625</text:p>
              </table:table-cell>
              <table:table-cell office:value-type="float" office:value="0.193225860595703">
                <text:p>0.19322586059570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0.335358619689941">
                <text:p>0.335358619689941</text:p>
              </table:table-cell>
              <table:table-cell office:value-type="float" office:value="0.194206700660288">
                <text:p>0.19420670066028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0.336490631103516">
                <text:p>0.336490631103516</text:p>
              </table:table-cell>
              <table:table-cell office:value-type="float" office:value="0.195190854370594">
                <text:p>0.19519085437059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0.337624549865723">
                <text:p>0.337624549865723</text:p>
              </table:table-cell>
              <table:table-cell office:value-type="float" office:value="0.196178327314556">
                <text:p>0.19617832731455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0.338760375976562">
                <text:p>0.338760375976562</text:p>
              </table:table-cell>
              <table:table-cell office:value-type="float" office:value="0.197169125080109">
                <text:p>0.19716912508010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0.339898109436035">
                <text:p>0.339898109436035</text:p>
              </table:table-cell>
              <table:table-cell office:value-type="float" office:value="0.198163253255188">
                <text:p>0.19816325325518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0.341037750244141">
                <text:p>0.341037750244141</text:p>
              </table:table-cell>
              <table:table-cell office:value-type="float" office:value="0.199160717427731">
                <text:p>0.19916071742773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0.342179298400879">
                <text:p>0.342179298400879</text:p>
              </table:table-cell>
              <table:table-cell office:value-type="float" office:value="0.20016152318567">
                <text:p>0.200161523185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34332275390625">
                <text:p>0.34332275390625</text:p>
              </table:table-cell>
              <table:table-cell office:value-type="float" office:value="0.201165676116943">
                <text:p>0.20116567611694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0.344468116760254">
                <text:p>0.344468116760254</text:p>
              </table:table-cell>
              <table:table-cell office:value-type="float" office:value="0.202173181809485">
                <text:p>0.20217318180948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0.345615386962891">
                <text:p>0.345615386962891</text:p>
              </table:table-cell>
              <table:table-cell office:value-type="float" office:value="0.203184045851231">
                <text:p>0.20318404585123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0.34676456451416">
                <text:p>0.34676456451416</text:p>
              </table:table-cell>
              <table:table-cell office:value-type="float" office:value="0.204198273830116">
                <text:p>0.20419827383011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0.347915649414062">
                <text:p>0.347915649414062</text:p>
              </table:table-cell>
              <table:table-cell office:value-type="float" office:value="0.205215871334076">
                <text:p>0.20521587133407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0.349068641662598">
                <text:p>0.349068641662598</text:p>
              </table:table-cell>
              <table:table-cell office:value-type="float" office:value="0.206236843951046">
                <text:p>0.20623684395104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0.350223541259766">
                <text:p>0.350223541259766</text:p>
              </table:table-cell>
              <table:table-cell office:value-type="float" office:value="0.207261197268963">
                <text:p>0.20726119726896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0.351380348205566">
                <text:p>0.351380348205566</text:p>
              </table:table-cell>
              <table:table-cell office:value-type="float" office:value="0.208288936875761">
                <text:p>0.20828893687576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0.3525390625">
                <text:p>0.3525390625</text:p>
              </table:table-cell>
              <table:table-cell office:value-type="float" office:value="0.209320068359375">
                <text:p>0.2093200683593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0.353699684143066">
                <text:p>0.353699684143066</text:p>
              </table:table-cell>
              <table:table-cell office:value-type="float" office:value="0.210354597307742">
                <text:p>0.21035459730774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0.354862213134766">
                <text:p>0.354862213134766</text:p>
              </table:table-cell>
              <table:table-cell office:value-type="float" office:value="0.211392529308796">
                <text:p>0.21139252930879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0.356026649475098">
                <text:p>0.356026649475098</text:p>
              </table:table-cell>
              <table:table-cell office:value-type="float" office:value="0.212433869950473">
                <text:p>0.21243386995047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0.357192993164062">
                <text:p>0.357192993164062</text:p>
              </table:table-cell>
              <table:table-cell office:value-type="float" office:value="0.213478624820709">
                <text:p>0.21347862482070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0.35836124420166">
                <text:p>0.35836124420166</text:p>
              </table:table-cell>
              <table:table-cell office:value-type="float" office:value="0.214526799507439">
                <text:p>0.21452679950743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0.359531402587891">
                <text:p>0.359531402587891</text:p>
              </table:table-cell>
              <table:table-cell office:value-type="float" office:value="0.215578399598598">
                <text:p>0.21557839959859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0.360703468322754">
                <text:p>0.360703468322754</text:p>
              </table:table-cell>
              <table:table-cell office:value-type="float" office:value="0.216633430682123">
                <text:p>0.21663343068212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0.36187744140625">
                <text:p>0.36187744140625</text:p>
              </table:table-cell>
              <table:table-cell office:value-type="float" office:value="0.217691898345947">
                <text:p>0.21769189834594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0.363053321838379">
                <text:p>0.363053321838379</text:p>
              </table:table-cell>
              <table:table-cell office:value-type="float" office:value="0.218753808178008">
                <text:p>0.21875380817800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0.364231109619141">
                <text:p>0.364231109619141</text:p>
              </table:table-cell>
              <table:table-cell office:value-type="float" office:value="0.219819165766239">
                <text:p>0.21981916576623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0.365410804748535">
                <text:p>0.365410804748535</text:p>
              </table:table-cell>
              <table:table-cell office:value-type="float" office:value="0.220887976698577">
                <text:p>0.22088797669857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0.366592407226562">
                <text:p>0.366592407226562</text:p>
              </table:table-cell>
              <table:table-cell office:value-type="float" office:value="0.221960246562958">
                <text:p>0.22196024656295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0.367775917053223">
                <text:p>0.367775917053223</text:p>
              </table:table-cell>
              <table:table-cell office:value-type="float" office:value="0.223035980947316">
                <text:p>0.2230359809473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0.368961334228516">
                <text:p>0.368961334228516</text:p>
              </table:table-cell>
              <table:table-cell office:value-type="float" office:value="0.224115185439587">
                <text:p>0.22411518543958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0.370148658752441">
                <text:p>0.370148658752441</text:p>
              </table:table-cell>
              <table:table-cell office:value-type="float" office:value="0.225197865627706">
                <text:p>0.22519786562770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0.371337890625">
                <text:p>0.371337890625</text:p>
              </table:table-cell>
              <table:table-cell office:value-type="float" office:value="0.226284027099609">
                <text:p>0.22628402709960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0.372529029846191">
                <text:p>0.372529029846191</text:p>
              </table:table-cell>
              <table:table-cell office:value-type="float" office:value="0.227373675443232">
                <text:p>0.22737367544323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0.373722076416016">
                <text:p>0.373722076416016</text:p>
              </table:table-cell>
              <table:table-cell office:value-type="float" office:value="0.22846681624651">
                <text:p>0.2284668162465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0.374917030334473">
                <text:p>0.374917030334473</text:p>
              </table:table-cell>
              <table:table-cell office:value-type="float" office:value="0.229563455097377">
                <text:p>0.22956345509737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0.376113891601562">
                <text:p>0.376113891601562</text:p>
              </table:table-cell>
              <table:table-cell office:value-type="float" office:value="0.230663597583771">
                <text:p>0.23066359758377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0.377312660217285">
                <text:p>0.377312660217285</text:p>
              </table:table-cell>
              <table:table-cell office:value-type="float" office:value="0.231767249293625">
                <text:p>0.23176724929362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0.378513336181641">
                <text:p>0.378513336181641</text:p>
              </table:table-cell>
              <table:table-cell office:value-type="float" office:value="0.232874415814877">
                <text:p>0.23287441581487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0.379715919494629">
                <text:p>0.379715919494629</text:p>
              </table:table-cell>
              <table:table-cell office:value-type="float" office:value="0.23398510273546">
                <text:p>0.2339851027354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0.38092041015625">
                <text:p>0.38092041015625</text:p>
              </table:table-cell>
              <table:table-cell office:value-type="float" office:value="0.235099315643311">
                <text:p>0.23509931564331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0.382126808166504">
                <text:p>0.382126808166504</text:p>
              </table:table-cell>
              <table:table-cell office:value-type="float" office:value="0.236217060126364">
                <text:p>0.23621706012636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0.383335113525391">
                <text:p>0.383335113525391</text:p>
              </table:table-cell>
              <table:table-cell office:value-type="float" office:value="0.237338341772556">
                <text:p>0.23733834177255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0.38454532623291">
                <text:p>0.38454532623291</text:p>
              </table:table-cell>
              <table:table-cell office:value-type="float" office:value="0.238463166169822">
                <text:p>0.23846316616982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0.385757446289062">
                <text:p>0.385757446289062</text:p>
              </table:table-cell>
              <table:table-cell office:value-type="float" office:value="0.239591538906097">
                <text:p>0.23959153890609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0.386971473693848">
                <text:p>0.386971473693848</text:p>
              </table:table-cell>
              <table:table-cell office:value-type="float" office:value="0.240723465569317">
                <text:p>0.24072346556931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0.388187408447266">
                <text:p>0.388187408447266</text:p>
              </table:table-cell>
              <table:table-cell office:value-type="float" office:value="0.241858951747417">
                <text:p>0.24185895174741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0.389405250549316">
                <text:p>0.389405250549316</text:p>
              </table:table-cell>
              <table:table-cell office:value-type="float" office:value="0.242998003028333">
                <text:p>0.24299800302833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.390625">
                <text:p>0.390625</text:p>
              </table:table-cell>
              <table:table-cell office:value-type="float" office:value="0.244140625">
                <text:p>0.2441406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0.391846656799316">
                <text:p>0.391846656799316</text:p>
              </table:table-cell>
              <table:table-cell office:value-type="float" office:value="0.245286823250353">
                <text:p>0.24528682325035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0.393070220947266">
                <text:p>0.393070220947266</text:p>
              </table:table-cell>
              <table:table-cell office:value-type="float" office:value="0.246436603367329">
                <text:p>0.24643660336732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0.394295692443848">
                <text:p>0.394295692443848</text:p>
              </table:table-cell>
              <table:table-cell office:value-type="float" office:value="0.247589970938861">
                <text:p>0.24758997093886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0.395523071289062">
                <text:p>0.395523071289062</text:p>
              </table:table-cell>
              <table:table-cell office:value-type="float" office:value="0.248746931552887">
                <text:p>0.24874693155288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0.39675235748291">
                <text:p>0.39675235748291</text:p>
              </table:table-cell>
              <table:table-cell office:value-type="float" office:value="0.249907490797341">
                <text:p>0.24990749079734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0.397983551025391">
                <text:p>0.397983551025391</text:p>
              </table:table-cell>
              <table:table-cell office:value-type="float" office:value="0.251071654260159">
                <text:p>0.25107165426015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0.399216651916504">
                <text:p>0.399216651916504</text:p>
              </table:table-cell>
              <table:table-cell office:value-type="float" office:value="0.252239427529275">
                <text:p>0.25223942752927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0.40045166015625">
                <text:p>0.40045166015625</text:p>
              </table:table-cell>
              <table:table-cell office:value-type="float" office:value="0.253410816192627">
                <text:p>0.25341081619262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0.401688575744629">
                <text:p>0.401688575744629</text:p>
              </table:table-cell>
              <table:table-cell office:value-type="float" office:value="0.254585825838149">
                <text:p>0.25458582583814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402927398681641">
                <text:p>0.402927398681641</text:p>
              </table:table-cell>
              <table:table-cell office:value-type="float" office:value="0.255764462053776">
                <text:p>0.25576446205377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0.404168128967285">
                <text:p>0.404168128967285</text:p>
              </table:table-cell>
              <table:table-cell office:value-type="float" office:value="0.256946730427444">
                <text:p>0.25694673042744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0.405410766601563">
                <text:p>0.405410766601563</text:p>
              </table:table-cell>
              <table:table-cell office:value-type="float" office:value="0.258132636547089">
                <text:p>0.25813263654708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0.406655311584473">
                <text:p>0.406655311584473</text:p>
              </table:table-cell>
              <table:table-cell office:value-type="float" office:value="0.259322186000645">
                <text:p>0.25932218600064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0.407901763916016">
                <text:p>0.407901763916016</text:p>
              </table:table-cell>
              <table:table-cell office:value-type="float" office:value="0.260515384376049">
                <text:p>0.26051538437604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0.409150123596191">
                <text:p>0.409150123596191</text:p>
              </table:table-cell>
              <table:table-cell office:value-type="float" office:value="0.261712237261236">
                <text:p>0.26171223726123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0.410400390625">
                <text:p>0.410400390625</text:p>
              </table:table-cell>
              <table:table-cell office:value-type="float" office:value="0.262912750244141">
                <text:p>0.26291275024414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0.411652565002441">
                <text:p>0.411652565002441</text:p>
              </table:table-cell>
              <table:table-cell office:value-type="float" office:value="0.264116928912699">
                <text:p>0.26411692891269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0.412906646728516">
                <text:p>0.412906646728516</text:p>
              </table:table-cell>
              <table:table-cell office:value-type="float" office:value="0.265324778854847">
                <text:p>0.26532477885484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0.414162635803223">
                <text:p>0.414162635803223</text:p>
              </table:table-cell>
              <table:table-cell office:value-type="float" office:value="0.266536305658519">
                <text:p>0.2665363056585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.415420532226563">
                <text:p>0.415420532226563</text:p>
              </table:table-cell>
              <table:table-cell office:value-type="float" office:value="0.267751514911652">
                <text:p>0.26775151491165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0.416680335998535">
                <text:p>0.416680335998535</text:p>
              </table:table-cell>
              <table:table-cell office:value-type="float" office:value="0.268970412202179">
                <text:p>0.26897041220217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0.417942047119141">
                <text:p>0.417942047119141</text:p>
              </table:table-cell>
              <table:table-cell office:value-type="float" office:value="0.270193003118038">
                <text:p>0.27019300311803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419205665588379">
                <text:p>0.419205665588379</text:p>
              </table:table-cell>
              <table:table-cell office:value-type="float" office:value="0.271419293247163">
                <text:p>0.27141929324716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0.42047119140625">
                <text:p>0.42047119140625</text:p>
              </table:table-cell>
              <table:table-cell office:value-type="float" office:value="0.27264928817749">
                <text:p>0.2726492881774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0.421738624572754">
                <text:p>0.421738624572754</text:p>
              </table:table-cell>
              <table:table-cell office:value-type="float" office:value="0.273882993496954">
                <text:p>0.27388299349695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0.423007965087891">
                <text:p>0.423007965087891</text:p>
              </table:table-cell>
              <table:table-cell office:value-type="float" office:value="0.275120414793491">
                <text:p>0.27512041479349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0.42427921295166">
                <text:p>0.42427921295166</text:p>
              </table:table-cell>
              <table:table-cell office:value-type="float" office:value="0.276361557655036">
                <text:p>0.27636155765503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0.425552368164063">
                <text:p>0.425552368164063</text:p>
              </table:table-cell>
              <table:table-cell office:value-type="float" office:value="0.277606427669525">
                <text:p>0.27760642766952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0.426827430725098">
                <text:p>0.426827430725098</text:p>
              </table:table-cell>
              <table:table-cell office:value-type="float" office:value="0.278855030424893">
                <text:p>0.27885503042489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0.428104400634766">
                <text:p>0.428104400634766</text:p>
              </table:table-cell>
              <table:table-cell office:value-type="float" office:value="0.280107371509075">
                <text:p>0.2801073715090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0.429383277893066">
                <text:p>0.429383277893066</text:p>
              </table:table-cell>
              <table:table-cell office:value-type="float" office:value="0.281363456510007">
                <text:p>0.28136345651000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0.4306640625">
                <text:p>0.4306640625</text:p>
              </table:table-cell>
              <table:table-cell office:value-type="float" office:value="0.282623291015625">
                <text:p>0.2826232910156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0.431946754455566">
                <text:p>0.431946754455566</text:p>
              </table:table-cell>
              <table:table-cell office:value-type="float" office:value="0.283886880613863">
                <text:p>0.28388688061386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0.433231353759766">
                <text:p>0.433231353759766</text:p>
              </table:table-cell>
              <table:table-cell office:value-type="float" office:value="0.285154230892658">
                <text:p>0.28515423089265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0.434517860412598">
                <text:p>0.434517860412598</text:p>
              </table:table-cell>
              <table:table-cell office:value-type="float" office:value="0.286425347439945">
                <text:p>0.2864253474399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0.435806274414063">
                <text:p>0.435806274414063</text:p>
              </table:table-cell>
              <table:table-cell office:value-type="float" office:value="0.287700235843658">
                <text:p>0.28770023584365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0.43709659576416">
                <text:p>0.43709659576416</text:p>
              </table:table-cell>
              <table:table-cell office:value-type="float" office:value="0.288978901691735">
                <text:p>0.28897890169173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0.438388824462891">
                <text:p>0.438388824462891</text:p>
              </table:table-cell>
              <table:table-cell office:value-type="float" office:value="0.290261350572109">
                <text:p>0.29026135057210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0.439682960510254">
                <text:p>0.439682960510254</text:p>
              </table:table-cell>
              <table:table-cell office:value-type="float" office:value="0.291547588072717">
                <text:p>0.29154758807271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0.44097900390625">
                <text:p>0.44097900390625</text:p>
              </table:table-cell>
              <table:table-cell office:value-type="float" office:value="0.292837619781494">
                <text:p>0.29283761978149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0.442276954650879">
                <text:p>0.442276954650879</text:p>
              </table:table-cell>
              <table:table-cell office:value-type="float" office:value="0.294131451286376">
                <text:p>0.29413145128637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0.443576812744141">
                <text:p>0.443576812744141</text:p>
              </table:table-cell>
              <table:table-cell office:value-type="float" office:value="0.295429088175297">
                <text:p>0.29542908817529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0.444878578186035">
                <text:p>0.444878578186035</text:p>
              </table:table-cell>
              <table:table-cell office:value-type="float" office:value="0.296730536036193">
                <text:p>0.29673053603619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0.446182250976563">
                <text:p>0.446182250976563</text:p>
              </table:table-cell>
              <table:table-cell office:value-type="float" office:value="0.298035800457001">
                <text:p>0.29803580045700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0.447487831115723">
                <text:p>0.447487831115723</text:p>
              </table:table-cell>
              <table:table-cell office:value-type="float" office:value="0.299344887025654">
                <text:p>0.29934488702565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0.448795318603516">
                <text:p>0.448795318603516</text:p>
              </table:table-cell>
              <table:table-cell office:value-type="float" office:value="0.30065780133009">
                <text:p>0.3006578013300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0.450104713439941">
                <text:p>0.450104713439941</text:p>
              </table:table-cell>
              <table:table-cell office:value-type="float" office:value="0.301974548958242">
                <text:p>0.30197454895824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0.451416015625">
                <text:p>0.451416015625</text:p>
              </table:table-cell>
              <table:table-cell office:value-type="float" office:value="0.303295135498047">
                <text:p>0.30329513549804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0.452729225158691">
                <text:p>0.452729225158691</text:p>
              </table:table-cell>
              <table:table-cell office:value-type="float" office:value="0.30461956653744">
                <text:p>0.3046195665374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0.454044342041016">
                <text:p>0.454044342041016</text:p>
              </table:table-cell>
              <table:table-cell office:value-type="float" office:value="0.305947847664356">
                <text:p>0.30594784766435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0.455361366271973">
                <text:p>0.455361366271973</text:p>
              </table:table-cell>
              <table:table-cell office:value-type="float" office:value="0.307279984466732">
                <text:p>0.30727998446673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0.456680297851563">
                <text:p>0.456680297851563</text:p>
              </table:table-cell>
              <table:table-cell office:value-type="float" office:value="0.308615982532501">
                <text:p>0.30861598253250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0.458001136779785">
                <text:p>0.458001136779785</text:p>
              </table:table-cell>
              <table:table-cell office:value-type="float" office:value="0.309955847449601">
                <text:p>0.30995584744960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0.459323883056641">
                <text:p>0.459323883056641</text:p>
              </table:table-cell>
              <table:table-cell office:value-type="float" office:value="0.311299584805965">
                <text:p>0.31129958480596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0.460648536682129">
                <text:p>0.460648536682129</text:p>
              </table:table-cell>
              <table:table-cell office:value-type="float" office:value="0.312647200189531">
                <text:p>0.31264720018953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0.46197509765625">
                <text:p>0.46197509765625</text:p>
              </table:table-cell>
              <table:table-cell office:value-type="float" office:value="0.313998699188232">
                <text:p>0.31399869918823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0.463303565979004">
                <text:p>0.463303565979004</text:p>
              </table:table-cell>
              <table:table-cell office:value-type="float" office:value="0.315354087390006">
                <text:p>0.31535408739000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0.464633941650391">
                <text:p>0.464633941650391</text:p>
              </table:table-cell>
              <table:table-cell office:value-type="float" office:value="0.316713370382786">
                <text:p>0.31671337038278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0.46596622467041">
                <text:p>0.46596622467041</text:p>
              </table:table-cell>
              <table:table-cell office:value-type="float" office:value="0.318076553754508">
                <text:p>0.31807655375450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467300415039063">
                <text:p>0.467300415039063</text:p>
              </table:table-cell>
              <table:table-cell office:value-type="float" office:value="0.319443643093109">
                <text:p>0.31944364309310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0.468636512756348">
                <text:p>0.468636512756348</text:p>
              </table:table-cell>
              <table:table-cell office:value-type="float" office:value="0.320814643986523">
                <text:p>0.32081464398652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0.469974517822266">
                <text:p>0.469974517822266</text:p>
              </table:table-cell>
              <table:table-cell office:value-type="float" office:value="0.322189562022686">
                <text:p>0.32218956202268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0.471314430236816">
                <text:p>0.471314430236816</text:p>
              </table:table-cell>
              <table:table-cell office:value-type="float" office:value="0.323568402789533">
                <text:p>0.32356840278953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0.47265625">
                <text:p>0.47265625</text:p>
              </table:table-cell>
              <table:table-cell office:value-type="float" office:value="0.324951171875">
                <text:p>0.3249511718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0.473999977111816">
                <text:p>0.473999977111816</text:p>
              </table:table-cell>
              <table:table-cell office:value-type="float" office:value="0.326337874867022">
                <text:p>0.32633787486702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0.475345611572266">
                <text:p>0.475345611572266</text:p>
              </table:table-cell>
              <table:table-cell office:value-type="float" office:value="0.327728517353535">
                <text:p>0.32772851735353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0.476693153381348">
                <text:p>0.476693153381348</text:p>
              </table:table-cell>
              <table:table-cell office:value-type="float" office:value="0.329123104922473">
                <text:p>0.32912310492247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0.478042602539063">
                <text:p>0.478042602539063</text:p>
              </table:table-cell>
              <table:table-cell office:value-type="float" office:value="0.330521643161774">
                <text:p>0.33052164316177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0.47939395904541">
                <text:p>0.47939395904541</text:p>
              </table:table-cell>
              <table:table-cell office:value-type="float" office:value="0.331924137659371">
                <text:p>0.33192413765937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0.480747222900391">
                <text:p>0.480747222900391</text:p>
              </table:table-cell>
              <table:table-cell office:value-type="float" office:value="0.333330594003201">
                <text:p>0.33333059400320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0.482102394104004">
                <text:p>0.482102394104004</text:p>
              </table:table-cell>
              <table:table-cell office:value-type="float" office:value="0.334741017781198">
                <text:p>0.33474101778119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0.48345947265625">
                <text:p>0.48345947265625</text:p>
              </table:table-cell>
              <table:table-cell office:value-type="float" office:value="0.336155414581299">
                <text:p>0.33615541458129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0.484818458557129">
                <text:p>0.484818458557129</text:p>
              </table:table-cell>
              <table:table-cell office:value-type="float" office:value="0.337573789991438">
                <text:p>0.33757378999143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0.486179351806641">
                <text:p>0.486179351806641</text:p>
              </table:table-cell>
              <table:table-cell office:value-type="float" office:value="0.338996149599552">
                <text:p>0.33899614959955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0.487542152404785">
                <text:p>0.487542152404785</text:p>
              </table:table-cell>
              <table:table-cell office:value-type="float" office:value="0.340422498993576">
                <text:p>0.34042249899357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0.488906860351563">
                <text:p>0.488906860351563</text:p>
              </table:table-cell>
              <table:table-cell office:value-type="float" office:value="0.341852843761444">
                <text:p>0.34185284376144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0.490273475646973">
                <text:p>0.490273475646973</text:p>
              </table:table-cell>
              <table:table-cell office:value-type="float" office:value="0.343287189491093">
                <text:p>0.34328718949109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0.491641998291016">
                <text:p>0.491641998291016</text:p>
              </table:table-cell>
              <table:table-cell office:value-type="float" office:value="0.344725541770458">
                <text:p>0.34472554177045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0.493012428283691">
                <text:p>0.493012428283691</text:p>
              </table:table-cell>
              <table:table-cell office:value-type="float" office:value="0.346167906187475">
                <text:p>0.34616790618747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0.494384765625">
                <text:p>0.494384765625</text:p>
              </table:table-cell>
              <table:table-cell office:value-type="float" office:value="0.347614288330078">
                <text:p>0.34761428833007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0.495759010314941">
                <text:p>0.495759010314941</text:p>
              </table:table-cell>
              <table:table-cell office:value-type="float" office:value="0.349064693786204">
                <text:p>0.34906469378620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0.497135162353516">
                <text:p>0.497135162353516</text:p>
              </table:table-cell>
              <table:table-cell office:value-type="float" office:value="0.350519128143787">
                <text:p>0.35051912814378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0.498513221740723">
                <text:p>0.498513221740723</text:p>
              </table:table-cell>
              <table:table-cell office:value-type="float" office:value="0.351977596990764">
                <text:p>0.35197759699076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0.499893188476563">
                <text:p>0.499893188476563</text:p>
              </table:table-cell>
              <table:table-cell office:value-type="float" office:value="0.35344010591507">
                <text:p>0.3534401059150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0.501275062561035">
                <text:p>0.501275062561035</text:p>
              </table:table-cell>
              <table:table-cell office:value-type="float" office:value="0.354906660504639">
                <text:p>0.35490666050463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0.502658843994141">
                <text:p>0.502658843994141</text:p>
              </table:table-cell>
              <table:table-cell office:value-type="float" office:value="0.356377266347408">
                <text:p>0.35637726634740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0.504044532775879">
                <text:p>0.504044532775879</text:p>
              </table:table-cell>
              <table:table-cell office:value-type="float" office:value="0.357851929031312">
                <text:p>0.35785192903131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0.50543212890625">
                <text:p>0.50543212890625</text:p>
              </table:table-cell>
              <table:table-cell office:value-type="float" office:value="0.359330654144287">
                <text:p>0.35933065414428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0.506821632385254">
                <text:p>0.506821632385254</text:p>
              </table:table-cell>
              <table:table-cell office:value-type="float" office:value="0.360813447274268">
                <text:p>0.36081344727426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0.508213043212891">
                <text:p>0.508213043212891</text:p>
              </table:table-cell>
              <table:table-cell office:value-type="float" office:value="0.36230031400919">
                <text:p>0.3623003140091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0.50960636138916">
                <text:p>0.50960636138916</text:p>
              </table:table-cell>
              <table:table-cell office:value-type="float" office:value="0.363791259936988">
                <text:p>0.36379125993698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0.511001586914063">
                <text:p>0.511001586914063</text:p>
              </table:table-cell>
              <table:table-cell office:value-type="float" office:value="0.365286290645599">
                <text:p>0.36528629064559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0.512398719787598">
                <text:p>0.512398719787598</text:p>
              </table:table-cell>
              <table:table-cell office:value-type="float" office:value="0.366785411722958">
                <text:p>0.36678541172295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0.513797760009766">
                <text:p>0.513797760009766</text:p>
              </table:table-cell>
              <table:table-cell office:value-type="float" office:value="0.368288628757">
                <text:p>0.36828862875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0.515198707580566">
                <text:p>0.515198707580566</text:p>
              </table:table-cell>
              <table:table-cell office:value-type="float" office:value="0.36979594733566">
                <text:p>0.3697959473356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0.5166015625">
                <text:p>0.5166015625</text:p>
              </table:table-cell>
              <table:table-cell office:value-type="float" office:value="0.371307373046875">
                <text:p>0.3713073730468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0.518006324768066">
                <text:p>0.518006324768066</text:p>
              </table:table-cell>
              <table:table-cell office:value-type="float" office:value="0.372822911478579">
                <text:p>0.37282291147857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0.519412994384766">
                <text:p>0.519412994384766</text:p>
              </table:table-cell>
              <table:table-cell office:value-type="float" office:value="0.374342568218708">
                <text:p>0.37434256821870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0.520821571350098">
                <text:p>0.520821571350098</text:p>
              </table:table-cell>
              <table:table-cell office:value-type="float" office:value="0.375866348855197">
                <text:p>0.37586634885519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0.522232055664063">
                <text:p>0.522232055664063</text:p>
              </table:table-cell>
              <table:table-cell office:value-type="float" office:value="0.377394258975983">
                <text:p>0.37739425897598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0.52364444732666">
                <text:p>0.52364444732666</text:p>
              </table:table-cell>
              <table:table-cell office:value-type="float" office:value="0.378926304168999">
                <text:p>0.37892630416899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0.525058746337891">
                <text:p>0.525058746337891</text:p>
              </table:table-cell>
              <table:table-cell office:value-type="float" office:value="0.380462490022182">
                <text:p>0.38046249002218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0.526474952697754">
                <text:p>0.526474952697754</text:p>
              </table:table-cell>
              <table:table-cell office:value-type="float" office:value="0.382002822123468">
                <text:p>0.38200282212346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0.52789306640625">
                <text:p>0.52789306640625</text:p>
              </table:table-cell>
              <table:table-cell office:value-type="float" office:value="0.383547306060791">
                <text:p>0.38354730606079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0.529313087463379">
                <text:p>0.529313087463379</text:p>
              </table:table-cell>
              <table:table-cell office:value-type="float" office:value="0.385095947422087">
                <text:p>0.38509594742208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0.530735015869141">
                <text:p>0.530735015869141</text:p>
              </table:table-cell>
              <table:table-cell office:value-type="float" office:value="0.386648751795292">
                <text:p>0.38664875179529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0.532158851623535">
                <text:p>0.532158851623535</text:p>
              </table:table-cell>
              <table:table-cell office:value-type="float" office:value="0.388205724768341">
                <text:p>0.38820572476834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0.533584594726563">
                <text:p>0.533584594726563</text:p>
              </table:table-cell>
              <table:table-cell office:value-type="float" office:value="0.389766871929169">
                <text:p>0.38976687192916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0.535012245178223">
                <text:p>0.535012245178223</text:p>
              </table:table-cell>
              <table:table-cell office:value-type="float" office:value="0.391332198865712">
                <text:p>0.39133219886571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536441802978516">
                <text:p>0.536441802978516</text:p>
              </table:table-cell>
              <table:table-cell office:value-type="float" office:value="0.392901711165905">
                <text:p>0.39290171116590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0.537873268127441">
                <text:p>0.537873268127441</text:p>
              </table:table-cell>
              <table:table-cell office:value-type="float" office:value="0.394475414417684">
                <text:p>0.39447541441768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0.539306640625">
                <text:p>0.539306640625</text:p>
              </table:table-cell>
              <table:table-cell office:value-type="float" office:value="0.396053314208984">
                <text:p>0.39605331420898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0.540741920471191">
                <text:p>0.540741920471191</text:p>
              </table:table-cell>
              <table:table-cell office:value-type="float" office:value="0.397635416127741">
                <text:p>0.39763541612774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0.542179107666016">
                <text:p>0.542179107666016</text:p>
              </table:table-cell>
              <table:table-cell office:value-type="float" office:value="0.39922172576189">
                <text:p>0.3992217257618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0.543618202209473">
                <text:p>0.543618202209473</text:p>
              </table:table-cell>
              <table:table-cell office:value-type="float" office:value="0.400812248699367">
                <text:p>0.40081224869936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0.545059204101563">
                <text:p>0.545059204101563</text:p>
              </table:table-cell>
              <table:table-cell office:value-type="float" office:value="0.402406990528107">
                <text:p>0.40240699052810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0.546502113342285">
                <text:p>0.546502113342285</text:p>
              </table:table-cell>
              <table:table-cell office:value-type="float" office:value="0.404005956836045">
                <text:p>0.40400595683604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0.547946929931641">
                <text:p>0.547946929931641</text:p>
              </table:table-cell>
              <table:table-cell office:value-type="float" office:value="0.405609153211117">
                <text:p>0.40560915321111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0.549393653869629">
                <text:p>0.549393653869629</text:p>
              </table:table-cell>
              <table:table-cell office:value-type="float" office:value="0.407216585241258">
                <text:p>0.40721658524125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0.55084228515625">
                <text:p>0.55084228515625</text:p>
              </table:table-cell>
              <table:table-cell office:value-type="float" office:value="0.408828258514404">
                <text:p>0.40882825851440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0.552292823791504">
                <text:p>0.552292823791504</text:p>
              </table:table-cell>
              <table:table-cell office:value-type="float" office:value="0.410444178618491">
                <text:p>0.41044417861849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0.553745269775391">
                <text:p>0.553745269775391</text:p>
              </table:table-cell>
              <table:table-cell office:value-type="float" office:value="0.412064351141453">
                <text:p>0.41206435114145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0.55519962310791">
                <text:p>0.55519962310791</text:p>
              </table:table-cell>
              <table:table-cell office:value-type="float" office:value="0.413688781671226">
                <text:p>0.41368878167122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0.556655883789063">
                <text:p>0.556655883789063</text:p>
              </table:table-cell>
              <table:table-cell office:value-type="float" office:value="0.415317475795746">
                <text:p>0.41531747579574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0.558114051818848">
                <text:p>0.558114051818848</text:p>
              </table:table-cell>
              <table:table-cell office:value-type="float" office:value="0.416950439102948">
                <text:p>0.41695043910294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0.559574127197266">
                <text:p>0.559574127197266</text:p>
              </table:table-cell>
              <table:table-cell office:value-type="float" office:value="0.418587677180767">
                <text:p>0.41858767718076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0.561036109924316">
                <text:p>0.561036109924316</text:p>
              </table:table-cell>
              <table:table-cell office:value-type="float" office:value="0.420229195617139">
                <text:p>0.42022919561713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0.5625">
                <text:p>0.5625</text:p>
              </table:table-cell>
              <table:table-cell office:value-type="float" office:value="0.421875">
                <text:p>0.4218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0.563965797424316">
                <text:p>0.563965797424316</text:p>
              </table:table-cell>
              <table:table-cell office:value-type="float" office:value="0.423525095917285">
                <text:p>0.42352509591728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0.565433502197266">
                <text:p>0.565433502197266</text:p>
              </table:table-cell>
              <table:table-cell office:value-type="float" office:value="0.425179488956928">
                <text:p>0.42517948895692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0.566903114318848">
                <text:p>0.566903114318848</text:p>
              </table:table-cell>
              <table:table-cell office:value-type="float" office:value="0.426838184706867">
                <text:p>0.42683818470686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0.568374633789063">
                <text:p>0.568374633789063</text:p>
              </table:table-cell>
              <table:table-cell office:value-type="float" office:value="0.428501188755035">
                <text:p>0.42850118875503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0.56984806060791">
                <text:p>0.56984806060791</text:p>
              </table:table-cell>
              <table:table-cell office:value-type="float" office:value="0.43016850668937">
                <text:p>0.4301685066893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0.571323394775391">
                <text:p>0.571323394775391</text:p>
              </table:table-cell>
              <table:table-cell office:value-type="float" office:value="0.431840144097805">
                <text:p>0.43184014409780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0.572800636291504">
                <text:p>0.572800636291504</text:p>
              </table:table-cell>
              <table:table-cell office:value-type="float" office:value="0.433516106568277">
                <text:p>0.43351610656827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0.57427978515625">
                <text:p>0.57427978515625</text:p>
              </table:table-cell>
              <table:table-cell office:value-type="float" office:value="0.435196399688721">
                <text:p>0.43519639968872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0.575760841369629">
                <text:p>0.575760841369629</text:p>
              </table:table-cell>
              <table:table-cell office:value-type="float" office:value="0.436881029047072">
                <text:p>0.43688102904707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0.577243804931641">
                <text:p>0.577243804931641</text:p>
              </table:table-cell>
              <table:table-cell office:value-type="float" office:value="0.438570000231266">
                <text:p>0.43857000023126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0.578728675842285">
                <text:p>0.578728675842285</text:p>
              </table:table-cell>
              <table:table-cell office:value-type="float" office:value="0.440263318829238">
                <text:p>0.44026331882923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0.580215454101563">
                <text:p>0.580215454101563</text:p>
              </table:table-cell>
              <table:table-cell office:value-type="float" office:value="0.441960990428925">
                <text:p>0.44196099042892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0.581704139709473">
                <text:p>0.581704139709473</text:p>
              </table:table-cell>
              <table:table-cell office:value-type="float" office:value="0.44366302061826">
                <text:p>0.4436630206182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0.583194732666016">
                <text:p>0.583194732666016</text:p>
              </table:table-cell>
              <table:table-cell office:value-type="float" office:value="0.44536941498518">
                <text:p>0.4453694149851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0.584687232971191">
                <text:p>0.584687232971191</text:p>
              </table:table-cell>
              <table:table-cell office:value-type="float" office:value="0.44708017911762">
                <text:p>0.4470801791176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0.586181640625">
                <text:p>0.586181640625</text:p>
              </table:table-cell>
              <table:table-cell office:value-type="float" office:value="0.448795318603516">
                <text:p>0.44879531860351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0.587677955627441">
                <text:p>0.587677955627441</text:p>
              </table:table-cell>
              <table:table-cell office:value-type="float" office:value="0.450514839030802">
                <text:p>0.45051483903080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0.589176177978516">
                <text:p>0.589176177978516</text:p>
              </table:table-cell>
              <table:table-cell office:value-type="float" office:value="0.452238745987415">
                <text:p>0.45223874598741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0.590676307678223">
                <text:p>0.590676307678223</text:p>
              </table:table-cell>
              <table:table-cell office:value-type="float" office:value="0.45396704506129">
                <text:p>0.4539670450612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0.592178344726563">
                <text:p>0.592178344726563</text:p>
              </table:table-cell>
              <table:table-cell office:value-type="float" office:value="0.455699741840363">
                <text:p>0.45569974184036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0.593682289123535">
                <text:p>0.593682289123535</text:p>
              </table:table-cell>
              <table:table-cell office:value-type="float" office:value="0.457436841912568">
                <text:p>0.45743684191256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0.595188140869141">
                <text:p>0.595188140869141</text:p>
              </table:table-cell>
              <table:table-cell office:value-type="float" office:value="0.459178350865841">
                <text:p>0.45917835086584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0.596695899963379">
                <text:p>0.596695899963379</text:p>
              </table:table-cell>
              <table:table-cell office:value-type="float" office:value="0.460924274288118">
                <text:p>0.46092427428811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0.59820556640625">
                <text:p>0.59820556640625</text:p>
              </table:table-cell>
              <table:table-cell office:value-type="float" office:value="0.462674617767334">
                <text:p>0.46267461776733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0.599717140197754">
                <text:p>0.599717140197754</text:p>
              </table:table-cell>
              <table:table-cell office:value-type="float" office:value="0.464429386891425">
                <text:p>0.4644293868914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0.601230621337891">
                <text:p>0.601230621337891</text:p>
              </table:table-cell>
              <table:table-cell office:value-type="float" office:value="0.466188587248325">
                <text:p>0.4661885872483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0.60274600982666">
                <text:p>0.60274600982666</text:p>
              </table:table-cell>
              <table:table-cell office:value-type="float" office:value="0.467952224425972">
                <text:p>0.46795222442597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0.604263305664063">
                <text:p>0.604263305664063</text:p>
              </table:table-cell>
              <table:table-cell office:value-type="float" office:value="0.469720304012299">
                <text:p>0.46972030401229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0.605782508850098">
                <text:p>0.605782508850098</text:p>
              </table:table-cell>
              <table:table-cell office:value-type="float" office:value="0.471492831595242">
                <text:p>0.47149283159524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0.607303619384766">
                <text:p>0.607303619384766</text:p>
              </table:table-cell>
              <table:table-cell office:value-type="float" office:value="0.473269812762737">
                <text:p>0.47326981276273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0.608826637268066">
                <text:p>0.608826637268066</text:p>
              </table:table-cell>
              <table:table-cell office:value-type="float" office:value="0.47505125310272">
                <text:p>0.4750512531027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6103515625">
                <text:p>0.6103515625</text:p>
              </table:table-cell>
              <table:table-cell office:value-type="float" office:value="0.476837158203125">
                <text:p>0.4768371582031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0.611878395080566">
                <text:p>0.611878395080566</text:p>
              </table:table-cell>
              <table:table-cell office:value-type="float" office:value="0.478627533651888">
                <text:p>0.47862753365188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0.613407135009766">
                <text:p>0.613407135009766</text:p>
              </table:table-cell>
              <table:table-cell office:value-type="float" office:value="0.480422385036945">
                <text:p>0.48042238503694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0.614937782287598">
                <text:p>0.614937782287598</text:p>
              </table:table-cell>
              <table:table-cell office:value-type="float" office:value="0.482221717946231">
                <text:p>0.48222171794623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0.616470336914063">
                <text:p>0.616470336914063</text:p>
              </table:table-cell>
              <table:table-cell office:value-type="float" office:value="0.484025537967682">
                <text:p>0.48402553796768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0.61800479888916">
                <text:p>0.61800479888916</text:p>
              </table:table-cell>
              <table:table-cell office:value-type="float" office:value="0.485833850689232">
                <text:p>0.48583385068923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0.619541168212891">
                <text:p>0.619541168212891</text:p>
              </table:table-cell>
              <table:table-cell office:value-type="float" office:value="0.487646661698818">
                <text:p>0.48764666169881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0.621079444885254">
                <text:p>0.621079444885254</text:p>
              </table:table-cell>
              <table:table-cell office:value-type="float" office:value="0.489463976584375">
                <text:p>0.48946397658437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0.62261962890625">
                <text:p>0.62261962890625</text:p>
              </table:table-cell>
              <table:table-cell office:value-type="float" office:value="0.491285800933838">
                <text:p>0.49128580093383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0.624161720275879">
                <text:p>0.624161720275879</text:p>
              </table:table-cell>
              <table:table-cell office:value-type="float" office:value="0.493112140335143">
                <text:p>0.49311214033514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0.625705718994141">
                <text:p>0.625705718994141</text:p>
              </table:table-cell>
              <table:table-cell office:value-type="float" office:value="0.494943000376225">
                <text:p>0.4949430003762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0.627251625061035">
                <text:p>0.627251625061035</text:p>
              </table:table-cell>
              <table:table-cell office:value-type="float" office:value="0.496778386645019">
                <text:p>0.49677838664501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0.628799438476563">
                <text:p>0.628799438476563</text:p>
              </table:table-cell>
              <table:table-cell office:value-type="float" office:value="0.498618304729462">
                <text:p>0.49861830472946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0.630349159240723">
                <text:p>0.630349159240723</text:p>
              </table:table-cell>
              <table:table-cell office:value-type="float" office:value="0.500462760217488">
                <text:p>0.50046276021748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0.631900787353516">
                <text:p>0.631900787353516</text:p>
              </table:table-cell>
              <table:table-cell office:value-type="float" office:value="0.502311758697033">
                <text:p>0.50231175869703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0.633454322814941">
                <text:p>0.633454322814941</text:p>
              </table:table-cell>
              <table:table-cell office:value-type="float" office:value="0.504165305756032">
                <text:p>0.50416530575603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0.635009765625">
                <text:p>0.635009765625</text:p>
              </table:table-cell>
              <table:table-cell office:value-type="float" office:value="0.506023406982422">
                <text:p>0.50602340698242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0.636567115783691">
                <text:p>0.636567115783691</text:p>
              </table:table-cell>
              <table:table-cell office:value-type="float" office:value="0.507886067964137">
                <text:p>0.50788606796413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0.638126373291016">
                <text:p>0.638126373291016</text:p>
              </table:table-cell>
              <table:table-cell office:value-type="float" office:value="0.509753294289112">
                <text:p>0.50975329428911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0.639687538146973">
                <text:p>0.639687538146973</text:p>
              </table:table-cell>
              <table:table-cell office:value-type="float" office:value="0.511625091545284">
                <text:p>0.51162509154528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0.641250610351563">
                <text:p>0.641250610351563</text:p>
              </table:table-cell>
              <table:table-cell office:value-type="float" office:value="0.513501465320587">
                <text:p>0.51350146532058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0.642815589904785">
                <text:p>0.642815589904785</text:p>
              </table:table-cell>
              <table:table-cell office:value-type="float" office:value="0.515382421202958">
                <text:p>0.51538242120295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0.644382476806641">
                <text:p>0.644382476806641</text:p>
              </table:table-cell>
              <table:table-cell office:value-type="float" office:value="0.517267964780331">
                <text:p>0.51726796478033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0.645951271057129">
                <text:p>0.645951271057129</text:p>
              </table:table-cell>
              <table:table-cell office:value-type="float" office:value="0.519158101640642">
                <text:p>0.51915810164064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0.64752197265625">
                <text:p>0.64752197265625</text:p>
              </table:table-cell>
              <table:table-cell office:value-type="float" office:value="0.521052837371826">
                <text:p>0.52105283737182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0.649094581604004">
                <text:p>0.649094581604004</text:p>
              </table:table-cell>
              <table:table-cell office:value-type="float" office:value="0.52295217756182">
                <text:p>0.5229521775618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0.650669097900391">
                <text:p>0.650669097900391</text:p>
              </table:table-cell>
              <table:table-cell office:value-type="float" office:value="0.524856127798557">
                <text:p>0.52485612779855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0.65224552154541">
                <text:p>0.65224552154541</text:p>
              </table:table-cell>
              <table:table-cell office:value-type="float" office:value="0.526764693669975">
                <text:p>0.52676469366997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0.653823852539063">
                <text:p>0.653823852539063</text:p>
              </table:table-cell>
              <table:table-cell office:value-type="float" office:value="0.528677880764008">
                <text:p>0.52867788076400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0.655404090881348">
                <text:p>0.655404090881348</text:p>
              </table:table-cell>
              <table:table-cell office:value-type="float" office:value="0.530595694668591">
                <text:p>0.53059569466859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0.656986236572266">
                <text:p>0.656986236572266</text:p>
              </table:table-cell>
              <table:table-cell office:value-type="float" office:value="0.532518140971661">
                <text:p>0.53251814097166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0.658570289611816">
                <text:p>0.658570289611816</text:p>
              </table:table-cell>
              <table:table-cell office:value-type="float" office:value="0.534445225261152">
                <text:p>0.53444522526115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0.66015625">
                <text:p>0.66015625</text:p>
              </table:table-cell>
              <table:table-cell office:value-type="float" office:value="0.536376953125">
                <text:p>0.53637695312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0.661744117736816">
                <text:p>0.661744117736816</text:p>
              </table:table-cell>
              <table:table-cell office:value-type="float" office:value="0.538313330151141">
                <text:p>0.53831333015114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0.663333892822266">
                <text:p>0.663333892822266</text:p>
              </table:table-cell>
              <table:table-cell office:value-type="float" office:value="0.540254361927509">
                <text:p>0.54025436192750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0.664925575256348">
                <text:p>0.664925575256348</text:p>
              </table:table-cell>
              <table:table-cell office:value-type="float" office:value="0.542200054042041">
                <text:p>0.54220005404204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0.666519165039063">
                <text:p>0.666519165039063</text:p>
              </table:table-cell>
              <table:table-cell office:value-type="float" office:value="0.544150412082672">
                <text:p>0.54415041208267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0.66811466217041">
                <text:p>0.66811466217041</text:p>
              </table:table-cell>
              <table:table-cell office:value-type="float" office:value="0.546105441637337">
                <text:p>0.54610544163733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0.669712066650391">
                <text:p>0.669712066650391</text:p>
              </table:table-cell>
              <table:table-cell office:value-type="float" office:value="0.548065148293972">
                <text:p>0.54806514829397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0.671311378479004">
                <text:p>0.671311378479004</text:p>
              </table:table-cell>
              <table:table-cell office:value-type="float" office:value="0.550029537640512">
                <text:p>0.55002953764051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0.67291259765625">
                <text:p>0.67291259765625</text:p>
              </table:table-cell>
              <table:table-cell office:value-type="float" office:value="0.551998615264893">
                <text:p>0.55199861526489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0.674515724182129">
                <text:p>0.674515724182129</text:p>
              </table:table-cell>
              <table:table-cell office:value-type="float" office:value="0.553972386755049">
                <text:p>0.55397238675504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0.676120758056641">
                <text:p>0.676120758056641</text:p>
              </table:table-cell>
              <table:table-cell office:value-type="float" office:value="0.555950857698917">
                <text:p>0.55595085769891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0.677727699279785">
                <text:p>0.677727699279785</text:p>
              </table:table-cell>
              <table:table-cell office:value-type="float" office:value="0.557934033684433">
                <text:p>0.55793403368443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0.679336547851563">
                <text:p>0.679336547851563</text:p>
              </table:table-cell>
              <table:table-cell office:value-type="float" office:value="0.55992192029953">
                <text:p>0.5599219202995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0.680947303771973">
                <text:p>0.680947303771973</text:p>
              </table:table-cell>
              <table:table-cell office:value-type="float" office:value="0.561914523132145">
                <text:p>0.56191452313214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0.682559967041016">
                <text:p>0.682559967041016</text:p>
              </table:table-cell>
              <table:table-cell office:value-type="float" office:value="0.563911847770214">
                <text:p>0.56391184777021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0.684174537658691">
                <text:p>0.684174537658691</text:p>
              </table:table-cell>
              <table:table-cell office:value-type="float" office:value="0.565913899801672">
                <text:p>0.56591389980167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0.685791015625">
                <text:p>0.685791015625</text:p>
              </table:table-cell>
              <table:table-cell office:value-type="float" office:value="0.567920684814453">
                <text:p>0.56792068481445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0.687409400939941">
                <text:p>0.687409400939941</text:p>
              </table:table-cell>
              <table:table-cell office:value-type="float" office:value="0.569932208396494">
                <text:p>0.56993220839649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689029693603516">
                <text:p>0.689029693603516</text:p>
              </table:table-cell>
              <table:table-cell office:value-type="float" office:value="0.571948476135731">
                <text:p>0.57194847613573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0.690651893615723">
                <text:p>0.690651893615723</text:p>
              </table:table-cell>
              <table:table-cell office:value-type="float" office:value="0.573969493620098">
                <text:p>0.57396949362009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0.692276000976563">
                <text:p>0.692276000976563</text:p>
              </table:table-cell>
              <table:table-cell office:value-type="float" office:value="0.575995266437531">
                <text:p>0.57599526643753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0.693902015686035">
                <text:p>0.693902015686035</text:p>
              </table:table-cell>
              <table:table-cell office:value-type="float" office:value="0.578025800175965">
                <text:p>0.57802580017596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0.695529937744141">
                <text:p>0.695529937744141</text:p>
              </table:table-cell>
              <table:table-cell office:value-type="float" office:value="0.580061100423336">
                <text:p>0.58006110042333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0.697159767150879">
                <text:p>0.697159767150879</text:p>
              </table:table-cell>
              <table:table-cell office:value-type="float" office:value="0.58210117276758">
                <text:p>0.5821011727675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0.69879150390625">
                <text:p>0.69879150390625</text:p>
              </table:table-cell>
              <table:table-cell office:value-type="float" office:value="0.584146022796631">
                <text:p>0.58414602279663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0.700425148010254">
                <text:p>0.700425148010254</text:p>
              </table:table-cell>
              <table:table-cell office:value-type="float" office:value="0.586195656098425">
                <text:p>0.5861956560984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0.702060699462891">
                <text:p>0.702060699462891</text:p>
              </table:table-cell>
              <table:table-cell office:value-type="float" office:value="0.588250078260899">
                <text:p>0.58825007826089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0.70369815826416">
                <text:p>0.70369815826416</text:p>
              </table:table-cell>
              <table:table-cell office:value-type="float" office:value="0.590309294871986">
                <text:p>0.59030929487198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.705337524414063">
                <text:p>0.705337524414063</text:p>
              </table:table-cell>
              <table:table-cell office:value-type="float" office:value="0.592373311519623">
                <text:p>0.59237331151962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0.706978797912598">
                <text:p>0.706978797912598</text:p>
              </table:table-cell>
              <table:table-cell office:value-type="float" office:value="0.594442133791745">
                <text:p>0.59444213379174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0.708621978759766">
                <text:p>0.708621978759766</text:p>
              </table:table-cell>
              <table:table-cell office:value-type="float" office:value="0.596515767276287">
                <text:p>0.59651576727628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0.710267066955566">
                <text:p>0.710267066955566</text:p>
              </table:table-cell>
              <table:table-cell office:value-type="float" office:value="0.598594217561185">
                <text:p>0.59859421756118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0.7119140625">
                <text:p>0.7119140625</text:p>
              </table:table-cell>
              <table:table-cell office:value-type="float" office:value="0.600677490234375">
                <text:p>0.60067749023437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0.713562965393066">
                <text:p>0.713562965393066</text:p>
              </table:table-cell>
              <table:table-cell office:value-type="float" office:value="0.602765590883791">
                <text:p>0.60276559088379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0.715213775634766">
                <text:p>0.715213775634766</text:p>
              </table:table-cell>
              <table:table-cell office:value-type="float" office:value="0.60485852509737">
                <text:p>0.6048585250973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0.716866493225098">
                <text:p>0.716866493225098</text:p>
              </table:table-cell>
              <table:table-cell office:value-type="float" office:value="0.606956298463047">
                <text:p>0.60695629846304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0.718521118164063">
                <text:p>0.718521118164063</text:p>
              </table:table-cell>
              <table:table-cell office:value-type="float" office:value="0.609058916568756">
                <text:p>0.60905891656875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0.72017765045166">
                <text:p>0.72017765045166</text:p>
              </table:table-cell>
              <table:table-cell office:value-type="float" office:value="0.611166385002434">
                <text:p>0.61116638500243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0.721836090087891">
                <text:p>0.721836090087891</text:p>
              </table:table-cell>
              <table:table-cell office:value-type="float" office:value="0.613278709352016">
                <text:p>0.61327870935201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0.723496437072754">
                <text:p>0.723496437072754</text:p>
              </table:table-cell>
              <table:table-cell office:value-type="float" office:value="0.615395895205438">
                <text:p>0.61539589520543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0.72515869140625">
                <text:p>0.72515869140625</text:p>
              </table:table-cell>
              <table:table-cell office:value-type="float" office:value="0.617517948150635">
                <text:p>0.61751794815063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0.726822853088379">
                <text:p>0.726822853088379</text:p>
              </table:table-cell>
              <table:table-cell office:value-type="float" office:value="0.619644873775542">
                <text:p>0.61964487377554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0.728488922119141">
                <text:p>0.728488922119141</text:p>
              </table:table-cell>
              <table:table-cell office:value-type="float" office:value="0.621776677668095">
                <text:p>0.62177667766809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0.730156898498535">
                <text:p>0.730156898498535</text:p>
              </table:table-cell>
              <table:table-cell office:value-type="float" office:value="0.623913365416229">
                <text:p>0.62391336541622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0.731826782226563">
                <text:p>0.731826782226563</text:p>
              </table:table-cell>
              <table:table-cell office:value-type="float" office:value="0.62605494260788">
                <text:p>0.6260549426078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0.733498573303223">
                <text:p>0.733498573303223</text:p>
              </table:table-cell>
              <table:table-cell office:value-type="float" office:value="0.628201414830983">
                <text:p>0.62820141483098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0.735172271728516">
                <text:p>0.735172271728516</text:p>
              </table:table-cell>
              <table:table-cell office:value-type="float" office:value="0.630352787673473">
                <text:p>0.63035278767347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0.736847877502441">
                <text:p>0.736847877502441</text:p>
              </table:table-cell>
              <table:table-cell office:value-type="float" office:value="0.632509066723287">
                <text:p>0.63250906672328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0.738525390625">
                <text:p>0.738525390625</text:p>
              </table:table-cell>
              <table:table-cell office:value-type="float" office:value="0.634670257568359">
                <text:p>0.63467025756835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0.740204811096191">
                <text:p>0.740204811096191</text:p>
              </table:table-cell>
              <table:table-cell office:value-type="float" office:value="0.636836365796626">
                <text:p>0.63683636579662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0.741886138916016">
                <text:p>0.741886138916016</text:p>
              </table:table-cell>
              <table:table-cell office:value-type="float" office:value="0.639007396996021">
                <text:p>0.63900739699602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0.743569374084473">
                <text:p>0.743569374084473</text:p>
              </table:table-cell>
              <table:table-cell office:value-type="float" office:value="0.641183356754482">
                <text:p>0.64118335675448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0.745254516601563">
                <text:p>0.745254516601563</text:p>
              </table:table-cell>
              <table:table-cell office:value-type="float" office:value="0.643364250659943">
                <text:p>0.64336425065994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0.746941566467285">
                <text:p>0.746941566467285</text:p>
              </table:table-cell>
              <table:table-cell office:value-type="float" office:value="0.645550084300339">
                <text:p>0.64555008430033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0.748630523681641">
                <text:p>0.748630523681641</text:p>
              </table:table-cell>
              <table:table-cell office:value-type="float" office:value="0.647740863263607">
                <text:p>0.64774086326360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0.750321388244629">
                <text:p>0.750321388244629</text:p>
              </table:table-cell>
              <table:table-cell office:value-type="float" office:value="0.649936593137682">
                <text:p>0.64993659313768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0.75201416015625">
                <text:p>0.75201416015625</text:p>
              </table:table-cell>
              <table:table-cell office:value-type="float" office:value="0.652137279510498">
                <text:p>0.65213727951049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0.753708839416504">
                <text:p>0.753708839416504</text:p>
              </table:table-cell>
              <table:table-cell office:value-type="float" office:value="0.654342927969992">
                <text:p>0.65434292796999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0.755405426025391">
                <text:p>0.755405426025391</text:p>
              </table:table-cell>
              <table:table-cell office:value-type="float" office:value="0.656553544104099">
                <text:p>0.65655354410409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0.75710391998291">
                <text:p>0.75710391998291</text:p>
              </table:table-cell>
              <table:table-cell office:value-type="float" office:value="0.658769133500755">
                <text:p>0.65876913350075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0.758804321289063">
                <text:p>0.758804321289063</text:p>
              </table:table-cell>
              <table:table-cell office:value-type="float" office:value="0.660989701747894">
                <text:p>0.66098970174789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0.760506629943848">
                <text:p>0.760506629943848</text:p>
              </table:table-cell>
              <table:table-cell office:value-type="float" office:value="0.663215254433453">
                <text:p>0.66321525443345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0.762210845947266">
                <text:p>0.762210845947266</text:p>
              </table:table-cell>
              <table:table-cell office:value-type="float" office:value="0.665445797145367">
                <text:p>0.66544579714536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0.763916969299316">
                <text:p>0.763916969299316</text:p>
              </table:table-cell>
              <table:table-cell office:value-type="float" office:value="0.667681335471571">
                <text:p>0.66768133547157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0.765625">
                <text:p>0.765625</text:p>
              </table:table-cell>
              <table:table-cell office:value-type="float" office:value="0.669921875">
                <text:p>0.66992187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0.767334938049316">
                <text:p>0.767334938049316</text:p>
              </table:table-cell>
              <table:table-cell office:value-type="float" office:value="0.672167421318591">
                <text:p>0.67216742131859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0.769046783447266">
                <text:p>0.769046783447266</text:p>
              </table:table-cell>
              <table:table-cell office:value-type="float" office:value="0.674417980015278">
                <text:p>0.67441798001527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0.770760536193848">
                <text:p>0.770760536193848</text:p>
              </table:table-cell>
              <table:table-cell office:value-type="float" office:value="0.676673556677997">
                <text:p>0.67667355667799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772476196289063">
                <text:p>0.772476196289063</text:p>
              </table:table-cell>
              <table:table-cell office:value-type="float" office:value="0.678934156894684">
                <text:p>0.67893415689468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0.77419376373291">
                <text:p>0.77419376373291</text:p>
              </table:table-cell>
              <table:table-cell office:value-type="float" office:value="0.681199786253274">
                <text:p>0.68119978625327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0.775913238525391">
                <text:p>0.775913238525391</text:p>
              </table:table-cell>
              <table:table-cell office:value-type="float" office:value="0.683470450341702">
                <text:p>0.68347045034170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0.777634620666504">
                <text:p>0.777634620666504</text:p>
              </table:table-cell>
              <table:table-cell office:value-type="float" office:value="0.685746154747903">
                <text:p>0.68574615474790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0.77935791015625">
                <text:p>0.77935791015625</text:p>
              </table:table-cell>
              <table:table-cell office:value-type="float" office:value="0.688026905059814">
                <text:p>0.68802690505981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0.781083106994629">
                <text:p>0.781083106994629</text:p>
              </table:table-cell>
              <table:table-cell office:value-type="float" office:value="0.69031270686537">
                <text:p>0.6903127068653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0.782810211181641">
                <text:p>0.782810211181641</text:p>
              </table:table-cell>
              <table:table-cell office:value-type="float" office:value="0.692603565752506">
                <text:p>0.69260356575250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0.784539222717285">
                <text:p>0.784539222717285</text:p>
              </table:table-cell>
              <table:table-cell office:value-type="float" office:value="0.694899487309158">
                <text:p>0.69489948730915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0.786270141601563">
                <text:p>0.786270141601563</text:p>
              </table:table-cell>
              <table:table-cell office:value-type="float" office:value="0.697200477123261">
                <text:p>0.69720047712326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0.788002967834473">
                <text:p>0.788002967834473</text:p>
              </table:table-cell>
              <table:table-cell office:value-type="float" office:value="0.69950654078275">
                <text:p>0.6995065407827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0.789737701416016">
                <text:p>0.789737701416016</text:p>
              </table:table-cell>
              <table:table-cell office:value-type="float" office:value="0.701817683875561">
                <text:p>0.70181768387556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0.791474342346191">
                <text:p>0.791474342346191</text:p>
              </table:table-cell>
              <table:table-cell office:value-type="float" office:value="0.704133911989629">
                <text:p>0.70413391198962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0.793212890625">
                <text:p>0.793212890625</text:p>
              </table:table-cell>
              <table:table-cell office:value-type="float" office:value="0.706455230712891">
                <text:p>0.70645523071289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0.794953346252441">
                <text:p>0.794953346252441</text:p>
              </table:table-cell>
              <table:table-cell office:value-type="float" office:value="0.70878164563328">
                <text:p>0.7087816456332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0.796695709228516">
                <text:p>0.796695709228516</text:p>
              </table:table-cell>
              <table:table-cell office:value-type="float" office:value="0.711113162338734">
                <text:p>0.71111316233873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0.798439979553223">
                <text:p>0.798439979553223</text:p>
              </table:table-cell>
              <table:table-cell office:value-type="float" office:value="0.713449786417186">
                <text:p>0.71344978641718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0.800186157226563">
                <text:p>0.800186157226563</text:p>
              </table:table-cell>
              <table:table-cell office:value-type="float" office:value="0.715791523456574">
                <text:p>0.71579152345657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0.801934242248535">
                <text:p>0.801934242248535</text:p>
              </table:table-cell>
              <table:table-cell office:value-type="float" office:value="0.718138379044831">
                <text:p>0.71813837904483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0.803684234619141">
                <text:p>0.803684234619141</text:p>
              </table:table-cell>
              <table:table-cell office:value-type="float" office:value="0.720490358769894">
                <text:p>0.72049035876989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0.805436134338379">
                <text:p>0.805436134338379</text:p>
              </table:table-cell>
              <table:table-cell office:value-type="float" office:value="0.722847468219698">
                <text:p>0.72284746821969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0.80718994140625">
                <text:p>0.80718994140625</text:p>
              </table:table-cell>
              <table:table-cell office:value-type="float" office:value="0.725209712982178">
                <text:p>0.72520971298217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0.808945655822754">
                <text:p>0.808945655822754</text:p>
              </table:table-cell>
              <table:table-cell office:value-type="float" office:value="0.72757709864527">
                <text:p>0.7275770986452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0.810703277587891">
                <text:p>0.810703277587891</text:p>
              </table:table-cell>
              <table:table-cell office:value-type="float" office:value="0.729949630796909">
                <text:p>0.72994963079690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0.81246280670166">
                <text:p>0.81246280670166</text:p>
              </table:table-cell>
              <table:table-cell office:value-type="float" office:value="0.732327315025032">
                <text:p>0.73232731502503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0.814224243164063">
                <text:p>0.814224243164063</text:p>
              </table:table-cell>
              <table:table-cell office:value-type="float" office:value="0.734710156917572">
                <text:p>0.73471015691757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0.815987586975098">
                <text:p>0.815987586975098</text:p>
              </table:table-cell>
              <table:table-cell office:value-type="float" office:value="0.737098162062466">
                <text:p>0.73709816206246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0.817752838134766">
                <text:p>0.817752838134766</text:p>
              </table:table-cell>
              <table:table-cell office:value-type="float" office:value="0.739491336047649">
                <text:p>0.73949133604764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0.819519996643066">
                <text:p>0.819519996643066</text:p>
              </table:table-cell>
              <table:table-cell office:value-type="float" office:value="0.741889684461057">
                <text:p>0.74188968446105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0.8212890625">
                <text:p>0.8212890625</text:p>
              </table:table-cell>
              <table:table-cell office:value-type="float" office:value="0.744293212890625">
                <text:p>0.74429321289062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0.823060035705566">
                <text:p>0.823060035705566</text:p>
              </table:table-cell>
              <table:table-cell office:value-type="float" office:value="0.746701926924288">
                <text:p>0.74670192692428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0.824832916259766">
                <text:p>0.824832916259766</text:p>
              </table:table-cell>
              <table:table-cell office:value-type="float" office:value="0.749115832149982">
                <text:p>0.74911583214998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0.826607704162598">
                <text:p>0.826607704162598</text:p>
              </table:table-cell>
              <table:table-cell office:value-type="float" office:value="0.751534934155643">
                <text:p>0.75153493415564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0.828384399414063">
                <text:p>0.828384399414063</text:p>
              </table:table-cell>
              <table:table-cell office:value-type="float" office:value="0.753959238529205">
                <text:p>0.75395923852920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0.83016300201416">
                <text:p>0.83016300201416</text:p>
              </table:table-cell>
              <table:table-cell office:value-type="float" office:value="0.756388750858605">
                <text:p>0.75638875085860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0.831943511962891">
                <text:p>0.831943511962891</text:p>
              </table:table-cell>
              <table:table-cell office:value-type="float" office:value="0.758823476731777">
                <text:p>0.75882347673177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0.833725929260254">
                <text:p>0.833725929260254</text:p>
              </table:table-cell>
              <table:table-cell office:value-type="float" office:value="0.761263421736658">
                <text:p>0.76126342173665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0.83551025390625">
                <text:p>0.83551025390625</text:p>
              </table:table-cell>
              <table:table-cell office:value-type="float" office:value="0.763708591461182">
                <text:p>0.76370859146118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0.837296485900879">
                <text:p>0.837296485900879</text:p>
              </table:table-cell>
              <table:table-cell office:value-type="float" office:value="0.766158991493285">
                <text:p>0.76615899149328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0.839084625244141">
                <text:p>0.839084625244141</text:p>
              </table:table-cell>
              <table:table-cell office:value-type="float" office:value="0.768614627420902">
                <text:p>0.76861462742090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0.840874671936035">
                <text:p>0.840874671936035</text:p>
              </table:table-cell>
              <table:table-cell office:value-type="float" office:value="0.77107550483197">
                <text:p>0.7710755048319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0.842666625976563">
                <text:p>0.842666625976563</text:p>
              </table:table-cell>
              <table:table-cell office:value-type="float" office:value="0.773541629314423">
                <text:p>0.77354162931442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0.844460487365723">
                <text:p>0.844460487365723</text:p>
              </table:table-cell>
              <table:table-cell office:value-type="float" office:value="0.776013006456196">
                <text:p>0.77601300645619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0.846256256103516">
                <text:p>0.846256256103516</text:p>
              </table:table-cell>
              <table:table-cell office:value-type="float" office:value="0.778489641845226">
                <text:p>0.77848964184522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0.848053932189941">
                <text:p>0.848053932189941</text:p>
              </table:table-cell>
              <table:table-cell office:value-type="float" office:value="0.780971541069448">
                <text:p>0.78097154106944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0.849853515625">
                <text:p>0.849853515625</text:p>
              </table:table-cell>
              <table:table-cell office:value-type="float" office:value="0.783458709716797">
                <text:p>0.78345870971679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0.851655006408691">
                <text:p>0.851655006408691</text:p>
              </table:table-cell>
              <table:table-cell office:value-type="float" office:value="0.785951153375208">
                <text:p>0.78595115337520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0.853458404541016">
                <text:p>0.853458404541016</text:p>
              </table:table-cell>
              <table:table-cell office:value-type="float" office:value="0.788448877632618">
                <text:p>0.78844887763261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0.855263710021973">
                <text:p>0.855263710021973</text:p>
              </table:table-cell>
              <table:table-cell office:value-type="float" office:value="0.790951888076961">
                <text:p>0.79095188807696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0.857070922851563">
                <text:p>0.857070922851563</text:p>
              </table:table-cell>
              <table:table-cell office:value-type="float" office:value="0.793460190296173">
                <text:p>0.79346019029617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0.858880043029785">
                <text:p>0.858880043029785</text:p>
              </table:table-cell>
              <table:table-cell office:value-type="float" office:value="0.79597378987819">
                <text:p>0.7959737898781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860691070556641">
                <text:p>0.860691070556641</text:p>
              </table:table-cell>
              <table:table-cell office:value-type="float" office:value="0.798492692410946">
                <text:p>0.79849269241094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0.862504005432129">
                <text:p>0.862504005432129</text:p>
              </table:table-cell>
              <table:table-cell office:value-type="float" office:value="0.801016903482378">
                <text:p>0.80101690348237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0.86431884765625">
                <text:p>0.86431884765625</text:p>
              </table:table-cell>
              <table:table-cell office:value-type="float" office:value="0.80354642868042">
                <text:p>0.8035464286804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0.866135597229004">
                <text:p>0.866135597229004</text:p>
              </table:table-cell>
              <table:table-cell office:value-type="float" office:value="0.806081273593009">
                <text:p>0.80608127359300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0.867954254150391">
                <text:p>0.867954254150391</text:p>
              </table:table-cell>
              <table:table-cell office:value-type="float" office:value="0.808621443808079">
                <text:p>0.80862144380807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0.86977481842041">
                <text:p>0.86977481842041</text:p>
              </table:table-cell>
              <table:table-cell office:value-type="float" office:value="0.811166944913566">
                <text:p>0.81116694491356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0.871597290039063">
                <text:p>0.871597290039063</text:p>
              </table:table-cell>
              <table:table-cell office:value-type="float" office:value="0.813717782497406">
                <text:p>0.81371778249740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0.873421669006348">
                <text:p>0.873421669006348</text:p>
              </table:table-cell>
              <table:table-cell office:value-type="float" office:value="0.816273962147534">
                <text:p>0.81627396214753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0.875247955322266">
                <text:p>0.875247955322266</text:p>
              </table:table-cell>
              <table:table-cell office:value-type="float" office:value="0.818835489451885">
                <text:p>0.81883548945188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0.877076148986816">
                <text:p>0.877076148986816</text:p>
              </table:table-cell>
              <table:table-cell office:value-type="float" office:value="0.821402369998395">
                <text:p>0.82140236999839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0.87890625">
                <text:p>0.87890625</text:p>
              </table:table-cell>
              <table:table-cell office:value-type="float" office:value="0.823974609375">
                <text:p>0.82397460937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0.880738258361816">
                <text:p>0.880738258361816</text:p>
              </table:table-cell>
              <table:table-cell office:value-type="float" office:value="0.826552213169634">
                <text:p>0.82655221316963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0.882572174072266">
                <text:p>0.882572174072266</text:p>
              </table:table-cell>
              <table:table-cell office:value-type="float" office:value="0.829135186970234">
                <text:p>0.82913518697023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0.884407997131348">
                <text:p>0.884407997131348</text:p>
              </table:table-cell>
              <table:table-cell office:value-type="float" office:value="0.831723536364734">
                <text:p>0.83172353636473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0.886245727539063">
                <text:p>0.886245727539063</text:p>
              </table:table-cell>
              <table:table-cell office:value-type="float" office:value="0.834317266941071">
                <text:p>0.83431726694107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0.88808536529541">
                <text:p>0.88808536529541</text:p>
              </table:table-cell>
              <table:table-cell office:value-type="float" office:value="0.836916384287179">
                <text:p>0.83691638428717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0.889926910400391">
                <text:p>0.889926910400391</text:p>
              </table:table-cell>
              <table:table-cell office:value-type="float" office:value="0.839520893990994">
                <text:p>0.83952089399099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0.891770362854004">
                <text:p>0.891770362854004</text:p>
              </table:table-cell>
              <table:table-cell office:value-type="float" office:value="0.842130801640451">
                <text:p>0.84213080164045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0.89361572265625">
                <text:p>0.89361572265625</text:p>
              </table:table-cell>
              <table:table-cell office:value-type="float" office:value="0.844746112823486">
                <text:p>0.84474611282348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0.895462989807129">
                <text:p>0.895462989807129</text:p>
              </table:table-cell>
              <table:table-cell office:value-type="float" office:value="0.847366833128035">
                <text:p>0.84736683312803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0.897312164306641">
                <text:p>0.897312164306641</text:p>
              </table:table-cell>
              <table:table-cell office:value-type="float" office:value="0.849992968142033">
                <text:p>0.84999296814203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0.899163246154785">
                <text:p>0.899163246154785</text:p>
              </table:table-cell>
              <table:table-cell office:value-type="float" office:value="0.852624523453414">
                <text:p>0.85262452345341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0.901016235351563">
                <text:p>0.901016235351563</text:p>
              </table:table-cell>
              <table:table-cell office:value-type="float" office:value="0.855261504650116">
                <text:p>0.85526150465011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0.902871131896973">
                <text:p>0.902871131896973</text:p>
              </table:table-cell>
              <table:table-cell office:value-type="float" office:value="0.857903917320073">
                <text:p>0.85790391732007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0.904727935791016">
                <text:p>0.904727935791016</text:p>
              </table:table-cell>
              <table:table-cell office:value-type="float" office:value="0.86055176705122">
                <text:p>0.8605517670512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0.906586647033691">
                <text:p>0.906586647033691</text:p>
              </table:table-cell>
              <table:table-cell office:value-type="float" office:value="0.863205059431493">
                <text:p>0.86320505943149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0.908447265625">
                <text:p>0.908447265625</text:p>
              </table:table-cell>
              <table:table-cell office:value-type="float" office:value="0.865863800048828">
                <text:p>0.86586380004882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0.910309791564941">
                <text:p>0.910309791564941</text:p>
              </table:table-cell>
              <table:table-cell office:value-type="float" office:value="0.86852799449116">
                <text:p>0.8685279944911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0.912174224853516">
                <text:p>0.912174224853516</text:p>
              </table:table-cell>
              <table:table-cell office:value-type="float" office:value="0.871197648346424">
                <text:p>0.87119764834642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0.914040565490723">
                <text:p>0.914040565490723</text:p>
              </table:table-cell>
              <table:table-cell office:value-type="float" office:value="0.873872767202556">
                <text:p>0.87387276720255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0.915908813476563">
                <text:p>0.915908813476563</text:p>
              </table:table-cell>
              <table:table-cell office:value-type="float" office:value="0.876553356647491">
                <text:p>0.87655335664749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0.917778968811035">
                <text:p>0.917778968811035</text:p>
              </table:table-cell>
              <table:table-cell office:value-type="float" office:value="0.879239422269166">
                <text:p>0.87923942226916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0.919651031494141">
                <text:p>0.919651031494141</text:p>
              </table:table-cell>
              <table:table-cell office:value-type="float" office:value="0.881930969655514">
                <text:p>0.88193096965551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0.921525001525879">
                <text:p>0.921525001525879</text:p>
              </table:table-cell>
              <table:table-cell office:value-type="float" office:value="0.884628004394472">
                <text:p>0.88462800439447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0.92340087890625">
                <text:p>0.92340087890625</text:p>
              </table:table-cell>
              <table:table-cell office:value-type="float" office:value="0.887330532073975">
                <text:p>0.88733053207397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0.925278663635254">
                <text:p>0.925278663635254</text:p>
              </table:table-cell>
              <table:table-cell office:value-type="float" office:value="0.890038558281958">
                <text:p>0.89003855828195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0.927158355712891">
                <text:p>0.927158355712891</text:p>
              </table:table-cell>
              <table:table-cell office:value-type="float" office:value="0.892752088606358">
                <text:p>0.89275208860635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0.92903995513916">
                <text:p>0.92903995513916</text:p>
              </table:table-cell>
              <table:table-cell office:value-type="float" office:value="0.895471128635109">
                <text:p>0.89547112863510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0.930923461914063">
                <text:p>0.930923461914063</text:p>
              </table:table-cell>
              <table:table-cell office:value-type="float" office:value="0.898195683956146">
                <text:p>0.89819568395614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0.932808876037598">
                <text:p>0.932808876037598</text:p>
              </table:table-cell>
              <table:table-cell office:value-type="float" office:value="0.900925760157406">
                <text:p>0.90092576015740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0.934696197509766">
                <text:p>0.934696197509766</text:p>
              </table:table-cell>
              <table:table-cell office:value-type="float" office:value="0.903661362826824">
                <text:p>0.90366136282682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0.936585426330566">
                <text:p>0.936585426330566</text:p>
              </table:table-cell>
              <table:table-cell office:value-type="float" office:value="0.906402497552335">
                <text:p>0.90640249755233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0.9384765625">
                <text:p>0.9384765625</text:p>
              </table:table-cell>
              <table:table-cell office:value-type="float" office:value="0.909149169921875">
                <text:p>0.90914916992187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0.940369606018066">
                <text:p>0.940369606018066</text:p>
              </table:table-cell>
              <table:table-cell office:value-type="float" office:value="0.911901385523379">
                <text:p>0.91190138552337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0.942264556884766">
                <text:p>0.942264556884766</text:p>
              </table:table-cell>
              <table:table-cell office:value-type="float" office:value="0.914659149944782">
                <text:p>0.91465914994478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0.944161415100098">
                <text:p>0.944161415100098</text:p>
              </table:table-cell>
              <table:table-cell office:value-type="float" office:value="0.917422468774021">
                <text:p>0.91742246877402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0.946060180664063">
                <text:p>0.946060180664063</text:p>
              </table:table-cell>
              <table:table-cell office:value-type="float" office:value="0.92019134759903">
                <text:p>0.9201913475990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0.94796085357666">
                <text:p>0.94796085357666</text:p>
              </table:table-cell>
              <table:table-cell office:value-type="float" office:value="0.922965792007744">
                <text:p>0.92296579200774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0.949863433837891">
                <text:p>0.949863433837891</text:p>
              </table:table-cell>
              <table:table-cell office:value-type="float" office:value="0.9257458075881">
                <text:p>0.925745807588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0.951767921447754">
                <text:p>0.951767921447754</text:p>
              </table:table-cell>
              <table:table-cell office:value-type="float" office:value="0.928531399928033">
                <text:p>0.92853139992803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95367431640625">
                <text:p>0.95367431640625</text:p>
              </table:table-cell>
              <table:table-cell office:value-type="float" office:value="0.931322574615479">
                <text:p>0.93132257461547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0.955582618713379">
                <text:p>0.955582618713379</text:p>
              </table:table-cell>
              <table:table-cell office:value-type="float" office:value="0.934119337238371">
                <text:p>0.93411933723837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0.957492828369141">
                <text:p>0.957492828369141</text:p>
              </table:table-cell>
              <table:table-cell office:value-type="float" office:value="0.936921693384647">
                <text:p>0.93692169338464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0.959404945373535">
                <text:p>0.959404945373535</text:p>
              </table:table-cell>
              <table:table-cell office:value-type="float" office:value="0.939729648642242">
                <text:p>0.93972964864224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0.961318969726563">
                <text:p>0.961318969726563</text:p>
              </table:table-cell>
              <table:table-cell office:value-type="float" office:value="0.942543208599091">
                <text:p>0.94254320859909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0.963234901428223">
                <text:p>0.963234901428223</text:p>
              </table:table-cell>
              <table:table-cell office:value-type="float" office:value="0.945362378843129">
                <text:p>0.94536237884312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0.965152740478516">
                <text:p>0.965152740478516</text:p>
              </table:table-cell>
              <table:table-cell office:value-type="float" office:value="0.948187164962292">
                <text:p>0.94818716496229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0.967072486877441">
                <text:p>0.967072486877441</text:p>
              </table:table-cell>
              <table:table-cell office:value-type="float" office:value="0.951017572544515">
                <text:p>0.95101757254451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0.968994140625">
                <text:p>0.968994140625</text:p>
              </table:table-cell>
              <table:table-cell office:value-type="float" office:value="0.953853607177734">
                <text:p>0.95385360717773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0.970917701721191">
                <text:p>0.970917701721191</text:p>
              </table:table-cell>
              <table:table-cell office:value-type="float" office:value="0.956695274449885">
                <text:p>0.95669527444988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0.972843170166016">
                <text:p>0.972843170166016</text:p>
              </table:table-cell>
              <table:table-cell office:value-type="float" office:value="0.959542579948902">
                <text:p>0.95954257994890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0.974770545959473">
                <text:p>0.974770545959473</text:p>
              </table:table-cell>
              <table:table-cell office:value-type="float" office:value="0.962395529262722">
                <text:p>0.96239552926272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0.976699829101563">
                <text:p>0.976699829101563</text:p>
              </table:table-cell>
              <table:table-cell office:value-type="float" office:value="0.965254127979279">
                <text:p>0.96525412797927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0.978631019592285">
                <text:p>0.978631019592285</text:p>
              </table:table-cell>
              <table:table-cell office:value-type="float" office:value="0.968118381686509">
                <text:p>0.96811838168650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0.980564117431641">
                <text:p>0.980564117431641</text:p>
              </table:table-cell>
              <table:table-cell office:value-type="float" office:value="0.970988295972347">
                <text:p>0.97098829597234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0.982499122619629">
                <text:p>0.982499122619629</text:p>
              </table:table-cell>
              <table:table-cell office:value-type="float" office:value="0.97386387642473">
                <text:p>0.9738638764247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0.98443603515625">
                <text:p>0.98443603515625</text:p>
              </table:table-cell>
              <table:table-cell office:value-type="float" office:value="0.976745128631592">
                <text:p>0.97674512863159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0.986374855041504">
                <text:p>0.986374855041504</text:p>
              </table:table-cell>
              <table:table-cell office:value-type="float" office:value="0.979632058180869">
                <text:p>0.97963205818086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0.988315582275391">
                <text:p>0.988315582275391</text:p>
              </table:table-cell>
              <table:table-cell office:value-type="float" office:value="0.982524670660496">
                <text:p>0.98252467066049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0.99025821685791">
                <text:p>0.99025821685791</text:p>
              </table:table-cell>
              <table:table-cell office:value-type="float" office:value="0.985422971658409">
                <text:p>0.98542297165840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0.992202758789063">
                <text:p>0.992202758789063</text:p>
              </table:table-cell>
              <table:table-cell office:value-type="float" office:value="0.988326966762543">
                <text:p>0.98832696676254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0.994149208068848">
                <text:p>0.994149208068848</text:p>
              </table:table-cell>
              <table:table-cell office:value-type="float" office:value="0.991236661560833">
                <text:p>0.99123666156083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0.996097564697266">
                <text:p>0.996097564697266</text:p>
              </table:table-cell>
              <table:table-cell office:value-type="float" office:value="0.994152061641216">
                <text:p>0.99415206164121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0.998047828674316">
                <text:p>0.998047828674316</text:p>
              </table:table-cell>
              <table:table-cell office:value-type="float" office:value="0.997073172591627">
                <text:p>0.9970731725916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689cm" svg:y="3.926cm" style:legend-expansion="high" chart:style-name="ch2"/>
        <chart:plot-area chart:style-name="ch3" table:cell-range-address="'panning analogRead'.A2:'panning analogRead'.C258 'panning analogRead'.B1:'panning analogRead'.C1" chart:data-source-has-labels="row" svg:x="0.77cm" svg:y="0.855cm" svg:width="13.279cm" svg:height="7.545cm">
          <chartooo:coordinate-region svg:x="1.497cm" svg:y="1.068cm" svg:width="12.18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anning analogRead'.B2:'panning analogRead'.B258" chart:label-cell-address="'panning analogRead'.B1:'panning analogRead'.B1" chart:class="chart:scatter">
            <chart:domain table:cell-range-address="'panning analogRead'.A2:'panning analogRead'.A258"/>
            <chart:data-point chart:repeated="257"/>
          </chart:series>
          <chart:series chart:style-name="ch7" chart:values-cell-range-address="'panning analogRead'.C2:'panning analogRead'.C258" chart:label-cell-address="'panning analogRead'.C1:'panning analogRead'.C1" chart:class="chart:scatter">
            <chart:data-point chart:repeated="2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in</text:p>
                <draw:g>
                  <svg:desc>'panning analogRead'.B1:'panning analogRead'.B1</svg:desc>
                </draw:g>
              </table:table-cell>
              <table:table-cell office:value-type="string">
                <text:p>cos</text:p>
                <draw:g>
                  <svg:desc>'panning analogRead'.C1:'panning analogRead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anning analogRead'.A2:'panning analogRead'.A258</svg:desc>
                </draw:g>
              </table:table-cell>
              <table:table-cell office:value-type="float" office:value="0">
                <text:p>0</text:p>
                <draw:g>
                  <svg:desc>'panning analogRead'.B2:'panning analogRead'.B258</svg:desc>
                </draw:g>
              </table:table-cell>
              <table:table-cell office:value-type="float" office:value="1">
                <text:p>1</text:p>
                <draw:g>
                  <svg:desc>'panning analogRead'.C2:'panning analogRead'.C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0.00613588464915448">
                <text:p>0.00613588464915448</text:p>
              </table:table-cell>
              <table:table-cell office:value-type="float" office:value="0.999981175282601">
                <text:p>0.9999811752826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0122715382857199">
                <text:p>0.0122715382857199</text:p>
              </table:table-cell>
              <table:table-cell office:value-type="float" office:value="0.999924701839145">
                <text:p>0.999924701839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0.0184067299058048">
                <text:p>0.0184067299058048</text:p>
              </table:table-cell>
              <table:table-cell office:value-type="float" office:value="0.999830581795823">
                <text:p>0.999830581795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0.0245412285229123">
                <text:p>0.0245412285229123</text:p>
              </table:table-cell>
              <table:table-cell office:value-type="float" office:value="0.999698818696204">
                <text:p>0.999698818696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">
                <text:p>160</text:p>
              </table:table-cell>
              <table:table-cell office:value-type="float" office:value="0.0306748031766366">
                <text:p>0.0306748031766366</text:p>
              </table:table-cell>
              <table:table-cell office:value-type="float" office:value="0.999529417501093">
                <text:p>0.999529417501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">
                <text:p>192</text:p>
              </table:table-cell>
              <table:table-cell office:value-type="float" office:value="0.0368072229413588">
                <text:p>0.0368072229413588</text:p>
              </table:table-cell>
              <table:table-cell office:value-type="float" office:value="0.99932238458835">
                <text:p>0.999322384588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4">
                <text:p>224</text:p>
              </table:table-cell>
              <table:table-cell office:value-type="float" office:value="0.0429382569349408">
                <text:p>0.0429382569349408</text:p>
              </table:table-cell>
              <table:table-cell office:value-type="float" office:value="0.999077727752645">
                <text:p>0.9990777277526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49067674327418">
                <text:p>0.049067674327418</text:p>
              </table:table-cell>
              <table:table-cell office:value-type="float" office:value="0.998795456205172">
                <text:p>0.9987954562051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">
                <text:p>288</text:p>
              </table:table-cell>
              <table:table-cell office:value-type="float" office:value="0.0551952443496899">
                <text:p>0.0551952443496899</text:p>
              </table:table-cell>
              <table:table-cell office:value-type="float" office:value="0.998475580573295">
                <text:p>0.998475580573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0">
                <text:p>320</text:p>
              </table:table-cell>
              <table:table-cell office:value-type="float" office:value="0.0613207363022086">
                <text:p>0.0613207363022086</text:p>
              </table:table-cell>
              <table:table-cell office:value-type="float" office:value="0.998118112900149">
                <text:p>0.998118112900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2">
                <text:p>352</text:p>
              </table:table-cell>
              <table:table-cell office:value-type="float" office:value="0.0674439195636641">
                <text:p>0.0674439195636641</text:p>
              </table:table-cell>
              <table:table-cell office:value-type="float" office:value="0.997723066644192">
                <text:p>0.9977230666441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">
                <text:p>384</text:p>
              </table:table-cell>
              <table:table-cell office:value-type="float" office:value="0.0735645635996674">
                <text:p>0.0735645635996674</text:p>
              </table:table-cell>
              <table:table-cell office:value-type="float" office:value="0.99729045667869">
                <text:p>0.99729045667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6">
                <text:p>416</text:p>
              </table:table-cell>
              <table:table-cell office:value-type="float" office:value="0.0796824379714301">
                <text:p>0.0796824379714301</text:p>
              </table:table-cell>
              <table:table-cell office:value-type="float" office:value="0.996820299291166">
                <text:p>0.996820299291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">
                <text:p>448</text:p>
              </table:table-cell>
              <table:table-cell office:value-type="float" office:value="0.0857973123444399">
                <text:p>0.0857973123444399</text:p>
              </table:table-cell>
              <table:table-cell office:value-type="float" office:value="0.996312612182778">
                <text:p>0.996312612182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0">
                <text:p>480</text:p>
              </table:table-cell>
              <table:table-cell office:value-type="float" office:value="0.0919089564971327">
                <text:p>0.0919089564971327</text:p>
              </table:table-cell>
              <table:table-cell office:value-type="float" office:value="0.99576741446766">
                <text:p>0.99576741446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2">
                <text:p>512</text:p>
              </table:table-cell>
              <table:table-cell office:value-type="float" office:value="0.0980171403295606">
                <text:p>0.0980171403295606</text:p>
              </table:table-cell>
              <table:table-cell office:value-type="float" office:value="0.995184726672197">
                <text:p>0.9951847266721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4">
                <text:p>544</text:p>
              </table:table-cell>
              <table:table-cell office:value-type="float" office:value="0.104121633872055">
                <text:p>0.104121633872055</text:p>
              </table:table-cell>
              <table:table-cell office:value-type="float" office:value="0.994564570734255">
                <text:p>0.994564570734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6">
                <text:p>576</text:p>
              </table:table-cell>
              <table:table-cell office:value-type="float" office:value="0.110222207293883">
                <text:p>0.110222207293883</text:p>
              </table:table-cell>
              <table:table-cell office:value-type="float" office:value="0.993906970002356">
                <text:p>0.9939069700023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8">
                <text:p>608</text:p>
              </table:table-cell>
              <table:table-cell office:value-type="float" office:value="0.116318630911905">
                <text:p>0.116318630911905</text:p>
              </table:table-cell>
              <table:table-cell office:value-type="float" office:value="0.993211949234794">
                <text:p>0.9932119492347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0">
                <text:p>640</text:p>
              </table:table-cell>
              <table:table-cell office:value-type="float" office:value="0.122410675199216">
                <text:p>0.122410675199216</text:p>
              </table:table-cell>
              <table:table-cell office:value-type="float" office:value="0.99247953459871">
                <text:p>0.992479534598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2">
                <text:p>672</text:p>
              </table:table-cell>
              <table:table-cell office:value-type="float" office:value="0.128498110793793">
                <text:p>0.128498110793793</text:p>
              </table:table-cell>
              <table:table-cell office:value-type="float" office:value="0.991709753669099">
                <text:p>0.9917097536690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4">
                <text:p>704</text:p>
              </table:table-cell>
              <table:table-cell office:value-type="float" office:value="0.134580708507126">
                <text:p>0.134580708507126</text:p>
              </table:table-cell>
              <table:table-cell office:value-type="float" office:value="0.99090263542778">
                <text:p>0.99090263542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6">
                <text:p>736</text:p>
              </table:table-cell>
              <table:table-cell office:value-type="float" office:value="0.140658239332849">
                <text:p>0.140658239332849</text:p>
              </table:table-cell>
              <table:table-cell office:value-type="float" office:value="0.990058210262297">
                <text:p>0.9900582102622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8">
                <text:p>768</text:p>
              </table:table-cell>
              <table:table-cell office:value-type="float" office:value="0.146730474455362">
                <text:p>0.146730474455362</text:p>
              </table:table-cell>
              <table:table-cell office:value-type="float" office:value="0.989176509964781">
                <text:p>0.9891765099647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152797185258443">
                <text:p>0.152797185258443</text:p>
              </table:table-cell>
              <table:table-cell office:value-type="float" office:value="0.988257567730749">
                <text:p>0.9882575677307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2">
                <text:p>832</text:p>
              </table:table-cell>
              <table:table-cell office:value-type="float" office:value="0.158858143333861">
                <text:p>0.158858143333861</text:p>
              </table:table-cell>
              <table:table-cell office:value-type="float" office:value="0.987301418157858">
                <text:p>0.9873014181578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64">
                <text:p>864</text:p>
              </table:table-cell>
              <table:table-cell office:value-type="float" office:value="0.16491312048997">
                <text:p>0.16491312048997</text:p>
              </table:table-cell>
              <table:table-cell office:value-type="float" office:value="0.986308097244599">
                <text:p>0.9863080972445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6">
                <text:p>896</text:p>
              </table:table-cell>
              <table:table-cell office:value-type="float" office:value="0.170961888760301">
                <text:p>0.170961888760301</text:p>
              </table:table-cell>
              <table:table-cell office:value-type="float" office:value="0.985277642388941">
                <text:p>0.9852776423889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8">
                <text:p>928</text:p>
              </table:table-cell>
              <table:table-cell office:value-type="float" office:value="0.177004220412149">
                <text:p>0.177004220412149</text:p>
              </table:table-cell>
              <table:table-cell office:value-type="float" office:value="0.984210092386929">
                <text:p>0.9842100923869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0">
                <text:p>960</text:p>
              </table:table-cell>
              <table:table-cell office:value-type="float" office:value="0.183039887955141">
                <text:p>0.183039887955141</text:p>
              </table:table-cell>
              <table:table-cell office:value-type="float" office:value="0.983105487431216">
                <text:p>0.9831054874312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2">
                <text:p>992</text:p>
              </table:table-cell>
              <table:table-cell office:value-type="float" office:value="0.189068664149806">
                <text:p>0.189068664149806</text:p>
              </table:table-cell>
              <table:table-cell office:value-type="float" office:value="0.981963869109555">
                <text:p>0.9819638691095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4">
                <text:p>1024</text:p>
              </table:table-cell>
              <table:table-cell office:value-type="float" office:value="0.195090322016128">
                <text:p>0.195090322016128</text:p>
              </table:table-cell>
              <table:table-cell office:value-type="float" office:value="0.98078528040323">
                <text:p>0.980785280403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56">
                <text:p>1056</text:p>
              </table:table-cell>
              <table:table-cell office:value-type="float" office:value="0.201104634842092">
                <text:p>0.201104634842092</text:p>
              </table:table-cell>
              <table:table-cell office:value-type="float" office:value="0.97956976568544">
                <text:p>0.979569765685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88">
                <text:p>1088</text:p>
              </table:table-cell>
              <table:table-cell office:value-type="float" office:value="0.207111376192219">
                <text:p>0.207111376192219</text:p>
              </table:table-cell>
              <table:table-cell office:value-type="float" office:value="0.978317370719628">
                <text:p>0.978317370719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0">
                <text:p>1120</text:p>
              </table:table-cell>
              <table:table-cell office:value-type="float" office:value="0.213110319916091">
                <text:p>0.213110319916091</text:p>
              </table:table-cell>
              <table:table-cell office:value-type="float" office:value="0.977028142657754">
                <text:p>0.9770281426577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52">
                <text:p>1152</text:p>
              </table:table-cell>
              <table:table-cell office:value-type="float" office:value="0.21910124015687">
                <text:p>0.21910124015687</text:p>
              </table:table-cell>
              <table:table-cell office:value-type="float" office:value="0.975702130038528">
                <text:p>0.9757021300385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84">
                <text:p>1184</text:p>
              </table:table-cell>
              <table:table-cell office:value-type="float" office:value="0.225083911359793">
                <text:p>0.225083911359793</text:p>
              </table:table-cell>
              <table:table-cell office:value-type="float" office:value="0.974339382785576">
                <text:p>0.974339382785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16">
                <text:p>1216</text:p>
              </table:table-cell>
              <table:table-cell office:value-type="float" office:value="0.231058108280671">
                <text:p>0.231058108280671</text:p>
              </table:table-cell>
              <table:table-cell office:value-type="float" office:value="0.97293995220556">
                <text:p>0.972939952205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48">
                <text:p>1248</text:p>
              </table:table-cell>
              <table:table-cell office:value-type="float" office:value="0.237023605994367">
                <text:p>0.237023605994367</text:p>
              </table:table-cell>
              <table:table-cell office:value-type="float" office:value="0.971503890986252">
                <text:p>0.9715038909862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80">
                <text:p>1280</text:p>
              </table:table-cell>
              <table:table-cell office:value-type="float" office:value="0.242980179903264">
                <text:p>0.242980179903264</text:p>
              </table:table-cell>
              <table:table-cell office:value-type="float" office:value="0.970031253194544">
                <text:p>0.9700312531945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2">
                <text:p>1312</text:p>
              </table:table-cell>
              <table:table-cell office:value-type="float" office:value="0.24892760574572">
                <text:p>0.24892760574572</text:p>
              </table:table-cell>
              <table:table-cell office:value-type="float" office:value="0.968522094274417">
                <text:p>0.9685220942744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4">
                <text:p>1344</text:p>
              </table:table-cell>
              <table:table-cell office:value-type="float" office:value="0.254865659604515">
                <text:p>0.254865659604515</text:p>
              </table:table-cell>
              <table:table-cell office:value-type="float" office:value="0.966976471044852">
                <text:p>0.9669764710448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76">
                <text:p>1376</text:p>
              </table:table-cell>
              <table:table-cell office:value-type="float" office:value="0.260794117915276">
                <text:p>0.260794117915276</text:p>
              </table:table-cell>
              <table:table-cell office:value-type="float" office:value="0.965394441697689">
                <text:p>0.965394441697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08">
                <text:p>1408</text:p>
              </table:table-cell>
              <table:table-cell office:value-type="float" office:value="0.266712757474898">
                <text:p>0.266712757474898</text:p>
              </table:table-cell>
              <table:table-cell office:value-type="float" office:value="0.96377606579544">
                <text:p>0.963776065795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40">
                <text:p>1440</text:p>
              </table:table-cell>
              <table:table-cell office:value-type="float" office:value="0.272621355449949">
                <text:p>0.272621355449949</text:p>
              </table:table-cell>
              <table:table-cell office:value-type="float" office:value="0.962121404269042">
                <text:p>0.9621214042690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2">
                <text:p>1472</text:p>
              </table:table-cell>
              <table:table-cell office:value-type="float" office:value="0.278519689385053">
                <text:p>0.278519689385053</text:p>
              </table:table-cell>
              <table:table-cell office:value-type="float" office:value="0.960430519415566">
                <text:p>0.9604305194155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4">
                <text:p>1504</text:p>
              </table:table-cell>
              <table:table-cell office:value-type="float" office:value="0.284407537211272">
                <text:p>0.284407537211272</text:p>
              </table:table-cell>
              <table:table-cell office:value-type="float" office:value="0.958703474895871">
                <text:p>0.9587034748958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36">
                <text:p>1536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68">
                <text:p>1568</text:p>
              </table:table-cell>
              <table:table-cell office:value-type="float" office:value="0.296150888243624">
                <text:p>0.296150888243624</text:p>
              </table:table-cell>
              <table:table-cell office:value-type="float" office:value="0.955141168305771">
                <text:p>0.9551411683057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00">
                <text:p>1600</text:p>
              </table:table-cell>
              <table:table-cell office:value-type="float" office:value="0.302005949319228">
                <text:p>0.302005949319228</text:p>
              </table:table-cell>
              <table:table-cell office:value-type="float" office:value="0.953306040354194">
                <text:p>0.9533060403541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32">
                <text:p>1632</text:p>
              </table:table-cell>
              <table:table-cell office:value-type="float" office:value="0.307849640041535">
                <text:p>0.307849640041535</text:p>
              </table:table-cell>
              <table:table-cell office:value-type="float" office:value="0.951435020969008">
                <text:p>0.9514350209690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64">
                <text:p>1664</text:p>
              </table:table-cell>
              <table:table-cell office:value-type="float" office:value="0.313681740398891">
                <text:p>0.313681740398891</text:p>
              </table:table-cell>
              <table:table-cell office:value-type="float" office:value="0.949528180593037">
                <text:p>0.9495281805930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96">
                <text:p>1696</text:p>
              </table:table-cell>
              <table:table-cell office:value-type="float" office:value="0.319502030816016">
                <text:p>0.319502030816016</text:p>
              </table:table-cell>
              <table:table-cell office:value-type="float" office:value="0.947585591017741">
                <text:p>0.9475855910177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28">
                <text:p>1728</text:p>
              </table:table-cell>
              <table:table-cell office:value-type="float" office:value="0.325310292162263">
                <text:p>0.325310292162263</text:p>
              </table:table-cell>
              <table:table-cell office:value-type="float" office:value="0.945607325380521">
                <text:p>0.9456073253805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60">
                <text:p>1760</text:p>
              </table:table-cell>
              <table:table-cell office:value-type="float" office:value="0.331106305759876">
                <text:p>0.331106305759876</text:p>
              </table:table-cell>
              <table:table-cell office:value-type="float" office:value="0.94359345816196">
                <text:p>0.943593458161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92">
                <text:p>1792</text:p>
              </table:table-cell>
              <table:table-cell office:value-type="float" office:value="0.33688985339222">
                <text:p>0.33688985339222</text:p>
              </table:table-cell>
              <table:table-cell office:value-type="float" office:value="0.941544065183021">
                <text:p>0.9415440651830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24">
                <text:p>1824</text:p>
              </table:table-cell>
              <table:table-cell office:value-type="float" office:value="0.342660717311994">
                <text:p>0.342660717311994</text:p>
              </table:table-cell>
              <table:table-cell office:value-type="float" office:value="0.93945922360219">
                <text:p>0.939459223602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56">
                <text:p>1856</text:p>
              </table:table-cell>
              <table:table-cell office:value-type="float" office:value="0.348418680249435">
                <text:p>0.348418680249435</text:p>
              </table:table-cell>
              <table:table-cell office:value-type="float" office:value="0.937339011912575">
                <text:p>0.9373390119125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88">
                <text:p>1888</text:p>
              </table:table-cell>
              <table:table-cell office:value-type="float" office:value="0.35416352542049">
                <text:p>0.35416352542049</text:p>
              </table:table-cell>
              <table:table-cell office:value-type="float" office:value="0.935183509938948">
                <text:p>0.9351835099389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20">
                <text:p>1920</text:p>
              </table:table-cell>
              <table:table-cell office:value-type="float" office:value="0.359895036534988">
                <text:p>0.359895036534988</text:p>
              </table:table-cell>
              <table:table-cell office:value-type="float" office:value="0.932992798834739">
                <text:p>0.9329927988347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52">
                <text:p>1952</text:p>
              </table:table-cell>
              <table:table-cell office:value-type="float" office:value="0.365612997804774">
                <text:p>0.365612997804774</text:p>
              </table:table-cell>
              <table:table-cell office:value-type="float" office:value="0.930766961078984">
                <text:p>0.9307669610789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4">
                <text:p>1984</text:p>
              </table:table-cell>
              <table:table-cell office:value-type="float" office:value="0.371317193951837">
                <text:p>0.371317193951837</text:p>
              </table:table-cell>
              <table:table-cell office:value-type="float" office:value="0.928506080473216">
                <text:p>0.9285060804732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16">
                <text:p>2016</text:p>
              </table:table-cell>
              <table:table-cell office:value-type="float" office:value="0.377007410216418">
                <text:p>0.377007410216418</text:p>
              </table:table-cell>
              <table:table-cell office:value-type="float" office:value="0.926210242138311">
                <text:p>0.9262102421383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48">
                <text:p>2048</text:p>
              </table:table-cell>
              <table:table-cell office:value-type="float" office:value="0.38268343236509">
                <text:p>0.38268343236509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80">
                <text:p>2080</text:p>
              </table:table-cell>
              <table:table-cell office:value-type="float" office:value="0.388345046698826">
                <text:p>0.388345046698826</text:p>
              </table:table-cell>
              <table:table-cell office:value-type="float" office:value="0.921514039342042">
                <text:p>0.9215140393420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12">
                <text:p>2112</text:p>
              </table:table-cell>
              <table:table-cell office:value-type="float" office:value="0.393992040061048">
                <text:p>0.393992040061048</text:p>
              </table:table-cell>
              <table:table-cell office:value-type="float" office:value="0.919113851690058">
                <text:p>0.919113851690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44">
                <text:p>2144</text:p>
              </table:table-cell>
              <table:table-cell office:value-type="float" office:value="0.399624199845647">
                <text:p>0.399624199845647</text:p>
              </table:table-cell>
              <table:table-cell office:value-type="float" office:value="0.916679059921043">
                <text:p>0.9166790599210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76">
                <text:p>2176</text:p>
              </table:table-cell>
              <table:table-cell office:value-type="float" office:value="0.40524131400499">
                <text:p>0.40524131400499</text:p>
              </table:table-cell>
              <table:table-cell office:value-type="float" office:value="0.914209755703531">
                <text:p>0.9142097557035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08">
                <text:p>2208</text:p>
              </table:table-cell>
              <table:table-cell office:value-type="float" office:value="0.410843171057904">
                <text:p>0.410843171057904</text:p>
              </table:table-cell>
              <table:table-cell office:value-type="float" office:value="0.91170603200543">
                <text:p>0.911706032005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40">
                <text:p>2240</text:p>
              </table:table-cell>
              <table:table-cell office:value-type="float" office:value="0.416429560097637">
                <text:p>0.416429560097637</text:p>
              </table:table-cell>
              <table:table-cell office:value-type="float" office:value="0.909167983090522">
                <text:p>0.9091679830905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72">
                <text:p>2272</text:p>
              </table:table-cell>
              <table:table-cell office:value-type="float" office:value="0.4220002707998">
                <text:p>0.4220002707998</text:p>
              </table:table-cell>
              <table:table-cell office:value-type="float" office:value="0.906595704514915">
                <text:p>0.9065957045149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04">
                <text:p>2304</text:p>
              </table:table-cell>
              <table:table-cell office:value-type="float" office:value="0.427555093430282">
                <text:p>0.427555093430282</text:p>
              </table:table-cell>
              <table:table-cell office:value-type="float" office:value="0.903989293123443">
                <text:p>0.9039892931234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36">
                <text:p>2336</text:p>
              </table:table-cell>
              <table:table-cell office:value-type="float" office:value="0.433093818853152">
                <text:p>0.433093818853152</text:p>
              </table:table-cell>
              <table:table-cell office:value-type="float" office:value="0.901348847046022">
                <text:p>0.9013488470460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68">
                <text:p>2368</text:p>
              </table:table-cell>
              <table:table-cell office:value-type="float" office:value="0.438616238538528">
                <text:p>0.438616238538528</text:p>
              </table:table-cell>
              <table:table-cell office:value-type="float" office:value="0.898674465693954">
                <text:p>0.8986744656939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00">
                <text:p>2400</text:p>
              </table:table-cell>
              <table:table-cell office:value-type="float" office:value="0.444122144570429">
                <text:p>0.444122144570429</text:p>
              </table:table-cell>
              <table:table-cell office:value-type="float" office:value="0.895966249756185">
                <text:p>0.8959662497561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32">
                <text:p>2432</text:p>
              </table:table-cell>
              <table:table-cell office:value-type="float" office:value="0.449611329654607">
                <text:p>0.449611329654607</text:p>
              </table:table-cell>
              <table:table-cell office:value-type="float" office:value="0.893224301195515">
                <text:p>0.8932243011955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64">
                <text:p>2464</text:p>
              </table:table-cell>
              <table:table-cell office:value-type="float" office:value="0.455083587126344">
                <text:p>0.455083587126344</text:p>
              </table:table-cell>
              <table:table-cell office:value-type="float" office:value="0.890448723244758">
                <text:p>0.8904487232447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96">
                <text:p>2496</text:p>
              </table:table-cell>
              <table:table-cell office:value-type="float" office:value="0.46053871095824">
                <text:p>0.46053871095824</text:p>
              </table:table-cell>
              <table:table-cell office:value-type="float" office:value="0.887639620402854">
                <text:p>0.8876396204028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28">
                <text:p>2528</text:p>
              </table:table-cell>
              <table:table-cell office:value-type="float" office:value="0.465976495767966">
                <text:p>0.465976495767966</text:p>
              </table:table-cell>
              <table:table-cell office:value-type="float" office:value="0.884797098430938">
                <text:p>0.8847970984309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60">
                <text:p>2560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881921264348355">
                <text:p>0.8819212643483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92">
                <text:p>2592</text:p>
              </table:table-cell>
              <table:table-cell office:value-type="float" office:value="0.476799230063322">
                <text:p>0.476799230063322</text:p>
              </table:table-cell>
              <table:table-cell office:value-type="float" office:value="0.879012226428634">
                <text:p>0.8790122264286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24">
                <text:p>2624</text:p>
              </table:table-cell>
              <table:table-cell office:value-type="float" office:value="0.482183772079123">
                <text:p>0.482183772079123</text:p>
              </table:table-cell>
              <table:table-cell office:value-type="float" office:value="0.876070094195407">
                <text:p>0.8760700941954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56">
                <text:p>2656</text:p>
              </table:table-cell>
              <table:table-cell office:value-type="float" office:value="0.487550160148436">
                <text:p>0.487550160148436</text:p>
              </table:table-cell>
              <table:table-cell office:value-type="float" office:value="0.87309497841829">
                <text:p>0.873094978418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88">
                <text:p>2688</text:p>
              </table:table-cell>
              <table:table-cell office:value-type="float" office:value="0.492898192229784">
                <text:p>0.492898192229784</text:p>
              </table:table-cell>
              <table:table-cell office:value-type="float" office:value="0.870086991108711">
                <text:p>0.8700869911087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20">
                <text:p>2720</text:p>
              </table:table-cell>
              <table:table-cell office:value-type="float" office:value="0.498227666972782">
                <text:p>0.498227666972782</text:p>
              </table:table-cell>
              <table:table-cell office:value-type="float" office:value="0.867046245515693">
                <text:p>0.8670462455156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52">
                <text:p>2752</text:p>
              </table:table-cell>
              <table:table-cell office:value-type="float" office:value="0.503538383725718">
                <text:p>0.503538383725718</text:p>
              </table:table-cell>
              <table:table-cell office:value-type="float" office:value="0.863972856121587">
                <text:p>0.8639728561215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84">
                <text:p>2784</text:p>
              </table:table-cell>
              <table:table-cell office:value-type="float" office:value="0.508830142543107">
                <text:p>0.508830142543107</text:p>
              </table:table-cell>
              <table:table-cell office:value-type="float" office:value="0.860866938637767">
                <text:p>0.8608669386377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16">
                <text:p>2816</text:p>
              </table:table-cell>
              <table:table-cell office:value-type="float" office:value="0.514102744193222">
                <text:p>0.514102744193222</text:p>
              </table:table-cell>
              <table:table-cell office:value-type="float" office:value="0.857728610000272">
                <text:p>0.8577286100002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48">
                <text:p>2848</text:p>
              </table:table-cell>
              <table:table-cell office:value-type="float" office:value="0.51935599016559">
                <text:p>0.51935599016559</text:p>
              </table:table-cell>
              <table:table-cell office:value-type="float" office:value="0.854557988365401">
                <text:p>0.8545579883654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80">
                <text:p>2880</text:p>
              </table:table-cell>
              <table:table-cell office:value-type="float" office:value="0.524589682678469">
                <text:p>0.524589682678469</text:p>
              </table:table-cell>
              <table:table-cell office:value-type="float" office:value="0.851355193105265">
                <text:p>0.8513551931052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12">
                <text:p>2912</text:p>
              </table:table-cell>
              <table:table-cell office:value-type="float" office:value="0.529803624686295">
                <text:p>0.529803624686295</text:p>
              </table:table-cell>
              <table:table-cell office:value-type="float" office:value="0.848120344803297">
                <text:p>0.8481203448032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44">
                <text:p>2944</text:p>
              </table:table-cell>
              <table:table-cell office:value-type="float" office:value="0.534997619887097">
                <text:p>0.534997619887097</text:p>
              </table:table-cell>
              <table:table-cell office:value-type="float" office:value="0.844853565249707">
                <text:p>0.8448535652497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76">
                <text:p>2976</text:p>
              </table:table-cell>
              <table:table-cell office:value-type="float" office:value="0.540171472729893">
                <text:p>0.540171472729893</text:p>
              </table:table-cell>
              <table:table-cell office:value-type="float" office:value="0.841554977436898">
                <text:p>0.8415549774368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08">
                <text:p>3008</text:p>
              </table:table-cell>
              <table:table-cell office:value-type="float" office:value="0.545324988422046">
                <text:p>0.545324988422046</text:p>
              </table:table-cell>
              <table:table-cell office:value-type="float" office:value="0.838224705554838">
                <text:p>0.8382247055548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40">
                <text:p>3040</text:p>
              </table:table-cell>
              <table:table-cell office:value-type="float" office:value="0.550457972936605">
                <text:p>0.550457972936605</text:p>
              </table:table-cell>
              <table:table-cell office:value-type="float" office:value="0.83486287498638">
                <text:p>0.834862874986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72">
                <text:p>3072</text:p>
              </table:table-cell>
              <table:table-cell office:value-type="float" office:value="0.555570233019602">
                <text:p>0.555570233019602</text:p>
              </table:table-cell>
              <table:table-cell office:value-type="float" office:value="0.831469612302545">
                <text:p>0.8314696123025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04">
                <text:p>3104</text:p>
              </table:table-cell>
              <table:table-cell office:value-type="float" office:value="0.560661576197336">
                <text:p>0.560661576197336</text:p>
              </table:table-cell>
              <table:table-cell office:value-type="float" office:value="0.828045045257756">
                <text:p>0.8280450452577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36">
                <text:p>3136</text:p>
              </table:table-cell>
              <table:table-cell office:value-type="float" office:value="0.565731810783613">
                <text:p>0.565731810783613</text:p>
              </table:table-cell>
              <table:table-cell office:value-type="float" office:value="0.824589302785025">
                <text:p>0.8245893027850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68">
                <text:p>3168</text:p>
              </table:table-cell>
              <table:table-cell office:value-type="float" office:value="0.570780745886967">
                <text:p>0.570780745886967</text:p>
              </table:table-cell>
              <table:table-cell office:value-type="float" office:value="0.821102514991105">
                <text:p>0.8211025149911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00">
                <text:p>3200</text:p>
              </table:table-cell>
              <table:table-cell office:value-type="float" office:value="0.575808191417845">
                <text:p>0.575808191417845</text:p>
              </table:table-cell>
              <table:table-cell office:value-type="float" office:value="0.817584813151584">
                <text:p>0.8175848131515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32">
                <text:p>3232</text:p>
              </table:table-cell>
              <table:table-cell office:value-type="float" office:value="0.580813958095765">
                <text:p>0.580813958095765</text:p>
              </table:table-cell>
              <table:table-cell office:value-type="float" office:value="0.814036329705948">
                <text:p>0.8140363297059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64">
                <text:p>3264</text:p>
              </table:table-cell>
              <table:table-cell office:value-type="float" office:value="0.585797857456439">
                <text:p>0.585797857456439</text:p>
              </table:table-cell>
              <table:table-cell office:value-type="float" office:value="0.810457198252595">
                <text:p>0.8104571982525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96">
                <text:p>3296</text:p>
              </table:table-cell>
              <table:table-cell office:value-type="float" office:value="0.590759701858874">
                <text:p>0.590759701858874</text:p>
              </table:table-cell>
              <table:table-cell office:value-type="float" office:value="0.806847553543799">
                <text:p>0.8068475535437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28">
                <text:p>3328</text:p>
              </table:table-cell>
              <table:table-cell office:value-type="float" office:value="0.595699304492433">
                <text:p>0.595699304492433</text:p>
              </table:table-cell>
              <table:table-cell office:value-type="float" office:value="0.803207531480645">
                <text:p>0.8032075314806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60">
                <text:p>3360</text:p>
              </table:table-cell>
              <table:table-cell office:value-type="float" office:value="0.600616479383869">
                <text:p>0.600616479383869</text:p>
              </table:table-cell>
              <table:table-cell office:value-type="float" office:value="0.799537269107905">
                <text:p>0.7995372691079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92">
                <text:p>3392</text:p>
              </table:table-cell>
              <table:table-cell office:value-type="float" office:value="0.605511041404326">
                <text:p>0.605511041404326</text:p>
              </table:table-cell>
              <table:table-cell office:value-type="float" office:value="0.795836904608884">
                <text:p>0.7958369046088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24">
                <text:p>3424</text:p>
              </table:table-cell>
              <table:table-cell office:value-type="float" office:value="0.610382806276309">
                <text:p>0.610382806276309</text:p>
              </table:table-cell>
              <table:table-cell office:value-type="float" office:value="0.792106577300212">
                <text:p>0.7921065773002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56">
                <text:p>3456</text:p>
              </table:table-cell>
              <table:table-cell office:value-type="float" office:value="0.615231590580627">
                <text:p>0.615231590580627</text:p>
              </table:table-cell>
              <table:table-cell office:value-type="float" office:value="0.788346427626606">
                <text:p>0.7883464276266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88">
                <text:p>3488</text:p>
              </table:table-cell>
              <table:table-cell office:value-type="float" office:value="0.620057211763289">
                <text:p>0.620057211763289</text:p>
              </table:table-cell>
              <table:table-cell office:value-type="float" office:value="0.784556597155575">
                <text:p>0.7845565971555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20">
                <text:p>3520</text:p>
              </table:table-cell>
              <table:table-cell office:value-type="float" office:value="0.624859488142386">
                <text:p>0.624859488142386</text:p>
              </table:table-cell>
              <table:table-cell office:value-type="float" office:value="0.780737228572094">
                <text:p>0.7807372285720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52">
                <text:p>3552</text:p>
              </table:table-cell>
              <table:table-cell office:value-type="float" office:value="0.629638238914927">
                <text:p>0.629638238914927</text:p>
              </table:table-cell>
              <table:table-cell office:value-type="float" office:value="0.776888465673232">
                <text:p>0.7768884656732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84">
                <text:p>3584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16">
                <text:p>3616</text:p>
              </table:table-cell>
              <table:table-cell office:value-type="float" office:value="0.639124444863776">
                <text:p>0.639124444863776</text:p>
              </table:table-cell>
              <table:table-cell office:value-type="float" office:value="0.76910333764558">
                <text:p>0.769103337645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48">
                <text:p>3648</text:p>
              </table:table-cell>
              <table:table-cell office:value-type="float" office:value="0.643831542889791">
                <text:p>0.643831542889791</text:p>
              </table:table-cell>
              <table:table-cell office:value-type="float" office:value="0.765167265622459">
                <text:p>0.7651672656224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80">
                <text:p>3680</text:p>
              </table:table-cell>
              <table:table-cell office:value-type="float" office:value="0.648514401022112">
                <text:p>0.648514401022112</text:p>
              </table:table-cell>
              <table:table-cell office:value-type="float" office:value="0.761202385484262">
                <text:p>0.7612023854842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12">
                <text:p>3712</text:p>
              </table:table-cell>
              <table:table-cell office:value-type="float" office:value="0.653172842953777">
                <text:p>0.653172842953777</text:p>
              </table:table-cell>
              <table:table-cell office:value-type="float" office:value="0.757208846506485">
                <text:p>0.7572088465064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44">
                <text:p>3744</text:p>
              </table:table-cell>
              <table:table-cell office:value-type="float" office:value="0.657806693297079">
                <text:p>0.657806693297079</text:p>
              </table:table-cell>
              <table:table-cell office:value-type="float" office:value="0.753186799043613">
                <text:p>0.7531867990436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76">
                <text:p>3776</text:p>
              </table:table-cell>
              <table:table-cell office:value-type="float" office:value="0.662415777590172">
                <text:p>0.662415777590172</text:p>
              </table:table-cell>
              <table:table-cell office:value-type="float" office:value="0.749136394523459">
                <text:p>0.7491363945234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08">
                <text:p>3808</text:p>
              </table:table-cell>
              <table:table-cell office:value-type="float" office:value="0.666999922303637">
                <text:p>0.666999922303637</text:p>
              </table:table-cell>
              <table:table-cell office:value-type="float" office:value="0.745057785441466">
                <text:p>0.7450577854414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40">
                <text:p>3840</text:p>
              </table:table-cell>
              <table:table-cell office:value-type="float" office:value="0.671558954847018">
                <text:p>0.671558954847018</text:p>
              </table:table-cell>
              <table:table-cell office:value-type="float" office:value="0.740951125354959">
                <text:p>0.7409511253549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72">
                <text:p>3872</text:p>
              </table:table-cell>
              <table:table-cell office:value-type="float" office:value="0.676092703575316">
                <text:p>0.676092703575316</text:p>
              </table:table-cell>
              <table:table-cell office:value-type="float" office:value="0.73681656887737">
                <text:p>0.736816568877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04">
                <text:p>3904</text:p>
              </table:table-cell>
              <table:table-cell office:value-type="float" office:value="0.680600997795453">
                <text:p>0.680600997795453</text:p>
              </table:table-cell>
              <table:table-cell office:value-type="float" office:value="0.732654271672413">
                <text:p>0.7326542716724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36">
                <text:p>3936</text:p>
              </table:table-cell>
              <table:table-cell office:value-type="float" office:value="0.6850836677727">
                <text:p>0.6850836677727</text:p>
              </table:table-cell>
              <table:table-cell office:value-type="float" office:value="0.728464390448225">
                <text:p>0.7284643904482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68">
                <text:p>3968</text:p>
              </table:table-cell>
              <table:table-cell office:value-type="float" office:value="0.689540544737067">
                <text:p>0.689540544737067</text:p>
              </table:table-cell>
              <table:table-cell office:value-type="float" office:value="0.724247082951467">
                <text:p>0.7242470829514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00">
                <text:p>4000</text:p>
              </table:table-cell>
              <table:table-cell office:value-type="float" office:value="0.693971460889654">
                <text:p>0.693971460889654</text:p>
              </table:table-cell>
              <table:table-cell office:value-type="float" office:value="0.720002507961382">
                <text:p>0.7200025079613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32">
                <text:p>4032</text:p>
              </table:table-cell>
              <table:table-cell office:value-type="float" office:value="0.698376249408973">
                <text:p>0.698376249408973</text:p>
              </table:table-cell>
              <table:table-cell office:value-type="float" office:value="0.715730825283819">
                <text:p>0.7157308252838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64">
                <text:p>4064</text:p>
              </table:table-cell>
              <table:table-cell office:value-type="float" office:value="0.702754744457225">
                <text:p>0.702754744457225</text:p>
              </table:table-cell>
              <table:table-cell office:value-type="float" office:value="0.711432195745216">
                <text:p>0.7114321957452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">
                <text:p>4096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28">
                <text:p>4128</text:p>
              </table:table-cell>
              <table:table-cell office:value-type="float" office:value="0.711432195745216">
                <text:p>0.711432195745216</text:p>
              </table:table-cell>
              <table:table-cell office:value-type="float" office:value="0.702754744457225">
                <text:p>0.7027547444572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160">
                <text:p>4160</text:p>
              </table:table-cell>
              <table:table-cell office:value-type="float" office:value="0.715730825283819">
                <text:p>0.715730825283819</text:p>
              </table:table-cell>
              <table:table-cell office:value-type="float" office:value="0.698376249408973">
                <text:p>0.6983762494089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92">
                <text:p>4192</text:p>
              </table:table-cell>
              <table:table-cell office:value-type="float" office:value="0.720002507961382">
                <text:p>0.720002507961382</text:p>
              </table:table-cell>
              <table:table-cell office:value-type="float" office:value="0.693971460889654">
                <text:p>0.6939714608896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24">
                <text:p>4224</text:p>
              </table:table-cell>
              <table:table-cell office:value-type="float" office:value="0.724247082951467">
                <text:p>0.724247082951467</text:p>
              </table:table-cell>
              <table:table-cell office:value-type="float" office:value="0.689540544737067">
                <text:p>0.6895405447370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56">
                <text:p>4256</text:p>
              </table:table-cell>
              <table:table-cell office:value-type="float" office:value="0.728464390448225">
                <text:p>0.728464390448225</text:p>
              </table:table-cell>
              <table:table-cell office:value-type="float" office:value="0.6850836677727">
                <text:p>0.68508366777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88">
                <text:p>4288</text:p>
              </table:table-cell>
              <table:table-cell office:value-type="float" office:value="0.732654271672413">
                <text:p>0.732654271672413</text:p>
              </table:table-cell>
              <table:table-cell office:value-type="float" office:value="0.680600997795453">
                <text:p>0.6806009977954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20">
                <text:p>4320</text:p>
              </table:table-cell>
              <table:table-cell office:value-type="float" office:value="0.73681656887737">
                <text:p>0.73681656887737</text:p>
              </table:table-cell>
              <table:table-cell office:value-type="float" office:value="0.676092703575316">
                <text:p>0.6760927035753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52">
                <text:p>4352</text:p>
              </table:table-cell>
              <table:table-cell office:value-type="float" office:value="0.740951125354959">
                <text:p>0.740951125354959</text:p>
              </table:table-cell>
              <table:table-cell office:value-type="float" office:value="0.671558954847018">
                <text:p>0.6715589548470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84">
                <text:p>4384</text:p>
              </table:table-cell>
              <table:table-cell office:value-type="float" office:value="0.745057785441466">
                <text:p>0.745057785441466</text:p>
              </table:table-cell>
              <table:table-cell office:value-type="float" office:value="0.666999922303637">
                <text:p>0.6669999223036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16">
                <text:p>4416</text:p>
              </table:table-cell>
              <table:table-cell office:value-type="float" office:value="0.749136394523459">
                <text:p>0.749136394523459</text:p>
              </table:table-cell>
              <table:table-cell office:value-type="float" office:value="0.662415777590172">
                <text:p>0.6624157775901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48">
                <text:p>4448</text:p>
              </table:table-cell>
              <table:table-cell office:value-type="float" office:value="0.753186799043612">
                <text:p>0.753186799043612</text:p>
              </table:table-cell>
              <table:table-cell office:value-type="float" office:value="0.657806693297079">
                <text:p>0.6578066932970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80">
                <text:p>4480</text:p>
              </table:table-cell>
              <table:table-cell office:value-type="float" office:value="0.757208846506484">
                <text:p>0.757208846506484</text:p>
              </table:table-cell>
              <table:table-cell office:value-type="float" office:value="0.653172842953777">
                <text:p>0.6531728429537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12">
                <text:p>4512</text:p>
              </table:table-cell>
              <table:table-cell office:value-type="float" office:value="0.761202385484262">
                <text:p>0.761202385484262</text:p>
              </table:table-cell>
              <table:table-cell office:value-type="float" office:value="0.648514401022113">
                <text:p>0.6485144010221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544">
                <text:p>4544</text:p>
              </table:table-cell>
              <table:table-cell office:value-type="float" office:value="0.765167265622459">
                <text:p>0.765167265622459</text:p>
              </table:table-cell>
              <table:table-cell office:value-type="float" office:value="0.643831542889792">
                <text:p>0.6438315428897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76">
                <text:p>4576</text:p>
              </table:table-cell>
              <table:table-cell office:value-type="float" office:value="0.76910333764558">
                <text:p>0.76910333764558</text:p>
              </table:table-cell>
              <table:table-cell office:value-type="float" office:value="0.639124444863776">
                <text:p>0.6391244448637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08">
                <text:p>4608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40">
                <text:p>4640</text:p>
              </table:table-cell>
              <table:table-cell office:value-type="float" office:value="0.776888465673232">
                <text:p>0.776888465673232</text:p>
              </table:table-cell>
              <table:table-cell office:value-type="float" office:value="0.629638238914927">
                <text:p>0.6296382389149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72">
                <text:p>4672</text:p>
              </table:table-cell>
              <table:table-cell office:value-type="float" office:value="0.780737228572094">
                <text:p>0.780737228572094</text:p>
              </table:table-cell>
              <table:table-cell office:value-type="float" office:value="0.624859488142386">
                <text:p>0.6248594881423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04">
                <text:p>4704</text:p>
              </table:table-cell>
              <table:table-cell office:value-type="float" office:value="0.784556597155575">
                <text:p>0.784556597155575</text:p>
              </table:table-cell>
              <table:table-cell office:value-type="float" office:value="0.620057211763289">
                <text:p>0.6200572117632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736">
                <text:p>4736</text:p>
              </table:table-cell>
              <table:table-cell office:value-type="float" office:value="0.788346427626606">
                <text:p>0.788346427626606</text:p>
              </table:table-cell>
              <table:table-cell office:value-type="float" office:value="0.615231590580627">
                <text:p>0.6152315905806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68">
                <text:p>4768</text:p>
              </table:table-cell>
              <table:table-cell office:value-type="float" office:value="0.792106577300212">
                <text:p>0.792106577300212</text:p>
              </table:table-cell>
              <table:table-cell office:value-type="float" office:value="0.610382806276309">
                <text:p>0.6103828062763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00">
                <text:p>4800</text:p>
              </table:table-cell>
              <table:table-cell office:value-type="float" office:value="0.795836904608883">
                <text:p>0.795836904608883</text:p>
              </table:table-cell>
              <table:table-cell office:value-type="float" office:value="0.605511041404326">
                <text:p>0.6055110414043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32">
                <text:p>4832</text:p>
              </table:table-cell>
              <table:table-cell office:value-type="float" office:value="0.799537269107905">
                <text:p>0.799537269107905</text:p>
              </table:table-cell>
              <table:table-cell office:value-type="float" office:value="0.600616479383869">
                <text:p>0.6006164793838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64">
                <text:p>4864</text:p>
              </table:table-cell>
              <table:table-cell office:value-type="float" office:value="0.803207531480645">
                <text:p>0.803207531480645</text:p>
              </table:table-cell>
              <table:table-cell office:value-type="float" office:value="0.595699304492433">
                <text:p>0.5956993044924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96">
                <text:p>4896</text:p>
              </table:table-cell>
              <table:table-cell office:value-type="float" office:value="0.806847553543799">
                <text:p>0.806847553543799</text:p>
              </table:table-cell>
              <table:table-cell office:value-type="float" office:value="0.590759701858874">
                <text:p>0.5907597018588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28">
                <text:p>4928</text:p>
              </table:table-cell>
              <table:table-cell office:value-type="float" office:value="0.810457198252595">
                <text:p>0.810457198252595</text:p>
              </table:table-cell>
              <table:table-cell office:value-type="float" office:value="0.585797857456439">
                <text:p>0.5857978574564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60">
                <text:p>4960</text:p>
              </table:table-cell>
              <table:table-cell office:value-type="float" office:value="0.814036329705948">
                <text:p>0.814036329705948</text:p>
              </table:table-cell>
              <table:table-cell office:value-type="float" office:value="0.580813958095765">
                <text:p>0.5808139580957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92">
                <text:p>4992</text:p>
              </table:table-cell>
              <table:table-cell office:value-type="float" office:value="0.817584813151584">
                <text:p>0.817584813151584</text:p>
              </table:table-cell>
              <table:table-cell office:value-type="float" office:value="0.575808191417845">
                <text:p>0.5758081914178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24">
                <text:p>5024</text:p>
              </table:table-cell>
              <table:table-cell office:value-type="float" office:value="0.821102514991105">
                <text:p>0.821102514991105</text:p>
              </table:table-cell>
              <table:table-cell office:value-type="float" office:value="0.570780745886967">
                <text:p>0.5707807458869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56">
                <text:p>5056</text:p>
              </table:table-cell>
              <table:table-cell office:value-type="float" office:value="0.824589302785025">
                <text:p>0.824589302785025</text:p>
              </table:table-cell>
              <table:table-cell office:value-type="float" office:value="0.565731810783613">
                <text:p>0.5657318107836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88">
                <text:p>5088</text:p>
              </table:table-cell>
              <table:table-cell office:value-type="float" office:value="0.828045045257756">
                <text:p>0.828045045257756</text:p>
              </table:table-cell>
              <table:table-cell office:value-type="float" office:value="0.560661576197336">
                <text:p>0.5606615761973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120">
                <text:p>5120</text:p>
              </table:table-cell>
              <table:table-cell office:value-type="float" office:value="0.831469612302545">
                <text:p>0.831469612302545</text:p>
              </table:table-cell>
              <table:table-cell office:value-type="float" office:value="0.555570233019602">
                <text:p>0.5555702330196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152">
                <text:p>5152</text:p>
              </table:table-cell>
              <table:table-cell office:value-type="float" office:value="0.83486287498638">
                <text:p>0.83486287498638</text:p>
              </table:table-cell>
              <table:table-cell office:value-type="float" office:value="0.550457972936605">
                <text:p>0.5504579729366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184">
                <text:p>5184</text:p>
              </table:table-cell>
              <table:table-cell office:value-type="float" office:value="0.838224705554838">
                <text:p>0.838224705554838</text:p>
              </table:table-cell>
              <table:table-cell office:value-type="float" office:value="0.545324988422046">
                <text:p>0.5453249884220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16">
                <text:p>5216</text:p>
              </table:table-cell>
              <table:table-cell office:value-type="float" office:value="0.841554977436898">
                <text:p>0.841554977436898</text:p>
              </table:table-cell>
              <table:table-cell office:value-type="float" office:value="0.540171472729893">
                <text:p>0.5401714727298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48">
                <text:p>5248</text:p>
              </table:table-cell>
              <table:table-cell office:value-type="float" office:value="0.844853565249707">
                <text:p>0.844853565249707</text:p>
              </table:table-cell>
              <table:table-cell office:value-type="float" office:value="0.534997619887097">
                <text:p>0.5349976198870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280">
                <text:p>5280</text:p>
              </table:table-cell>
              <table:table-cell office:value-type="float" office:value="0.848120344803297">
                <text:p>0.848120344803297</text:p>
              </table:table-cell>
              <table:table-cell office:value-type="float" office:value="0.529803624686295">
                <text:p>0.5298036246862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312">
                <text:p>5312</text:p>
              </table:table-cell>
              <table:table-cell office:value-type="float" office:value="0.851355193105265">
                <text:p>0.851355193105265</text:p>
              </table:table-cell>
              <table:table-cell office:value-type="float" office:value="0.524589682678469">
                <text:p>0.5245896826784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344">
                <text:p>5344</text:p>
              </table:table-cell>
              <table:table-cell office:value-type="float" office:value="0.854557988365401">
                <text:p>0.854557988365401</text:p>
              </table:table-cell>
              <table:table-cell office:value-type="float" office:value="0.51935599016559">
                <text:p>0.519355990165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376">
                <text:p>5376</text:p>
              </table:table-cell>
              <table:table-cell office:value-type="float" office:value="0.857728610000272">
                <text:p>0.857728610000272</text:p>
              </table:table-cell>
              <table:table-cell office:value-type="float" office:value="0.514102744193222">
                <text:p>0.5141027441932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408">
                <text:p>5408</text:p>
              </table:table-cell>
              <table:table-cell office:value-type="float" office:value="0.860866938637767">
                <text:p>0.860866938637767</text:p>
              </table:table-cell>
              <table:table-cell office:value-type="float" office:value="0.508830142543107">
                <text:p>0.5088301425431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440">
                <text:p>5440</text:p>
              </table:table-cell>
              <table:table-cell office:value-type="float" office:value="0.863972856121587">
                <text:p>0.863972856121587</text:p>
              </table:table-cell>
              <table:table-cell office:value-type="float" office:value="0.503538383725718">
                <text:p>0.5035383837257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472">
                <text:p>5472</text:p>
              </table:table-cell>
              <table:table-cell office:value-type="float" office:value="0.867046245515693">
                <text:p>0.867046245515693</text:p>
              </table:table-cell>
              <table:table-cell office:value-type="float" office:value="0.498227666972782">
                <text:p>0.4982276669727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504">
                <text:p>5504</text:p>
              </table:table-cell>
              <table:table-cell office:value-type="float" office:value="0.870086991108711">
                <text:p>0.870086991108711</text:p>
              </table:table-cell>
              <table:table-cell office:value-type="float" office:value="0.492898192229784">
                <text:p>0.4928981922297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536">
                <text:p>5536</text:p>
              </table:table-cell>
              <table:table-cell office:value-type="float" office:value="0.87309497841829">
                <text:p>0.87309497841829</text:p>
              </table:table-cell>
              <table:table-cell office:value-type="float" office:value="0.487550160148436">
                <text:p>0.4875501601484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568">
                <text:p>5568</text:p>
              </table:table-cell>
              <table:table-cell office:value-type="float" office:value="0.876070094195407">
                <text:p>0.876070094195407</text:p>
              </table:table-cell>
              <table:table-cell office:value-type="float" office:value="0.482183772079123">
                <text:p>0.4821837720791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600">
                <text:p>5600</text:p>
              </table:table-cell>
              <table:table-cell office:value-type="float" office:value="0.879012226428633">
                <text:p>0.879012226428633</text:p>
              </table:table-cell>
              <table:table-cell office:value-type="float" office:value="0.476799230063322">
                <text:p>0.4767992300633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632">
                <text:p>5632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664">
                <text:p>5664</text:p>
              </table:table-cell>
              <table:table-cell office:value-type="float" office:value="0.884797098430938">
                <text:p>0.884797098430938</text:p>
              </table:table-cell>
              <table:table-cell office:value-type="float" office:value="0.465976495767966">
                <text:p>0.4659764957679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696">
                <text:p>5696</text:p>
              </table:table-cell>
              <table:table-cell office:value-type="float" office:value="0.887639620402854">
                <text:p>0.887639620402854</text:p>
              </table:table-cell>
              <table:table-cell office:value-type="float" office:value="0.46053871095824">
                <text:p>0.460538710958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728">
                <text:p>5728</text:p>
              </table:table-cell>
              <table:table-cell office:value-type="float" office:value="0.890448723244758">
                <text:p>0.890448723244758</text:p>
              </table:table-cell>
              <table:table-cell office:value-type="float" office:value="0.455083587126344">
                <text:p>0.4550835871263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760">
                <text:p>5760</text:p>
              </table:table-cell>
              <table:table-cell office:value-type="float" office:value="0.893224301195515">
                <text:p>0.893224301195515</text:p>
              </table:table-cell>
              <table:table-cell office:value-type="float" office:value="0.449611329654607">
                <text:p>0.4496113296546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792">
                <text:p>5792</text:p>
              </table:table-cell>
              <table:table-cell office:value-type="float" office:value="0.895966249756185">
                <text:p>0.895966249756185</text:p>
              </table:table-cell>
              <table:table-cell office:value-type="float" office:value="0.444122144570429">
                <text:p>0.4441221445704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824">
                <text:p>5824</text:p>
              </table:table-cell>
              <table:table-cell office:value-type="float" office:value="0.898674465693954">
                <text:p>0.898674465693954</text:p>
              </table:table-cell>
              <table:table-cell office:value-type="float" office:value="0.438616238538528">
                <text:p>0.4386162385385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856">
                <text:p>5856</text:p>
              </table:table-cell>
              <table:table-cell office:value-type="float" office:value="0.901348847046022">
                <text:p>0.901348847046022</text:p>
              </table:table-cell>
              <table:table-cell office:value-type="float" office:value="0.433093818853152">
                <text:p>0.4330938188531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888">
                <text:p>5888</text:p>
              </table:table-cell>
              <table:table-cell office:value-type="float" office:value="0.903989293123443">
                <text:p>0.903989293123443</text:p>
              </table:table-cell>
              <table:table-cell office:value-type="float" office:value="0.427555093430282">
                <text:p>0.4275550934302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920">
                <text:p>5920</text:p>
              </table:table-cell>
              <table:table-cell office:value-type="float" office:value="0.906595704514915">
                <text:p>0.906595704514915</text:p>
              </table:table-cell>
              <table:table-cell office:value-type="float" office:value="0.4220002707998">
                <text:p>0.42200027079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952">
                <text:p>5952</text:p>
              </table:table-cell>
              <table:table-cell office:value-type="float" office:value="0.909167983090522">
                <text:p>0.909167983090522</text:p>
              </table:table-cell>
              <table:table-cell office:value-type="float" office:value="0.416429560097637">
                <text:p>0.4164295600976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984">
                <text:p>5984</text:p>
              </table:table-cell>
              <table:table-cell office:value-type="float" office:value="0.91170603200543">
                <text:p>0.91170603200543</text:p>
              </table:table-cell>
              <table:table-cell office:value-type="float" office:value="0.410843171057904">
                <text:p>0.4108431710579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016">
                <text:p>6016</text:p>
              </table:table-cell>
              <table:table-cell office:value-type="float" office:value="0.914209755703531">
                <text:p>0.914209755703531</text:p>
              </table:table-cell>
              <table:table-cell office:value-type="float" office:value="0.40524131400499">
                <text:p>0.405241314004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048">
                <text:p>6048</text:p>
              </table:table-cell>
              <table:table-cell office:value-type="float" office:value="0.916679059921043">
                <text:p>0.916679059921043</text:p>
              </table:table-cell>
              <table:table-cell office:value-type="float" office:value="0.399624199845647">
                <text:p>0.3996241998456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80">
                <text:p>6080</text:p>
              </table:table-cell>
              <table:table-cell office:value-type="float" office:value="0.919113851690058">
                <text:p>0.919113851690058</text:p>
              </table:table-cell>
              <table:table-cell office:value-type="float" office:value="0.393992040061048">
                <text:p>0.3939920400610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12">
                <text:p>6112</text:p>
              </table:table-cell>
              <table:table-cell office:value-type="float" office:value="0.921514039342042">
                <text:p>0.921514039342042</text:p>
              </table:table-cell>
              <table:table-cell office:value-type="float" office:value="0.388345046698826">
                <text:p>0.3883450466988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144">
                <text:p>6144</text:p>
              </table:table-cell>
              <table:table-cell office:value-type="float" office:value="0.923879532511287">
                <text:p>0.923879532511287</text:p>
              </table:table-cell>
              <table:table-cell office:value-type="float" office:value="0.38268343236509">
                <text:p>0.382683432365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76">
                <text:p>6176</text:p>
              </table:table-cell>
              <table:table-cell office:value-type="float" office:value="0.926210242138311">
                <text:p>0.926210242138311</text:p>
              </table:table-cell>
              <table:table-cell office:value-type="float" office:value="0.377007410216418">
                <text:p>0.3770074102164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08">
                <text:p>6208</text:p>
              </table:table-cell>
              <table:table-cell office:value-type="float" office:value="0.928506080473215">
                <text:p>0.928506080473215</text:p>
              </table:table-cell>
              <table:table-cell office:value-type="float" office:value="0.371317193951838">
                <text:p>0.3713171939518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40">
                <text:p>6240</text:p>
              </table:table-cell>
              <table:table-cell office:value-type="float" office:value="0.930766961078984">
                <text:p>0.930766961078984</text:p>
              </table:table-cell>
              <table:table-cell office:value-type="float" office:value="0.365612997804774">
                <text:p>0.3656129978047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72">
                <text:p>6272</text:p>
              </table:table-cell>
              <table:table-cell office:value-type="float" office:value="0.932992798834739">
                <text:p>0.932992798834739</text:p>
              </table:table-cell>
              <table:table-cell office:value-type="float" office:value="0.359895036534988">
                <text:p>0.3598950365349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304">
                <text:p>6304</text:p>
              </table:table-cell>
              <table:table-cell office:value-type="float" office:value="0.935183509938947">
                <text:p>0.935183509938947</text:p>
              </table:table-cell>
              <table:table-cell office:value-type="float" office:value="0.35416352542049">
                <text:p>0.354163525420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336">
                <text:p>6336</text:p>
              </table:table-cell>
              <table:table-cell office:value-type="float" office:value="0.937339011912575">
                <text:p>0.937339011912575</text:p>
              </table:table-cell>
              <table:table-cell office:value-type="float" office:value="0.348418680249434">
                <text:p>0.3484186802494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368">
                <text:p>6368</text:p>
              </table:table-cell>
              <table:table-cell office:value-type="float" office:value="0.93945922360219">
                <text:p>0.93945922360219</text:p>
              </table:table-cell>
              <table:table-cell office:value-type="float" office:value="0.342660717311994">
                <text:p>0.3426607173119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400">
                <text:p>6400</text:p>
              </table:table-cell>
              <table:table-cell office:value-type="float" office:value="0.941544065183021">
                <text:p>0.941544065183021</text:p>
              </table:table-cell>
              <table:table-cell office:value-type="float" office:value="0.33688985339222">
                <text:p>0.336889853392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432">
                <text:p>6432</text:p>
              </table:table-cell>
              <table:table-cell office:value-type="float" office:value="0.94359345816196">
                <text:p>0.94359345816196</text:p>
              </table:table-cell>
              <table:table-cell office:value-type="float" office:value="0.331106305759876">
                <text:p>0.3311063057598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464">
                <text:p>6464</text:p>
              </table:table-cell>
              <table:table-cell office:value-type="float" office:value="0.945607325380521">
                <text:p>0.945607325380521</text:p>
              </table:table-cell>
              <table:table-cell office:value-type="float" office:value="0.325310292162263">
                <text:p>0.3253102921622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496">
                <text:p>6496</text:p>
              </table:table-cell>
              <table:table-cell office:value-type="float" office:value="0.947585591017741">
                <text:p>0.947585591017741</text:p>
              </table:table-cell>
              <table:table-cell office:value-type="float" office:value="0.319502030816016">
                <text:p>0.3195020308160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528">
                <text:p>6528</text:p>
              </table:table-cell>
              <table:table-cell office:value-type="float" office:value="0.949528180593037">
                <text:p>0.949528180593037</text:p>
              </table:table-cell>
              <table:table-cell office:value-type="float" office:value="0.313681740398892">
                <text:p>0.3136817403988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560">
                <text:p>6560</text:p>
              </table:table-cell>
              <table:table-cell office:value-type="float" office:value="0.951435020969008">
                <text:p>0.951435020969008</text:p>
              </table:table-cell>
              <table:table-cell office:value-type="float" office:value="0.307849640041535">
                <text:p>0.3078496400415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592">
                <text:p>6592</text:p>
              </table:table-cell>
              <table:table-cell office:value-type="float" office:value="0.953306040354194">
                <text:p>0.953306040354194</text:p>
              </table:table-cell>
              <table:table-cell office:value-type="float" office:value="0.302005949319228">
                <text:p>0.3020059493192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624">
                <text:p>6624</text:p>
              </table:table-cell>
              <table:table-cell office:value-type="float" office:value="0.955141168305771">
                <text:p>0.955141168305771</text:p>
              </table:table-cell>
              <table:table-cell office:value-type="float" office:value="0.296150888243624">
                <text:p>0.2961508882436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656">
                <text:p>6656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290284677254462">
                <text:p>0.2902846772544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688">
                <text:p>6688</text:p>
              </table:table-cell>
              <table:table-cell office:value-type="float" office:value="0.958703474895871">
                <text:p>0.958703474895871</text:p>
              </table:table-cell>
              <table:table-cell office:value-type="float" office:value="0.284407537211272">
                <text:p>0.2844075372112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20">
                <text:p>6720</text:p>
              </table:table-cell>
              <table:table-cell office:value-type="float" office:value="0.960430519415566">
                <text:p>0.960430519415566</text:p>
              </table:table-cell>
              <table:table-cell office:value-type="float" office:value="0.278519689385053">
                <text:p>0.2785196893850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752">
                <text:p>6752</text:p>
              </table:table-cell>
              <table:table-cell office:value-type="float" office:value="0.962121404269042">
                <text:p>0.962121404269042</text:p>
              </table:table-cell>
              <table:table-cell office:value-type="float" office:value="0.272621355449949">
                <text:p>0.2726213554499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784">
                <text:p>6784</text:p>
              </table:table-cell>
              <table:table-cell office:value-type="float" office:value="0.96377606579544">
                <text:p>0.96377606579544</text:p>
              </table:table-cell>
              <table:table-cell office:value-type="float" office:value="0.266712757474898">
                <text:p>0.2667127574748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816">
                <text:p>6816</text:p>
              </table:table-cell>
              <table:table-cell office:value-type="float" office:value="0.965394441697689">
                <text:p>0.965394441697689</text:p>
              </table:table-cell>
              <table:table-cell office:value-type="float" office:value="0.260794117915276">
                <text:p>0.2607941179152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848">
                <text:p>6848</text:p>
              </table:table-cell>
              <table:table-cell office:value-type="float" office:value="0.966976471044852">
                <text:p>0.966976471044852</text:p>
              </table:table-cell>
              <table:table-cell office:value-type="float" office:value="0.254865659604515">
                <text:p>0.2548656596045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880">
                <text:p>6880</text:p>
              </table:table-cell>
              <table:table-cell office:value-type="float" office:value="0.968522094274417">
                <text:p>0.968522094274417</text:p>
              </table:table-cell>
              <table:table-cell office:value-type="float" office:value="0.24892760574572">
                <text:p>0.248927605745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912">
                <text:p>6912</text:p>
              </table:table-cell>
              <table:table-cell office:value-type="float" office:value="0.970031253194544">
                <text:p>0.970031253194544</text:p>
              </table:table-cell>
              <table:table-cell office:value-type="float" office:value="0.242980179903264">
                <text:p>0.2429801799032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944">
                <text:p>6944</text:p>
              </table:table-cell>
              <table:table-cell office:value-type="float" office:value="0.971503890986252">
                <text:p>0.971503890986252</text:p>
              </table:table-cell>
              <table:table-cell office:value-type="float" office:value="0.237023605994367">
                <text:p>0.2370236059943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976">
                <text:p>6976</text:p>
              </table:table-cell>
              <table:table-cell office:value-type="float" office:value="0.97293995220556">
                <text:p>0.97293995220556</text:p>
              </table:table-cell>
              <table:table-cell office:value-type="float" office:value="0.231058108280671">
                <text:p>0.2310581082806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08">
                <text:p>7008</text:p>
              </table:table-cell>
              <table:table-cell office:value-type="float" office:value="0.974339382785576">
                <text:p>0.974339382785576</text:p>
              </table:table-cell>
              <table:table-cell office:value-type="float" office:value="0.225083911359793">
                <text:p>0.2250839113597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40">
                <text:p>7040</text:p>
              </table:table-cell>
              <table:table-cell office:value-type="float" office:value="0.975702130038528">
                <text:p>0.975702130038528</text:p>
              </table:table-cell>
              <table:table-cell office:value-type="float" office:value="0.21910124015687">
                <text:p>0.2191012401568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72">
                <text:p>7072</text:p>
              </table:table-cell>
              <table:table-cell office:value-type="float" office:value="0.977028142657754">
                <text:p>0.977028142657754</text:p>
              </table:table-cell>
              <table:table-cell office:value-type="float" office:value="0.213110319916091">
                <text:p>0.2131103199160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104">
                <text:p>7104</text:p>
              </table:table-cell>
              <table:table-cell office:value-type="float" office:value="0.978317370719628">
                <text:p>0.978317370719628</text:p>
              </table:table-cell>
              <table:table-cell office:value-type="float" office:value="0.207111376192219">
                <text:p>0.2071113761922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136">
                <text:p>7136</text:p>
              </table:table-cell>
              <table:table-cell office:value-type="float" office:value="0.97956976568544">
                <text:p>0.97956976568544</text:p>
              </table:table-cell>
              <table:table-cell office:value-type="float" office:value="0.201104634842092">
                <text:p>0.2011046348420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168">
                <text:p>7168</text:p>
              </table:table-cell>
              <table:table-cell office:value-type="float" office:value="0.98078528040323">
                <text:p>0.98078528040323</text:p>
              </table:table-cell>
              <table:table-cell office:value-type="float" office:value="0.195090322016128">
                <text:p>0.1950903220161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200">
                <text:p>7200</text:p>
              </table:table-cell>
              <table:table-cell office:value-type="float" office:value="0.981963869109555">
                <text:p>0.981963869109555</text:p>
              </table:table-cell>
              <table:table-cell office:value-type="float" office:value="0.189068664149806">
                <text:p>0.1890686641498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32">
                <text:p>7232</text:p>
              </table:table-cell>
              <table:table-cell office:value-type="float" office:value="0.983105487431216">
                <text:p>0.983105487431216</text:p>
              </table:table-cell>
              <table:table-cell office:value-type="float" office:value="0.183039887955141">
                <text:p>0.1830398879551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264">
                <text:p>7264</text:p>
              </table:table-cell>
              <table:table-cell office:value-type="float" office:value="0.984210092386929">
                <text:p>0.984210092386929</text:p>
              </table:table-cell>
              <table:table-cell office:value-type="float" office:value="0.177004220412149">
                <text:p>0.1770042204121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296">
                <text:p>7296</text:p>
              </table:table-cell>
              <table:table-cell office:value-type="float" office:value="0.985277642388941">
                <text:p>0.985277642388941</text:p>
              </table:table-cell>
              <table:table-cell office:value-type="float" office:value="0.170961888760301">
                <text:p>0.1709618887603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328">
                <text:p>7328</text:p>
              </table:table-cell>
              <table:table-cell office:value-type="float" office:value="0.986308097244599">
                <text:p>0.986308097244599</text:p>
              </table:table-cell>
              <table:table-cell office:value-type="float" office:value="0.16491312048997">
                <text:p>0.164913120489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360">
                <text:p>7360</text:p>
              </table:table-cell>
              <table:table-cell office:value-type="float" office:value="0.987301418157858">
                <text:p>0.987301418157858</text:p>
              </table:table-cell>
              <table:table-cell office:value-type="float" office:value="0.158858143333861">
                <text:p>0.1588581433338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392">
                <text:p>7392</text:p>
              </table:table-cell>
              <table:table-cell office:value-type="float" office:value="0.988257567730749">
                <text:p>0.988257567730749</text:p>
              </table:table-cell>
              <table:table-cell office:value-type="float" office:value="0.152797185258443">
                <text:p>0.1527971852584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424">
                <text:p>7424</text:p>
              </table:table-cell>
              <table:table-cell office:value-type="float" office:value="0.989176509964781">
                <text:p>0.989176509964781</text:p>
              </table:table-cell>
              <table:table-cell office:value-type="float" office:value="0.146730474455362">
                <text:p>0.1467304744553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56">
                <text:p>7456</text:p>
              </table:table-cell>
              <table:table-cell office:value-type="float" office:value="0.990058210262297">
                <text:p>0.990058210262297</text:p>
              </table:table-cell>
              <table:table-cell office:value-type="float" office:value="0.140658239332849">
                <text:p>0.1406582393328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488">
                <text:p>7488</text:p>
              </table:table-cell>
              <table:table-cell office:value-type="float" office:value="0.99090263542778">
                <text:p>0.99090263542778</text:p>
              </table:table-cell>
              <table:table-cell office:value-type="float" office:value="0.134580708507126">
                <text:p>0.1345807085071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520">
                <text:p>7520</text:p>
              </table:table-cell>
              <table:table-cell office:value-type="float" office:value="0.991709753669099">
                <text:p>0.991709753669099</text:p>
              </table:table-cell>
              <table:table-cell office:value-type="float" office:value="0.128498110793793">
                <text:p>0.1284981107937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552">
                <text:p>7552</text:p>
              </table:table-cell>
              <table:table-cell office:value-type="float" office:value="0.99247953459871">
                <text:p>0.99247953459871</text:p>
              </table:table-cell>
              <table:table-cell office:value-type="float" office:value="0.122410675199216">
                <text:p>0.1224106751992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584">
                <text:p>7584</text:p>
              </table:table-cell>
              <table:table-cell office:value-type="float" office:value="0.993211949234794">
                <text:p>0.993211949234794</text:p>
              </table:table-cell>
              <table:table-cell office:value-type="float" office:value="0.116318630911905">
                <text:p>0.1163186309119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616">
                <text:p>7616</text:p>
              </table:table-cell>
              <table:table-cell office:value-type="float" office:value="0.993906970002356">
                <text:p>0.993906970002356</text:p>
              </table:table-cell>
              <table:table-cell office:value-type="float" office:value="0.110222207293883">
                <text:p>0.1102222072938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648">
                <text:p>7648</text:p>
              </table:table-cell>
              <table:table-cell office:value-type="float" office:value="0.994564570734255">
                <text:p>0.994564570734255</text:p>
              </table:table-cell>
              <table:table-cell office:value-type="float" office:value="0.104121633872055">
                <text:p>0.1041216338720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680">
                <text:p>7680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0980171403295608">
                <text:p>0.09801714032956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712">
                <text:p>7712</text:p>
              </table:table-cell>
              <table:table-cell office:value-type="float" office:value="0.99576741446766">
                <text:p>0.99576741446766</text:p>
              </table:table-cell>
              <table:table-cell office:value-type="float" office:value="0.0919089564971327">
                <text:p>0.09190895649713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744">
                <text:p>7744</text:p>
              </table:table-cell>
              <table:table-cell office:value-type="float" office:value="0.996312612182778">
                <text:p>0.996312612182778</text:p>
              </table:table-cell>
              <table:table-cell office:value-type="float" office:value="0.0857973123444399">
                <text:p>0.08579731234443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776">
                <text:p>7776</text:p>
              </table:table-cell>
              <table:table-cell office:value-type="float" office:value="0.996820299291166">
                <text:p>0.996820299291166</text:p>
              </table:table-cell>
              <table:table-cell office:value-type="float" office:value="0.0796824379714301">
                <text:p>0.07968243797143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808">
                <text:p>7808</text:p>
              </table:table-cell>
              <table:table-cell office:value-type="float" office:value="0.99729045667869">
                <text:p>0.99729045667869</text:p>
              </table:table-cell>
              <table:table-cell office:value-type="float" office:value="0.0735645635996675">
                <text:p>0.07356456359966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840">
                <text:p>7840</text:p>
              </table:table-cell>
              <table:table-cell office:value-type="float" office:value="0.997723066644192">
                <text:p>0.997723066644192</text:p>
              </table:table-cell>
              <table:table-cell office:value-type="float" office:value="0.0674439195636641">
                <text:p>0.06744391956366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872">
                <text:p>7872</text:p>
              </table:table-cell>
              <table:table-cell office:value-type="float" office:value="0.998118112900149">
                <text:p>0.998118112900149</text:p>
              </table:table-cell>
              <table:table-cell office:value-type="float" office:value="0.0613207363022087">
                <text:p>0.06132073630220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04">
                <text:p>7904</text:p>
              </table:table-cell>
              <table:table-cell office:value-type="float" office:value="0.998475580573295">
                <text:p>0.998475580573295</text:p>
              </table:table-cell>
              <table:table-cell office:value-type="float" office:value="0.05519524434969">
                <text:p>0.055195244349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36">
                <text:p>7936</text:p>
              </table:table-cell>
              <table:table-cell office:value-type="float" office:value="0.998795456205172">
                <text:p>0.998795456205172</text:p>
              </table:table-cell>
              <table:table-cell office:value-type="float" office:value="0.0490676743274181">
                <text:p>0.04906767432741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968">
                <text:p>7968</text:p>
              </table:table-cell>
              <table:table-cell office:value-type="float" office:value="0.999077727752645">
                <text:p>0.999077727752645</text:p>
              </table:table-cell>
              <table:table-cell office:value-type="float" office:value="0.042938256934941">
                <text:p>0.0429382569349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00">
                <text:p>8000</text:p>
              </table:table-cell>
              <table:table-cell office:value-type="float" office:value="0.99932238458835">
                <text:p>0.99932238458835</text:p>
              </table:table-cell>
              <table:table-cell office:value-type="float" office:value="0.036807222941359">
                <text:p>0.0368072229413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32">
                <text:p>8032</text:p>
              </table:table-cell>
              <table:table-cell office:value-type="float" office:value="0.999529417501093">
                <text:p>0.999529417501093</text:p>
              </table:table-cell>
              <table:table-cell office:value-type="float" office:value="0.0306748031766366">
                <text:p>0.030674803176636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064">
                <text:p>8064</text:p>
              </table:table-cell>
              <table:table-cell office:value-type="float" office:value="0.999698818696204">
                <text:p>0.999698818696204</text:p>
              </table:table-cell>
              <table:table-cell office:value-type="float" office:value="0.0245412285229123">
                <text:p>0.02454122852291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096">
                <text:p>8096</text:p>
              </table:table-cell>
              <table:table-cell office:value-type="float" office:value="0.999830581795823">
                <text:p>0.999830581795823</text:p>
              </table:table-cell>
              <table:table-cell office:value-type="float" office:value="0.0184067299058048">
                <text:p>0.01840672990580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128">
                <text:p>8128</text:p>
              </table:table-cell>
              <table:table-cell office:value-type="float" office:value="0.999924701839145">
                <text:p>0.999924701839145</text:p>
              </table:table-cell>
              <table:table-cell office:value-type="float" office:value="0.0122715382857199">
                <text:p>0.01227153828571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160">
                <text:p>8160</text:p>
              </table:table-cell>
              <table:table-cell office:value-type="float" office:value="0.999981175282601">
                <text:p>0.999981175282601</text:p>
              </table:table-cell>
              <table:table-cell office:value-type="float" office:value="0.00613588464915452">
                <text:p>0.006135884649154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192">
                <text:p>8192</text:p>
              </table:table-cell>
              <table:table-cell office:value-type="float" office:value="1">
                <text:p>1</text:p>
              </table:table-cell>
              <table:table-cell office:value-type="float" office:value="6.12323399573677E-017">
                <text:p>6.12323399573677E-0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7cm" svg:y="3.926cm" style:legend-expansion="high" chart:style-name="ch2"/>
        <chart:plot-area chart:style-name="ch3" table:cell-range-address="expoNoteAccel.A1:expoNoteAccel.C182" chart:data-source-has-labels="row" svg:x="0.77cm" svg:y="0.855cm" svg:width="12.247cm" svg:height="7.545cm">
          <chartooo:coordinate-region svg:x="1.101cm" svg:y="1.067cm" svg:width="11.636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poNoteAccel.B2:expoNoteAccel.B182" chart:label-cell-address="expoNoteAccel.B1:expoNoteAccel.B1" chart:class="chart:scatter">
            <chart:domain table:cell-range-address="expoNoteAccel.A2:expoNoteAccel.A182"/>
            <chart:data-point chart:repeated="181"/>
          </chart:series>
          <chart:series chart:style-name="ch7" chart:values-cell-range-address="expoNoteAccel.C2:expoNoteAccel.C182" chart:label-cell-address="expoNoteAccel.C1:expoNoteAccel.C1" chart:class="chart:scatter">
            <chart:data-point chart:repeated="1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facteur</text:p>
                <draw:g>
                  <svg:desc>expoNoteAccel.B1:expoNoteAccel.B1</svg:desc>
                </draw:g>
              </table:table-cell>
              <table:table-cell office:value-type="string">
                <text:p/>
                <draw:g>
                  <svg:desc>expoNoteAccel.C1:expoNoteAccel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0">
                <text:p>-90</text:p>
                <draw:g>
                  <svg:desc>expoNoteAccel.A2:expoNoteAccel.A182</svg:desc>
                </draw:g>
              </table:table-cell>
              <table:table-cell office:value-type="float" office:value="0.25">
                <text:p>0.25</text:p>
                <draw:g>
                  <svg:desc>expoNoteAccel.B2:expoNoteAccel.B182</svg:desc>
                </draw:g>
              </table:table-cell>
              <table:table-cell office:value-type="float" office:value="NaN">
                <text:p>NaN</text:p>
                <draw:g>
                  <svg:desc>expoNoteAccel.C2:expoNoteAccel.C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9">
                <text:p>-89</text:p>
              </table:table-cell>
              <table:table-cell office:value-type="float" office:value="0.245972222222222">
                <text:p>0.24597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8">
                <text:p>-88</text:p>
              </table:table-cell>
              <table:table-cell office:value-type="float" office:value="0.242222222222222">
                <text:p>0.242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7">
                <text:p>-87</text:p>
              </table:table-cell>
              <table:table-cell office:value-type="float" office:value="0.23875">
                <text:p>0.2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6">
                <text:p>-86</text:p>
              </table:table-cell>
              <table:table-cell office:value-type="float" office:value="0.235555555555556">
                <text:p>0.23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5">
                <text:p>-85</text:p>
              </table:table-cell>
              <table:table-cell office:value-type="float" office:value="0.232638888888889">
                <text:p>0.23263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4">
                <text:p>-84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3">
                <text:p>-83</text:p>
              </table:table-cell>
              <table:table-cell office:value-type="float" office:value="0.227638888888889">
                <text:p>0.22763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2">
                <text:p>-82</text:p>
              </table:table-cell>
              <table:table-cell office:value-type="float" office:value="0.225555555555556">
                <text:p>0.22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1">
                <text:p>-81</text:p>
              </table:table-cell>
              <table:table-cell office:value-type="float" office:value="0.22375">
                <text:p>0.2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0">
                <text:p>-80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9">
                <text:p>-79</text:p>
              </table:table-cell>
              <table:table-cell office:value-type="float" office:value="0.220972222222222">
                <text:p>0.22097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8">
                <text:p>-78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7">
                <text:p>-77</text:p>
              </table:table-cell>
              <table:table-cell office:value-type="float" office:value="0.219305555555555">
                <text:p>0.219305555555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6">
                <text:p>-76</text:p>
              </table:table-cell>
              <table:table-cell office:value-type="float" office:value="0.218888888888889">
                <text:p>0.21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5">
                <text:p>-75</text:p>
              </table:table-cell>
              <table:table-cell office:value-type="float" office:value="0.21875">
                <text:p>0.2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4">
                <text:p>-74</text:p>
              </table:table-cell>
              <table:table-cell office:value-type="float" office:value="0.218888888888889">
                <text:p>0.21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3">
                <text:p>-73</text:p>
              </table:table-cell>
              <table:table-cell office:value-type="float" office:value="0.219305555555556">
                <text:p>0.21930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2">
                <text:p>-72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1">
                <text:p>-71</text:p>
              </table:table-cell>
              <table:table-cell office:value-type="float" office:value="0.220972222222222">
                <text:p>0.22097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0">
                <text:p>-70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9">
                <text:p>-69</text:p>
              </table:table-cell>
              <table:table-cell office:value-type="float" office:value="0.22375">
                <text:p>0.2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8">
                <text:p>-68</text:p>
              </table:table-cell>
              <table:table-cell office:value-type="float" office:value="0.225555555555555">
                <text:p>0.225555555555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7">
                <text:p>-67</text:p>
              </table:table-cell>
              <table:table-cell office:value-type="float" office:value="0.227638888888889">
                <text:p>0.22763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6">
                <text:p>-66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5">
                <text:p>-65</text:p>
              </table:table-cell>
              <table:table-cell office:value-type="float" office:value="0.232638888888889">
                <text:p>0.23263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4">
                <text:p>-64</text:p>
              </table:table-cell>
              <table:table-cell office:value-type="float" office:value="0.235555555555556">
                <text:p>0.23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3">
                <text:p>-63</text:p>
              </table:table-cell>
              <table:table-cell office:value-type="float" office:value="0.23875">
                <text:p>0.2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2">
                <text:p>-62</text:p>
              </table:table-cell>
              <table:table-cell office:value-type="float" office:value="0.242222222222222">
                <text:p>0.242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1">
                <text:p>-61</text:p>
              </table:table-cell>
              <table:table-cell office:value-type="float" office:value="0.245972222222222">
                <text:p>0.24597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0">
                <text:p>-60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9">
                <text:p>-59</text:p>
              </table:table-cell>
              <table:table-cell office:value-type="float" office:value="0.254305555555556">
                <text:p>0.25430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8">
                <text:p>-58</text:p>
              </table:table-cell>
              <table:table-cell office:value-type="float" office:value="0.258888888888889">
                <text:p>0.25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7">
                <text:p>-57</text:p>
              </table:table-cell>
              <table:table-cell office:value-type="float" office:value="0.26375">
                <text:p>0.26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6">
                <text:p>-56</text:p>
              </table:table-cell>
              <table:table-cell office:value-type="float" office:value="0.268888888888889">
                <text:p>0.26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5">
                <text:p>-55</text:p>
              </table:table-cell>
              <table:table-cell office:value-type="float" office:value="0.274305555555556">
                <text:p>0.27430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4">
                <text:p>-54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3">
                <text:p>-53</text:p>
              </table:table-cell>
              <table:table-cell office:value-type="float" office:value="0.285972222222222">
                <text:p>0.28597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2">
                <text:p>-52</text:p>
              </table:table-cell>
              <table:table-cell office:value-type="float" office:value="0.292222222222222">
                <text:p>0.292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1">
                <text:p>-51</text:p>
              </table:table-cell>
              <table:table-cell office:value-type="float" office:value="0.29875">
                <text:p>0.29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0">
                <text:p>-50</text:p>
              </table:table-cell>
              <table:table-cell office:value-type="float" office:value="0.305555555555555">
                <text:p>0.305555555555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9">
                <text:p>-49</text:p>
              </table:table-cell>
              <table:table-cell office:value-type="float" office:value="0.312638888888889">
                <text:p>0.31263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8">
                <text:p>-48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7">
                <text:p>-47</text:p>
              </table:table-cell>
              <table:table-cell office:value-type="float" office:value="0.327638888888889">
                <text:p>0.32763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6">
                <text:p>-46</text:p>
              </table:table-cell>
              <table:table-cell office:value-type="float" office:value="0.335555555555555">
                <text:p>0.335555555555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5">
                <text:p>-45</text:p>
              </table:table-cell>
              <table:table-cell office:value-type="float" office:value="0.34375">
                <text:p>0.3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4">
                <text:p>-44</text:p>
              </table:table-cell>
              <table:table-cell office:value-type="float" office:value="0.352222222222222">
                <text:p>0.352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3">
                <text:p>-43</text:p>
              </table:table-cell>
              <table:table-cell office:value-type="float" office:value="0.360972222222222">
                <text:p>0.36097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2">
                <text:p>-4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1">
                <text:p>-41</text:p>
              </table:table-cell>
              <table:table-cell office:value-type="float" office:value="0.379305555555556">
                <text:p>0.37930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0">
                <text:p>-40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9">
                <text:p>-39</text:p>
              </table:table-cell>
              <table:table-cell office:value-type="float" office:value="0.39875">
                <text:p>0.39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8">
                <text:p>-38</text:p>
              </table:table-cell>
              <table:table-cell office:value-type="float" office:value="0.408888888888889">
                <text:p>0.40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7">
                <text:p>-37</text:p>
              </table:table-cell>
              <table:table-cell office:value-type="float" office:value="0.419305555555555">
                <text:p>0.419305555555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6">
                <text:p>-36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5">
                <text:p>-35</text:p>
              </table:table-cell>
              <table:table-cell office:value-type="float" office:value="0.440972222222222">
                <text:p>0.44097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4">
                <text:p>-34</text:p>
              </table:table-cell>
              <table:table-cell office:value-type="float" office:value="0.452222222222222">
                <text:p>0.452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3">
                <text:p>-33</text:p>
              </table:table-cell>
              <table:table-cell office:value-type="float" office:value="0.46375">
                <text:p>0.46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2">
                <text:p>-32</text:p>
              </table:table-cell>
              <table:table-cell office:value-type="float" office:value="0.475555555555556">
                <text:p>0.47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1">
                <text:p>-31</text:p>
              </table:table-cell>
              <table:table-cell office:value-type="float" office:value="0.487638888888889">
                <text:p>0.48763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0">
                <text:p>-3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9">
                <text:p>-29</text:p>
              </table:table-cell>
              <table:table-cell office:value-type="float" office:value="0.512638888888889">
                <text:p>0.51263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8">
                <text:p>-28</text:p>
              </table:table-cell>
              <table:table-cell office:value-type="float" office:value="0.525555555555556">
                <text:p>0.52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7">
                <text:p>-27</text:p>
              </table:table-cell>
              <table:table-cell office:value-type="float" office:value="0.53875">
                <text:p>0.5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6">
                <text:p>-26</text:p>
              </table:table-cell>
              <table:table-cell office:value-type="float" office:value="0.552222222222222">
                <text:p>0.552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5">
                <text:p>-25</text:p>
              </table:table-cell>
              <table:table-cell office:value-type="float" office:value="0.565972222222222">
                <text:p>0.56597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4">
                <text:p>-24</text:p>
              </table:table-cell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3">
                <text:p>-23</text:p>
              </table:table-cell>
              <table:table-cell office:value-type="float" office:value="0.594305555555555">
                <text:p>0.594305555555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2">
                <text:p>-22</text:p>
              </table:table-cell>
              <table:table-cell office:value-type="float" office:value="0.608888888888889">
                <text:p>0.60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1">
                <text:p>-21</text:p>
              </table:table-cell>
              <table:table-cell office:value-type="float" office:value="0.62375">
                <text:p>0.6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0">
                <text:p>-20</text:p>
              </table:table-cell>
              <table:table-cell office:value-type="float" office:value="0.638888888888889">
                <text:p>0.63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9">
                <text:p>-19</text:p>
              </table:table-cell>
              <table:table-cell office:value-type="float" office:value="0.654305555555556">
                <text:p>0.65430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8">
                <text:p>-18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7">
                <text:p>-17</text:p>
              </table:table-cell>
              <table:table-cell office:value-type="float" office:value="0.685972222222222">
                <text:p>0.68597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6">
                <text:p>-16</text:p>
              </table:table-cell>
              <table:table-cell office:value-type="float" office:value="0.702222222222222">
                <text:p>0.702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5">
                <text:p>-15</text:p>
              </table:table-cell>
              <table:table-cell office:value-type="float" office:value="0.71875">
                <text:p>0.7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4">
                <text:p>-14</text:p>
              </table:table-cell>
              <table:table-cell office:value-type="float" office:value="0.735555555555556">
                <text:p>0.73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3">
                <text:p>-13</text:p>
              </table:table-cell>
              <table:table-cell office:value-type="float" office:value="0.752638888888889">
                <text:p>0.75263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2">
                <text:p>-12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1">
                <text:p>-11</text:p>
              </table:table-cell>
              <table:table-cell office:value-type="float" office:value="0.787638888888889">
                <text:p>0.78763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0">
                <text:p>-10</text:p>
              </table:table-cell>
              <table:table-cell office:value-type="float" office:value="0.805555555555556">
                <text:p>0.80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">
                <text:p>-9</text:p>
              </table:table-cell>
              <table:table-cell office:value-type="float" office:value="0.82375">
                <text:p>0.8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8">
                <text:p>-8</text:p>
              </table:table-cell>
              <table:table-cell office:value-type="float" office:value="0.842222222222222">
                <text:p>0.842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">
                <text:p>-7</text:p>
              </table:table-cell>
              <table:table-cell office:value-type="float" office:value="0.860972222222222">
                <text:p>0.86097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">
                <text:p>-6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">
                <text:p>-5</text:p>
              </table:table-cell>
              <table:table-cell office:value-type="float" office:value="0.899305555555556">
                <text:p>0.89930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">
                <text:p>-4</text:p>
              </table:table-cell>
              <table:table-cell office:value-type="float" office:value="0.918888888888889">
                <text:p>0.91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">
                <text:p>-3</text:p>
              </table:table-cell>
              <table:table-cell office:value-type="float" office:value="0.93875">
                <text:p>0.9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">
                <text:p>-2</text:p>
              </table:table-cell>
              <table:table-cell office:value-type="float" office:value="0.958888888888889">
                <text:p>0.95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">
                <text:p>-1</text:p>
              </table:table-cell>
              <table:table-cell office:value-type="float" office:value="0.979305555555555">
                <text:p>0.979305555555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1.02097222222222">
                <text:p>1.02097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1.04222222222222">
                <text:p>1.04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">
                <text:p>3</text:p>
              </table:table-cell>
              <table:table-cell office:value-type="float" office:value="1.06375">
                <text:p>1.06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">
                <text:p>4</text:p>
              </table:table-cell>
              <table:table-cell office:value-type="float" office:value="1.08555555555556">
                <text:p>1.08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  <table:table-cell office:value-type="float" office:value="1.10763888888889">
                <text:p>1.10763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  <table:table-cell office:value-type="float" office:value="1.13">
                <text:p>1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">
                <text:p>7</text:p>
              </table:table-cell>
              <table:table-cell office:value-type="float" office:value="1.15263888888889">
                <text:p>1.15263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1.17555555555556">
                <text:p>1.17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1.19875">
                <text:p>1.19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">
                <text:p>11</text:p>
              </table:table-cell>
              <table:table-cell office:value-type="float" office:value="1.24597222222222">
                <text:p>1.24597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">
                <text:p>12</text:p>
              </table:table-cell>
              <table:table-cell office:value-type="float" office:value="1.27">
                <text:p>1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">
                <text:p>13</text:p>
              </table:table-cell>
              <table:table-cell office:value-type="float" office:value="1.29430555555556">
                <text:p>1.29430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">
                <text:p>14</text:p>
              </table:table-cell>
              <table:table-cell office:value-type="float" office:value="1.31888888888889">
                <text:p>1.31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">
                <text:p>15</text:p>
              </table:table-cell>
              <table:table-cell office:value-type="float" office:value="1.34375">
                <text:p>1.3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">
                <text:p>16</text:p>
              </table:table-cell>
              <table:table-cell office:value-type="float" office:value="1.36888888888889">
                <text:p>1.36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">
                <text:p>17</text:p>
              </table:table-cell>
              <table:table-cell office:value-type="float" office:value="1.39430555555556">
                <text:p>1.39430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">
                <text:p>18</text:p>
              </table:table-cell>
              <table:table-cell office:value-type="float" office:value="1.42">
                <text:p>1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">
                <text:p>19</text:p>
              </table:table-cell>
              <table:table-cell office:value-type="float" office:value="1.44597222222222">
                <text:p>1.44597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">
                <text:p>20</text:p>
              </table:table-cell>
              <table:table-cell office:value-type="float" office:value="1.47222222222222">
                <text:p>1.47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">
                <text:p>21</text:p>
              </table:table-cell>
              <table:table-cell office:value-type="float" office:value="1.49875">
                <text:p>1.49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">
                <text:p>22</text:p>
              </table:table-cell>
              <table:table-cell office:value-type="float" office:value="1.52555555555556">
                <text:p>1.52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">
                <text:p>23</text:p>
              </table:table-cell>
              <table:table-cell office:value-type="float" office:value="1.55263888888889">
                <text:p>1.55263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">
                <text:p>24</text:p>
              </table:table-cell>
              <table:table-cell office:value-type="float" office:value="1.58">
                <text:p>1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">
                <text:p>25</text:p>
              </table:table-cell>
              <table:table-cell office:value-type="float" office:value="1.60763888888889">
                <text:p>1.60763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">
                <text:p>26</text:p>
              </table:table-cell>
              <table:table-cell office:value-type="float" office:value="1.63555555555556">
                <text:p>1.63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.66375">
                <text:p>1.66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">
                <text:p>28</text:p>
              </table:table-cell>
              <table:table-cell office:value-type="float" office:value="1.69222222222222">
                <text:p>1.69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">
                <text:p>29</text:p>
              </table:table-cell>
              <table:table-cell office:value-type="float" office:value="1.72097222222222">
                <text:p>1.72097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">
                <text:p>30</text:p>
              </table:table-cell>
              <table:table-cell office:value-type="float" office:value="1.75">
                <text:p>1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">
                <text:p>31</text:p>
              </table:table-cell>
              <table:table-cell office:value-type="float" office:value="1.77930555555556">
                <text:p>1.77930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">
                <text:p>32</text:p>
              </table:table-cell>
              <table:table-cell office:value-type="float" office:value="1.80888888888889">
                <text:p>1.80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">
                <text:p>33</text:p>
              </table:table-cell>
              <table:table-cell office:value-type="float" office:value="1.83875">
                <text:p>1.8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">
                <text:p>34</text:p>
              </table:table-cell>
              <table:table-cell office:value-type="float" office:value="1.86888888888889">
                <text:p>1.86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">
                <text:p>35</text:p>
              </table:table-cell>
              <table:table-cell office:value-type="float" office:value="1.89930555555556">
                <text:p>1.89930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">
                <text:p>36</text:p>
              </table:table-cell>
              <table:table-cell office:value-type="float" office:value="1.93">
                <text:p>1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">
                <text:p>37</text:p>
              </table:table-cell>
              <table:table-cell office:value-type="float" office:value="1.96097222222222">
                <text:p>1.96097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">
                <text:p>38</text:p>
              </table:table-cell>
              <table:table-cell office:value-type="float" office:value="1.99222222222222">
                <text:p>1.99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">
                <text:p>39</text:p>
              </table:table-cell>
              <table:table-cell office:value-type="float" office:value="2.02375">
                <text:p>2.0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">
                <text:p>40</text:p>
              </table:table-cell>
              <table:table-cell office:value-type="float" office:value="2.05555555555556">
                <text:p>2.0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">
                <text:p>41</text:p>
              </table:table-cell>
              <table:table-cell office:value-type="float" office:value="2.08763888888889">
                <text:p>2.08763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">
                <text:p>42</text:p>
              </table:table-cell>
              <table:table-cell office:value-type="float" office:value="2.12">
                <text:p>2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">
                <text:p>43</text:p>
              </table:table-cell>
              <table:table-cell office:value-type="float" office:value="2.15263888888889">
                <text:p>2.15263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">
                <text:p>44</text:p>
              </table:table-cell>
              <table:table-cell office:value-type="float" office:value="2.18555555555556">
                <text:p>2.18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">
                <text:p>45</text:p>
              </table:table-cell>
              <table:table-cell office:value-type="float" office:value="2.21875">
                <text:p>2.2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">
                <text:p>46</text:p>
              </table:table-cell>
              <table:table-cell office:value-type="float" office:value="2.25222222222222">
                <text:p>2.25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7">
                <text:p>47</text:p>
              </table:table-cell>
              <table:table-cell office:value-type="float" office:value="2.28597222222222">
                <text:p>2.28597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8">
                <text:p>48</text:p>
              </table:table-cell>
              <table:table-cell office:value-type="float" office:value="2.32">
                <text:p>2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9">
                <text:p>49</text:p>
              </table:table-cell>
              <table:table-cell office:value-type="float" office:value="2.35430555555556">
                <text:p>2.35430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0">
                <text:p>50</text:p>
              </table:table-cell>
              <table:table-cell office:value-type="float" office:value="2.38888888888889">
                <text:p>2.3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1">
                <text:p>51</text:p>
              </table:table-cell>
              <table:table-cell office:value-type="float" office:value="2.42375">
                <text:p>2.4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">
                <text:p>52</text:p>
              </table:table-cell>
              <table:table-cell office:value-type="float" office:value="2.45888888888889">
                <text:p>2.45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">
                <text:p>53</text:p>
              </table:table-cell>
              <table:table-cell office:value-type="float" office:value="2.49430555555556">
                <text:p>2.49430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4">
                <text:p>54</text:p>
              </table:table-cell>
              <table:table-cell office:value-type="float" office:value="2.53">
                <text:p>2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">
                <text:p>55</text:p>
              </table:table-cell>
              <table:table-cell office:value-type="float" office:value="2.56597222222222">
                <text:p>2.56597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6">
                <text:p>56</text:p>
              </table:table-cell>
              <table:table-cell office:value-type="float" office:value="2.60222222222222">
                <text:p>2.60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7">
                <text:p>57</text:p>
              </table:table-cell>
              <table:table-cell office:value-type="float" office:value="2.63875">
                <text:p>2.6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8">
                <text:p>58</text:p>
              </table:table-cell>
              <table:table-cell office:value-type="float" office:value="2.67555555555556">
                <text:p>2.67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9">
                <text:p>59</text:p>
              </table:table-cell>
              <table:table-cell office:value-type="float" office:value="2.71263888888889">
                <text:p>2.71263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0">
                <text:p>60</text:p>
              </table:table-cell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1">
                <text:p>61</text:p>
              </table:table-cell>
              <table:table-cell office:value-type="float" office:value="2.78763888888889">
                <text:p>2.78763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2">
                <text:p>62</text:p>
              </table:table-cell>
              <table:table-cell office:value-type="float" office:value="2.82555555555556">
                <text:p>2.82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3">
                <text:p>63</text:p>
              </table:table-cell>
              <table:table-cell office:value-type="float" office:value="2.86375">
                <text:p>2.86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4">
                <text:p>64</text:p>
              </table:table-cell>
              <table:table-cell office:value-type="float" office:value="2.90222222222222">
                <text:p>2.90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5">
                <text:p>65</text:p>
              </table:table-cell>
              <table:table-cell office:value-type="float" office:value="2.94097222222222">
                <text:p>2.94097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">
                <text:p>66</text:p>
              </table:table-cell>
              <table:table-cell office:value-type="float" office:value="2.98">
                <text:p>2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7">
                <text:p>67</text:p>
              </table:table-cell>
              <table:table-cell office:value-type="float" office:value="3.01930555555556">
                <text:p>3.01930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8">
                <text:p>68</text:p>
              </table:table-cell>
              <table:table-cell office:value-type="float" office:value="3.05888888888889">
                <text:p>3.05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9">
                <text:p>69</text:p>
              </table:table-cell>
              <table:table-cell office:value-type="float" office:value="3.09875">
                <text:p>3.09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0">
                <text:p>70</text:p>
              </table:table-cell>
              <table:table-cell office:value-type="float" office:value="3.13888888888889">
                <text:p>3.13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1">
                <text:p>71</text:p>
              </table:table-cell>
              <table:table-cell office:value-type="float" office:value="3.17930555555556">
                <text:p>3.17930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2">
                <text:p>72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3">
                <text:p>73</text:p>
              </table:table-cell>
              <table:table-cell office:value-type="float" office:value="3.26097222222222">
                <text:p>3.26097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4">
                <text:p>74</text:p>
              </table:table-cell>
              <table:table-cell office:value-type="float" office:value="3.30222222222222">
                <text:p>3.30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5">
                <text:p>75</text:p>
              </table:table-cell>
              <table:table-cell office:value-type="float" office:value="3.34375">
                <text:p>3.3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6">
                <text:p>76</text:p>
              </table:table-cell>
              <table:table-cell office:value-type="float" office:value="3.38555555555556">
                <text:p>3.38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7">
                <text:p>77</text:p>
              </table:table-cell>
              <table:table-cell office:value-type="float" office:value="3.42763888888889">
                <text:p>3.42763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8">
                <text:p>78</text:p>
              </table:table-cell>
              <table:table-cell office:value-type="float" office:value="3.47">
                <text:p>3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9">
                <text:p>79</text:p>
              </table:table-cell>
              <table:table-cell office:value-type="float" office:value="3.51263888888889">
                <text:p>3.51263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0">
                <text:p>80</text:p>
              </table:table-cell>
              <table:table-cell office:value-type="float" office:value="3.55555555555556">
                <text:p>3.5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1">
                <text:p>81</text:p>
              </table:table-cell>
              <table:table-cell office:value-type="float" office:value="3.59875">
                <text:p>3.59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2">
                <text:p>82</text:p>
              </table:table-cell>
              <table:table-cell office:value-type="float" office:value="3.64222222222222">
                <text:p>3.64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3">
                <text:p>83</text:p>
              </table:table-cell>
              <table:table-cell office:value-type="float" office:value="3.68597222222222">
                <text:p>3.68597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4">
                <text:p>84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5">
                <text:p>85</text:p>
              </table:table-cell>
              <table:table-cell office:value-type="float" office:value="3.77430555555556">
                <text:p>3.77430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6">
                <text:p>86</text:p>
              </table:table-cell>
              <table:table-cell office:value-type="float" office:value="3.81888888888889">
                <text:p>3.81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7">
                <text:p>87</text:p>
              </table:table-cell>
              <table:table-cell office:value-type="float" office:value="3.86375">
                <text:p>3.86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8">
                <text:p>88</text:p>
              </table:table-cell>
              <table:table-cell office:value-type="float" office:value="3.90888888888889">
                <text:p>3.90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">
                <text:p>89</text:p>
              </table:table-cell>
              <table:table-cell office:value-type="float" office:value="3.95430555555556">
                <text:p>3.95430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